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automatic-styles>
    <style:style style:name="Taula6" style:family="table">
      <style:table-properties style:width="17.891cm" fo:margin-top="0cm" fo:margin-bottom="0.101cm" table:align="center" fo:keep-with-next="always"/>
    </style:style>
    <style:style style:name="Taula6.A" style:family="table-column">
      <style:table-column-properties style:column-width="2.198cm"/>
    </style:style>
    <style:style style:name="Taula6.B" style:family="table-column">
      <style:table-column-properties style:column-width="3.411cm"/>
    </style:style>
    <style:style style:name="Taula6.C" style:family="table-column">
      <style:table-column-properties style:column-width="1.085cm"/>
    </style:style>
    <style:style style:name="Taula6.D" style:family="table-column">
      <style:table-column-properties style:column-width="11.197cm"/>
    </style:style>
    <style:style style:name="Taula6.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6.D1" style:family="table-cell">
      <style:table-cell-properties fo:background-color="#cccccc" fo:padding="0.097cm" fo:border="0.5pt solid #000000">
        <style:background-image/>
      </style:table-cell-properties>
    </style:style>
    <style:style style:name="Taula6.A2" style:family="table-cell">
      <style:table-cell-properties fo:padding="0.097cm" fo:border-left="0.5pt solid #000000" fo:border-right="none" fo:border-top="none" fo:border-bottom="0.5pt solid #000000"/>
    </style:style>
    <style:style style:name="Taula6.B2" style:family="table-cell">
      <style:table-cell-properties fo:padding="0.097cm" fo:border-left="0.5pt solid #000000" fo:border-right="none" fo:border-top="none" fo:border-bottom="0.5pt solid #000000"/>
    </style:style>
    <style:style style:name="Taula6.C2" style:family="table-cell">
      <style:table-cell-properties fo:padding="0.097cm" fo:border-left="0.5pt solid #000000" fo:border-right="none" fo:border-top="none" fo:border-bottom="0.5pt solid #000000"/>
    </style:style>
    <style:style style:name="Taula6.D2" style:family="table-cell">
      <style:table-cell-properties fo:padding="0.097cm" fo:border-left="0.5pt solid #000000" fo:border-right="0.5pt solid #000000" fo:border-top="none" fo:border-bottom="0.5pt solid #000000"/>
    </style:style>
    <style:style style:name="Taula6.A3" style:family="table-cell">
      <style:table-cell-properties fo:padding="0.097cm" fo:border-left="0.5pt solid #000000" fo:border-right="none" fo:border-top="none" fo:border-bottom="0.5pt solid #000000"/>
    </style:style>
    <style:style style:name="Taula6.B3" style:family="table-cell">
      <style:table-cell-properties fo:padding="0.097cm" fo:border-left="0.5pt solid #000000" fo:border-right="none" fo:border-top="none" fo:border-bottom="0.5pt solid #000000"/>
    </style:style>
    <style:style style:name="Taula6.C3" style:family="table-cell">
      <style:table-cell-properties fo:padding="0.097cm" fo:border-left="0.5pt solid #000000" fo:border-right="none" fo:border-top="none" fo:border-bottom="0.5pt solid #000000"/>
    </style:style>
    <style:style style:name="Taula6.D3" style:family="table-cell">
      <style:table-cell-properties fo:padding="0.097cm" fo:border-left="0.5pt solid #000000" fo:border-right="0.5pt solid #000000" fo:border-top="none" fo:border-bottom="0.5pt solid #000000"/>
    </style:style>
    <style:style style:name="Taula6.A4" style:family="table-cell">
      <style:table-cell-properties fo:padding="0.097cm" fo:border-left="0.5pt solid #000000" fo:border-right="none" fo:border-top="none" fo:border-bottom="0.5pt solid #000000"/>
    </style:style>
    <style:style style:name="Taula6.B4" style:family="table-cell">
      <style:table-cell-properties fo:padding="0.097cm" fo:border-left="0.5pt solid #000000" fo:border-right="none" fo:border-top="none" fo:border-bottom="0.5pt solid #000000"/>
    </style:style>
    <style:style style:name="Taula6.C4" style:family="table-cell">
      <style:table-cell-properties fo:padding="0.097cm" fo:border-left="0.5pt solid #000000" fo:border-right="none" fo:border-top="none" fo:border-bottom="0.5pt solid #000000"/>
    </style:style>
    <style:style style:name="Taula6.D4" style:family="table-cell">
      <style:table-cell-properties fo:padding="0.097cm" fo:border-left="0.5pt solid #000000" fo:border-right="0.5pt solid #000000" fo:border-top="none" fo:border-bottom="0.5pt solid #000000"/>
    </style:style>
    <style:style style:name="Taula6.A5" style:family="table-cell">
      <style:table-cell-properties fo:padding="0.097cm" fo:border-left="0.5pt solid #000000" fo:border-right="none" fo:border-top="none" fo:border-bottom="0.5pt solid #000000"/>
    </style:style>
    <style:style style:name="Taula6.B5" style:family="table-cell">
      <style:table-cell-properties fo:padding="0.097cm" fo:border-left="0.5pt solid #000000" fo:border-right="none" fo:border-top="none" fo:border-bottom="0.5pt solid #000000"/>
    </style:style>
    <style:style style:name="Taula6.C5" style:family="table-cell">
      <style:table-cell-properties fo:padding="0.097cm" fo:border-left="0.5pt solid #000000" fo:border-right="none" fo:border-top="none" fo:border-bottom="0.5pt solid #000000"/>
    </style:style>
    <style:style style:name="Taula6.D5" style:family="table-cell">
      <style:table-cell-properties fo:padding="0.097cm" fo:border-left="0.5pt solid #000000" fo:border-right="0.5pt solid #000000" fo:border-top="none" fo:border-bottom="0.5pt solid #000000"/>
    </style:style>
    <style:style style:name="Taula6.A6" style:family="table-cell">
      <style:table-cell-properties fo:padding="0.097cm" fo:border-left="0.5pt solid #000000" fo:border-right="none" fo:border-top="none" fo:border-bottom="0.5pt solid #000000"/>
    </style:style>
    <style:style style:name="Taula6.B6" style:family="table-cell">
      <style:table-cell-properties fo:padding="0.097cm" fo:border-left="0.5pt solid #000000" fo:border-right="none" fo:border-top="none" fo:border-bottom="0.5pt solid #000000"/>
    </style:style>
    <style:style style:name="Taula6.C6" style:family="table-cell">
      <style:table-cell-properties fo:padding="0.097cm" fo:border-left="0.5pt solid #000000" fo:border-right="none" fo:border-top="none" fo:border-bottom="0.5pt solid #000000"/>
    </style:style>
    <style:style style:name="Taula6.D6" style:family="table-cell">
      <style:table-cell-properties fo:padding="0.097cm" fo:border-left="0.5pt solid #000000" fo:border-right="0.5pt solid #000000" fo:border-top="none" fo:border-bottom="0.5pt solid #000000"/>
    </style:style>
    <style:style style:name="Taula6.A7" style:family="table-cell">
      <style:table-cell-properties fo:padding="0.097cm" fo:border-left="0.5pt solid #000000" fo:border-right="none" fo:border-top="none" fo:border-bottom="0.5pt solid #000000"/>
    </style:style>
    <style:style style:name="Taula6.B7" style:family="table-cell">
      <style:table-cell-properties fo:padding="0.097cm" fo:border-left="0.5pt solid #000000" fo:border-right="none" fo:border-top="none" fo:border-bottom="0.5pt solid #000000"/>
    </style:style>
    <style:style style:name="Taula6.C7" style:family="table-cell">
      <style:table-cell-properties fo:padding="0.097cm" fo:border-left="0.5pt solid #000000" fo:border-right="none" fo:border-top="none" fo:border-bottom="0.5pt solid #000000"/>
    </style:style>
    <style:style style:name="Taula6.D7" style:family="table-cell">
      <style:table-cell-properties fo:padding="0.097cm" fo:border-left="0.5pt solid #000000" fo:border-right="0.5pt solid #000000" fo:border-top="none" fo:border-bottom="0.5pt solid #000000"/>
    </style:style>
    <style:style style:name="Taula5" style:family="table">
      <style:table-properties style:width="17.842cm" fo:margin-top="0cm" fo:margin-bottom="0.101cm" table:align="center" fo:keep-with-next="always"/>
    </style:style>
    <style:style style:name="Taula5.A" style:family="table-column">
      <style:table-column-properties style:column-width="2.339cm"/>
    </style:style>
    <style:style style:name="Taula5.B" style:family="table-column">
      <style:table-column-properties style:column-width="3.612cm"/>
    </style:style>
    <style:style style:name="Taula5.C" style:family="table-column">
      <style:table-column-properties style:column-width="1.039cm"/>
    </style:style>
    <style:style style:name="Taula5.D" style:family="table-column">
      <style:table-column-properties style:column-width="10.851cm"/>
    </style:style>
    <style:style style:name="Taula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5.D1" style:family="table-cell">
      <style:table-cell-properties fo:background-color="#cccccc" fo:padding="0.097cm" fo:border="0.5pt solid #000000">
        <style:background-image/>
      </style:table-cell-properties>
    </style:style>
    <style:style style:name="Taula5.A2" style:family="table-cell">
      <style:table-cell-properties fo:padding="0.097cm" fo:border-left="0.5pt solid #000000" fo:border-right="none" fo:border-top="none" fo:border-bottom="0.5pt solid #000000"/>
    </style:style>
    <style:style style:name="Taula5.B2" style:family="table-cell">
      <style:table-cell-properties fo:padding="0.097cm" fo:border-left="0.5pt solid #000000" fo:border-right="none" fo:border-top="none" fo:border-bottom="0.5pt solid #000000"/>
    </style:style>
    <style:style style:name="Taula5.C2" style:family="table-cell">
      <style:table-cell-properties fo:padding="0.097cm" fo:border-left="0.5pt solid #000000" fo:border-right="none" fo:border-top="none" fo:border-bottom="0.5pt solid #000000"/>
    </style:style>
    <style:style style:name="Taula5.D2" style:family="table-cell">
      <style:table-cell-properties fo:padding="0.097cm" fo:border-left="0.5pt solid #000000" fo:border-right="0.5pt solid #000000" fo:border-top="none" fo:border-bottom="0.5pt solid #000000"/>
    </style:style>
    <style:style style:name="Taula5.A3" style:family="table-cell">
      <style:table-cell-properties fo:padding="0.097cm" fo:border-left="0.5pt solid #000000" fo:border-right="none" fo:border-top="none" fo:border-bottom="0.5pt solid #000000"/>
    </style:style>
    <style:style style:name="Taula5.B3" style:family="table-cell">
      <style:table-cell-properties fo:padding="0.097cm" fo:border-left="0.5pt solid #000000" fo:border-right="none" fo:border-top="none" fo:border-bottom="0.5pt solid #000000"/>
    </style:style>
    <style:style style:name="Taula5.C3" style:family="table-cell">
      <style:table-cell-properties fo:padding="0.097cm" fo:border-left="0.5pt solid #000000" fo:border-right="none" fo:border-top="none" fo:border-bottom="0.5pt solid #000000"/>
    </style:style>
    <style:style style:name="Taula5.D3" style:family="table-cell">
      <style:table-cell-properties fo:padding="0.097cm" fo:border-left="0.5pt solid #000000" fo:border-right="0.5pt solid #000000" fo:border-top="none" fo:border-bottom="0.5pt solid #000000"/>
    </style:style>
    <style:style style:name="Taula5.A4" style:family="table-cell">
      <style:table-cell-properties fo:padding="0.097cm" fo:border-left="0.5pt solid #000000" fo:border-right="none" fo:border-top="none" fo:border-bottom="0.5pt solid #000000"/>
    </style:style>
    <style:style style:name="Taula5.B4" style:family="table-cell">
      <style:table-cell-properties fo:padding="0.097cm" fo:border-left="0.5pt solid #000000" fo:border-right="none" fo:border-top="none" fo:border-bottom="0.5pt solid #000000"/>
    </style:style>
    <style:style style:name="Taula5.C4" style:family="table-cell">
      <style:table-cell-properties fo:padding="0.097cm" fo:border-left="0.5pt solid #000000" fo:border-right="none" fo:border-top="none" fo:border-bottom="0.5pt solid #000000"/>
    </style:style>
    <style:style style:name="Taula5.D4" style:family="table-cell">
      <style:table-cell-properties fo:padding="0.097cm" fo:border-left="0.5pt solid #000000" fo:border-right="0.5pt solid #000000" fo:border-top="none" fo:border-bottom="0.5pt solid #000000"/>
    </style:style>
    <style:style style:name="Taula5.A5" style:family="table-cell">
      <style:table-cell-properties fo:padding="0.097cm" fo:border-left="0.5pt solid #000000" fo:border-right="none" fo:border-top="none" fo:border-bottom="0.5pt solid #000000"/>
    </style:style>
    <style:style style:name="Taula5.B5" style:family="table-cell">
      <style:table-cell-properties fo:padding="0.097cm" fo:border-left="0.5pt solid #000000" fo:border-right="none" fo:border-top="none" fo:border-bottom="0.5pt solid #000000"/>
    </style:style>
    <style:style style:name="Taula5.C5" style:family="table-cell">
      <style:table-cell-properties fo:padding="0.097cm" fo:border-left="0.5pt solid #000000" fo:border-right="none" fo:border-top="none" fo:border-bottom="0.5pt solid #000000"/>
    </style:style>
    <style:style style:name="Taula5.D5" style:family="table-cell">
      <style:table-cell-properties fo:padding="0.097cm" fo:border-left="0.5pt solid #000000" fo:border-right="0.5pt solid #000000" fo:border-top="none" fo:border-bottom="0.5pt solid #000000"/>
    </style:style>
    <style:style style:name="Taula5.A6" style:family="table-cell">
      <style:table-cell-properties fo:padding="0.097cm" fo:border-left="0.5pt solid #000000" fo:border-right="none" fo:border-top="none" fo:border-bottom="0.5pt solid #000000"/>
    </style:style>
    <style:style style:name="Taula5.B6" style:family="table-cell">
      <style:table-cell-properties fo:padding="0.097cm" fo:border-left="0.5pt solid #000000" fo:border-right="none" fo:border-top="none" fo:border-bottom="0.5pt solid #000000"/>
    </style:style>
    <style:style style:name="Taula5.C6" style:family="table-cell">
      <style:table-cell-properties fo:padding="0.097cm" fo:border-left="0.5pt solid #000000" fo:border-right="none" fo:border-top="none" fo:border-bottom="0.5pt solid #000000"/>
    </style:style>
    <style:style style:name="Taula5.D6" style:family="table-cell">
      <style:table-cell-properties fo:padding="0.097cm" fo:border-left="0.5pt solid #000000" fo:border-right="0.5pt solid #000000" fo:border-top="none" fo:border-bottom="0.5pt solid #000000"/>
    </style:style>
    <style:style style:name="Taula5.A7" style:family="table-cell">
      <style:table-cell-properties fo:padding="0.097cm" fo:border-left="0.5pt solid #000000" fo:border-right="none" fo:border-top="none" fo:border-bottom="0.5pt solid #000000"/>
    </style:style>
    <style:style style:name="Taula5.B7" style:family="table-cell">
      <style:table-cell-properties fo:padding="0.097cm" fo:border-left="0.5pt solid #000000" fo:border-right="none" fo:border-top="none" fo:border-bottom="0.5pt solid #000000"/>
    </style:style>
    <style:style style:name="Taula5.C7" style:family="table-cell">
      <style:table-cell-properties fo:padding="0.097cm" fo:border-left="0.5pt solid #000000" fo:border-right="none" fo:border-top="none" fo:border-bottom="0.5pt solid #000000"/>
    </style:style>
    <style:style style:name="Taula5.D7" style:family="table-cell">
      <style:table-cell-properties fo:padding="0.097cm" fo:border-left="0.5pt solid #000000" fo:border-right="0.5pt solid #000000" fo:border-top="none" fo:border-bottom="0.5pt solid #000000"/>
    </style:style>
    <style:style style:name="Taula5.A8" style:family="table-cell">
      <style:table-cell-properties fo:padding="0.097cm" fo:border-left="0.5pt solid #000000" fo:border-right="none" fo:border-top="none" fo:border-bottom="0.5pt solid #000000"/>
    </style:style>
    <style:style style:name="Taula5.B8" style:family="table-cell">
      <style:table-cell-properties fo:padding="0.097cm" fo:border-left="0.5pt solid #000000" fo:border-right="none" fo:border-top="none" fo:border-bottom="0.5pt solid #000000"/>
    </style:style>
    <style:style style:name="Taula5.C8" style:family="table-cell">
      <style:table-cell-properties fo:padding="0.097cm" fo:border-left="0.5pt solid #000000" fo:border-right="none" fo:border-top="none" fo:border-bottom="0.5pt solid #000000"/>
    </style:style>
    <style:style style:name="Taula5.D8" style:family="table-cell">
      <style:table-cell-properties fo:padding="0.097cm" fo:border-left="0.5pt solid #000000" fo:border-right="0.5pt solid #000000" fo:border-top="none" fo:border-bottom="0.5pt solid #000000"/>
    </style:style>
    <style:style style:name="Taula5.A9" style:family="table-cell">
      <style:table-cell-properties fo:padding="0.097cm" fo:border-left="0.5pt solid #000000" fo:border-right="none" fo:border-top="none" fo:border-bottom="0.5pt solid #000000"/>
    </style:style>
    <style:style style:name="Taula5.B9" style:family="table-cell">
      <style:table-cell-properties fo:padding="0.097cm" fo:border-left="0.5pt solid #000000" fo:border-right="none" fo:border-top="none" fo:border-bottom="0.5pt solid #000000"/>
    </style:style>
    <style:style style:name="Taula5.C9" style:family="table-cell">
      <style:table-cell-properties fo:padding="0.097cm" fo:border-left="0.5pt solid #000000" fo:border-right="none" fo:border-top="none" fo:border-bottom="0.5pt solid #000000"/>
    </style:style>
    <style:style style:name="Taula5.D9" style:family="table-cell">
      <style:table-cell-properties fo:padding="0.097cm" fo:border-left="0.5pt solid #000000" fo:border-right="0.5pt solid #000000" fo:border-top="none" fo:border-bottom="0.5pt solid #000000"/>
    </style:style>
    <style:style style:name="Taula5.A10" style:family="table-cell">
      <style:table-cell-properties fo:padding="0.097cm" fo:border-left="0.5pt solid #000000" fo:border-right="none" fo:border-top="none" fo:border-bottom="0.5pt solid #000000"/>
    </style:style>
    <style:style style:name="Taula5.B10" style:family="table-cell">
      <style:table-cell-properties fo:padding="0.097cm" fo:border-left="0.5pt solid #000000" fo:border-right="none" fo:border-top="none" fo:border-bottom="0.5pt solid #000000"/>
    </style:style>
    <style:style style:name="Taula5.C10" style:family="table-cell">
      <style:table-cell-properties fo:padding="0.097cm" fo:border-left="0.5pt solid #000000" fo:border-right="none" fo:border-top="none" fo:border-bottom="0.5pt solid #000000"/>
    </style:style>
    <style:style style:name="Taula5.D10" style:family="table-cell">
      <style:table-cell-properties fo:padding="0.097cm" fo:border-left="0.5pt solid #000000" fo:border-right="0.5pt solid #000000" fo:border-top="none" fo:border-bottom="0.5pt solid #000000"/>
    </style:style>
    <style:style style:name="Taula5.A11" style:family="table-cell">
      <style:table-cell-properties fo:padding="0.097cm" fo:border-left="0.5pt solid #000000" fo:border-right="none" fo:border-top="none" fo:border-bottom="0.5pt solid #000000"/>
    </style:style>
    <style:style style:name="Taula5.B11" style:family="table-cell">
      <style:table-cell-properties fo:padding="0.097cm" fo:border-left="0.5pt solid #000000" fo:border-right="none" fo:border-top="none" fo:border-bottom="0.5pt solid #000000"/>
    </style:style>
    <style:style style:name="Taula5.C11" style:family="table-cell">
      <style:table-cell-properties fo:padding="0.097cm" fo:border-left="0.5pt solid #000000" fo:border-right="none" fo:border-top="none" fo:border-bottom="0.5pt solid #000000"/>
    </style:style>
    <style:style style:name="Taula5.D11" style:family="table-cell">
      <style:table-cell-properties fo:padding="0.097cm" fo:border-left="0.5pt solid #000000" fo:border-right="0.5pt solid #000000" fo:border-top="none" fo:border-bottom="0.5pt solid #000000"/>
    </style:style>
    <style:style style:name="Taula5.A12" style:family="table-cell">
      <style:table-cell-properties fo:padding="0.097cm" fo:border-left="0.5pt solid #000000" fo:border-right="none" fo:border-top="none" fo:border-bottom="0.5pt solid #000000"/>
    </style:style>
    <style:style style:name="Taula5.B12" style:family="table-cell">
      <style:table-cell-properties fo:padding="0.097cm" fo:border-left="0.5pt solid #000000" fo:border-right="none" fo:border-top="none" fo:border-bottom="0.5pt solid #000000"/>
    </style:style>
    <style:style style:name="Taula5.C12" style:family="table-cell">
      <style:table-cell-properties fo:padding="0.097cm" fo:border-left="0.5pt solid #000000" fo:border-right="none" fo:border-top="none" fo:border-bottom="0.5pt solid #000000"/>
    </style:style>
    <style:style style:name="Taula5.D12" style:family="table-cell">
      <style:table-cell-properties fo:padding="0.097cm" fo:border-left="0.5pt solid #000000" fo:border-right="0.5pt solid #000000" fo:border-top="none" fo:border-bottom="0.5pt solid #000000"/>
    </style:style>
    <style:style style:name="Taula5.A13" style:family="table-cell">
      <style:table-cell-properties fo:padding="0.097cm" fo:border-left="0.5pt solid #000000" fo:border-right="none" fo:border-top="none" fo:border-bottom="0.5pt solid #000000"/>
    </style:style>
    <style:style style:name="Taula5.B13" style:family="table-cell">
      <style:table-cell-properties fo:padding="0.097cm" fo:border-left="0.5pt solid #000000" fo:border-right="none" fo:border-top="none" fo:border-bottom="0.5pt solid #000000"/>
    </style:style>
    <style:style style:name="Taula5.C13" style:family="table-cell">
      <style:table-cell-properties fo:padding="0.097cm" fo:border-left="0.5pt solid #000000" fo:border-right="none" fo:border-top="none" fo:border-bottom="0.5pt solid #000000"/>
    </style:style>
    <style:style style:name="Taula5.D13" style:family="table-cell">
      <style:table-cell-properties fo:padding="0.097cm" fo:border-left="0.5pt solid #000000" fo:border-right="0.5pt solid #000000" fo:border-top="none" fo:border-bottom="0.5pt solid #000000"/>
    </style:style>
    <style:style style:name="Taula7" style:family="table">
      <style:table-properties style:width="17.884cm" fo:margin-top="0cm" fo:margin-bottom="0.101cm" table:align="center" fo:keep-with-next="always"/>
    </style:style>
    <style:style style:name="Taula7.A" style:family="table-column">
      <style:table-column-properties style:column-width="2.184cm"/>
    </style:style>
    <style:style style:name="Taula7.B" style:family="table-column">
      <style:table-column-properties style:column-width="3.704cm"/>
    </style:style>
    <style:style style:name="Taula7.C" style:family="table-column">
      <style:table-column-properties style:column-width="0.794cm"/>
    </style:style>
    <style:style style:name="Taula7.D" style:family="table-column">
      <style:table-column-properties style:column-width="11.202cm"/>
    </style:style>
    <style:style style:name="Taula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7.D1" style:family="table-cell">
      <style:table-cell-properties fo:background-color="#cccccc" fo:padding="0.097cm" fo:border="0.5pt solid #000000">
        <style:background-image/>
      </style:table-cell-properties>
    </style:style>
    <style:style style:name="Taula7.A2" style:family="table-cell">
      <style:table-cell-properties fo:padding="0.097cm" fo:border-left="0.5pt solid #000000" fo:border-right="none" fo:border-top="none" fo:border-bottom="0.5pt solid #000000"/>
    </style:style>
    <style:style style:name="Taula7.B2" style:family="table-cell">
      <style:table-cell-properties fo:padding="0.097cm" fo:border-left="0.5pt solid #000000" fo:border-right="none" fo:border-top="none" fo:border-bottom="0.5pt solid #000000"/>
    </style:style>
    <style:style style:name="Taula7.C2" style:family="table-cell">
      <style:table-cell-properties fo:padding="0.097cm" fo:border-left="0.5pt solid #000000" fo:border-right="none" fo:border-top="none" fo:border-bottom="0.5pt solid #000000"/>
    </style:style>
    <style:style style:name="Taula7.D2" style:family="table-cell">
      <style:table-cell-properties fo:padding="0.097cm" fo:border-left="0.5pt solid #000000" fo:border-right="0.5pt solid #000000" fo:border-top="none" fo:border-bottom="0.5pt solid #000000"/>
    </style:style>
    <style:style style:name="Taula7.A3" style:family="table-cell">
      <style:table-cell-properties fo:padding="0.097cm" fo:border-left="0.5pt solid #000000" fo:border-right="none" fo:border-top="none" fo:border-bottom="0.5pt solid #000000"/>
    </style:style>
    <style:style style:name="Taula7.B3" style:family="table-cell">
      <style:table-cell-properties fo:padding="0.097cm" fo:border-left="0.5pt solid #000000" fo:border-right="none" fo:border-top="none" fo:border-bottom="0.5pt solid #000000"/>
    </style:style>
    <style:style style:name="Taula7.C3" style:family="table-cell">
      <style:table-cell-properties fo:padding="0.097cm" fo:border-left="0.5pt solid #000000" fo:border-right="none" fo:border-top="none" fo:border-bottom="0.5pt solid #000000"/>
    </style:style>
    <style:style style:name="Taula7.D3" style:family="table-cell">
      <style:table-cell-properties fo:padding="0.097cm" fo:border-left="0.5pt solid #000000" fo:border-right="0.5pt solid #000000" fo:border-top="none" fo:border-bottom="0.5pt solid #000000"/>
    </style:style>
    <style:style style:name="Taula7.A4" style:family="table-cell">
      <style:table-cell-properties fo:padding="0.097cm" fo:border-left="0.5pt solid #000000" fo:border-right="none" fo:border-top="none" fo:border-bottom="0.5pt solid #000000"/>
    </style:style>
    <style:style style:name="Taula7.B4" style:family="table-cell">
      <style:table-cell-properties fo:padding="0.097cm" fo:border-left="0.5pt solid #000000" fo:border-right="none" fo:border-top="none" fo:border-bottom="0.5pt solid #000000"/>
    </style:style>
    <style:style style:name="Taula7.C4" style:family="table-cell">
      <style:table-cell-properties fo:padding="0.097cm" fo:border-left="0.5pt solid #000000" fo:border-right="none" fo:border-top="none" fo:border-bottom="0.5pt solid #000000"/>
    </style:style>
    <style:style style:name="Taula7.D4" style:family="table-cell">
      <style:table-cell-properties fo:padding="0.097cm" fo:border-left="0.5pt solid #000000" fo:border-right="0.5pt solid #000000" fo:border-top="none" fo:border-bottom="0.5pt solid #000000"/>
    </style:style>
    <style:style style:name="Taula7.A5" style:family="table-cell">
      <style:table-cell-properties fo:padding="0.097cm" fo:border-left="0.5pt solid #000000" fo:border-right="none" fo:border-top="none" fo:border-bottom="0.5pt solid #000000"/>
    </style:style>
    <style:style style:name="Taula7.B5" style:family="table-cell">
      <style:table-cell-properties fo:padding="0.097cm" fo:border-left="0.5pt solid #000000" fo:border-right="none" fo:border-top="none" fo:border-bottom="0.5pt solid #000000"/>
    </style:style>
    <style:style style:name="Taula7.C5" style:family="table-cell">
      <style:table-cell-properties fo:padding="0.097cm" fo:border-left="0.5pt solid #000000" fo:border-right="none" fo:border-top="none" fo:border-bottom="0.5pt solid #000000"/>
    </style:style>
    <style:style style:name="Taula7.D5" style:family="table-cell">
      <style:table-cell-properties fo:padding="0.097cm" fo:border-left="0.5pt solid #000000" fo:border-right="0.5pt solid #000000" fo:border-top="none" fo:border-bottom="0.5pt solid #000000"/>
    </style:style>
    <style:style style:name="Entitat_5f_DSMV" style:display-name="Entitat_DSMV" style:family="table">
      <style:table-properties style:width="17.891cm" fo:margin-top="0cm" fo:margin-bottom="0.101cm" table:align="center" fo:keep-with-next="always"/>
    </style:style>
    <style:style style:name="Entitat_5f_DSMV.A" style:display-name="Entitat_DSMV.A" style:family="table-column">
      <style:table-column-properties style:column-width="2.817cm"/>
    </style:style>
    <style:style style:name="Entitat_5f_DSMV.B" style:display-name="Entitat_DSMV.B" style:family="table-column">
      <style:table-column-properties style:column-width="2.639cm"/>
    </style:style>
    <style:style style:name="Entitat_5f_DSMV.C" style:display-name="Entitat_DSMV.C" style:family="table-column">
      <style:table-column-properties style:column-width="0.947cm"/>
    </style:style>
    <style:style style:name="Entitat_5f_DSMV.D" style:display-name="Entitat_DSMV.D" style:family="table-column">
      <style:table-column-properties style:column-width="11.488cm"/>
    </style:style>
    <style:style style:name="Entitat_5f_DSMV.A1" style:display-name="Entitat_DSMV.A1" style:family="table-cell">
      <style:table-cell-properties fo:background-color="#cccccc" fo:padding="0.097cm" fo:border-left="0.5pt solid #000000" fo:border-right="none" fo:border-top="0.5pt solid #000000" fo:border-bottom="0.5pt solid #000000">
        <style:background-image/>
      </style:table-cell-properties>
    </style:style>
    <style:style style:name="Entitat_5f_DSMV.D1" style:display-name="Entitat_DSMV.D1" style:family="table-cell">
      <style:table-cell-properties fo:background-color="#cccccc" fo:padding="0.097cm" fo:border="0.5pt solid #000000">
        <style:background-image/>
      </style:table-cell-properties>
    </style:style>
    <style:style style:name="Entitat_5f_DSMV.A2" style:display-name="Entitat_DSMV.A2" style:family="table-cell">
      <style:table-cell-properties fo:padding="0.097cm" fo:border-left="0.5pt solid #000000" fo:border-right="none" fo:border-top="none" fo:border-bottom="0.5pt solid #000000"/>
    </style:style>
    <style:style style:name="Entitat_5f_DSMV.B2" style:display-name="Entitat_DSMV.B2" style:family="table-cell">
      <style:table-cell-properties fo:padding="0.097cm" fo:border-left="0.5pt solid #000000" fo:border-right="none" fo:border-top="none" fo:border-bottom="0.5pt solid #000000"/>
    </style:style>
    <style:style style:name="Entitat_5f_DSMV.C2" style:display-name="Entitat_DSMV.C2" style:family="table-cell">
      <style:table-cell-properties fo:padding="0.097cm" fo:border-left="0.5pt solid #000000" fo:border-right="none" fo:border-top="none" fo:border-bottom="0.5pt solid #000000"/>
    </style:style>
    <style:style style:name="Entitat_5f_DSMV.D2" style:display-name="Entitat_DSMV.D2" style:family="table-cell">
      <style:table-cell-properties fo:padding="0.097cm" fo:border-left="0.5pt solid #000000" fo:border-right="0.5pt solid #000000" fo:border-top="none" fo:border-bottom="0.5pt solid #000000"/>
    </style:style>
    <style:style style:name="Entitat_5f_DSMV.A3" style:display-name="Entitat_DSMV.A3" style:family="table-cell">
      <style:table-cell-properties fo:padding="0.097cm" fo:border-left="0.5pt solid #000000" fo:border-right="none" fo:border-top="none" fo:border-bottom="0.5pt solid #000000"/>
    </style:style>
    <style:style style:name="Entitat_5f_DSMV.B3" style:display-name="Entitat_DSMV.B3" style:family="table-cell">
      <style:table-cell-properties fo:padding="0.097cm" fo:border-left="0.5pt solid #000000" fo:border-right="none" fo:border-top="none" fo:border-bottom="0.5pt solid #000000"/>
    </style:style>
    <style:style style:name="Entitat_5f_DSMV.C3" style:display-name="Entitat_DSMV.C3" style:family="table-cell">
      <style:table-cell-properties fo:padding="0.097cm" fo:border-left="0.5pt solid #000000" fo:border-right="none" fo:border-top="none" fo:border-bottom="0.5pt solid #000000"/>
    </style:style>
    <style:style style:name="Entitat_5f_DSMV.D3" style:display-name="Entitat_DSMV.D3" style:family="table-cell">
      <style:table-cell-properties fo:padding="0.097cm" fo:border-left="0.5pt solid #000000" fo:border-right="0.5pt solid #000000" fo:border-top="none" fo:border-bottom="0.5pt solid #000000"/>
    </style:style>
    <style:style style:name="Taula14" style:family="table">
      <style:table-properties style:width="17.891cm" fo:margin-top="0cm" fo:margin-bottom="0.101cm" table:align="center" fo:keep-with-next="always"/>
    </style:style>
    <style:style style:name="Taula14.A" style:family="table-column">
      <style:table-column-properties style:column-width="2.198cm"/>
    </style:style>
    <style:style style:name="Taula14.B" style:family="table-column">
      <style:table-column-properties style:column-width="3.602cm"/>
    </style:style>
    <style:style style:name="Taula14.C" style:family="table-column">
      <style:table-column-properties style:column-width="0.896cm"/>
    </style:style>
    <style:style style:name="Taula14.D" style:family="table-column">
      <style:table-column-properties style:column-width="11.195cm"/>
    </style:style>
    <style:style style:name="Taula14.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4.D1" style:family="table-cell">
      <style:table-cell-properties fo:background-color="#cccccc" fo:padding="0.097cm" fo:border="0.5pt solid #000000">
        <style:background-image/>
      </style:table-cell-properties>
    </style:style>
    <style:style style:name="Taula14.A2" style:family="table-cell">
      <style:table-cell-properties fo:padding="0.097cm" fo:border-left="0.5pt solid #000000" fo:border-right="none" fo:border-top="none" fo:border-bottom="0.5pt solid #000000"/>
    </style:style>
    <style:style style:name="Taula14.B2" style:family="table-cell">
      <style:table-cell-properties fo:padding="0.097cm" fo:border-left="0.5pt solid #000000" fo:border-right="none" fo:border-top="none" fo:border-bottom="0.5pt solid #000000"/>
    </style:style>
    <style:style style:name="Taula14.C2" style:family="table-cell">
      <style:table-cell-properties fo:padding="0.097cm" fo:border-left="0.5pt solid #000000" fo:border-right="none" fo:border-top="none" fo:border-bottom="0.5pt solid #000000"/>
    </style:style>
    <style:style style:name="Taula14.D2" style:family="table-cell">
      <style:table-cell-properties fo:padding="0.097cm" fo:border-left="0.5pt solid #000000" fo:border-right="0.5pt solid #000000" fo:border-top="none" fo:border-bottom="0.5pt solid #000000"/>
    </style:style>
    <style:style style:name="Taula14.A3" style:family="table-cell">
      <style:table-cell-properties fo:padding="0.097cm" fo:border-left="0.5pt solid #000000" fo:border-right="none" fo:border-top="none" fo:border-bottom="0.5pt solid #000000"/>
    </style:style>
    <style:style style:name="Taula14.B3" style:family="table-cell">
      <style:table-cell-properties fo:padding="0.097cm" fo:border-left="0.5pt solid #000000" fo:border-right="none" fo:border-top="none" fo:border-bottom="0.5pt solid #000000"/>
    </style:style>
    <style:style style:name="Taula14.C3" style:family="table-cell">
      <style:table-cell-properties fo:padding="0.097cm" fo:border-left="0.5pt solid #000000" fo:border-right="none" fo:border-top="none" fo:border-bottom="0.5pt solid #000000"/>
    </style:style>
    <style:style style:name="Taula14.D3" style:family="table-cell">
      <style:table-cell-properties fo:padding="0.097cm" fo:border-left="0.5pt solid #000000" fo:border-right="0.5pt solid #000000" fo:border-top="none" fo:border-bottom="0.5pt solid #000000"/>
    </style:style>
    <style:style style:name="Taula14.A4" style:family="table-cell">
      <style:table-cell-properties fo:padding="0.097cm" fo:border-left="0.5pt solid #000000" fo:border-right="none" fo:border-top="none" fo:border-bottom="0.5pt solid #000000"/>
    </style:style>
    <style:style style:name="Taula14.B4" style:family="table-cell">
      <style:table-cell-properties fo:padding="0.097cm" fo:border-left="0.5pt solid #000000" fo:border-right="none" fo:border-top="none" fo:border-bottom="0.5pt solid #000000"/>
    </style:style>
    <style:style style:name="Taula14.C4" style:family="table-cell">
      <style:table-cell-properties fo:padding="0.097cm" fo:border-left="0.5pt solid #000000" fo:border-right="none" fo:border-top="none" fo:border-bottom="0.5pt solid #000000"/>
    </style:style>
    <style:style style:name="Taula14.D4" style:family="table-cell">
      <style:table-cell-properties fo:padding="0.097cm" fo:border-left="0.5pt solid #000000" fo:border-right="0.5pt solid #000000" fo:border-top="none" fo:border-bottom="0.5pt solid #000000"/>
    </style:style>
    <style:style style:name="Taula14.A5" style:family="table-cell">
      <style:table-cell-properties fo:padding="0.097cm" fo:border-left="0.5pt solid #000000" fo:border-right="none" fo:border-top="none" fo:border-bottom="0.5pt solid #000000"/>
    </style:style>
    <style:style style:name="Taula14.B5" style:family="table-cell">
      <style:table-cell-properties fo:padding="0.097cm" fo:border-left="0.5pt solid #000000" fo:border-right="none" fo:border-top="none" fo:border-bottom="0.5pt solid #000000"/>
    </style:style>
    <style:style style:name="Taula14.C5" style:family="table-cell">
      <style:table-cell-properties fo:padding="0.097cm" fo:border-left="0.5pt solid #000000" fo:border-right="none" fo:border-top="none" fo:border-bottom="0.5pt solid #000000"/>
    </style:style>
    <style:style style:name="Taula14.D5" style:family="table-cell">
      <style:table-cell-properties fo:padding="0.097cm" fo:border-left="0.5pt solid #000000" fo:border-right="0.5pt solid #000000" fo:border-top="none" fo:border-bottom="0.5pt solid #000000"/>
    </style:style>
    <style:style style:name="Taula14.A6" style:family="table-cell">
      <style:table-cell-properties fo:padding="0.097cm" fo:border-left="0.5pt solid #000000" fo:border-right="none" fo:border-top="none" fo:border-bottom="0.5pt solid #000000"/>
    </style:style>
    <style:style style:name="Taula14.B6" style:family="table-cell">
      <style:table-cell-properties fo:padding="0.097cm" fo:border-left="0.5pt solid #000000" fo:border-right="none" fo:border-top="none" fo:border-bottom="0.5pt solid #000000"/>
    </style:style>
    <style:style style:name="Taula14.C6" style:family="table-cell">
      <style:table-cell-properties fo:padding="0.097cm" fo:border-left="0.5pt solid #000000" fo:border-right="none" fo:border-top="none" fo:border-bottom="0.5pt solid #000000"/>
    </style:style>
    <style:style style:name="Taula14.D6" style:family="table-cell">
      <style:table-cell-properties fo:padding="0.097cm" fo:border-left="0.5pt solid #000000" fo:border-right="0.5pt solid #000000" fo:border-top="none" fo:border-bottom="0.5pt solid #000000"/>
    </style:style>
    <style:style style:name="Taula15" style:family="table">
      <style:table-properties style:width="17.891cm" fo:margin-top="0cm" fo:margin-bottom="0.101cm" table:align="center" fo:keep-with-next="always"/>
    </style:style>
    <style:style style:name="Taula15.A" style:family="table-column">
      <style:table-column-properties style:column-width="2.198cm"/>
    </style:style>
    <style:style style:name="Taula15.B" style:family="table-column">
      <style:table-column-properties style:column-width="3.602cm"/>
    </style:style>
    <style:style style:name="Taula15.C" style:family="table-column">
      <style:table-column-properties style:column-width="0.896cm"/>
    </style:style>
    <style:style style:name="Taula15.D" style:family="table-column">
      <style:table-column-properties style:column-width="11.195cm"/>
    </style:style>
    <style:style style:name="Taula1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5.D1" style:family="table-cell">
      <style:table-cell-properties fo:background-color="#cccccc" fo:padding="0.097cm" fo:border="0.5pt solid #000000">
        <style:background-image/>
      </style:table-cell-properties>
    </style:style>
    <style:style style:name="Taula15.A2" style:family="table-cell">
      <style:table-cell-properties fo:padding="0.097cm" fo:border-left="0.5pt solid #000000" fo:border-right="none" fo:border-top="none" fo:border-bottom="0.5pt solid #000000"/>
    </style:style>
    <style:style style:name="Taula15.B2" style:family="table-cell">
      <style:table-cell-properties fo:padding="0.097cm" fo:border-left="0.5pt solid #000000" fo:border-right="none" fo:border-top="none" fo:border-bottom="0.5pt solid #000000"/>
    </style:style>
    <style:style style:name="Taula15.C2" style:family="table-cell">
      <style:table-cell-properties fo:padding="0.097cm" fo:border-left="0.5pt solid #000000" fo:border-right="none" fo:border-top="none" fo:border-bottom="0.5pt solid #000000"/>
    </style:style>
    <style:style style:name="Taula15.D2" style:family="table-cell">
      <style:table-cell-properties fo:padding="0.097cm" fo:border-left="0.5pt solid #000000" fo:border-right="0.5pt solid #000000" fo:border-top="none" fo:border-bottom="0.5pt solid #000000"/>
    </style:style>
    <style:style style:name="Taula15.A3" style:family="table-cell">
      <style:table-cell-properties fo:padding="0.097cm" fo:border-left="0.5pt solid #000000" fo:border-right="none" fo:border-top="none" fo:border-bottom="0.5pt solid #000000"/>
    </style:style>
    <style:style style:name="Taula15.B3" style:family="table-cell">
      <style:table-cell-properties fo:padding="0.097cm" fo:border-left="0.5pt solid #000000" fo:border-right="none" fo:border-top="none" fo:border-bottom="0.5pt solid #000000"/>
    </style:style>
    <style:style style:name="Taula15.C3" style:family="table-cell">
      <style:table-cell-properties fo:padding="0.097cm" fo:border-left="0.5pt solid #000000" fo:border-right="none" fo:border-top="none" fo:border-bottom="0.5pt solid #000000"/>
    </style:style>
    <style:style style:name="Taula15.D3" style:family="table-cell">
      <style:table-cell-properties fo:padding="0.097cm" fo:border-left="0.5pt solid #000000" fo:border-right="0.5pt solid #000000" fo:border-top="none" fo:border-bottom="0.5pt solid #000000"/>
    </style:style>
    <style:style style:name="Taula15.A4" style:family="table-cell">
      <style:table-cell-properties fo:padding="0.097cm" fo:border-left="0.5pt solid #000000" fo:border-right="none" fo:border-top="none" fo:border-bottom="0.5pt solid #000000"/>
    </style:style>
    <style:style style:name="Taula15.B4" style:family="table-cell">
      <style:table-cell-properties fo:padding="0.097cm" fo:border-left="0.5pt solid #000000" fo:border-right="none" fo:border-top="none" fo:border-bottom="0.5pt solid #000000"/>
    </style:style>
    <style:style style:name="Taula15.C4" style:family="table-cell">
      <style:table-cell-properties fo:padding="0.097cm" fo:border-left="0.5pt solid #000000" fo:border-right="none" fo:border-top="none" fo:border-bottom="0.5pt solid #000000"/>
    </style:style>
    <style:style style:name="Taula15.D4" style:family="table-cell">
      <style:table-cell-properties fo:padding="0.097cm" fo:border-left="0.5pt solid #000000" fo:border-right="0.5pt solid #000000" fo:border-top="none" fo:border-bottom="0.5pt solid #000000"/>
    </style:style>
    <style:style style:name="Taula15.A5" style:family="table-cell">
      <style:table-cell-properties fo:padding="0.097cm" fo:border-left="0.5pt solid #000000" fo:border-right="none" fo:border-top="none" fo:border-bottom="0.5pt solid #000000"/>
    </style:style>
    <style:style style:name="Taula15.B5" style:family="table-cell">
      <style:table-cell-properties fo:padding="0.097cm" fo:border-left="0.5pt solid #000000" fo:border-right="none" fo:border-top="none" fo:border-bottom="0.5pt solid #000000"/>
    </style:style>
    <style:style style:name="Taula15.C5" style:family="table-cell">
      <style:table-cell-properties fo:padding="0.097cm" fo:border-left="0.5pt solid #000000" fo:border-right="none" fo:border-top="none" fo:border-bottom="0.5pt solid #000000"/>
    </style:style>
    <style:style style:name="Taula15.D5" style:family="table-cell">
      <style:table-cell-properties fo:padding="0.097cm" fo:border-left="0.5pt solid #000000" fo:border-right="0.5pt solid #000000" fo:border-top="none" fo:border-bottom="0.5pt solid #000000"/>
    </style:style>
    <style:style style:name="Taula15.A6" style:family="table-cell">
      <style:table-cell-properties fo:padding="0.097cm" fo:border-left="0.5pt solid #000000" fo:border-right="none" fo:border-top="none" fo:border-bottom="0.5pt solid #000000"/>
    </style:style>
    <style:style style:name="Taula15.B6" style:family="table-cell">
      <style:table-cell-properties fo:padding="0.097cm" fo:border-left="0.5pt solid #000000" fo:border-right="none" fo:border-top="none" fo:border-bottom="0.5pt solid #000000"/>
    </style:style>
    <style:style style:name="Taula15.C6" style:family="table-cell">
      <style:table-cell-properties fo:padding="0.097cm" fo:border-left="0.5pt solid #000000" fo:border-right="none" fo:border-top="none" fo:border-bottom="0.5pt solid #000000"/>
    </style:style>
    <style:style style:name="Taula15.D6" style:family="table-cell">
      <style:table-cell-properties fo:padding="0.097cm" fo:border-left="0.5pt solid #000000" fo:border-right="0.5pt solid #000000" fo:border-top="none" fo:border-bottom="0.5pt solid #000000"/>
    </style:style>
    <style:style style:name="Taula16" style:family="table">
      <style:table-properties style:width="17.891cm" fo:margin-top="0cm" fo:margin-bottom="0.101cm" table:align="center" fo:keep-with-next="always"/>
    </style:style>
    <style:style style:name="Taula16.A" style:family="table-column">
      <style:table-column-properties style:column-width="2.198cm"/>
    </style:style>
    <style:style style:name="Taula16.B" style:family="table-column">
      <style:table-column-properties style:column-width="3.602cm"/>
    </style:style>
    <style:style style:name="Taula16.C" style:family="table-column">
      <style:table-column-properties style:column-width="0.896cm"/>
    </style:style>
    <style:style style:name="Taula16.D" style:family="table-column">
      <style:table-column-properties style:column-width="11.195cm"/>
    </style:style>
    <style:style style:name="Taula16.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6.D1" style:family="table-cell">
      <style:table-cell-properties fo:background-color="#cccccc" fo:padding="0.097cm" fo:border="0.5pt solid #000000">
        <style:background-image/>
      </style:table-cell-properties>
    </style:style>
    <style:style style:name="Taula16.A2" style:family="table-cell">
      <style:table-cell-properties fo:padding="0.097cm" fo:border-left="0.5pt solid #000000" fo:border-right="none" fo:border-top="none" fo:border-bottom="0.5pt solid #000000"/>
    </style:style>
    <style:style style:name="Taula16.B2" style:family="table-cell">
      <style:table-cell-properties fo:padding="0.097cm" fo:border-left="0.5pt solid #000000" fo:border-right="none" fo:border-top="none" fo:border-bottom="0.5pt solid #000000"/>
    </style:style>
    <style:style style:name="Taula16.C2" style:family="table-cell">
      <style:table-cell-properties fo:padding="0.097cm" fo:border-left="0.5pt solid #000000" fo:border-right="none" fo:border-top="none" fo:border-bottom="0.5pt solid #000000"/>
    </style:style>
    <style:style style:name="Taula16.D2" style:family="table-cell">
      <style:table-cell-properties fo:padding="0.097cm" fo:border-left="0.5pt solid #000000" fo:border-right="0.5pt solid #000000" fo:border-top="none" fo:border-bottom="0.5pt solid #000000"/>
    </style:style>
    <style:style style:name="Taula16.A3" style:family="table-cell">
      <style:table-cell-properties fo:padding="0.097cm" fo:border-left="0.5pt solid #000000" fo:border-right="none" fo:border-top="none" fo:border-bottom="0.5pt solid #000000"/>
    </style:style>
    <style:style style:name="Taula16.B3" style:family="table-cell">
      <style:table-cell-properties fo:padding="0.097cm" fo:border-left="0.5pt solid #000000" fo:border-right="none" fo:border-top="none" fo:border-bottom="0.5pt solid #000000"/>
    </style:style>
    <style:style style:name="Taula16.C3" style:family="table-cell">
      <style:table-cell-properties fo:padding="0.097cm" fo:border-left="0.5pt solid #000000" fo:border-right="none" fo:border-top="none" fo:border-bottom="0.5pt solid #000000"/>
    </style:style>
    <style:style style:name="Taula16.D3" style:family="table-cell">
      <style:table-cell-properties fo:padding="0.097cm" fo:border-left="0.5pt solid #000000" fo:border-right="0.5pt solid #000000" fo:border-top="none" fo:border-bottom="0.5pt solid #000000"/>
    </style:style>
    <style:style style:name="Taula16.A4" style:family="table-cell">
      <style:table-cell-properties fo:padding="0.097cm" fo:border-left="0.5pt solid #000000" fo:border-right="none" fo:border-top="none" fo:border-bottom="0.5pt solid #000000"/>
    </style:style>
    <style:style style:name="Taula16.B4" style:family="table-cell">
      <style:table-cell-properties fo:padding="0.097cm" fo:border-left="0.5pt solid #000000" fo:border-right="none" fo:border-top="none" fo:border-bottom="0.5pt solid #000000"/>
    </style:style>
    <style:style style:name="Taula16.C4" style:family="table-cell">
      <style:table-cell-properties fo:padding="0.097cm" fo:border-left="0.5pt solid #000000" fo:border-right="none" fo:border-top="none" fo:border-bottom="0.5pt solid #000000"/>
    </style:style>
    <style:style style:name="Taula16.D4" style:family="table-cell">
      <style:table-cell-properties fo:padding="0.097cm" fo:border-left="0.5pt solid #000000" fo:border-right="0.5pt solid #000000" fo:border-top="none" fo:border-bottom="0.5pt solid #000000"/>
    </style:style>
    <style:style style:name="Taula16.A5" style:family="table-cell">
      <style:table-cell-properties fo:padding="0.097cm" fo:border-left="0.5pt solid #000000" fo:border-right="none" fo:border-top="none" fo:border-bottom="0.5pt solid #000000"/>
    </style:style>
    <style:style style:name="Taula16.B5" style:family="table-cell">
      <style:table-cell-properties fo:padding="0.097cm" fo:border-left="0.5pt solid #000000" fo:border-right="none" fo:border-top="none" fo:border-bottom="0.5pt solid #000000"/>
    </style:style>
    <style:style style:name="Taula16.C5" style:family="table-cell">
      <style:table-cell-properties fo:padding="0.097cm" fo:border-left="0.5pt solid #000000" fo:border-right="none" fo:border-top="none" fo:border-bottom="0.5pt solid #000000"/>
    </style:style>
    <style:style style:name="Taula16.D5" style:family="table-cell">
      <style:table-cell-properties fo:padding="0.097cm" fo:border-left="0.5pt solid #000000" fo:border-right="0.5pt solid #000000" fo:border-top="none" fo:border-bottom="0.5pt solid #000000"/>
    </style:style>
    <style:style style:name="Taula16.A6" style:family="table-cell">
      <style:table-cell-properties fo:padding="0.097cm" fo:border-left="0.5pt solid #000000" fo:border-right="none" fo:border-top="none" fo:border-bottom="0.5pt solid #000000"/>
    </style:style>
    <style:style style:name="Taula16.B6" style:family="table-cell">
      <style:table-cell-properties fo:padding="0.097cm" fo:border-left="0.5pt solid #000000" fo:border-right="none" fo:border-top="none" fo:border-bottom="0.5pt solid #000000"/>
    </style:style>
    <style:style style:name="Taula16.C6" style:family="table-cell">
      <style:table-cell-properties fo:padding="0.097cm" fo:border-left="0.5pt solid #000000" fo:border-right="none" fo:border-top="none" fo:border-bottom="0.5pt solid #000000"/>
    </style:style>
    <style:style style:name="Taula16.D6" style:family="table-cell">
      <style:table-cell-properties fo:padding="0.097cm" fo:border-left="0.5pt solid #000000" fo:border-right="0.5pt solid #000000" fo:border-top="none" fo:border-bottom="0.5pt solid #000000"/>
    </style:style>
    <style:style style:name="Taula18" style:family="table">
      <style:table-properties style:width="17.891cm" fo:margin-top="0cm" fo:margin-bottom="0.101cm" table:align="center" fo:keep-with-next="always"/>
    </style:style>
    <style:style style:name="Taula18.A" style:family="table-column">
      <style:table-column-properties style:column-width="2.817cm"/>
    </style:style>
    <style:style style:name="Taula18.B" style:family="table-column">
      <style:table-column-properties style:column-width="2.639cm"/>
    </style:style>
    <style:style style:name="Taula18.C" style:family="table-column">
      <style:table-column-properties style:column-width="0.947cm"/>
    </style:style>
    <style:style style:name="Taula18.D" style:family="table-column">
      <style:table-column-properties style:column-width="11.488cm"/>
    </style:style>
    <style:style style:name="Taula18.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8.D1" style:family="table-cell">
      <style:table-cell-properties fo:background-color="#cccccc" fo:padding="0.097cm" fo:border="0.5pt solid #000000">
        <style:background-image/>
      </style:table-cell-properties>
    </style:style>
    <style:style style:name="Taula18.A2" style:family="table-cell">
      <style:table-cell-properties fo:padding="0.097cm" fo:border-left="0.5pt solid #000000" fo:border-right="none" fo:border-top="none" fo:border-bottom="0.5pt solid #000000"/>
    </style:style>
    <style:style style:name="Taula18.B2" style:family="table-cell">
      <style:table-cell-properties fo:padding="0.097cm" fo:border-left="0.5pt solid #000000" fo:border-right="none" fo:border-top="none" fo:border-bottom="0.5pt solid #000000"/>
    </style:style>
    <style:style style:name="Taula18.C2" style:family="table-cell">
      <style:table-cell-properties fo:padding="0.097cm" fo:border-left="0.5pt solid #000000" fo:border-right="none" fo:border-top="none" fo:border-bottom="0.5pt solid #000000"/>
    </style:style>
    <style:style style:name="Taula18.D2" style:family="table-cell">
      <style:table-cell-properties fo:padding="0.097cm" fo:border-left="0.5pt solid #000000" fo:border-right="0.5pt solid #000000" fo:border-top="none" fo:border-bottom="0.5pt solid #000000"/>
    </style:style>
    <style:style style:name="Taula18.A3" style:family="table-cell">
      <style:table-cell-properties fo:padding="0.097cm" fo:border-left="0.5pt solid #000000" fo:border-right="none" fo:border-top="none" fo:border-bottom="0.5pt solid #000000"/>
    </style:style>
    <style:style style:name="Taula18.B3" style:family="table-cell">
      <style:table-cell-properties fo:padding="0.097cm" fo:border-left="0.5pt solid #000000" fo:border-right="none" fo:border-top="none" fo:border-bottom="0.5pt solid #000000"/>
    </style:style>
    <style:style style:name="Taula18.C3" style:family="table-cell">
      <style:table-cell-properties fo:padding="0.097cm" fo:border-left="0.5pt solid #000000" fo:border-right="none" fo:border-top="none" fo:border-bottom="0.5pt solid #000000"/>
    </style:style>
    <style:style style:name="Taula18.D3" style:family="table-cell">
      <style:table-cell-properties fo:padding="0.097cm" fo:border-left="0.5pt solid #000000" fo:border-right="0.5pt solid #000000" fo:border-top="none" fo:border-bottom="0.5pt solid #000000"/>
    </style:style>
    <style:style style:name="Taula18.A4" style:family="table-cell">
      <style:table-cell-properties fo:padding="0.097cm" fo:border-left="0.5pt solid #000000" fo:border-right="none" fo:border-top="none" fo:border-bottom="0.5pt solid #000000"/>
    </style:style>
    <style:style style:name="Taula18.B4" style:family="table-cell">
      <style:table-cell-properties fo:padding="0.097cm" fo:border-left="0.5pt solid #000000" fo:border-right="none" fo:border-top="none" fo:border-bottom="0.5pt solid #000000"/>
    </style:style>
    <style:style style:name="Taula18.C4" style:family="table-cell">
      <style:table-cell-properties fo:padding="0.097cm" fo:border-left="0.5pt solid #000000" fo:border-right="none" fo:border-top="none" fo:border-bottom="0.5pt solid #000000"/>
    </style:style>
    <style:style style:name="Taula18.D4" style:family="table-cell">
      <style:table-cell-properties fo:padding="0.097cm" fo:border-left="0.5pt solid #000000" fo:border-right="0.5pt solid #000000" fo:border-top="none" fo:border-bottom="0.5pt solid #000000"/>
    </style:style>
    <style:style style:name="Taula18.A5" style:family="table-cell">
      <style:table-cell-properties fo:padding="0.097cm" fo:border-left="0.5pt solid #000000" fo:border-right="none" fo:border-top="none" fo:border-bottom="0.5pt solid #000000"/>
    </style:style>
    <style:style style:name="Taula18.B5" style:family="table-cell">
      <style:table-cell-properties fo:padding="0.097cm" fo:border-left="0.5pt solid #000000" fo:border-right="none" fo:border-top="none" fo:border-bottom="0.5pt solid #000000"/>
    </style:style>
    <style:style style:name="Taula18.C5" style:family="table-cell">
      <style:table-cell-properties fo:padding="0.097cm" fo:border-left="0.5pt solid #000000" fo:border-right="none" fo:border-top="none" fo:border-bottom="0.5pt solid #000000"/>
    </style:style>
    <style:style style:name="Taula18.D5" style:family="table-cell">
      <style:table-cell-properties fo:padding="0.097cm" fo:border-left="0.5pt solid #000000" fo:border-right="0.5pt solid #000000" fo:border-top="none" fo:border-bottom="0.5pt solid #000000"/>
    </style:style>
    <style:style style:name="Taula17" style:family="table">
      <style:table-properties style:width="17.891cm" fo:margin-top="0cm" fo:margin-bottom="0.101cm" table:align="center" fo:keep-with-next="always"/>
    </style:style>
    <style:style style:name="Taula17.A" style:family="table-column">
      <style:table-column-properties style:column-width="2.402cm"/>
    </style:style>
    <style:style style:name="Taula17.B" style:family="table-column">
      <style:table-column-properties style:column-width="3.5cm"/>
    </style:style>
    <style:style style:name="Taula17.C" style:family="table-column">
      <style:table-column-properties style:column-width="0.794cm"/>
    </style:style>
    <style:style style:name="Taula17.D" style:family="table-column">
      <style:table-column-properties style:column-width="11.195cm"/>
    </style:style>
    <style:style style:name="Taula1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7.D1" style:family="table-cell">
      <style:table-cell-properties fo:background-color="#cccccc" fo:padding="0.097cm" fo:border="0.5pt solid #000000">
        <style:background-image/>
      </style:table-cell-properties>
    </style:style>
    <style:style style:name="Taula17.A2" style:family="table-cell">
      <style:table-cell-properties fo:padding="0.097cm" fo:border-left="0.5pt solid #000000" fo:border-right="none" fo:border-top="none" fo:border-bottom="0.5pt solid #000000"/>
    </style:style>
    <style:style style:name="Taula17.B2" style:family="table-cell">
      <style:table-cell-properties fo:padding="0.097cm" fo:border-left="0.5pt solid #000000" fo:border-right="none" fo:border-top="none" fo:border-bottom="0.5pt solid #000000"/>
    </style:style>
    <style:style style:name="Taula17.C2" style:family="table-cell">
      <style:table-cell-properties fo:padding="0.097cm" fo:border-left="0.5pt solid #000000" fo:border-right="none" fo:border-top="none" fo:border-bottom="0.5pt solid #000000"/>
    </style:style>
    <style:style style:name="Taula17.D2" style:family="table-cell">
      <style:table-cell-properties fo:padding="0.097cm" fo:border-left="0.5pt solid #000000" fo:border-right="0.5pt solid #000000" fo:border-top="none" fo:border-bottom="0.5pt solid #000000"/>
    </style:style>
    <style:style style:name="Taula17.A3" style:family="table-cell">
      <style:table-cell-properties fo:padding="0.097cm" fo:border-left="0.5pt solid #000000" fo:border-right="none" fo:border-top="none" fo:border-bottom="0.5pt solid #000000"/>
    </style:style>
    <style:style style:name="Taula17.B3" style:family="table-cell">
      <style:table-cell-properties fo:padding="0.097cm" fo:border-left="0.5pt solid #000000" fo:border-right="none" fo:border-top="none" fo:border-bottom="0.5pt solid #000000"/>
    </style:style>
    <style:style style:name="Taula17.C3" style:family="table-cell">
      <style:table-cell-properties fo:padding="0.097cm" fo:border-left="0.5pt solid #000000" fo:border-right="none" fo:border-top="none" fo:border-bottom="0.5pt solid #000000"/>
    </style:style>
    <style:style style:name="Taula17.D3" style:family="table-cell">
      <style:table-cell-properties fo:padding="0.097cm" fo:border-left="0.5pt solid #000000" fo:border-right="0.5pt solid #000000" fo:border-top="none" fo:border-bottom="0.5pt solid #000000"/>
    </style:style>
    <style:style style:name="Taula17.A4" style:family="table-cell">
      <style:table-cell-properties fo:padding="0.097cm" fo:border-left="0.5pt solid #000000" fo:border-right="none" fo:border-top="none" fo:border-bottom="0.5pt solid #000000"/>
    </style:style>
    <style:style style:name="Taula17.B4" style:family="table-cell">
      <style:table-cell-properties fo:padding="0.097cm" fo:border-left="0.5pt solid #000000" fo:border-right="none" fo:border-top="none" fo:border-bottom="0.5pt solid #000000"/>
    </style:style>
    <style:style style:name="Taula17.C4" style:family="table-cell">
      <style:table-cell-properties fo:padding="0.097cm" fo:border-left="0.5pt solid #000000" fo:border-right="none" fo:border-top="none" fo:border-bottom="0.5pt solid #000000"/>
    </style:style>
    <style:style style:name="Taula17.D4" style:family="table-cell">
      <style:table-cell-properties fo:padding="0.097cm" fo:border-left="0.5pt solid #000000" fo:border-right="0.5pt solid #000000" fo:border-top="none" fo:border-bottom="0.5pt solid #000000"/>
    </style:style>
    <style:style style:name="Taula17.A5" style:family="table-cell">
      <style:table-cell-properties fo:padding="0.097cm" fo:border-left="0.5pt solid #000000" fo:border-right="none" fo:border-top="none" fo:border-bottom="0.5pt solid #000000"/>
    </style:style>
    <style:style style:name="Taula17.B5" style:family="table-cell">
      <style:table-cell-properties fo:padding="0.097cm" fo:border-left="0.5pt solid #000000" fo:border-right="none" fo:border-top="none" fo:border-bottom="0.5pt solid #000000"/>
    </style:style>
    <style:style style:name="Taula17.C5" style:family="table-cell">
      <style:table-cell-properties fo:padding="0.097cm" fo:border-left="0.5pt solid #000000" fo:border-right="none" fo:border-top="none" fo:border-bottom="0.5pt solid #000000"/>
    </style:style>
    <style:style style:name="Taula17.D5" style:family="table-cell">
      <style:table-cell-properties fo:padding="0.097cm" fo:border-left="0.5pt solid #000000" fo:border-right="0.5pt solid #000000" fo:border-top="none" fo:border-bottom="0.5pt solid #000000"/>
    </style:style>
    <style:style style:name="Taula17.A6" style:family="table-cell">
      <style:table-cell-properties fo:padding="0.097cm" fo:border-left="0.5pt solid #000000" fo:border-right="none" fo:border-top="none" fo:border-bottom="0.5pt solid #000000"/>
    </style:style>
    <style:style style:name="Taula17.B6" style:family="table-cell">
      <style:table-cell-properties fo:padding="0.097cm" fo:border-left="0.5pt solid #000000" fo:border-right="none" fo:border-top="none" fo:border-bottom="0.5pt solid #000000"/>
    </style:style>
    <style:style style:name="Taula17.C6" style:family="table-cell">
      <style:table-cell-properties fo:padding="0.097cm" fo:border-left="0.5pt solid #000000" fo:border-right="none" fo:border-top="none" fo:border-bottom="0.5pt solid #000000"/>
    </style:style>
    <style:style style:name="Taula17.D6" style:family="table-cell">
      <style:table-cell-properties fo:padding="0.097cm" fo:border-left="0.5pt solid #000000" fo:border-right="0.5pt solid #000000" fo:border-top="none" fo:border-bottom="0.5pt solid #000000"/>
    </style:style>
    <style:style style:name="Taula17.A7" style:family="table-cell">
      <style:table-cell-properties fo:padding="0.097cm" fo:border-left="0.5pt solid #000000" fo:border-right="none" fo:border-top="none" fo:border-bottom="0.5pt solid #000000"/>
    </style:style>
    <style:style style:name="Taula17.B7" style:family="table-cell">
      <style:table-cell-properties fo:padding="0.097cm" fo:border-left="0.5pt solid #000000" fo:border-right="none" fo:border-top="none" fo:border-bottom="0.5pt solid #000000"/>
    </style:style>
    <style:style style:name="Taula17.C7" style:family="table-cell">
      <style:table-cell-properties fo:padding="0.097cm" fo:border-left="0.5pt solid #000000" fo:border-right="none" fo:border-top="none" fo:border-bottom="0.5pt solid #000000"/>
    </style:style>
    <style:style style:name="Taula17.D7" style:family="table-cell">
      <style:table-cell-properties fo:padding="0.097cm" fo:border-left="0.5pt solid #000000" fo:border-right="0.5pt solid #000000" fo:border-top="none" fo:border-bottom="0.5pt solid #000000"/>
    </style:style>
    <style:style style:name="Taula17.A8" style:family="table-cell">
      <style:table-cell-properties fo:padding="0.097cm" fo:border-left="0.5pt solid #000000" fo:border-right="none" fo:border-top="none" fo:border-bottom="0.5pt solid #000000"/>
    </style:style>
    <style:style style:name="Taula17.B8" style:family="table-cell">
      <style:table-cell-properties fo:padding="0.097cm" fo:border-left="0.5pt solid #000000" fo:border-right="none" fo:border-top="none" fo:border-bottom="0.5pt solid #000000"/>
    </style:style>
    <style:style style:name="Taula17.C8" style:family="table-cell">
      <style:table-cell-properties fo:padding="0.097cm" fo:border-left="0.5pt solid #000000" fo:border-right="none" fo:border-top="none" fo:border-bottom="0.5pt solid #000000"/>
    </style:style>
    <style:style style:name="Taula17.D8" style:family="table-cell">
      <style:table-cell-properties fo:padding="0.097cm" fo:border-left="0.5pt solid #000000" fo:border-right="0.5pt solid #000000" fo:border-top="none" fo:border-bottom="0.5pt solid #000000"/>
    </style:style>
    <style:style style:name="Taula17.A9" style:family="table-cell">
      <style:table-cell-properties fo:padding="0.097cm" fo:border-left="0.5pt solid #000000" fo:border-right="none" fo:border-top="none" fo:border-bottom="0.5pt solid #000000"/>
    </style:style>
    <style:style style:name="Taula17.B9" style:family="table-cell">
      <style:table-cell-properties fo:padding="0.097cm" fo:border-left="0.5pt solid #000000" fo:border-right="none" fo:border-top="none" fo:border-bottom="0.5pt solid #000000"/>
    </style:style>
    <style:style style:name="Taula17.C9" style:family="table-cell">
      <style:table-cell-properties fo:padding="0.097cm" fo:border-left="0.5pt solid #000000" fo:border-right="none" fo:border-top="none" fo:border-bottom="0.5pt solid #000000"/>
    </style:style>
    <style:style style:name="Taula17.D9" style:family="table-cell">
      <style:table-cell-properties fo:padding="0.097cm" fo:border-left="0.5pt solid #000000" fo:border-right="0.5pt solid #000000" fo:border-top="none" fo:border-bottom="0.5pt solid #000000"/>
    </style:style>
    <style:style style:name="Taula17.A10" style:family="table-cell">
      <style:table-cell-properties fo:padding="0.097cm" fo:border-left="0.5pt solid #000000" fo:border-right="none" fo:border-top="none" fo:border-bottom="0.5pt solid #000000"/>
    </style:style>
    <style:style style:name="Taula17.B10" style:family="table-cell">
      <style:table-cell-properties fo:padding="0.097cm" fo:border-left="0.5pt solid #000000" fo:border-right="none" fo:border-top="none" fo:border-bottom="0.5pt solid #000000"/>
    </style:style>
    <style:style style:name="Taula17.C10" style:family="table-cell">
      <style:table-cell-properties fo:padding="0.097cm" fo:border-left="0.5pt solid #000000" fo:border-right="none" fo:border-top="none" fo:border-bottom="0.5pt solid #000000"/>
    </style:style>
    <style:style style:name="Taula17.D10" style:family="table-cell">
      <style:table-cell-properties fo:padding="0.097cm" fo:border-left="0.5pt solid #000000" fo:border-right="0.5pt solid #000000" fo:border-top="none" fo:border-bottom="0.5pt solid #000000"/>
    </style:style>
    <style:style style:name="Taula22" style:family="table">
      <style:table-properties style:width="17.891cm" fo:margin-top="0cm" fo:margin-bottom="0.101cm" table:align="center" fo:keep-with-next="always"/>
    </style:style>
    <style:style style:name="Taula22.A" style:family="table-column">
      <style:table-column-properties style:column-width="2.817cm"/>
    </style:style>
    <style:style style:name="Taula22.B" style:family="table-column">
      <style:table-column-properties style:column-width="2.977cm"/>
    </style:style>
    <style:style style:name="Taula22.C" style:family="table-column">
      <style:table-column-properties style:column-width="1.005cm"/>
    </style:style>
    <style:style style:name="Taula22.D" style:family="table-column">
      <style:table-column-properties style:column-width="11.091cm"/>
    </style:style>
    <style:style style:name="Taula2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2.D1" style:family="table-cell">
      <style:table-cell-properties fo:background-color="#cccccc" fo:padding="0.097cm" fo:border="0.5pt solid #000000">
        <style:background-image/>
      </style:table-cell-properties>
    </style:style>
    <style:style style:name="Taula22.A2" style:family="table-cell">
      <style:table-cell-properties fo:padding="0.097cm" fo:border-left="0.5pt solid #000000" fo:border-right="none" fo:border-top="none" fo:border-bottom="0.5pt solid #000000"/>
    </style:style>
    <style:style style:name="Taula22.B2" style:family="table-cell">
      <style:table-cell-properties fo:padding="0.097cm" fo:border-left="0.5pt solid #000000" fo:border-right="none" fo:border-top="none" fo:border-bottom="0.5pt solid #000000"/>
    </style:style>
    <style:style style:name="Taula22.C2" style:family="table-cell">
      <style:table-cell-properties fo:padding="0.097cm" fo:border-left="0.5pt solid #000000" fo:border-right="none" fo:border-top="none" fo:border-bottom="0.5pt solid #000000"/>
    </style:style>
    <style:style style:name="Taula22.D2" style:family="table-cell">
      <style:table-cell-properties fo:padding="0.097cm" fo:border-left="0.5pt solid #000000" fo:border-right="0.5pt solid #000000" fo:border-top="none" fo:border-bottom="0.5pt solid #000000"/>
    </style:style>
    <style:style style:name="Taula22.A3" style:family="table-cell">
      <style:table-cell-properties fo:padding="0.097cm" fo:border-left="0.5pt solid #000000" fo:border-right="none" fo:border-top="none" fo:border-bottom="0.5pt solid #000000"/>
    </style:style>
    <style:style style:name="Taula22.B3" style:family="table-cell">
      <style:table-cell-properties fo:padding="0.097cm" fo:border-left="0.5pt solid #000000" fo:border-right="none" fo:border-top="none" fo:border-bottom="0.5pt solid #000000"/>
    </style:style>
    <style:style style:name="Taula22.C3" style:family="table-cell">
      <style:table-cell-properties fo:padding="0.097cm" fo:border-left="0.5pt solid #000000" fo:border-right="none" fo:border-top="none" fo:border-bottom="0.5pt solid #000000"/>
    </style:style>
    <style:style style:name="Taula22.D3" style:family="table-cell">
      <style:table-cell-properties fo:padding="0.097cm" fo:border-left="0.5pt solid #000000" fo:border-right="0.5pt solid #000000" fo:border-top="none" fo:border-bottom="0.5pt solid #000000"/>
    </style:style>
    <style:style style:name="Taula22.A4" style:family="table-cell">
      <style:table-cell-properties fo:padding="0.097cm" fo:border-left="0.5pt solid #000000" fo:border-right="none" fo:border-top="none" fo:border-bottom="0.5pt solid #000000"/>
    </style:style>
    <style:style style:name="Taula22.B4" style:family="table-cell">
      <style:table-cell-properties fo:padding="0.097cm" fo:border-left="0.5pt solid #000000" fo:border-right="none" fo:border-top="none" fo:border-bottom="0.5pt solid #000000"/>
    </style:style>
    <style:style style:name="Taula22.C4" style:family="table-cell">
      <style:table-cell-properties fo:padding="0.097cm" fo:border-left="0.5pt solid #000000" fo:border-right="none" fo:border-top="none" fo:border-bottom="0.5pt solid #000000"/>
    </style:style>
    <style:style style:name="Taula22.D4" style:family="table-cell">
      <style:table-cell-properties fo:padding="0.097cm" fo:border-left="0.5pt solid #000000" fo:border-right="0.5pt solid #000000" fo:border-top="none" fo:border-bottom="0.5pt solid #000000"/>
    </style:style>
    <style:style style:name="Taula3" style:family="table">
      <style:table-properties style:width="17.884cm" fo:margin-top="0cm" fo:margin-bottom="0.101cm" table:align="center" fo:keep-with-next="always"/>
    </style:style>
    <style:style style:name="Taula3.A" style:family="table-column">
      <style:table-column-properties style:column-width="2.69cm"/>
    </style:style>
    <style:style style:name="Taula3.B" style:family="table-column">
      <style:table-column-properties style:column-width="3.507cm"/>
    </style:style>
    <style:style style:name="Taula3.C" style:family="table-column">
      <style:table-column-properties style:column-width="0.882cm"/>
    </style:style>
    <style:style style:name="Taula3.D" style:family="table-column">
      <style:table-column-properties style:column-width="10.806cm"/>
    </style:style>
    <style:style style:name="Taula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D1" style:family="table-cell">
      <style:table-cell-properties fo:background-color="#cccccc" fo:padding="0.097cm" fo:border="0.5pt solid #000000">
        <style:background-image/>
      </style:table-cell-properties>
    </style:style>
    <style:style style:name="Taula3.A2" style:family="table-cell">
      <style:table-cell-properties fo:padding="0.097cm" fo:border-left="0.5pt solid #000000" fo:border-right="none" fo:border-top="none" fo:border-bottom="0.5pt solid #000000"/>
    </style:style>
    <style:style style:name="Taula3.B2" style:family="table-cell">
      <style:table-cell-properties fo:padding="0.097cm" fo:border-left="0.5pt solid #000000" fo:border-right="none" fo:border-top="none" fo:border-bottom="0.5pt solid #000000"/>
    </style:style>
    <style:style style:name="Taula3.C2" style:family="table-cell">
      <style:table-cell-properties fo:padding="0.097cm" fo:border-left="0.5pt solid #000000" fo:border-right="none" fo:border-top="none" fo:border-bottom="0.5pt solid #000000"/>
    </style:style>
    <style:style style:name="Taula3.D2" style:family="table-cell">
      <style:table-cell-properties fo:padding="0.097cm" fo:border-left="0.5pt solid #000000" fo:border-right="0.5pt solid #000000" fo:border-top="none" fo:border-bottom="0.5pt solid #000000"/>
    </style:style>
    <style:style style:name="Taula3.A3" style:family="table-cell">
      <style:table-cell-properties fo:padding="0.097cm" fo:border-left="0.5pt solid #000000" fo:border-right="none" fo:border-top="none" fo:border-bottom="0.5pt solid #000000"/>
    </style:style>
    <style:style style:name="Taula3.B3" style:family="table-cell">
      <style:table-cell-properties fo:padding="0.097cm" fo:border-left="0.5pt solid #000000" fo:border-right="none" fo:border-top="none" fo:border-bottom="0.5pt solid #000000"/>
    </style:style>
    <style:style style:name="Taula3.C3" style:family="table-cell">
      <style:table-cell-properties fo:padding="0.097cm" fo:border-left="0.5pt solid #000000" fo:border-right="none" fo:border-top="none" fo:border-bottom="0.5pt solid #000000"/>
    </style:style>
    <style:style style:name="Taula3.D3" style:family="table-cell">
      <style:table-cell-properties fo:padding="0.097cm" fo:border-left="0.5pt solid #000000" fo:border-right="0.5pt solid #000000" fo:border-top="none" fo:border-bottom="0.5pt solid #000000"/>
    </style:style>
    <style:style style:name="Taula3.A4" style:family="table-cell">
      <style:table-cell-properties fo:padding="0.097cm" fo:border-left="0.5pt solid #000000" fo:border-right="none" fo:border-top="none" fo:border-bottom="0.5pt solid #000000"/>
    </style:style>
    <style:style style:name="Taula3.B4" style:family="table-cell">
      <style:table-cell-properties fo:padding="0.097cm" fo:border-left="0.5pt solid #000000" fo:border-right="none" fo:border-top="none" fo:border-bottom="0.5pt solid #000000"/>
    </style:style>
    <style:style style:name="Taula3.C4" style:family="table-cell">
      <style:table-cell-properties fo:padding="0.097cm" fo:border-left="0.5pt solid #000000" fo:border-right="none" fo:border-top="none" fo:border-bottom="0.5pt solid #000000"/>
    </style:style>
    <style:style style:name="Taula3.D4" style:family="table-cell">
      <style:table-cell-properties fo:padding="0.097cm" fo:border-left="0.5pt solid #000000" fo:border-right="0.5pt solid #000000" fo:border-top="none" fo:border-bottom="0.5pt solid #000000"/>
    </style:style>
    <style:style style:name="Taula3.A5" style:family="table-cell">
      <style:table-cell-properties fo:padding="0.097cm" fo:border-left="0.5pt solid #000000" fo:border-right="none" fo:border-top="none" fo:border-bottom="0.5pt solid #000000"/>
    </style:style>
    <style:style style:name="Taula3.B5" style:family="table-cell">
      <style:table-cell-properties fo:padding="0.097cm" fo:border-left="0.5pt solid #000000" fo:border-right="none" fo:border-top="none" fo:border-bottom="0.5pt solid #000000"/>
    </style:style>
    <style:style style:name="Taula3.C5" style:family="table-cell">
      <style:table-cell-properties fo:padding="0.097cm" fo:border-left="0.5pt solid #000000" fo:border-right="none" fo:border-top="none" fo:border-bottom="0.5pt solid #000000"/>
    </style:style>
    <style:style style:name="Taula3.D5" style:family="table-cell">
      <style:table-cell-properties fo:padding="0.097cm" fo:border-left="0.5pt solid #000000" fo:border-right="0.5pt solid #000000" fo:border-top="none" fo:border-bottom="0.5pt solid #000000"/>
    </style:style>
    <style:style style:name="Taula3.A6" style:family="table-cell">
      <style:table-cell-properties fo:padding="0.097cm" fo:border-left="0.5pt solid #000000" fo:border-right="none" fo:border-top="none" fo:border-bottom="0.5pt solid #000000"/>
    </style:style>
    <style:style style:name="Taula3.B6" style:family="table-cell">
      <style:table-cell-properties fo:padding="0.097cm" fo:border-left="0.5pt solid #000000" fo:border-right="none" fo:border-top="none" fo:border-bottom="0.5pt solid #000000"/>
    </style:style>
    <style:style style:name="Taula3.C6" style:family="table-cell">
      <style:table-cell-properties fo:padding="0.097cm" fo:border-left="0.5pt solid #000000" fo:border-right="none" fo:border-top="none" fo:border-bottom="0.5pt solid #000000"/>
    </style:style>
    <style:style style:name="Taula3.D6" style:family="table-cell">
      <style:table-cell-properties fo:padding="0.097cm" fo:border-left="0.5pt solid #000000" fo:border-right="0.5pt solid #000000" fo:border-top="none" fo:border-bottom="0.5pt solid #000000"/>
    </style:style>
    <style:style style:name="Taula3.A7" style:family="table-cell">
      <style:table-cell-properties fo:padding="0.097cm" fo:border-left="0.5pt solid #000000" fo:border-right="none" fo:border-top="none" fo:border-bottom="0.5pt solid #000000"/>
    </style:style>
    <style:style style:name="Taula3.B7" style:family="table-cell">
      <style:table-cell-properties fo:padding="0.097cm" fo:border-left="0.5pt solid #000000" fo:border-right="none" fo:border-top="none" fo:border-bottom="0.5pt solid #000000"/>
    </style:style>
    <style:style style:name="Taula3.C7" style:family="table-cell">
      <style:table-cell-properties fo:padding="0.097cm" fo:border-left="0.5pt solid #000000" fo:border-right="none" fo:border-top="none" fo:border-bottom="0.5pt solid #000000"/>
    </style:style>
    <style:style style:name="Taula3.D7" style:family="table-cell">
      <style:table-cell-properties fo:padding="0.097cm" fo:border-left="0.5pt solid #000000" fo:border-right="0.5pt solid #000000" fo:border-top="none" fo:border-bottom="0.5pt solid #000000"/>
    </style:style>
    <style:style style:name="Taula3.A8" style:family="table-cell">
      <style:table-cell-properties fo:padding="0.097cm" fo:border-left="0.5pt solid #000000" fo:border-right="none" fo:border-top="none" fo:border-bottom="0.5pt solid #000000"/>
    </style:style>
    <style:style style:name="Taula3.B8" style:family="table-cell">
      <style:table-cell-properties fo:padding="0.097cm" fo:border-left="0.5pt solid #000000" fo:border-right="none" fo:border-top="none" fo:border-bottom="0.5pt solid #000000"/>
    </style:style>
    <style:style style:name="Taula3.C8" style:family="table-cell">
      <style:table-cell-properties fo:padding="0.097cm" fo:border-left="0.5pt solid #000000" fo:border-right="none" fo:border-top="none" fo:border-bottom="0.5pt solid #000000"/>
    </style:style>
    <style:style style:name="Taula3.D8" style:family="table-cell">
      <style:table-cell-properties fo:padding="0.097cm" fo:border-left="0.5pt solid #000000" fo:border-right="0.5pt solid #000000" fo:border-top="none" fo:border-bottom="0.5pt solid #000000"/>
    </style:style>
    <style:style style:name="Taula1" style:family="table">
      <style:table-properties style:width="17.884cm" fo:margin-top="0cm" fo:margin-bottom="0.101cm" table:align="center" fo:keep-with-next="always"/>
    </style:style>
    <style:style style:name="Taula1.A" style:family="table-column">
      <style:table-column-properties style:column-width="2.293cm"/>
    </style:style>
    <style:style style:name="Taula1.B" style:family="table-column">
      <style:table-column-properties style:column-width="3.616cm"/>
    </style:style>
    <style:style style:name="Taula1.C" style:family="table-column">
      <style:table-column-properties style:column-width="0.891cm"/>
    </style:style>
    <style:style style:name="Taula1.D" style:family="table-column">
      <style:table-column-properties style:column-width="11.084cm"/>
    </style:style>
    <style:style style:name="Taula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D1" style:family="table-cell">
      <style:table-cell-properties fo:background-color="#cccccc" fo:padding="0.097cm" fo:border="0.5pt solid #000000">
        <style:background-image/>
      </style:table-cell-properties>
    </style:style>
    <style:style style:name="Taula1.A2" style:family="table-cell">
      <style:table-cell-properties fo:padding="0.097cm" fo:border-left="0.5pt solid #000000" fo:border-right="none" fo:border-top="none" fo:border-bottom="0.5pt solid #000000"/>
    </style:style>
    <style:style style:name="Taula1.B2" style:family="table-cell">
      <style:table-cell-properties fo:padding="0.097cm" fo:border-left="0.5pt solid #000000" fo:border-right="none" fo:border-top="none" fo:border-bottom="0.5pt solid #000000"/>
    </style:style>
    <style:style style:name="Taula1.C2" style:family="table-cell">
      <style:table-cell-properties fo:padding="0.097cm" fo:border-left="0.5pt solid #000000" fo:border-right="none" fo:border-top="none" fo:border-bottom="0.5pt solid #000000"/>
    </style:style>
    <style:style style:name="Taula1.D2" style:family="table-cell">
      <style:table-cell-properties fo:padding="0.097cm" fo:border-left="0.5pt solid #000000" fo:border-right="0.5pt solid #000000" fo:border-top="none" fo:border-bottom="0.5pt solid #000000"/>
    </style:style>
    <style:style style:name="Taula1.A3" style:family="table-cell">
      <style:table-cell-properties fo:padding="0.097cm" fo:border-left="0.5pt solid #000000" fo:border-right="none" fo:border-top="none" fo:border-bottom="0.5pt solid #000000"/>
    </style:style>
    <style:style style:name="Taula1.B3" style:family="table-cell">
      <style:table-cell-properties fo:padding="0.097cm" fo:border-left="0.5pt solid #000000" fo:border-right="none" fo:border-top="none" fo:border-bottom="0.5pt solid #000000"/>
    </style:style>
    <style:style style:name="Taula1.C3" style:family="table-cell">
      <style:table-cell-properties fo:padding="0.097cm" fo:border-left="0.5pt solid #000000" fo:border-right="none" fo:border-top="none" fo:border-bottom="0.5pt solid #000000"/>
    </style:style>
    <style:style style:name="Taula1.D3" style:family="table-cell">
      <style:table-cell-properties fo:padding="0.097cm" fo:border-left="0.5pt solid #000000" fo:border-right="0.5pt solid #000000" fo:border-top="none" fo:border-bottom="0.5pt solid #000000"/>
    </style:style>
    <style:style style:name="Taula1.A4" style:family="table-cell">
      <style:table-cell-properties fo:padding="0.097cm" fo:border-left="0.5pt solid #000000" fo:border-right="none" fo:border-top="none" fo:border-bottom="0.5pt solid #000000"/>
    </style:style>
    <style:style style:name="Taula1.B4" style:family="table-cell">
      <style:table-cell-properties fo:padding="0.097cm" fo:border-left="0.5pt solid #000000" fo:border-right="none" fo:border-top="none" fo:border-bottom="0.5pt solid #000000"/>
    </style:style>
    <style:style style:name="Taula1.C4" style:family="table-cell">
      <style:table-cell-properties fo:padding="0.097cm" fo:border-left="0.5pt solid #000000" fo:border-right="none" fo:border-top="none" fo:border-bottom="0.5pt solid #000000"/>
    </style:style>
    <style:style style:name="Taula1.D4" style:family="table-cell">
      <style:table-cell-properties fo:padding="0.097cm" fo:border-left="0.5pt solid #000000" fo:border-right="0.5pt solid #000000" fo:border-top="none" fo:border-bottom="0.5pt solid #000000"/>
    </style:style>
    <style:style style:name="Taula1.A5" style:family="table-cell">
      <style:table-cell-properties fo:padding="0.097cm" fo:border-left="0.5pt solid #000000" fo:border-right="none" fo:border-top="none" fo:border-bottom="0.5pt solid #000000"/>
    </style:style>
    <style:style style:name="Taula1.B5" style:family="table-cell">
      <style:table-cell-properties fo:padding="0.097cm" fo:border-left="0.5pt solid #000000" fo:border-right="none" fo:border-top="none" fo:border-bottom="0.5pt solid #000000"/>
    </style:style>
    <style:style style:name="Taula1.C5" style:family="table-cell">
      <style:table-cell-properties fo:padding="0.097cm" fo:border-left="0.5pt solid #000000" fo:border-right="none" fo:border-top="none" fo:border-bottom="0.5pt solid #000000"/>
    </style:style>
    <style:style style:name="Taula1.D5" style:family="table-cell">
      <style:table-cell-properties fo:padding="0.097cm" fo:border-left="0.5pt solid #000000" fo:border-right="0.5pt solid #000000" fo:border-top="none" fo:border-bottom="0.5pt solid #000000"/>
    </style:style>
    <style:style style:name="Taula1.A6" style:family="table-cell">
      <style:table-cell-properties fo:padding="0.097cm" fo:border-left="0.5pt solid #000000" fo:border-right="none" fo:border-top="none" fo:border-bottom="0.5pt solid #000000"/>
    </style:style>
    <style:style style:name="Taula1.B6" style:family="table-cell">
      <style:table-cell-properties fo:padding="0.097cm" fo:border-left="0.5pt solid #000000" fo:border-right="none" fo:border-top="none" fo:border-bottom="0.5pt solid #000000"/>
    </style:style>
    <style:style style:name="Taula1.C6" style:family="table-cell">
      <style:table-cell-properties fo:padding="0.097cm" fo:border-left="0.5pt solid #000000" fo:border-right="none" fo:border-top="none" fo:border-bottom="0.5pt solid #000000"/>
    </style:style>
    <style:style style:name="Taula1.D6" style:family="table-cell">
      <style:table-cell-properties fo:padding="0.097cm" fo:border-left="0.5pt solid #000000" fo:border-right="0.5pt solid #000000" fo:border-top="none" fo:border-bottom="0.5pt solid #000000"/>
    </style:style>
    <style:style style:name="Taula1.A7" style:family="table-cell">
      <style:table-cell-properties fo:padding="0.097cm" fo:border-left="0.5pt solid #000000" fo:border-right="none" fo:border-top="none" fo:border-bottom="0.5pt solid #000000"/>
    </style:style>
    <style:style style:name="Taula1.B7" style:family="table-cell">
      <style:table-cell-properties fo:padding="0.097cm" fo:border-left="0.5pt solid #000000" fo:border-right="none" fo:border-top="none" fo:border-bottom="0.5pt solid #000000"/>
    </style:style>
    <style:style style:name="Taula1.C7" style:family="table-cell">
      <style:table-cell-properties fo:padding="0.097cm" fo:border-left="0.5pt solid #000000" fo:border-right="none" fo:border-top="none" fo:border-bottom="0.5pt solid #000000"/>
    </style:style>
    <style:style style:name="Taula1.D7" style:family="table-cell">
      <style:table-cell-properties fo:padding="0.097cm" fo:border-left="0.5pt solid #000000" fo:border-right="0.5pt solid #000000" fo:border-top="none" fo:border-bottom="0.5pt solid #000000"/>
    </style:style>
    <style:style style:name="Taula8" style:family="table">
      <style:table-properties style:width="17.884cm" fo:margin-top="0cm" fo:margin-bottom="0.101cm" table:align="center" fo:keep-with-next="always"/>
    </style:style>
    <style:style style:name="Taula8.A" style:family="table-column">
      <style:table-column-properties style:column-width="2.596cm"/>
    </style:style>
    <style:style style:name="Taula8.B" style:family="table-column">
      <style:table-column-properties style:column-width="3.6cm"/>
    </style:style>
    <style:style style:name="Taula8.C" style:family="table-column">
      <style:table-column-properties style:column-width="0.882cm"/>
    </style:style>
    <style:style style:name="Taula8.D" style:family="table-column">
      <style:table-column-properties style:column-width="10.806cm"/>
    </style:style>
    <style:style style:name="Taula8.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8.D1" style:family="table-cell">
      <style:table-cell-properties fo:background-color="#cccccc" fo:padding="0.097cm" fo:border="0.5pt solid #000000">
        <style:background-image/>
      </style:table-cell-properties>
    </style:style>
    <style:style style:name="Taula8.A2" style:family="table-cell">
      <style:table-cell-properties fo:padding="0.097cm" fo:border-left="0.5pt solid #000000" fo:border-right="none" fo:border-top="none" fo:border-bottom="0.5pt solid #000000"/>
    </style:style>
    <style:style style:name="Taula8.B2" style:family="table-cell">
      <style:table-cell-properties fo:padding="0.097cm" fo:border-left="0.5pt solid #000000" fo:border-right="none" fo:border-top="none" fo:border-bottom="0.5pt solid #000000"/>
    </style:style>
    <style:style style:name="Taula8.C2" style:family="table-cell">
      <style:table-cell-properties fo:padding="0.097cm" fo:border-left="0.5pt solid #000000" fo:border-right="none" fo:border-top="none" fo:border-bottom="0.5pt solid #000000"/>
    </style:style>
    <style:style style:name="Taula8.D2" style:family="table-cell">
      <style:table-cell-properties fo:padding="0.097cm" fo:border-left="0.5pt solid #000000" fo:border-right="0.5pt solid #000000" fo:border-top="none" fo:border-bottom="0.5pt solid #000000"/>
    </style:style>
    <style:style style:name="Taula8.A3" style:family="table-cell">
      <style:table-cell-properties fo:padding="0.097cm" fo:border-left="0.5pt solid #000000" fo:border-right="none" fo:border-top="none" fo:border-bottom="0.5pt solid #000000"/>
    </style:style>
    <style:style style:name="Taula8.B3" style:family="table-cell">
      <style:table-cell-properties fo:padding="0.097cm" fo:border-left="0.5pt solid #000000" fo:border-right="none" fo:border-top="none" fo:border-bottom="0.5pt solid #000000"/>
    </style:style>
    <style:style style:name="Taula8.C3" style:family="table-cell">
      <style:table-cell-properties fo:padding="0.097cm" fo:border-left="0.5pt solid #000000" fo:border-right="none" fo:border-top="none" fo:border-bottom="0.5pt solid #000000"/>
    </style:style>
    <style:style style:name="Taula8.D3" style:family="table-cell">
      <style:table-cell-properties fo:padding="0.097cm" fo:border-left="0.5pt solid #000000" fo:border-right="0.5pt solid #000000" fo:border-top="none" fo:border-bottom="0.5pt solid #000000"/>
    </style:style>
    <style:style style:name="Taula8.A4" style:family="table-cell">
      <style:table-cell-properties fo:padding="0.097cm" fo:border-left="0.5pt solid #000000" fo:border-right="none" fo:border-top="none" fo:border-bottom="0.5pt solid #000000"/>
    </style:style>
    <style:style style:name="Taula8.B4" style:family="table-cell">
      <style:table-cell-properties fo:padding="0.097cm" fo:border-left="0.5pt solid #000000" fo:border-right="none" fo:border-top="none" fo:border-bottom="0.5pt solid #000000"/>
    </style:style>
    <style:style style:name="Taula8.C4" style:family="table-cell">
      <style:table-cell-properties fo:padding="0.097cm" fo:border-left="0.5pt solid #000000" fo:border-right="none" fo:border-top="none" fo:border-bottom="0.5pt solid #000000"/>
    </style:style>
    <style:style style:name="Taula8.D4" style:family="table-cell">
      <style:table-cell-properties fo:padding="0.097cm" fo:border-left="0.5pt solid #000000" fo:border-right="0.5pt solid #000000" fo:border-top="none" fo:border-bottom="0.5pt solid #000000"/>
    </style:style>
    <style:style style:name="Taula8.A5" style:family="table-cell">
      <style:table-cell-properties fo:padding="0.097cm" fo:border-left="0.5pt solid #000000" fo:border-right="none" fo:border-top="none" fo:border-bottom="0.5pt solid #000000"/>
    </style:style>
    <style:style style:name="Taula8.B5" style:family="table-cell">
      <style:table-cell-properties fo:padding="0.097cm" fo:border-left="0.5pt solid #000000" fo:border-right="none" fo:border-top="none" fo:border-bottom="0.5pt solid #000000"/>
    </style:style>
    <style:style style:name="Taula8.C5" style:family="table-cell">
      <style:table-cell-properties fo:padding="0.097cm" fo:border-left="0.5pt solid #000000" fo:border-right="none" fo:border-top="none" fo:border-bottom="0.5pt solid #000000"/>
    </style:style>
    <style:style style:name="Taula8.D5" style:family="table-cell">
      <style:table-cell-properties fo:padding="0.097cm" fo:border-left="0.5pt solid #000000" fo:border-right="0.5pt solid #000000" fo:border-top="none" fo:border-bottom="0.5pt solid #000000"/>
    </style:style>
    <style:style style:name="Taula9" style:family="table">
      <style:table-properties style:width="17.884cm" fo:margin-top="0cm" fo:margin-bottom="0.101cm" table:align="center" fo:keep-with-next="always"/>
    </style:style>
    <style:style style:name="Taula9.A" style:family="table-column">
      <style:table-column-properties style:column-width="2.492cm"/>
    </style:style>
    <style:style style:name="Taula9.B" style:family="table-column">
      <style:table-column-properties style:column-width="3.505cm"/>
    </style:style>
    <style:style style:name="Taula9.C" style:family="table-column">
      <style:table-column-properties style:column-width="0.803cm"/>
    </style:style>
    <style:style style:name="Taula9.D" style:family="table-column">
      <style:table-column-properties style:column-width="11.084cm"/>
    </style:style>
    <style:style style:name="Taula9.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9.D1" style:family="table-cell">
      <style:table-cell-properties fo:background-color="#cccccc" fo:padding="0.097cm" fo:border="0.5pt solid #000000">
        <style:background-image/>
      </style:table-cell-properties>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0.5pt solid #000000" fo:border-right="none" fo:border-top="none" fo:border-bottom="0.5pt solid #000000"/>
    </style:style>
    <style:style style:name="Taula9.C2" style:family="table-cell">
      <style:table-cell-properties fo:padding="0.097cm" fo:border-left="0.5pt solid #000000" fo:border-right="none" fo:border-top="none" fo:border-bottom="0.5pt solid #000000"/>
    </style:style>
    <style:style style:name="Taula9.D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left="0.5pt solid #000000" fo:border-right="none" fo:border-top="none" fo:border-bottom="0.5pt solid #000000"/>
    </style:style>
    <style:style style:name="Taula9.B3" style:family="table-cell">
      <style:table-cell-properties fo:padding="0.097cm" fo:border-left="0.5pt solid #000000" fo:border-right="none" fo:border-top="none" fo:border-bottom="0.5pt solid #000000"/>
    </style:style>
    <style:style style:name="Taula9.C3" style:family="table-cell">
      <style:table-cell-properties fo:padding="0.097cm" fo:border-left="0.5pt solid #000000" fo:border-right="none" fo:border-top="none" fo:border-bottom="0.5pt solid #000000"/>
    </style:style>
    <style:style style:name="Taula9.D3" style:family="table-cell">
      <style:table-cell-properties fo:padding="0.097cm" fo:border-left="0.5pt solid #000000" fo:border-right="0.5pt solid #000000" fo:border-top="none" fo:border-bottom="0.5pt solid #000000"/>
    </style:style>
    <style:style style:name="Taula9.A4" style:family="table-cell">
      <style:table-cell-properties fo:padding="0.097cm" fo:border-left="0.5pt solid #000000" fo:border-right="none" fo:border-top="none" fo:border-bottom="0.5pt solid #000000"/>
    </style:style>
    <style:style style:name="Taula9.B4" style:family="table-cell">
      <style:table-cell-properties fo:padding="0.097cm" fo:border-left="0.5pt solid #000000" fo:border-right="none" fo:border-top="none" fo:border-bottom="0.5pt solid #000000"/>
    </style:style>
    <style:style style:name="Taula9.C4" style:family="table-cell">
      <style:table-cell-properties fo:padding="0.097cm" fo:border-left="0.5pt solid #000000" fo:border-right="none" fo:border-top="none" fo:border-bottom="0.5pt solid #000000"/>
    </style:style>
    <style:style style:name="Taula9.D4" style:family="table-cell">
      <style:table-cell-properties fo:padding="0.097cm" fo:border-left="0.5pt solid #000000" fo:border-right="0.5pt solid #000000" fo:border-top="none" fo:border-bottom="0.5pt solid #000000"/>
    </style:style>
    <style:style style:name="Taula9.A5" style:family="table-cell">
      <style:table-cell-properties fo:padding="0.097cm" fo:border-left="0.5pt solid #000000" fo:border-right="none" fo:border-top="none" fo:border-bottom="0.5pt solid #000000"/>
    </style:style>
    <style:style style:name="Taula9.B5" style:family="table-cell">
      <style:table-cell-properties fo:padding="0.097cm" fo:border-left="0.5pt solid #000000" fo:border-right="none" fo:border-top="none" fo:border-bottom="0.5pt solid #000000"/>
    </style:style>
    <style:style style:name="Taula9.C5" style:family="table-cell">
      <style:table-cell-properties fo:padding="0.097cm" fo:border-left="0.5pt solid #000000" fo:border-right="none" fo:border-top="none" fo:border-bottom="0.5pt solid #000000"/>
    </style:style>
    <style:style style:name="Taula9.D5" style:family="table-cell">
      <style:table-cell-properties fo:padding="0.097cm" fo:border-left="0.5pt solid #000000" fo:border-right="0.5pt solid #000000" fo:border-top="none" fo:border-bottom="0.5pt solid #000000"/>
    </style:style>
    <style:style style:name="Taula9.A6" style:family="table-cell">
      <style:table-cell-properties fo:padding="0.097cm" fo:border-left="0.5pt solid #000000" fo:border-right="none" fo:border-top="none" fo:border-bottom="0.5pt solid #000000"/>
    </style:style>
    <style:style style:name="Taula9.B6" style:family="table-cell">
      <style:table-cell-properties fo:padding="0.097cm" fo:border-left="0.5pt solid #000000" fo:border-right="none" fo:border-top="none" fo:border-bottom="0.5pt solid #000000"/>
    </style:style>
    <style:style style:name="Taula9.C6" style:family="table-cell">
      <style:table-cell-properties fo:padding="0.097cm" fo:border-left="0.5pt solid #000000" fo:border-right="none" fo:border-top="none" fo:border-bottom="0.5pt solid #000000"/>
    </style:style>
    <style:style style:name="Taula9.D6" style:family="table-cell">
      <style:table-cell-properties fo:padding="0.097cm" fo:border-left="0.5pt solid #000000" fo:border-right="0.5pt solid #000000" fo:border-top="none" fo:border-bottom="0.5pt solid #000000"/>
    </style:style>
    <style:style style:name="Taula9.A7" style:family="table-cell">
      <style:table-cell-properties fo:padding="0.097cm" fo:border-left="0.5pt solid #000000" fo:border-right="none" fo:border-top="none" fo:border-bottom="0.5pt solid #000000"/>
    </style:style>
    <style:style style:name="Taula9.B7" style:family="table-cell">
      <style:table-cell-properties fo:padding="0.097cm" fo:border-left="0.5pt solid #000000" fo:border-right="none" fo:border-top="none" fo:border-bottom="0.5pt solid #000000"/>
    </style:style>
    <style:style style:name="Taula9.C7" style:family="table-cell">
      <style:table-cell-properties fo:padding="0.097cm" fo:border-left="0.5pt solid #000000" fo:border-right="none" fo:border-top="none" fo:border-bottom="0.5pt solid #000000"/>
    </style:style>
    <style:style style:name="Taula9.D7" style:family="table-cell">
      <style:table-cell-properties fo:padding="0.097cm" fo:border-left="0.5pt solid #000000" fo:border-right="0.5pt solid #000000" fo:border-top="none" fo:border-bottom="0.5pt solid #000000"/>
    </style:style>
    <style:style style:name="Taula9.A8" style:family="table-cell">
      <style:table-cell-properties fo:padding="0.097cm" fo:border-left="0.5pt solid #000000" fo:border-right="none" fo:border-top="none" fo:border-bottom="0.5pt solid #000000"/>
    </style:style>
    <style:style style:name="Taula9.B8" style:family="table-cell">
      <style:table-cell-properties fo:padding="0.097cm" fo:border-left="0.5pt solid #000000" fo:border-right="none" fo:border-top="none" fo:border-bottom="0.5pt solid #000000"/>
    </style:style>
    <style:style style:name="Taula9.C8" style:family="table-cell">
      <style:table-cell-properties fo:padding="0.097cm" fo:border-left="0.5pt solid #000000" fo:border-right="none" fo:border-top="none" fo:border-bottom="0.5pt solid #000000"/>
    </style:style>
    <style:style style:name="Taula9.D8" style:family="table-cell">
      <style:table-cell-properties fo:padding="0.097cm" fo:border-left="0.5pt solid #000000" fo:border-right="0.5pt solid #000000" fo:border-top="none" fo:border-bottom="0.5pt solid #000000"/>
    </style:style>
    <style:style style:name="Taula9.A9" style:family="table-cell">
      <style:table-cell-properties fo:padding="0.097cm" fo:border-left="0.5pt solid #000000" fo:border-right="none" fo:border-top="none" fo:border-bottom="0.5pt solid #000000"/>
    </style:style>
    <style:style style:name="Taula9.B9" style:family="table-cell">
      <style:table-cell-properties fo:padding="0.097cm" fo:border-left="0.5pt solid #000000" fo:border-right="none" fo:border-top="none" fo:border-bottom="0.5pt solid #000000"/>
    </style:style>
    <style:style style:name="Taula9.C9" style:family="table-cell">
      <style:table-cell-properties fo:padding="0.097cm" fo:border-left="0.5pt solid #000000" fo:border-right="none" fo:border-top="none" fo:border-bottom="0.5pt solid #000000"/>
    </style:style>
    <style:style style:name="Taula9.D9" style:family="table-cell">
      <style:table-cell-properties fo:padding="0.097cm" fo:border-left="0.5pt solid #000000" fo:border-right="0.5pt solid #000000" fo:border-top="none" fo:border-bottom="0.5pt solid #000000"/>
    </style:style>
    <style:style style:name="Taula10" style:family="table">
      <style:table-properties style:width="17.884cm" fo:margin-top="0cm" fo:margin-bottom="0.101cm" table:align="center" fo:keep-with-next="always"/>
    </style:style>
    <style:style style:name="Taula10.A" style:family="table-column">
      <style:table-column-properties style:column-width="2.184cm"/>
    </style:style>
    <style:style style:name="Taula10.B" style:family="table-column">
      <style:table-column-properties style:column-width="4.21cm"/>
    </style:style>
    <style:style style:name="Taula10.C" style:family="table-column">
      <style:table-column-properties style:column-width="0.794cm"/>
    </style:style>
    <style:style style:name="Taula10.D" style:family="table-column">
      <style:table-column-properties style:column-width="10.696cm"/>
    </style:style>
    <style:style style:name="Taula10.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0.D1" style:family="table-cell">
      <style:table-cell-properties fo:background-color="#cccccc" fo:padding="0.097cm" fo:border="0.5pt solid #000000">
        <style:background-image/>
      </style:table-cell-properties>
    </style:style>
    <style:style style:name="Taula10.A2" style:family="table-cell">
      <style:table-cell-properties fo:padding="0.097cm" fo:border-left="0.5pt solid #000000" fo:border-right="none" fo:border-top="none" fo:border-bottom="0.5pt solid #000000"/>
    </style:style>
    <style:style style:name="Taula10.B2" style:family="table-cell">
      <style:table-cell-properties fo:padding="0.097cm" fo:border-left="0.5pt solid #000000" fo:border-right="none" fo:border-top="none" fo:border-bottom="0.5pt solid #000000"/>
    </style:style>
    <style:style style:name="Taula10.C2" style:family="table-cell">
      <style:table-cell-properties fo:padding="0.097cm" fo:border-left="0.5pt solid #000000" fo:border-right="none" fo:border-top="none" fo:border-bottom="0.5pt solid #000000"/>
    </style:style>
    <style:style style:name="Taula10.D2" style:family="table-cell">
      <style:table-cell-properties fo:padding="0.097cm" fo:border-left="0.5pt solid #000000" fo:border-right="0.5pt solid #000000" fo:border-top="none" fo:border-bottom="0.5pt solid #000000"/>
    </style:style>
    <style:style style:name="Taula10.A3" style:family="table-cell">
      <style:table-cell-properties fo:padding="0.097cm" fo:border-left="0.5pt solid #000000" fo:border-right="none" fo:border-top="none" fo:border-bottom="0.5pt solid #000000"/>
    </style:style>
    <style:style style:name="Taula10.B3" style:family="table-cell">
      <style:table-cell-properties fo:padding="0.097cm" fo:border-left="0.5pt solid #000000" fo:border-right="none" fo:border-top="none" fo:border-bottom="0.5pt solid #000000"/>
    </style:style>
    <style:style style:name="Taula10.C3" style:family="table-cell">
      <style:table-cell-properties fo:padding="0.097cm" fo:border-left="0.5pt solid #000000" fo:border-right="none" fo:border-top="none" fo:border-bottom="0.5pt solid #000000"/>
    </style:style>
    <style:style style:name="Taula10.D3" style:family="table-cell">
      <style:table-cell-properties fo:padding="0.097cm" fo:border-left="0.5pt solid #000000" fo:border-right="0.5pt solid #000000" fo:border-top="none" fo:border-bottom="0.5pt solid #000000"/>
    </style:style>
    <style:style style:name="Taula10.A4" style:family="table-cell">
      <style:table-cell-properties fo:padding="0.097cm" fo:border-left="0.5pt solid #000000" fo:border-right="none" fo:border-top="none" fo:border-bottom="0.5pt solid #000000"/>
    </style:style>
    <style:style style:name="Taula10.B4" style:family="table-cell">
      <style:table-cell-properties fo:padding="0.097cm" fo:border-left="0.5pt solid #000000" fo:border-right="none" fo:border-top="none" fo:border-bottom="0.5pt solid #000000"/>
    </style:style>
    <style:style style:name="Taula10.C4" style:family="table-cell">
      <style:table-cell-properties fo:padding="0.097cm" fo:border-left="0.5pt solid #000000" fo:border-right="none" fo:border-top="none" fo:border-bottom="0.5pt solid #000000"/>
    </style:style>
    <style:style style:name="Taula10.D4" style:family="table-cell">
      <style:table-cell-properties fo:padding="0.097cm" fo:border-left="0.5pt solid #000000" fo:border-right="0.5pt solid #000000" fo:border-top="none" fo:border-bottom="0.5pt solid #000000"/>
    </style:style>
    <style:style style:name="Taula10.A5" style:family="table-cell">
      <style:table-cell-properties fo:padding="0.097cm" fo:border-left="0.5pt solid #000000" fo:border-right="none" fo:border-top="none" fo:border-bottom="0.5pt solid #000000"/>
    </style:style>
    <style:style style:name="Taula10.B5" style:family="table-cell">
      <style:table-cell-properties fo:padding="0.097cm" fo:border-left="0.5pt solid #000000" fo:border-right="none" fo:border-top="none" fo:border-bottom="0.5pt solid #000000"/>
    </style:style>
    <style:style style:name="Taula10.C5" style:family="table-cell">
      <style:table-cell-properties fo:padding="0.097cm" fo:border-left="0.5pt solid #000000" fo:border-right="none" fo:border-top="none" fo:border-bottom="0.5pt solid #000000"/>
    </style:style>
    <style:style style:name="Taula10.D5" style:family="table-cell">
      <style:table-cell-properties fo:padding="0.097cm" fo:border-left="0.5pt solid #000000" fo:border-right="0.5pt solid #000000" fo:border-top="none" fo:border-bottom="0.5pt solid #000000"/>
    </style:style>
    <style:style style:name="Taula10.A6" style:family="table-cell">
      <style:table-cell-properties fo:padding="0.097cm" fo:border-left="0.5pt solid #000000" fo:border-right="none" fo:border-top="none" fo:border-bottom="0.5pt solid #000000"/>
    </style:style>
    <style:style style:name="Taula10.B6" style:family="table-cell">
      <style:table-cell-properties fo:padding="0.097cm" fo:border-left="0.5pt solid #000000" fo:border-right="none" fo:border-top="none" fo:border-bottom="0.5pt solid #000000"/>
    </style:style>
    <style:style style:name="Taula10.C6" style:family="table-cell">
      <style:table-cell-properties fo:padding="0.097cm" fo:border-left="0.5pt solid #000000" fo:border-right="none" fo:border-top="none" fo:border-bottom="0.5pt solid #000000"/>
    </style:style>
    <style:style style:name="Taula10.D6" style:family="table-cell">
      <style:table-cell-properties fo:padding="0.097cm" fo:border-left="0.5pt solid #000000" fo:border-right="0.5pt solid #000000" fo:border-top="none" fo:border-bottom="0.5pt solid #000000"/>
    </style:style>
    <style:style style:name="Taula10.A7" style:family="table-cell">
      <style:table-cell-properties fo:padding="0.097cm" fo:border-left="0.5pt solid #000000" fo:border-right="none" fo:border-top="none" fo:border-bottom="0.5pt solid #000000"/>
    </style:style>
    <style:style style:name="Taula10.B7" style:family="table-cell">
      <style:table-cell-properties fo:padding="0.097cm" fo:border-left="0.5pt solid #000000" fo:border-right="none" fo:border-top="none" fo:border-bottom="0.5pt solid #000000"/>
    </style:style>
    <style:style style:name="Taula10.C7" style:family="table-cell">
      <style:table-cell-properties fo:padding="0.097cm" fo:border-left="0.5pt solid #000000" fo:border-right="none" fo:border-top="none" fo:border-bottom="0.5pt solid #000000"/>
    </style:style>
    <style:style style:name="Taula10.D7" style:family="table-cell">
      <style:table-cell-properties fo:padding="0.097cm" fo:border-left="0.5pt solid #000000" fo:border-right="0.5pt solid #000000" fo:border-top="none" fo:border-bottom="0.5pt solid #000000"/>
    </style:style>
    <style:style style:name="Taula10.A8" style:family="table-cell">
      <style:table-cell-properties fo:padding="0.097cm" fo:border-left="0.5pt solid #000000" fo:border-right="none" fo:border-top="none" fo:border-bottom="0.5pt solid #000000"/>
    </style:style>
    <style:style style:name="Taula10.B8" style:family="table-cell">
      <style:table-cell-properties fo:padding="0.097cm" fo:border-left="0.5pt solid #000000" fo:border-right="none" fo:border-top="none" fo:border-bottom="0.5pt solid #000000"/>
    </style:style>
    <style:style style:name="Taula10.C8" style:family="table-cell">
      <style:table-cell-properties fo:padding="0.097cm" fo:border-left="0.5pt solid #000000" fo:border-right="none" fo:border-top="none" fo:border-bottom="0.5pt solid #000000"/>
    </style:style>
    <style:style style:name="Taula10.D8" style:family="table-cell">
      <style:table-cell-properties fo:padding="0.097cm" fo:border-left="0.5pt solid #000000" fo:border-right="0.5pt solid #000000" fo:border-top="none" fo:border-bottom="0.5pt solid #000000"/>
    </style:style>
    <style:style style:name="Taula10.A9" style:family="table-cell">
      <style:table-cell-properties fo:padding="0.097cm" fo:border-left="0.5pt solid #000000" fo:border-right="none" fo:border-top="none" fo:border-bottom="0.5pt solid #000000"/>
    </style:style>
    <style:style style:name="Taula10.B9" style:family="table-cell">
      <style:table-cell-properties fo:padding="0.097cm" fo:border-left="0.5pt solid #000000" fo:border-right="none" fo:border-top="none" fo:border-bottom="0.5pt solid #000000"/>
    </style:style>
    <style:style style:name="Taula10.C9" style:family="table-cell">
      <style:table-cell-properties fo:padding="0.097cm" fo:border-left="0.5pt solid #000000" fo:border-right="none" fo:border-top="none" fo:border-bottom="0.5pt solid #000000"/>
    </style:style>
    <style:style style:name="Taula10.D9" style:family="table-cell">
      <style:table-cell-properties fo:padding="0.097cm" fo:border-left="0.5pt solid #000000" fo:border-right="0.5pt solid #000000" fo:border-top="none" fo:border-bottom="0.5pt solid #000000"/>
    </style:style>
    <style:style style:name="Taula36" style:family="table">
      <style:table-properties style:width="17.891cm" fo:margin-top="0cm" fo:margin-bottom="0.101cm" table:align="center" fo:keep-with-next="always"/>
    </style:style>
    <style:style style:name="Taula36.A" style:family="table-column">
      <style:table-column-properties style:column-width="2.499cm"/>
    </style:style>
    <style:style style:name="Taula36.B" style:family="table-column">
      <style:table-column-properties style:column-width="3.498cm"/>
    </style:style>
    <style:style style:name="Taula36.C" style:family="table-column">
      <style:table-column-properties style:column-width="1.102cm"/>
    </style:style>
    <style:style style:name="Taula36.D" style:family="table-column">
      <style:table-column-properties style:column-width="10.791cm"/>
    </style:style>
    <style:style style:name="Taula36.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6.D1" style:family="table-cell">
      <style:table-cell-properties fo:background-color="#cccccc" fo:padding="0.097cm" fo:border="0.5pt solid #000000">
        <style:background-image/>
      </style:table-cell-properties>
    </style:style>
    <style:style style:name="Taula36.A2" style:family="table-cell">
      <style:table-cell-properties fo:padding="0.097cm" fo:border-left="0.5pt solid #000000" fo:border-right="none" fo:border-top="none" fo:border-bottom="0.5pt solid #000000"/>
    </style:style>
    <style:style style:name="Taula36.B2" style:family="table-cell">
      <style:table-cell-properties fo:padding="0.097cm" fo:border-left="0.5pt solid #000000" fo:border-right="none" fo:border-top="none" fo:border-bottom="0.5pt solid #000000"/>
    </style:style>
    <style:style style:name="Taula36.C2" style:family="table-cell">
      <style:table-cell-properties fo:padding="0.097cm" fo:border-left="0.5pt solid #000000" fo:border-right="none" fo:border-top="none" fo:border-bottom="0.5pt solid #000000"/>
    </style:style>
    <style:style style:name="Taula36.D2" style:family="table-cell">
      <style:table-cell-properties fo:padding="0.097cm" fo:border-left="0.5pt solid #000000" fo:border-right="0.5pt solid #000000" fo:border-top="none" fo:border-bottom="0.5pt solid #000000"/>
    </style:style>
    <style:style style:name="Taula36.A3" style:family="table-cell">
      <style:table-cell-properties fo:padding="0.097cm" fo:border-left="0.5pt solid #000000" fo:border-right="none" fo:border-top="none" fo:border-bottom="0.5pt solid #000000"/>
    </style:style>
    <style:style style:name="Taula36.B3" style:family="table-cell">
      <style:table-cell-properties fo:padding="0.097cm" fo:border-left="0.5pt solid #000000" fo:border-right="none" fo:border-top="none" fo:border-bottom="0.5pt solid #000000"/>
    </style:style>
    <style:style style:name="Taula36.C3" style:family="table-cell">
      <style:table-cell-properties fo:padding="0.097cm" fo:border-left="0.5pt solid #000000" fo:border-right="none" fo:border-top="none" fo:border-bottom="0.5pt solid #000000"/>
    </style:style>
    <style:style style:name="Taula36.D3" style:family="table-cell">
      <style:table-cell-properties fo:padding="0.097cm" fo:border-left="0.5pt solid #000000" fo:border-right="0.5pt solid #000000" fo:border-top="none" fo:border-bottom="0.5pt solid #000000"/>
    </style:style>
    <style:style style:name="Taula36.A4" style:family="table-cell">
      <style:table-cell-properties fo:padding="0.097cm" fo:border-left="0.5pt solid #000000" fo:border-right="none" fo:border-top="none" fo:border-bottom="0.5pt solid #000000"/>
    </style:style>
    <style:style style:name="Taula36.B4" style:family="table-cell">
      <style:table-cell-properties fo:padding="0.097cm" fo:border-left="0.5pt solid #000000" fo:border-right="none" fo:border-top="none" fo:border-bottom="0.5pt solid #000000"/>
    </style:style>
    <style:style style:name="Taula36.C4" style:family="table-cell">
      <style:table-cell-properties fo:padding="0.097cm" fo:border-left="0.5pt solid #000000" fo:border-right="none" fo:border-top="none" fo:border-bottom="0.5pt solid #000000"/>
    </style:style>
    <style:style style:name="Taula36.D4" style:family="table-cell">
      <style:table-cell-properties fo:padding="0.097cm" fo:border-left="0.5pt solid #000000" fo:border-right="0.5pt solid #000000" fo:border-top="none" fo:border-bottom="0.5pt solid #000000"/>
    </style:style>
    <style:style style:name="Taula36.A5" style:family="table-cell">
      <style:table-cell-properties fo:padding="0.097cm" fo:border-left="0.5pt solid #000000" fo:border-right="none" fo:border-top="none" fo:border-bottom="0.5pt solid #000000"/>
    </style:style>
    <style:style style:name="Taula36.B5" style:family="table-cell">
      <style:table-cell-properties fo:padding="0.097cm" fo:border-left="0.5pt solid #000000" fo:border-right="none" fo:border-top="none" fo:border-bottom="0.5pt solid #000000"/>
    </style:style>
    <style:style style:name="Taula36.C5" style:family="table-cell">
      <style:table-cell-properties fo:padding="0.097cm" fo:border-left="0.5pt solid #000000" fo:border-right="none" fo:border-top="none" fo:border-bottom="0.5pt solid #000000"/>
    </style:style>
    <style:style style:name="Taula36.D5" style:family="table-cell">
      <style:table-cell-properties fo:padding="0.097cm" fo:border-left="0.5pt solid #000000" fo:border-right="0.5pt solid #000000" fo:border-top="none" fo:border-bottom="0.5pt solid #000000"/>
    </style:style>
    <style:style style:name="Taula37" style:family="table">
      <style:table-properties style:width="17.891cm" fo:margin-top="0cm" fo:margin-bottom="0.101cm" table:align="center" fo:keep-with-next="always"/>
    </style:style>
    <style:style style:name="Taula37.A" style:family="table-column">
      <style:table-column-properties style:column-width="2.395cm"/>
    </style:style>
    <style:style style:name="Taula37.B" style:family="table-column">
      <style:table-column-properties style:column-width="3.514cm"/>
    </style:style>
    <style:style style:name="Taula37.C" style:family="table-column">
      <style:table-column-properties style:column-width="0.891cm"/>
    </style:style>
    <style:style style:name="Taula37.D" style:family="table-column">
      <style:table-column-properties style:column-width="11.091cm"/>
    </style:style>
    <style:style style:name="Taula3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7.D1" style:family="table-cell">
      <style:table-cell-properties fo:background-color="#cccccc" fo:padding="0.097cm" fo:border="0.5pt solid #000000">
        <style:background-image/>
      </style:table-cell-properties>
    </style:style>
    <style:style style:name="Taula37.A2" style:family="table-cell">
      <style:table-cell-properties fo:padding="0.097cm" fo:border-left="0.5pt solid #000000" fo:border-right="none" fo:border-top="none" fo:border-bottom="0.5pt solid #000000"/>
    </style:style>
    <style:style style:name="Taula37.B2" style:family="table-cell">
      <style:table-cell-properties fo:padding="0.097cm" fo:border-left="0.5pt solid #000000" fo:border-right="none" fo:border-top="none" fo:border-bottom="0.5pt solid #000000"/>
    </style:style>
    <style:style style:name="Taula37.C2" style:family="table-cell">
      <style:table-cell-properties fo:padding="0.097cm" fo:border-left="0.5pt solid #000000" fo:border-right="none" fo:border-top="none" fo:border-bottom="0.5pt solid #000000"/>
    </style:style>
    <style:style style:name="Taula37.D2" style:family="table-cell">
      <style:table-cell-properties fo:padding="0.097cm" fo:border-left="0.5pt solid #000000" fo:border-right="0.5pt solid #000000" fo:border-top="none" fo:border-bottom="0.5pt solid #000000"/>
    </style:style>
    <style:style style:name="Taula37.A3" style:family="table-cell">
      <style:table-cell-properties fo:padding="0.097cm" fo:border-left="0.5pt solid #000000" fo:border-right="none" fo:border-top="none" fo:border-bottom="0.5pt solid #000000"/>
    </style:style>
    <style:style style:name="Taula37.B3" style:family="table-cell">
      <style:table-cell-properties fo:padding="0.097cm" fo:border-left="0.5pt solid #000000" fo:border-right="none" fo:border-top="none" fo:border-bottom="0.5pt solid #000000"/>
    </style:style>
    <style:style style:name="Taula37.C3" style:family="table-cell">
      <style:table-cell-properties fo:padding="0.097cm" fo:border-left="0.5pt solid #000000" fo:border-right="none" fo:border-top="none" fo:border-bottom="0.5pt solid #000000"/>
    </style:style>
    <style:style style:name="Taula37.D3" style:family="table-cell">
      <style:table-cell-properties fo:padding="0.097cm" fo:border-left="0.5pt solid #000000" fo:border-right="0.5pt solid #000000" fo:border-top="none" fo:border-bottom="0.5pt solid #000000"/>
    </style:style>
    <style:style style:name="Taula37.A4" style:family="table-cell">
      <style:table-cell-properties fo:padding="0.097cm" fo:border-left="0.5pt solid #000000" fo:border-right="none" fo:border-top="none" fo:border-bottom="0.5pt solid #000000"/>
    </style:style>
    <style:style style:name="Taula37.B4" style:family="table-cell">
      <style:table-cell-properties fo:padding="0.097cm" fo:border-left="0.5pt solid #000000" fo:border-right="none" fo:border-top="none" fo:border-bottom="0.5pt solid #000000"/>
    </style:style>
    <style:style style:name="Taula37.C4" style:family="table-cell">
      <style:table-cell-properties fo:padding="0.097cm" fo:border-left="0.5pt solid #000000" fo:border-right="none" fo:border-top="none" fo:border-bottom="0.5pt solid #000000"/>
    </style:style>
    <style:style style:name="Taula37.D4" style:family="table-cell">
      <style:table-cell-properties fo:padding="0.097cm" fo:border-left="0.5pt solid #000000" fo:border-right="0.5pt solid #000000" fo:border-top="none" fo:border-bottom="0.5pt solid #000000"/>
    </style:style>
    <style:style style:name="Taula37.A5" style:family="table-cell">
      <style:table-cell-properties fo:padding="0.097cm" fo:border-left="0.5pt solid #000000" fo:border-right="none" fo:border-top="none" fo:border-bottom="0.5pt solid #000000"/>
    </style:style>
    <style:style style:name="Taula37.B5" style:family="table-cell">
      <style:table-cell-properties fo:padding="0.097cm" fo:border-left="0.5pt solid #000000" fo:border-right="none" fo:border-top="none" fo:border-bottom="0.5pt solid #000000"/>
    </style:style>
    <style:style style:name="Taula37.C5" style:family="table-cell">
      <style:table-cell-properties fo:padding="0.097cm" fo:border-left="0.5pt solid #000000" fo:border-right="none" fo:border-top="none" fo:border-bottom="0.5pt solid #000000"/>
    </style:style>
    <style:style style:name="Taula37.D5" style:family="table-cell">
      <style:table-cell-properties fo:padding="0.097cm" fo:border-left="0.5pt solid #000000" fo:border-right="0.5pt solid #000000" fo:border-top="none" fo:border-bottom="0.5pt solid #000000"/>
    </style:style>
    <style:style style:name="Taula37.A6" style:family="table-cell">
      <style:table-cell-properties fo:padding="0.097cm" fo:border-left="0.5pt solid #000000" fo:border-right="none" fo:border-top="none" fo:border-bottom="0.5pt solid #000000"/>
    </style:style>
    <style:style style:name="Taula37.B6" style:family="table-cell">
      <style:table-cell-properties fo:padding="0.097cm" fo:border-left="0.5pt solid #000000" fo:border-right="none" fo:border-top="none" fo:border-bottom="0.5pt solid #000000"/>
    </style:style>
    <style:style style:name="Taula37.C6" style:family="table-cell">
      <style:table-cell-properties fo:padding="0.097cm" fo:border-left="0.5pt solid #000000" fo:border-right="none" fo:border-top="none" fo:border-bottom="0.5pt solid #000000"/>
    </style:style>
    <style:style style:name="Taula37.D6" style:family="table-cell">
      <style:table-cell-properties fo:padding="0.097cm" fo:border-left="0.5pt solid #000000" fo:border-right="0.5pt solid #000000" fo:border-top="none" fo:border-bottom="0.5pt solid #000000"/>
    </style:style>
    <style:style style:name="Taula13" style:family="table">
      <style:table-properties style:width="17.891cm" fo:margin-top="0cm" fo:margin-bottom="0.101cm" table:align="center" fo:keep-with-next="always"/>
    </style:style>
    <style:style style:name="Taula13.A" style:family="table-column">
      <style:table-column-properties style:column-width="2.514cm"/>
    </style:style>
    <style:style style:name="Taula13.B" style:family="table-column">
      <style:table-column-properties style:column-width="3.281cm"/>
    </style:style>
    <style:style style:name="Taula13.C" style:family="table-column">
      <style:table-column-properties style:column-width="1.005cm"/>
    </style:style>
    <style:style style:name="Taula13.D" style:family="table-column">
      <style:table-column-properties style:column-width="11.091cm"/>
    </style:style>
    <style:style style:name="Taula1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3.D1" style:family="table-cell">
      <style:table-cell-properties fo:background-color="#cccccc" fo:padding="0.097cm" fo:border="0.5pt solid #000000">
        <style:background-image/>
      </style:table-cell-properties>
    </style:style>
    <style:style style:name="Taula13.A2" style:family="table-cell">
      <style:table-cell-properties fo:padding="0.097cm" fo:border-left="0.5pt solid #000000" fo:border-right="none" fo:border-top="none" fo:border-bottom="0.5pt solid #000000"/>
    </style:style>
    <style:style style:name="Taula13.B2" style:family="table-cell">
      <style:table-cell-properties fo:padding="0.097cm" fo:border-left="0.5pt solid #000000" fo:border-right="none" fo:border-top="none" fo:border-bottom="0.5pt solid #000000"/>
    </style:style>
    <style:style style:name="Taula13.C2" style:family="table-cell">
      <style:table-cell-properties fo:padding="0.097cm" fo:border-left="0.5pt solid #000000" fo:border-right="none" fo:border-top="none" fo:border-bottom="0.5pt solid #000000"/>
    </style:style>
    <style:style style:name="Taula13.D2" style:family="table-cell">
      <style:table-cell-properties fo:padding="0.097cm" fo:border-left="0.5pt solid #000000" fo:border-right="0.5pt solid #000000" fo:border-top="none" fo:border-bottom="0.5pt solid #000000"/>
    </style:style>
    <style:style style:name="Taula13.A3" style:family="table-cell">
      <style:table-cell-properties fo:padding="0.097cm" fo:border-left="0.5pt solid #000000" fo:border-right="none" fo:border-top="none" fo:border-bottom="0.5pt solid #000000"/>
    </style:style>
    <style:style style:name="Taula13.B3" style:family="table-cell">
      <style:table-cell-properties fo:padding="0.097cm" fo:border-left="0.5pt solid #000000" fo:border-right="none" fo:border-top="none" fo:border-bottom="0.5pt solid #000000"/>
    </style:style>
    <style:style style:name="Taula13.C3" style:family="table-cell">
      <style:table-cell-properties fo:padding="0.097cm" fo:border-left="0.5pt solid #000000" fo:border-right="none" fo:border-top="none" fo:border-bottom="0.5pt solid #000000"/>
    </style:style>
    <style:style style:name="Taula13.D3" style:family="table-cell">
      <style:table-cell-properties fo:padding="0.097cm" fo:border-left="0.5pt solid #000000" fo:border-right="0.5pt solid #000000" fo:border-top="none" fo:border-bottom="0.5pt solid #000000"/>
    </style:style>
    <style:style style:name="Taula13.A4" style:family="table-cell">
      <style:table-cell-properties fo:padding="0.097cm" fo:border-left="0.5pt solid #000000" fo:border-right="none" fo:border-top="none" fo:border-bottom="0.5pt solid #000000"/>
    </style:style>
    <style:style style:name="Taula13.B4" style:family="table-cell">
      <style:table-cell-properties fo:padding="0.097cm" fo:border-left="0.5pt solid #000000" fo:border-right="none" fo:border-top="none" fo:border-bottom="0.5pt solid #000000"/>
    </style:style>
    <style:style style:name="Taula13.C4" style:family="table-cell">
      <style:table-cell-properties fo:padding="0.097cm" fo:border-left="0.5pt solid #000000" fo:border-right="none" fo:border-top="none" fo:border-bottom="0.5pt solid #000000"/>
    </style:style>
    <style:style style:name="Taula13.D4" style:family="table-cell">
      <style:table-cell-properties fo:padding="0.097cm" fo:border-left="0.5pt solid #000000" fo:border-right="0.5pt solid #000000" fo:border-top="none" fo:border-bottom="0.5pt solid #000000"/>
    </style:style>
    <style:style style:name="Taula13.A5" style:family="table-cell">
      <style:table-cell-properties fo:padding="0.097cm" fo:border-left="0.5pt solid #000000" fo:border-right="none" fo:border-top="none" fo:border-bottom="0.5pt solid #000000"/>
    </style:style>
    <style:style style:name="Taula13.B5" style:family="table-cell">
      <style:table-cell-properties fo:padding="0.097cm" fo:border-left="0.5pt solid #000000" fo:border-right="none" fo:border-top="none" fo:border-bottom="0.5pt solid #000000"/>
    </style:style>
    <style:style style:name="Taula13.C5" style:family="table-cell">
      <style:table-cell-properties fo:padding="0.097cm" fo:border-left="0.5pt solid #000000" fo:border-right="none" fo:border-top="none" fo:border-bottom="0.5pt solid #000000"/>
    </style:style>
    <style:style style:name="Taula13.D5" style:family="table-cell">
      <style:table-cell-properties fo:padding="0.097cm" fo:border-left="0.5pt solid #000000" fo:border-right="0.5pt solid #000000" fo:border-top="none" fo:border-bottom="0.5pt solid #000000"/>
    </style:style>
    <style:style style:name="Taula13.A6" style:family="table-cell">
      <style:table-cell-properties fo:padding="0.097cm" fo:border-left="0.5pt solid #000000" fo:border-right="none" fo:border-top="none" fo:border-bottom="0.5pt solid #000000"/>
    </style:style>
    <style:style style:name="Taula13.B6" style:family="table-cell">
      <style:table-cell-properties fo:padding="0.097cm" fo:border-left="0.5pt solid #000000" fo:border-right="none" fo:border-top="none" fo:border-bottom="0.5pt solid #000000"/>
    </style:style>
    <style:style style:name="Taula13.C6" style:family="table-cell">
      <style:table-cell-properties fo:padding="0.097cm" fo:border-left="0.5pt solid #000000" fo:border-right="none" fo:border-top="none" fo:border-bottom="0.5pt solid #000000"/>
    </style:style>
    <style:style style:name="Taula13.D6" style:family="table-cell">
      <style:table-cell-properties fo:padding="0.097cm" fo:border-left="0.5pt solid #000000" fo:border-right="0.5pt solid #000000" fo:border-top="none" fo:border-bottom="0.5pt solid #000000"/>
    </style:style>
    <style:style style:name="Taula20" style:family="table">
      <style:table-properties style:width="17.891cm" fo:margin-top="0cm" fo:margin-bottom="0.101cm" table:align="center" fo:keep-with-next="always"/>
    </style:style>
    <style:style style:name="Taula20.A" style:family="table-column">
      <style:table-column-properties style:column-width="2.805cm"/>
    </style:style>
    <style:style style:name="Taula20.B" style:family="table-column">
      <style:table-column-properties style:column-width="3.602cm"/>
    </style:style>
    <style:style style:name="Taula20.C" style:family="table-column">
      <style:table-column-properties style:column-width="0.889cm"/>
    </style:style>
    <style:style style:name="Taula20.D" style:family="table-column">
      <style:table-column-properties style:column-width="10.596cm"/>
    </style:style>
    <style:style style:name="Taula20.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0.D1" style:family="table-cell">
      <style:table-cell-properties fo:background-color="#cccccc" fo:padding="0.097cm" fo:border="0.5pt solid #000000">
        <style:background-image/>
      </style:table-cell-properties>
    </style:style>
    <style:style style:name="Taula20.A2" style:family="table-cell">
      <style:table-cell-properties fo:padding="0.097cm" fo:border-left="0.5pt solid #000000" fo:border-right="none" fo:border-top="none" fo:border-bottom="0.5pt solid #000000"/>
    </style:style>
    <style:style style:name="Taula20.B2" style:family="table-cell">
      <style:table-cell-properties fo:padding="0.097cm" fo:border-left="0.5pt solid #000000" fo:border-right="none" fo:border-top="none" fo:border-bottom="0.5pt solid #000000"/>
    </style:style>
    <style:style style:name="Taula20.C2" style:family="table-cell">
      <style:table-cell-properties fo:padding="0.097cm" fo:border-left="0.5pt solid #000000" fo:border-right="none" fo:border-top="none" fo:border-bottom="0.5pt solid #000000"/>
    </style:style>
    <style:style style:name="Taula20.D2" style:family="table-cell">
      <style:table-cell-properties fo:padding="0.097cm" fo:border-left="0.5pt solid #000000" fo:border-right="0.5pt solid #000000" fo:border-top="none" fo:border-bottom="0.5pt solid #000000"/>
    </style:style>
    <style:style style:name="Taula20.A3" style:family="table-cell">
      <style:table-cell-properties fo:padding="0.097cm" fo:border-left="0.5pt solid #000000" fo:border-right="none" fo:border-top="none" fo:border-bottom="0.5pt solid #000000"/>
    </style:style>
    <style:style style:name="Taula20.B3" style:family="table-cell">
      <style:table-cell-properties fo:padding="0.097cm" fo:border-left="0.5pt solid #000000" fo:border-right="none" fo:border-top="none" fo:border-bottom="0.5pt solid #000000"/>
    </style:style>
    <style:style style:name="Taula20.C3" style:family="table-cell">
      <style:table-cell-properties fo:padding="0.097cm" fo:border-left="0.5pt solid #000000" fo:border-right="none" fo:border-top="none" fo:border-bottom="0.5pt solid #000000"/>
    </style:style>
    <style:style style:name="Taula20.D3" style:family="table-cell">
      <style:table-cell-properties fo:padding="0.097cm" fo:border-left="0.5pt solid #000000" fo:border-right="0.5pt solid #000000" fo:border-top="none" fo:border-bottom="0.5pt solid #000000"/>
    </style:style>
    <style:style style:name="Taula20.A4" style:family="table-cell">
      <style:table-cell-properties fo:padding="0.097cm" fo:border-left="0.5pt solid #000000" fo:border-right="none" fo:border-top="none" fo:border-bottom="0.5pt solid #000000"/>
    </style:style>
    <style:style style:name="Taula20.B4" style:family="table-cell">
      <style:table-cell-properties fo:padding="0.097cm" fo:border-left="0.5pt solid #000000" fo:border-right="none" fo:border-top="none" fo:border-bottom="0.5pt solid #000000"/>
    </style:style>
    <style:style style:name="Taula20.C4" style:family="table-cell">
      <style:table-cell-properties fo:padding="0.097cm" fo:border-left="0.5pt solid #000000" fo:border-right="none" fo:border-top="none" fo:border-bottom="0.5pt solid #000000"/>
    </style:style>
    <style:style style:name="Taula20.D4" style:family="table-cell">
      <style:table-cell-properties fo:padding="0.097cm" fo:border-left="0.5pt solid #000000" fo:border-right="0.5pt solid #000000" fo:border-top="none" fo:border-bottom="0.5pt solid #000000"/>
    </style:style>
    <style:style style:name="Taula20.A5" style:family="table-cell">
      <style:table-cell-properties fo:padding="0.097cm" fo:border-left="0.5pt solid #000000" fo:border-right="none" fo:border-top="none" fo:border-bottom="0.5pt solid #000000"/>
    </style:style>
    <style:style style:name="Taula20.B5" style:family="table-cell">
      <style:table-cell-properties fo:padding="0.097cm" fo:border-left="0.5pt solid #000000" fo:border-right="none" fo:border-top="none" fo:border-bottom="0.5pt solid #000000"/>
    </style:style>
    <style:style style:name="Taula20.C5" style:family="table-cell">
      <style:table-cell-properties fo:padding="0.097cm" fo:border-left="0.5pt solid #000000" fo:border-right="none" fo:border-top="none" fo:border-bottom="0.5pt solid #000000"/>
    </style:style>
    <style:style style:name="Taula20.D5" style:family="table-cell">
      <style:table-cell-properties fo:padding="0.097cm" fo:border-left="0.5pt solid #000000" fo:border-right="0.5pt solid #000000" fo:border-top="none" fo:border-bottom="0.5pt solid #000000"/>
    </style:style>
    <style:style style:name="Taula20.A6" style:family="table-cell">
      <style:table-cell-properties fo:padding="0.097cm" fo:border-left="0.5pt solid #000000" fo:border-right="none" fo:border-top="none" fo:border-bottom="0.5pt solid #000000"/>
    </style:style>
    <style:style style:name="Taula20.B6" style:family="table-cell">
      <style:table-cell-properties fo:padding="0.097cm" fo:border-left="0.5pt solid #000000" fo:border-right="none" fo:border-top="none" fo:border-bottom="0.5pt solid #000000"/>
    </style:style>
    <style:style style:name="Taula20.C6" style:family="table-cell">
      <style:table-cell-properties fo:padding="0.097cm" fo:border-left="0.5pt solid #000000" fo:border-right="none" fo:border-top="none" fo:border-bottom="0.5pt solid #000000"/>
    </style:style>
    <style:style style:name="Taula20.D6" style:family="table-cell">
      <style:table-cell-properties fo:padding="0.097cm" fo:border-left="0.5pt solid #000000" fo:border-right="0.5pt solid #000000" fo:border-top="none" fo:border-bottom="0.5pt solid #000000"/>
    </style:style>
    <style:style style:name="Taula20.A7" style:family="table-cell">
      <style:table-cell-properties fo:padding="0.097cm" fo:border-left="0.5pt solid #000000" fo:border-right="none" fo:border-top="none" fo:border-bottom="0.5pt solid #000000"/>
    </style:style>
    <style:style style:name="Taula20.B7" style:family="table-cell">
      <style:table-cell-properties fo:padding="0.097cm" fo:border-left="0.5pt solid #000000" fo:border-right="none" fo:border-top="none" fo:border-bottom="0.5pt solid #000000"/>
    </style:style>
    <style:style style:name="Taula20.C7" style:family="table-cell">
      <style:table-cell-properties fo:padding="0.097cm" fo:border-left="0.5pt solid #000000" fo:border-right="none" fo:border-top="none" fo:border-bottom="0.5pt solid #000000"/>
    </style:style>
    <style:style style:name="Taula20.D7" style:family="table-cell">
      <style:table-cell-properties fo:padding="0.097cm" fo:border-left="0.5pt solid #000000" fo:border-right="0.5pt solid #000000" fo:border-top="none" fo:border-bottom="0.5pt solid #000000"/>
    </style:style>
    <style:style style:name="Taula20.A8" style:family="table-cell">
      <style:table-cell-properties fo:padding="0.097cm" fo:border-left="0.5pt solid #000000" fo:border-right="none" fo:border-top="none" fo:border-bottom="0.5pt solid #000000"/>
    </style:style>
    <style:style style:name="Taula20.B8" style:family="table-cell">
      <style:table-cell-properties fo:padding="0.097cm" fo:border-left="0.5pt solid #000000" fo:border-right="none" fo:border-top="none" fo:border-bottom="0.5pt solid #000000"/>
    </style:style>
    <style:style style:name="Taula20.C8" style:family="table-cell">
      <style:table-cell-properties fo:padding="0.097cm" fo:border-left="0.5pt solid #000000" fo:border-right="none" fo:border-top="none" fo:border-bottom="0.5pt solid #000000"/>
    </style:style>
    <style:style style:name="Taula20.D8" style:family="table-cell">
      <style:table-cell-properties fo:padding="0.097cm" fo:border-left="0.5pt solid #000000" fo:border-right="0.5pt solid #000000" fo:border-top="none" fo:border-bottom="0.5pt solid #000000"/>
    </style:style>
    <style:style style:name="Taula21" style:family="table">
      <style:table-properties style:width="17.891cm" fo:margin-top="0cm" fo:margin-bottom="0.101cm" table:align="center" fo:keep-with-next="always"/>
    </style:style>
    <style:style style:name="Taula21.A" style:family="table-column">
      <style:table-column-properties style:column-width="2.805cm"/>
    </style:style>
    <style:style style:name="Taula21.B" style:family="table-column">
      <style:table-column-properties style:column-width="2.99cm"/>
    </style:style>
    <style:style style:name="Taula21.C" style:family="table-column">
      <style:table-column-properties style:column-width="1.005cm"/>
    </style:style>
    <style:style style:name="Taula21.D" style:family="table-column">
      <style:table-column-properties style:column-width="11.091cm"/>
    </style:style>
    <style:style style:name="Taula2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1.D1" style:family="table-cell">
      <style:table-cell-properties fo:background-color="#cccccc" fo:padding="0.097cm" fo:border="0.5pt solid #000000">
        <style:background-image/>
      </style:table-cell-properties>
    </style:style>
    <style:style style:name="Taula21.A2" style:family="table-cell">
      <style:table-cell-properties fo:padding="0.097cm" fo:border-left="0.5pt solid #000000" fo:border-right="none" fo:border-top="none" fo:border-bottom="0.5pt solid #000000"/>
    </style:style>
    <style:style style:name="Taula21.B2" style:family="table-cell">
      <style:table-cell-properties fo:padding="0.097cm" fo:border-left="0.5pt solid #000000" fo:border-right="none" fo:border-top="none" fo:border-bottom="0.5pt solid #000000"/>
    </style:style>
    <style:style style:name="Taula21.C2" style:family="table-cell">
      <style:table-cell-properties fo:padding="0.097cm" fo:border-left="0.5pt solid #000000" fo:border-right="none" fo:border-top="none" fo:border-bottom="0.5pt solid #000000"/>
    </style:style>
    <style:style style:name="Taula21.D2" style:family="table-cell">
      <style:table-cell-properties fo:padding="0.097cm" fo:border-left="0.5pt solid #000000" fo:border-right="0.5pt solid #000000" fo:border-top="none" fo:border-bottom="0.5pt solid #000000"/>
    </style:style>
    <style:style style:name="Taula21.A3" style:family="table-cell">
      <style:table-cell-properties fo:padding="0.097cm" fo:border-left="0.5pt solid #000000" fo:border-right="none" fo:border-top="none" fo:border-bottom="0.5pt solid #000000"/>
    </style:style>
    <style:style style:name="Taula21.B3" style:family="table-cell">
      <style:table-cell-properties fo:padding="0.097cm" fo:border-left="0.5pt solid #000000" fo:border-right="none" fo:border-top="none" fo:border-bottom="0.5pt solid #000000"/>
    </style:style>
    <style:style style:name="Taula21.C3" style:family="table-cell">
      <style:table-cell-properties fo:padding="0.097cm" fo:border-left="0.5pt solid #000000" fo:border-right="none" fo:border-top="none" fo:border-bottom="0.5pt solid #000000"/>
    </style:style>
    <style:style style:name="Taula21.D3" style:family="table-cell">
      <style:table-cell-properties fo:padding="0.097cm" fo:border-left="0.5pt solid #000000" fo:border-right="0.5pt solid #000000" fo:border-top="none" fo:border-bottom="0.5pt solid #000000"/>
    </style:style>
    <style:style style:name="Taula21.A4" style:family="table-cell">
      <style:table-cell-properties fo:padding="0.097cm" fo:border-left="0.5pt solid #000000" fo:border-right="none" fo:border-top="none" fo:border-bottom="0.5pt solid #000000"/>
    </style:style>
    <style:style style:name="Taula21.B4" style:family="table-cell">
      <style:table-cell-properties fo:padding="0.097cm" fo:border-left="0.5pt solid #000000" fo:border-right="none" fo:border-top="none" fo:border-bottom="0.5pt solid #000000"/>
    </style:style>
    <style:style style:name="Taula21.C4" style:family="table-cell">
      <style:table-cell-properties fo:padding="0.097cm" fo:border-left="0.5pt solid #000000" fo:border-right="none" fo:border-top="none" fo:border-bottom="0.5pt solid #000000"/>
    </style:style>
    <style:style style:name="Taula21.D4" style:family="table-cell">
      <style:table-cell-properties fo:padding="0.097cm" fo:border-left="0.5pt solid #000000" fo:border-right="0.5pt solid #000000" fo:border-top="none" fo:border-bottom="0.5pt solid #000000"/>
    </style:style>
    <style:style style:name="Taula21.A5" style:family="table-cell">
      <style:table-cell-properties fo:padding="0.097cm" fo:border-left="0.5pt solid #000000" fo:border-right="none" fo:border-top="none" fo:border-bottom="0.5pt solid #000000"/>
    </style:style>
    <style:style style:name="Taula21.B5" style:family="table-cell">
      <style:table-cell-properties fo:padding="0.097cm" fo:border-left="0.5pt solid #000000" fo:border-right="none" fo:border-top="none" fo:border-bottom="0.5pt solid #000000"/>
    </style:style>
    <style:style style:name="Taula21.C5" style:family="table-cell">
      <style:table-cell-properties fo:padding="0.097cm" fo:border-left="0.5pt solid #000000" fo:border-right="none" fo:border-top="none" fo:border-bottom="0.5pt solid #000000"/>
    </style:style>
    <style:style style:name="Taula21.D5" style:family="table-cell">
      <style:table-cell-properties fo:padding="0.097cm" fo:border-left="0.5pt solid #000000" fo:border-right="0.5pt solid #000000" fo:border-top="none" fo:border-bottom="0.5pt solid #000000"/>
    </style:style>
    <style:style style:name="Taula21.A6" style:family="table-cell">
      <style:table-cell-properties fo:padding="0.097cm" fo:border-left="0.5pt solid #000000" fo:border-right="none" fo:border-top="none" fo:border-bottom="0.5pt solid #000000"/>
    </style:style>
    <style:style style:name="Taula21.B6" style:family="table-cell">
      <style:table-cell-properties fo:padding="0.097cm" fo:border-left="0.5pt solid #000000" fo:border-right="none" fo:border-top="none" fo:border-bottom="0.5pt solid #000000"/>
    </style:style>
    <style:style style:name="Taula21.C6" style:family="table-cell">
      <style:table-cell-properties fo:padding="0.097cm" fo:border-left="0.5pt solid #000000" fo:border-right="none" fo:border-top="none" fo:border-bottom="0.5pt solid #000000"/>
    </style:style>
    <style:style style:name="Taula21.D6" style:family="table-cell">
      <style:table-cell-properties fo:padding="0.097cm" fo:border-left="0.5pt solid #000000" fo:border-right="0.5pt solid #000000" fo:border-top="none" fo:border-bottom="0.5pt solid #000000"/>
    </style:style>
    <style:style style:name="Taula21.A7" style:family="table-cell">
      <style:table-cell-properties fo:padding="0.097cm" fo:border-left="0.5pt solid #000000" fo:border-right="none" fo:border-top="none" fo:border-bottom="0.5pt solid #000000"/>
    </style:style>
    <style:style style:name="Taula21.B7" style:family="table-cell">
      <style:table-cell-properties fo:padding="0.097cm" fo:border-left="0.5pt solid #000000" fo:border-right="none" fo:border-top="none" fo:border-bottom="0.5pt solid #000000"/>
    </style:style>
    <style:style style:name="Taula21.C7" style:family="table-cell">
      <style:table-cell-properties fo:padding="0.097cm" fo:border-left="0.5pt solid #000000" fo:border-right="none" fo:border-top="none" fo:border-bottom="0.5pt solid #000000"/>
    </style:style>
    <style:style style:name="Taula21.D7" style:family="table-cell">
      <style:table-cell-properties fo:padding="0.097cm" fo:border-left="0.5pt solid #000000" fo:border-right="0.5pt solid #000000" fo:border-top="none" fo:border-bottom="0.5pt solid #000000"/>
    </style:style>
    <style:style style:name="Taula19" style:family="table">
      <style:table-properties style:width="17.891cm" fo:margin-top="0cm" fo:margin-bottom="0.101cm" table:align="center" fo:keep-with-next="always"/>
    </style:style>
    <style:style style:name="Taula19.A" style:family="table-column">
      <style:table-column-properties style:column-width="3.101cm"/>
    </style:style>
    <style:style style:name="Taula19.B" style:family="table-column">
      <style:table-column-properties style:column-width="2.999cm"/>
    </style:style>
    <style:style style:name="Taula19.C" style:family="table-column">
      <style:table-column-properties style:column-width="0.898cm"/>
    </style:style>
    <style:style style:name="Taula19.D" style:family="table-column">
      <style:table-column-properties style:column-width="10.894cm"/>
    </style:style>
    <style:style style:name="Taula19.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9.D1" style:family="table-cell">
      <style:table-cell-properties fo:background-color="#cccccc" fo:padding="0.097cm" fo:border="0.5pt solid #000000">
        <style:background-image/>
      </style:table-cell-properties>
    </style:style>
    <style:style style:name="Taula19.A2" style:family="table-cell">
      <style:table-cell-properties fo:padding="0.097cm" fo:border-left="0.5pt solid #000000" fo:border-right="none" fo:border-top="none" fo:border-bottom="0.5pt solid #000000"/>
    </style:style>
    <style:style style:name="Taula19.B2" style:family="table-cell">
      <style:table-cell-properties fo:padding="0.097cm" fo:border-left="0.5pt solid #000000" fo:border-right="none" fo:border-top="none" fo:border-bottom="0.5pt solid #000000"/>
    </style:style>
    <style:style style:name="Taula19.C2" style:family="table-cell">
      <style:table-cell-properties fo:padding="0.097cm" fo:border-left="0.5pt solid #000000" fo:border-right="none" fo:border-top="none" fo:border-bottom="0.5pt solid #000000"/>
    </style:style>
    <style:style style:name="Taula19.D2" style:family="table-cell">
      <style:table-cell-properties fo:padding="0.097cm" fo:border-left="0.5pt solid #000000" fo:border-right="0.5pt solid #000000" fo:border-top="none" fo:border-bottom="0.5pt solid #000000"/>
    </style:style>
    <style:style style:name="Taula19.A3" style:family="table-cell">
      <style:table-cell-properties fo:padding="0.097cm" fo:border-left="0.5pt solid #000000" fo:border-right="none" fo:border-top="none" fo:border-bottom="0.5pt solid #000000"/>
    </style:style>
    <style:style style:name="Taula19.B3" style:family="table-cell">
      <style:table-cell-properties fo:padding="0.097cm" fo:border-left="0.5pt solid #000000" fo:border-right="none" fo:border-top="none" fo:border-bottom="0.5pt solid #000000"/>
    </style:style>
    <style:style style:name="Taula19.C3" style:family="table-cell">
      <style:table-cell-properties fo:padding="0.097cm" fo:border-left="0.5pt solid #000000" fo:border-right="none" fo:border-top="none" fo:border-bottom="0.5pt solid #000000"/>
    </style:style>
    <style:style style:name="Taula19.D3" style:family="table-cell">
      <style:table-cell-properties fo:padding="0.097cm" fo:border-left="0.5pt solid #000000" fo:border-right="0.5pt solid #000000" fo:border-top="none" fo:border-bottom="0.5pt solid #000000"/>
    </style:style>
    <style:style style:name="Taula19.A4" style:family="table-cell">
      <style:table-cell-properties fo:padding="0.097cm" fo:border-left="0.5pt solid #000000" fo:border-right="none" fo:border-top="none" fo:border-bottom="0.5pt solid #000000"/>
    </style:style>
    <style:style style:name="Taula19.B4" style:family="table-cell">
      <style:table-cell-properties fo:padding="0.097cm" fo:border-left="0.5pt solid #000000" fo:border-right="none" fo:border-top="none" fo:border-bottom="0.5pt solid #000000"/>
    </style:style>
    <style:style style:name="Taula19.C4" style:family="table-cell">
      <style:table-cell-properties fo:padding="0.097cm" fo:border-left="0.5pt solid #000000" fo:border-right="none" fo:border-top="none" fo:border-bottom="0.5pt solid #000000"/>
    </style:style>
    <style:style style:name="Taula19.D4" style:family="table-cell">
      <style:table-cell-properties fo:padding="0.097cm" fo:border-left="0.5pt solid #000000" fo:border-right="0.5pt solid #000000" fo:border-top="none" fo:border-bottom="0.5pt solid #000000"/>
    </style:style>
    <style:style style:name="Taula2" style:family="table">
      <style:table-properties style:width="17.884cm" fo:margin-top="0cm" fo:margin-bottom="0.101cm" table:align="center" fo:keep-with-next="always"/>
    </style:style>
    <style:style style:name="Taula2.A" style:family="table-column">
      <style:table-column-properties style:column-width="2.381cm"/>
    </style:style>
    <style:style style:name="Taula2.B" style:family="table-column">
      <style:table-column-properties style:column-width="3.418cm"/>
    </style:style>
    <style:style style:name="Taula2.C" style:family="table-column">
      <style:table-column-properties style:column-width="0.991cm"/>
    </style:style>
    <style:style style:name="Taula2.D" style:family="table-column">
      <style:table-column-properties style:column-width="11.093cm"/>
    </style:style>
    <style:style style:name="Taula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D1" style:family="table-cell">
      <style:table-cell-properties fo:background-color="#cccccc" fo:padding="0.097cm" fo:border="0.5pt solid #000000">
        <style:background-image/>
      </style:table-cell-properties>
    </style:style>
    <style:style style:name="Taula2.A2" style:family="table-cell">
      <style:table-cell-properties fo:padding="0.097cm" fo:border-left="0.5pt solid #000000" fo:border-right="none" fo:border-top="none" fo:border-bottom="0.5pt solid #000000"/>
    </style:style>
    <style:style style:name="Taula2.B2" style:family="table-cell">
      <style:table-cell-properties fo:padding="0.097cm" fo:border-left="0.5pt solid #000000" fo:border-right="none" fo:border-top="none" fo:border-bottom="0.5pt solid #000000"/>
    </style:style>
    <style:style style:name="Taula2.C2" style:family="table-cell">
      <style:table-cell-properties fo:padding="0.097cm" fo:border-left="0.5pt solid #000000" fo:border-right="none" fo:border-top="none" fo:border-bottom="0.5pt solid #000000"/>
    </style:style>
    <style:style style:name="Taula2.D2" style:family="table-cell">
      <style:table-cell-properties fo:padding="0.097cm" fo:border-left="0.5pt solid #000000" fo:border-right="0.5pt solid #000000" fo:border-top="none" fo:border-bottom="0.5pt solid #000000"/>
    </style:style>
    <style:style style:name="Taula2.A3" style:family="table-cell">
      <style:table-cell-properties fo:padding="0.097cm" fo:border-left="0.5pt solid #000000" fo:border-right="none" fo:border-top="none" fo:border-bottom="0.5pt solid #000000"/>
    </style:style>
    <style:style style:name="Taula2.B3" style:family="table-cell">
      <style:table-cell-properties fo:padding="0.097cm" fo:border-left="0.5pt solid #000000" fo:border-right="none" fo:border-top="none" fo:border-bottom="0.5pt solid #000000"/>
    </style:style>
    <style:style style:name="Taula2.C3" style:family="table-cell">
      <style:table-cell-properties fo:padding="0.097cm" fo:border-left="0.5pt solid #000000" fo:border-right="none" fo:border-top="none" fo:border-bottom="0.5pt solid #000000"/>
    </style:style>
    <style:style style:name="Taula2.D3" style:family="table-cell">
      <style:table-cell-properties fo:padding="0.097cm" fo:border-left="0.5pt solid #000000" fo:border-right="0.5pt solid #000000" fo:border-top="none" fo:border-bottom="0.5pt solid #000000"/>
    </style:style>
    <style:style style:name="Taula2.A4" style:family="table-cell">
      <style:table-cell-properties fo:padding="0.097cm" fo:border-left="0.5pt solid #000000" fo:border-right="none" fo:border-top="none" fo:border-bottom="0.5pt solid #000000"/>
    </style:style>
    <style:style style:name="Taula2.B4" style:family="table-cell">
      <style:table-cell-properties fo:padding="0.097cm" fo:border-left="0.5pt solid #000000" fo:border-right="none" fo:border-top="none" fo:border-bottom="0.5pt solid #000000"/>
    </style:style>
    <style:style style:name="Taula2.C4" style:family="table-cell">
      <style:table-cell-properties fo:padding="0.097cm" fo:border-left="0.5pt solid #000000" fo:border-right="none" fo:border-top="none" fo:border-bottom="0.5pt solid #000000"/>
    </style:style>
    <style:style style:name="Taula2.D4" style:family="table-cell">
      <style:table-cell-properties fo:padding="0.097cm" fo:border-left="0.5pt solid #000000" fo:border-right="0.5pt solid #000000" fo:border-top="none" fo:border-bottom="0.5pt solid #000000"/>
    </style:style>
    <style:style style:name="Taula2.A5" style:family="table-cell">
      <style:table-cell-properties fo:padding="0.097cm" fo:border-left="0.5pt solid #000000" fo:border-right="none" fo:border-top="none" fo:border-bottom="0.5pt solid #000000"/>
    </style:style>
    <style:style style:name="Taula2.B5" style:family="table-cell">
      <style:table-cell-properties fo:padding="0.097cm" fo:border-left="0.5pt solid #000000" fo:border-right="none" fo:border-top="none" fo:border-bottom="0.5pt solid #000000"/>
    </style:style>
    <style:style style:name="Taula2.C5" style:family="table-cell">
      <style:table-cell-properties fo:padding="0.097cm" fo:border-left="0.5pt solid #000000" fo:border-right="none" fo:border-top="none" fo:border-bottom="0.5pt solid #000000"/>
    </style:style>
    <style:style style:name="Taula2.D5" style:family="table-cell">
      <style:table-cell-properties fo:padding="0.097cm" fo:border-left="0.5pt solid #000000" fo:border-right="0.5pt solid #000000" fo:border-top="none" fo:border-bottom="0.5pt solid #000000"/>
    </style:style>
    <style:style style:name="Taula2.A6" style:family="table-cell">
      <style:table-cell-properties fo:padding="0.097cm" fo:border-left="0.5pt solid #000000" fo:border-right="none" fo:border-top="none" fo:border-bottom="0.5pt solid #000000"/>
    </style:style>
    <style:style style:name="Taula2.B6" style:family="table-cell">
      <style:table-cell-properties fo:padding="0.097cm" fo:border-left="0.5pt solid #000000" fo:border-right="none" fo:border-top="none" fo:border-bottom="0.5pt solid #000000"/>
    </style:style>
    <style:style style:name="Taula2.C6" style:family="table-cell">
      <style:table-cell-properties fo:padding="0.097cm" fo:border-left="0.5pt solid #000000" fo:border-right="none" fo:border-top="none" fo:border-bottom="0.5pt solid #000000"/>
    </style:style>
    <style:style style:name="Taula2.D6" style:family="table-cell">
      <style:table-cell-properties fo:padding="0.097cm" fo:border-left="0.5pt solid #000000" fo:border-right="0.5pt solid #000000" fo:border-top="none" fo:border-bottom="0.5pt solid #000000"/>
    </style:style>
    <style:style style:name="Taula2.A7" style:family="table-cell">
      <style:table-cell-properties fo:padding="0.097cm" fo:border-left="0.5pt solid #000000" fo:border-right="none" fo:border-top="none" fo:border-bottom="0.5pt solid #000000"/>
    </style:style>
    <style:style style:name="Taula2.B7" style:family="table-cell">
      <style:table-cell-properties fo:padding="0.097cm" fo:border-left="0.5pt solid #000000" fo:border-right="none" fo:border-top="none" fo:border-bottom="0.5pt solid #000000"/>
    </style:style>
    <style:style style:name="Taula2.C7" style:family="table-cell">
      <style:table-cell-properties fo:padding="0.097cm" fo:border-left="0.5pt solid #000000" fo:border-right="none" fo:border-top="none" fo:border-bottom="0.5pt solid #000000"/>
    </style:style>
    <style:style style:name="Taula2.D7" style:family="table-cell">
      <style:table-cell-properties fo:padding="0.097cm" fo:border-left="0.5pt solid #000000" fo:border-right="0.5pt solid #000000" fo:border-top="none" fo:border-bottom="0.5pt solid #000000"/>
    </style:style>
    <style:style style:name="Taula2.A8" style:family="table-cell">
      <style:table-cell-properties fo:padding="0.097cm" fo:border-left="0.5pt solid #000000" fo:border-right="none" fo:border-top="none" fo:border-bottom="0.5pt solid #000000"/>
    </style:style>
    <style:style style:name="Taula2.B8" style:family="table-cell">
      <style:table-cell-properties fo:padding="0.097cm" fo:border-left="0.5pt solid #000000" fo:border-right="none" fo:border-top="none" fo:border-bottom="0.5pt solid #000000"/>
    </style:style>
    <style:style style:name="Taula2.C8" style:family="table-cell">
      <style:table-cell-properties fo:padding="0.097cm" fo:border-left="0.5pt solid #000000" fo:border-right="none" fo:border-top="none" fo:border-bottom="0.5pt solid #000000"/>
    </style:style>
    <style:style style:name="Taula2.D8" style:family="table-cell">
      <style:table-cell-properties fo:padding="0.097cm" fo:border-left="0.5pt solid #000000" fo:border-right="0.5pt solid #000000" fo:border-top="none" fo:border-bottom="0.5pt solid #000000"/>
    </style:style>
    <style:style style:name="Taula23" style:family="table">
      <style:table-properties style:width="17.891cm" fo:margin-top="0cm" fo:margin-bottom="0.101cm" table:align="center" fo:keep-with-next="always"/>
    </style:style>
    <style:style style:name="Taula23.A" style:family="table-column">
      <style:table-column-properties style:column-width="2.817cm"/>
    </style:style>
    <style:style style:name="Taula23.B" style:family="table-column">
      <style:table-column-properties style:column-width="2.977cm"/>
    </style:style>
    <style:style style:name="Taula23.C" style:family="table-column">
      <style:table-column-properties style:column-width="1.005cm"/>
    </style:style>
    <style:style style:name="Taula23.D" style:family="table-column">
      <style:table-column-properties style:column-width="11.091cm"/>
    </style:style>
    <style:style style:name="Taula2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3.D1" style:family="table-cell">
      <style:table-cell-properties fo:background-color="#cccccc" fo:padding="0.097cm" fo:border="0.5pt solid #000000">
        <style:background-image/>
      </style:table-cell-properties>
    </style:style>
    <style:style style:name="Taula23.A2" style:family="table-cell">
      <style:table-cell-properties fo:padding="0.097cm" fo:border-left="0.5pt solid #000000" fo:border-right="none" fo:border-top="none" fo:border-bottom="0.5pt solid #000000"/>
    </style:style>
    <style:style style:name="Taula23.B2" style:family="table-cell">
      <style:table-cell-properties fo:padding="0.097cm" fo:border-left="0.5pt solid #000000" fo:border-right="none" fo:border-top="none" fo:border-bottom="0.5pt solid #000000"/>
    </style:style>
    <style:style style:name="Taula23.C2" style:family="table-cell">
      <style:table-cell-properties fo:padding="0.097cm" fo:border-left="0.5pt solid #000000" fo:border-right="none" fo:border-top="none" fo:border-bottom="0.5pt solid #000000"/>
    </style:style>
    <style:style style:name="Taula23.D2" style:family="table-cell">
      <style:table-cell-properties fo:padding="0.097cm" fo:border-left="0.5pt solid #000000" fo:border-right="0.5pt solid #000000" fo:border-top="none" fo:border-bottom="0.5pt solid #000000"/>
    </style:style>
    <style:style style:name="Taula23.A3" style:family="table-cell">
      <style:table-cell-properties fo:padding="0.097cm" fo:border-left="0.5pt solid #000000" fo:border-right="none" fo:border-top="none" fo:border-bottom="0.5pt solid #000000"/>
    </style:style>
    <style:style style:name="Taula23.B3" style:family="table-cell">
      <style:table-cell-properties fo:padding="0.097cm" fo:border-left="0.5pt solid #000000" fo:border-right="none" fo:border-top="none" fo:border-bottom="0.5pt solid #000000"/>
    </style:style>
    <style:style style:name="Taula23.C3" style:family="table-cell">
      <style:table-cell-properties fo:padding="0.097cm" fo:border-left="0.5pt solid #000000" fo:border-right="none" fo:border-top="none" fo:border-bottom="0.5pt solid #000000"/>
    </style:style>
    <style:style style:name="Taula23.D3" style:family="table-cell">
      <style:table-cell-properties fo:padding="0.097cm" fo:border-left="0.5pt solid #000000" fo:border-right="0.5pt solid #000000" fo:border-top="none" fo:border-bottom="0.5pt solid #000000"/>
    </style:style>
    <style:style style:name="Taula23.A4" style:family="table-cell">
      <style:table-cell-properties fo:padding="0.097cm" fo:border-left="0.5pt solid #000000" fo:border-right="none" fo:border-top="none" fo:border-bottom="0.5pt solid #000000"/>
    </style:style>
    <style:style style:name="Taula23.B4" style:family="table-cell">
      <style:table-cell-properties fo:padding="0.097cm" fo:border-left="0.5pt solid #000000" fo:border-right="none" fo:border-top="none" fo:border-bottom="0.5pt solid #000000"/>
    </style:style>
    <style:style style:name="Taula23.C4" style:family="table-cell">
      <style:table-cell-properties fo:padding="0.097cm" fo:border-left="0.5pt solid #000000" fo:border-right="none" fo:border-top="none" fo:border-bottom="0.5pt solid #000000"/>
    </style:style>
    <style:style style:name="Taula23.D4" style:family="table-cell">
      <style:table-cell-properties fo:padding="0.097cm" fo:border-left="0.5pt solid #000000" fo:border-right="0.5pt solid #000000" fo:border-top="none" fo:border-bottom="0.5pt solid #000000"/>
    </style:style>
    <style:style style:name="Taula23.A5" style:family="table-cell">
      <style:table-cell-properties fo:padding="0.097cm" fo:border-left="0.5pt solid #000000" fo:border-right="none" fo:border-top="none" fo:border-bottom="0.5pt solid #000000"/>
    </style:style>
    <style:style style:name="Taula23.B5" style:family="table-cell">
      <style:table-cell-properties fo:padding="0.097cm" fo:border-left="0.5pt solid #000000" fo:border-right="none" fo:border-top="none" fo:border-bottom="0.5pt solid #000000"/>
    </style:style>
    <style:style style:name="Taula23.C5" style:family="table-cell">
      <style:table-cell-properties fo:padding="0.097cm" fo:border-left="0.5pt solid #000000" fo:border-right="none" fo:border-top="none" fo:border-bottom="0.5pt solid #000000"/>
    </style:style>
    <style:style style:name="Taula23.D5" style:family="table-cell">
      <style:table-cell-properties fo:padding="0.097cm" fo:border-left="0.5pt solid #000000" fo:border-right="0.5pt solid #000000" fo:border-top="none" fo:border-bottom="0.5pt solid #000000"/>
    </style:style>
    <style:style style:name="Taula23.A6" style:family="table-cell">
      <style:table-cell-properties fo:padding="0.097cm" fo:border-left="0.5pt solid #000000" fo:border-right="none" fo:border-top="none" fo:border-bottom="0.5pt solid #000000"/>
    </style:style>
    <style:style style:name="Taula23.B6" style:family="table-cell">
      <style:table-cell-properties fo:padding="0.097cm" fo:border-left="0.5pt solid #000000" fo:border-right="none" fo:border-top="none" fo:border-bottom="0.5pt solid #000000"/>
    </style:style>
    <style:style style:name="Taula23.C6" style:family="table-cell">
      <style:table-cell-properties fo:padding="0.097cm" fo:border-left="0.5pt solid #000000" fo:border-right="none" fo:border-top="none" fo:border-bottom="0.5pt solid #000000"/>
    </style:style>
    <style:style style:name="Taula23.D6" style:family="table-cell">
      <style:table-cell-properties fo:padding="0.097cm" fo:border-left="0.5pt solid #000000" fo:border-right="0.5pt solid #000000" fo:border-top="none" fo:border-bottom="0.5pt solid #000000"/>
    </style:style>
    <style:style style:name="Taula23.A7" style:family="table-cell">
      <style:table-cell-properties fo:padding="0.097cm" fo:border-left="0.5pt solid #000000" fo:border-right="none" fo:border-top="none" fo:border-bottom="0.5pt solid #000000"/>
    </style:style>
    <style:style style:name="Taula23.B7" style:family="table-cell">
      <style:table-cell-properties fo:padding="0.097cm" fo:border-left="0.5pt solid #000000" fo:border-right="none" fo:border-top="none" fo:border-bottom="0.5pt solid #000000"/>
    </style:style>
    <style:style style:name="Taula23.C7" style:family="table-cell">
      <style:table-cell-properties fo:padding="0.097cm" fo:border-left="0.5pt solid #000000" fo:border-right="none" fo:border-top="none" fo:border-bottom="0.5pt solid #000000"/>
    </style:style>
    <style:style style:name="Taula23.D7" style:family="table-cell">
      <style:table-cell-properties fo:padding="0.097cm" fo:border-left="0.5pt solid #000000" fo:border-right="0.5pt solid #000000" fo:border-top="none" fo:border-bottom="0.5pt solid #000000"/>
    </style:style>
    <style:style style:name="Taula25" style:family="table">
      <style:table-properties style:width="17.891cm" fo:margin-top="0cm" fo:margin-bottom="0.101cm" table:align="center" fo:keep-with-next="always"/>
    </style:style>
    <style:style style:name="Taula25.A" style:family="table-column">
      <style:table-column-properties style:column-width="3.205cm"/>
    </style:style>
    <style:style style:name="Taula25.B" style:family="table-column">
      <style:table-column-properties style:column-width="3.101cm"/>
    </style:style>
    <style:style style:name="Taula25.C" style:family="table-column">
      <style:table-column-properties style:column-width="0.794cm"/>
    </style:style>
    <style:style style:name="Taula25.D" style:family="table-column">
      <style:table-column-properties style:column-width="10.791cm"/>
    </style:style>
    <style:style style:name="Taula2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5.D1" style:family="table-cell">
      <style:table-cell-properties fo:background-color="#cccccc" fo:padding="0.097cm" fo:border="0.5pt solid #000000">
        <style:background-image/>
      </style:table-cell-properties>
    </style:style>
    <style:style style:name="Taula25.A2" style:family="table-cell">
      <style:table-cell-properties fo:padding="0.097cm" fo:border-left="0.5pt solid #000000" fo:border-right="none" fo:border-top="none" fo:border-bottom="0.5pt solid #000000"/>
    </style:style>
    <style:style style:name="Taula25.B2" style:family="table-cell">
      <style:table-cell-properties fo:padding="0.097cm" fo:border-left="0.5pt solid #000000" fo:border-right="none" fo:border-top="none" fo:border-bottom="0.5pt solid #000000"/>
    </style:style>
    <style:style style:name="Taula25.C2" style:family="table-cell">
      <style:table-cell-properties fo:padding="0.097cm" fo:border-left="0.5pt solid #000000" fo:border-right="none" fo:border-top="none" fo:border-bottom="0.5pt solid #000000"/>
    </style:style>
    <style:style style:name="Taula25.D2" style:family="table-cell">
      <style:table-cell-properties fo:padding="0.097cm" fo:border-left="0.5pt solid #000000" fo:border-right="0.5pt solid #000000" fo:border-top="none" fo:border-bottom="0.5pt solid #000000"/>
    </style:style>
    <style:style style:name="Taula25.A3" style:family="table-cell">
      <style:table-cell-properties fo:padding="0.097cm" fo:border-left="0.5pt solid #000000" fo:border-right="none" fo:border-top="none" fo:border-bottom="0.5pt solid #000000"/>
    </style:style>
    <style:style style:name="Taula25.B3" style:family="table-cell">
      <style:table-cell-properties fo:padding="0.097cm" fo:border-left="0.5pt solid #000000" fo:border-right="none" fo:border-top="none" fo:border-bottom="0.5pt solid #000000"/>
    </style:style>
    <style:style style:name="Taula25.C3" style:family="table-cell">
      <style:table-cell-properties fo:padding="0.097cm" fo:border-left="0.5pt solid #000000" fo:border-right="none" fo:border-top="none" fo:border-bottom="0.5pt solid #000000"/>
    </style:style>
    <style:style style:name="Taula25.D3" style:family="table-cell">
      <style:table-cell-properties fo:padding="0.097cm" fo:border-left="0.5pt solid #000000" fo:border-right="0.5pt solid #000000" fo:border-top="none" fo:border-bottom="0.5pt solid #000000"/>
    </style:style>
    <style:style style:name="Taula25.A4" style:family="table-cell">
      <style:table-cell-properties fo:padding="0.097cm" fo:border-left="0.5pt solid #000000" fo:border-right="none" fo:border-top="none" fo:border-bottom="0.5pt solid #000000"/>
    </style:style>
    <style:style style:name="Taula25.B4" style:family="table-cell">
      <style:table-cell-properties fo:padding="0.097cm" fo:border-left="0.5pt solid #000000" fo:border-right="none" fo:border-top="none" fo:border-bottom="0.5pt solid #000000"/>
    </style:style>
    <style:style style:name="Taula25.C4" style:family="table-cell">
      <style:table-cell-properties fo:padding="0.097cm" fo:border-left="0.5pt solid #000000" fo:border-right="none" fo:border-top="none" fo:border-bottom="0.5pt solid #000000"/>
    </style:style>
    <style:style style:name="Taula25.D4" style:family="table-cell">
      <style:table-cell-properties fo:padding="0.097cm" fo:border-left="0.5pt solid #000000" fo:border-right="0.5pt solid #000000" fo:border-top="none" fo:border-bottom="0.5pt solid #000000"/>
    </style:style>
    <style:style style:name="Taula25.A5" style:family="table-cell">
      <style:table-cell-properties fo:padding="0.097cm" fo:border-left="0.5pt solid #000000" fo:border-right="none" fo:border-top="none" fo:border-bottom="0.5pt solid #000000"/>
    </style:style>
    <style:style style:name="Taula25.B5" style:family="table-cell">
      <style:table-cell-properties fo:padding="0.097cm" fo:border-left="0.5pt solid #000000" fo:border-right="none" fo:border-top="none" fo:border-bottom="0.5pt solid #000000"/>
    </style:style>
    <style:style style:name="Taula25.C5" style:family="table-cell">
      <style:table-cell-properties fo:padding="0.097cm" fo:border-left="0.5pt solid #000000" fo:border-right="none" fo:border-top="none" fo:border-bottom="0.5pt solid #000000"/>
    </style:style>
    <style:style style:name="Taula25.D5" style:family="table-cell">
      <style:table-cell-properties fo:padding="0.097cm" fo:border-left="0.5pt solid #000000" fo:border-right="0.5pt solid #000000" fo:border-top="none" fo:border-bottom="0.5pt solid #000000"/>
    </style:style>
    <style:style style:name="Taula25.A6" style:family="table-cell">
      <style:table-cell-properties fo:padding="0.097cm" fo:border-left="0.5pt solid #000000" fo:border-right="none" fo:border-top="none" fo:border-bottom="0.5pt solid #000000"/>
    </style:style>
    <style:style style:name="Taula25.B6" style:family="table-cell">
      <style:table-cell-properties fo:padding="0.097cm" fo:border-left="0.5pt solid #000000" fo:border-right="none" fo:border-top="none" fo:border-bottom="0.5pt solid #000000"/>
    </style:style>
    <style:style style:name="Taula25.C6" style:family="table-cell">
      <style:table-cell-properties fo:padding="0.097cm" fo:border-left="0.5pt solid #000000" fo:border-right="none" fo:border-top="none" fo:border-bottom="0.5pt solid #000000"/>
    </style:style>
    <style:style style:name="Taula25.D6" style:family="table-cell">
      <style:table-cell-properties fo:padding="0.097cm" fo:border-left="0.5pt solid #000000" fo:border-right="0.5pt solid #000000" fo:border-top="none" fo:border-bottom="0.5pt solid #000000"/>
    </style:style>
    <style:style style:name="Taula25.A7" style:family="table-cell">
      <style:table-cell-properties fo:padding="0.097cm" fo:border-left="0.5pt solid #000000" fo:border-right="none" fo:border-top="none" fo:border-bottom="0.5pt solid #000000"/>
    </style:style>
    <style:style style:name="Taula25.B7" style:family="table-cell">
      <style:table-cell-properties fo:padding="0.097cm" fo:border-left="0.5pt solid #000000" fo:border-right="none" fo:border-top="none" fo:border-bottom="0.5pt solid #000000"/>
    </style:style>
    <style:style style:name="Taula25.C7" style:family="table-cell">
      <style:table-cell-properties fo:padding="0.097cm" fo:border-left="0.5pt solid #000000" fo:border-right="none" fo:border-top="none" fo:border-bottom="0.5pt solid #000000"/>
    </style:style>
    <style:style style:name="Taula25.D7" style:family="table-cell">
      <style:table-cell-properties fo:padding="0.097cm" fo:border-left="0.5pt solid #000000" fo:border-right="0.5pt solid #000000" fo:border-top="none" fo:border-bottom="0.5pt solid #000000"/>
    </style:style>
    <style:style style:name="Taula25.A8" style:family="table-cell">
      <style:table-cell-properties fo:padding="0.097cm" fo:border-left="0.5pt solid #000000" fo:border-right="none" fo:border-top="none" fo:border-bottom="0.5pt solid #000000"/>
    </style:style>
    <style:style style:name="Taula25.B8" style:family="table-cell">
      <style:table-cell-properties fo:padding="0.097cm" fo:border-left="0.5pt solid #000000" fo:border-right="none" fo:border-top="none" fo:border-bottom="0.5pt solid #000000"/>
    </style:style>
    <style:style style:name="Taula25.C8" style:family="table-cell">
      <style:table-cell-properties fo:padding="0.097cm" fo:border-left="0.5pt solid #000000" fo:border-right="none" fo:border-top="none" fo:border-bottom="0.5pt solid #000000"/>
    </style:style>
    <style:style style:name="Taula25.D8" style:family="table-cell">
      <style:table-cell-properties fo:padding="0.097cm" fo:border-left="0.5pt solid #000000" fo:border-right="0.5pt solid #000000" fo:border-top="none" fo:border-bottom="0.5pt solid #000000"/>
    </style:style>
    <style:style style:name="Taula11" style:family="table">
      <style:table-properties style:width="17.891cm" fo:margin-top="0cm" fo:margin-bottom="0.101cm" table:align="center" fo:keep-with-next="always"/>
    </style:style>
    <style:style style:name="Taula11.A" style:family="table-column">
      <style:table-column-properties style:column-width="2.999cm"/>
    </style:style>
    <style:style style:name="Taula11.B" style:family="table-column">
      <style:table-column-properties style:column-width="3.503cm"/>
    </style:style>
    <style:style style:name="Taula11.C" style:family="table-column">
      <style:table-column-properties style:column-width="0.887cm"/>
    </style:style>
    <style:style style:name="Taula11.D" style:family="table-column">
      <style:table-column-properties style:column-width="10.502cm"/>
    </style:style>
    <style:style style:name="Taula1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1.D1" style:family="table-cell">
      <style:table-cell-properties fo:background-color="#cccccc" fo:padding="0.097cm" fo:border="0.5pt solid #000000">
        <style:background-image/>
      </style:table-cell-properties>
    </style:style>
    <style:style style:name="Taula11.A2" style:family="table-cell">
      <style:table-cell-properties fo:padding="0.097cm" fo:border-left="0.5pt solid #000000" fo:border-right="none" fo:border-top="none" fo:border-bottom="0.5pt solid #000000"/>
    </style:style>
    <style:style style:name="Taula11.B2" style:family="table-cell">
      <style:table-cell-properties fo:padding="0.097cm" fo:border-left="0.5pt solid #000000" fo:border-right="none" fo:border-top="none" fo:border-bottom="0.5pt solid #000000"/>
    </style:style>
    <style:style style:name="Taula11.C2" style:family="table-cell">
      <style:table-cell-properties fo:padding="0.097cm" fo:border-left="0.5pt solid #000000" fo:border-right="none" fo:border-top="none" fo:border-bottom="0.5pt solid #000000"/>
    </style:style>
    <style:style style:name="Taula11.D2" style:family="table-cell">
      <style:table-cell-properties fo:padding="0.097cm" fo:border-left="0.5pt solid #000000" fo:border-right="0.5pt solid #000000" fo:border-top="none" fo:border-bottom="0.5pt solid #000000"/>
    </style:style>
    <style:style style:name="Taula11.A3" style:family="table-cell">
      <style:table-cell-properties fo:padding="0.097cm" fo:border-left="0.5pt solid #000000" fo:border-right="none" fo:border-top="none" fo:border-bottom="0.5pt solid #000000"/>
    </style:style>
    <style:style style:name="Taula11.B3" style:family="table-cell">
      <style:table-cell-properties fo:padding="0.097cm" fo:border-left="0.5pt solid #000000" fo:border-right="none" fo:border-top="none" fo:border-bottom="0.5pt solid #000000"/>
    </style:style>
    <style:style style:name="Taula11.C3" style:family="table-cell">
      <style:table-cell-properties fo:padding="0.097cm" fo:border-left="0.5pt solid #000000" fo:border-right="none" fo:border-top="none" fo:border-bottom="0.5pt solid #000000"/>
    </style:style>
    <style:style style:name="Taula11.D3" style:family="table-cell">
      <style:table-cell-properties fo:padding="0.097cm" fo:border-left="0.5pt solid #000000" fo:border-right="0.5pt solid #000000" fo:border-top="none" fo:border-bottom="0.5pt solid #000000"/>
    </style:style>
    <style:style style:name="Taula11.A4" style:family="table-cell">
      <style:table-cell-properties fo:padding="0.097cm" fo:border-left="0.5pt solid #000000" fo:border-right="none" fo:border-top="none" fo:border-bottom="0.5pt solid #000000"/>
    </style:style>
    <style:style style:name="Taula11.B4" style:family="table-cell">
      <style:table-cell-properties fo:padding="0.097cm" fo:border-left="0.5pt solid #000000" fo:border-right="none" fo:border-top="none" fo:border-bottom="0.5pt solid #000000"/>
    </style:style>
    <style:style style:name="Taula11.C4" style:family="table-cell">
      <style:table-cell-properties fo:padding="0.097cm" fo:border-left="0.5pt solid #000000" fo:border-right="none" fo:border-top="none" fo:border-bottom="0.5pt solid #000000"/>
    </style:style>
    <style:style style:name="Taula11.D4" style:family="table-cell">
      <style:table-cell-properties fo:padding="0.097cm" fo:border-left="0.5pt solid #000000" fo:border-right="0.5pt solid #000000" fo:border-top="none" fo:border-bottom="0.5pt solid #000000"/>
    </style:style>
    <style:style style:name="Taula11.A5" style:family="table-cell">
      <style:table-cell-properties fo:padding="0.097cm" fo:border-left="0.5pt solid #000000" fo:border-right="none" fo:border-top="none" fo:border-bottom="0.5pt solid #000000"/>
    </style:style>
    <style:style style:name="Taula11.B5" style:family="table-cell">
      <style:table-cell-properties fo:padding="0.097cm" fo:border-left="0.5pt solid #000000" fo:border-right="none" fo:border-top="none" fo:border-bottom="0.5pt solid #000000"/>
    </style:style>
    <style:style style:name="Taula11.C5" style:family="table-cell">
      <style:table-cell-properties fo:padding="0.097cm" fo:border-left="0.5pt solid #000000" fo:border-right="none" fo:border-top="none" fo:border-bottom="0.5pt solid #000000"/>
    </style:style>
    <style:style style:name="Taula11.D5" style:family="table-cell">
      <style:table-cell-properties fo:padding="0.097cm" fo:border-left="0.5pt solid #000000" fo:border-right="0.5pt solid #000000" fo:border-top="none" fo:border-bottom="0.5pt solid #000000"/>
    </style:style>
    <style:style style:name="Taula11.A6" style:family="table-cell">
      <style:table-cell-properties fo:padding="0.097cm" fo:border-left="0.5pt solid #000000" fo:border-right="none" fo:border-top="none" fo:border-bottom="0.5pt solid #000000"/>
    </style:style>
    <style:style style:name="Taula11.B6" style:family="table-cell">
      <style:table-cell-properties fo:padding="0.097cm" fo:border-left="0.5pt solid #000000" fo:border-right="none" fo:border-top="none" fo:border-bottom="0.5pt solid #000000"/>
    </style:style>
    <style:style style:name="Taula11.C6" style:family="table-cell">
      <style:table-cell-properties fo:padding="0.097cm" fo:border-left="0.5pt solid #000000" fo:border-right="none" fo:border-top="none" fo:border-bottom="0.5pt solid #000000"/>
    </style:style>
    <style:style style:name="Taula11.D6" style:family="table-cell">
      <style:table-cell-properties fo:padding="0.097cm" fo:border-left="0.5pt solid #000000" fo:border-right="0.5pt solid #000000" fo:border-top="none" fo:border-bottom="0.5pt solid #000000"/>
    </style:style>
    <style:style style:name="Taula11.A7" style:family="table-cell">
      <style:table-cell-properties fo:padding="0.097cm" fo:border-left="0.5pt solid #000000" fo:border-right="none" fo:border-top="none" fo:border-bottom="0.5pt solid #000000"/>
    </style:style>
    <style:style style:name="Taula11.B7" style:family="table-cell">
      <style:table-cell-properties fo:padding="0.097cm" fo:border-left="0.5pt solid #000000" fo:border-right="none" fo:border-top="none" fo:border-bottom="0.5pt solid #000000"/>
    </style:style>
    <style:style style:name="Taula11.C7" style:family="table-cell">
      <style:table-cell-properties fo:padding="0.097cm" fo:border-left="0.5pt solid #000000" fo:border-right="none" fo:border-top="none" fo:border-bottom="0.5pt solid #000000"/>
    </style:style>
    <style:style style:name="Taula11.D7" style:family="table-cell">
      <style:table-cell-properties fo:padding="0.097cm" fo:border-left="0.5pt solid #000000" fo:border-right="0.5pt solid #000000" fo:border-top="none" fo:border-bottom="0.5pt solid #000000"/>
    </style:style>
    <style:style style:name="Taula11.A8" style:family="table-cell">
      <style:table-cell-properties fo:padding="0.097cm" fo:border-left="0.5pt solid #000000" fo:border-right="none" fo:border-top="none" fo:border-bottom="0.5pt solid #000000"/>
    </style:style>
    <style:style style:name="Taula11.B8" style:family="table-cell">
      <style:table-cell-properties fo:padding="0.097cm" fo:border-left="0.5pt solid #000000" fo:border-right="none" fo:border-top="none" fo:border-bottom="0.5pt solid #000000"/>
    </style:style>
    <style:style style:name="Taula11.C8" style:family="table-cell">
      <style:table-cell-properties fo:padding="0.097cm" fo:border-left="0.5pt solid #000000" fo:border-right="none" fo:border-top="none" fo:border-bottom="0.5pt solid #000000"/>
    </style:style>
    <style:style style:name="Taula11.D8" style:family="table-cell">
      <style:table-cell-properties fo:padding="0.097cm" fo:border-left="0.5pt solid #000000" fo:border-right="0.5pt solid #000000" fo:border-top="none" fo:border-bottom="0.5pt solid #000000"/>
    </style:style>
    <style:style style:name="Taula11.A9" style:family="table-cell">
      <style:table-cell-properties fo:padding="0.097cm" fo:border-left="0.5pt solid #000000" fo:border-right="none" fo:border-top="none" fo:border-bottom="0.5pt solid #000000"/>
    </style:style>
    <style:style style:name="Taula11.B9" style:family="table-cell">
      <style:table-cell-properties fo:padding="0.097cm" fo:border-left="0.5pt solid #000000" fo:border-right="none" fo:border-top="none" fo:border-bottom="0.5pt solid #000000"/>
    </style:style>
    <style:style style:name="Taula11.C9" style:family="table-cell">
      <style:table-cell-properties fo:padding="0.097cm" fo:border-left="0.5pt solid #000000" fo:border-right="none" fo:border-top="none" fo:border-bottom="0.5pt solid #000000"/>
    </style:style>
    <style:style style:name="Taula11.D9" style:family="table-cell">
      <style:table-cell-properties fo:padding="0.097cm" fo:border-left="0.5pt solid #000000" fo:border-right="0.5pt solid #000000" fo:border-top="none" fo:border-bottom="0.5pt solid #000000"/>
    </style:style>
    <style:style style:name="Taula11.A10" style:family="table-cell">
      <style:table-cell-properties fo:padding="0.097cm" fo:border-left="0.5pt solid #000000" fo:border-right="none" fo:border-top="none" fo:border-bottom="0.5pt solid #000000"/>
    </style:style>
    <style:style style:name="Taula11.B10" style:family="table-cell">
      <style:table-cell-properties fo:padding="0.097cm" fo:border-left="0.5pt solid #000000" fo:border-right="none" fo:border-top="none" fo:border-bottom="0.5pt solid #000000"/>
    </style:style>
    <style:style style:name="Taula11.C10" style:family="table-cell">
      <style:table-cell-properties fo:padding="0.097cm" fo:border-left="0.5pt solid #000000" fo:border-right="none" fo:border-top="none" fo:border-bottom="0.5pt solid #000000"/>
    </style:style>
    <style:style style:name="Taula11.D10" style:family="table-cell">
      <style:table-cell-properties fo:padding="0.097cm" fo:border-left="0.5pt solid #000000" fo:border-right="0.5pt solid #000000" fo:border-top="none" fo:border-bottom="0.5pt solid #000000"/>
    </style:style>
    <style:style style:name="Taula26" style:family="table">
      <style:table-properties style:width="17.891cm" fo:margin-top="0cm" fo:margin-bottom="0.101cm" table:align="center" fo:keep-with-next="always"/>
    </style:style>
    <style:style style:name="Taula26.A" style:family="table-column">
      <style:table-column-properties style:column-width="3.016cm"/>
    </style:style>
    <style:style style:name="Taula26.B" style:family="table-column">
      <style:table-column-properties style:column-width="2.887cm"/>
    </style:style>
    <style:style style:name="Taula26.C" style:family="table-column">
      <style:table-column-properties style:column-width="0.991cm"/>
    </style:style>
    <style:style style:name="Taula26.D" style:family="table-column">
      <style:table-column-properties style:column-width="10.996cm"/>
    </style:style>
    <style:style style:name="Taula26.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6.D1" style:family="table-cell">
      <style:table-cell-properties fo:background-color="#cccccc" fo:padding="0.097cm" fo:border="0.5pt solid #000000">
        <style:background-image/>
      </style:table-cell-properties>
    </style:style>
    <style:style style:name="Taula26.A2" style:family="table-cell">
      <style:table-cell-properties fo:padding="0.097cm" fo:border-left="0.5pt solid #000000" fo:border-right="none" fo:border-top="none" fo:border-bottom="0.5pt solid #000000"/>
    </style:style>
    <style:style style:name="Taula26.B2" style:family="table-cell">
      <style:table-cell-properties fo:padding="0.097cm" fo:border-left="0.5pt solid #000000" fo:border-right="none" fo:border-top="none" fo:border-bottom="0.5pt solid #000000"/>
    </style:style>
    <style:style style:name="Taula26.C2" style:family="table-cell">
      <style:table-cell-properties fo:padding="0.097cm" fo:border-left="0.5pt solid #000000" fo:border-right="none" fo:border-top="none" fo:border-bottom="0.5pt solid #000000"/>
    </style:style>
    <style:style style:name="Taula26.D2" style:family="table-cell">
      <style:table-cell-properties fo:padding="0.097cm" fo:border-left="0.5pt solid #000000" fo:border-right="0.5pt solid #000000" fo:border-top="none" fo:border-bottom="0.5pt solid #000000"/>
    </style:style>
    <style:style style:name="Taula26.A3" style:family="table-cell">
      <style:table-cell-properties fo:padding="0.097cm" fo:border-left="0.5pt solid #000000" fo:border-right="none" fo:border-top="none" fo:border-bottom="0.5pt solid #000000"/>
    </style:style>
    <style:style style:name="Taula26.B3" style:family="table-cell">
      <style:table-cell-properties fo:padding="0.097cm" fo:border-left="0.5pt solid #000000" fo:border-right="none" fo:border-top="none" fo:border-bottom="0.5pt solid #000000"/>
    </style:style>
    <style:style style:name="Taula26.C3" style:family="table-cell">
      <style:table-cell-properties fo:padding="0.097cm" fo:border-left="0.5pt solid #000000" fo:border-right="none" fo:border-top="none" fo:border-bottom="0.5pt solid #000000"/>
    </style:style>
    <style:style style:name="Taula26.D3" style:family="table-cell">
      <style:table-cell-properties fo:padding="0.097cm" fo:border-left="0.5pt solid #000000" fo:border-right="0.5pt solid #000000" fo:border-top="none" fo:border-bottom="0.5pt solid #000000"/>
    </style:style>
    <style:style style:name="Taula26.A4" style:family="table-cell">
      <style:table-cell-properties fo:padding="0.097cm" fo:border-left="0.5pt solid #000000" fo:border-right="none" fo:border-top="none" fo:border-bottom="0.5pt solid #000000"/>
    </style:style>
    <style:style style:name="Taula26.B4" style:family="table-cell">
      <style:table-cell-properties fo:padding="0.097cm" fo:border-left="0.5pt solid #000000" fo:border-right="none" fo:border-top="none" fo:border-bottom="0.5pt solid #000000"/>
    </style:style>
    <style:style style:name="Taula26.C4" style:family="table-cell">
      <style:table-cell-properties fo:padding="0.097cm" fo:border-left="0.5pt solid #000000" fo:border-right="none" fo:border-top="none" fo:border-bottom="0.5pt solid #000000"/>
    </style:style>
    <style:style style:name="Taula26.D4" style:family="table-cell">
      <style:table-cell-properties fo:padding="0.097cm" fo:border-left="0.5pt solid #000000" fo:border-right="0.5pt solid #000000" fo:border-top="none" fo:border-bottom="0.5pt solid #000000"/>
    </style:style>
    <style:style style:name="Taula26.A5" style:family="table-cell">
      <style:table-cell-properties fo:padding="0.097cm" fo:border-left="0.5pt solid #000000" fo:border-right="none" fo:border-top="none" fo:border-bottom="0.5pt solid #000000"/>
    </style:style>
    <style:style style:name="Taula26.B5" style:family="table-cell">
      <style:table-cell-properties fo:padding="0.097cm" fo:border-left="0.5pt solid #000000" fo:border-right="none" fo:border-top="none" fo:border-bottom="0.5pt solid #000000"/>
    </style:style>
    <style:style style:name="Taula26.C5" style:family="table-cell">
      <style:table-cell-properties fo:padding="0.097cm" fo:border-left="0.5pt solid #000000" fo:border-right="none" fo:border-top="none" fo:border-bottom="0.5pt solid #000000"/>
    </style:style>
    <style:style style:name="Taula26.D5" style:family="table-cell">
      <style:table-cell-properties fo:padding="0.097cm" fo:border-left="0.5pt solid #000000" fo:border-right="0.5pt solid #000000" fo:border-top="none" fo:border-bottom="0.5pt solid #000000"/>
    </style:style>
    <style:style style:name="Taula26.A6" style:family="table-cell">
      <style:table-cell-properties fo:padding="0.097cm" fo:border-left="0.5pt solid #000000" fo:border-right="none" fo:border-top="none" fo:border-bottom="0.5pt solid #000000"/>
    </style:style>
    <style:style style:name="Taula26.B6" style:family="table-cell">
      <style:table-cell-properties fo:padding="0.097cm" fo:border-left="0.5pt solid #000000" fo:border-right="none" fo:border-top="none" fo:border-bottom="0.5pt solid #000000"/>
    </style:style>
    <style:style style:name="Taula26.C6" style:family="table-cell">
      <style:table-cell-properties fo:padding="0.097cm" fo:border-left="0.5pt solid #000000" fo:border-right="none" fo:border-top="none" fo:border-bottom="0.5pt solid #000000"/>
    </style:style>
    <style:style style:name="Taula26.D6" style:family="table-cell">
      <style:table-cell-properties fo:padding="0.097cm" fo:border-left="0.5pt solid #000000" fo:border-right="0.5pt solid #000000" fo:border-top="none" fo:border-bottom="0.5pt solid #000000"/>
    </style:style>
    <style:style style:name="Taula26.A7" style:family="table-cell">
      <style:table-cell-properties fo:padding="0.097cm" fo:border-left="0.5pt solid #000000" fo:border-right="none" fo:border-top="none" fo:border-bottom="0.5pt solid #000000"/>
    </style:style>
    <style:style style:name="Taula26.B7" style:family="table-cell">
      <style:table-cell-properties fo:padding="0.097cm" fo:border-left="0.5pt solid #000000" fo:border-right="none" fo:border-top="none" fo:border-bottom="0.5pt solid #000000"/>
    </style:style>
    <style:style style:name="Taula26.C7" style:family="table-cell">
      <style:table-cell-properties fo:padding="0.097cm" fo:border-left="0.5pt solid #000000" fo:border-right="none" fo:border-top="none" fo:border-bottom="0.5pt solid #000000"/>
    </style:style>
    <style:style style:name="Taula26.D7" style:family="table-cell">
      <style:table-cell-properties fo:padding="0.097cm" fo:border-left="0.5pt solid #000000" fo:border-right="0.5pt solid #000000" fo:border-top="none" fo:border-bottom="0.5pt solid #000000"/>
    </style:style>
    <style:style style:name="Taula26.A8" style:family="table-cell">
      <style:table-cell-properties fo:padding="0.097cm" fo:border-left="0.5pt solid #000000" fo:border-right="none" fo:border-top="none" fo:border-bottom="0.5pt solid #000000"/>
    </style:style>
    <style:style style:name="Taula26.B8" style:family="table-cell">
      <style:table-cell-properties fo:padding="0.097cm" fo:border-left="0.5pt solid #000000" fo:border-right="none" fo:border-top="none" fo:border-bottom="0.5pt solid #000000"/>
    </style:style>
    <style:style style:name="Taula26.C8" style:family="table-cell">
      <style:table-cell-properties fo:padding="0.097cm" fo:border-left="0.5pt solid #000000" fo:border-right="none" fo:border-top="none" fo:border-bottom="0.5pt solid #000000"/>
    </style:style>
    <style:style style:name="Taula26.D8" style:family="table-cell">
      <style:table-cell-properties fo:padding="0.097cm" fo:border-left="0.5pt solid #000000" fo:border-right="0.5pt solid #000000" fo:border-top="none" fo:border-bottom="0.5pt solid #000000"/>
    </style:style>
    <style:style style:name="Taula26.A9" style:family="table-cell">
      <style:table-cell-properties fo:padding="0.097cm" fo:border-left="0.5pt solid #000000" fo:border-right="none" fo:border-top="none" fo:border-bottom="0.5pt solid #000000"/>
    </style:style>
    <style:style style:name="Taula26.B9" style:family="table-cell">
      <style:table-cell-properties fo:padding="0.097cm" fo:border-left="0.5pt solid #000000" fo:border-right="none" fo:border-top="none" fo:border-bottom="0.5pt solid #000000"/>
    </style:style>
    <style:style style:name="Taula26.C9" style:family="table-cell">
      <style:table-cell-properties fo:padding="0.097cm" fo:border-left="0.5pt solid #000000" fo:border-right="none" fo:border-top="none" fo:border-bottom="0.5pt solid #000000"/>
    </style:style>
    <style:style style:name="Taula26.D9" style:family="table-cell">
      <style:table-cell-properties fo:padding="0.097cm" fo:border-left="0.5pt solid #000000" fo:border-right="0.5pt solid #000000" fo:border-top="none" fo:border-bottom="0.5pt solid #000000"/>
    </style:style>
    <style:style style:name="Taula26.A10" style:family="table-cell">
      <style:table-cell-properties fo:padding="0.097cm" fo:border-left="0.5pt solid #000000" fo:border-right="none" fo:border-top="none" fo:border-bottom="0.5pt solid #000000"/>
    </style:style>
    <style:style style:name="Taula26.B10" style:family="table-cell">
      <style:table-cell-properties fo:padding="0.097cm" fo:border-left="0.5pt solid #000000" fo:border-right="none" fo:border-top="none" fo:border-bottom="0.5pt solid #000000"/>
    </style:style>
    <style:style style:name="Taula26.C10" style:family="table-cell">
      <style:table-cell-properties fo:padding="0.097cm" fo:border-left="0.5pt solid #000000" fo:border-right="none" fo:border-top="none" fo:border-bottom="0.5pt solid #000000"/>
    </style:style>
    <style:style style:name="Taula26.D10" style:family="table-cell">
      <style:table-cell-properties fo:padding="0.097cm" fo:border-left="0.5pt solid #000000" fo:border-right="0.5pt solid #000000" fo:border-top="none" fo:border-bottom="0.5pt solid #000000"/>
    </style:style>
    <style:style style:name="Taula26.A11" style:family="table-cell">
      <style:table-cell-properties fo:padding="0.097cm" fo:border-left="0.5pt solid #000000" fo:border-right="none" fo:border-top="none" fo:border-bottom="0.5pt solid #000000"/>
    </style:style>
    <style:style style:name="Taula26.B11" style:family="table-cell">
      <style:table-cell-properties fo:padding="0.097cm" fo:border-left="0.5pt solid #000000" fo:border-right="none" fo:border-top="none" fo:border-bottom="0.5pt solid #000000"/>
    </style:style>
    <style:style style:name="Taula26.C11" style:family="table-cell">
      <style:table-cell-properties fo:padding="0.097cm" fo:border-left="0.5pt solid #000000" fo:border-right="none" fo:border-top="none" fo:border-bottom="0.5pt solid #000000"/>
    </style:style>
    <style:style style:name="Taula26.D11" style:family="table-cell">
      <style:table-cell-properties fo:padding="0.097cm" fo:border-left="0.5pt solid #000000" fo:border-right="0.5pt solid #000000" fo:border-top="none" fo:border-bottom="0.5pt solid #000000"/>
    </style:style>
    <style:style style:name="Taula26.A12" style:family="table-cell">
      <style:table-cell-properties fo:padding="0.097cm" fo:border-left="0.5pt solid #000000" fo:border-right="none" fo:border-top="none" fo:border-bottom="0.5pt solid #000000"/>
    </style:style>
    <style:style style:name="Taula26.B12" style:family="table-cell">
      <style:table-cell-properties fo:padding="0.097cm" fo:border-left="0.5pt solid #000000" fo:border-right="none" fo:border-top="none" fo:border-bottom="0.5pt solid #000000"/>
    </style:style>
    <style:style style:name="Taula26.C12" style:family="table-cell">
      <style:table-cell-properties fo:padding="0.097cm" fo:border-left="0.5pt solid #000000" fo:border-right="none" fo:border-top="none" fo:border-bottom="0.5pt solid #000000"/>
    </style:style>
    <style:style style:name="Taula26.D12" style:family="table-cell">
      <style:table-cell-properties fo:padding="0.097cm" fo:border-left="0.5pt solid #000000" fo:border-right="0.5pt solid #000000" fo:border-top="none" fo:border-bottom="0.5pt solid #000000"/>
    </style:style>
    <style:style style:name="Taula27" style:family="table">
      <style:table-properties style:width="17.891cm" fo:margin-top="0cm" fo:margin-bottom="0.101cm" table:align="center" fo:keep-with-next="always"/>
    </style:style>
    <style:style style:name="Taula27.A" style:family="table-column">
      <style:table-column-properties style:column-width="2.298cm"/>
    </style:style>
    <style:style style:name="Taula27.B" style:family="table-column">
      <style:table-column-properties style:column-width="3.704cm"/>
    </style:style>
    <style:style style:name="Taula27.C" style:family="table-column">
      <style:table-column-properties style:column-width="0.993cm"/>
    </style:style>
    <style:style style:name="Taula27.D" style:family="table-column">
      <style:table-column-properties style:column-width="10.896cm"/>
    </style:style>
    <style:style style:name="Taula2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7.D1" style:family="table-cell">
      <style:table-cell-properties fo:background-color="#cccccc" fo:padding="0.097cm" fo:border="0.5pt solid #000000">
        <style:background-image/>
      </style:table-cell-properties>
    </style:style>
    <style:style style:name="Taula27.A2" style:family="table-cell">
      <style:table-cell-properties fo:padding="0.097cm" fo:border-left="0.5pt solid #000000" fo:border-right="none" fo:border-top="none" fo:border-bottom="0.5pt solid #000000"/>
    </style:style>
    <style:style style:name="Taula27.B2" style:family="table-cell">
      <style:table-cell-properties fo:padding="0.097cm" fo:border-left="0.5pt solid #000000" fo:border-right="none" fo:border-top="none" fo:border-bottom="0.5pt solid #000000"/>
    </style:style>
    <style:style style:name="Taula27.C2" style:family="table-cell">
      <style:table-cell-properties fo:padding="0.097cm" fo:border-left="0.5pt solid #000000" fo:border-right="none" fo:border-top="none" fo:border-bottom="0.5pt solid #000000"/>
    </style:style>
    <style:style style:name="Taula27.D2" style:family="table-cell">
      <style:table-cell-properties fo:padding="0.097cm" fo:border-left="0.5pt solid #000000" fo:border-right="0.5pt solid #000000" fo:border-top="none" fo:border-bottom="0.5pt solid #000000"/>
    </style:style>
    <style:style style:name="Taula27.A3" style:family="table-cell">
      <style:table-cell-properties fo:padding="0.097cm" fo:border-left="0.5pt solid #000000" fo:border-right="none" fo:border-top="none" fo:border-bottom="0.5pt solid #000000"/>
    </style:style>
    <style:style style:name="Taula27.B3" style:family="table-cell">
      <style:table-cell-properties fo:padding="0.097cm" fo:border-left="0.5pt solid #000000" fo:border-right="none" fo:border-top="none" fo:border-bottom="0.5pt solid #000000"/>
    </style:style>
    <style:style style:name="Taula27.C3" style:family="table-cell">
      <style:table-cell-properties fo:padding="0.097cm" fo:border-left="0.5pt solid #000000" fo:border-right="none" fo:border-top="none" fo:border-bottom="0.5pt solid #000000"/>
    </style:style>
    <style:style style:name="Taula27.D3" style:family="table-cell">
      <style:table-cell-properties fo:padding="0.097cm" fo:border-left="0.5pt solid #000000" fo:border-right="0.5pt solid #000000" fo:border-top="none" fo:border-bottom="0.5pt solid #000000"/>
    </style:style>
    <style:style style:name="Taula27.A4" style:family="table-cell">
      <style:table-cell-properties fo:padding="0.097cm" fo:border-left="0.5pt solid #000000" fo:border-right="none" fo:border-top="none" fo:border-bottom="0.5pt solid #000000"/>
    </style:style>
    <style:style style:name="Taula27.B4" style:family="table-cell">
      <style:table-cell-properties fo:padding="0.097cm" fo:border-left="0.5pt solid #000000" fo:border-right="none" fo:border-top="none" fo:border-bottom="0.5pt solid #000000"/>
    </style:style>
    <style:style style:name="Taula27.C4" style:family="table-cell">
      <style:table-cell-properties fo:padding="0.097cm" fo:border-left="0.5pt solid #000000" fo:border-right="none" fo:border-top="none" fo:border-bottom="0.5pt solid #000000"/>
    </style:style>
    <style:style style:name="Taula27.D4" style:family="table-cell">
      <style:table-cell-properties fo:padding="0.097cm" fo:border-left="0.5pt solid #000000" fo:border-right="0.5pt solid #000000" fo:border-top="none" fo:border-bottom="0.5pt solid #000000"/>
    </style:style>
    <style:style style:name="Taula27.A5" style:family="table-cell">
      <style:table-cell-properties fo:padding="0.097cm" fo:border-left="0.5pt solid #000000" fo:border-right="none" fo:border-top="none" fo:border-bottom="0.5pt solid #000000"/>
    </style:style>
    <style:style style:name="Taula27.B5" style:family="table-cell">
      <style:table-cell-properties fo:padding="0.097cm" fo:border-left="0.5pt solid #000000" fo:border-right="none" fo:border-top="none" fo:border-bottom="0.5pt solid #000000"/>
    </style:style>
    <style:style style:name="Taula27.C5" style:family="table-cell">
      <style:table-cell-properties fo:padding="0.097cm" fo:border-left="0.5pt solid #000000" fo:border-right="none" fo:border-top="none" fo:border-bottom="0.5pt solid #000000"/>
    </style:style>
    <style:style style:name="Taula27.D5" style:family="table-cell">
      <style:table-cell-properties fo:padding="0.097cm" fo:border-left="0.5pt solid #000000" fo:border-right="0.5pt solid #000000" fo:border-top="none" fo:border-bottom="0.5pt solid #000000"/>
    </style:style>
    <style:style style:name="Taula27.A6" style:family="table-cell">
      <style:table-cell-properties fo:padding="0.097cm" fo:border-left="0.5pt solid #000000" fo:border-right="none" fo:border-top="none" fo:border-bottom="0.5pt solid #000000"/>
    </style:style>
    <style:style style:name="Taula27.B6" style:family="table-cell">
      <style:table-cell-properties fo:padding="0.097cm" fo:border-left="0.5pt solid #000000" fo:border-right="none" fo:border-top="none" fo:border-bottom="0.5pt solid #000000"/>
    </style:style>
    <style:style style:name="Taula27.C6" style:family="table-cell">
      <style:table-cell-properties fo:padding="0.097cm" fo:border-left="0.5pt solid #000000" fo:border-right="none" fo:border-top="none" fo:border-bottom="0.5pt solid #000000"/>
    </style:style>
    <style:style style:name="Taula27.D6" style:family="table-cell">
      <style:table-cell-properties fo:padding="0.097cm" fo:border-left="0.5pt solid #000000" fo:border-right="0.5pt solid #000000" fo:border-top="none" fo:border-bottom="0.5pt solid #000000"/>
    </style:style>
    <style:style style:name="Taula27.A7" style:family="table-cell">
      <style:table-cell-properties fo:padding="0.097cm" fo:border-left="0.5pt solid #000000" fo:border-right="none" fo:border-top="none" fo:border-bottom="0.5pt solid #000000"/>
    </style:style>
    <style:style style:name="Taula27.B7" style:family="table-cell">
      <style:table-cell-properties fo:padding="0.097cm" fo:border-left="0.5pt solid #000000" fo:border-right="none" fo:border-top="none" fo:border-bottom="0.5pt solid #000000"/>
    </style:style>
    <style:style style:name="Taula27.C7" style:family="table-cell">
      <style:table-cell-properties fo:padding="0.097cm" fo:border-left="0.5pt solid #000000" fo:border-right="none" fo:border-top="none" fo:border-bottom="0.5pt solid #000000"/>
    </style:style>
    <style:style style:name="Taula27.D7" style:family="table-cell">
      <style:table-cell-properties fo:padding="0.097cm" fo:border-left="0.5pt solid #000000" fo:border-right="0.5pt solid #000000" fo:border-top="none" fo:border-bottom="0.5pt solid #000000"/>
    </style:style>
    <style:style style:name="Taula27.A8" style:family="table-cell">
      <style:table-cell-properties fo:padding="0.097cm" fo:border-left="0.5pt solid #000000" fo:border-right="none" fo:border-top="none" fo:border-bottom="0.5pt solid #000000"/>
    </style:style>
    <style:style style:name="Taula27.B8" style:family="table-cell">
      <style:table-cell-properties fo:padding="0.097cm" fo:border-left="0.5pt solid #000000" fo:border-right="none" fo:border-top="none" fo:border-bottom="0.5pt solid #000000"/>
    </style:style>
    <style:style style:name="Taula27.C8" style:family="table-cell">
      <style:table-cell-properties fo:padding="0.097cm" fo:border-left="0.5pt solid #000000" fo:border-right="none" fo:border-top="none" fo:border-bottom="0.5pt solid #000000"/>
    </style:style>
    <style:style style:name="Taula27.D8" style:family="table-cell">
      <style:table-cell-properties fo:padding="0.097cm" fo:border-left="0.5pt solid #000000" fo:border-right="0.5pt solid #000000" fo:border-top="none" fo:border-bottom="0.5pt solid #000000"/>
    </style:style>
    <style:style style:name="Taula27.A9" style:family="table-cell">
      <style:table-cell-properties fo:padding="0.097cm" fo:border-left="0.5pt solid #000000" fo:border-right="none" fo:border-top="none" fo:border-bottom="0.5pt solid #000000"/>
    </style:style>
    <style:style style:name="Taula27.B9" style:family="table-cell">
      <style:table-cell-properties fo:padding="0.097cm" fo:border-left="0.5pt solid #000000" fo:border-right="none" fo:border-top="none" fo:border-bottom="0.5pt solid #000000"/>
    </style:style>
    <style:style style:name="Taula27.C9" style:family="table-cell">
      <style:table-cell-properties fo:padding="0.097cm" fo:border-left="0.5pt solid #000000" fo:border-right="none" fo:border-top="none" fo:border-bottom="0.5pt solid #000000"/>
    </style:style>
    <style:style style:name="Taula27.D9" style:family="table-cell">
      <style:table-cell-properties fo:padding="0.097cm" fo:border-left="0.5pt solid #000000" fo:border-right="0.5pt solid #000000" fo:border-top="none" fo:border-bottom="0.5pt solid #000000"/>
    </style:style>
    <style:style style:name="Taula27.A10" style:family="table-cell">
      <style:table-cell-properties fo:padding="0.097cm" fo:border-left="0.5pt solid #000000" fo:border-right="none" fo:border-top="none" fo:border-bottom="0.5pt solid #000000"/>
    </style:style>
    <style:style style:name="Taula27.B10" style:family="table-cell">
      <style:table-cell-properties fo:padding="0.097cm" fo:border-left="0.5pt solid #000000" fo:border-right="none" fo:border-top="none" fo:border-bottom="0.5pt solid #000000"/>
    </style:style>
    <style:style style:name="Taula27.C10" style:family="table-cell">
      <style:table-cell-properties fo:padding="0.097cm" fo:border-left="0.5pt solid #000000" fo:border-right="none" fo:border-top="none" fo:border-bottom="0.5pt solid #000000"/>
    </style:style>
    <style:style style:name="Taula27.D10" style:family="table-cell">
      <style:table-cell-properties fo:padding="0.097cm" fo:border-left="0.5pt solid #000000" fo:border-right="0.5pt solid #000000" fo:border-top="none" fo:border-bottom="0.5pt solid #000000"/>
    </style:style>
    <style:style style:name="Taula27.A11" style:family="table-cell">
      <style:table-cell-properties fo:padding="0.097cm" fo:border-left="0.5pt solid #000000" fo:border-right="none" fo:border-top="none" fo:border-bottom="0.5pt solid #000000"/>
    </style:style>
    <style:style style:name="Taula27.B11" style:family="table-cell">
      <style:table-cell-properties fo:padding="0.097cm" fo:border-left="0.5pt solid #000000" fo:border-right="none" fo:border-top="none" fo:border-bottom="0.5pt solid #000000"/>
    </style:style>
    <style:style style:name="Taula27.C11" style:family="table-cell">
      <style:table-cell-properties fo:padding="0.097cm" fo:border-left="0.5pt solid #000000" fo:border-right="none" fo:border-top="none" fo:border-bottom="0.5pt solid #000000"/>
    </style:style>
    <style:style style:name="Taula27.D11" style:family="table-cell">
      <style:table-cell-properties fo:padding="0.097cm" fo:border-left="0.5pt solid #000000" fo:border-right="0.5pt solid #000000" fo:border-top="none" fo:border-bottom="0.5pt solid #000000"/>
    </style:style>
    <style:style style:name="Taula27.A12" style:family="table-cell">
      <style:table-cell-properties fo:padding="0.097cm" fo:border-left="0.5pt solid #000000" fo:border-right="none" fo:border-top="none" fo:border-bottom="0.5pt solid #000000"/>
    </style:style>
    <style:style style:name="Taula27.B12" style:family="table-cell">
      <style:table-cell-properties fo:padding="0.097cm" fo:border-left="0.5pt solid #000000" fo:border-right="none" fo:border-top="none" fo:border-bottom="0.5pt solid #000000"/>
    </style:style>
    <style:style style:name="Taula27.C12" style:family="table-cell">
      <style:table-cell-properties fo:padding="0.097cm" fo:border-left="0.5pt solid #000000" fo:border-right="none" fo:border-top="none" fo:border-bottom="0.5pt solid #000000"/>
    </style:style>
    <style:style style:name="Taula27.D12" style:family="table-cell">
      <style:table-cell-properties fo:padding="0.097cm" fo:border-left="0.5pt solid #000000" fo:border-right="0.5pt solid #000000" fo:border-top="none" fo:border-bottom="0.5pt solid #000000"/>
    </style:style>
    <style:style style:name="Taula28" style:family="table">
      <style:table-properties style:width="17.884cm" fo:margin-top="0cm" fo:margin-bottom="0.101cm" table:align="center" fo:keep-with-next="always"/>
    </style:style>
    <style:style style:name="Taula28.A" style:family="table-column">
      <style:table-column-properties style:column-width="2.69cm"/>
    </style:style>
    <style:style style:name="Taula28.B" style:family="table-column">
      <style:table-column-properties style:column-width="3.507cm"/>
    </style:style>
    <style:style style:name="Taula28.C" style:family="table-column">
      <style:table-column-properties style:column-width="0.804cm"/>
    </style:style>
    <style:style style:name="Taula28.D" style:family="table-column">
      <style:table-column-properties style:column-width="10.883cm"/>
    </style:style>
    <style:style style:name="Taula28.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8.D1" style:family="table-cell">
      <style:table-cell-properties fo:background-color="#cccccc" fo:padding="0.097cm" fo:border="0.5pt solid #000000">
        <style:background-image/>
      </style:table-cell-properties>
    </style:style>
    <style:style style:name="Taula28.A2" style:family="table-cell">
      <style:table-cell-properties fo:padding="0.097cm" fo:border-left="0.5pt solid #000000" fo:border-right="none" fo:border-top="none" fo:border-bottom="0.5pt solid #000000"/>
    </style:style>
    <style:style style:name="Taula28.B2" style:family="table-cell">
      <style:table-cell-properties fo:padding="0.097cm" fo:border-left="0.5pt solid #000000" fo:border-right="none" fo:border-top="none" fo:border-bottom="0.5pt solid #000000"/>
    </style:style>
    <style:style style:name="Taula28.C2" style:family="table-cell">
      <style:table-cell-properties fo:padding="0.097cm" fo:border-left="0.5pt solid #000000" fo:border-right="none" fo:border-top="none" fo:border-bottom="0.5pt solid #000000"/>
    </style:style>
    <style:style style:name="Taula28.D2" style:family="table-cell">
      <style:table-cell-properties fo:padding="0.097cm" fo:border-left="0.5pt solid #000000" fo:border-right="0.5pt solid #000000" fo:border-top="none" fo:border-bottom="0.5pt solid #000000"/>
    </style:style>
    <style:style style:name="Taula28.A3" style:family="table-cell">
      <style:table-cell-properties fo:padding="0.097cm" fo:border-left="0.5pt solid #000000" fo:border-right="none" fo:border-top="none" fo:border-bottom="0.5pt solid #000000"/>
    </style:style>
    <style:style style:name="Taula28.B3" style:family="table-cell">
      <style:table-cell-properties fo:padding="0.097cm" fo:border-left="0.5pt solid #000000" fo:border-right="none" fo:border-top="none" fo:border-bottom="0.5pt solid #000000"/>
    </style:style>
    <style:style style:name="Taula28.C3" style:family="table-cell">
      <style:table-cell-properties fo:padding="0.097cm" fo:border-left="0.5pt solid #000000" fo:border-right="none" fo:border-top="none" fo:border-bottom="0.5pt solid #000000"/>
    </style:style>
    <style:style style:name="Taula28.D3" style:family="table-cell">
      <style:table-cell-properties fo:padding="0.097cm" fo:border-left="0.5pt solid #000000" fo:border-right="0.5pt solid #000000" fo:border-top="none" fo:border-bottom="0.5pt solid #000000"/>
    </style:style>
    <style:style style:name="Taula28.A4" style:family="table-cell">
      <style:table-cell-properties fo:padding="0.097cm" fo:border-left="0.5pt solid #000000" fo:border-right="none" fo:border-top="none" fo:border-bottom="0.5pt solid #000000"/>
    </style:style>
    <style:style style:name="Taula28.B4" style:family="table-cell">
      <style:table-cell-properties fo:padding="0.097cm" fo:border-left="0.5pt solid #000000" fo:border-right="none" fo:border-top="none" fo:border-bottom="0.5pt solid #000000"/>
    </style:style>
    <style:style style:name="Taula28.C4" style:family="table-cell">
      <style:table-cell-properties fo:padding="0.097cm" fo:border-left="0.5pt solid #000000" fo:border-right="none" fo:border-top="none" fo:border-bottom="0.5pt solid #000000"/>
    </style:style>
    <style:style style:name="Taula28.D4" style:family="table-cell">
      <style:table-cell-properties fo:padding="0.097cm" fo:border-left="0.5pt solid #000000" fo:border-right="0.5pt solid #000000" fo:border-top="none" fo:border-bottom="0.5pt solid #000000"/>
    </style:style>
    <style:style style:name="Taula28.A5" style:family="table-cell">
      <style:table-cell-properties fo:padding="0.097cm" fo:border-left="0.5pt solid #000000" fo:border-right="none" fo:border-top="none" fo:border-bottom="0.5pt solid #000000"/>
    </style:style>
    <style:style style:name="Taula28.B5" style:family="table-cell">
      <style:table-cell-properties fo:padding="0.097cm" fo:border-left="0.5pt solid #000000" fo:border-right="none" fo:border-top="none" fo:border-bottom="0.5pt solid #000000"/>
    </style:style>
    <style:style style:name="Taula28.C5" style:family="table-cell">
      <style:table-cell-properties fo:padding="0.097cm" fo:border-left="0.5pt solid #000000" fo:border-right="none" fo:border-top="none" fo:border-bottom="0.5pt solid #000000"/>
    </style:style>
    <style:style style:name="Taula28.D5" style:family="table-cell">
      <style:table-cell-properties fo:padding="0.097cm" fo:border-left="0.5pt solid #000000" fo:border-right="0.5pt solid #000000" fo:border-top="none" fo:border-bottom="0.5pt solid #000000"/>
    </style:style>
    <style:style style:name="Taula28.A6" style:family="table-cell">
      <style:table-cell-properties fo:padding="0.097cm" fo:border-left="0.5pt solid #000000" fo:border-right="none" fo:border-top="none" fo:border-bottom="0.5pt solid #000000"/>
    </style:style>
    <style:style style:name="Taula28.B6" style:family="table-cell">
      <style:table-cell-properties fo:padding="0.097cm" fo:border-left="0.5pt solid #000000" fo:border-right="none" fo:border-top="none" fo:border-bottom="0.5pt solid #000000"/>
    </style:style>
    <style:style style:name="Taula28.C6" style:family="table-cell">
      <style:table-cell-properties fo:padding="0.097cm" fo:border-left="0.5pt solid #000000" fo:border-right="none" fo:border-top="none" fo:border-bottom="0.5pt solid #000000"/>
    </style:style>
    <style:style style:name="Taula28.D6" style:family="table-cell">
      <style:table-cell-properties fo:padding="0.097cm" fo:border-left="0.5pt solid #000000" fo:border-right="0.5pt solid #000000" fo:border-top="none" fo:border-bottom="0.5pt solid #000000"/>
    </style:style>
    <style:style style:name="Taula28.A7" style:family="table-cell">
      <style:table-cell-properties fo:padding="0.097cm" fo:border-left="0.5pt solid #000000" fo:border-right="none" fo:border-top="none" fo:border-bottom="0.5pt solid #000000"/>
    </style:style>
    <style:style style:name="Taula28.B7" style:family="table-cell">
      <style:table-cell-properties fo:padding="0.097cm" fo:border-left="0.5pt solid #000000" fo:border-right="none" fo:border-top="none" fo:border-bottom="0.5pt solid #000000"/>
    </style:style>
    <style:style style:name="Taula28.C7" style:family="table-cell">
      <style:table-cell-properties fo:padding="0.097cm" fo:border-left="0.5pt solid #000000" fo:border-right="none" fo:border-top="none" fo:border-bottom="0.5pt solid #000000"/>
    </style:style>
    <style:style style:name="Taula28.D7" style:family="table-cell">
      <style:table-cell-properties fo:padding="0.097cm" fo:border-left="0.5pt solid #000000" fo:border-right="0.5pt solid #000000" fo:border-top="none" fo:border-bottom="0.5pt solid #000000"/>
    </style:style>
    <style:style style:name="Taula28.A8" style:family="table-cell">
      <style:table-cell-properties fo:padding="0.097cm" fo:border-left="0.5pt solid #000000" fo:border-right="none" fo:border-top="none" fo:border-bottom="0.5pt solid #000000"/>
    </style:style>
    <style:style style:name="Taula28.B8" style:family="table-cell">
      <style:table-cell-properties fo:padding="0.097cm" fo:border-left="0.5pt solid #000000" fo:border-right="none" fo:border-top="none" fo:border-bottom="0.5pt solid #000000"/>
    </style:style>
    <style:style style:name="Taula28.C8" style:family="table-cell">
      <style:table-cell-properties fo:padding="0.097cm" fo:border-left="0.5pt solid #000000" fo:border-right="none" fo:border-top="none" fo:border-bottom="0.5pt solid #000000"/>
    </style:style>
    <style:style style:name="Taula28.D8" style:family="table-cell">
      <style:table-cell-properties fo:padding="0.097cm" fo:border-left="0.5pt solid #000000" fo:border-right="0.5pt solid #000000" fo:border-top="none" fo:border-bottom="0.5pt solid #000000"/>
    </style:style>
    <style:style style:name="Taula29" style:family="table">
      <style:table-properties style:width="17.891cm" fo:margin-top="0cm" fo:margin-bottom="0.101cm" table:align="center" fo:keep-with-next="always"/>
    </style:style>
    <style:style style:name="Taula29.A" style:family="table-column">
      <style:table-column-properties style:column-width="2.695cm"/>
    </style:style>
    <style:style style:name="Taula29.B" style:family="table-column">
      <style:table-column-properties style:column-width="3.099cm"/>
    </style:style>
    <style:style style:name="Taula29.C" style:family="table-column">
      <style:table-column-properties style:column-width="1.005cm"/>
    </style:style>
    <style:style style:name="Taula29.D" style:family="table-column">
      <style:table-column-properties style:column-width="11.091cm"/>
    </style:style>
    <style:style style:name="Taula29.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9.D1" style:family="table-cell">
      <style:table-cell-properties fo:background-color="#cccccc" fo:padding="0.097cm" fo:border="0.5pt solid #000000">
        <style:background-image/>
      </style:table-cell-properties>
    </style:style>
    <style:style style:name="Taula29.A2" style:family="table-cell">
      <style:table-cell-properties fo:padding="0.097cm" fo:border-left="0.5pt solid #000000" fo:border-right="none" fo:border-top="none" fo:border-bottom="0.5pt solid #000000"/>
    </style:style>
    <style:style style:name="Taula29.B2" style:family="table-cell">
      <style:table-cell-properties fo:padding="0.097cm" fo:border-left="0.5pt solid #000000" fo:border-right="none" fo:border-top="none" fo:border-bottom="0.5pt solid #000000"/>
    </style:style>
    <style:style style:name="Taula29.C2" style:family="table-cell">
      <style:table-cell-properties fo:padding="0.097cm" fo:border-left="0.5pt solid #000000" fo:border-right="none" fo:border-top="none" fo:border-bottom="0.5pt solid #000000"/>
    </style:style>
    <style:style style:name="Taula29.D2" style:family="table-cell">
      <style:table-cell-properties fo:padding="0.097cm" fo:border-left="0.5pt solid #000000" fo:border-right="0.5pt solid #000000" fo:border-top="none" fo:border-bottom="0.5pt solid #000000"/>
    </style:style>
    <style:style style:name="Taula29.A3" style:family="table-cell">
      <style:table-cell-properties fo:padding="0.097cm" fo:border-left="0.5pt solid #000000" fo:border-right="none" fo:border-top="none" fo:border-bottom="0.5pt solid #000000"/>
    </style:style>
    <style:style style:name="Taula29.B3" style:family="table-cell">
      <style:table-cell-properties fo:padding="0.097cm" fo:border-left="0.5pt solid #000000" fo:border-right="none" fo:border-top="none" fo:border-bottom="0.5pt solid #000000"/>
    </style:style>
    <style:style style:name="Taula29.C3" style:family="table-cell">
      <style:table-cell-properties fo:padding="0.097cm" fo:border-left="0.5pt solid #000000" fo:border-right="none" fo:border-top="none" fo:border-bottom="0.5pt solid #000000"/>
    </style:style>
    <style:style style:name="Taula29.D3" style:family="table-cell">
      <style:table-cell-properties fo:padding="0.097cm" fo:border-left="0.5pt solid #000000" fo:border-right="0.5pt solid #000000" fo:border-top="none" fo:border-bottom="0.5pt solid #000000"/>
    </style:style>
    <style:style style:name="Taula29.A4" style:family="table-cell">
      <style:table-cell-properties fo:padding="0.097cm" fo:border-left="0.5pt solid #000000" fo:border-right="none" fo:border-top="none" fo:border-bottom="0.5pt solid #000000"/>
    </style:style>
    <style:style style:name="Taula29.B4" style:family="table-cell">
      <style:table-cell-properties fo:padding="0.097cm" fo:border-left="0.5pt solid #000000" fo:border-right="none" fo:border-top="none" fo:border-bottom="0.5pt solid #000000"/>
    </style:style>
    <style:style style:name="Taula29.C4" style:family="table-cell">
      <style:table-cell-properties fo:padding="0.097cm" fo:border-left="0.5pt solid #000000" fo:border-right="none" fo:border-top="none" fo:border-bottom="0.5pt solid #000000"/>
    </style:style>
    <style:style style:name="Taula29.D4" style:family="table-cell">
      <style:table-cell-properties fo:padding="0.097cm" fo:border-left="0.5pt solid #000000" fo:border-right="0.5pt solid #000000" fo:border-top="none" fo:border-bottom="0.5pt solid #000000"/>
    </style:style>
    <style:style style:name="Taula29.A5" style:family="table-cell">
      <style:table-cell-properties fo:padding="0.097cm" fo:border-left="0.5pt solid #000000" fo:border-right="none" fo:border-top="none" fo:border-bottom="0.5pt solid #000000"/>
    </style:style>
    <style:style style:name="Taula29.B5" style:family="table-cell">
      <style:table-cell-properties fo:padding="0.097cm" fo:border-left="0.5pt solid #000000" fo:border-right="none" fo:border-top="none" fo:border-bottom="0.5pt solid #000000"/>
    </style:style>
    <style:style style:name="Taula29.C5" style:family="table-cell">
      <style:table-cell-properties fo:padding="0.097cm" fo:border-left="0.5pt solid #000000" fo:border-right="none" fo:border-top="none" fo:border-bottom="0.5pt solid #000000"/>
    </style:style>
    <style:style style:name="Taula29.D5" style:family="table-cell">
      <style:table-cell-properties fo:padding="0.097cm" fo:border-left="0.5pt solid #000000" fo:border-right="0.5pt solid #000000" fo:border-top="none" fo:border-bottom="0.5pt solid #000000"/>
    </style:style>
    <style:style style:name="Taula29.A6" style:family="table-cell">
      <style:table-cell-properties fo:padding="0.097cm" fo:border-left="0.5pt solid #000000" fo:border-right="none" fo:border-top="none" fo:border-bottom="0.5pt solid #000000"/>
    </style:style>
    <style:style style:name="Taula29.B6" style:family="table-cell">
      <style:table-cell-properties fo:padding="0.097cm" fo:border-left="0.5pt solid #000000" fo:border-right="none" fo:border-top="none" fo:border-bottom="0.5pt solid #000000"/>
    </style:style>
    <style:style style:name="Taula29.C6" style:family="table-cell">
      <style:table-cell-properties fo:padding="0.097cm" fo:border-left="0.5pt solid #000000" fo:border-right="none" fo:border-top="none" fo:border-bottom="0.5pt solid #000000"/>
    </style:style>
    <style:style style:name="Taula29.D6" style:family="table-cell">
      <style:table-cell-properties fo:padding="0.097cm" fo:border-left="0.5pt solid #000000" fo:border-right="0.5pt solid #000000" fo:border-top="none" fo:border-bottom="0.5pt solid #000000"/>
    </style:style>
    <style:style style:name="Taula29.A7" style:family="table-cell">
      <style:table-cell-properties fo:padding="0.097cm" fo:border-left="0.5pt solid #000000" fo:border-right="none" fo:border-top="none" fo:border-bottom="0.5pt solid #000000"/>
    </style:style>
    <style:style style:name="Taula29.B7" style:family="table-cell">
      <style:table-cell-properties fo:padding="0.097cm" fo:border-left="0.5pt solid #000000" fo:border-right="none" fo:border-top="none" fo:border-bottom="0.5pt solid #000000"/>
    </style:style>
    <style:style style:name="Taula29.C7" style:family="table-cell">
      <style:table-cell-properties fo:padding="0.097cm" fo:border-left="0.5pt solid #000000" fo:border-right="none" fo:border-top="none" fo:border-bottom="0.5pt solid #000000"/>
    </style:style>
    <style:style style:name="Taula29.D7" style:family="table-cell">
      <style:table-cell-properties fo:padding="0.097cm" fo:border-left="0.5pt solid #000000" fo:border-right="0.5pt solid #000000" fo:border-top="none" fo:border-bottom="0.5pt solid #000000"/>
    </style:style>
    <style:style style:name="Taula29.A8" style:family="table-cell">
      <style:table-cell-properties fo:padding="0.097cm" fo:border-left="0.5pt solid #000000" fo:border-right="none" fo:border-top="none" fo:border-bottom="0.5pt solid #000000"/>
    </style:style>
    <style:style style:name="Taula29.B8" style:family="table-cell">
      <style:table-cell-properties fo:padding="0.097cm" fo:border-left="0.5pt solid #000000" fo:border-right="none" fo:border-top="none" fo:border-bottom="0.5pt solid #000000"/>
    </style:style>
    <style:style style:name="Taula29.C8" style:family="table-cell">
      <style:table-cell-properties fo:padding="0.097cm" fo:border-left="0.5pt solid #000000" fo:border-right="none" fo:border-top="none" fo:border-bottom="0.5pt solid #000000"/>
    </style:style>
    <style:style style:name="Taula29.D8" style:family="table-cell">
      <style:table-cell-properties fo:padding="0.097cm" fo:border-left="0.5pt solid #000000" fo:border-right="0.5pt solid #000000" fo:border-top="none" fo:border-bottom="0.5pt solid #000000"/>
    </style:style>
    <style:style style:name="Taula29.A9" style:family="table-cell">
      <style:table-cell-properties fo:padding="0.097cm" fo:border-left="0.5pt solid #000000" fo:border-right="none" fo:border-top="none" fo:border-bottom="0.5pt solid #000000"/>
    </style:style>
    <style:style style:name="Taula29.B9" style:family="table-cell">
      <style:table-cell-properties fo:padding="0.097cm" fo:border-left="0.5pt solid #000000" fo:border-right="none" fo:border-top="none" fo:border-bottom="0.5pt solid #000000"/>
    </style:style>
    <style:style style:name="Taula29.C9" style:family="table-cell">
      <style:table-cell-properties fo:padding="0.097cm" fo:border-left="0.5pt solid #000000" fo:border-right="none" fo:border-top="none" fo:border-bottom="0.5pt solid #000000"/>
    </style:style>
    <style:style style:name="Taula29.D9" style:family="table-cell">
      <style:table-cell-properties fo:padding="0.097cm" fo:border-left="0.5pt solid #000000" fo:border-right="0.5pt solid #000000" fo:border-top="none" fo:border-bottom="0.5pt solid #000000"/>
    </style:style>
    <style:style style:name="Taula33" style:family="table">
      <style:table-properties style:width="17.884cm" fo:margin-top="0cm" fo:margin-bottom="0.101cm" table:align="center" fo:keep-with-next="always"/>
    </style:style>
    <style:style style:name="Taula33.A" style:family="table-column">
      <style:table-column-properties style:column-width="2.999cm"/>
    </style:style>
    <style:style style:name="Taula33.B" style:family="table-column">
      <style:table-column-properties style:column-width="3.683cm"/>
    </style:style>
    <style:style style:name="Taula33.C" style:family="table-column">
      <style:table-column-properties style:column-width="1.102cm"/>
    </style:style>
    <style:style style:name="Taula33.D" style:family="table-column">
      <style:table-column-properties style:column-width="10.1cm"/>
    </style:style>
    <style:style style:name="Taula3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3.D1" style:family="table-cell">
      <style:table-cell-properties fo:background-color="#cccccc" fo:padding="0.097cm" fo:border="0.5pt solid #000000">
        <style:background-image/>
      </style:table-cell-properties>
    </style:style>
    <style:style style:name="Taula33.A2" style:family="table-cell">
      <style:table-cell-properties fo:padding="0.097cm" fo:border-left="0.5pt solid #000000" fo:border-right="none" fo:border-top="none" fo:border-bottom="0.5pt solid #000000"/>
    </style:style>
    <style:style style:name="Taula33.B2" style:family="table-cell">
      <style:table-cell-properties fo:padding="0.097cm" fo:border-left="0.5pt solid #000000" fo:border-right="none" fo:border-top="none" fo:border-bottom="0.5pt solid #000000"/>
    </style:style>
    <style:style style:name="Taula33.C2" style:family="table-cell">
      <style:table-cell-properties fo:padding="0.097cm" fo:border-left="0.5pt solid #000000" fo:border-right="none" fo:border-top="none" fo:border-bottom="0.5pt solid #000000"/>
    </style:style>
    <style:style style:name="Taula33.D2" style:family="table-cell">
      <style:table-cell-properties fo:padding="0.097cm" fo:border-left="0.5pt solid #000000" fo:border-right="0.5pt solid #000000" fo:border-top="none" fo:border-bottom="0.5pt solid #000000"/>
    </style:style>
    <style:style style:name="Taula33.A3" style:family="table-cell">
      <style:table-cell-properties fo:padding="0.097cm" fo:border-left="0.5pt solid #000000" fo:border-right="none" fo:border-top="none" fo:border-bottom="0.5pt solid #000000"/>
    </style:style>
    <style:style style:name="Taula33.B3" style:family="table-cell">
      <style:table-cell-properties fo:padding="0.097cm" fo:border-left="0.5pt solid #000000" fo:border-right="none" fo:border-top="none" fo:border-bottom="0.5pt solid #000000"/>
    </style:style>
    <style:style style:name="Taula33.C3" style:family="table-cell">
      <style:table-cell-properties fo:padding="0.097cm" fo:border-left="0.5pt solid #000000" fo:border-right="none" fo:border-top="none" fo:border-bottom="0.5pt solid #000000"/>
    </style:style>
    <style:style style:name="Taula33.D3" style:family="table-cell">
      <style:table-cell-properties fo:padding="0.097cm" fo:border-left="0.5pt solid #000000" fo:border-right="0.5pt solid #000000" fo:border-top="none" fo:border-bottom="0.5pt solid #000000"/>
    </style:style>
    <style:style style:name="Taula33.A4" style:family="table-cell">
      <style:table-cell-properties fo:padding="0.097cm" fo:border-left="0.5pt solid #000000" fo:border-right="none" fo:border-top="none" fo:border-bottom="0.5pt solid #000000"/>
    </style:style>
    <style:style style:name="Taula33.B4" style:family="table-cell">
      <style:table-cell-properties fo:padding="0.097cm" fo:border-left="0.5pt solid #000000" fo:border-right="none" fo:border-top="none" fo:border-bottom="0.5pt solid #000000"/>
    </style:style>
    <style:style style:name="Taula33.C4" style:family="table-cell">
      <style:table-cell-properties fo:padding="0.097cm" fo:border-left="0.5pt solid #000000" fo:border-right="none" fo:border-top="none" fo:border-bottom="0.5pt solid #000000"/>
    </style:style>
    <style:style style:name="Taula33.D4" style:family="table-cell">
      <style:table-cell-properties fo:padding="0.097cm" fo:border-left="0.5pt solid #000000" fo:border-right="0.5pt solid #000000" fo:border-top="none" fo:border-bottom="0.5pt solid #000000"/>
    </style:style>
    <style:style style:name="Taula33.A5" style:family="table-cell">
      <style:table-cell-properties fo:padding="0.097cm" fo:border-left="0.5pt solid #000000" fo:border-right="none" fo:border-top="none" fo:border-bottom="0.5pt solid #000000"/>
    </style:style>
    <style:style style:name="Taula33.B5" style:family="table-cell">
      <style:table-cell-properties fo:padding="0.097cm" fo:border-left="0.5pt solid #000000" fo:border-right="none" fo:border-top="none" fo:border-bottom="0.5pt solid #000000"/>
    </style:style>
    <style:style style:name="Taula33.C5" style:family="table-cell">
      <style:table-cell-properties fo:padding="0.097cm" fo:border-left="0.5pt solid #000000" fo:border-right="none" fo:border-top="none" fo:border-bottom="0.5pt solid #000000"/>
    </style:style>
    <style:style style:name="Taula33.D5" style:family="table-cell">
      <style:table-cell-properties fo:padding="0.097cm" fo:border-left="0.5pt solid #000000" fo:border-right="0.5pt solid #000000" fo:border-top="none" fo:border-bottom="0.5pt solid #000000"/>
    </style:style>
    <style:style style:name="Taula32" style:family="table">
      <style:table-properties style:width="17.891cm" fo:margin-top="0cm" fo:margin-bottom="0.101cm" fo:break-before="auto" fo:break-after="auto" table:align="center" fo:keep-with-next="always"/>
    </style:style>
    <style:style style:name="Taula32.A" style:family="table-column">
      <style:table-column-properties style:column-width="2.298cm"/>
    </style:style>
    <style:style style:name="Taula32.B" style:family="table-column">
      <style:table-column-properties style:column-width="3.496cm"/>
    </style:style>
    <style:style style:name="Taula32.C" style:family="table-column">
      <style:table-column-properties style:column-width="1.005cm"/>
    </style:style>
    <style:style style:name="Taula32.D" style:family="table-column">
      <style:table-column-properties style:column-width="11.091cm"/>
    </style:style>
    <style:style style:name="Taula3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2.D1" style:family="table-cell">
      <style:table-cell-properties fo:background-color="#cccccc" fo:padding="0.097cm" fo:border="0.5pt solid #000000">
        <style:background-image/>
      </style:table-cell-properties>
    </style:style>
    <style:style style:name="Taula32.A2" style:family="table-cell">
      <style:table-cell-properties fo:padding="0.097cm" fo:border-left="0.5pt solid #000000" fo:border-right="none" fo:border-top="none" fo:border-bottom="0.5pt solid #000000"/>
    </style:style>
    <style:style style:name="Taula32.B2" style:family="table-cell">
      <style:table-cell-properties fo:padding="0.097cm" fo:border-left="0.5pt solid #000000" fo:border-right="none" fo:border-top="none" fo:border-bottom="0.5pt solid #000000"/>
    </style:style>
    <style:style style:name="Taula32.C2" style:family="table-cell">
      <style:table-cell-properties fo:padding="0.097cm" fo:border-left="0.5pt solid #000000" fo:border-right="none" fo:border-top="none" fo:border-bottom="0.5pt solid #000000"/>
    </style:style>
    <style:style style:name="Taula32.D2" style:family="table-cell">
      <style:table-cell-properties fo:padding="0.097cm" fo:border-left="0.5pt solid #000000" fo:border-right="0.5pt solid #000000" fo:border-top="none" fo:border-bottom="0.5pt solid #000000"/>
    </style:style>
    <style:style style:name="Taula32.A3" style:family="table-cell">
      <style:table-cell-properties fo:padding="0.097cm" fo:border-left="0.5pt solid #000000" fo:border-right="none" fo:border-top="none" fo:border-bottom="0.5pt solid #000000"/>
    </style:style>
    <style:style style:name="Taula32.B3" style:family="table-cell">
      <style:table-cell-properties fo:padding="0.097cm" fo:border-left="0.5pt solid #000000" fo:border-right="none" fo:border-top="none" fo:border-bottom="0.5pt solid #000000"/>
    </style:style>
    <style:style style:name="Taula32.C3" style:family="table-cell">
      <style:table-cell-properties fo:padding="0.097cm" fo:border-left="0.5pt solid #000000" fo:border-right="none" fo:border-top="none" fo:border-bottom="0.5pt solid #000000"/>
    </style:style>
    <style:style style:name="Taula32.D3" style:family="table-cell">
      <style:table-cell-properties fo:padding="0.097cm" fo:border-left="0.5pt solid #000000" fo:border-right="0.5pt solid #000000" fo:border-top="none" fo:border-bottom="0.5pt solid #000000"/>
    </style:style>
    <style:style style:name="Taula32.A4" style:family="table-cell">
      <style:table-cell-properties fo:padding="0.097cm" fo:border-left="0.5pt solid #000000" fo:border-right="none" fo:border-top="none" fo:border-bottom="0.5pt solid #000000"/>
    </style:style>
    <style:style style:name="Taula32.B4" style:family="table-cell">
      <style:table-cell-properties fo:padding="0.097cm" fo:border-left="0.5pt solid #000000" fo:border-right="none" fo:border-top="none" fo:border-bottom="0.5pt solid #000000"/>
    </style:style>
    <style:style style:name="Taula32.C4" style:family="table-cell">
      <style:table-cell-properties fo:padding="0.097cm" fo:border-left="0.5pt solid #000000" fo:border-right="none" fo:border-top="none" fo:border-bottom="0.5pt solid #000000"/>
    </style:style>
    <style:style style:name="Taula32.D4" style:family="table-cell">
      <style:table-cell-properties fo:padding="0.097cm" fo:border-left="0.5pt solid #000000" fo:border-right="0.5pt solid #000000" fo:border-top="none" fo:border-bottom="0.5pt solid #000000"/>
    </style:style>
    <style:style style:name="Taula32.A5" style:family="table-cell">
      <style:table-cell-properties fo:padding="0.097cm" fo:border-left="0.5pt solid #000000" fo:border-right="none" fo:border-top="none" fo:border-bottom="0.5pt solid #000000"/>
    </style:style>
    <style:style style:name="Taula32.B5" style:family="table-cell">
      <style:table-cell-properties fo:padding="0.097cm" fo:border-left="0.5pt solid #000000" fo:border-right="none" fo:border-top="none" fo:border-bottom="0.5pt solid #000000"/>
    </style:style>
    <style:style style:name="Taula32.C5" style:family="table-cell">
      <style:table-cell-properties fo:padding="0.097cm" fo:border-left="0.5pt solid #000000" fo:border-right="none" fo:border-top="none" fo:border-bottom="0.5pt solid #000000"/>
    </style:style>
    <style:style style:name="Taula32.D5" style:family="table-cell">
      <style:table-cell-properties fo:padding="0.097cm" fo:border-left="0.5pt solid #000000" fo:border-right="0.5pt solid #000000" fo:border-top="none" fo:border-bottom="0.5pt solid #000000"/>
    </style:style>
    <style:style style:name="Taula32.A6" style:family="table-cell">
      <style:table-cell-properties fo:padding="0.097cm" fo:border-left="0.5pt solid #000000" fo:border-right="none" fo:border-top="none" fo:border-bottom="0.5pt solid #000000"/>
    </style:style>
    <style:style style:name="Taula32.B6" style:family="table-cell">
      <style:table-cell-properties fo:padding="0.097cm" fo:border-left="0.5pt solid #000000" fo:border-right="none" fo:border-top="none" fo:border-bottom="0.5pt solid #000000"/>
    </style:style>
    <style:style style:name="Taula32.C6" style:family="table-cell">
      <style:table-cell-properties fo:padding="0.097cm" fo:border-left="0.5pt solid #000000" fo:border-right="none" fo:border-top="none" fo:border-bottom="0.5pt solid #000000"/>
    </style:style>
    <style:style style:name="Taula32.D6" style:family="table-cell">
      <style:table-cell-properties fo:padding="0.097cm" fo:border-left="0.5pt solid #000000" fo:border-right="0.5pt solid #000000" fo:border-top="none" fo:border-bottom="0.5pt solid #000000"/>
    </style:style>
    <style:style style:name="Taula34" style:family="table">
      <style:table-properties style:width="17.891cm" fo:margin-top="0cm" fo:margin-bottom="0.101cm" fo:break-before="auto" fo:break-after="auto" table:align="center" fo:keep-with-next="always"/>
    </style:style>
    <style:style style:name="Taula34.A" style:family="table-column">
      <style:table-column-properties style:column-width="2.298cm"/>
    </style:style>
    <style:style style:name="Taula34.B" style:family="table-column">
      <style:table-column-properties style:column-width="3.496cm"/>
    </style:style>
    <style:style style:name="Taula34.C" style:family="table-column">
      <style:table-column-properties style:column-width="1.005cm"/>
    </style:style>
    <style:style style:name="Taula34.D" style:family="table-column">
      <style:table-column-properties style:column-width="11.091cm"/>
    </style:style>
    <style:style style:name="Taula34.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4.D1" style:family="table-cell">
      <style:table-cell-properties fo:background-color="#cccccc" fo:padding="0.097cm" fo:border="0.5pt solid #000000">
        <style:background-image/>
      </style:table-cell-properties>
    </style:style>
    <style:style style:name="Taula34.A2" style:family="table-cell">
      <style:table-cell-properties fo:padding="0.097cm" fo:border-left="0.5pt solid #000000" fo:border-right="none" fo:border-top="none" fo:border-bottom="0.5pt solid #000000"/>
    </style:style>
    <style:style style:name="Taula34.B2" style:family="table-cell">
      <style:table-cell-properties fo:padding="0.097cm" fo:border-left="0.5pt solid #000000" fo:border-right="none" fo:border-top="none" fo:border-bottom="0.5pt solid #000000"/>
    </style:style>
    <style:style style:name="Taula34.C2" style:family="table-cell">
      <style:table-cell-properties fo:padding="0.097cm" fo:border-left="0.5pt solid #000000" fo:border-right="none" fo:border-top="none" fo:border-bottom="0.5pt solid #000000"/>
    </style:style>
    <style:style style:name="Taula34.D2" style:family="table-cell">
      <style:table-cell-properties fo:padding="0.097cm" fo:border-left="0.5pt solid #000000" fo:border-right="0.5pt solid #000000" fo:border-top="none" fo:border-bottom="0.5pt solid #000000"/>
    </style:style>
    <style:style style:name="Taula34.A3" style:family="table-cell">
      <style:table-cell-properties fo:padding="0.097cm" fo:border-left="0.5pt solid #000000" fo:border-right="none" fo:border-top="none" fo:border-bottom="0.5pt solid #000000"/>
    </style:style>
    <style:style style:name="Taula34.B3" style:family="table-cell">
      <style:table-cell-properties fo:padding="0.097cm" fo:border-left="0.5pt solid #000000" fo:border-right="none" fo:border-top="none" fo:border-bottom="0.5pt solid #000000"/>
    </style:style>
    <style:style style:name="Taula34.C3" style:family="table-cell">
      <style:table-cell-properties fo:padding="0.097cm" fo:border-left="0.5pt solid #000000" fo:border-right="none" fo:border-top="none" fo:border-bottom="0.5pt solid #000000"/>
    </style:style>
    <style:style style:name="Taula34.D3" style:family="table-cell">
      <style:table-cell-properties fo:padding="0.097cm" fo:border-left="0.5pt solid #000000" fo:border-right="0.5pt solid #000000" fo:border-top="none" fo:border-bottom="0.5pt solid #000000"/>
    </style:style>
    <style:style style:name="Taula34.A4" style:family="table-cell">
      <style:table-cell-properties fo:padding="0.097cm" fo:border-left="0.5pt solid #000000" fo:border-right="none" fo:border-top="none" fo:border-bottom="0.5pt solid #000000"/>
    </style:style>
    <style:style style:name="Taula34.B4" style:family="table-cell">
      <style:table-cell-properties fo:padding="0.097cm" fo:border-left="0.5pt solid #000000" fo:border-right="none" fo:border-top="none" fo:border-bottom="0.5pt solid #000000"/>
    </style:style>
    <style:style style:name="Taula34.C4" style:family="table-cell">
      <style:table-cell-properties fo:padding="0.097cm" fo:border-left="0.5pt solid #000000" fo:border-right="none" fo:border-top="none" fo:border-bottom="0.5pt solid #000000"/>
    </style:style>
    <style:style style:name="Taula34.D4" style:family="table-cell">
      <style:table-cell-properties fo:padding="0.097cm" fo:border-left="0.5pt solid #000000" fo:border-right="0.5pt solid #000000" fo:border-top="none" fo:border-bottom="0.5pt solid #000000"/>
    </style:style>
    <style:style style:name="Taula34.A5" style:family="table-cell">
      <style:table-cell-properties fo:padding="0.097cm" fo:border-left="0.5pt solid #000000" fo:border-right="none" fo:border-top="none" fo:border-bottom="0.5pt solid #000000"/>
    </style:style>
    <style:style style:name="Taula34.B5" style:family="table-cell">
      <style:table-cell-properties fo:padding="0.097cm" fo:border-left="0.5pt solid #000000" fo:border-right="none" fo:border-top="none" fo:border-bottom="0.5pt solid #000000"/>
    </style:style>
    <style:style style:name="Taula34.C5" style:family="table-cell">
      <style:table-cell-properties fo:padding="0.097cm" fo:border-left="0.5pt solid #000000" fo:border-right="none" fo:border-top="none" fo:border-bottom="0.5pt solid #000000"/>
    </style:style>
    <style:style style:name="Taula34.D5" style:family="table-cell">
      <style:table-cell-properties fo:padding="0.097cm" fo:border-left="0.5pt solid #000000" fo:border-right="0.5pt solid #000000" fo:border-top="none" fo:border-bottom="0.5pt solid #000000"/>
    </style:style>
    <style:style style:name="Taula34.A6" style:family="table-cell">
      <style:table-cell-properties fo:padding="0.097cm" fo:border-left="0.5pt solid #000000" fo:border-right="none" fo:border-top="none" fo:border-bottom="0.5pt solid #000000"/>
    </style:style>
    <style:style style:name="Taula34.B6" style:family="table-cell">
      <style:table-cell-properties fo:padding="0.097cm" fo:border-left="0.5pt solid #000000" fo:border-right="none" fo:border-top="none" fo:border-bottom="0.5pt solid #000000"/>
    </style:style>
    <style:style style:name="Taula34.C6" style:family="table-cell">
      <style:table-cell-properties fo:padding="0.097cm" fo:border-left="0.5pt solid #000000" fo:border-right="none" fo:border-top="none" fo:border-bottom="0.5pt solid #000000"/>
    </style:style>
    <style:style style:name="Taula34.D6" style:family="table-cell">
      <style:table-cell-properties fo:padding="0.097cm" fo:border-left="0.5pt solid #000000" fo:border-right="0.5pt solid #000000" fo:border-top="none" fo:border-bottom="0.5pt solid #000000"/>
    </style:style>
    <style:style style:name="Taula12" style:family="table">
      <style:table-properties style:width="17.891cm" fo:margin-top="0cm" fo:margin-bottom="0.101cm" table:align="center" fo:keep-with-next="always"/>
    </style:style>
    <style:style style:name="Taula12.A" style:family="table-column">
      <style:table-column-properties style:column-width="2.298cm"/>
    </style:style>
    <style:style style:name="Taula12.B" style:family="table-column">
      <style:table-column-properties style:column-width="3.496cm"/>
    </style:style>
    <style:style style:name="Taula12.C" style:family="table-column">
      <style:table-column-properties style:column-width="1.005cm"/>
    </style:style>
    <style:style style:name="Taula12.D" style:family="table-column">
      <style:table-column-properties style:column-width="11.091cm"/>
    </style:style>
    <style:style style:name="Taula1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2.D1" style:family="table-cell">
      <style:table-cell-properties fo:background-color="#cccccc" fo:padding="0.097cm" fo:border="0.5pt solid #000000">
        <style:background-image/>
      </style:table-cell-properties>
    </style:style>
    <style:style style:name="Taula12.A2" style:family="table-cell">
      <style:table-cell-properties fo:padding="0.097cm" fo:border-left="0.5pt solid #000000" fo:border-right="none" fo:border-top="none" fo:border-bottom="0.5pt solid #000000"/>
    </style:style>
    <style:style style:name="Taula12.B2" style:family="table-cell">
      <style:table-cell-properties fo:padding="0.097cm" fo:border-left="0.5pt solid #000000" fo:border-right="none" fo:border-top="none" fo:border-bottom="0.5pt solid #000000"/>
    </style:style>
    <style:style style:name="Taula12.C2" style:family="table-cell">
      <style:table-cell-properties fo:padding="0.097cm" fo:border-left="0.5pt solid #000000" fo:border-right="none" fo:border-top="none" fo:border-bottom="0.5pt solid #000000"/>
    </style:style>
    <style:style style:name="Taula12.D2" style:family="table-cell">
      <style:table-cell-properties fo:padding="0.097cm" fo:border-left="0.5pt solid #000000" fo:border-right="0.5pt solid #000000" fo:border-top="none" fo:border-bottom="0.5pt solid #000000"/>
    </style:style>
    <style:style style:name="Taula12.A3" style:family="table-cell">
      <style:table-cell-properties fo:padding="0.097cm" fo:border-left="0.5pt solid #000000" fo:border-right="none" fo:border-top="none" fo:border-bottom="0.5pt solid #000000"/>
    </style:style>
    <style:style style:name="Taula12.B3" style:family="table-cell">
      <style:table-cell-properties fo:padding="0.097cm" fo:border-left="0.5pt solid #000000" fo:border-right="none" fo:border-top="none" fo:border-bottom="0.5pt solid #000000"/>
    </style:style>
    <style:style style:name="Taula12.C3" style:family="table-cell">
      <style:table-cell-properties fo:padding="0.097cm" fo:border-left="0.5pt solid #000000" fo:border-right="none" fo:border-top="none" fo:border-bottom="0.5pt solid #000000"/>
    </style:style>
    <style:style style:name="Taula12.D3" style:family="table-cell">
      <style:table-cell-properties fo:padding="0.097cm" fo:border-left="0.5pt solid #000000" fo:border-right="0.5pt solid #000000" fo:border-top="none" fo:border-bottom="0.5pt solid #000000"/>
    </style:style>
    <style:style style:name="Taula30" style:family="table">
      <style:table-properties style:width="17.891cm" fo:margin-top="0cm" fo:margin-bottom="0.101cm" table:align="center" fo:keep-with-next="always"/>
    </style:style>
    <style:style style:name="Taula30.A" style:family="table-column">
      <style:table-column-properties style:column-width="2.498cm"/>
    </style:style>
    <style:style style:name="Taula30.B" style:family="table-column">
      <style:table-column-properties style:column-width="3.297cm"/>
    </style:style>
    <style:style style:name="Taula30.C" style:family="table-column">
      <style:table-column-properties style:column-width="1.005cm"/>
    </style:style>
    <style:style style:name="Taula30.D" style:family="table-column">
      <style:table-column-properties style:column-width="11.091cm"/>
    </style:style>
    <style:style style:name="Taula30.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0.D1" style:family="table-cell">
      <style:table-cell-properties fo:background-color="#cccccc" fo:padding="0.097cm" fo:border="0.5pt solid #000000">
        <style:background-image/>
      </style:table-cell-properties>
    </style:style>
    <style:style style:name="Taula30.A2" style:family="table-cell">
      <style:table-cell-properties fo:padding="0.097cm" fo:border-left="0.5pt solid #000000" fo:border-right="none" fo:border-top="none" fo:border-bottom="0.5pt solid #000000"/>
    </style:style>
    <style:style style:name="Taula30.B2" style:family="table-cell">
      <style:table-cell-properties fo:padding="0.097cm" fo:border-left="0.5pt solid #000000" fo:border-right="none" fo:border-top="none" fo:border-bottom="0.5pt solid #000000"/>
    </style:style>
    <style:style style:name="Taula30.C2" style:family="table-cell">
      <style:table-cell-properties fo:padding="0.097cm" fo:border-left="0.5pt solid #000000" fo:border-right="none" fo:border-top="none" fo:border-bottom="0.5pt solid #000000"/>
    </style:style>
    <style:style style:name="Taula30.D2" style:family="table-cell">
      <style:table-cell-properties fo:padding="0.097cm" fo:border-left="0.5pt solid #000000" fo:border-right="0.5pt solid #000000" fo:border-top="none" fo:border-bottom="0.5pt solid #000000"/>
    </style:style>
    <style:style style:name="Taula30.A3" style:family="table-cell">
      <style:table-cell-properties fo:padding="0.097cm" fo:border-left="0.5pt solid #000000" fo:border-right="none" fo:border-top="none" fo:border-bottom="0.5pt solid #000000"/>
    </style:style>
    <style:style style:name="Taula30.B3" style:family="table-cell">
      <style:table-cell-properties fo:padding="0.097cm" fo:border-left="0.5pt solid #000000" fo:border-right="none" fo:border-top="none" fo:border-bottom="0.5pt solid #000000"/>
    </style:style>
    <style:style style:name="Taula30.C3" style:family="table-cell">
      <style:table-cell-properties fo:padding="0.097cm" fo:border-left="0.5pt solid #000000" fo:border-right="none" fo:border-top="none" fo:border-bottom="0.5pt solid #000000"/>
    </style:style>
    <style:style style:name="Taula30.D3" style:family="table-cell">
      <style:table-cell-properties fo:padding="0.097cm" fo:border-left="0.5pt solid #000000" fo:border-right="0.5pt solid #000000" fo:border-top="none" fo:border-bottom="0.5pt solid #000000"/>
    </style:style>
    <style:style style:name="Taula30.A4" style:family="table-cell">
      <style:table-cell-properties fo:padding="0.097cm" fo:border-left="0.5pt solid #000000" fo:border-right="none" fo:border-top="none" fo:border-bottom="0.5pt solid #000000"/>
    </style:style>
    <style:style style:name="Taula30.B4" style:family="table-cell">
      <style:table-cell-properties fo:padding="0.097cm" fo:border-left="0.5pt solid #000000" fo:border-right="none" fo:border-top="none" fo:border-bottom="0.5pt solid #000000"/>
    </style:style>
    <style:style style:name="Taula30.C4" style:family="table-cell">
      <style:table-cell-properties fo:padding="0.097cm" fo:border-left="0.5pt solid #000000" fo:border-right="none" fo:border-top="none" fo:border-bottom="0.5pt solid #000000"/>
    </style:style>
    <style:style style:name="Taula30.D4" style:family="table-cell">
      <style:table-cell-properties fo:padding="0.097cm" fo:border-left="0.5pt solid #000000" fo:border-right="0.5pt solid #000000" fo:border-top="none" fo:border-bottom="0.5pt solid #000000"/>
    </style:style>
    <style:style style:name="Taula31" style:family="table">
      <style:table-properties style:width="17.891cm" fo:margin-top="0cm" fo:margin-bottom="0.101cm" table:align="center" fo:keep-with-next="always"/>
    </style:style>
    <style:style style:name="Taula31.A" style:family="table-column">
      <style:table-column-properties style:column-width="2.498cm"/>
    </style:style>
    <style:style style:name="Taula31.B" style:family="table-column">
      <style:table-column-properties style:column-width="4.096cm"/>
    </style:style>
    <style:style style:name="Taula31.C" style:family="table-column">
      <style:table-column-properties style:column-width="0.815cm"/>
    </style:style>
    <style:style style:name="Taula31.D" style:family="table-column">
      <style:table-column-properties style:column-width="10.483cm"/>
    </style:style>
    <style:style style:name="Taula3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1.D1" style:family="table-cell">
      <style:table-cell-properties fo:background-color="#cccccc" fo:padding="0.097cm" fo:border="0.5pt solid #000000">
        <style:background-image/>
      </style:table-cell-properties>
    </style:style>
    <style:style style:name="Taula31.A2" style:family="table-cell">
      <style:table-cell-properties fo:padding="0.097cm" fo:border-left="0.5pt solid #000000" fo:border-right="none" fo:border-top="none" fo:border-bottom="0.5pt solid #000000"/>
    </style:style>
    <style:style style:name="Taula31.B2" style:family="table-cell">
      <style:table-cell-properties fo:padding="0.097cm" fo:border-left="0.5pt solid #000000" fo:border-right="none" fo:border-top="none" fo:border-bottom="0.5pt solid #000000"/>
    </style:style>
    <style:style style:name="Taula31.C2" style:family="table-cell">
      <style:table-cell-properties fo:padding="0.097cm" fo:border-left="0.5pt solid #000000" fo:border-right="none" fo:border-top="none" fo:border-bottom="0.5pt solid #000000"/>
    </style:style>
    <style:style style:name="Taula31.D2" style:family="table-cell">
      <style:table-cell-properties fo:padding="0.097cm" fo:border-left="0.5pt solid #000000" fo:border-right="0.5pt solid #000000" fo:border-top="none" fo:border-bottom="0.5pt solid #000000"/>
    </style:style>
    <style:style style:name="Taula31.A3" style:family="table-cell">
      <style:table-cell-properties fo:padding="0.097cm" fo:border-left="0.5pt solid #000000" fo:border-right="none" fo:border-top="none" fo:border-bottom="0.5pt solid #000000"/>
    </style:style>
    <style:style style:name="Taula31.B3" style:family="table-cell">
      <style:table-cell-properties fo:padding="0.097cm" fo:border-left="0.5pt solid #000000" fo:border-right="none" fo:border-top="none" fo:border-bottom="0.5pt solid #000000"/>
    </style:style>
    <style:style style:name="Taula31.C3" style:family="table-cell">
      <style:table-cell-properties fo:padding="0.097cm" fo:border-left="0.5pt solid #000000" fo:border-right="none" fo:border-top="none" fo:border-bottom="0.5pt solid #000000"/>
    </style:style>
    <style:style style:name="Taula31.D3" style:family="table-cell">
      <style:table-cell-properties fo:padding="0.097cm" fo:border-left="0.5pt solid #000000" fo:border-right="0.5pt solid #000000" fo:border-top="none" fo:border-bottom="0.5pt solid #000000"/>
    </style:style>
    <style:style style:name="Taula31.A4" style:family="table-cell">
      <style:table-cell-properties fo:padding="0.097cm" fo:border-left="0.5pt solid #000000" fo:border-right="none" fo:border-top="none" fo:border-bottom="0.5pt solid #000000"/>
    </style:style>
    <style:style style:name="Taula31.B4" style:family="table-cell">
      <style:table-cell-properties fo:padding="0.097cm" fo:border-left="0.5pt solid #000000" fo:border-right="none" fo:border-top="none" fo:border-bottom="0.5pt solid #000000"/>
    </style:style>
    <style:style style:name="Taula31.C4" style:family="table-cell">
      <style:table-cell-properties fo:padding="0.097cm" fo:border-left="0.5pt solid #000000" fo:border-right="none" fo:border-top="none" fo:border-bottom="0.5pt solid #000000"/>
    </style:style>
    <style:style style:name="Taula31.D4" style:family="table-cell">
      <style:table-cell-properties fo:padding="0.097cm" fo:border-left="0.5pt solid #000000" fo:border-right="0.5pt solid #000000" fo:border-top="none" fo:border-bottom="0.5pt solid #000000"/>
    </style:style>
    <style:style style:name="Taula31.A5" style:family="table-cell">
      <style:table-cell-properties fo:padding="0.097cm" fo:border-left="0.5pt solid #000000" fo:border-right="none" fo:border-top="none" fo:border-bottom="0.5pt solid #000000"/>
    </style:style>
    <style:style style:name="Taula31.B5" style:family="table-cell">
      <style:table-cell-properties fo:padding="0.097cm" fo:border-left="0.5pt solid #000000" fo:border-right="none" fo:border-top="none" fo:border-bottom="0.5pt solid #000000"/>
    </style:style>
    <style:style style:name="Taula31.C5" style:family="table-cell">
      <style:table-cell-properties fo:padding="0.097cm" fo:border-left="0.5pt solid #000000" fo:border-right="none" fo:border-top="none" fo:border-bottom="0.5pt solid #000000"/>
    </style:style>
    <style:style style:name="Taula31.D5" style:family="table-cell">
      <style:table-cell-properties fo:padding="0.097cm" fo:border-left="0.5pt solid #000000" fo:border-right="0.5pt solid #000000" fo:border-top="none" fo:border-bottom="0.5pt solid #000000"/>
    </style:style>
    <style:style style:name="Taula4" style:family="table">
      <style:table-properties style:width="19.129cm" fo:margin-left="-0.559cm" fo:margin-top="0cm" fo:margin-bottom="0cm" table:align="left" fo:keep-with-next="always" style:writing-mode="page"/>
    </style:style>
    <style:style style:name="Taula4.A" style:family="table-column">
      <style:table-column-properties style:column-width="0.305cm"/>
    </style:style>
    <style:style style:name="Taula4.B" style:family="table-column">
      <style:table-column-properties style:column-width="0.31cm"/>
    </style:style>
    <style:style style:name="Taula4.C" style:family="table-column">
      <style:table-column-properties style:column-width="3.21cm"/>
    </style:style>
    <style:style style:name="Taula4.F" style:family="table-column">
      <style:table-column-properties style:column-width="3.205cm"/>
    </style:style>
    <style:style style:name="Taula4.H" style:family="table-column">
      <style:table-column-properties style:column-width="0.097cm"/>
    </style:style>
    <style:style style:name="Taula4.I" style:family="table-column">
      <style:table-column-properties style:column-width="0.346cm"/>
    </style:style>
    <style:style style:name="Taula4.J" style:family="table-column">
      <style:table-column-properties style:column-width="3.073cm"/>
    </style:style>
    <style:style style:name="Taula4.K" style:family="table-column">
      <style:table-column-properties style:column-width="0.388cm"/>
    </style:style>
    <style:style style:name="Taula4.M" style:family="table-column">
      <style:table-column-properties style:column-width="3.092cm"/>
    </style:style>
    <style:style style:name="Taula4.N" style:family="table-column">
      <style:table-column-properties style:column-width="0.347cm"/>
    </style:style>
    <style:style style:name="Taula4.P" style:family="table-column">
      <style:table-column-properties style:column-width="3.133cm"/>
    </style:style>
    <style:style style:name="Taula4.1" style:family="table-row">
      <style:table-row-properties style:min-row-height="0.452cm" fo:keep-together="auto"/>
    </style:style>
    <style:style style:name="Taula4.A1" style:family="table-cell">
      <style:table-cell-properties style:vertical-align="bottom" fo:background-color="#808080" fo:padding-left="0.053cm" fo:padding-right="0.053cm" fo:padding-top="0cm" fo:padding-bottom="0cm" fo:border="none">
        <style:background-image/>
      </style:table-cell-properties>
    </style:style>
    <style:style style:name="Taula4.A2" style:family="table-cell">
      <style:table-cell-properties style:vertical-align="bottom" fo:background-color="#ff0000" fo:padding="0.097cm" fo:border-left="0.5pt solid #000000" fo:border-right="0.5pt solid #000000" fo:border-top="0.5pt solid #000000" fo:border-bottom="none">
        <style:background-image/>
      </style:table-cell-properties>
    </style:style>
    <style:style style:name="Taula4.A3" style:family="table-cell">
      <style:table-cell-properties style:vertical-align="bottom" fo:background-color="#ffc8c8" fo:padding="0.097cm" fo:border-left="0.5pt solid #000000" fo:border-right="none" fo:border-top="none" fo:border-bottom="none">
        <style:background-image/>
      </style:table-cell-properties>
    </style:style>
    <style:style style:name="Taula4.B3" style:family="table-cell">
      <style:table-cell-properties style:vertical-align="bottom" fo:background-color="#ffc8c8" fo:padding="0.097cm" fo:border-left="none" fo:border-right="0.5pt solid #000000" fo:border-top="none" fo:border-bottom="none">
        <style:background-image/>
      </style:table-cell-properties>
    </style:style>
    <style:style style:name="Taula4.B4" style:family="table-cell">
      <style:table-cell-properties style:vertical-align="bottom" fo:background-color="#ffc8c8" fo:padding="0.097cm" fo:border="none">
        <style:background-image/>
      </style:table-cell-properties>
    </style:style>
    <style:style style:name="Taula4.A26" style:family="table-cell">
      <style:table-cell-properties style:vertical-align="bottom" fo:background-color="#ffc8c8" fo:padding="0.097cm" fo:border-left="0.5pt solid #000000" fo:border-right="none" fo:border-top="none" fo:border-bottom="0.5pt solid #000000">
        <style:background-image/>
      </style:table-cell-properties>
    </style:style>
    <style:style style:name="Taula4.B26" style:family="table-cell">
      <style:table-cell-properties style:vertical-align="bottom" fo:background-color="#ffc8c8" fo:padding="0.097cm" fo:border-left="none" fo:border-right="none" fo:border-top="none" fo:border-bottom="0.5pt solid #000000">
        <style:background-image/>
      </style:table-cell-properties>
    </style:style>
    <style:style style:name="Taula4.C26" style:family="table-cell">
      <style:table-cell-properties style:vertical-align="bottom" fo:background-color="#ffc8c8" fo:padding="0.097cm" fo:border-left="none" fo:border-right="0.5pt solid #000000" fo:border-top="none" fo:border-bottom="0.5pt solid #000000">
        <style:background-image/>
      </style:table-cell-properties>
    </style:style>
    <style:style style:name="Taula4.A27" style:family="table-cell">
      <style:table-cell-properties style:vertical-align="bottom" fo:background-color="#ff4000" fo:padding="0.097cm" fo:border-left="0.5pt solid #000000" fo:border-right="0.5pt solid #000000" fo:border-top="0.5pt solid #000000" fo:border-bottom="none">
        <style:background-image/>
      </style:table-cell-properties>
    </style:style>
    <style:style style:name="Taula4.A28" style:family="table-cell">
      <style:table-cell-properties style:vertical-align="bottom" fo:background-color="#fdc9b7" fo:padding="0.097cm" fo:border-left="0.5pt solid #000000" fo:border-right="none" fo:border-top="none" fo:border-bottom="none">
        <style:background-image/>
      </style:table-cell-properties>
    </style:style>
    <style:style style:name="Taula4.B28" style:family="table-cell">
      <style:table-cell-properties style:vertical-align="bottom" fo:background-color="#fdc9b7" fo:padding="0.097cm" fo:border-left="none" fo:border-right="0.5pt solid #000000" fo:border-top="none" fo:border-bottom="none">
        <style:background-image/>
      </style:table-cell-properties>
    </style:style>
    <style:style style:name="Taula4.B29" style:family="table-cell">
      <style:table-cell-properties style:vertical-align="bottom" fo:background-color="#fdc9b7" fo:padding="0.097cm" fo:border="none">
        <style:background-image/>
      </style:table-cell-properties>
    </style:style>
    <style:style style:name="Taula4.A39" style:family="table-cell">
      <style:table-cell-properties style:vertical-align="bottom" fo:background-color="#fdc9b7" fo:padding="0.097cm" fo:border-left="0.5pt solid #000000" fo:border-right="none" fo:border-top="none" fo:border-bottom="0.5pt solid #000000">
        <style:background-image/>
      </style:table-cell-properties>
    </style:style>
    <style:style style:name="Taula4.B39" style:family="table-cell">
      <style:table-cell-properties style:vertical-align="bottom" fo:background-color="#fdc9b7" fo:padding="0.097cm" fo:border-left="none" fo:border-right="none" fo:border-top="none" fo:border-bottom="0.5pt solid #000000">
        <style:background-image/>
      </style:table-cell-properties>
    </style:style>
    <style:style style:name="Taula4.C39" style:family="table-cell">
      <style:table-cell-properties style:vertical-align="bottom" fo:background-color="#fdc9b7" fo:padding="0.097cm" fo:border-left="none" fo:border-right="0.5pt solid #000000" fo:border-top="none" fo:border-bottom="0.5pt solid #000000">
        <style:background-image/>
      </style:table-cell-properties>
    </style:style>
    <style:style style:name="Taula4.A40" style:family="table-cell">
      <style:table-cell-properties style:vertical-align="bottom" fo:background-color="#ff8000" fo:padding="0.097cm" fo:border-left="0.5pt solid #000000" fo:border-right="0.5pt solid #000000" fo:border-top="0.5pt solid #000000" fo:border-bottom="none">
        <style:background-image/>
      </style:table-cell-properties>
    </style:style>
    <style:style style:name="Taula4.A41" style:family="table-cell">
      <style:table-cell-properties style:vertical-align="bottom" fo:background-color="#f9dfc5" fo:padding="0.097cm" fo:border-left="0.5pt solid #000000" fo:border-right="none" fo:border-top="none" fo:border-bottom="none">
        <style:background-image/>
      </style:table-cell-properties>
    </style:style>
    <style:style style:name="Taula4.B41" style:family="table-cell">
      <style:table-cell-properties style:vertical-align="bottom" fo:background-color="#f9dfc5" fo:padding="0.097cm" fo:border-left="none" fo:border-right="0.5pt solid #000000" fo:border-top="none" fo:border-bottom="none">
        <style:background-image/>
      </style:table-cell-properties>
    </style:style>
    <style:style style:name="Taula4.B42" style:family="table-cell">
      <style:table-cell-properties style:vertical-align="bottom" fo:background-color="#f9dfc5" fo:padding="0.097cm" fo:border="none">
        <style:background-image/>
      </style:table-cell-properties>
    </style:style>
    <style:style style:name="Taula4.A59" style:family="table-cell">
      <style:table-cell-properties style:vertical-align="bottom" fo:background-color="#f9dfc5" fo:padding="0.097cm" fo:border-left="0.5pt solid #000000" fo:border-right="none" fo:border-top="none" fo:border-bottom="0.5pt solid #000000">
        <style:background-image/>
      </style:table-cell-properties>
    </style:style>
    <style:style style:name="Taula4.B59" style:family="table-cell">
      <style:table-cell-properties style:vertical-align="bottom" fo:background-color="#f9dfc5" fo:padding="0.097cm" fo:border-left="none" fo:border-right="none" fo:border-top="none" fo:border-bottom="0.5pt solid #000000">
        <style:background-image/>
      </style:table-cell-properties>
    </style:style>
    <style:style style:name="Taula4.C59" style:family="table-cell">
      <style:table-cell-properties style:vertical-align="bottom" fo:background-color="#f9dfc5" fo:padding="0.097cm" fo:border-left="none" fo:border-right="0.5pt solid #000000" fo:border-top="none" fo:border-bottom="0.5pt solid #000000">
        <style:background-image/>
      </style:table-cell-properties>
    </style:style>
    <style:style style:name="Taula4.A60" style:family="table-cell">
      <style:table-cell-properties style:vertical-align="bottom" fo:background-color="#808080" fo:padding="0.097cm" fo:border-left="0.5pt solid #000000" fo:border-right="0.5pt solid #000000" fo:border-top="0.5pt solid #000000" fo:border-bottom="none">
        <style:background-image/>
      </style:table-cell-properties>
    </style:style>
    <style:style style:name="Taula4.A61" style:family="table-cell">
      <style:table-cell-properties style:vertical-align="bottom" fo:background-color="#dddddd" fo:padding="0.097cm" fo:border-left="0.5pt solid #000000" fo:border-right="none" fo:border-top="none" fo:border-bottom="none">
        <style:background-image/>
      </style:table-cell-properties>
    </style:style>
    <style:style style:name="Taula4.B61" style:family="table-cell">
      <style:table-cell-properties style:vertical-align="bottom" fo:background-color="#dddddd" fo:padding="0.097cm" fo:border-left="none" fo:border-right="0.5pt solid #000000" fo:border-top="none" fo:border-bottom="none">
        <style:background-image/>
      </style:table-cell-properties>
    </style:style>
    <style:style style:name="Taula4.B62" style:family="table-cell">
      <style:table-cell-properties style:vertical-align="bottom" fo:background-color="#dddddd" fo:padding="0.097cm" fo:border="none">
        <style:background-image/>
      </style:table-cell-properties>
    </style:style>
    <style:style style:name="Taula4.A78" style:family="table-cell">
      <style:table-cell-properties style:vertical-align="bottom" fo:background-color="#dddddd" fo:padding="0.097cm" fo:border-left="0.5pt solid #000000" fo:border-right="none" fo:border-top="none" fo:border-bottom="0.5pt solid #000000">
        <style:background-image/>
      </style:table-cell-properties>
    </style:style>
    <style:style style:name="Taula4.B78" style:family="table-cell">
      <style:table-cell-properties style:vertical-align="bottom" fo:background-color="#dddddd" fo:padding="0.097cm" fo:border-left="none" fo:border-right="none" fo:border-top="none" fo:border-bottom="0.5pt solid #000000">
        <style:background-image/>
      </style:table-cell-properties>
    </style:style>
    <style:style style:name="Taula4.C78" style:family="table-cell">
      <style:table-cell-properties style:vertical-align="bottom" fo:background-color="#dddddd" fo:padding="0.097cm" fo:border-left="none" fo:border-right="0.5pt solid #000000" fo:border-top="none" fo:border-bottom="0.5pt solid #000000">
        <style:background-image/>
      </style:table-cell-properties>
    </style:style>
    <style:style style:name="Taula4.A79" style:family="table-cell">
      <style:table-cell-properties style:vertical-align="bottom" fo:background-color="#3465a4" fo:padding="0.097cm" fo:border-left="0.5pt solid #000000" fo:border-right="0.5pt solid #000000" fo:border-top="0.5pt solid #000000" fo:border-bottom="none">
        <style:background-image/>
      </style:table-cell-properties>
    </style:style>
    <style:style style:name="Taula4.A80" style:family="table-cell">
      <style:table-cell-properties style:vertical-align="bottom" fo:background-color="#b4c7dc" fo:padding="0.097cm" fo:border-left="0.5pt solid #000000" fo:border-right="none" fo:border-top="none" fo:border-bottom="none">
        <style:background-image/>
      </style:table-cell-properties>
    </style:style>
    <style:style style:name="Taula4.B80" style:family="table-cell">
      <style:table-cell-properties style:vertical-align="bottom" fo:background-color="#b4c7dc" fo:padding="0.097cm" fo:border-left="none" fo:border-right="0.5pt solid #000000" fo:border-top="none" fo:border-bottom="none">
        <style:background-image/>
      </style:table-cell-properties>
    </style:style>
    <style:style style:name="Taula4.B81" style:family="table-cell">
      <style:table-cell-properties style:vertical-align="bottom" fo:background-color="#b4c7dc" fo:padding="0.097cm" fo:border="none">
        <style:background-image/>
      </style:table-cell-properties>
    </style:style>
    <style:style style:name="Taula4.A91" style:family="table-cell">
      <style:table-cell-properties style:vertical-align="bottom" fo:background-color="#b4c7dc" fo:padding="0.097cm" fo:border-left="0.5pt solid #000000" fo:border-right="none" fo:border-top="none" fo:border-bottom="0.5pt solid #000000">
        <style:background-image/>
      </style:table-cell-properties>
    </style:style>
    <style:style style:name="Taula4.B91" style:family="table-cell">
      <style:table-cell-properties style:vertical-align="bottom" fo:background-color="#b4c7dc" fo:padding="0.097cm" fo:border-left="none" fo:border-right="none" fo:border-top="none" fo:border-bottom="0.5pt solid #000000">
        <style:background-image/>
      </style:table-cell-properties>
    </style:style>
    <style:style style:name="Taula4.C91" style:family="table-cell">
      <style:table-cell-properties style:vertical-align="bottom" fo:background-color="#b4c7dc" fo:padding="0.097cm" fo:border-left="none" fo:border-right="0.5pt solid #000000" fo:border-top="none" fo:border-bottom="0.5pt solid #000000">
        <style:background-image/>
      </style:table-cell-properties>
    </style:style>
    <style:style style:name="Taula4.A92" style:family="table-cell">
      <style:table-cell-properties style:vertical-align="bottom" fo:background-color="#00a933" fo:padding="0.097cm" fo:border-left="0.5pt solid #000000" fo:border-right="0.5pt solid #000000" fo:border-top="0.5pt solid #000000" fo:border-bottom="none">
        <style:background-image/>
      </style:table-cell-properties>
    </style:style>
    <style:style style:name="Taula4.A93" style:family="table-cell">
      <style:table-cell-properties style:vertical-align="bottom" fo:background-color="#b4feca" fo:padding="0.097cm" fo:border-left="0.5pt solid #000000" fo:border-right="none" fo:border-top="none" fo:border-bottom="none">
        <style:background-image/>
      </style:table-cell-properties>
    </style:style>
    <style:style style:name="Taula4.B93" style:family="table-cell">
      <style:table-cell-properties style:vertical-align="bottom" fo:background-color="#b4feca" fo:padding="0.097cm" fo:border-left="none" fo:border-right="0.5pt solid #000000" fo:border-top="none" fo:border-bottom="none">
        <style:background-image/>
      </style:table-cell-properties>
    </style:style>
    <style:style style:name="Taula4.B94" style:family="table-cell">
      <style:table-cell-properties style:vertical-align="bottom" fo:background-color="#b4feca" fo:padding="0.097cm" fo:border="none">
        <style:background-image/>
      </style:table-cell-properties>
    </style:style>
    <style:style style:name="Taula4.A116" style:family="table-cell">
      <style:table-cell-properties style:vertical-align="bottom" fo:background-color="#b4feca" fo:padding="0.097cm" fo:border-left="0.5pt solid #000000" fo:border-right="none" fo:border-top="none" fo:border-bottom="0.5pt solid #000000">
        <style:background-image/>
      </style:table-cell-properties>
    </style:style>
    <style:style style:name="Taula4.B116" style:family="table-cell">
      <style:table-cell-properties style:vertical-align="bottom" fo:background-color="#b4feca" fo:padding="0.097cm" fo:border-left="none" fo:border-right="none" fo:border-top="none" fo:border-bottom="0.5pt solid #000000">
        <style:background-image/>
      </style:table-cell-properties>
    </style:style>
    <style:style style:name="Taula4.C116" style:family="table-cell">
      <style:table-cell-properties style:vertical-align="bottom" fo:background-color="#b4feca" fo:padding="0.097cm" fo:border-left="none" fo:border-right="0.5pt solid #000000" fo:border-top="none" fo:border-bottom="0.5pt solid #000000">
        <style:background-image/>
      </style:table-cell-properties>
    </style:style>
    <style:style style:name="Taula35" style:family="table">
      <style:table-properties style:width="17.891cm" fo:margin-top="0cm" fo:margin-bottom="0.101cm" fo:break-before="auto" fo:break-after="auto" table:align="center" fo:background-color="transparent" fo:keep-with-next="always" style:may-break-between-rows="true" style:writing-mode="lr-tb">
        <style:background-image/>
      </style:table-properties>
    </style:style>
    <style:style style:name="Taula35.A" style:family="table-column">
      <style:table-column-properties style:column-width="1.309cm"/>
    </style:style>
    <style:style style:name="Taula35.B" style:family="table-column">
      <style:table-column-properties style:column-width="1.588cm"/>
    </style:style>
    <style:style style:name="Taula35.C" style:family="table-column">
      <style:table-column-properties style:column-width="4.101cm"/>
    </style:style>
    <style:style style:name="Taula35.D" style:family="table-column">
      <style:table-column-properties style:column-width="0.87cm"/>
    </style:style>
    <style:style style:name="Taula35.E" style:family="table-column">
      <style:table-column-properties style:column-width="0.834cm"/>
    </style:style>
    <style:style style:name="Taula35.G" style:family="table-column">
      <style:table-column-properties style:column-width="8.32cm"/>
    </style:style>
    <style:style style:name="Taula3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5.G1" style:family="table-cell">
      <style:table-cell-properties fo:background-color="#cccccc" fo:padding="0.097cm" fo:border="0.5pt solid #000000">
        <style:background-image/>
      </style:table-cell-properties>
    </style:style>
    <style:style style:name="Taula35.A2"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2" style:family="table-cell">
      <style:table-cell-properties style:border-line-width-top="0.009cm 0.009cm 0.009cm" fo:padding="0.097cm" fo:border-left="0.05pt solid #000000" fo:border-right="none" fo:border-top="0.75pt double #000000" fo:border-bottom="0.05pt solid #000000"/>
    </style:style>
    <style:style style:name="Taula35.C2" style:family="table-cell">
      <style:table-cell-properties style:border-line-width-top="0.009cm 0.009cm 0.009cm" fo:padding="0.097cm" fo:border-left="0.05pt solid #000000" fo:border-right="none" fo:border-top="0.75pt double #000000" fo:border-bottom="0.05pt solid #000000"/>
    </style:style>
    <style:style style:name="Taula35.D2" style:family="table-cell">
      <style:table-cell-properties style:border-line-width-top="0.009cm 0.009cm 0.009cm" fo:padding="0.097cm" fo:border-left="0.05pt solid #000000" fo:border-right="none" fo:border-top="0.75pt double #000000" fo:border-bottom="0.05pt solid #000000"/>
    </style:style>
    <style:style style:name="Taula35.E2" style:family="table-cell">
      <style:table-cell-properties style:border-line-width-top="0.009cm 0.009cm 0.009cm" fo:padding="0.097cm" fo:border-left="0.05pt solid #000000" fo:border-right="none" fo:border-top="0.75pt double #000000" fo:border-bottom="0.05pt solid #000000"/>
    </style:style>
    <style:style style:name="Taula35.F2" style:family="table-cell">
      <style:table-cell-properties style:border-line-width-top="0.009cm 0.009cm 0.009cm" fo:padding="0.097cm" fo:border-left="0.05pt solid #000000" fo:border-right="none" fo:border-top="0.75pt double #000000" fo:border-bottom="0.05pt solid #000000"/>
    </style:style>
    <style:style style:name="Taula35.G2"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3" style:family="table-cell">
      <style:table-cell-properties style:border-line-width-left="0.009cm 0.009cm 0.009cm" fo:padding="0.097cm" fo:border-left="0.75pt double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none" fo:border-top="none" fo:border-bottom="0.05pt solid #000000"/>
    </style:style>
    <style:style style:name="Taula35.E3" style:family="table-cell">
      <style:table-cell-properties fo:padding="0.097cm" fo:border-left="0.05pt solid #000000" fo:border-right="none" fo:border-top="none" fo:border-bottom="0.05pt solid #000000"/>
    </style:style>
    <style:style style:name="Taula35.F3" style:family="table-cell">
      <style:table-cell-properties fo:padding="0.097cm" fo:border-left="0.05pt solid #000000" fo:border-right="none" fo:border-top="none" fo:border-bottom="0.05pt solid #000000"/>
    </style:style>
    <style:style style:name="Taula35.G3" style:family="table-cell">
      <style:table-cell-properties style:border-line-width-right="0.009cm 0.009cm 0.009cm" fo:padding="0.097cm" fo:border-left="0.05pt solid #000000" fo:border-right="0.75pt double #000000" fo:border-top="none" fo:border-bottom="0.05pt solid #000000"/>
    </style:style>
    <style:style style:name="Taula35.A4" style:family="table-cell">
      <style:table-cell-properties style:border-line-width-left="0.009cm 0.009cm 0.009cm" fo:padding="0.097cm" fo:border-left="0.75pt double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none" fo:border-top="none" fo:border-bottom="0.05pt solid #000000"/>
    </style:style>
    <style:style style:name="Taula35.E4" style:family="table-cell">
      <style:table-cell-properties fo:padding="0.097cm" fo:border-left="0.05pt solid #000000" fo:border-right="none" fo:border-top="none" fo:border-bottom="0.05pt solid #000000"/>
    </style:style>
    <style:style style:name="Taula35.F4" style:family="table-cell">
      <style:table-cell-properties fo:padding="0.097cm" fo:border-left="0.05pt solid #000000" fo:border-right="none" fo:border-top="none" fo:border-bottom="0.05pt solid #000000"/>
    </style:style>
    <style:style style:name="Taula35.G4" style:family="table-cell">
      <style:table-cell-properties style:border-line-width-right="0.009cm 0.009cm 0.009cm" fo:padding="0.097cm" fo:border-left="0.05pt solid #000000" fo:border-right="0.75pt double #000000" fo:border-top="none" fo:border-bottom="0.05pt solid #000000"/>
    </style:style>
    <style:style style:name="Taula35.A5" style:family="table-cell">
      <style:table-cell-properties style:border-line-width-left="0.009cm 0.009cm 0.009cm" style:border-line-width-bottom="0.009cm 0.009cm 0.009cm" fo:padding="0.097cm" fo:border-left="0.75pt double #000000" fo:border-right="none" fo:border-top="none" fo:border-bottom="0.75pt double #000000"/>
    </style:style>
    <style:style style:name="Taula35.B5" style:family="table-cell">
      <style:table-cell-properties style:border-line-width-bottom="0.009cm 0.009cm 0.009cm" fo:padding="0.097cm" fo:border-left="0.05pt solid #000000" fo:border-right="none" fo:border-top="none" fo:border-bottom="0.75pt double #000000"/>
    </style:style>
    <style:style style:name="Taula35.C5" style:family="table-cell">
      <style:table-cell-properties style:border-line-width-bottom="0.009cm 0.009cm 0.009cm" fo:padding="0.097cm" fo:border-left="0.05pt solid #000000" fo:border-right="none" fo:border-top="none" fo:border-bottom="0.75pt double #000000"/>
    </style:style>
    <style:style style:name="Taula35.D5" style:family="table-cell">
      <style:table-cell-properties style:border-line-width-bottom="0.009cm 0.009cm 0.009cm" fo:padding="0.097cm" fo:border-left="0.05pt solid #000000" fo:border-right="none" fo:border-top="none" fo:border-bottom="0.75pt double #000000"/>
    </style:style>
    <style:style style:name="Taula35.E5" style:family="table-cell">
      <style:table-cell-properties style:border-line-width-bottom="0.009cm 0.009cm 0.009cm" fo:padding="0.097cm" fo:border-left="0.05pt solid #000000" fo:border-right="none" fo:border-top="none" fo:border-bottom="0.75pt double #000000"/>
    </style:style>
    <style:style style:name="Taula35.F5" style:family="table-cell">
      <style:table-cell-properties style:border-line-width-bottom="0.009cm 0.009cm 0.009cm" fo:padding="0.097cm" fo:border-left="0.05pt solid #000000" fo:border-right="none" fo:border-top="none" fo:border-bottom="0.75pt double #000000"/>
    </style:style>
    <style:style style:name="Taula35.G5" style:family="table-cell">
      <style:table-cell-properties style:border-line-width-right="0.009cm 0.009cm 0.009cm" style:border-line-width-bottom="0.009cm 0.009cm 0.009cm" fo:padding="0.097cm" fo:border-left="0.05pt solid #000000" fo:border-right="0.75pt double #000000" fo:border-top="none" fo:border-bottom="0.75pt double #000000"/>
    </style:style>
    <style:style style:name="Taula35.A6"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6" style:family="table-cell">
      <style:table-cell-properties style:border-line-width-top="0.009cm 0.009cm 0.009cm" fo:padding="0.097cm" fo:border-left="0.05pt solid #000000" fo:border-right="none" fo:border-top="0.75pt double #000000" fo:border-bottom="0.05pt solid #000000"/>
    </style:style>
    <style:style style:name="Taula35.C6" style:family="table-cell">
      <style:table-cell-properties style:border-line-width-top="0.009cm 0.009cm 0.009cm" fo:padding="0.097cm" fo:border-left="0.05pt solid #000000" fo:border-right="none" fo:border-top="0.75pt double #000000" fo:border-bottom="0.05pt solid #000000"/>
    </style:style>
    <style:style style:name="Taula35.D6" style:family="table-cell">
      <style:table-cell-properties style:border-line-width-top="0.009cm 0.009cm 0.009cm" fo:padding="0.097cm" fo:border-left="0.05pt solid #000000" fo:border-right="none" fo:border-top="0.75pt double #000000" fo:border-bottom="0.05pt solid #000000"/>
    </style:style>
    <style:style style:name="Taula35.E6" style:family="table-cell">
      <style:table-cell-properties style:border-line-width-top="0.009cm 0.009cm 0.009cm" fo:padding="0.097cm" fo:border-left="0.05pt solid #000000" fo:border-right="none" fo:border-top="0.75pt double #000000" fo:border-bottom="0.05pt solid #000000"/>
    </style:style>
    <style:style style:name="Taula35.F6" style:family="table-cell">
      <style:table-cell-properties style:border-line-width-top="0.009cm 0.009cm 0.009cm" fo:padding="0.097cm" fo:border-left="0.05pt solid #000000" fo:border-right="none" fo:border-top="0.75pt double #000000" fo:border-bottom="0.05pt solid #000000"/>
    </style:style>
    <style:style style:name="Taula35.G6"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7" style:family="table-cell">
      <style:table-cell-properties style:border-line-width-left="0.009cm 0.009cm 0.009cm" fo:padding="0.097cm" fo:border-left="0.75pt double #000000" fo:border-right="none" fo:border-top="none" fo:border-bottom="0.05pt solid #000000"/>
    </style:style>
    <style:style style:name="Taula35.B7" style:family="table-cell">
      <style:table-cell-properties fo:padding="0.097cm" fo:border-left="0.05pt solid #000000" fo:border-right="none" fo:border-top="none" fo:border-bottom="0.05pt solid #000000"/>
    </style:style>
    <style:style style:name="Taula35.C7" style:family="table-cell">
      <style:table-cell-properties fo:padding="0.097cm" fo:border-left="0.05pt solid #000000" fo:border-right="none" fo:border-top="none" fo:border-bottom="0.05pt solid #000000"/>
    </style:style>
    <style:style style:name="Taula35.D7" style:family="table-cell">
      <style:table-cell-properties fo:padding="0.097cm" fo:border-left="0.05pt solid #000000" fo:border-right="none" fo:border-top="none" fo:border-bottom="0.05pt solid #000000"/>
    </style:style>
    <style:style style:name="Taula35.E7" style:family="table-cell">
      <style:table-cell-properties fo:padding="0.097cm" fo:border-left="0.05pt solid #000000" fo:border-right="none" fo:border-top="none" fo:border-bottom="0.05pt solid #000000"/>
    </style:style>
    <style:style style:name="Taula35.F7" style:family="table-cell">
      <style:table-cell-properties fo:padding="0.097cm" fo:border-left="0.05pt solid #000000" fo:border-right="none" fo:border-top="none" fo:border-bottom="0.05pt solid #000000"/>
    </style:style>
    <style:style style:name="Taula35.G7" style:family="table-cell">
      <style:table-cell-properties style:border-line-width-right="0.009cm 0.009cm 0.009cm" fo:padding="0.097cm" fo:border-left="0.05pt solid #000000" fo:border-right="0.75pt double #000000" fo:border-top="none" fo:border-bottom="0.05pt solid #000000"/>
    </style:style>
    <style:style style:name="Taula35.A8" style:family="table-cell">
      <style:table-cell-properties style:border-line-width-left="0.009cm 0.009cm 0.009cm" fo:padding="0.097cm" fo:border-left="0.75pt double #000000" fo:border-right="none" fo:border-top="none" fo:border-bottom="0.05pt solid #000000"/>
    </style:style>
    <style:style style:name="Taula35.B8" style:family="table-cell">
      <style:table-cell-properties fo:padding="0.097cm" fo:border-left="0.05pt solid #000000" fo:border-right="none" fo:border-top="none" fo:border-bottom="0.05pt solid #000000"/>
    </style:style>
    <style:style style:name="Taula35.C8" style:family="table-cell">
      <style:table-cell-properties fo:padding="0.097cm" fo:border-left="0.05pt solid #000000" fo:border-right="none" fo:border-top="none" fo:border-bottom="0.05pt solid #000000"/>
    </style:style>
    <style:style style:name="Taula35.D8" style:family="table-cell">
      <style:table-cell-properties fo:padding="0.097cm" fo:border-left="0.05pt solid #000000" fo:border-right="none" fo:border-top="none" fo:border-bottom="0.05pt solid #000000"/>
    </style:style>
    <style:style style:name="Taula35.E8" style:family="table-cell">
      <style:table-cell-properties fo:padding="0.097cm" fo:border-left="0.05pt solid #000000" fo:border-right="none" fo:border-top="none" fo:border-bottom="0.05pt solid #000000"/>
    </style:style>
    <style:style style:name="Taula35.F8" style:family="table-cell">
      <style:table-cell-properties fo:padding="0.097cm" fo:border-left="0.05pt solid #000000" fo:border-right="none" fo:border-top="none" fo:border-bottom="0.05pt solid #000000"/>
    </style:style>
    <style:style style:name="Taula35.G8" style:family="table-cell">
      <style:table-cell-properties style:border-line-width-right="0.009cm 0.009cm 0.009cm" fo:padding="0.097cm" fo:border-left="0.05pt solid #000000" fo:border-right="0.75pt double #000000" fo:border-top="none" fo:border-bottom="0.05pt solid #000000"/>
    </style:style>
    <style:style style:name="Taula35.A9" style:family="table-cell">
      <style:table-cell-properties style:border-line-width-left="0.009cm 0.009cm 0.009cm" fo:padding="0.097cm" fo:border-left="0.75pt double #000000" fo:border-right="none" fo:border-top="none" fo:border-bottom="0.05pt solid #000000"/>
    </style:style>
    <style:style style:name="Taula35.B9" style:family="table-cell">
      <style:table-cell-properties fo:padding="0.097cm" fo:border-left="0.05pt solid #000000" fo:border-right="none" fo:border-top="none" fo:border-bottom="0.05pt solid #000000"/>
    </style:style>
    <style:style style:name="Taula35.C9" style:family="table-cell">
      <style:table-cell-properties fo:padding="0.097cm" fo:border-left="0.05pt solid #000000" fo:border-right="none" fo:border-top="none" fo:border-bottom="0.05pt solid #000000"/>
    </style:style>
    <style:style style:name="Taula35.D9" style:family="table-cell">
      <style:table-cell-properties fo:padding="0.097cm" fo:border-left="0.05pt solid #000000" fo:border-right="none" fo:border-top="none" fo:border-bottom="0.05pt solid #000000"/>
    </style:style>
    <style:style style:name="Taula35.E9" style:family="table-cell">
      <style:table-cell-properties fo:padding="0.097cm" fo:border-left="0.05pt solid #000000" fo:border-right="none" fo:border-top="none" fo:border-bottom="0.05pt solid #000000"/>
    </style:style>
    <style:style style:name="Taula35.F9" style:family="table-cell">
      <style:table-cell-properties fo:padding="0.097cm" fo:border-left="0.05pt solid #000000" fo:border-right="none" fo:border-top="none" fo:border-bottom="0.05pt solid #000000"/>
    </style:style>
    <style:style style:name="Taula35.G9" style:family="table-cell">
      <style:table-cell-properties style:border-line-width-right="0.009cm 0.009cm 0.009cm" fo:padding="0.097cm" fo:border-left="0.05pt solid #000000" fo:border-right="0.75pt double #000000" fo:border-top="none" fo:border-bottom="0.05pt solid #000000"/>
    </style:style>
    <style:style style:name="Taula35.A10" style:family="table-cell">
      <style:table-cell-properties style:border-line-width-left="0.007cm 0.007cm 0.007cm" style:border-line-width-top="0.007cm 0.007cm 0.007cm" fo:padding="0.097cm" fo:border-left="0.6pt double #000000" fo:border-right="none" fo:border-top="0.6pt double #000000" fo:border-bottom="0.05pt solid #000000"/>
    </style:style>
    <style:style style:name="Taula35.B10" style:family="table-cell">
      <style:table-cell-properties style:border-line-width-top="0.007cm 0.007cm 0.007cm" fo:padding="0.097cm" fo:border-left="0.05pt solid #000000" fo:border-right="none" fo:border-top="0.6pt double #000000" fo:border-bottom="0.05pt solid #000000"/>
    </style:style>
    <style:style style:name="Taula35.C10" style:family="table-cell">
      <style:table-cell-properties style:border-line-width-top="0.007cm 0.007cm 0.007cm" fo:padding="0.097cm" fo:border-left="0.05pt solid #000000" fo:border-right="none" fo:border-top="0.6pt double #000000" fo:border-bottom="0.05pt solid #000000"/>
    </style:style>
    <style:style style:name="Taula35.D10" style:family="table-cell">
      <style:table-cell-properties style:border-line-width-top="0.007cm 0.007cm 0.007cm" fo:padding="0.097cm" fo:border-left="0.05pt solid #000000" fo:border-right="none" fo:border-top="0.6pt double #000000" fo:border-bottom="0.05pt solid #000000"/>
    </style:style>
    <style:style style:name="Taula35.E10" style:family="table-cell">
      <style:table-cell-properties style:border-line-width-top="0.007cm 0.007cm 0.007cm" fo:padding="0.097cm" fo:border-left="0.05pt solid #000000" fo:border-right="none" fo:border-top="0.6pt double #000000" fo:border-bottom="0.05pt solid #000000"/>
    </style:style>
    <style:style style:name="Taula35.F10" style:family="table-cell">
      <style:table-cell-properties style:border-line-width-top="0.007cm 0.007cm 0.007cm" fo:padding="0.097cm" fo:border-left="0.05pt solid #000000" fo:border-right="none" fo:border-top="0.6pt double #000000" fo:border-bottom="0.05pt solid #000000"/>
    </style:style>
    <style:style style:name="Taula35.G10" style:family="table-cell">
      <style:table-cell-properties style:border-line-width-right="0.007cm 0.007cm 0.007cm" style:border-line-width-top="0.007cm 0.007cm 0.007cm" fo:padding="0.097cm" fo:border-left="0.05pt solid #000000" fo:border-right="0.6pt double #000000" fo:border-top="0.6pt double #000000" fo:border-bottom="0.05pt solid #000000"/>
    </style:style>
    <style:style style:name="Taula35.A11" style:family="table-cell">
      <style:table-cell-properties style:border-line-width-left="0.007cm 0.007cm 0.007cm" fo:padding="0.097cm" fo:border-left="0.6pt double #000000" fo:border-right="none" fo:border-top="none" fo:border-bottom="0.05pt solid #000000"/>
    </style:style>
    <style:style style:name="Taula35.B11" style:family="table-cell">
      <style:table-cell-properties fo:padding="0.097cm" fo:border-left="0.05pt solid #000000" fo:border-right="none" fo:border-top="none" fo:border-bottom="0.05pt solid #000000"/>
    </style:style>
    <style:style style:name="Taula35.C11" style:family="table-cell">
      <style:table-cell-properties fo:padding="0.097cm" fo:border-left="0.05pt solid #000000" fo:border-right="none" fo:border-top="none" fo:border-bottom="0.05pt solid #000000"/>
    </style:style>
    <style:style style:name="Taula35.D11" style:family="table-cell">
      <style:table-cell-properties fo:padding="0.097cm" fo:border-left="0.05pt solid #000000" fo:border-right="none" fo:border-top="none" fo:border-bottom="0.05pt solid #000000"/>
    </style:style>
    <style:style style:name="Taula35.E11" style:family="table-cell">
      <style:table-cell-properties fo:padding="0.097cm" fo:border-left="0.05pt solid #000000" fo:border-right="none" fo:border-top="none" fo:border-bottom="0.05pt solid #000000"/>
    </style:style>
    <style:style style:name="Taula35.F11" style:family="table-cell">
      <style:table-cell-properties fo:padding="0.097cm" fo:border-left="0.05pt solid #000000" fo:border-right="none" fo:border-top="none" fo:border-bottom="0.05pt solid #000000"/>
    </style:style>
    <style:style style:name="Taula35.G11" style:family="table-cell">
      <style:table-cell-properties style:border-line-width-right="0.007cm 0.007cm 0.007cm" fo:padding="0.097cm" fo:border-left="0.05pt solid #000000" fo:border-right="0.6pt double #000000" fo:border-top="none" fo:border-bottom="0.05pt solid #000000"/>
    </style:style>
    <style:style style:name="Taula35.A12" style:family="table-cell">
      <style:table-cell-properties style:border-line-width-left="0.007cm 0.007cm 0.007cm" fo:padding="0.097cm" fo:border-left="0.6pt double #000000" fo:border-right="none" fo:border-top="none" fo:border-bottom="0.05pt solid #000000"/>
    </style:style>
    <style:style style:name="Taula35.B12" style:family="table-cell">
      <style:table-cell-properties fo:padding="0.097cm" fo:border-left="0.05pt solid #000000" fo:border-right="none" fo:border-top="none" fo:border-bottom="0.05pt solid #000000"/>
    </style:style>
    <style:style style:name="Taula35.C12" style:family="table-cell">
      <style:table-cell-properties fo:padding="0.097cm" fo:border-left="0.05pt solid #000000" fo:border-right="none" fo:border-top="none" fo:border-bottom="0.05pt solid #000000"/>
    </style:style>
    <style:style style:name="Taula35.D12" style:family="table-cell">
      <style:table-cell-properties fo:padding="0.097cm" fo:border-left="0.05pt solid #000000" fo:border-right="none" fo:border-top="none" fo:border-bottom="0.05pt solid #000000"/>
    </style:style>
    <style:style style:name="Taula35.E12" style:family="table-cell">
      <style:table-cell-properties fo:padding="0.097cm" fo:border-left="0.05pt solid #000000" fo:border-right="none" fo:border-top="none" fo:border-bottom="0.05pt solid #000000"/>
    </style:style>
    <style:style style:name="Taula35.F12" style:family="table-cell">
      <style:table-cell-properties fo:padding="0.097cm" fo:border-left="0.05pt solid #000000" fo:border-right="none" fo:border-top="none" fo:border-bottom="0.05pt solid #000000"/>
    </style:style>
    <style:style style:name="Taula35.G12" style:family="table-cell">
      <style:table-cell-properties style:border-line-width-right="0.007cm 0.007cm 0.007cm" fo:padding="0.097cm" fo:border-left="0.05pt solid #000000" fo:border-right="0.6pt double #000000" fo:border-top="none" fo:border-bottom="0.05pt solid #000000"/>
    </style:style>
    <style:style style:name="Taula35.A13" style:family="table-cell">
      <style:table-cell-properties style:border-line-width-left="0.007cm 0.007cm 0.007cm" style:border-line-width-bottom="0.007cm 0.007cm 0.007cm" fo:padding="0.097cm" fo:border-left="0.6pt double #000000" fo:border-right="none" fo:border-top="none" fo:border-bottom="0.6pt double #000000"/>
    </style:style>
    <style:style style:name="Taula35.B13" style:family="table-cell">
      <style:table-cell-properties style:border-line-width-bottom="0.007cm 0.007cm 0.007cm" fo:padding="0.097cm" fo:border-left="0.05pt solid #000000" fo:border-right="none" fo:border-top="none" fo:border-bottom="0.6pt double #000000"/>
    </style:style>
    <style:style style:name="Taula35.C13" style:family="table-cell">
      <style:table-cell-properties style:border-line-width-bottom="0.007cm 0.007cm 0.007cm" fo:padding="0.097cm" fo:border-left="0.05pt solid #000000" fo:border-right="none" fo:border-top="none" fo:border-bottom="0.6pt double #000000"/>
    </style:style>
    <style:style style:name="Taula35.D13" style:family="table-cell">
      <style:table-cell-properties style:border-line-width-bottom="0.007cm 0.007cm 0.007cm" fo:padding="0.097cm" fo:border-left="0.05pt solid #000000" fo:border-right="none" fo:border-top="none" fo:border-bottom="0.6pt double #000000"/>
    </style:style>
    <style:style style:name="Taula35.E13" style:family="table-cell">
      <style:table-cell-properties style:border-line-width-bottom="0.007cm 0.007cm 0.007cm" fo:padding="0.097cm" fo:border-left="0.05pt solid #000000" fo:border-right="none" fo:border-top="none" fo:border-bottom="0.6pt double #000000"/>
    </style:style>
    <style:style style:name="Taula35.F13" style:family="table-cell">
      <style:table-cell-properties style:border-line-width-bottom="0.007cm 0.007cm 0.007cm" fo:padding="0.097cm" fo:border-left="0.05pt solid #000000" fo:border-right="none" fo:border-top="none" fo:border-bottom="0.6pt double #000000"/>
    </style:style>
    <style:style style:name="Taula35.G13" style:family="table-cell">
      <style:table-cell-properties style:border-line-width-right="0.007cm 0.007cm 0.007cm" style:border-line-width-bottom="0.007cm 0.007cm 0.007cm" fo:padding="0.097cm" fo:border-left="0.05pt solid #000000" fo:border-right="0.6pt double #000000" fo:border-top="none" fo:border-bottom="0.6pt double #000000"/>
    </style:style>
    <style:style style:name="Taula35.14" style:family="table-row">
      <style:table-row-properties fo:background-color="transparent" fo:keep-together="auto">
        <style:background-image/>
      </style:table-row-properties>
    </style:style>
    <style:style style:name="Taula35.A14" style:family="table-cell">
      <style:table-cell-properties style:vertical-align="" fo:background-color="transparent" style:border-line-width-left="0.007cm 0.007cm 0.007cm" style:border-line-width-top="0.007cm 0.007cm 0.007cm" fo:padding="0.097cm" fo:border-left="0.6pt double #000000" fo:border-right="none" fo:border-top="0.6pt double #000000" fo:border-bottom="0.05pt solid #000000" style:writing-mode="lr-tb">
        <style:background-image/>
      </style:table-cell-properties>
    </style:style>
    <style:style style:name="Taula35.B14" style:family="table-cell">
      <style:table-cell-properties style:vertical-align="" fo:background-color="transparent" style:border-line-width-top="0.007cm 0.007cm 0.007cm" fo:padding="0.097cm" fo:border-left="0.05pt solid #000000" fo:border-right="none" fo:border-top="0.6pt double #000000" fo:border-bottom="0.05pt solid #000000" style:writing-mode="lr-tb">
        <style:background-image/>
      </style:table-cell-properties>
    </style:style>
    <style:style style:name="Taula35.G14" style:family="table-cell">
      <style:table-cell-properties style:vertical-align="" fo:background-color="transparent" style:border-line-width-right="0.007cm 0.007cm 0.007cm" style:border-line-width-top="0.007cm 0.007cm 0.007cm" fo:padding="0.097cm" fo:border-left="0.05pt solid #000000" fo:border-right="0.6pt double #000000" fo:border-top="0.6pt double #000000" fo:border-bottom="0.05pt solid #000000" style:writing-mode="lr-tb">
        <style:background-image/>
      </style:table-cell-properties>
    </style:style>
    <style:style style:name="Taula35.A15" style:family="table-cell">
      <style:table-cell-properties style:vertical-align="" fo:background-color="transparent" style:border-line-width-left="0.007cm 0.007cm 0.007cm" fo:padding="0.097cm" fo:border-left="0.6pt double #000000" fo:border-right="none" fo:border-top="none" fo:border-bottom="0.05pt solid #000000" style:writing-mode="lr-tb">
        <style:background-image/>
      </style:table-cell-properties>
    </style:style>
    <style:style style:name="Taula35.B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ula35.G15" style:family="table-cell">
      <style:table-cell-properties style:vertical-align="" fo:background-color="transparent" style:border-line-width-right="0.007cm 0.007cm 0.007cm" fo:padding="0.097cm" fo:border-left="0.05pt solid #000000" fo:border-right="0.6pt double #000000" fo:border-top="none" fo:border-bottom="0.05pt solid #000000" style:writing-mode="lr-tb">
        <style:background-image/>
      </style:table-cell-properties>
    </style:style>
    <style:style style:name="Taula35.A17" style:family="table-cell">
      <style:table-cell-properties style:vertical-align="" fo:background-color="transparent" style:border-line-width-left="0.007cm 0.007cm 0.007cm" style:border-line-width-bottom="0.007cm 0.007cm 0.007cm" fo:padding="0.097cm" fo:border-left="0.6pt double #000000" fo:border-right="none" fo:border-top="none" fo:border-bottom="0.6pt double #000000" style:writing-mode="lr-tb">
        <style:background-image/>
      </style:table-cell-properties>
    </style:style>
    <style:style style:name="Taula35.B17" style:family="table-cell">
      <style:table-cell-properties style:vertical-align="" fo:background-color="transparent" style:border-line-width-bottom="0.007cm 0.007cm 0.007cm" fo:padding="0.097cm" fo:border-left="0.05pt solid #000000" fo:border-right="none" fo:border-top="none" fo:border-bottom="0.6pt double #000000" style:writing-mode="lr-tb">
        <style:background-image/>
      </style:table-cell-properties>
    </style:style>
    <style:style style:name="Taula35.G17" style:family="table-cell">
      <style:table-cell-properties style:vertical-align="" fo:background-color="transparent" style:border-line-width-right="0.007cm 0.007cm 0.007cm" style:border-line-width-bottom="0.007cm 0.007cm 0.007cm" fo:padding="0.097cm" fo:border-left="0.05pt solid #000000" fo:border-right="0.6pt double #000000" fo:border-top="none" fo:border-bottom="0.6pt double #000000" style:writing-mode="lr-tb">
        <style:background-image/>
      </style:table-cell-properties>
    </style:style>
    <style:style style:name="Taula35.29" style:family="table-row">
      <style:table-row-properties style:min-row-height="0.57cm" fo:background-color="transparent" fo:keep-together="auto">
        <style:background-image/>
      </style:table-row-properties>
    </style:style>
    <style:style style:name="P1" style:family="paragraph" style:parent-style-name="Title" style:master-page-name="Ld_5f_Primera_5f_Pàgina">
      <style:paragraph-properties style:page-number="auto"/>
      <style:text-properties officeooo:rsid="00103587" officeooo:paragraph-rsid="00103587"/>
    </style:style>
    <style:style style:name="P2" style:family="paragraph" style:parent-style-name="Subtitle">
      <style:text-properties officeooo:rsid="00543094" officeooo:paragraph-rsid="00543094"/>
    </style:style>
    <style:style style:name="P3" style:family="paragraph" style:parent-style-name="Text_20_body">
      <style:paragraph-properties fo:text-align="end" style:justify-single-word="false"/>
      <style:text-properties fo:font-size="10pt" officeooo:rsid="00103587" officeooo:paragraph-rsid="00103587" style:font-size-asian="10pt" style:font-size-complex="10pt"/>
    </style:style>
    <style:style style:name="P4" style:family="paragraph" style:parent-style-name="Text_20_body">
      <style:paragraph-properties fo:text-align="end" style:justify-single-word="false"/>
      <style:text-properties fo:font-size="10pt" officeooo:rsid="0040b26b" officeooo:paragraph-rsid="0040b26b" style:font-size-asian="10pt" style:font-size-complex="10pt"/>
    </style:style>
    <style:style style:name="P5" style:family="paragraph" style:parent-style-name="Standard">
      <style:text-properties officeooo:paragraph-rsid="00559889"/>
    </style:style>
    <style:style style:name="P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16" style:family="paragraph" style:parent-style-name="Heading_20_1" style:list-style-name="">
      <style:paragraph-properties fo:text-align="justify" style:justify-single-word="false">
        <style:tab-stops>
          <style:tab-stop style:position="0.806cm"/>
        </style:tab-stops>
      </style:paragraph-properties>
      <style:text-properties officeooo:paragraph-rsid="00559889"/>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Text_20_body" style:list-style-name="">
      <style:paragraph-properties fo:text-align="justify" style:justify-single-word="false">
        <style:tab-stops>
          <style:tab-stop style:position="0.806cm"/>
        </style:tab-stops>
      </style:paragraph-properties>
      <style:text-properties officeooo:paragraph-rsid="00559889"/>
    </style:style>
    <style:style style:name="P22" style:family="paragraph" style:parent-style-name="Heading_20_1" style:master-page-name="Ld_5f_Document">
      <style:paragraph-properties style:page-number="1"/>
    </style:style>
    <style:style style:name="P23" style:family="paragraph" style:parent-style-name="Text_20_body">
      <style:paragraph-properties>
        <style:tab-stops>
          <style:tab-stop style:position="0.806cm"/>
        </style:tab-stops>
      </style:paragraph-properties>
      <style:text-properties officeooo:rsid="00559889" officeooo:paragraph-rsid="00b2e411"/>
    </style:style>
    <style:style style:name="P24" style:family="paragraph" style:parent-style-name="Text_20_body">
      <style:paragraph-properties>
        <style:tab-stops>
          <style:tab-stop style:position="0.806cm"/>
        </style:tab-stops>
      </style:paragraph-properties>
      <style:text-properties officeooo:rsid="00ebf73c" officeooo:paragraph-rsid="00ebf73c"/>
    </style:style>
    <style:style style:name="P25" style:family="paragraph" style:parent-style-name="Text_20_body">
      <style:paragraph-properties>
        <style:tab-stops>
          <style:tab-stop style:position="0.806cm"/>
        </style:tab-stops>
      </style:paragraph-properties>
      <style:text-properties officeooo:rsid="00559889" officeooo:paragraph-rsid="00559889"/>
    </style:style>
    <style:style style:name="P26" style:family="paragraph" style:parent-style-name="Heading_20_2">
      <style:text-properties style:font-name="Arial3" fo:font-size="14pt" fo:font-weight="bold" officeooo:rsid="00559889" style:font-name-asian="Microsoft YaHei" style:font-size-asian="16pt" style:font-weight-asian="bold" style:font-name-complex="Arial2" style:font-size-complex="16pt" style:font-weight-complex="bold"/>
    </style:style>
    <style:style style:name="P27" style:family="paragraph" style:parent-style-name="Text_20_body">
      <style:text-properties officeooo:rsid="00559889" officeooo:paragraph-rsid="00559889"/>
    </style:style>
    <style:style style:name="P28" style:family="paragraph" style:parent-style-name="Text_20_body" style:list-style-name="L1">
      <style:text-properties officeooo:rsid="00559889" officeooo:paragraph-rsid="00559889"/>
    </style:style>
    <style:style style:name="P29" style:family="paragraph" style:parent-style-name="Text_20_body" style:list-style-name="L1">
      <style:text-properties fo:font-style="italic" officeooo:rsid="00559889" officeooo:paragraph-rsid="008d30fb" style:font-style-asian="italic" style:font-style-complex="italic"/>
    </style:style>
    <style:style style:name="P30" style:family="paragraph" style:parent-style-name="Footnote">
      <style:text-properties officeooo:rsid="00559889" officeooo:paragraph-rsid="00559889"/>
    </style:style>
    <style:style style:name="P31" style:family="paragraph" style:parent-style-name="Text_20_body" style:list-style-name="L1">
      <style:text-properties fo:font-style="italic" officeooo:rsid="00559889" officeooo:paragraph-rsid="00559889" style:font-style-asian="italic" style:font-style-complex="italic"/>
    </style:style>
    <style:style style:name="P32" style:family="paragraph" style:parent-style-name="Heading_20_2">
      <style:text-properties officeooo:rsid="005674a5" officeooo:paragraph-rsid="005674a5"/>
    </style:style>
    <style:style style:name="P33" style:family="paragraph" style:parent-style-name="Text_20_body">
      <style:text-properties officeooo:rsid="005674a5" officeooo:paragraph-rsid="00b87186"/>
    </style:style>
    <style:style style:name="P34" style:family="paragraph" style:parent-style-name="Text_20_body">
      <style:text-properties officeooo:paragraph-rsid="005674a5"/>
    </style:style>
    <style:style style:name="P35" style:family="paragraph" style:parent-style-name="Heading_20_2">
      <style:text-properties officeooo:rsid="0056f44a" officeooo:paragraph-rsid="0056f44a"/>
    </style:style>
    <style:style style:name="P36" style:family="paragraph" style:parent-style-name="Text_20_body">
      <style:text-properties officeooo:paragraph-rsid="0056f44a"/>
    </style:style>
    <style:style style:name="P37" style:family="paragraph" style:parent-style-name="Diagrama">
      <style:paragraph-properties fo:text-align="center" style:justify-single-word="false"/>
    </style:style>
    <style:style style:name="P3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42" style:family="paragraph" style:parent-style-name="Text_20_body">
      <style:text-properties officeooo:rsid="00696db6" officeooo:paragraph-rsid="00696db6"/>
    </style:style>
    <style:style style:name="P43" style:family="paragraph" style:parent-style-name="Heading_20_2">
      <style:text-properties fo:language="en" fo:country="US" officeooo:rsid="0013cdf8" officeooo:paragraph-rsid="00696db6"/>
    </style:style>
    <style:style style:name="P44" style:family="paragraph" style:parent-style-name="Text_20_body">
      <style:text-properties fo:language="ca" fo:country="ES" officeooo:rsid="00696db6" officeooo:paragraph-rsid="00696db6"/>
    </style:style>
    <style:style style:name="P4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ffff" draw:opacity="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ffff" draw:opacity="0%"/>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6" style:family="paragraph" style:parent-style-name="Text_20_body">
      <style:paragraph-properties>
        <style:tab-stops>
          <style:tab-stop style:position="1.344cm"/>
        </style:tab-stops>
      </style:paragraph-properties>
      <style:text-properties officeooo:rsid="00696db6" officeooo:paragraph-rsid="01c398f7"/>
    </style:style>
    <style:style style:name="P57" style:family="paragraph" style:parent-style-name="Table_20_Contents">
      <style:text-properties fo:font-size="10pt" fo:font-weight="bold" officeooo:rsid="005e5935" officeooo:paragraph-rsid="013f6cc7"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font-weight="bold" officeooo:rsid="00fc8944" officeooo:paragraph-rsid="01c0ee64" style:font-size-asian="10pt" style:font-weight-asian="bold" style:font-size-complex="10pt" style:font-weight-complex="bold"/>
    </style:style>
    <style:style style:name="P59" style:family="paragraph" style:parent-style-name="Footnote">
      <style:text-properties fo:font-style="normal" officeooo:rsid="00fc8944" officeooo:paragraph-rsid="00fc8944" style:font-style-asian="normal" style:font-style-complex="normal"/>
    </style:style>
    <style:style style:name="P60" style:family="paragraph" style:parent-style-name="Table_20_Contents">
      <style:text-properties fo:font-size="10pt" officeooo:rsid="00f137bc" officeooo:paragraph-rsid="01c0ee64" style:font-size-asian="10pt" style:font-size-complex="10pt"/>
    </style:style>
    <style:style style:name="P61" style:family="paragraph" style:parent-style-name="Footnote">
      <style:text-properties officeooo:rsid="00f137bc" officeooo:paragraph-rsid="00f137bc"/>
    </style:style>
    <style:style style:name="P62" style:family="paragraph" style:parent-style-name="Table_20_Contents">
      <style:paragraph-properties fo:text-align="start" style:justify-single-word="false"/>
      <style:text-properties fo:font-size="10pt" fo:font-style="italic" officeooo:rsid="00f137bc" officeooo:paragraph-rsid="013f6cc7" style:font-size-asian="10pt" style:font-style-asian="italic" style:font-size-complex="10pt" style:font-style-complex="italic"/>
    </style:style>
    <style:style style:name="P63" style:family="paragraph" style:parent-style-name="Table_20_Contents">
      <style:paragraph-properties fo:text-align="center" style:justify-single-word="false"/>
      <style:text-properties fo:font-size="10pt" fo:font-weight="bold" officeooo:rsid="00fd4c31" officeooo:paragraph-rsid="013f6cc7" style:font-size-asian="10pt" style:font-weight-asian="bold" style:font-size-complex="10pt" style:font-weight-complex="bold"/>
    </style:style>
    <style:style style:name="P64" style:family="paragraph" style:parent-style-name="Standard">
      <style:text-properties fo:font-size="10pt" officeooo:rsid="00f137bc" officeooo:paragraph-rsid="013f6cc7" style:font-size-asian="10pt" style:font-size-complex="10pt"/>
    </style:style>
    <style:style style:name="P65" style:family="paragraph" style:parent-style-name="Table_20_Contents">
      <style:text-properties fo:font-size="10pt" officeooo:rsid="00696db6" officeooo:paragraph-rsid="013f6cc7" style:font-size-asian="10pt" style:font-size-complex="10pt"/>
    </style:style>
    <style:style style:name="P66" style:family="paragraph" style:parent-style-name="Table_20_Contents">
      <style:paragraph-properties fo:text-align="start" style:justify-single-word="false"/>
      <style:text-properties fo:font-size="10pt" officeooo:rsid="00696db6" officeooo:paragraph-rsid="013f6cc7" style:font-size-asian="10pt" style:font-size-complex="10pt"/>
    </style:style>
    <style:style style:name="P67" style:family="paragraph" style:parent-style-name="Standard">
      <style:text-properties fo:font-size="10pt" officeooo:rsid="00696db6" officeooo:paragraph-rsid="013f6cc7" style:font-size-asian="10pt" style:font-size-complex="10pt"/>
    </style:style>
    <style:style style:name="P68" style:family="paragraph" style:parent-style-name="Table_20_Contents">
      <style:paragraph-properties fo:text-align="center" style:justify-single-word="false"/>
      <style:text-properties fo:font-size="10pt" officeooo:rsid="00fc8944" officeooo:paragraph-rsid="01c0ee64" style:font-size-asian="10pt" style:font-size-complex="10pt"/>
    </style:style>
    <style:style style:name="P69" style:family="paragraph" style:parent-style-name="Table_20_Contents">
      <style:text-properties fo:font-size="10pt" fo:language="ca" fo:country="ES" fo:font-style="italic" officeooo:rsid="00f0788e" officeooo:paragraph-rsid="013f6cc7" style:font-size-asian="10pt" style:font-style-asian="italic" style:font-size-complex="10pt" style:font-style-complex="italic"/>
    </style:style>
    <style:style style:name="P70" style:family="paragraph" style:parent-style-name="Table">
      <style:text-properties officeooo:rsid="00696db6" officeooo:paragraph-rsid="013f6cc7"/>
    </style:style>
    <style:style style:name="P71" style:family="paragraph" style:parent-style-name="Heading_20_3">
      <style:paragraph-properties>
        <style:tab-stops>
          <style:tab-stop style:position="1.344cm"/>
        </style:tab-stops>
      </style:paragraph-properties>
      <style:text-properties officeooo:paragraph-rsid="00696db6"/>
    </style:style>
    <style:style style:name="P72" style:family="paragraph" style:parent-style-name="Text_20_body">
      <style:paragraph-properties>
        <style:tab-stops>
          <style:tab-stop style:position="1.344cm"/>
        </style:tab-stops>
      </style:paragraph-properties>
      <style:text-properties officeooo:rsid="00696db6" officeooo:paragraph-rsid="00696db6"/>
    </style:style>
    <style:style style:name="P73" style:family="paragraph" style:parent-style-name="Text_20_body">
      <style:paragraph-properties>
        <style:tab-stops>
          <style:tab-stop style:position="1.344cm"/>
        </style:tab-stops>
      </style:paragraph-properties>
      <style:text-properties fo:language="ca" fo:country="ES" fo:font-style="normal" officeooo:rsid="00696db6" officeooo:paragraph-rsid="00696db6" style:font-style-asian="normal" style:font-style-complex="normal"/>
    </style:style>
    <style:style style:name="P74" style:family="paragraph" style:parent-style-name="Text_20_body">
      <style:paragraph-properties>
        <style:tab-stops>
          <style:tab-stop style:position="1.344cm"/>
        </style:tab-stops>
      </style:paragraph-properties>
      <style:text-properties fo:language="ca" fo:country="ES" fo:font-style="normal" officeooo:rsid="00ebf73c" officeooo:paragraph-rsid="00ebf73c" style:font-style-asian="normal" style:font-style-complex="normal"/>
    </style:style>
    <style:style style:name="P75" style:family="paragraph" style:parent-style-name="Table_20_Contents">
      <style:text-properties fo:font-size="10pt" fo:font-weight="bold" officeooo:rsid="005e5935" officeooo:paragraph-rsid="00696db6"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60f0ad" officeooo:paragraph-rsid="00696db6" style:font-size-asian="10pt" style:font-weight-asian="bold" style:font-size-complex="10pt" style:font-weight-complex="bold"/>
    </style:style>
    <style:style style:name="P77" style:family="paragraph" style:parent-style-name="Table_20_Contents">
      <style:text-properties fo:font-size="10pt" officeooo:rsid="00f137bc" officeooo:paragraph-rsid="00f137bc" style:font-size-asian="10pt" style:font-size-complex="10pt"/>
    </style:style>
    <style:style style:name="P78" style:family="paragraph" style:parent-style-name="Table_20_Contents">
      <style:paragraph-properties fo:text-align="start" style:justify-single-word="false"/>
      <style:text-properties fo:font-size="10pt" fo:font-style="italic" officeooo:rsid="00f137bc" officeooo:paragraph-rsid="00f137bc" style:font-size-asian="10pt" style:font-style-asian="italic" style:font-size-complex="10pt" style:font-style-complex="italic"/>
    </style:style>
    <style:style style:name="P79" style:family="paragraph" style:parent-style-name="Table_20_Contents">
      <style:paragraph-properties fo:text-align="center" style:justify-single-word="false"/>
      <style:text-properties fo:font-size="10pt" officeooo:rsid="01b9a31d" officeooo:paragraph-rsid="01b9a31d" style:font-size-asian="10pt" style:font-size-complex="10pt"/>
    </style:style>
    <style:style style:name="P80" style:family="paragraph" style:parent-style-name="Standard">
      <style:text-properties fo:font-size="10pt" officeooo:rsid="00f137bc" officeooo:paragraph-rsid="00f137bc" style:font-size-asian="10pt" style:font-size-complex="10pt"/>
    </style:style>
    <style:style style:name="P81" style:family="paragraph" style:parent-style-name="Table_20_Contents">
      <style:text-properties fo:font-size="10pt" officeooo:rsid="00696db6" officeooo:paragraph-rsid="00696db6" style:font-size-asian="10pt" style:font-size-complex="10pt"/>
    </style:style>
    <style:style style:name="P82" style:family="paragraph" style:parent-style-name="Table_20_Contents">
      <style:paragraph-properties fo:text-align="start" style:justify-single-word="false"/>
      <style:text-properties fo:font-size="10pt" officeooo:rsid="00696db6" officeooo:paragraph-rsid="00696db6" style:font-size-asian="10pt" style:font-size-complex="10pt"/>
    </style:style>
    <style:style style:name="P83" style:family="paragraph" style:parent-style-name="Table_20_Contents">
      <style:paragraph-properties fo:text-align="center" style:justify-single-word="false"/>
      <style:text-properties fo:font-size="10pt" fo:font-weight="bold" officeooo:rsid="0060f0ad" officeooo:paragraph-rsid="00fc8944" style:font-size-asian="10pt" style:font-weight-asian="bold" style:font-size-complex="10pt" style:font-weight-complex="bold"/>
    </style:style>
    <style:style style:name="P84" style:family="paragraph" style:parent-style-name="Standard">
      <style:text-properties fo:font-size="10pt" officeooo:rsid="00696db6" officeooo:paragraph-rsid="00696db6" style:font-size-asian="10pt" style:font-size-complex="10pt"/>
    </style:style>
    <style:style style:name="P85" style:family="paragraph" style:parent-style-name="Table_20_Contents">
      <style:paragraph-properties fo:text-align="center" style:justify-single-word="false"/>
      <style:text-properties fo:font-size="10pt" officeooo:rsid="00fc8944" officeooo:paragraph-rsid="00fc8944" style:font-size-asian="10pt" style:font-size-complex="10pt"/>
    </style:style>
    <style:style style:name="P86" style:family="paragraph" style:parent-style-name="Table_20_Contents">
      <style:paragraph-properties fo:text-align="start" style:justify-single-word="false"/>
      <style:text-properties fo:font-size="10pt" officeooo:rsid="00f137bc" officeooo:paragraph-rsid="00f137bc" style:font-size-asian="10pt" style:font-size-complex="10pt"/>
    </style:style>
    <style:style style:name="P87" style:family="paragraph" style:parent-style-name="Table_20_Contents">
      <style:paragraph-properties fo:text-align="center" style:justify-single-word="false"/>
      <style:text-properties fo:font-size="10pt" officeooo:rsid="00fc8944" officeooo:paragraph-rsid="01baf507" style:font-size-asian="10pt" style:font-size-complex="10pt"/>
    </style:style>
    <style:style style:name="P88" style:family="paragraph" style:parent-style-name="Table_20_Contents">
      <style:paragraph-properties fo:text-align="start" style:justify-single-word="false"/>
      <style:text-properties fo:font-size="10pt" officeooo:rsid="00f2cca1" officeooo:paragraph-rsid="01baf507" style:font-size-asian="10pt" style:font-size-complex="10pt"/>
    </style:style>
    <style:style style:name="P89" style:family="paragraph" style:parent-style-name="Standard">
      <style:text-properties fo:font-size="10pt" officeooo:rsid="00f2cca1" officeooo:paragraph-rsid="01baf507" style:font-size-asian="10pt" style:font-size-complex="10pt"/>
    </style:style>
    <style:style style:name="P90" style:family="paragraph" style:parent-style-name="Table_20_Contents">
      <style:text-properties fo:font-size="10pt" officeooo:rsid="01bc1825" officeooo:paragraph-rsid="01bc1825" style:font-size-asian="10pt" style:font-size-complex="10pt"/>
    </style:style>
    <style:style style:name="P91" style:family="paragraph" style:parent-style-name="Table_20_Contents">
      <style:paragraph-properties fo:text-align="start" style:justify-single-word="false"/>
      <style:text-properties fo:font-size="10pt" officeooo:rsid="00696db6" officeooo:paragraph-rsid="01bc1825" style:font-size-asian="10pt" style:font-size-complex="10pt"/>
    </style:style>
    <style:style style:name="P92" style:family="paragraph" style:parent-style-name="Table_20_Contents">
      <style:paragraph-properties fo:text-align="center" style:justify-single-word="false"/>
      <style:text-properties fo:font-size="10pt" fo:font-weight="bold" officeooo:rsid="01bc1825" officeooo:paragraph-rsid="01bc1825" style:font-size-asian="10pt" style:font-weight-asian="bold" style:font-size-complex="10pt" style:font-weight-complex="bold"/>
    </style:style>
    <style:style style:name="P93" style:family="paragraph" style:parent-style-name="Standard">
      <style:text-properties fo:font-size="10pt" officeooo:rsid="01bc1825" officeooo:paragraph-rsid="01bc1825" style:font-size-asian="10pt" style:font-size-complex="10pt"/>
    </style:style>
    <style:style style:name="P94" style:family="paragraph" style:parent-style-name="Table_20_Contents">
      <style:text-properties fo:font-size="10pt" fo:font-style="italic" officeooo:rsid="00978c1e" officeooo:paragraph-rsid="00978c1e" style:font-size-asian="10pt" style:font-style-asian="italic" style:font-size-complex="10pt" style:font-style-complex="italic"/>
    </style:style>
    <style:style style:name="P95" style:family="paragraph" style:parent-style-name="Table_20_Contents">
      <style:paragraph-properties fo:text-align="start" style:justify-single-word="false"/>
      <style:text-properties fo:font-size="10pt" officeooo:rsid="00978c1e" officeooo:paragraph-rsid="00978c1e" style:font-size-asian="10pt" style:font-size-complex="10pt"/>
    </style:style>
    <style:style style:name="P96" style:family="paragraph" style:parent-style-name="Standard">
      <style:text-properties fo:font-size="10pt" officeooo:rsid="00978c1e" officeooo:paragraph-rsid="00978c1e" style:font-size-asian="10pt" style:font-size-complex="10pt"/>
    </style:style>
    <style:style style:name="P97" style:family="paragraph" style:parent-style-name="Table">
      <style:text-properties officeooo:rsid="00696db6" officeooo:paragraph-rsid="00696db6"/>
    </style:style>
    <style:style style:name="P98" style:family="paragraph" style:parent-style-name="Heading_20_3" style:list-style-name="">
      <style:paragraph-properties fo:text-align="justify" style:justify-single-word="false">
        <style:tab-stops>
          <style:tab-stop style:position="1.344cm"/>
        </style:tab-stops>
      </style:paragraph-properties>
      <style:text-properties officeooo:rsid="00696db6" officeooo:paragraph-rsid="00696db6"/>
    </style:style>
    <style:style style:name="P99"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696db6" officeooo:paragraph-rsid="00696db6"/>
    </style:style>
    <style:style style:name="P100" style:family="paragraph" style:parent-style-name="Heading_20_3">
      <style:paragraph-properties fo:break-before="page">
        <style:tab-stops>
          <style:tab-stop style:position="1.344cm"/>
        </style:tab-stops>
      </style:paragraph-properties>
      <style:text-properties fo:language="ca" fo:country="ES" officeooo:rsid="00696db6" officeooo:paragraph-rsid="00696db6"/>
    </style:style>
    <style:style style:name="P101" style:family="paragraph" style:parent-style-name="Footnote">
      <style:text-properties officeooo:rsid="00696db6" officeooo:paragraph-rsid="00696db6"/>
    </style:style>
    <style:style style:name="P102" style:family="paragraph" style:parent-style-name="Text_20_body">
      <style:paragraph-properties>
        <style:tab-stops>
          <style:tab-stop style:position="1.344cm"/>
        </style:tab-stops>
      </style:paragraph-properties>
      <style:text-properties fo:language="ca" fo:country="ES" fo:font-style="normal" officeooo:rsid="00ba2105" officeooo:paragraph-rsid="00ba2105" style:font-style-asian="normal" style:font-style-complex="normal"/>
    </style:style>
    <style:style style:name="P103" style:family="paragraph" style:parent-style-name="Table_20_Contents">
      <style:paragraph-properties fo:text-align="center" style:justify-single-word="false"/>
      <style:text-properties fo:font-size="10pt" fo:font-weight="bold" officeooo:rsid="00fe5f81" officeooo:paragraph-rsid="00fe5f81"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officeooo:rsid="00fd4c31" officeooo:paragraph-rsid="00fe5f81" style:font-size-asian="10pt" style:font-size-complex="10pt"/>
    </style:style>
    <style:style style:name="P105" style:family="paragraph" style:parent-style-name="Table_20_Contents">
      <style:text-properties fo:font-size="10pt" fo:font-style="italic" officeooo:rsid="00696db6" officeooo:paragraph-rsid="00696db6" style:font-size-asian="10pt" style:font-style-asian="italic" style:font-size-complex="10pt" style:font-style-complex="italic"/>
    </style:style>
    <style:style style:name="P106" style:family="paragraph" style:parent-style-name="Table_20_Contents">
      <style:text-properties fo:font-size="10pt" officeooo:rsid="0147f4b5" officeooo:paragraph-rsid="0147f4b5" style:font-size-asian="10pt" style:font-size-complex="10pt"/>
    </style:style>
    <style:style style:name="P107" style:family="paragraph" style:parent-style-name="Table_20_Contents">
      <style:text-properties fo:font-size="10pt" fo:language="ca" fo:country="ES" fo:font-style="italic" officeooo:rsid="00696db6" officeooo:paragraph-rsid="00696db6" style:font-size-asian="10pt" style:font-style-asian="italic" style:font-size-complex="10pt" style:font-style-complex="italic"/>
    </style:style>
    <style:style style:name="P108" style:family="paragraph" style:parent-style-name="Heading_20_1">
      <style:paragraph-properties fo:break-before="page">
        <style:tab-stops>
          <style:tab-stop style:position="0.806cm"/>
        </style:tab-stops>
      </style:paragraph-properties>
      <style:text-properties officeooo:rsid="0056f44a" officeooo:paragraph-rsid="0056f44a"/>
    </style:style>
    <style:style style:name="P109" style:family="paragraph" style:parent-style-name="Text_20_body">
      <style:paragraph-properties>
        <style:tab-stops>
          <style:tab-stop style:position="0.806cm"/>
        </style:tab-stops>
      </style:paragraph-properties>
      <style:text-properties officeooo:rsid="0056f44a" officeooo:paragraph-rsid="0056f44a"/>
    </style:style>
    <style:style style:name="P110" style:family="paragraph" style:parent-style-name="Text_20_body" style:list-style-name="L2">
      <style:paragraph-properties fo:margin-top="0cm" fo:margin-bottom="0.3cm" style:contextual-spacing="true">
        <style:tab-stops>
          <style:tab-stop style:position="0.806cm"/>
        </style:tab-stops>
      </style:paragraph-properties>
      <style:text-properties fo:language="en" fo:country="US" officeooo:rsid="0056f44a" officeooo:paragraph-rsid="0056f44a"/>
    </style:style>
    <style:style style:name="P111" style:family="paragraph" style:parent-style-name="Text_20_body" style:list-style-name="L2">
      <style:paragraph-properties fo:margin-top="0cm" fo:margin-bottom="0.3cm" style:contextual-spacing="true">
        <style:tab-stops>
          <style:tab-stop style:position="0.806cm"/>
        </style:tab-stops>
      </style:paragraph-properties>
      <style:text-properties fo:language="en" fo:country="US" officeooo:rsid="00b7b6d7" officeooo:paragraph-rsid="00b7b6d7"/>
    </style:style>
    <style:style style:name="P112" style:family="paragraph" style:parent-style-name="Heading_20_2">
      <style:text-properties fo:language="en" fo:country="US" officeooo:rsid="0013cdf8" officeooo:paragraph-rsid="0013cdf8"/>
    </style:style>
    <style:style style:name="P113" style:family="paragraph" style:parent-style-name="Text_20_body">
      <style:text-properties fo:language="ca" fo:country="ES" officeooo:rsid="0056f44a" officeooo:paragraph-rsid="005867c5"/>
    </style:style>
    <style:style style:name="P114" style:family="paragraph" style:parent-style-name="Footnote">
      <style:text-properties officeooo:rsid="005867c5" officeooo:paragraph-rsid="005867c5"/>
    </style:style>
    <style:style style:name="P115" style:family="paragraph" style:parent-style-name="Heading_20_3">
      <style:paragraph-properties>
        <style:tab-stops>
          <style:tab-stop style:position="1.344cm"/>
        </style:tab-stops>
      </style:paragraph-properties>
      <style:text-properties fo:language="ca" fo:country="ES" officeooo:rsid="005a5390" officeooo:paragraph-rsid="005a5390"/>
    </style:style>
    <style:style style:name="P116" style:family="paragraph" style:parent-style-name="Heading_20_3">
      <style:paragraph-properties>
        <style:tab-stops>
          <style:tab-stop style:position="1.344cm"/>
        </style:tab-stops>
      </style:paragraph-properties>
      <style:text-properties fo:language="ca" fo:country="ES" officeooo:rsid="005e5935" officeooo:paragraph-rsid="005e5935"/>
    </style:style>
    <style:style style:name="P1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ffffff"/>
      <style:paragraph-properties fo:margin-left="0cm" fo:margin-right="0cm" fo:margin-top="0cm" fo:margin-bottom="0cm" fo:line-height="100%"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cm" fo:margin-right="0cm" fo:margin-top="0cm" fo:margin-bottom="0cm" fo:line-height="100%"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4"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5" style:family="paragraph" style:parent-style-name="Text_20_body">
      <style:paragraph-properties>
        <style:tab-stops>
          <style:tab-stop style:position="1.344cm"/>
        </style:tab-stops>
      </style:paragraph-properties>
      <style:text-properties officeooo:paragraph-rsid="005e5935"/>
    </style:style>
    <style:style style:name="P126" style:family="paragraph" style:parent-style-name="Table_20_Contents">
      <style:text-properties fo:font-size="10pt" fo:font-weight="bold" officeooo:rsid="005e5935" officeooo:paragraph-rsid="005e5935"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1034737" officeooo:paragraph-rsid="01034737" style:font-size-asian="10pt" style:font-weight-asian="bold" style:font-size-complex="10pt" style:font-weight-complex="bold"/>
    </style:style>
    <style:style style:name="P128" style:family="paragraph" style:parent-style-name="Table_20_Contents">
      <style:text-properties fo:font-size="10pt" officeooo:rsid="005e5935" officeooo:paragraph-rsid="005e5935" style:font-size-asian="10pt" style:font-size-complex="10pt"/>
    </style:style>
    <style:style style:name="P129" style:family="paragraph" style:parent-style-name="Table_20_Contents">
      <style:paragraph-properties fo:text-align="center" style:justify-single-word="false"/>
      <style:text-properties fo:font-size="10pt" officeooo:rsid="01034737" officeooo:paragraph-rsid="01034737" style:font-size-asian="10pt" style:font-size-complex="10pt"/>
    </style:style>
    <style:style style:name="P130" style:family="paragraph" style:parent-style-name="Standard">
      <style:text-properties fo:font-size="10pt" style:font-size-asian="10pt" style:font-size-complex="10pt"/>
    </style:style>
    <style:style style:name="P131" style:family="paragraph" style:parent-style-name="Heading_20_3" style:list-style-name="">
      <style:paragraph-properties fo:text-align="justify" style:justify-single-word="false">
        <style:tab-stops>
          <style:tab-stop style:position="1.344cm"/>
        </style:tab-stops>
      </style:paragraph-properties>
      <style:text-properties officeooo:paragraph-rsid="005efa07"/>
    </style:style>
    <style:style style:name="P132" style:family="paragraph" style:parent-style-name="Heading_20_3">
      <style:paragraph-properties fo:break-before="page">
        <style:tab-stops>
          <style:tab-stop style:position="1.344cm"/>
        </style:tab-stops>
      </style:paragraph-properties>
      <style:text-properties officeooo:paragraph-rsid="005efa07"/>
    </style:style>
    <style:style style:name="P133" style:family="paragraph" style:parent-style-name="Text_20_body">
      <style:paragraph-properties>
        <style:tab-stops>
          <style:tab-stop style:position="1.344cm"/>
        </style:tab-stops>
      </style:paragraph-properties>
      <style:text-properties officeooo:rsid="005efa07" officeooo:paragraph-rsid="005efa07"/>
    </style:style>
    <style:style style:name="P134" style:family="paragraph" style:parent-style-name="Table_20_Contents">
      <style:text-properties fo:font-size="10pt" fo:font-weight="bold" officeooo:rsid="005e5935" officeooo:paragraph-rsid="005efa07"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103f792" officeooo:paragraph-rsid="0103f792" style:font-size-asian="10pt" style:font-weight-asian="bold" style:font-size-complex="10pt" style:font-weight-complex="bold"/>
    </style:style>
    <style:style style:name="P136" style:family="paragraph" style:parent-style-name="Table_20_Contents">
      <style:text-properties fo:font-size="10pt" fo:font-style="normal" officeooo:rsid="006b790f" officeooo:paragraph-rsid="00c88728" style:font-size-asian="10pt" style:font-style-asian="normal" style:font-size-complex="10pt" style:font-style-complex="normal"/>
    </style:style>
    <style:style style:name="P137" style:family="paragraph" style:parent-style-name="Table_20_Contents">
      <style:paragraph-properties fo:text-align="start" style:justify-single-word="false"/>
      <style:text-properties fo:font-size="10pt" officeooo:rsid="00e1f61e" officeooo:paragraph-rsid="00e1f61e" style:font-size-asian="10pt" style:font-size-complex="10pt"/>
    </style:style>
    <style:style style:name="P138" style:family="paragraph" style:parent-style-name="Table_20_Contents">
      <style:paragraph-properties fo:text-align="center" style:justify-single-word="false"/>
      <style:text-properties fo:font-size="10pt" officeooo:rsid="01034737" officeooo:paragraph-rsid="0103f792" style:font-size-asian="10pt" style:font-size-complex="10pt"/>
    </style:style>
    <style:style style:name="P139" style:family="paragraph" style:parent-style-name="Table_20_Contents">
      <style:text-properties fo:font-size="10pt" officeooo:rsid="005e5935" officeooo:paragraph-rsid="005efa07" style:font-size-asian="10pt" style:font-size-complex="10pt"/>
    </style:style>
    <style:style style:name="P140" style:family="paragraph" style:parent-style-name="Table_20_Contents">
      <style:text-properties fo:font-size="10pt" fo:font-style="italic" officeooo:rsid="005efa07" officeooo:paragraph-rsid="005efa07" style:font-size-asian="10pt" style:font-style-asian="italic" style:font-size-complex="10pt" style:font-style-complex="italic"/>
    </style:style>
    <style:style style:name="P141" style:family="paragraph" style:parent-style-name="Table_20_Contents">
      <style:paragraph-properties fo:text-align="start" style:justify-single-word="false"/>
      <style:text-properties fo:font-size="10pt" officeooo:rsid="005efa07" officeooo:paragraph-rsid="005efa07" style:font-size-asian="10pt" style:font-size-complex="10pt"/>
    </style:style>
    <style:style style:name="P142" style:family="paragraph" style:parent-style-name="Standard">
      <style:text-properties fo:font-size="10pt" officeooo:rsid="005efa07" officeooo:paragraph-rsid="005efa07" style:font-size-asian="10pt" style:font-size-complex="10pt"/>
    </style:style>
    <style:style style:name="P143" style:family="paragraph" style:parent-style-name="Table_20_Contents">
      <style:text-properties fo:font-size="10pt" fo:font-style="italic" officeooo:rsid="00f8b8c2" officeooo:paragraph-rsid="00f8b8c2" style:font-size-asian="10pt" style:font-style-asian="italic" style:font-size-complex="10pt" style:font-style-complex="italic"/>
    </style:style>
    <style:style style:name="P144" style:family="paragraph" style:parent-style-name="Table_20_Contents">
      <style:paragraph-properties fo:text-align="start" style:justify-single-word="false"/>
      <style:text-properties fo:font-size="10pt" officeooo:rsid="00e1f61e" officeooo:paragraph-rsid="00f8b8c2" style:font-size-asian="10pt" style:font-size-complex="10pt"/>
    </style:style>
    <style:style style:name="P145" style:family="paragraph" style:parent-style-name="Table_20_Contents">
      <style:paragraph-properties fo:text-align="center" style:justify-single-word="false"/>
      <style:text-properties fo:font-size="10pt" officeooo:rsid="0103f792" officeooo:paragraph-rsid="0103f792" style:font-size-asian="10pt" style:font-size-complex="10pt"/>
    </style:style>
    <style:style style:name="P146" style:family="paragraph" style:parent-style-name="Standard">
      <style:text-properties fo:font-size="10pt" officeooo:rsid="00f8b8c2" officeooo:paragraph-rsid="00f8b8c2" style:font-size-asian="10pt" style:font-size-complex="10pt"/>
    </style:style>
    <style:style style:name="P147" style:family="paragraph" style:parent-style-name="Table_20_Contents">
      <style:text-properties fo:font-size="10pt" fo:font-style="italic" officeooo:rsid="00bbce0e" officeooo:paragraph-rsid="00bbce0e" style:font-size-asian="10pt" style:font-style-asian="italic" style:font-size-complex="10pt" style:font-style-complex="italic"/>
    </style:style>
    <style:style style:name="P148" style:family="paragraph" style:parent-style-name="Table_20_Contents">
      <style:paragraph-properties fo:text-align="start" style:justify-single-word="false"/>
      <style:text-properties fo:font-size="10pt" officeooo:rsid="00bbce0e" officeooo:paragraph-rsid="00bbce0e" style:font-size-asian="10pt" style:font-size-complex="10pt"/>
    </style:style>
    <style:style style:name="P149" style:family="paragraph" style:parent-style-name="Standard">
      <style:text-properties fo:font-size="10pt" officeooo:rsid="00bbce0e" officeooo:paragraph-rsid="00bbce0e" style:font-size-asian="10pt" style:font-size-complex="10pt"/>
    </style:style>
    <style:style style:name="P150" style:family="paragraph" style:parent-style-name="Heading_20_3">
      <style:paragraph-properties>
        <style:tab-stops>
          <style:tab-stop style:position="1.344cm"/>
        </style:tab-stops>
      </style:paragraph-properties>
      <style:text-properties fo:language="ca" fo:country="ES" officeooo:rsid="00612606" officeooo:paragraph-rsid="00612606"/>
    </style:style>
    <style:style style:name="P151" style:family="paragraph" style:parent-style-name="Text_20_body">
      <style:paragraph-properties>
        <style:tab-stops>
          <style:tab-stop style:position="1.344cm"/>
        </style:tab-stops>
      </style:paragraph-properties>
      <style:text-properties officeooo:rsid="005efa07" officeooo:paragraph-rsid="00612606"/>
    </style:style>
    <style:style style:name="P152" style:family="paragraph" style:parent-style-name="Table_20_Contents">
      <style:text-properties fo:font-size="10pt" fo:font-weight="bold" officeooo:rsid="005e5935" officeooo:paragraph-rsid="00612606" style:font-size-asian="10pt" style:font-weight-asian="bold" style:font-size-complex="10pt" style:font-weight-complex="bold"/>
    </style:style>
    <style:style style:name="P153" style:family="paragraph" style:parent-style-name="Table_20_Contents">
      <style:text-properties fo:font-size="10pt" officeooo:rsid="00612606" officeooo:paragraph-rsid="00612606" style:font-size-asian="10pt" style:font-size-complex="10pt"/>
    </style:style>
    <style:style style:name="P154" style:family="paragraph" style:parent-style-name="Table_20_Contents">
      <style:paragraph-properties fo:text-align="start" style:justify-single-word="false"/>
      <style:text-properties fo:font-size="10pt" officeooo:rsid="00612606" officeooo:paragraph-rsid="00612606" style:font-size-asian="10pt" style:font-size-complex="10pt"/>
    </style:style>
    <style:style style:name="P155" style:family="paragraph" style:parent-style-name="Table_20_Contents">
      <style:text-properties fo:font-size="10pt" fo:language="en" fo:country="US" fo:font-style="italic" officeooo:rsid="00612606" officeooo:paragraph-rsid="00612606" style:font-size-asian="10pt" style:font-style-asian="italic" style:font-size-complex="10pt" style:font-style-complex="italic"/>
    </style:style>
    <style:style style:name="P156" style:family="paragraph" style:parent-style-name="Table_20_Contents">
      <style:paragraph-properties fo:text-align="start" style:justify-single-word="false"/>
      <style:text-properties fo:font-size="10pt" officeooo:rsid="005efa07" officeooo:paragraph-rsid="00612606" style:font-size-asian="10pt" style:font-size-complex="10pt"/>
    </style:style>
    <style:style style:name="P157" style:family="paragraph" style:parent-style-name="Standard">
      <style:text-properties fo:font-size="10pt" officeooo:rsid="005efa07" officeooo:paragraph-rsid="00612606" style:font-size-asian="10pt" style:font-size-complex="10pt"/>
    </style:style>
    <style:style style:name="P158" style:family="paragraph" style:parent-style-name="Table_20_Contents">
      <style:text-properties fo:font-size="10pt" fo:font-style="italic" officeooo:rsid="00612606" officeooo:paragraph-rsid="00612606" style:font-size-asian="10pt" style:font-style-asian="italic" style:font-size-complex="10pt" style:font-style-complex="italic"/>
    </style:style>
    <style:style style:name="P159" style:family="paragraph" style:parent-style-name="Standard">
      <style:text-properties fo:font-size="10pt" officeooo:rsid="00612606" officeooo:paragraph-rsid="00612606" style:font-size-asian="10pt" style:font-size-complex="10pt"/>
    </style:style>
    <style:style style:name="P160" style:family="paragraph" style:parent-style-name="Table">
      <style:text-properties officeooo:rsid="001e7267" officeooo:paragraph-rsid="00612606"/>
    </style:style>
    <style:style style:name="P161" style:family="paragraph" style:parent-style-name="Text_20_body">
      <style:paragraph-properties>
        <style:tab-stops>
          <style:tab-stop style:position="1.344cm"/>
        </style:tab-stops>
      </style:paragraph-properties>
      <style:text-properties fo:language="ca" fo:country="ES" fo:font-weight="normal" officeooo:rsid="00612606" officeooo:paragraph-rsid="00612606" style:font-weight-asian="normal" style:font-weight-complex="normal"/>
    </style:style>
    <style:style style:name="P162" style:family="paragraph" style:parent-style-name="Table_20_Contents">
      <style:paragraph-properties fo:text-align="center" style:justify-single-word="false"/>
      <style:text-properties fo:font-size="10pt" fo:font-weight="bold" officeooo:rsid="0105d1a8" officeooo:paragraph-rsid="0105d1a8"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fo:font-size="10pt" officeooo:rsid="01034737" officeooo:paragraph-rsid="0105d1a8" style:font-size-asian="10pt" style:font-size-complex="10pt"/>
    </style:style>
    <style:style style:name="P164" style:family="paragraph" style:parent-style-name="Table_20_Contents">
      <style:text-properties fo:font-size="10pt" fo:font-style="normal" officeooo:rsid="00612606" officeooo:paragraph-rsid="00612606"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fo:font-size="10pt" officeooo:rsid="0105d1a8" officeooo:paragraph-rsid="0105d1a8" style:font-size-asian="10pt" style:font-size-complex="10pt"/>
    </style:style>
    <style:style style:name="P166" style:family="paragraph" style:parent-style-name="Heading_20_2">
      <style:paragraph-properties fo:break-before="page"/>
    </style:style>
    <style:style style:name="P167" style:family="paragraph" style:parent-style-name="Text_20_body">
      <style:text-properties fo:language="ca" fo:country="ES" officeooo:rsid="0056f44a" officeooo:paragraph-rsid="00612606"/>
    </style:style>
    <style:style style:name="P168" style:family="paragraph" style:parent-style-name="Heading_20_3">
      <style:paragraph-properties>
        <style:tab-stops>
          <style:tab-stop style:position="1.344cm"/>
        </style:tab-stops>
      </style:paragraph-properties>
      <style:text-properties fo:language="ca" fo:country="ES" officeooo:rsid="005a5390" officeooo:paragraph-rsid="00612606"/>
    </style:style>
    <style:style style:name="P169" style:family="paragraph" style:parent-style-name="Text_20_body">
      <style:paragraph-properties>
        <style:tab-stops>
          <style:tab-stop style:position="1.344cm"/>
        </style:tab-stops>
      </style:paragraph-properties>
      <style:text-properties officeooo:paragraph-rsid="00612606"/>
    </style:style>
    <style:style style:name="P170"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5"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7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7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1" style:family="paragraph">
      <loext:graphic-properties draw:fill="none" draw:fill-color="#729fcf"/>
      <style:paragraph-properties fo:margin-left="0cm" fo:margin-right="0cm" fo:margin-top="0cm" fo:margin-bottom="0cm" fo:line-height="100%"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2" style:family="paragraph" style:parent-style-name="Heading_20_3">
      <style:paragraph-properties>
        <style:tab-stops>
          <style:tab-stop style:position="1.344cm"/>
        </style:tab-stops>
      </style:paragraph-properties>
      <style:text-properties officeooo:paragraph-rsid="0070c8d2"/>
    </style:style>
    <style:style style:name="P183" style:family="paragraph" style:parent-style-name="Text_20_body">
      <style:paragraph-properties>
        <style:tab-stops>
          <style:tab-stop style:position="1.344cm"/>
        </style:tab-stops>
      </style:paragraph-properties>
      <style:text-properties fo:language="ca" fo:country="ES" fo:font-weight="normal" officeooo:rsid="0062f08b" officeooo:paragraph-rsid="0070c8d2" style:font-weight-asian="normal" style:font-weight-complex="normal"/>
    </style:style>
    <style:style style:name="P184" style:family="paragraph" style:parent-style-name="Table_20_Contents">
      <style:text-properties fo:font-size="10pt" fo:font-weight="bold" officeooo:rsid="005e5935" officeooo:paragraph-rsid="0070c8d2" style:font-size-asian="10pt" style:font-weight-asian="bold" style:font-size-complex="10pt" style:font-weight-complex="bold"/>
    </style:style>
    <style:style style:name="P185" style:family="paragraph" style:parent-style-name="Table_20_Contents">
      <style:paragraph-properties fo:text-align="center" style:justify-single-word="false"/>
      <style:text-properties fo:font-size="10pt" fo:font-weight="bold" officeooo:rsid="010756fb" officeooo:paragraph-rsid="010756fb" style:font-size-asian="10pt" style:font-weight-asian="bold" style:font-size-complex="10pt" style:font-weight-complex="bold"/>
    </style:style>
    <style:style style:name="P186" style:family="paragraph" style:parent-style-name="Table_20_Contents">
      <style:text-properties fo:font-size="10pt" fo:language="en" fo:country="US" fo:font-style="italic" officeooo:rsid="010d8e62" officeooo:paragraph-rsid="010d8e62" style:font-size-asian="10pt" style:font-style-asian="italic" style:font-size-complex="10pt" style:font-style-complex="italic"/>
    </style:style>
    <style:style style:name="P187" style:family="paragraph" style:parent-style-name="Table_20_Contents">
      <style:paragraph-properties fo:text-align="start" style:justify-single-word="false"/>
      <style:text-properties fo:font-size="10pt" officeooo:rsid="010d8e62" officeooo:paragraph-rsid="010d8e62" style:font-size-asian="10pt" style:font-size-complex="10pt"/>
    </style:style>
    <style:style style:name="P188" style:family="paragraph" style:parent-style-name="Table_20_Contents">
      <style:paragraph-properties fo:text-align="center" style:justify-single-word="false"/>
      <style:text-properties fo:font-size="10pt" officeooo:rsid="010d8e62" officeooo:paragraph-rsid="010d8e62" style:font-size-asian="10pt" style:font-size-complex="10pt"/>
    </style:style>
    <style:style style:name="P189" style:family="paragraph" style:parent-style-name="Standard">
      <style:text-properties fo:font-size="10pt" officeooo:rsid="010d8e62" officeooo:paragraph-rsid="010d8e62" style:font-size-asian="10pt" style:font-size-complex="10pt"/>
    </style:style>
    <style:style style:name="P190" style:family="paragraph" style:parent-style-name="Table_20_Contents">
      <style:text-properties fo:font-size="10pt" fo:language="en" fo:country="US" fo:font-style="italic" officeooo:rsid="00612606" officeooo:paragraph-rsid="0070c8d2" style:font-size-asian="10pt" style:font-style-asian="italic" style:font-size-complex="10pt" style:font-style-complex="italic"/>
    </style:style>
    <style:style style:name="P191" style:family="paragraph" style:parent-style-name="Table_20_Contents">
      <style:paragraph-properties fo:text-align="start" style:justify-single-word="false"/>
      <style:text-properties fo:font-size="10pt" officeooo:rsid="005efa07" officeooo:paragraph-rsid="0070c8d2" style:font-size-asian="10pt" style:font-size-complex="10pt"/>
    </style:style>
    <style:style style:name="P192" style:family="paragraph" style:parent-style-name="Standard">
      <style:text-properties fo:font-size="10pt" officeooo:rsid="005efa07" officeooo:paragraph-rsid="0070c8d2" style:font-size-asian="10pt" style:font-size-complex="10pt"/>
    </style:style>
    <style:style style:name="P193" style:family="paragraph" style:parent-style-name="Table_20_Contents">
      <style:text-properties fo:font-size="10pt" officeooo:rsid="010756fb" officeooo:paragraph-rsid="010756fb" style:font-size-asian="10pt" style:font-size-complex="10pt"/>
    </style:style>
    <style:style style:name="P194" style:family="paragraph" style:parent-style-name="Table_20_Contents">
      <style:paragraph-properties fo:text-align="start" style:justify-single-word="false"/>
      <style:text-properties fo:font-size="10pt" officeooo:rsid="0062f08b" officeooo:paragraph-rsid="0070c8d2" style:font-size-asian="10pt" style:font-size-complex="10pt"/>
    </style:style>
    <style:style style:name="P195" style:family="paragraph" style:parent-style-name="Table_20_Contents">
      <style:paragraph-properties fo:text-align="center" style:justify-single-word="false"/>
      <style:text-properties fo:font-size="10pt" officeooo:rsid="01034737" officeooo:paragraph-rsid="010756fb" style:font-size-asian="10pt" style:font-size-complex="10pt"/>
    </style:style>
    <style:style style:name="P196" style:family="paragraph" style:parent-style-name="Standard">
      <style:text-properties fo:font-size="10pt" officeooo:rsid="0062f08b" officeooo:paragraph-rsid="0070c8d2" style:font-size-asian="10pt" style:font-size-complex="10pt"/>
    </style:style>
    <style:style style:name="P197" style:family="paragraph" style:parent-style-name="Table">
      <style:text-properties officeooo:rsid="001e7267" officeooo:paragraph-rsid="0070c8d2"/>
    </style:style>
    <style:style style:name="P198" style:family="paragraph" style:parent-style-name="Standard">
      <style:text-properties officeooo:rsid="001e7267" officeooo:paragraph-rsid="0070c8d2"/>
    </style:style>
    <style:style style:name="P199"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62f08b" officeooo:paragraph-rsid="00645e1f"/>
    </style:style>
    <style:style style:name="P200" style:family="paragraph" style:parent-style-name="Heading_20_3">
      <style:paragraph-properties fo:break-before="page">
        <style:tab-stops>
          <style:tab-stop style:position="1.344cm"/>
        </style:tab-stops>
      </style:paragraph-properties>
      <style:text-properties fo:language="ca" fo:country="ES" officeooo:rsid="00775aa4" officeooo:paragraph-rsid="00645e1f"/>
    </style:style>
    <style:style style:name="P201" style:family="paragraph" style:parent-style-name="Text_20_body">
      <style:paragraph-properties>
        <style:tab-stops>
          <style:tab-stop style:position="1.344cm"/>
        </style:tab-stops>
      </style:paragraph-properties>
      <style:text-properties fo:language="ca" fo:country="ES" fo:font-style="normal" officeooo:rsid="0062f08b" officeooo:paragraph-rsid="0062f08b" style:font-style-asian="normal" style:font-style-complex="normal"/>
    </style:style>
    <style:style style:name="P202" style:family="paragraph" style:parent-style-name="Text_20_body">
      <style:paragraph-properties>
        <style:tab-stops>
          <style:tab-stop style:position="1.344cm"/>
        </style:tab-stops>
      </style:paragraph-properties>
      <style:text-properties officeooo:rsid="0062f08b" officeooo:paragraph-rsid="0062f08b"/>
    </style:style>
    <style:style style:name="P203" style:family="paragraph" style:parent-style-name="Text_20_body" style:list-style-name="L3">
      <style:paragraph-properties fo:margin-top="0cm" fo:margin-bottom="0.101cm" style:contextual-spacing="true">
        <style:tab-stops>
          <style:tab-stop style:position="1.344cm"/>
        </style:tab-stops>
      </style:paragraph-properties>
      <style:text-properties officeooo:rsid="0062f08b" officeooo:paragraph-rsid="0062f08b"/>
    </style:style>
    <style:style style:name="P204" style:family="paragraph" style:parent-style-name="Text_20_body" style:list-style-name="L3">
      <style:paragraph-properties fo:margin-top="0cm" fo:margin-bottom="0.101cm" style:contextual-spacing="true">
        <style:tab-stops>
          <style:tab-stop style:position="1.344cm"/>
        </style:tab-stops>
      </style:paragraph-properties>
      <style:text-properties fo:font-style="italic" officeooo:rsid="0062f08b" officeooo:paragraph-rsid="0062f08b" style:font-style-asian="italic" style:font-style-complex="italic"/>
    </style:style>
    <style:style style:name="P205" style:family="paragraph" style:parent-style-name="Text_20_body">
      <style:paragraph-properties fo:margin-top="0cm" fo:margin-bottom="0.101cm" style:contextual-spacing="false">
        <style:tab-stops>
          <style:tab-stop style:position="1.344cm"/>
        </style:tab-stops>
      </style:paragraph-properties>
      <style:text-properties fo:font-size="8pt" fo:font-style="italic" officeooo:rsid="0062f08b" officeooo:paragraph-rsid="0062f08b" style:font-size-asian="7pt" style:font-style-asian="italic" style:font-size-complex="8pt" style:font-style-complex="italic"/>
    </style:style>
    <style:style style:name="P206" style:family="paragraph" style:parent-style-name="Table_20_Contents">
      <style:text-properties fo:font-size="10pt" fo:font-weight="bold" officeooo:rsid="005e5935" officeooo:paragraph-rsid="0062f08b" style:font-size-asian="10pt" style:font-weight-asian="bold" style:font-size-complex="10pt" style:font-weight-complex="bold"/>
    </style:style>
    <style:style style:name="P207" style:family="paragraph" style:parent-style-name="Table_20_Contents">
      <style:paragraph-properties fo:text-align="center" style:justify-single-word="false"/>
      <style:text-properties fo:font-size="10pt" fo:font-weight="bold" officeooo:rsid="0107c5a3" officeooo:paragraph-rsid="0107c5a3" style:font-size-asian="10pt" style:font-weight-asian="bold" style:font-size-complex="10pt" style:font-weight-complex="bold"/>
    </style:style>
    <style:style style:name="P208" style:family="paragraph" style:parent-style-name="Table_20_Contents">
      <style:text-properties fo:font-size="10pt" fo:font-style="italic" officeooo:rsid="005e5935" officeooo:paragraph-rsid="0062f08b" style:font-size-asian="10pt" style:font-style-asian="italic" style:font-size-complex="10pt" style:font-style-complex="italic"/>
    </style:style>
    <style:style style:name="P209" style:family="paragraph" style:parent-style-name="Table_20_Contents">
      <style:paragraph-properties fo:text-align="center" style:justify-single-word="false"/>
      <style:text-properties fo:font-size="10pt" officeooo:rsid="01034737" officeooo:paragraph-rsid="0107c5a3" style:font-size-asian="10pt" style:font-size-complex="10pt"/>
    </style:style>
    <style:style style:name="P210" style:family="paragraph" style:parent-style-name="Table_20_Contents">
      <style:text-properties fo:font-size="10pt" officeooo:rsid="005e5935" officeooo:paragraph-rsid="0062f08b" style:font-size-asian="10pt" style:font-size-complex="10pt"/>
    </style:style>
    <style:style style:name="P211" style:family="paragraph" style:parent-style-name="Table_20_Contents">
      <style:text-properties fo:font-size="10pt" officeooo:rsid="010cf335" officeooo:paragraph-rsid="010cf335" style:font-size-asian="10pt" style:font-size-complex="10pt"/>
    </style:style>
    <style:style style:name="P212" style:family="paragraph" style:parent-style-name="Table_20_Contents">
      <style:paragraph-properties fo:text-align="start" style:justify-single-word="false"/>
      <style:text-properties fo:font-size="10pt" officeooo:rsid="00e1f61e" officeooo:paragraph-rsid="010cf335" style:font-size-asian="10pt" style:font-size-complex="10pt"/>
    </style:style>
    <style:style style:name="P213" style:family="paragraph" style:parent-style-name="Table_20_Contents">
      <style:paragraph-properties fo:text-align="center" style:justify-single-word="false"/>
      <style:text-properties fo:font-size="10pt" officeooo:rsid="019c698b" officeooo:paragraph-rsid="019c698b" style:font-size-asian="10pt" style:font-size-complex="10pt"/>
    </style:style>
    <style:style style:name="P214" style:family="paragraph" style:parent-style-name="Standard">
      <style:text-properties fo:font-size="10pt" officeooo:rsid="0062f08b" officeooo:paragraph-rsid="0062f08b" style:font-size-asian="10pt" style:font-size-complex="10pt"/>
    </style:style>
    <style:style style:name="P215" style:family="paragraph" style:parent-style-name="Table_20_Contents">
      <style:text-properties fo:font-size="10pt" officeooo:rsid="0062f08b" officeooo:paragraph-rsid="0062f08b" style:font-size-asian="10pt" style:font-size-complex="10pt"/>
    </style:style>
    <style:style style:name="P216" style:family="paragraph" style:parent-style-name="Table_20_Contents">
      <style:text-properties fo:font-size="10pt" fo:font-style="italic" officeooo:rsid="012e54d0" officeooo:paragraph-rsid="0062f08b" style:font-size-asian="10pt" style:font-style-asian="italic" style:font-size-complex="10pt" style:font-style-complex="italic"/>
    </style:style>
    <style:style style:name="P217" style:family="paragraph" style:parent-style-name="Table_20_Contents">
      <style:paragraph-properties fo:text-align="start" style:justify-single-word="false"/>
      <style:text-properties fo:font-size="10pt" officeooo:rsid="0062f08b" officeooo:paragraph-rsid="0062f08b" style:font-size-asian="10pt" style:font-size-complex="10pt"/>
    </style:style>
    <style:style style:name="P218" style:family="paragraph" style:parent-style-name="Table_20_Contents">
      <style:paragraph-properties fo:text-align="center" style:justify-single-word="false"/>
      <style:text-properties fo:font-size="10pt" officeooo:rsid="01301122" officeooo:paragraph-rsid="01301122" style:font-size-asian="10pt" style:font-size-complex="10pt"/>
    </style:style>
    <style:style style:name="P219" style:family="paragraph" style:parent-style-name="Table_20_Contents">
      <style:text-properties fo:font-size="10pt" officeooo:rsid="009f9ac1" officeooo:paragraph-rsid="009f9ac1" style:font-size-asian="10pt" style:font-size-complex="10pt"/>
    </style:style>
    <style:style style:name="P220" style:family="paragraph" style:parent-style-name="Table_20_Contents">
      <style:paragraph-properties fo:text-align="start" style:justify-single-word="false"/>
      <style:text-properties fo:font-size="10pt" officeooo:rsid="010f92e3" officeooo:paragraph-rsid="010f92e3" style:font-size-asian="10pt" style:font-size-complex="10pt"/>
    </style:style>
    <style:style style:name="P221" style:family="paragraph" style:parent-style-name="Standard">
      <style:text-properties fo:font-size="10pt" officeooo:rsid="009f9ac1" officeooo:paragraph-rsid="009f9ac1" style:font-size-asian="10pt" style:font-size-complex="10pt"/>
    </style:style>
    <style:style style:name="P222" style:family="paragraph" style:parent-style-name="Table_20_Contents">
      <style:paragraph-properties fo:text-align="center" style:justify-single-word="false"/>
      <style:text-properties fo:font-size="10pt" officeooo:rsid="010cf335" officeooo:paragraph-rsid="010cf335" style:font-size-asian="10pt" style:font-size-complex="10pt"/>
    </style:style>
    <style:style style:name="P223" style:family="paragraph" style:parent-style-name="Table">
      <style:paragraph-properties>
        <style:tab-stops>
          <style:tab-stop style:position="1.344cm"/>
        </style:tab-stops>
      </style:paragraph-properties>
      <style:text-properties officeooo:paragraph-rsid="0062f08b"/>
    </style:style>
    <style:style style:name="P224" style:family="paragraph" style:parent-style-name="Standard">
      <style:paragraph-properties>
        <style:tab-stops>
          <style:tab-stop style:position="1.344cm"/>
        </style:tab-stops>
      </style:paragraph-properties>
      <style:text-properties officeooo:rsid="0077e810" officeooo:paragraph-rsid="0062f08b"/>
    </style:style>
    <style:style style:name="P225" style:family="paragraph" style:parent-style-name="Heading_20_2" style:list-style-name="">
      <style:paragraph-properties fo:text-align="justify" style:justify-single-word="false">
        <style:tab-stops/>
      </style:paragraph-properties>
      <style:text-properties officeooo:rsid="0013cdf8" officeooo:paragraph-rsid="0064055e"/>
    </style:style>
    <style:style style:name="P226" style:family="paragraph" style:parent-style-name="Heading_20_2">
      <style:paragraph-properties fo:break-before="page"/>
      <style:text-properties fo:language="en" fo:country="US" officeooo:rsid="0056f44a" officeooo:paragraph-rsid="0064055e"/>
    </style:style>
    <style:style style:name="P227" style:family="paragraph" style:parent-style-name="Text_20_body">
      <style:text-properties fo:language="ca" fo:country="ES" officeooo:rsid="0064055e" officeooo:paragraph-rsid="0064055e"/>
    </style:style>
    <style:style style:name="P228" style:family="paragraph" style:parent-style-name="Heading_20_3">
      <style:paragraph-properties>
        <style:tab-stops>
          <style:tab-stop style:position="1.344cm"/>
        </style:tab-stops>
      </style:paragraph-properties>
      <style:text-properties fo:language="ca" fo:country="ES" officeooo:rsid="005a5390" officeooo:paragraph-rsid="0064055e"/>
    </style:style>
    <style:style style:name="P229" style:family="paragraph" style:parent-style-name="Heading_20_3">
      <style:paragraph-properties>
        <style:tab-stops>
          <style:tab-stop style:position="1.344cm"/>
        </style:tab-stops>
      </style:paragraph-properties>
      <style:text-properties fo:language="ca" fo:country="ES" officeooo:rsid="00645e1f" officeooo:paragraph-rsid="0070c8d2"/>
    </style:style>
    <style:style style:name="P230" style:family="paragraph" style:parent-style-name="Text_20_body">
      <style:paragraph-properties>
        <style:tab-stops>
          <style:tab-stop style:position="1.344cm"/>
        </style:tab-stops>
      </style:paragraph-properties>
      <style:text-properties fo:language="ca" fo:country="ES" fo:font-style="normal" fo:font-weight="normal" officeooo:rsid="00645e1f" officeooo:paragraph-rsid="0070c8d2" style:font-style-asian="normal" style:font-weight-asian="normal" style:font-style-complex="normal" style:font-weight-complex="normal"/>
    </style:style>
    <style:style style:name="P231" style:family="paragraph" style:parent-style-name="Table_20_Contents">
      <style:paragraph-properties fo:text-align="center" style:justify-single-word="false"/>
      <style:text-properties fo:font-size="10pt" fo:font-weight="bold" officeooo:rsid="01185908" officeooo:paragraph-rsid="01185908" style:font-size-asian="10pt" style:font-weight-asian="bold" style:font-size-complex="10pt" style:font-weight-complex="bold"/>
    </style:style>
    <style:style style:name="P232" style:family="paragraph" style:parent-style-name="Table_20_Contents">
      <style:text-properties fo:font-size="10pt" fo:language="en" fo:country="US" fo:font-style="italic" officeooo:rsid="00645e1f" officeooo:paragraph-rsid="0070c8d2" style:font-size-asian="10pt" style:font-style-asian="italic" style:font-size-complex="10pt" style:font-style-complex="italic"/>
    </style:style>
    <style:style style:name="P233" style:family="paragraph" style:parent-style-name="Table_20_Contents">
      <style:paragraph-properties fo:text-align="start" style:justify-single-word="false"/>
      <style:text-properties fo:font-size="10pt" fo:font-style="normal" officeooo:rsid="00645e1f" officeooo:paragraph-rsid="0070c8d2" style:font-size-asian="10pt" style:font-style-asian="normal" style:font-size-complex="10pt" style:font-style-complex="normal"/>
    </style:style>
    <style:style style:name="P234" style:family="paragraph" style:parent-style-name="Table_20_Contents">
      <style:paragraph-properties fo:text-align="center" style:justify-single-word="false"/>
      <style:text-properties fo:font-size="10pt" officeooo:rsid="01185908" officeooo:paragraph-rsid="01185908" style:font-size-asian="10pt" style:font-size-complex="10pt"/>
    </style:style>
    <style:style style:name="P235" style:family="paragraph" style:parent-style-name="Standard">
      <style:text-properties fo:font-size="10pt" officeooo:rsid="00645e1f" officeooo:paragraph-rsid="0070c8d2" style:font-size-asian="10pt" style:font-size-complex="10pt"/>
    </style:style>
    <style:style style:name="P236" style:family="paragraph" style:parent-style-name="Text_20_body">
      <style:paragraph-properties>
        <style:tab-stops>
          <style:tab-stop style:position="1.344cm"/>
        </style:tab-stops>
      </style:paragraph-properties>
      <style:text-properties fo:language="ca" fo:country="ES" officeooo:rsid="00645e1f" officeooo:paragraph-rsid="00645e1f"/>
    </style:style>
    <style:style style:name="P237" style:family="paragraph" style:parent-style-name="Text_20_body">
      <style:paragraph-properties>
        <style:tab-stops>
          <style:tab-stop style:position="1.344cm"/>
        </style:tab-stops>
      </style:paragraph-properties>
      <style:text-properties fo:language="ca" fo:country="ES" fo:font-style="normal" fo:font-weight="normal" officeooo:rsid="00645e1f" officeooo:paragraph-rsid="00645e1f" style:font-style-asian="normal" style:font-weight-asian="normal" style:font-style-complex="normal" style:font-weight-complex="normal"/>
    </style:style>
    <style:style style:name="P238" style:family="paragraph" style:parent-style-name="Text_20_body" style:list-style-name="L3">
      <style:paragraph-properties fo:margin-top="0cm" fo:margin-bottom="0.101cm" style:contextual-spacing="false">
        <style:tab-stops>
          <style:tab-stop style:position="1.344cm"/>
        </style:tab-stops>
      </style:paragraph-properties>
      <style:text-properties officeooo:rsid="0062f08b" officeooo:paragraph-rsid="00645e1f"/>
    </style:style>
    <style:style style:name="P239"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officeooo:rsid="00645e1f" officeooo:paragraph-rsid="00645e1f" style:font-style-asian="italic" style:font-style-complex="italic"/>
    </style:style>
    <style:style style:name="P240"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officeooo:rsid="00661d1e" officeooo:paragraph-rsid="00661d1e" style:font-style-asian="italic" style:font-style-complex="italic"/>
    </style:style>
    <style:style style:name="P241" style:family="paragraph" style:parent-style-name="Text_20_body" style:list-style-name="L3">
      <style:paragraph-properties fo:margin-top="0cm" fo:margin-bottom="0.3cm" style:contextual-spacing="true">
        <style:tab-stops>
          <style:tab-stop style:position="1.344cm"/>
        </style:tab-stops>
      </style:paragraph-properties>
      <style:text-properties fo:font-style="italic" officeooo:rsid="00661d1e" officeooo:paragraph-rsid="00661d1e" style:font-style-asian="italic" style:font-style-complex="italic"/>
    </style:style>
    <style:style style:name="P242" style:family="paragraph" style:parent-style-name="Text_20_body">
      <style:paragraph-properties fo:margin-top="0cm" fo:margin-bottom="0.101cm" style:contextual-spacing="false">
        <style:tab-stops>
          <style:tab-stop style:position="1.344cm"/>
        </style:tab-stops>
      </style:paragraph-properties>
      <style:text-properties fo:font-style="italic" officeooo:rsid="00661d1e" officeooo:paragraph-rsid="00661d1e" style:font-style-asian="italic" style:font-style-complex="italic"/>
    </style:style>
    <style:style style:name="P243" style:family="paragraph" style:parent-style-name="Table_20_Contents">
      <style:text-properties fo:font-size="10pt" fo:font-weight="bold" officeooo:rsid="005e5935" officeooo:paragraph-rsid="00645e1f"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10pt" fo:font-weight="bold" officeooo:rsid="01154e4e" officeooo:paragraph-rsid="01154e4e" style:font-size-asian="10pt" style:font-weight-asian="bold" style:font-size-complex="10pt" style:font-weight-complex="bold"/>
    </style:style>
    <style:style style:name="P245" style:family="paragraph" style:parent-style-name="Table_20_Contents">
      <style:text-properties fo:font-size="10pt" fo:language="en" fo:country="US" fo:font-style="italic" officeooo:rsid="00645e1f" officeooo:paragraph-rsid="00645e1f" style:font-size-asian="10pt" style:font-style-asian="italic" style:font-size-complex="10pt" style:font-style-complex="italic"/>
    </style:style>
    <style:style style:name="P246" style:family="paragraph" style:parent-style-name="Table_20_Contents">
      <style:paragraph-properties fo:text-align="start" style:justify-single-word="false"/>
      <style:text-properties fo:font-size="10pt" fo:font-style="normal" officeooo:rsid="00645e1f" officeooo:paragraph-rsid="00645e1f" style:font-size-asian="10pt" style:font-style-asian="normal" style:font-size-complex="10pt" style:font-style-complex="normal"/>
    </style:style>
    <style:style style:name="P247" style:family="paragraph" style:parent-style-name="Table_20_Contents">
      <style:paragraph-properties fo:text-align="center" style:justify-single-word="false"/>
      <style:text-properties fo:font-size="10pt" officeooo:rsid="01154e4e" officeooo:paragraph-rsid="00645e1f" style:font-size-asian="10pt" style:font-size-complex="10pt"/>
    </style:style>
    <style:style style:name="P248" style:family="paragraph" style:parent-style-name="Standard">
      <style:text-properties fo:font-size="10pt" officeooo:rsid="00645e1f" officeooo:paragraph-rsid="00645e1f" style:font-size-asian="10pt" style:font-size-complex="10pt"/>
    </style:style>
    <style:style style:name="P249" style:family="paragraph" style:parent-style-name="Table_20_Contents">
      <style:text-properties fo:font-size="10pt" fo:language="en" fo:country="US" fo:font-style="italic" officeooo:rsid="00661d1e" officeooo:paragraph-rsid="00661d1e" style:font-size-asian="10pt" style:font-style-asian="italic" style:font-size-complex="10pt" style:font-style-complex="italic"/>
    </style:style>
    <style:style style:name="P250" style:family="paragraph" style:parent-style-name="Table_20_Contents">
      <style:paragraph-properties fo:text-align="start" style:justify-single-word="false"/>
      <style:text-properties fo:font-size="10pt" officeooo:rsid="00661d1e" officeooo:paragraph-rsid="00661d1e" style:font-size-asian="10pt" style:font-size-complex="10pt"/>
    </style:style>
    <style:style style:name="P251" style:family="paragraph" style:parent-style-name="Table_20_Contents">
      <style:paragraph-properties fo:text-align="center" style:justify-single-word="false"/>
      <style:text-properties fo:font-size="10pt" officeooo:rsid="011dce23" officeooo:paragraph-rsid="011dce23" style:font-size-asian="10pt" style:font-size-complex="10pt"/>
    </style:style>
    <style:style style:name="P252" style:family="paragraph" style:parent-style-name="Standard">
      <style:text-properties fo:font-size="10pt" officeooo:rsid="00661d1e" officeooo:paragraph-rsid="00661d1e" style:font-size-asian="10pt" style:font-size-complex="10pt"/>
    </style:style>
    <style:style style:name="P253" style:family="paragraph" style:parent-style-name="Table_20_Contents">
      <style:text-properties fo:font-size="10pt" fo:font-style="italic" officeooo:rsid="011dce23" officeooo:paragraph-rsid="011dce23" style:font-size-asian="10pt" style:font-style-asian="italic" style:font-size-complex="10pt" style:font-style-complex="italic"/>
    </style:style>
    <style:style style:name="P254" style:family="paragraph" style:parent-style-name="Table_20_Contents">
      <style:paragraph-properties fo:text-align="center" style:justify-single-word="false"/>
      <style:text-properties fo:font-size="10pt" officeooo:rsid="01154e4e" officeooo:paragraph-rsid="01154e4e" style:font-size-asian="10pt" style:font-size-complex="10pt"/>
    </style:style>
    <style:style style:name="P255" style:family="paragraph" style:parent-style-name="Table_20_Contents">
      <style:text-properties fo:font-size="10pt" officeooo:rsid="00645e1f" officeooo:paragraph-rsid="00645e1f" style:font-size-asian="10pt" style:font-size-complex="10pt"/>
    </style:style>
    <style:style style:name="P256" style:family="paragraph" style:parent-style-name="Table_20_Contents">
      <style:paragraph-properties fo:text-align="start" style:justify-single-word="false"/>
      <style:text-properties fo:font-size="10pt" officeooo:rsid="00645e1f" officeooo:paragraph-rsid="00645e1f" style:font-size-asian="10pt" style:font-size-complex="10pt"/>
    </style:style>
    <style:style style:name="P257" style:family="paragraph" style:parent-style-name="Table_20_Contents">
      <style:text-properties fo:font-size="10pt" fo:font-style="normal" officeooo:rsid="00661d1e" officeooo:paragraph-rsid="00661d1e" style:font-size-asian="10pt" style:font-style-asian="normal" style:font-size-complex="10pt" style:font-style-complex="normal"/>
    </style:style>
    <style:style style:name="P258" style:family="paragraph" style:parent-style-name="Table_20_Contents">
      <style:paragraph-properties fo:text-align="start" style:justify-single-word="false"/>
      <style:text-properties fo:font-size="10pt" fo:font-style="normal" officeooo:rsid="00661d1e" officeooo:paragraph-rsid="00661d1e" style:font-size-asian="10pt" style:font-style-asian="normal" style:font-size-complex="10pt" style:font-style-complex="normal"/>
    </style:style>
    <style:style style:name="P259" style:family="paragraph" style:parent-style-name="Table_20_Contents">
      <style:text-properties fo:font-size="10pt" fo:language="en" fo:country="US" officeooo:rsid="00661d1e" officeooo:paragraph-rsid="00661d1e" style:font-size-asian="10pt" style:font-size-complex="10pt"/>
    </style:style>
    <style:style style:name="P260" style:family="paragraph" style:parent-style-name="Table">
      <style:text-properties officeooo:rsid="001e7267" officeooo:paragraph-rsid="00645e1f"/>
    </style:style>
    <style:style style:name="P261" style:family="paragraph" style:parent-style-name="Standard">
      <style:text-properties officeooo:rsid="001e7267" officeooo:paragraph-rsid="00645e1f"/>
    </style:style>
    <style:style style:name="P262" style:family="paragraph" style:parent-style-name="Heading_20_3">
      <style:paragraph-properties fo:break-before="page">
        <style:tab-stops>
          <style:tab-stop style:position="1.344cm"/>
        </style:tab-stops>
      </style:paragraph-properties>
      <style:text-properties fo:language="ca" fo:country="ES" officeooo:rsid="00645e1f" officeooo:paragraph-rsid="00978c1e"/>
    </style:style>
    <style:style style:name="P263" style:family="paragraph" style:parent-style-name="Text_20_body">
      <style:paragraph-properties>
        <style:tab-stops>
          <style:tab-stop style:position="1.344cm"/>
        </style:tab-stops>
      </style:paragraph-properties>
      <style:text-properties fo:language="ca" fo:country="ES" officeooo:rsid="00645e1f" officeooo:paragraph-rsid="00978c1e"/>
    </style:style>
    <style:style style:name="P264" style:family="paragraph" style:parent-style-name="Table_20_Contents">
      <style:text-properties fo:font-size="10pt" fo:font-weight="bold" officeooo:rsid="005e5935" officeooo:paragraph-rsid="00978c1e" style:font-size-asian="10pt" style:font-weight-asian="bold" style:font-size-complex="10pt" style:font-weight-complex="bold"/>
    </style:style>
    <style:style style:name="P265" style:family="paragraph" style:parent-style-name="Table_20_Contents">
      <style:paragraph-properties fo:text-align="center" style:justify-single-word="false"/>
      <style:text-properties fo:font-size="10pt" fo:font-weight="bold" officeooo:rsid="010fd561" officeooo:paragraph-rsid="010fd561" style:font-size-asian="10pt" style:font-weight-asian="bold" style:font-size-complex="10pt" style:font-weight-complex="bold"/>
    </style:style>
    <style:style style:name="P266" style:family="paragraph" style:parent-style-name="Table_20_Contents">
      <style:text-properties fo:font-size="10pt" fo:language="en" fo:country="US" fo:font-style="normal" officeooo:rsid="00645e1f" officeooo:paragraph-rsid="00978c1e" style:font-size-asian="10pt" style:font-style-asian="normal" style:font-size-complex="10pt" style:font-style-complex="normal"/>
    </style:style>
    <style:style style:name="P267" style:family="paragraph" style:parent-style-name="Table_20_Contents">
      <style:paragraph-properties fo:text-align="start" style:justify-single-word="false"/>
      <style:text-properties fo:font-size="10pt" officeooo:rsid="00e1f61e" officeooo:paragraph-rsid="010fd561" style:font-size-asian="10pt" style:font-size-complex="10pt"/>
    </style:style>
    <style:style style:name="P268" style:family="paragraph" style:parent-style-name="Table_20_Contents">
      <style:paragraph-properties fo:text-align="center" style:justify-single-word="false"/>
      <style:text-properties fo:font-size="10pt" officeooo:rsid="01034737" officeooo:paragraph-rsid="010fd561" style:font-size-asian="10pt" style:font-size-complex="10pt"/>
    </style:style>
    <style:style style:name="P269" style:family="paragraph" style:parent-style-name="Standard">
      <style:text-properties fo:font-size="10pt" officeooo:rsid="00645e1f" officeooo:paragraph-rsid="00978c1e" style:font-size-asian="10pt" style:font-size-complex="10pt"/>
    </style:style>
    <style:style style:name="P270" style:family="paragraph" style:parent-style-name="Table_20_Contents">
      <style:text-properties fo:font-size="10pt" fo:font-style="normal" officeooo:rsid="00645e1f" officeooo:paragraph-rsid="00978c1e" style:font-size-asian="10pt" style:font-style-asian="normal" style:font-size-complex="10pt" style:font-style-complex="normal"/>
    </style:style>
    <style:style style:name="P271" style:family="paragraph" style:parent-style-name="Table_20_Contents">
      <style:paragraph-properties fo:text-align="center" style:justify-single-word="false"/>
      <style:text-properties fo:font-size="10pt" officeooo:rsid="01113615" officeooo:paragraph-rsid="01113615" style:font-size-asian="10pt" style:font-size-complex="10pt"/>
    </style:style>
    <style:style style:name="P272" style:family="paragraph" style:parent-style-name="Table_20_Contents">
      <style:text-properties fo:font-size="10pt" officeooo:rsid="007b81cf" officeooo:paragraph-rsid="00978c1e" style:font-size-asian="10pt" style:font-size-complex="10pt"/>
    </style:style>
    <style:style style:name="P273" style:family="paragraph" style:parent-style-name="Table_20_Contents">
      <style:paragraph-properties fo:text-align="start" style:justify-single-word="false"/>
      <style:text-properties fo:font-size="10pt" officeooo:rsid="007b81cf" officeooo:paragraph-rsid="00978c1e" style:font-size-asian="10pt" style:font-size-complex="10pt"/>
    </style:style>
    <style:style style:name="P274" style:family="paragraph" style:parent-style-name="Standard">
      <style:text-properties fo:font-size="10pt" officeooo:rsid="007b81cf" officeooo:paragraph-rsid="00978c1e" style:font-size-asian="10pt" style:font-size-complex="10pt"/>
    </style:style>
    <style:style style:name="P275" style:family="paragraph" style:parent-style-name="Table_20_Contents">
      <style:text-properties fo:font-size="10pt" fo:font-style="italic" officeooo:rsid="00c2481f" officeooo:paragraph-rsid="00c2481f" style:font-size-asian="10pt" style:font-style-asian="italic" style:font-size-complex="10pt" style:font-style-complex="italic"/>
    </style:style>
    <style:style style:name="P276" style:family="paragraph" style:parent-style-name="Table_20_Contents">
      <style:paragraph-properties fo:text-align="start" style:justify-single-word="false"/>
      <style:text-properties fo:font-size="10pt" officeooo:rsid="00c2481f" officeooo:paragraph-rsid="00c2481f" style:font-size-asian="10pt" style:font-size-complex="10pt"/>
    </style:style>
    <style:style style:name="P277" style:family="paragraph" style:parent-style-name="Standard">
      <style:text-properties fo:font-size="10pt" officeooo:rsid="00c2481f" officeooo:paragraph-rsid="00c2481f" style:font-size-asian="10pt" style:font-size-complex="10pt"/>
    </style:style>
    <style:style style:name="P278" style:family="paragraph" style:parent-style-name="Table_20_Contents">
      <style:text-properties fo:font-size="10pt" officeooo:rsid="0116be0c" officeooo:paragraph-rsid="0116be0c" style:font-size-asian="10pt" style:font-size-complex="10pt"/>
    </style:style>
    <style:style style:name="P279" style:family="paragraph" style:parent-style-name="Table">
      <style:text-properties officeooo:rsid="001e7267" officeooo:paragraph-rsid="00978c1e"/>
    </style:style>
    <style:style style:name="P280" style:family="paragraph" style:parent-style-name="Heading_20_2" style:list-style-name="">
      <style:paragraph-properties fo:text-align="justify" style:justify-single-word="false">
        <style:tab-stops/>
      </style:paragraph-properties>
      <style:text-properties fo:language="en" fo:country="US" officeooo:rsid="0013cdf8" officeooo:paragraph-rsid="00661d1e"/>
    </style:style>
    <style:style style:name="P281" style:family="paragraph" style:parent-style-name="Heading_20_2">
      <style:paragraph-properties fo:break-before="page"/>
      <style:text-properties fo:language="en" fo:country="US" officeooo:rsid="0013cdf8" officeooo:paragraph-rsid="00661d1e"/>
    </style:style>
    <style:style style:name="P282" style:family="paragraph" style:parent-style-name="Text_20_body">
      <style:text-properties fo:language="ca" fo:country="ES" officeooo:rsid="00661d1e" officeooo:paragraph-rsid="00661d1e"/>
    </style:style>
    <style:style style:name="P283" style:family="paragraph" style:parent-style-name="Heading_20_3">
      <style:paragraph-properties>
        <style:tab-stops>
          <style:tab-stop style:position="1.344cm"/>
        </style:tab-stops>
      </style:paragraph-properties>
      <style:text-properties fo:language="ca" fo:country="ES" officeooo:rsid="00645e1f" officeooo:paragraph-rsid="00661d1e"/>
    </style:style>
    <style:style style:name="P284" style:family="paragraph" style:parent-style-name="Heading_20_3">
      <style:paragraph-properties>
        <style:tab-stops>
          <style:tab-stop style:position="1.344cm"/>
        </style:tab-stops>
      </style:paragraph-properties>
      <style:text-properties officeooo:paragraph-rsid="006b790f"/>
    </style:style>
    <style:style style:name="P285" style:family="paragraph" style:parent-style-name="Text_20_body">
      <style:paragraph-properties>
        <style:tab-stops>
          <style:tab-stop style:position="1.344cm"/>
        </style:tab-stops>
      </style:paragraph-properties>
      <style:text-properties fo:language="ca" fo:country="ES" fo:font-style="normal" fo:font-weight="normal" officeooo:rsid="006b790f" officeooo:paragraph-rsid="006b790f" style:font-style-asian="normal" style:font-weight-asian="normal" style:font-style-complex="normal" style:font-weight-complex="normal"/>
    </style:style>
    <style:style style:name="P286" style:family="paragraph" style:parent-style-name="Table_20_Contents">
      <style:text-properties fo:font-size="10pt" fo:font-weight="bold" officeooo:rsid="005e5935" officeooo:paragraph-rsid="006b790f" style:font-size-asian="10pt" style:font-weight-asian="bold" style:font-size-complex="10pt" style:font-weight-complex="bold"/>
    </style:style>
    <style:style style:name="P287" style:family="paragraph" style:parent-style-name="Table_20_Contents">
      <style:paragraph-properties fo:text-align="center" style:justify-single-word="false"/>
      <style:text-properties fo:font-size="10pt" fo:font-weight="bold" officeooo:rsid="00fc8944" officeooo:paragraph-rsid="00fd4c31" style:font-size-asian="10pt" style:font-weight-asian="bold" style:font-size-complex="10pt" style:font-weight-complex="bold"/>
    </style:style>
    <style:style style:name="P288" style:family="paragraph" style:parent-style-name="Table_20_Contents">
      <style:text-properties fo:font-size="10pt" fo:language="ca" fo:country="ES" fo:font-style="normal" officeooo:rsid="011f4b2f" officeooo:paragraph-rsid="011f4b2f" style:font-size-asian="10pt" style:font-style-asian="normal" style:font-size-complex="10pt" style:font-style-complex="normal"/>
    </style:style>
    <style:style style:name="P289" style:family="paragraph" style:parent-style-name="Table_20_Contents">
      <style:paragraph-properties fo:text-align="start" style:justify-single-word="false"/>
      <style:text-properties fo:font-size="10pt" officeooo:rsid="00e1f61e" officeooo:paragraph-rsid="011f4b2f" style:font-size-asian="10pt" style:font-size-complex="10pt"/>
    </style:style>
    <style:style style:name="P290" style:family="paragraph" style:parent-style-name="Table_20_Contents">
      <style:paragraph-properties fo:text-align="center" style:justify-single-word="false"/>
      <style:text-properties fo:font-size="10pt" officeooo:rsid="00fd4c31" officeooo:paragraph-rsid="00fd4c31" style:font-size-asian="10pt" style:font-size-complex="10pt"/>
    </style:style>
    <style:style style:name="P291" style:family="paragraph" style:parent-style-name="Standard">
      <style:text-properties fo:font-size="10pt" officeooo:rsid="006b790f" officeooo:paragraph-rsid="006b790f" style:font-size-asian="10pt" style:font-size-complex="10pt"/>
    </style:style>
    <style:style style:name="P292" style:family="paragraph" style:parent-style-name="Table_20_Contents">
      <style:text-properties fo:font-size="10pt" fo:font-style="italic" officeooo:rsid="0130a2d7" officeooo:paragraph-rsid="0130a2d7" style:font-size-asian="10pt" style:font-style-asian="italic" style:font-size-complex="10pt" style:font-style-complex="italic"/>
    </style:style>
    <style:style style:name="P293" style:family="paragraph" style:parent-style-name="Table_20_Contents">
      <style:paragraph-properties fo:text-align="start" style:justify-single-word="false"/>
      <style:text-properties fo:font-size="10pt" officeooo:rsid="00a8e08b" officeooo:paragraph-rsid="00a8e08b" style:font-size-asian="10pt" style:font-size-complex="10pt"/>
    </style:style>
    <style:style style:name="P294" style:family="paragraph" style:parent-style-name="Table_20_Contents">
      <style:paragraph-properties fo:text-align="center" style:justify-single-word="false"/>
      <style:text-properties fo:font-size="10pt" officeooo:rsid="0130a2d7" officeooo:paragraph-rsid="0130a2d7" style:font-size-asian="10pt" style:font-size-complex="10pt"/>
    </style:style>
    <style:style style:name="P295" style:family="paragraph" style:parent-style-name="Standard">
      <style:text-properties fo:font-size="10pt" officeooo:rsid="00a8e08b" officeooo:paragraph-rsid="00a8e08b" style:font-size-asian="10pt" style:font-size-complex="10pt"/>
    </style:style>
    <style:style style:name="P296" style:family="paragraph" style:parent-style-name="Table_20_Contents">
      <style:text-properties fo:font-size="10pt" fo:font-style="normal" officeooo:rsid="00645e1f" officeooo:paragraph-rsid="006b790f" style:font-size-asian="10pt" style:font-style-asian="normal" style:font-size-complex="10pt" style:font-style-complex="normal"/>
    </style:style>
    <style:style style:name="P297" style:family="paragraph" style:parent-style-name="Table_20_Contents">
      <style:paragraph-properties fo:text-align="center" style:justify-single-word="false"/>
      <style:text-properties fo:font-size="10pt" officeooo:rsid="014f9efb" officeooo:paragraph-rsid="014f9efb" style:font-size-asian="10pt" style:font-size-complex="10pt"/>
    </style:style>
    <style:style style:name="P298" style:family="paragraph" style:parent-style-name="Standard">
      <style:text-properties fo:font-size="10pt" officeooo:rsid="00645e1f" officeooo:paragraph-rsid="006b790f" style:font-size-asian="10pt" style:font-size-complex="10pt"/>
    </style:style>
    <style:style style:name="P299" style:family="paragraph" style:parent-style-name="Table_20_Contents">
      <style:paragraph-properties fo:text-align="center" style:justify-single-word="false"/>
      <style:text-properties fo:font-size="10pt" officeooo:rsid="00fd4c31" officeooo:paragraph-rsid="0119c7bd" style:font-size-asian="10pt" style:font-size-complex="10pt"/>
    </style:style>
    <style:style style:name="P300" style:family="paragraph" style:parent-style-name="Table">
      <style:text-properties officeooo:rsid="001e7267" officeooo:paragraph-rsid="006b790f"/>
    </style:style>
    <style:style style:name="P301"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6b790f" officeooo:paragraph-rsid="006b790f"/>
    </style:style>
    <style:style style:name="P302" style:family="paragraph" style:parent-style-name="Heading_20_3">
      <style:paragraph-properties fo:break-before="page">
        <style:tab-stops>
          <style:tab-stop style:position="1.344cm"/>
        </style:tab-stops>
      </style:paragraph-properties>
      <style:text-properties fo:language="ca" fo:country="ES" officeooo:rsid="006b790f" officeooo:paragraph-rsid="006b790f"/>
    </style:style>
    <style:style style:name="P303" style:family="paragraph" style:parent-style-name="Text_20_body">
      <style:paragraph-properties>
        <style:tab-stops>
          <style:tab-stop style:position="1.344cm"/>
        </style:tab-stops>
      </style:paragraph-properties>
      <style:text-properties fo:language="ca" fo:country="ES" officeooo:rsid="006b790f" officeooo:paragraph-rsid="006b790f"/>
    </style:style>
    <style:style style:name="P304" style:family="paragraph" style:parent-style-name="Table_20_Contents">
      <style:text-properties fo:font-size="10pt" fo:language="ca" fo:country="ES" fo:font-style="italic" officeooo:rsid="006b790f" officeooo:paragraph-rsid="006b790f" style:font-size-asian="10pt" style:font-style-asian="italic" style:font-size-complex="10pt" style:font-style-complex="italic"/>
    </style:style>
    <style:style style:name="P305" style:family="paragraph" style:parent-style-name="Table_20_Contents">
      <style:paragraph-properties fo:text-align="start" style:justify-single-word="false"/>
      <style:text-properties fo:font-size="10pt" fo:font-style="normal" officeooo:rsid="006b790f" officeooo:paragraph-rsid="006b790f" style:font-size-asian="10pt" style:font-style-asian="normal" style:font-size-complex="10pt" style:font-style-complex="normal"/>
    </style:style>
    <style:style style:name="P306" style:family="paragraph" style:parent-style-name="Table_20_Contents">
      <style:text-properties fo:font-size="10pt" fo:font-style="italic" officeooo:rsid="006b790f" officeooo:paragraph-rsid="006b790f" style:font-size-asian="10pt" style:font-style-asian="italic" style:font-size-complex="10pt" style:font-style-complex="italic"/>
    </style:style>
    <style:style style:name="P307" style:family="paragraph" style:parent-style-name="Table_20_Contents">
      <style:paragraph-properties fo:text-align="center" style:justify-single-word="false"/>
      <style:text-properties fo:font-size="10pt" officeooo:rsid="01201d3c" officeooo:paragraph-rsid="01201d3c" style:font-size-asian="10pt" style:font-size-complex="10pt"/>
    </style:style>
    <style:style style:name="P308" style:family="paragraph" style:parent-style-name="Table_20_Contents">
      <style:paragraph-properties fo:text-align="center" style:justify-single-word="false"/>
      <style:text-properties fo:font-size="10pt" officeooo:rsid="019fdce5" officeooo:paragraph-rsid="019fdce5" style:font-size-asian="10pt" style:font-size-complex="10pt"/>
    </style:style>
    <style:style style:name="P309" style:family="paragraph" style:parent-style-name="Table_20_Contents">
      <style:text-properties fo:font-size="10pt" fo:font-style="italic" officeooo:rsid="0120a127" officeooo:paragraph-rsid="0120a127" style:font-size-asian="10pt" style:font-style-asian="italic" style:font-size-complex="10pt" style:font-style-complex="italic"/>
    </style:style>
    <style:style style:name="P310" style:family="paragraph" style:parent-style-name="Table_20_Contents">
      <style:paragraph-properties fo:text-align="start" style:justify-single-word="false"/>
      <style:text-properties fo:font-size="10pt" officeooo:rsid="0120a127" officeooo:paragraph-rsid="0120a127" style:font-size-asian="10pt" style:font-size-complex="10pt"/>
    </style:style>
    <style:style style:name="P311" style:family="paragraph" style:parent-style-name="Table_20_Contents">
      <style:paragraph-properties fo:text-align="center" style:justify-single-word="false"/>
      <style:text-properties fo:font-size="10pt" officeooo:rsid="0120a127" officeooo:paragraph-rsid="0120a127" style:font-size-asian="10pt" style:font-size-complex="10pt"/>
    </style:style>
    <style:style style:name="P312" style:family="paragraph" style:parent-style-name="Standard">
      <style:text-properties fo:font-size="10pt" officeooo:rsid="0120a127" officeooo:paragraph-rsid="0120a127" style:font-size-asian="10pt" style:font-size-complex="10pt"/>
    </style:style>
    <style:style style:name="P313" style:family="paragraph" style:parent-style-name="Heading_20_3">
      <style:paragraph-properties>
        <style:tab-stops>
          <style:tab-stop style:position="1.344cm"/>
        </style:tab-stops>
      </style:paragraph-properties>
      <style:text-properties fo:language="ca" fo:country="ES" officeooo:rsid="006b790f" officeooo:paragraph-rsid="006b790f"/>
    </style:style>
    <style:style style:name="P314" style:family="paragraph" style:parent-style-name="Text_20_body" style:list-style-name="L3">
      <style:paragraph-properties fo:margin-top="0cm" fo:margin-bottom="0.101cm" style:contextual-spacing="false">
        <style:tab-stops>
          <style:tab-stop style:position="1.344cm"/>
        </style:tab-stops>
      </style:paragraph-properties>
      <style:text-properties officeooo:rsid="0062f08b" officeooo:paragraph-rsid="006b790f"/>
    </style:style>
    <style:style style:name="P315"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officeooo:rsid="00645e1f" officeooo:paragraph-rsid="006b790f" style:font-style-asian="italic" style:font-style-complex="italic"/>
    </style:style>
    <style:style style:name="P316"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normal" fo:font-weight="normal" officeooo:rsid="00645e1f" officeooo:paragraph-rsid="006b790f" style:font-style-asian="normal" style:font-weight-asian="normal" style:font-style-complex="normal" style:font-weight-complex="normal"/>
    </style:style>
    <style:style style:name="P317"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fo:font-weight="normal" officeooo:rsid="017da722" officeooo:paragraph-rsid="017da722" style:font-style-asian="italic" style:font-weight-asian="normal" style:font-style-complex="italic" style:font-weight-complex="normal"/>
    </style:style>
    <style:style style:name="P318"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fo:font-weight="normal" officeooo:rsid="017e2143" officeooo:paragraph-rsid="017e2143" style:font-style-asian="italic" style:font-weight-asian="normal" style:font-style-complex="italic" style:font-weight-complex="normal"/>
    </style:style>
    <style:style style:name="P319" style:family="paragraph" style:parent-style-name="Text_20_body">
      <style:paragraph-properties fo:margin-top="0cm" fo:margin-bottom="0.101cm" style:contextual-spacing="false">
        <style:tab-stops>
          <style:tab-stop style:position="1.344cm"/>
        </style:tab-stops>
      </style:paragraph-properties>
      <style:text-properties fo:font-size="8pt" fo:font-style="italic" officeooo:rsid="00645e1f" officeooo:paragraph-rsid="006b790f" style:font-size-asian="7pt" style:font-style-asian="italic" style:font-size-complex="8pt" style:font-style-complex="italic"/>
    </style:style>
    <style:style style:name="P320" style:family="paragraph" style:parent-style-name="Table_20_Contents">
      <style:text-properties fo:font-size="10pt" fo:font-style="normal" officeooo:rsid="006b790f" officeooo:paragraph-rsid="006b790f" style:font-size-asian="10pt" style:font-style-asian="normal" style:font-size-complex="10pt" style:font-style-complex="normal"/>
    </style:style>
    <style:style style:name="P321" style:family="paragraph" style:parent-style-name="Table_20_Contents">
      <style:paragraph-properties fo:text-align="start" style:justify-single-word="false"/>
      <style:text-properties fo:font-size="10pt" officeooo:rsid="006b790f" officeooo:paragraph-rsid="006b790f" style:font-size-asian="10pt" style:font-size-complex="10pt"/>
    </style:style>
    <style:style style:name="P322" style:family="paragraph" style:parent-style-name="Table_20_Contents">
      <style:text-properties fo:font-size="10pt" officeooo:rsid="007032e6" officeooo:paragraph-rsid="01329d49" style:font-size-asian="10pt" style:font-size-complex="10pt"/>
    </style:style>
    <style:style style:name="P323" style:family="paragraph" style:parent-style-name="Table_20_Contents">
      <style:paragraph-properties fo:text-align="start" style:justify-single-word="false"/>
      <style:text-properties fo:font-size="10pt" officeooo:rsid="007032e6" officeooo:paragraph-rsid="007032e6" style:font-size-asian="10pt" style:font-size-complex="10pt"/>
    </style:style>
    <style:style style:name="P324" style:family="paragraph" style:parent-style-name="Table_20_Contents">
      <style:paragraph-properties fo:text-align="center" style:justify-single-word="false"/>
      <style:text-properties fo:font-size="10pt" officeooo:rsid="01215d58" officeooo:paragraph-rsid="01215d58" style:font-size-asian="10pt" style:font-size-complex="10pt"/>
    </style:style>
    <style:style style:name="P325" style:family="paragraph" style:parent-style-name="Standard">
      <style:text-properties fo:font-size="10pt" officeooo:rsid="007032e6" officeooo:paragraph-rsid="007032e6" style:font-size-asian="10pt" style:font-size-complex="10pt"/>
    </style:style>
    <style:style style:name="P326" style:family="paragraph" style:parent-style-name="Table_20_Contents">
      <style:paragraph-properties fo:text-align="start" style:justify-single-word="false"/>
      <style:text-properties fo:font-size="10pt" officeooo:rsid="00e1f61e" officeooo:paragraph-rsid="01215d58" style:font-size-asian="10pt" style:font-size-complex="10pt"/>
    </style:style>
    <style:style style:name="P327" style:family="paragraph" style:parent-style-name="Table_20_Contents">
      <style:paragraph-properties fo:text-align="center" style:justify-single-word="false"/>
      <style:text-properties fo:font-size="10pt" officeooo:rsid="0121e03e" officeooo:paragraph-rsid="0121e03e" style:font-size-asian="10pt" style:font-size-complex="10pt"/>
    </style:style>
    <style:style style:name="P328" style:family="paragraph" style:parent-style-name="Heading_20_2">
      <style:text-properties officeooo:paragraph-rsid="00c88728"/>
    </style:style>
    <style:style style:name="P329" style:family="paragraph" style:parent-style-name="Text_20_body">
      <style:text-properties fo:language="ca" fo:country="ES" officeooo:rsid="00c88728" officeooo:paragraph-rsid="00edc833"/>
    </style:style>
    <style:style style:name="P330" style:family="paragraph" style:parent-style-name="Heading_20_3">
      <style:paragraph-properties>
        <style:tab-stops>
          <style:tab-stop style:position="1.344cm"/>
        </style:tab-stops>
      </style:paragraph-properties>
      <style:text-properties fo:language="ca" fo:country="ES" fo:font-style="normal" officeooo:rsid="00645e1f" officeooo:paragraph-rsid="00c88728" style:font-style-asian="normal" style:font-style-complex="normal"/>
    </style:style>
    <style:style style:name="P331" style:family="paragraph" style:parent-style-name="Heading_20_3">
      <style:paragraph-properties>
        <style:tab-stops>
          <style:tab-stop style:position="1.344cm"/>
        </style:tab-stops>
      </style:paragraph-properties>
      <style:text-properties fo:language="ca" fo:country="ES" officeooo:rsid="00dd430a" officeooo:paragraph-rsid="00dd430a"/>
    </style:style>
    <style:style style:name="P332" style:family="paragraph" style:parent-style-name="Text_20_body">
      <style:paragraph-properties>
        <style:tab-stops>
          <style:tab-stop style:position="1.344cm"/>
        </style:tab-stops>
      </style:paragraph-properties>
      <style:text-properties fo:language="ca" fo:country="ES" officeooo:rsid="006b790f" officeooo:paragraph-rsid="00c88728"/>
    </style:style>
    <style:style style:name="P333" style:family="paragraph" style:parent-style-name="Table_20_Contents">
      <style:text-properties fo:font-size="10pt" fo:font-weight="bold" officeooo:rsid="005e5935" officeooo:paragraph-rsid="00c88728" style:font-size-asian="10pt" style:font-weight-asian="bold" style:font-size-complex="10pt" style:font-weight-complex="bold"/>
    </style:style>
    <style:style style:name="P334" style:family="paragraph" style:parent-style-name="Standard">
      <style:text-properties fo:font-size="10pt" officeooo:rsid="006b790f" officeooo:paragraph-rsid="00c88728" style:font-size-asian="10pt" style:font-size-complex="10pt"/>
    </style:style>
    <style:style style:name="P335" style:family="paragraph" style:parent-style-name="Table_20_Contents">
      <style:text-properties fo:font-size="10pt" fo:font-style="italic" officeooo:rsid="006b790f" officeooo:paragraph-rsid="00c88728" style:font-size-asian="10pt" style:font-style-asian="italic" style:font-size-complex="10pt" style:font-style-complex="italic"/>
    </style:style>
    <style:style style:name="P336" style:family="paragraph" style:parent-style-name="Table_20_Contents">
      <style:paragraph-properties fo:text-align="center" style:justify-single-word="false"/>
      <style:text-properties fo:font-size="10pt" officeooo:rsid="01237c51" officeooo:paragraph-rsid="01237c51" style:font-size-asian="10pt" style:font-size-complex="10pt"/>
    </style:style>
    <style:style style:name="P337" style:family="paragraph" style:parent-style-name="Table_20_Contents">
      <style:text-properties fo:font-size="10pt" officeooo:rsid="00e1f61e" officeooo:paragraph-rsid="00e1f61e" style:font-size-asian="10pt" style:font-size-complex="10pt"/>
    </style:style>
    <style:style style:name="P338" style:family="paragraph" style:parent-style-name="Standard">
      <style:text-properties fo:font-size="10pt" officeooo:rsid="00e1f61e" officeooo:paragraph-rsid="00e1f61e" style:font-size-asian="10pt" style:font-size-complex="10pt"/>
    </style:style>
    <style:style style:name="P339" style:family="paragraph" style:parent-style-name="Table">
      <style:text-properties officeooo:rsid="001e7267" officeooo:paragraph-rsid="00c88728"/>
    </style:style>
    <style:style style:name="P340" style:family="paragraph" style:parent-style-name="Text_20_body">
      <style:paragraph-properties>
        <style:tab-stops>
          <style:tab-stop style:position="1.344cm"/>
        </style:tab-stops>
      </style:paragraph-properties>
      <style:text-properties fo:language="ca" fo:country="ES" officeooo:rsid="006b790f" officeooo:paragraph-rsid="00dd430a"/>
    </style:style>
    <style:style style:name="P341" style:family="paragraph" style:parent-style-name="Table_20_Contents">
      <style:text-properties fo:font-size="10pt" fo:font-weight="bold" officeooo:rsid="005e5935" officeooo:paragraph-rsid="00dd430a" style:font-size-asian="10pt" style:font-weight-asian="bold" style:font-size-complex="10pt" style:font-weight-complex="bold"/>
    </style:style>
    <style:style style:name="P342" style:family="paragraph" style:parent-style-name="Table_20_Contents">
      <style:text-properties fo:font-size="10pt" fo:font-style="italic" officeooo:rsid="01237c51" officeooo:paragraph-rsid="01237c51" style:font-size-asian="10pt" style:font-style-asian="italic" style:font-size-complex="10pt" style:font-style-complex="italic"/>
    </style:style>
    <style:style style:name="P343" style:family="paragraph" style:parent-style-name="Table_20_Contents">
      <style:paragraph-properties fo:text-align="center" style:justify-single-word="false"/>
      <style:text-properties fo:font-size="10pt" officeooo:rsid="016479bb" officeooo:paragraph-rsid="016479bb" style:font-size-asian="10pt" style:font-size-complex="10pt"/>
    </style:style>
    <style:style style:name="P344" style:family="paragraph" style:parent-style-name="Table">
      <style:text-properties officeooo:rsid="001e7267" officeooo:paragraph-rsid="00dd430a"/>
    </style:style>
    <style:style style:name="P345" style:family="paragraph" style:parent-style-name="Standard">
      <style:text-properties officeooo:rsid="001e7267" officeooo:paragraph-rsid="006b790f"/>
    </style:style>
    <style:style style:name="P346" style:family="paragraph" style:parent-style-name="Heading_20_1">
      <style:paragraph-properties fo:break-before="page">
        <style:tab-stops>
          <style:tab-stop style:position="0.806cm"/>
        </style:tab-stops>
      </style:paragraph-properties>
      <style:text-properties officeooo:rsid="0056f44a" officeooo:paragraph-rsid="006ed0c8"/>
    </style:style>
    <style:style style:name="P347" style:family="paragraph" style:parent-style-name="Text_20_body">
      <style:paragraph-properties>
        <style:tab-stops>
          <style:tab-stop style:position="0.806cm"/>
        </style:tab-stops>
      </style:paragraph-properties>
      <style:text-properties officeooo:rsid="0056f44a" officeooo:paragraph-rsid="006ed0c8"/>
    </style:style>
    <style:style style:name="P348" style:family="paragraph" style:parent-style-name="Text_20_body" style:list-style-name="L2">
      <style:paragraph-properties fo:margin-top="0cm" fo:margin-bottom="0.101cm" style:contextual-spacing="true">
        <style:tab-stops>
          <style:tab-stop style:position="0.806cm"/>
        </style:tab-stops>
      </style:paragraph-properties>
      <style:text-properties officeooo:paragraph-rsid="006ed0c8"/>
    </style:style>
    <style:style style:name="P349"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officeooo:rsid="00645e1f" officeooo:paragraph-rsid="006ed0c8"/>
    </style:style>
    <style:style style:name="P350" style:family="paragraph" style:parent-style-name="Heading_20_2">
      <style:text-properties fo:language="en" fo:country="US" officeooo:rsid="0013cdf8" officeooo:paragraph-rsid="006ed0c8"/>
    </style:style>
    <style:style style:name="P351" style:family="paragraph" style:parent-style-name="Text_20_body">
      <style:text-properties fo:language="ca" fo:country="ES" officeooo:rsid="006ed0c8" officeooo:paragraph-rsid="006ed0c8"/>
    </style:style>
    <style:style style:name="P352" style:family="paragraph" style:parent-style-name="Heading_20_3">
      <style:paragraph-properties>
        <style:tab-stops>
          <style:tab-stop style:position="1.344cm"/>
        </style:tab-stops>
      </style:paragraph-properties>
      <style:text-properties fo:language="ca" fo:country="ES" officeooo:rsid="006b790f" officeooo:paragraph-rsid="00c4153a"/>
    </style:style>
    <style:style style:name="P353"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35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355"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5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57"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ffffff" draw:opacity="0%"/>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59" style:family="paragraph" style:parent-style-name="Heading_20_3">
      <style:paragraph-properties>
        <style:tab-stops>
          <style:tab-stop style:position="1.344cm"/>
        </style:tab-stops>
      </style:paragraph-properties>
      <style:text-properties fo:language="ca" fo:country="ES" officeooo:rsid="007032e6" officeooo:paragraph-rsid="007032e6"/>
    </style:style>
    <style:style style:name="P360" style:family="paragraph" style:parent-style-name="Text_20_body">
      <style:paragraph-properties>
        <style:tab-stops>
          <style:tab-stop style:position="1.344cm"/>
        </style:tab-stops>
      </style:paragraph-properties>
      <style:text-properties fo:language="ca" fo:country="ES" officeooo:rsid="007032e6" officeooo:paragraph-rsid="007032e6"/>
    </style:style>
    <style:style style:name="P361" style:family="paragraph" style:parent-style-name="Text_20_body">
      <style:paragraph-properties>
        <style:tab-stops>
          <style:tab-stop style:position="1.344cm"/>
        </style:tab-stops>
      </style:paragraph-properties>
      <style:text-properties fo:language="ca" fo:country="ES" fo:font-style="normal" fo:font-weight="normal" officeooo:rsid="00708194" officeooo:paragraph-rsid="00708194" style:font-style-asian="normal" style:font-weight-asian="normal" style:font-style-complex="normal" style:font-weight-complex="normal"/>
    </style:style>
    <style:style style:name="P362" style:family="paragraph" style:parent-style-name="Text_20_body" style:list-style-name="L2">
      <style:paragraph-properties fo:margin-top="0cm" fo:margin-bottom="0.101cm" style:contextual-spacing="false">
        <style:tab-stops>
          <style:tab-stop style:position="0.806cm"/>
        </style:tab-stops>
      </style:paragraph-properties>
      <style:text-properties fo:language="ca" fo:country="ES" fo:font-style="italic" officeooo:rsid="00708194" officeooo:paragraph-rsid="00708194" style:font-style-asian="italic" style:font-style-complex="italic"/>
    </style:style>
    <style:style style:name="P363"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officeooo:rsid="00708194" officeooo:paragraph-rsid="00708194"/>
    </style:style>
    <style:style style:name="P364"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fo:font-style="italic" officeooo:rsid="00708194" officeooo:paragraph-rsid="00708194" style:font-style-asian="italic" style:font-style-complex="italic"/>
    </style:style>
    <style:style style:name="P365" style:family="paragraph" style:parent-style-name="Text_20_body">
      <style:paragraph-properties fo:margin-top="0cm" fo:margin-bottom="0.101cm" style:contextual-spacing="false">
        <style:tab-stops>
          <style:tab-stop style:position="0.806cm"/>
        </style:tab-stops>
      </style:paragraph-properties>
      <style:text-properties style:font-name="Arial4" fo:language="ca" fo:country="ES" officeooo:rsid="00645e1f" officeooo:paragraph-rsid="00708194"/>
    </style:style>
    <style:style style:name="P366" style:family="paragraph" style:parent-style-name="Table_20_Contents">
      <style:text-properties fo:font-size="10pt" fo:font-weight="bold" officeooo:rsid="005e5935" officeooo:paragraph-rsid="007032e6" style:font-size-asian="10pt" style:font-weight-asian="bold" style:font-size-complex="10pt" style:font-weight-complex="bold"/>
    </style:style>
    <style:style style:name="P367" style:family="paragraph" style:parent-style-name="Table_20_Contents">
      <style:text-properties fo:font-size="10pt" fo:language="ca" fo:country="ES" fo:font-style="italic" officeooo:rsid="007032e6" officeooo:paragraph-rsid="007032e6" style:font-size-asian="10pt" style:font-style-asian="italic" style:font-size-complex="10pt" style:font-style-complex="italic"/>
    </style:style>
    <style:style style:name="P368" style:family="paragraph" style:parent-style-name="Table_20_Contents">
      <style:paragraph-properties fo:text-align="start" style:justify-single-word="false"/>
      <style:text-properties fo:font-size="10pt" fo:font-style="normal" officeooo:rsid="007032e6" officeooo:paragraph-rsid="007032e6" style:font-size-asian="10pt" style:font-style-asian="normal" style:font-size-complex="10pt" style:font-style-complex="normal"/>
    </style:style>
    <style:style style:name="P369" style:family="paragraph" style:parent-style-name="Table_20_Contents">
      <style:text-properties fo:font-size="10pt" fo:font-style="italic" officeooo:rsid="007032e6" officeooo:paragraph-rsid="007032e6" style:font-size-asian="10pt" style:font-style-asian="italic" style:font-size-complex="10pt" style:font-style-complex="italic"/>
    </style:style>
    <style:style style:name="P370" style:family="paragraph" style:parent-style-name="Standard">
      <style:text-properties fo:font-size="10pt" officeooo:rsid="00708194" officeooo:paragraph-rsid="00708194" style:font-size-asian="10pt" style:font-size-complex="10pt"/>
    </style:style>
    <style:style style:name="P371" style:family="paragraph" style:parent-style-name="Table_20_Contents">
      <style:text-properties fo:font-size="10pt" fo:font-style="normal" officeooo:rsid="00708194" officeooo:paragraph-rsid="00708194" style:font-size-asian="10pt" style:font-style-asian="normal" style:font-size-complex="10pt" style:font-style-complex="normal"/>
    </style:style>
    <style:style style:name="P372" style:family="paragraph" style:parent-style-name="Table_20_Contents">
      <style:paragraph-properties fo:text-align="start" style:justify-single-word="false"/>
      <style:text-properties fo:font-size="10pt" officeooo:rsid="00708194" officeooo:paragraph-rsid="00708194" style:font-size-asian="10pt" style:font-size-complex="10pt"/>
    </style:style>
    <style:style style:name="P373" style:family="paragraph" style:parent-style-name="Table_20_Contents">
      <style:paragraph-properties fo:text-align="start" style:justify-single-word="false"/>
      <style:text-properties fo:font-size="10pt" fo:font-style="italic" officeooo:rsid="00708194" officeooo:paragraph-rsid="00708194" style:font-size-asian="10pt" style:font-style-asian="italic" style:font-size-complex="10pt" style:font-style-complex="italic"/>
    </style:style>
    <style:style style:name="P374" style:family="paragraph" style:parent-style-name="Table_20_Contents">
      <style:paragraph-properties fo:text-align="center" style:justify-single-word="false"/>
      <style:text-properties fo:font-size="10pt" officeooo:rsid="01555d1b" officeooo:paragraph-rsid="01555d1b" style:font-size-asian="10pt" style:font-size-complex="10pt"/>
    </style:style>
    <style:style style:name="P375" style:family="paragraph" style:parent-style-name="Table">
      <style:text-properties officeooo:rsid="001e7267" officeooo:paragraph-rsid="007032e6"/>
    </style:style>
    <style:style style:name="P376" style:family="paragraph" style:parent-style-name="Heading_20_3">
      <style:paragraph-properties>
        <style:tab-stops>
          <style:tab-stop style:position="1.344cm"/>
        </style:tab-stops>
      </style:paragraph-properties>
      <style:text-properties fo:language="ca" fo:country="ES" officeooo:rsid="00708194" officeooo:paragraph-rsid="00708194"/>
    </style:style>
    <style:style style:name="P377" style:family="paragraph" style:parent-style-name="Text_20_body">
      <style:paragraph-properties>
        <style:tab-stops>
          <style:tab-stop style:position="1.344cm"/>
        </style:tab-stops>
      </style:paragraph-properties>
      <style:text-properties fo:language="ca" fo:country="ES" officeooo:rsid="007032e6" officeooo:paragraph-rsid="00708194"/>
    </style:style>
    <style:style style:name="P378" style:family="paragraph" style:parent-style-name="Text_20_body">
      <style:paragraph-properties>
        <style:tab-stops>
          <style:tab-stop style:position="1.344cm"/>
        </style:tab-stops>
      </style:paragraph-properties>
      <style:text-properties fo:language="ca" fo:country="ES" officeooo:rsid="00708194" officeooo:paragraph-rsid="007168ba"/>
    </style:style>
    <style:style style:name="P379" style:family="paragraph" style:parent-style-name="Text_20_body" style:list-style-name="L2">
      <style:paragraph-properties fo:margin-top="0cm" fo:margin-bottom="0.101cm" style:contextual-spacing="false">
        <style:tab-stops>
          <style:tab-stop style:position="0.806cm"/>
        </style:tab-stops>
      </style:paragraph-properties>
      <style:text-properties fo:language="ca" fo:country="ES" fo:font-style="italic" officeooo:rsid="00708194" officeooo:paragraph-rsid="007168ba" style:font-style-asian="italic" style:font-style-complex="italic"/>
    </style:style>
    <style:style style:name="P380"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fo:font-style="italic" officeooo:rsid="007168ba" officeooo:paragraph-rsid="007168ba" style:font-style-asian="italic" style:font-style-complex="italic"/>
    </style:style>
    <style:style style:name="P381" style:family="paragraph" style:parent-style-name="Text_20_body" style:list-style-name="L2">
      <style:paragraph-properties fo:margin-top="0cm" fo:margin-bottom="0.3cm" style:contextual-spacing="false">
        <style:tab-stops>
          <style:tab-stop style:position="0.806cm"/>
        </style:tab-stops>
      </style:paragraph-properties>
      <style:text-properties style:font-name="Arial4" fo:language="ca" fo:country="ES" fo:font-style="italic" officeooo:rsid="00708194" officeooo:paragraph-rsid="007168ba" style:font-style-asian="italic" style:font-style-complex="italic"/>
    </style:style>
    <style:style style:name="P382" style:family="paragraph" style:parent-style-name="Table_20_Contents">
      <style:text-properties fo:font-size="10pt" fo:font-weight="bold" officeooo:rsid="005e5935" officeooo:paragraph-rsid="00708194" style:font-size-asian="10pt" style:font-weight-asian="bold" style:font-size-complex="10pt" style:font-weight-complex="bold"/>
    </style:style>
    <style:style style:name="P383" style:family="paragraph" style:parent-style-name="Table_20_Contents">
      <style:text-properties fo:font-size="10pt" fo:language="ca" fo:country="ES" fo:font-style="italic" officeooo:rsid="00708194" officeooo:paragraph-rsid="00708194" style:font-size-asian="10pt" style:font-style-asian="italic" style:font-size-complex="10pt" style:font-style-complex="italic"/>
    </style:style>
    <style:style style:name="P384" style:family="paragraph" style:parent-style-name="Table_20_Contents">
      <style:paragraph-properties fo:text-align="start" style:justify-single-word="false"/>
      <style:text-properties fo:font-size="10pt" fo:font-style="normal" officeooo:rsid="007032e6" officeooo:paragraph-rsid="00708194" style:font-size-asian="10pt" style:font-style-asian="normal" style:font-size-complex="10pt" style:font-style-complex="normal"/>
    </style:style>
    <style:style style:name="P385" style:family="paragraph" style:parent-style-name="Table_20_Contents">
      <style:text-properties fo:font-size="10pt" fo:font-style="italic" officeooo:rsid="00708194" officeooo:paragraph-rsid="01329d49" style:font-size-asian="10pt" style:font-style-asian="italic" style:font-size-complex="10pt" style:font-style-complex="italic"/>
    </style:style>
    <style:style style:name="P386" style:family="paragraph" style:parent-style-name="Table_20_Contents">
      <style:paragraph-properties fo:text-align="start" style:justify-single-word="false"/>
      <style:text-properties fo:font-size="10pt" officeooo:rsid="007032e6" officeooo:paragraph-rsid="00708194" style:font-size-asian="10pt" style:font-size-complex="10pt"/>
    </style:style>
    <style:style style:name="P387" style:family="paragraph" style:parent-style-name="Table_20_Contents">
      <style:text-properties fo:font-size="10pt" fo:font-style="italic" officeooo:rsid="0070c8d2" officeooo:paragraph-rsid="01329d49" style:font-size-asian="10pt" style:font-style-asian="italic" style:font-size-complex="10pt" style:font-style-complex="italic"/>
    </style:style>
    <style:style style:name="P388" style:family="paragraph" style:parent-style-name="Table_20_Contents">
      <style:paragraph-properties fo:text-align="start" style:justify-single-word="false"/>
      <style:text-properties fo:font-size="10pt" officeooo:rsid="0070c8d2" officeooo:paragraph-rsid="0070c8d2" style:font-size-asian="10pt" style:font-size-complex="10pt"/>
    </style:style>
    <style:style style:name="P389" style:family="paragraph" style:parent-style-name="Table_20_Contents">
      <style:paragraph-properties fo:text-align="center" style:justify-single-word="false"/>
      <style:text-properties fo:font-size="10pt" officeooo:rsid="0125112c" officeooo:paragraph-rsid="0125112c" style:font-size-asian="10pt" style:font-size-complex="10pt"/>
    </style:style>
    <style:style style:name="P390" style:family="paragraph" style:parent-style-name="Standard">
      <style:paragraph-properties fo:text-align="start" style:justify-single-word="false"/>
      <style:text-properties fo:font-size="10pt" officeooo:rsid="0070c8d2" officeooo:paragraph-rsid="0070c8d2" style:font-size-asian="10pt" style:font-size-complex="10pt"/>
    </style:style>
    <style:style style:name="P391" style:family="paragraph" style:parent-style-name="Table_20_Contents">
      <style:paragraph-properties fo:text-align="center" style:justify-single-word="false"/>
      <style:text-properties fo:font-size="10pt" officeooo:rsid="0123f628" officeooo:paragraph-rsid="0123f628" style:font-size-asian="10pt" style:font-size-complex="10pt"/>
    </style:style>
    <style:style style:name="P392" style:family="paragraph" style:parent-style-name="Table">
      <style:text-properties officeooo:rsid="001e7267" officeooo:paragraph-rsid="00708194"/>
    </style:style>
    <style:style style:name="P393"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708194" officeooo:paragraph-rsid="00708194"/>
    </style:style>
    <style:style style:name="P394" style:family="paragraph" style:parent-style-name="Heading_20_3">
      <style:paragraph-properties fo:break-before="page">
        <style:tab-stops>
          <style:tab-stop style:position="1.344cm"/>
        </style:tab-stops>
      </style:paragraph-properties>
      <style:text-properties fo:language="ca" fo:country="ES" officeooo:rsid="00708194" officeooo:paragraph-rsid="00708194"/>
    </style:style>
    <style:style style:name="P395" style:family="paragraph" style:parent-style-name="Text_20_body">
      <style:paragraph-properties>
        <style:tab-stops>
          <style:tab-stop style:position="1.344cm"/>
        </style:tab-stops>
      </style:paragraph-properties>
      <style:text-properties fo:language="ca" fo:country="ES" officeooo:rsid="00708194" officeooo:paragraph-rsid="00708194"/>
    </style:style>
    <style:style style:name="P396" style:family="paragraph" style:parent-style-name="Text_20_body" style:list-style-name="L2">
      <style:paragraph-properties fo:margin-top="0cm" fo:margin-bottom="0.101cm" style:contextual-spacing="false">
        <style:tab-stops>
          <style:tab-stop style:position="0.806cm"/>
        </style:tab-stops>
      </style:paragraph-properties>
      <style:text-properties fo:language="ca" fo:country="ES" fo:font-style="italic" officeooo:rsid="00708194" officeooo:paragraph-rsid="0070c8d2" style:font-style-asian="italic" style:font-style-complex="italic"/>
    </style:style>
    <style:style style:name="P397"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officeooo:rsid="00708194" officeooo:paragraph-rsid="0070c8d2"/>
    </style:style>
    <style:style style:name="P398"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fo:font-style="italic" officeooo:rsid="00708194" officeooo:paragraph-rsid="0070c8d2" style:font-style-asian="italic" style:font-style-complex="italic"/>
    </style:style>
    <style:style style:name="P399" style:family="paragraph" style:parent-style-name="Text_20_body">
      <style:paragraph-properties fo:margin-top="0cm" fo:margin-bottom="0.101cm" style:contextual-spacing="false">
        <style:tab-stops>
          <style:tab-stop style:position="0.806cm"/>
        </style:tab-stops>
      </style:paragraph-properties>
      <style:text-properties style:font-name="Arial4" fo:font-size="8pt" fo:language="ca" fo:country="ES" fo:font-style="italic" officeooo:rsid="00708194" officeooo:paragraph-rsid="0070c8d2" style:font-size-asian="7pt" style:font-style-asian="italic" style:font-size-complex="8pt" style:font-style-complex="italic"/>
    </style:style>
    <style:style style:name="P400" style:family="paragraph" style:parent-style-name="Table_20_Contents">
      <style:text-properties fo:font-size="10pt" fo:language="ca" fo:country="ES" fo:font-style="italic" officeooo:rsid="00708194" officeooo:paragraph-rsid="01329d49" style:font-size-asian="10pt" style:font-style-asian="italic" style:font-size-complex="10pt" style:font-style-complex="italic"/>
    </style:style>
    <style:style style:name="P401" style:family="paragraph" style:parent-style-name="Standard">
      <style:text-properties fo:font-size="10pt" officeooo:rsid="0070c8d2" officeooo:paragraph-rsid="0070c8d2" style:font-size-asian="10pt" style:font-size-complex="10pt"/>
    </style:style>
    <style:style style:name="P402" style:family="paragraph" style:parent-style-name="Table_20_Contents">
      <style:paragraph-properties fo:text-align="center" style:justify-single-word="false"/>
      <style:text-properties fo:font-size="10pt" officeooo:rsid="0125ecef" officeooo:paragraph-rsid="0125ecef" style:font-size-asian="10pt" style:font-size-complex="10pt"/>
    </style:style>
    <style:style style:name="P403" style:family="paragraph" style:parent-style-name="Heading_20_2" style:list-style-name="">
      <style:paragraph-properties fo:text-align="justify" style:justify-single-word="false">
        <style:tab-stops/>
      </style:paragraph-properties>
      <style:text-properties officeooo:paragraph-rsid="0076eea5"/>
    </style:style>
    <style:style style:name="P404" style:family="paragraph" style:parent-style-name="Heading_20_2">
      <style:paragraph-properties fo:break-before="page"/>
      <style:text-properties fo:language="en" fo:country="US" officeooo:rsid="0056f44a" officeooo:paragraph-rsid="0076eea5"/>
    </style:style>
    <style:style style:name="P405" style:family="paragraph" style:parent-style-name="Text_20_body">
      <style:text-properties fo:language="ca" fo:country="ES" officeooo:rsid="006ed0c8" officeooo:paragraph-rsid="0076eea5"/>
    </style:style>
    <style:style style:name="P406" style:family="paragraph" style:parent-style-name="Heading_20_3">
      <style:paragraph-properties>
        <style:tab-stops>
          <style:tab-stop style:position="1.344cm"/>
        </style:tab-stops>
      </style:paragraph-properties>
      <style:text-properties fo:language="ca" fo:country="ES" officeooo:rsid="006b790f" officeooo:paragraph-rsid="00775aa4"/>
    </style:style>
    <style:style style:name="P407" style:family="paragraph" style:parent-style-name="Heading_20_3">
      <style:paragraph-properties>
        <style:tab-stops>
          <style:tab-stop style:position="1.344cm"/>
        </style:tab-stops>
      </style:paragraph-properties>
      <style:text-properties fo:language="ca" fo:country="ES" officeooo:rsid="0062f08b" officeooo:paragraph-rsid="0077e810"/>
    </style:style>
    <style:style style:name="P408" style:family="paragraph" style:parent-style-name="Text_20_body">
      <style:paragraph-properties>
        <style:tab-stops>
          <style:tab-stop style:position="1.344cm"/>
        </style:tab-stops>
      </style:paragraph-properties>
      <style:text-properties officeooo:rsid="0062f08b" officeooo:paragraph-rsid="0077e810"/>
    </style:style>
    <style:style style:name="P409" style:family="paragraph" style:parent-style-name="Table_20_Contents">
      <style:text-properties fo:font-size="10pt" fo:font-weight="bold" officeooo:rsid="005e5935" officeooo:paragraph-rsid="0077e810" style:font-size-asian="10pt" style:font-weight-asian="bold" style:font-size-complex="10pt" style:font-weight-complex="bold"/>
    </style:style>
    <style:style style:name="P410" style:family="paragraph" style:parent-style-name="Table_20_Contents">
      <style:text-properties fo:font-size="10pt" fo:language="en" fo:country="US" fo:font-style="italic" officeooo:rsid="00612606" officeooo:paragraph-rsid="01329d49" style:font-size-asian="10pt" style:font-style-asian="italic" style:font-size-complex="10pt" style:font-style-complex="italic"/>
    </style:style>
    <style:style style:name="P411" style:family="paragraph" style:parent-style-name="Table_20_Contents">
      <style:paragraph-properties fo:text-align="start" style:justify-single-word="false"/>
      <style:text-properties fo:font-size="10pt" officeooo:rsid="005efa07" officeooo:paragraph-rsid="0077e810" style:font-size-asian="10pt" style:font-size-complex="10pt"/>
    </style:style>
    <style:style style:name="P412" style:family="paragraph" style:parent-style-name="Standard">
      <style:text-properties fo:font-size="10pt" officeooo:rsid="005efa07" officeooo:paragraph-rsid="0077e810" style:font-size-asian="10pt" style:font-size-complex="10pt"/>
    </style:style>
    <style:style style:name="P413" style:family="paragraph" style:parent-style-name="Table_20_Contents">
      <style:text-properties fo:font-size="10pt" fo:font-style="italic" officeooo:rsid="0062f08b" officeooo:paragraph-rsid="01329d49" style:font-size-asian="10pt" style:font-style-asian="italic" style:font-size-complex="10pt" style:font-style-complex="italic"/>
    </style:style>
    <style:style style:name="P414" style:family="paragraph" style:parent-style-name="Table_20_Contents">
      <style:paragraph-properties fo:text-align="start" style:justify-single-word="false"/>
      <style:text-properties fo:font-size="10pt" officeooo:rsid="0062f08b" officeooo:paragraph-rsid="0077e810" style:font-size-asian="10pt" style:font-size-complex="10pt"/>
    </style:style>
    <style:style style:name="P415" style:family="paragraph" style:parent-style-name="Standard">
      <style:text-properties fo:font-size="10pt" officeooo:rsid="0062f08b" officeooo:paragraph-rsid="0077e810" style:font-size-asian="10pt" style:font-size-complex="10pt"/>
    </style:style>
    <style:style style:name="P416" style:family="paragraph" style:parent-style-name="Table">
      <style:text-properties officeooo:rsid="001e7267" officeooo:paragraph-rsid="0077e810"/>
    </style:style>
    <style:style style:name="P417" style:family="paragraph" style:parent-style-name="Standard">
      <style:text-properties officeooo:rsid="001e7267" officeooo:paragraph-rsid="0077e810"/>
    </style:style>
    <style:style style:name="P418" style:family="paragraph" style:parent-style-name="Heading_20_3">
      <style:paragraph-properties fo:break-before="page">
        <style:tab-stops>
          <style:tab-stop style:position="1.344cm"/>
        </style:tab-stops>
      </style:paragraph-properties>
      <style:text-properties fo:language="ca" fo:country="ES" officeooo:rsid="0062f08b" officeooo:paragraph-rsid="007a29c4"/>
    </style:style>
    <style:style style:name="P419" style:family="paragraph" style:parent-style-name="Text_20_body">
      <style:paragraph-properties>
        <style:tab-stops>
          <style:tab-stop style:position="1.344cm"/>
        </style:tab-stops>
      </style:paragraph-properties>
      <style:text-properties fo:language="ca" fo:country="ES" fo:font-style="normal" officeooo:rsid="0062f08b" officeooo:paragraph-rsid="007a29c4" style:font-style-asian="normal" style:font-style-complex="normal"/>
    </style:style>
    <style:style style:name="P420" style:family="paragraph" style:parent-style-name="Text_20_body">
      <style:paragraph-properties>
        <style:tab-stops>
          <style:tab-stop style:position="1.344cm"/>
        </style:tab-stops>
      </style:paragraph-properties>
      <style:text-properties officeooo:rsid="0062f08b" officeooo:paragraph-rsid="007a29c4"/>
    </style:style>
    <style:style style:name="P421" style:family="paragraph" style:parent-style-name="Text_20_body">
      <style:paragraph-properties fo:margin-top="0cm" fo:margin-bottom="0.101cm" style:contextual-spacing="false">
        <style:tab-stops>
          <style:tab-stop style:position="1.344cm"/>
        </style:tab-stops>
      </style:paragraph-properties>
      <style:text-properties fo:font-size="8pt" fo:font-style="italic" officeooo:rsid="0062f08b" officeooo:paragraph-rsid="007a29c4" style:font-size-asian="7pt" style:font-style-asian="italic" style:font-size-complex="8pt" style:font-style-complex="italic"/>
    </style:style>
    <style:style style:name="P422" style:family="paragraph" style:parent-style-name="Table_20_Contents">
      <style:text-properties fo:font-size="10pt" fo:font-weight="bold" officeooo:rsid="005e5935" officeooo:paragraph-rsid="007a29c4" style:font-size-asian="10pt" style:font-weight-asian="bold" style:font-size-complex="10pt" style:font-weight-complex="bold"/>
    </style:style>
    <style:style style:name="P423" style:family="paragraph" style:parent-style-name="Table_20_Contents">
      <style:text-properties fo:font-size="10pt" officeooo:rsid="011ba41a" officeooo:paragraph-rsid="011ba41a" style:font-size-asian="10pt" style:font-size-complex="10pt"/>
    </style:style>
    <style:style style:name="P424" style:family="paragraph" style:parent-style-name="Table_20_Contents">
      <style:text-properties fo:font-size="10pt" officeooo:rsid="005e5935" officeooo:paragraph-rsid="007a29c4" style:font-size-asian="10pt" style:font-size-complex="10pt"/>
    </style:style>
    <style:style style:name="P425" style:family="paragraph" style:parent-style-name="Table_20_Contents">
      <style:text-properties fo:font-size="10pt" officeooo:rsid="0062f08b" officeooo:paragraph-rsid="0132a9a7" style:font-size-asian="10pt" style:font-size-complex="10pt"/>
    </style:style>
    <style:style style:name="P426" style:family="paragraph" style:parent-style-name="Table_20_Contents">
      <style:paragraph-properties fo:text-align="start" style:justify-single-word="false"/>
      <style:text-properties fo:font-size="10pt" officeooo:rsid="00e1f61e" officeooo:paragraph-rsid="0127f401" style:font-size-asian="10pt" style:font-size-complex="10pt"/>
    </style:style>
    <style:style style:name="P427" style:family="paragraph" style:parent-style-name="Table_20_Contents">
      <style:paragraph-properties fo:text-align="center" style:justify-single-word="false"/>
      <style:text-properties fo:font-size="10pt" officeooo:rsid="0127f401" officeooo:paragraph-rsid="0127f401" style:font-size-asian="10pt" style:font-size-complex="10pt"/>
    </style:style>
    <style:style style:name="P428" style:family="paragraph" style:parent-style-name="Standard">
      <style:text-properties fo:font-size="10pt" officeooo:rsid="0062f08b" officeooo:paragraph-rsid="007a29c4" style:font-size-asian="10pt" style:font-size-complex="10pt"/>
    </style:style>
    <style:style style:name="P429" style:family="paragraph" style:parent-style-name="Table_20_Contents">
      <style:text-properties fo:font-size="10pt" officeooo:rsid="01844f62" officeooo:paragraph-rsid="01844f62" style:font-size-asian="10pt" style:font-size-complex="10pt"/>
    </style:style>
    <style:style style:name="P430" style:family="paragraph" style:parent-style-name="Table_20_Contents">
      <style:text-properties fo:font-size="10pt" fo:font-style="italic" officeooo:rsid="01844f62" officeooo:paragraph-rsid="01844f62" style:font-size-asian="10pt" style:font-style-asian="italic" style:font-size-complex="10pt" style:font-style-complex="italic"/>
    </style:style>
    <style:style style:name="P431" style:family="paragraph" style:parent-style-name="Table_20_Contents">
      <style:paragraph-properties fo:text-align="center" style:justify-single-word="false"/>
      <style:text-properties fo:font-size="10pt" officeooo:rsid="00fd4c31" officeooo:paragraph-rsid="01844f62" style:font-size-asian="10pt" style:font-size-complex="10pt"/>
    </style:style>
    <style:style style:name="P432" style:family="paragraph" style:parent-style-name="Standard">
      <style:text-properties fo:font-size="10pt" officeooo:rsid="01844f62" officeooo:paragraph-rsid="01844f62" style:font-size-asian="10pt" style:font-size-complex="10pt"/>
    </style:style>
    <style:style style:name="P433" style:family="paragraph" style:parent-style-name="Table_20_Contents">
      <style:text-properties fo:font-size="10pt" officeooo:rsid="0062f08b" officeooo:paragraph-rsid="007a29c4" style:font-size-asian="10pt" style:font-size-complex="10pt"/>
    </style:style>
    <style:style style:name="P434" style:family="paragraph" style:parent-style-name="Table_20_Contents">
      <style:paragraph-properties fo:text-align="start" style:justify-single-word="false"/>
      <style:text-properties fo:font-size="10pt" officeooo:rsid="0062f08b" officeooo:paragraph-rsid="007a29c4" style:font-size-asian="10pt" style:font-size-complex="10pt"/>
    </style:style>
    <style:style style:name="P435" style:family="paragraph" style:parent-style-name="Table_20_Contents">
      <style:paragraph-properties fo:text-align="center" style:justify-single-word="false"/>
      <style:text-properties fo:font-size="10pt" officeooo:rsid="01a1bc64" officeooo:paragraph-rsid="01a1bc64" style:font-size-asian="10pt" style:font-size-complex="10pt"/>
    </style:style>
    <style:style style:name="P436" style:family="paragraph" style:parent-style-name="Table">
      <style:paragraph-properties>
        <style:tab-stops>
          <style:tab-stop style:position="1.344cm"/>
        </style:tab-stops>
      </style:paragraph-properties>
      <style:text-properties officeooo:paragraph-rsid="007a29c4"/>
    </style:style>
    <style:style style:name="P437" style:family="paragraph" style:parent-style-name="Heading_20_2">
      <style:paragraph-properties fo:break-before="page"/>
      <style:text-properties officeooo:rsid="0013cdf8" officeooo:paragraph-rsid="007b81cf"/>
    </style:style>
    <style:style style:name="P438" style:family="paragraph" style:parent-style-name="Text_20_body">
      <style:text-properties fo:language="ca" fo:country="ES" officeooo:rsid="006ed0c8" officeooo:paragraph-rsid="007b81cf"/>
    </style:style>
    <style:style style:name="P439" style:family="paragraph" style:parent-style-name="Heading_20_3">
      <style:paragraph-properties>
        <style:tab-stops>
          <style:tab-stop style:position="1.344cm"/>
        </style:tab-stops>
      </style:paragraph-properties>
      <style:text-properties fo:language="ca" fo:country="ES" officeooo:rsid="005a5390" officeooo:paragraph-rsid="007b81cf"/>
    </style:style>
    <style:style style:name="P440" style:family="paragraph" style:parent-style-name="Text_20_body">
      <style:paragraph-properties>
        <style:tab-stops>
          <style:tab-stop style:position="1.344cm"/>
        </style:tab-stops>
      </style:paragraph-properties>
      <style:text-properties officeooo:paragraph-rsid="007b81cf"/>
    </style:style>
    <style:style style:name="P441" style:family="paragraph" style:parent-style-name="Heading_20_3">
      <style:paragraph-properties>
        <style:tab-stops>
          <style:tab-stop style:position="1.344cm"/>
        </style:tab-stops>
      </style:paragraph-properties>
      <style:text-properties fo:language="ca" fo:country="ES" officeooo:rsid="007e3023" officeooo:paragraph-rsid="0161e461"/>
    </style:style>
    <style:style style:name="P442" style:family="paragraph" style:parent-style-name="Text_20_body">
      <style:paragraph-properties>
        <style:tab-stops>
          <style:tab-stop style:position="1.344cm"/>
        </style:tab-stops>
      </style:paragraph-properties>
      <style:text-properties fo:language="ca" fo:country="ES" officeooo:rsid="00645e1f" officeooo:paragraph-rsid="0161e461"/>
    </style:style>
    <style:style style:name="P443" style:family="paragraph" style:parent-style-name="Text_20_body">
      <style:paragraph-properties>
        <style:tab-stops>
          <style:tab-stop style:position="1.344cm"/>
        </style:tab-stops>
      </style:paragraph-properties>
      <style:text-properties fo:language="ca" fo:country="ES" officeooo:rsid="007e3023" officeooo:paragraph-rsid="0179514e"/>
    </style:style>
    <style:style style:name="P444" style:family="paragraph" style:parent-style-name="Text_20_body" style:list-style-name="L2">
      <style:paragraph-properties fo:margin-top="0cm" fo:margin-bottom="0.101cm" style:contextual-spacing="false">
        <style:tab-stops>
          <style:tab-stop style:position="0.806cm"/>
        </style:tab-stops>
      </style:paragraph-properties>
      <style:text-properties fo:language="ca" fo:country="ES" fo:font-style="italic" officeooo:rsid="00708194" officeooo:paragraph-rsid="0179514e" style:font-style-asian="italic" style:font-style-complex="italic"/>
    </style:style>
    <style:style style:name="P445"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officeooo:rsid="00708194" officeooo:paragraph-rsid="0179514e"/>
    </style:style>
    <style:style style:name="P446" style:family="paragraph" style:parent-style-name="Text_20_body" style:list-style-name="L2">
      <style:paragraph-properties fo:margin-top="0cm" fo:margin-bottom="0.4cm" style:contextual-spacing="false">
        <style:tab-stops>
          <style:tab-stop style:position="0.806cm"/>
        </style:tab-stops>
      </style:paragraph-properties>
      <style:text-properties style:font-name="Arial4" fo:language="ca" fo:country="ES" fo:font-style="italic" officeooo:rsid="00708194" officeooo:paragraph-rsid="0179514e" style:font-style-asian="italic" style:font-style-complex="italic"/>
    </style:style>
    <style:style style:name="P447" style:family="paragraph" style:parent-style-name="Text_20_body">
      <style:paragraph-properties fo:margin-top="0cm" fo:margin-bottom="0.4cm" style:contextual-spacing="false">
        <style:tab-stops>
          <style:tab-stop style:position="0.806cm"/>
        </style:tab-stops>
      </style:paragraph-properties>
      <style:text-properties style:font-name="Arial4" fo:language="ca" fo:country="ES" fo:font-style="italic" officeooo:rsid="00708194" officeooo:paragraph-rsid="0179514e" style:font-style-asian="italic" style:font-style-complex="italic"/>
    </style:style>
    <style:style style:name="P448" style:family="paragraph" style:parent-style-name="Table_20_Contents">
      <style:text-properties fo:font-size="10pt" fo:font-weight="bold" officeooo:rsid="005e5935" officeooo:paragraph-rsid="0161e461" style:font-size-asian="10pt" style:font-weight-asian="bold" style:font-size-complex="10pt" style:font-weight-complex="bold"/>
    </style:style>
    <style:style style:name="P449" style:family="paragraph" style:parent-style-name="Table_20_Contents">
      <style:paragraph-properties fo:text-align="center" style:justify-single-word="false"/>
      <style:text-properties fo:font-size="10pt" fo:font-weight="bold" officeooo:rsid="00fc8944" officeooo:paragraph-rsid="0161e461" style:font-size-asian="10pt" style:font-weight-asian="bold" style:font-size-complex="10pt" style:font-weight-complex="bold"/>
    </style:style>
    <style:style style:name="P450" style:family="paragraph" style:parent-style-name="Table_20_Contents">
      <style:text-properties fo:font-size="10pt" fo:language="en" fo:country="US" fo:font-style="italic" officeooo:rsid="007e3023" officeooo:paragraph-rsid="0161e461" style:font-size-asian="10pt" style:font-style-asian="italic" style:font-size-complex="10pt" style:font-style-complex="italic"/>
    </style:style>
    <style:style style:name="P451" style:family="paragraph" style:parent-style-name="Table_20_Contents">
      <style:paragraph-properties fo:text-align="start" style:justify-single-word="false"/>
      <style:text-properties fo:font-size="10pt" officeooo:rsid="005efa07" officeooo:paragraph-rsid="0161e461" style:font-size-asian="10pt" style:font-size-complex="10pt"/>
    </style:style>
    <style:style style:name="P452" style:family="paragraph" style:parent-style-name="Table_20_Contents">
      <style:paragraph-properties fo:text-align="center" style:justify-single-word="false"/>
      <style:text-properties fo:font-size="10pt" officeooo:rsid="00fd4c31" officeooo:paragraph-rsid="0161e461" style:font-size-asian="10pt" style:font-size-complex="10pt"/>
    </style:style>
    <style:style style:name="P453" style:family="paragraph" style:parent-style-name="Standard">
      <style:text-properties fo:font-size="10pt" officeooo:rsid="007b81cf" officeooo:paragraph-rsid="0161e461" style:font-size-asian="10pt" style:font-size-complex="10pt"/>
    </style:style>
    <style:style style:name="P454" style:family="paragraph" style:parent-style-name="Table_20_Contents">
      <style:text-properties fo:font-size="10pt" fo:font-style="italic" officeooo:rsid="007fd08e" officeooo:paragraph-rsid="0161e461" style:font-size-asian="10pt" style:font-style-asian="italic" style:font-size-complex="10pt" style:font-style-complex="italic"/>
    </style:style>
    <style:style style:name="P455" style:family="paragraph" style:parent-style-name="Table_20_Contents">
      <style:paragraph-properties fo:text-align="start" style:justify-single-word="false"/>
      <style:text-properties fo:font-size="10pt" officeooo:rsid="007fd08e" officeooo:paragraph-rsid="0161e461" style:font-size-asian="10pt" style:font-size-complex="10pt"/>
    </style:style>
    <style:style style:name="P456" style:family="paragraph" style:parent-style-name="Table_20_Contents">
      <style:paragraph-properties fo:text-align="start" style:justify-single-word="false"/>
      <style:text-properties fo:font-size="10pt" fo:font-style="italic" officeooo:rsid="007fd08e" officeooo:paragraph-rsid="0161e461" style:font-size-asian="10pt" style:font-style-asian="italic" style:font-size-complex="10pt" style:font-style-complex="italic"/>
    </style:style>
    <style:style style:name="P457" style:family="paragraph" style:parent-style-name="Standard">
      <style:text-properties fo:font-size="10pt" officeooo:rsid="007fd08e" officeooo:paragraph-rsid="0161e461" style:font-size-asian="10pt" style:font-size-complex="10pt"/>
    </style:style>
    <style:style style:name="P458" style:family="paragraph" style:parent-style-name="Table_20_Contents">
      <style:text-properties fo:font-size="10pt" fo:font-style="normal" officeooo:rsid="007fd08e" officeooo:paragraph-rsid="0161e461" style:font-size-asian="10pt" style:font-style-asian="normal" style:font-size-complex="10pt" style:font-style-complex="normal"/>
    </style:style>
    <style:style style:name="P459" style:family="paragraph" style:parent-style-name="Table_20_Contents">
      <style:paragraph-properties fo:text-align="center" style:justify-single-word="false"/>
      <style:text-properties fo:font-size="10pt" officeooo:rsid="01870c0c" officeooo:paragraph-rsid="01870c0c" style:font-size-asian="10pt" style:font-size-complex="10pt"/>
    </style:style>
    <style:style style:name="P460" style:family="paragraph" style:parent-style-name="Table_20_Contents">
      <style:text-properties fo:font-size="10pt" officeooo:rsid="007e3023" officeooo:paragraph-rsid="0161e461" style:font-size-asian="10pt" style:font-size-complex="10pt"/>
    </style:style>
    <style:style style:name="P461" style:family="paragraph" style:parent-style-name="Table_20_Contents">
      <style:paragraph-properties fo:text-align="start" style:justify-single-word="false"/>
      <style:text-properties fo:font-size="10pt" officeooo:rsid="007e3023" officeooo:paragraph-rsid="0161e461" style:font-size-asian="10pt" style:font-size-complex="10pt"/>
    </style:style>
    <style:style style:name="P462" style:family="paragraph" style:parent-style-name="Standard">
      <style:text-properties fo:font-size="10pt" officeooo:rsid="007e3023" officeooo:paragraph-rsid="0161e461" style:font-size-asian="10pt" style:font-size-complex="10pt"/>
    </style:style>
    <style:style style:name="P463" style:family="paragraph" style:parent-style-name="Table_20_Contents">
      <style:text-properties fo:font-size="10pt" officeooo:rsid="00f137bc" officeooo:paragraph-rsid="0161e461" style:font-size-asian="10pt" style:font-size-complex="10pt"/>
    </style:style>
    <style:style style:name="P464" style:family="paragraph" style:parent-style-name="Table_20_Contents">
      <style:paragraph-properties fo:text-align="start" style:justify-single-word="false"/>
      <style:text-properties fo:font-size="10pt" fo:font-style="italic" officeooo:rsid="00f137bc" officeooo:paragraph-rsid="0161e461" style:font-size-asian="10pt" style:font-style-asian="italic" style:font-size-complex="10pt" style:font-style-complex="italic"/>
    </style:style>
    <style:style style:name="P465" style:family="paragraph" style:parent-style-name="Standard">
      <style:text-properties fo:font-size="10pt" officeooo:rsid="00f137bc" officeooo:paragraph-rsid="0161e461" style:font-size-asian="10pt" style:font-size-complex="10pt"/>
    </style:style>
    <style:style style:name="P466" style:family="paragraph" style:parent-style-name="Table">
      <style:text-properties officeooo:rsid="001e7267" officeooo:paragraph-rsid="0161e461"/>
    </style:style>
    <style:style style:name="P467" style:family="paragraph" style:parent-style-name="Heading_20_3">
      <style:text-properties officeooo:paragraph-rsid="007e3023"/>
    </style:style>
    <style:style style:name="P468" style:family="paragraph" style:parent-style-name="Text_20_body">
      <style:paragraph-properties>
        <style:tab-stops>
          <style:tab-stop style:position="1.344cm"/>
        </style:tab-stops>
      </style:paragraph-properties>
      <style:text-properties officeooo:rsid="00645e1f" officeooo:paragraph-rsid="007fd08e"/>
    </style:style>
    <style:style style:name="P469" style:family="paragraph" style:parent-style-name="Text_20_body">
      <style:paragraph-properties fo:margin-top="0cm" fo:margin-bottom="0.101cm" style:contextual-spacing="false">
        <style:tab-stops>
          <style:tab-stop style:position="1.344cm"/>
        </style:tab-stops>
      </style:paragraph-properties>
      <style:text-properties fo:font-style="italic" officeooo:rsid="00661d1e" officeooo:paragraph-rsid="007b81cf" style:font-style-asian="italic" style:font-style-complex="italic"/>
    </style:style>
    <style:style style:name="P470" style:family="paragraph" style:parent-style-name="Table_20_Contents">
      <style:text-properties fo:font-size="10pt" fo:font-weight="bold" officeooo:rsid="005e5935" officeooo:paragraph-rsid="007b81cf" style:font-size-asian="10pt" style:font-weight-asian="bold" style:font-size-complex="10pt" style:font-weight-complex="bold"/>
    </style:style>
    <style:style style:name="P471" style:family="paragraph" style:parent-style-name="Table_20_Contents">
      <style:text-properties fo:font-size="10pt" fo:font-style="italic" officeooo:rsid="007fd08e" officeooo:paragraph-rsid="0132e1e3" style:font-size-asian="10pt" style:font-style-asian="italic" style:font-size-complex="10pt" style:font-style-complex="italic"/>
    </style:style>
    <style:style style:name="P472" style:family="paragraph" style:parent-style-name="Table_20_Contents">
      <style:paragraph-properties fo:text-align="start" style:justify-single-word="false"/>
      <style:text-properties fo:font-size="10pt" fo:font-style="normal" officeooo:rsid="00645e1f" officeooo:paragraph-rsid="007b81cf" style:font-size-asian="10pt" style:font-style-asian="normal" style:font-size-complex="10pt" style:font-style-complex="normal"/>
    </style:style>
    <style:style style:name="P473" style:family="paragraph" style:parent-style-name="Standard">
      <style:text-properties fo:font-size="10pt" officeooo:rsid="00645e1f" officeooo:paragraph-rsid="007b81cf" style:font-size-asian="10pt" style:font-size-complex="10pt"/>
    </style:style>
    <style:style style:name="P474" style:family="paragraph" style:parent-style-name="Table_20_Contents">
      <style:paragraph-properties fo:text-align="start" style:justify-single-word="false"/>
      <style:text-properties fo:font-size="10pt" officeooo:rsid="007fd08e" officeooo:paragraph-rsid="007fd08e" style:font-size-asian="10pt" style:font-size-complex="10pt"/>
    </style:style>
    <style:style style:name="P475" style:family="paragraph" style:parent-style-name="Table_20_Contents">
      <style:paragraph-properties fo:text-align="start" style:justify-single-word="false"/>
      <style:text-properties fo:font-size="10pt" fo:font-style="italic" officeooo:rsid="007fd08e" officeooo:paragraph-rsid="007fd08e" style:font-size-asian="10pt" style:font-style-asian="italic" style:font-size-complex="10pt" style:font-style-complex="italic"/>
    </style:style>
    <style:style style:name="P476" style:family="paragraph" style:parent-style-name="Standard">
      <style:text-properties fo:font-size="10pt" officeooo:rsid="007fd08e" officeooo:paragraph-rsid="007fd08e" style:font-size-asian="10pt" style:font-size-complex="10pt"/>
    </style:style>
    <style:style style:name="P477" style:family="paragraph" style:parent-style-name="Table_20_Contents">
      <style:paragraph-properties fo:text-align="start" style:justify-single-word="false"/>
      <style:text-properties fo:font-size="10pt" fo:font-style="italic" officeooo:rsid="0089c6c3" officeooo:paragraph-rsid="0132e1e3" style:font-size-asian="10pt" style:font-style-asian="italic" style:font-size-complex="10pt" style:font-style-complex="italic"/>
    </style:style>
    <style:style style:name="P478" style:family="paragraph" style:parent-style-name="Table_20_Contents">
      <style:paragraph-properties fo:text-align="start" style:justify-single-word="false"/>
      <style:text-properties fo:font-size="10pt" officeooo:rsid="0089c6c3" officeooo:paragraph-rsid="0089c6c3" style:font-size-asian="10pt" style:font-size-complex="10pt"/>
    </style:style>
    <style:style style:name="P479" style:family="paragraph" style:parent-style-name="Table_20_Contents">
      <style:paragraph-properties fo:text-align="center" style:justify-single-word="false"/>
      <style:text-properties fo:font-size="10pt" officeooo:rsid="0132e1e3" officeooo:paragraph-rsid="0132e1e3" style:font-size-asian="10pt" style:font-size-complex="10pt"/>
    </style:style>
    <style:style style:name="P480" style:family="paragraph" style:parent-style-name="Standard">
      <style:text-properties fo:font-size="10pt" officeooo:rsid="0089c6c3" officeooo:paragraph-rsid="0089c6c3" style:font-size-asian="10pt" style:font-size-complex="10pt"/>
    </style:style>
    <style:style style:name="P481" style:family="paragraph" style:parent-style-name="Table_20_Contents">
      <style:paragraph-properties fo:text-align="start" style:justify-single-word="false"/>
      <style:text-properties fo:font-size="10pt" fo:font-style="italic" officeooo:rsid="00dac70e" officeooo:paragraph-rsid="0132e1e3" style:font-size-asian="10pt" style:font-style-asian="italic" style:font-size-complex="10pt" style:font-style-complex="italic"/>
    </style:style>
    <style:style style:name="P482" style:family="paragraph" style:parent-style-name="Table_20_Contents">
      <style:paragraph-properties fo:text-align="start" style:justify-single-word="false"/>
      <style:text-properties fo:font-size="10pt" officeooo:rsid="00dac70e" officeooo:paragraph-rsid="00dac70e" style:font-size-asian="10pt" style:font-size-complex="10pt"/>
    </style:style>
    <style:style style:name="P483" style:family="paragraph" style:parent-style-name="Standard">
      <style:text-properties fo:font-size="10pt" officeooo:rsid="00dac70e" officeooo:paragraph-rsid="00dac70e" style:font-size-asian="10pt" style:font-size-complex="10pt"/>
    </style:style>
    <style:style style:name="P484" style:family="paragraph" style:parent-style-name="Table_20_Contents">
      <style:text-properties fo:font-size="10pt" fo:language="en" fo:country="US" officeooo:rsid="007fd08e" officeooo:paragraph-rsid="007fd08e" style:font-size-asian="10pt" style:font-size-complex="10pt"/>
    </style:style>
    <style:style style:name="P485" style:family="paragraph" style:parent-style-name="Table_20_Contents">
      <style:paragraph-properties fo:text-align="center" style:justify-single-word="false"/>
      <style:text-properties fo:font-size="10pt" officeooo:rsid="0157eac9" officeooo:paragraph-rsid="0157eac9" style:font-size-asian="10pt" style:font-size-complex="10pt"/>
    </style:style>
    <style:style style:name="P486" style:family="paragraph" style:parent-style-name="Standard">
      <style:text-properties fo:font-size="10pt" officeooo:rsid="007fd08e" officeooo:paragraph-rsid="009a7f44" style:font-size-asian="10pt" style:font-size-complex="10pt"/>
    </style:style>
    <style:style style:name="P487" style:family="paragraph" style:parent-style-name="Table">
      <style:text-properties officeooo:rsid="001e7267" officeooo:paragraph-rsid="007b81cf"/>
    </style:style>
    <style:style style:name="P488" style:family="paragraph" style:parent-style-name="Heading_20_2">
      <style:paragraph-properties fo:break-before="page"/>
      <style:text-properties fo:language="en" fo:country="US" officeooo:rsid="0056f44a" officeooo:paragraph-rsid="0086d30f"/>
    </style:style>
    <style:style style:name="P489" style:family="paragraph" style:parent-style-name="Text_20_body">
      <style:text-properties fo:language="ca" fo:country="ES" officeooo:rsid="006ed0c8" officeooo:paragraph-rsid="0086d30f"/>
    </style:style>
    <style:style style:name="P490" style:family="paragraph" style:parent-style-name="Heading_20_3">
      <style:paragraph-properties>
        <style:tab-stops>
          <style:tab-stop style:position="1.344cm"/>
        </style:tab-stops>
      </style:paragraph-properties>
      <style:text-properties fo:language="ca" fo:country="ES" officeooo:rsid="005a5390" officeooo:paragraph-rsid="008831ed"/>
    </style:style>
    <style:style style:name="P491" style:family="paragraph" style:parent-style-name="Heading_20_3">
      <style:text-properties officeooo:paragraph-rsid="01347905"/>
    </style:style>
    <style:style style:name="P492" style:family="paragraph" style:parent-style-name="Text_20_body">
      <style:paragraph-properties>
        <style:tab-stops>
          <style:tab-stop style:position="1.344cm"/>
        </style:tab-stops>
      </style:paragraph-properties>
      <style:text-properties fo:language="ca" fo:country="ES" officeooo:rsid="006b790f" officeooo:paragraph-rsid="008831ed"/>
    </style:style>
    <style:style style:name="P493" style:family="paragraph" style:parent-style-name="Table_20_Contents">
      <style:text-properties fo:font-size="10pt" fo:font-weight="bold" officeooo:rsid="005e5935" officeooo:paragraph-rsid="008831ed" style:font-size-asian="10pt" style:font-weight-asian="bold" style:font-size-complex="10pt" style:font-weight-complex="bold"/>
    </style:style>
    <style:style style:name="P494" style:family="paragraph" style:parent-style-name="Table_20_Contents">
      <style:text-properties fo:font-size="10pt" fo:language="ca" fo:country="ES" fo:font-style="italic" officeooo:rsid="006b790f" officeooo:paragraph-rsid="008831ed" style:font-size-asian="10pt" style:font-style-asian="italic" style:font-size-complex="10pt" style:font-style-complex="italic"/>
    </style:style>
    <style:style style:name="P495" style:family="paragraph" style:parent-style-name="Table_20_Contents">
      <style:paragraph-properties fo:text-align="start" style:justify-single-word="false"/>
      <style:text-properties fo:font-size="10pt" fo:font-style="normal" officeooo:rsid="006b790f" officeooo:paragraph-rsid="008831ed" style:font-size-asian="10pt" style:font-style-asian="normal" style:font-size-complex="10pt" style:font-style-complex="normal"/>
    </style:style>
    <style:style style:name="P496" style:family="paragraph" style:parent-style-name="Standard">
      <style:text-properties fo:font-size="10pt" officeooo:rsid="006b790f" officeooo:paragraph-rsid="008831ed" style:font-size-asian="10pt" style:font-size-complex="10pt"/>
    </style:style>
    <style:style style:name="P497" style:family="paragraph" style:parent-style-name="Table_20_Contents">
      <style:text-properties fo:font-size="10pt" fo:font-style="italic" officeooo:rsid="006b790f" officeooo:paragraph-rsid="008831ed" style:font-size-asian="10pt" style:font-style-asian="italic" style:font-size-complex="10pt" style:font-style-complex="italic"/>
    </style:style>
    <style:style style:name="P498" style:family="paragraph" style:parent-style-name="Table_20_Contents">
      <style:paragraph-properties fo:text-align="start" style:justify-single-word="false"/>
      <style:text-properties fo:font-size="10pt" officeooo:rsid="006b790f" officeooo:paragraph-rsid="008831ed" style:font-size-asian="10pt" style:font-size-complex="10pt"/>
    </style:style>
    <style:style style:name="P499" style:family="paragraph" style:parent-style-name="Standard">
      <style:text-properties fo:font-size="10pt" officeooo:rsid="0132e4d0" officeooo:paragraph-rsid="008831ed" style:font-size-asian="10pt" style:font-size-complex="10pt"/>
    </style:style>
    <style:style style:name="P500" style:family="paragraph" style:parent-style-name="Table_20_Contents">
      <style:paragraph-properties fo:text-align="center" style:justify-single-word="false"/>
      <style:text-properties fo:font-size="10pt" officeooo:rsid="0132e4d0" officeooo:paragraph-rsid="0132e4d0" style:font-size-asian="10pt" style:font-size-complex="10pt"/>
    </style:style>
    <style:style style:name="P501" style:family="paragraph" style:parent-style-name="Table_20_Contents">
      <style:text-properties officeooo:paragraph-rsid="0132e1e3"/>
    </style:style>
    <style:style style:name="P502" style:family="paragraph" style:parent-style-name="Table_20_Contents">
      <style:paragraph-properties fo:text-align="start" style:justify-single-word="false"/>
      <style:text-properties fo:font-size="10pt" officeooo:rsid="005efa07" officeooo:paragraph-rsid="008831ed" style:font-size-asian="10pt" style:font-size-complex="10pt"/>
    </style:style>
    <style:style style:name="P503" style:family="paragraph" style:parent-style-name="Standard">
      <style:text-properties fo:font-size="10pt" officeooo:rsid="005efa07" officeooo:paragraph-rsid="008831ed" style:font-size-asian="10pt" style:font-size-complex="10pt"/>
    </style:style>
    <style:style style:name="P504" style:family="paragraph" style:parent-style-name="Table_20_Contents">
      <style:text-properties fo:font-size="10pt" officeooo:rsid="005efa07" officeooo:paragraph-rsid="008831ed" style:font-size-asian="10pt" style:font-size-complex="10pt"/>
    </style:style>
    <style:style style:name="P505" style:family="paragraph" style:parent-style-name="Table_20_Contents">
      <style:text-properties fo:font-size="10pt" officeooo:rsid="006b790f" officeooo:paragraph-rsid="008831ed" style:font-size-asian="10pt" style:font-size-complex="10pt"/>
    </style:style>
    <style:style style:name="P506" style:family="paragraph" style:parent-style-name="Table">
      <style:text-properties officeooo:rsid="001e7267" officeooo:paragraph-rsid="008831ed"/>
    </style:style>
    <style:style style:name="P507" style:family="paragraph" style:parent-style-name="Heading_20_3">
      <style:text-properties officeooo:rsid="008831ed" officeooo:paragraph-rsid="008831ed"/>
    </style:style>
    <style:style style:name="P508" style:family="paragraph" style:parent-style-name="Text_20_body">
      <style:paragraph-properties>
        <style:tab-stops>
          <style:tab-stop style:position="1.344cm"/>
        </style:tab-stops>
      </style:paragraph-properties>
      <style:text-properties fo:language="ca" fo:country="ES" fo:font-style="normal" fo:font-weight="normal" officeooo:rsid="008831ed" officeooo:paragraph-rsid="008831ed" style:font-style-asian="normal" style:font-weight-asian="normal" style:font-style-complex="normal" style:font-weight-complex="normal"/>
    </style:style>
    <style:style style:name="P509" style:family="paragraph" style:parent-style-name="Table_20_Contents">
      <style:text-properties fo:font-size="10pt" fo:language="ca" fo:country="ES" fo:font-style="italic" officeooo:rsid="006b790f" officeooo:paragraph-rsid="0132e1e3" style:font-size-asian="10pt" style:font-style-asian="italic" style:font-size-complex="10pt" style:font-style-complex="italic"/>
    </style:style>
    <style:style style:name="P510" style:family="paragraph" style:parent-style-name="Table_20_Contents">
      <style:paragraph-properties fo:text-align="start" style:justify-single-word="false"/>
      <style:text-properties fo:font-size="10pt" officeooo:rsid="018a3945" officeooo:paragraph-rsid="018a3945" style:font-size-asian="10pt" style:font-size-complex="10pt"/>
    </style:style>
    <style:style style:name="P511" style:family="paragraph" style:parent-style-name="Table_20_Contents">
      <style:paragraph-properties fo:text-align="center" style:justify-single-word="false"/>
      <style:text-properties fo:font-size="10pt" officeooo:rsid="018bd158" officeooo:paragraph-rsid="018bd158" style:font-size-asian="10pt" style:font-size-complex="10pt"/>
    </style:style>
    <style:style style:name="P512" style:family="paragraph" style:parent-style-name="Standard">
      <style:text-properties fo:font-size="10pt" officeooo:rsid="018bd158" officeooo:paragraph-rsid="018bd158" style:font-size-asian="10pt" style:font-size-complex="10pt"/>
    </style:style>
    <style:style style:name="P513" style:family="paragraph" style:parent-style-name="Table_20_Contents">
      <style:text-properties fo:font-style="italic" officeooo:paragraph-rsid="008831ed" style:font-style-asian="italic" style:font-style-complex="italic"/>
    </style:style>
    <style:style style:name="P514" style:family="paragraph" style:parent-style-name="Heading_20_1" style:list-style-name="">
      <style:paragraph-properties fo:text-align="justify" style:justify-single-word="false">
        <style:tab-stops/>
      </style:paragraph-properties>
      <style:text-properties officeooo:paragraph-rsid="008a57e8"/>
    </style:style>
    <style:style style:name="P515" style:family="paragraph" style:parent-style-name="Heading_20_1">
      <style:paragraph-properties fo:break-before="page"/>
      <style:text-properties officeooo:paragraph-rsid="008a57e8"/>
    </style:style>
    <style:style style:name="P516" style:family="paragraph" style:parent-style-name="Text_20_body">
      <style:text-properties officeooo:rsid="00696db6" officeooo:paragraph-rsid="008a57e8"/>
    </style:style>
    <style:style style:name="P517" style:family="paragraph" style:parent-style-name="Heading_20_2">
      <style:text-properties fo:language="en" fo:country="US" officeooo:rsid="0013cdf8" officeooo:paragraph-rsid="008a57e8"/>
    </style:style>
    <style:style style:name="P518" style:family="paragraph" style:parent-style-name="Text_20_body">
      <style:text-properties fo:language="ca" fo:country="ES" officeooo:rsid="00696db6" officeooo:paragraph-rsid="008a57e8"/>
    </style:style>
    <style:style style:name="P519" style:family="paragraph" style:parent-style-name="Heading_20_3">
      <style:paragraph-properties>
        <style:tab-stops>
          <style:tab-stop style:position="1.344cm"/>
        </style:tab-stops>
      </style:paragraph-properties>
      <style:text-properties fo:language="ca" fo:country="ES" officeooo:rsid="005a5390" officeooo:paragraph-rsid="008a57e8"/>
    </style:style>
    <style:style style:name="P520" style:family="paragraph" style:parent-style-name="Text_20_body">
      <style:paragraph-properties>
        <style:tab-stops>
          <style:tab-stop style:position="1.344cm"/>
        </style:tab-stops>
      </style:paragraph-properties>
      <style:text-properties officeooo:paragraph-rsid="008a57e8"/>
    </style:style>
    <style:style style:name="P521"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8fdca6" officeooo:paragraph-rsid="008fdca6"/>
    </style:style>
    <style:style style:name="P522" style:family="paragraph" style:parent-style-name="Heading_20_3">
      <style:paragraph-properties fo:break-before="page">
        <style:tab-stops>
          <style:tab-stop style:position="1.344cm"/>
        </style:tab-stops>
      </style:paragraph-properties>
      <style:text-properties fo:language="ca" fo:country="ES" officeooo:rsid="008fdca6" officeooo:paragraph-rsid="008fdca6"/>
    </style:style>
    <style:style style:name="P523" style:family="paragraph" style:parent-style-name="Text_20_body">
      <style:paragraph-properties>
        <style:tab-stops>
          <style:tab-stop style:position="1.344cm"/>
        </style:tab-stops>
      </style:paragraph-properties>
      <style:text-properties officeooo:rsid="0062f08b" officeooo:paragraph-rsid="008fdca6"/>
    </style:style>
    <style:style style:name="P524" style:family="paragraph" style:parent-style-name="Text_20_body">
      <style:paragraph-properties>
        <style:tab-stops>
          <style:tab-stop style:position="1.344cm"/>
        </style:tab-stops>
      </style:paragraph-properties>
      <style:text-properties fo:language="ca" fo:country="ES" fo:font-style="normal" fo:font-weight="normal" officeooo:rsid="008fdca6" officeooo:paragraph-rsid="008fdca6" style:font-style-asian="normal" style:font-weight-asian="normal" style:font-style-complex="normal" style:font-weight-complex="normal"/>
    </style:style>
    <style:style style:name="P525" style:family="paragraph" style:parent-style-name="Text_20_body" style:list-style-name="L2">
      <style:paragraph-properties fo:margin-top="0cm" fo:margin-bottom="0.101cm" style:contextual-spacing="true">
        <style:tab-stops>
          <style:tab-stop style:position="0.806cm"/>
        </style:tab-stops>
      </style:paragraph-properties>
      <style:text-properties fo:language="ca" fo:country="ES" fo:font-style="italic" officeooo:rsid="008fdca6" officeooo:paragraph-rsid="008fdca6" style:font-style-asian="italic" style:font-style-complex="italic"/>
    </style:style>
    <style:style style:name="P526" style:family="paragraph" style:parent-style-name="Text_20_body" style:list-style-name="L2">
      <style:paragraph-properties fo:margin-top="0cm" fo:margin-bottom="0.101cm" style:contextual-spacing="true">
        <style:tab-stops>
          <style:tab-stop style:position="0.806cm"/>
        </style:tab-stops>
      </style:paragraph-properties>
      <style:text-properties fo:language="ca" fo:country="ES" officeooo:rsid="008fdca6" officeooo:paragraph-rsid="008fdca6"/>
    </style:style>
    <style:style style:name="P527" style:family="paragraph" style:parent-style-name="Text_20_body">
      <style:paragraph-properties fo:margin-top="0cm" fo:margin-bottom="0.101cm" style:contextual-spacing="false">
        <style:tab-stops>
          <style:tab-stop style:position="0.806cm"/>
        </style:tab-stops>
      </style:paragraph-properties>
      <style:text-properties style:font-name="Arial4" fo:language="ca" fo:country="ES" officeooo:rsid="00708194" officeooo:paragraph-rsid="008fdca6"/>
    </style:style>
    <style:style style:name="P528" style:family="paragraph" style:parent-style-name="Text_20_body" style:list-style-name="L2">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dca6" style:font-style-asian="italic" style:font-style-complex="italic"/>
    </style:style>
    <style:style style:name="P529"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officeooo:rsid="00708194" officeooo:paragraph-rsid="008fdca6"/>
    </style:style>
    <style:style style:name="P530"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fo:font-style="italic" officeooo:rsid="008fdca6" officeooo:paragraph-rsid="008fdca6" style:font-style-asian="italic" style:font-style-complex="italic"/>
    </style:style>
    <style:style style:name="P531" style:family="paragraph" style:parent-style-name="Table_20_Contents">
      <style:text-properties fo:font-size="10pt" fo:font-weight="bold" officeooo:rsid="005e5935" officeooo:paragraph-rsid="008fdca6" style:font-size-asian="10pt" style:font-weight-asian="bold" style:font-size-complex="10pt" style:font-weight-complex="bold"/>
    </style:style>
    <style:style style:name="P532" style:family="paragraph" style:parent-style-name="Table_20_Contents">
      <style:text-properties fo:font-size="10pt" fo:language="ca" fo:country="ES" fo:font-style="italic" officeooo:rsid="008fdca6" officeooo:paragraph-rsid="0132e4d0" style:font-size-asian="10pt" style:font-style-asian="italic" style:font-size-complex="10pt" style:font-style-complex="italic"/>
    </style:style>
    <style:style style:name="P533" style:family="paragraph" style:parent-style-name="Table_20_Contents">
      <style:paragraph-properties fo:text-align="start" style:justify-single-word="false"/>
      <style:text-properties fo:font-size="10pt" officeooo:rsid="005efa07" officeooo:paragraph-rsid="008fdca6" style:font-size-asian="10pt" style:font-size-complex="10pt"/>
    </style:style>
    <style:style style:name="P534" style:family="paragraph" style:parent-style-name="Standard">
      <style:text-properties fo:font-size="10pt" officeooo:rsid="005efa07" officeooo:paragraph-rsid="008fdca6" style:font-size-asian="10pt" style:font-size-complex="10pt"/>
    </style:style>
    <style:style style:name="P535" style:family="paragraph" style:parent-style-name="Table_20_Contents">
      <style:text-properties fo:font-size="10pt" fo:font-style="italic" officeooo:rsid="0062f08b" officeooo:paragraph-rsid="0132e4d0" style:font-size-asian="10pt" style:font-style-asian="italic" style:font-size-complex="10pt" style:font-style-complex="italic"/>
    </style:style>
    <style:style style:name="P536" style:family="paragraph" style:parent-style-name="Table_20_Contents">
      <style:paragraph-properties fo:text-align="start" style:justify-single-word="false"/>
      <style:text-properties fo:font-size="10pt" officeooo:rsid="0062f08b" officeooo:paragraph-rsid="008fdca6" style:font-size-asian="10pt" style:font-size-complex="10pt"/>
    </style:style>
    <style:style style:name="P537" style:family="paragraph" style:parent-style-name="Standard">
      <style:text-properties fo:font-size="10pt" officeooo:rsid="0062f08b" officeooo:paragraph-rsid="008fdca6" style:font-size-asian="10pt" style:font-size-complex="10pt"/>
    </style:style>
    <style:style style:name="P538" style:family="paragraph" style:parent-style-name="Table_20_Contents">
      <style:text-properties fo:font-size="10pt" officeooo:rsid="008fdca6" officeooo:paragraph-rsid="008fdca6" style:font-size-asian="10pt" style:font-size-complex="10pt"/>
    </style:style>
    <style:style style:name="P539" style:family="paragraph" style:parent-style-name="Table_20_Contents">
      <style:paragraph-properties fo:text-align="start" style:justify-single-word="false"/>
      <style:text-properties fo:font-size="10pt" officeooo:rsid="008fdca6" officeooo:paragraph-rsid="008fdca6" style:font-size-asian="10pt" style:font-size-complex="10pt"/>
    </style:style>
    <style:style style:name="P540" style:family="paragraph" style:parent-style-name="Standard">
      <style:text-properties fo:font-size="10pt" officeooo:rsid="008fdca6" officeooo:paragraph-rsid="008fdca6" style:font-size-asian="10pt" style:font-size-complex="10pt"/>
    </style:style>
    <style:style style:name="P541" style:family="paragraph" style:parent-style-name="Table_20_Contents">
      <style:text-properties fo:font-size="10pt" fo:font-style="italic" officeooo:rsid="008fdca6" officeooo:paragraph-rsid="0132e4d0" style:font-size-asian="10pt" style:font-style-asian="italic" style:font-size-complex="10pt" style:font-style-complex="italic"/>
    </style:style>
    <style:style style:name="P542" style:family="paragraph" style:parent-style-name="Table_20_Contents">
      <style:paragraph-properties fo:text-align="center" style:justify-single-word="false"/>
      <style:text-properties fo:font-size="10pt" officeooo:rsid="015dc0bf" officeooo:paragraph-rsid="015dc0bf" style:font-size-asian="10pt" style:font-size-complex="10pt"/>
    </style:style>
    <style:style style:name="P543" style:family="paragraph" style:parent-style-name="Table">
      <style:text-properties officeooo:rsid="001e7267" officeooo:paragraph-rsid="008fdca6"/>
    </style:style>
    <style:style style:name="P544" style:family="paragraph" style:parent-style-name="Heading_20_2" style:list-style-name="">
      <style:paragraph-properties fo:text-align="justify" style:justify-single-word="false">
        <style:tab-stops/>
      </style:paragraph-properties>
      <style:text-properties fo:language="en" fo:country="US" officeooo:rsid="0013cdf8" officeooo:paragraph-rsid="008a57e8"/>
    </style:style>
    <style:style style:name="P545" style:family="paragraph" style:parent-style-name="Heading_20_2">
      <style:paragraph-properties fo:break-before="page"/>
      <style:text-properties fo:language="en" fo:country="US" officeooo:rsid="0013cdf8" officeooo:paragraph-rsid="008a57e8"/>
    </style:style>
    <style:style style:name="P546" style:family="paragraph" style:parent-style-name="Heading_20_3">
      <style:text-properties officeooo:paragraph-rsid="008fe803"/>
    </style:style>
    <style:style style:name="P547" style:family="paragraph" style:parent-style-name="Text_20_body">
      <style:text-properties fo:language="ca" fo:country="ES" officeooo:rsid="008831ed" officeooo:paragraph-rsid="008fe803"/>
    </style:style>
    <style:style style:name="P548" style:family="paragraph" style:parent-style-name="Text_20_body">
      <style:text-properties fo:language="ca" fo:country="ES" fo:font-style="normal" officeooo:rsid="008fe803" officeooo:paragraph-rsid="008fe803" style:font-style-asian="normal" style:font-style-complex="normal"/>
    </style:style>
    <style:style style:name="P549" style:family="paragraph" style:parent-style-name="Text_20_body" style:list-style-name="L2">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e803" style:font-style-asian="italic" style:font-style-complex="italic"/>
    </style:style>
    <style:style style:name="P550"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officeooo:rsid="008fe803" officeooo:paragraph-rsid="008fe803"/>
    </style:style>
    <style:style style:name="P551"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fo:font-style="italic" officeooo:rsid="008fdca6" officeooo:paragraph-rsid="008fe803" style:font-style-asian="italic" style:font-style-complex="italic"/>
    </style:style>
    <style:style style:name="P552"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fo:font-style="italic" officeooo:rsid="008fe803" officeooo:paragraph-rsid="008fe803" style:font-style-asian="italic" style:font-style-complex="italic"/>
    </style:style>
    <style:style style:name="P553" style:family="paragraph" style:parent-style-name="Text_20_body">
      <style:paragraph-properties fo:margin-top="0cm" fo:margin-bottom="0.101cm" style:contextual-spacing="false">
        <style:tab-stops>
          <style:tab-stop style:position="0.806cm"/>
        </style:tab-stops>
      </style:paragraph-properties>
      <style:text-properties style:font-name="Arial4" fo:language="ca" fo:country="ES" fo:font-style="italic" officeooo:rsid="008fdca6" officeooo:paragraph-rsid="008fe803" style:font-style-asian="italic" style:font-style-complex="italic"/>
    </style:style>
    <style:style style:name="P554" style:family="paragraph" style:parent-style-name="Table_20_Contents">
      <style:text-properties fo:font-size="10pt" fo:font-weight="bold" officeooo:rsid="005e5935" officeooo:paragraph-rsid="008fe803" style:font-size-asian="10pt" style:font-weight-asian="bold" style:font-size-complex="10pt" style:font-weight-complex="bold"/>
    </style:style>
    <style:style style:name="P555" style:family="paragraph" style:parent-style-name="Table_20_Contents">
      <style:text-properties fo:font-size="10pt" fo:language="ca" fo:country="ES" fo:font-style="italic" officeooo:rsid="008fdca6" officeooo:paragraph-rsid="008fdca6" style:font-size-asian="10pt" style:font-style-asian="italic" style:font-size-complex="10pt" style:font-style-complex="italic"/>
    </style:style>
    <style:style style:name="P556" style:family="paragraph" style:parent-style-name="Table_20_Contents">
      <style:text-properties fo:font-size="10pt" fo:font-style="italic" officeooo:rsid="006b790f" officeooo:paragraph-rsid="008fe803" style:font-size-asian="10pt" style:font-style-asian="italic" style:font-size-complex="10pt" style:font-style-complex="italic"/>
    </style:style>
    <style:style style:name="P557" style:family="paragraph" style:parent-style-name="Table_20_Contents">
      <style:paragraph-properties fo:text-align="start" style:justify-single-word="false"/>
      <style:text-properties fo:font-size="10pt" officeooo:rsid="006b790f" officeooo:paragraph-rsid="008fe803" style:font-size-asian="10pt" style:font-size-complex="10pt"/>
    </style:style>
    <style:style style:name="P558" style:family="paragraph" style:parent-style-name="Standard">
      <style:text-properties fo:font-size="10pt" officeooo:rsid="006b790f" officeooo:paragraph-rsid="008fe803" style:font-size-asian="10pt" style:font-size-complex="10pt"/>
    </style:style>
    <style:style style:name="P559" style:family="paragraph" style:parent-style-name="Table_20_Contents">
      <style:text-properties fo:font-size="10pt" officeooo:rsid="00ec7105" officeooo:paragraph-rsid="00ec7105" style:font-size-asian="10pt" style:font-size-complex="10pt"/>
    </style:style>
    <style:style style:name="P560" style:family="paragraph" style:parent-style-name="Table_20_Contents">
      <style:paragraph-properties fo:text-align="start" style:justify-single-word="false"/>
      <style:text-properties fo:font-size="10pt" officeooo:rsid="00ec7105" officeooo:paragraph-rsid="00ec7105" style:font-size-asian="10pt" style:font-size-complex="10pt"/>
    </style:style>
    <style:style style:name="P561" style:family="paragraph" style:parent-style-name="Standard">
      <style:text-properties fo:font-size="10pt" officeooo:rsid="00ec7105" officeooo:paragraph-rsid="00ec7105" style:font-size-asian="10pt" style:font-size-complex="10pt"/>
    </style:style>
    <style:style style:name="P562" style:family="paragraph" style:parent-style-name="Table_20_Contents">
      <style:text-properties fo:font-size="10pt" officeooo:rsid="008fe803" officeooo:paragraph-rsid="008fe803" style:font-size-asian="10pt" style:font-size-complex="10pt"/>
    </style:style>
    <style:style style:name="P563" style:family="paragraph" style:parent-style-name="Table_20_Contents">
      <style:paragraph-properties fo:text-align="start" style:justify-single-word="false"/>
      <style:text-properties fo:font-size="10pt" officeooo:rsid="008fe803" officeooo:paragraph-rsid="008fe803" style:font-size-asian="10pt" style:font-size-complex="10pt"/>
    </style:style>
    <style:style style:name="P564" style:family="paragraph" style:parent-style-name="Standard">
      <style:text-properties fo:font-size="10pt" officeooo:rsid="008fe803" officeooo:paragraph-rsid="008fe803" style:font-size-asian="10pt" style:font-size-complex="10pt"/>
    </style:style>
    <style:style style:name="P565" style:family="paragraph" style:parent-style-name="Table_20_Contents">
      <style:text-properties fo:font-size="10pt" fo:language="ca" fo:country="ES" fo:font-style="normal" officeooo:rsid="006ed0c8" officeooo:paragraph-rsid="0093eac4" style:font-size-asian="10pt" style:font-style-asian="normal" style:font-size-complex="10pt" style:font-style-complex="normal"/>
    </style:style>
    <style:style style:name="P566" style:family="paragraph" style:parent-style-name="Table_20_Contents">
      <style:paragraph-properties fo:text-align="start" style:justify-single-word="false"/>
      <style:text-properties fo:font-size="10pt" fo:language="ca" fo:country="ES" fo:font-style="normal" officeooo:rsid="006ed0c8" officeooo:paragraph-rsid="0093eac4" style:font-size-asian="10pt" style:font-style-asian="normal" style:font-size-complex="10pt" style:font-style-complex="normal"/>
    </style:style>
    <style:style style:name="P567" style:family="paragraph" style:parent-style-name="Standard">
      <style:text-properties fo:font-size="10pt" officeooo:rsid="006ed0c8" officeooo:paragraph-rsid="0093eac4" style:font-size-asian="10pt" style:font-size-complex="10pt"/>
    </style:style>
    <style:style style:name="P568" style:family="paragraph" style:parent-style-name="Table">
      <style:text-properties officeooo:rsid="001e7267" officeooo:paragraph-rsid="008fe803"/>
    </style:style>
    <style:style style:name="P569" style:family="paragraph" style:parent-style-name="Heading_20_2" style:list-style-name="">
      <style:paragraph-properties fo:text-align="justify" style:justify-single-word="false">
        <style:tab-stops/>
      </style:paragraph-properties>
      <style:text-properties officeooo:paragraph-rsid="008a57e8"/>
    </style:style>
    <style:style style:name="P570" style:family="paragraph" style:parent-style-name="Heading_20_2">
      <style:paragraph-properties fo:break-before="page"/>
      <style:text-properties fo:language="en" fo:country="US" officeooo:rsid="0056f44a" officeooo:paragraph-rsid="008a57e8"/>
    </style:style>
    <style:style style:name="P571" style:family="paragraph" style:parent-style-name="Text_20_body">
      <style:text-properties fo:language="ca" fo:country="ES" fo:font-style="normal" style:text-underline-style="none" officeooo:rsid="008fe803" officeooo:paragraph-rsid="008fe803" style:font-style-asian="normal" style:font-style-complex="normal"/>
    </style:style>
    <style:style style:name="P572" style:family="paragraph" style:parent-style-name="Heading_20_3">
      <style:text-properties fo:language="ca" fo:country="ES" officeooo:rsid="00915d6c" officeooo:paragraph-rsid="00915d6c"/>
    </style:style>
    <style:style style:name="P573" style:family="paragraph" style:parent-style-name="Diagrama">
      <style:paragraph-properties fo:text-align="center" style:justify-single-word="false"/>
      <style:text-properties officeooo:paragraph-rsid="015f2b72"/>
    </style:style>
    <style:style style:name="P574" style:family="paragraph" style:parent-style-name="Text_20_body">
      <style:text-properties fo:language="ca" fo:country="ES" fo:font-style="normal" officeooo:rsid="00920f68" officeooo:paragraph-rsid="00920f68" style:font-style-asian="normal" style:font-style-complex="normal"/>
    </style:style>
    <style:style style:name="P575" style:family="paragraph" style:parent-style-name="Text_20_body" style:list-style-name="L2">
      <style:paragraph-properties fo:margin-top="0cm" fo:margin-bottom="0cm" style:contextual-spacing="true">
        <style:tab-stops>
          <style:tab-stop style:position="0.806cm"/>
        </style:tab-stops>
      </style:paragraph-properties>
      <style:text-properties fo:language="ca" fo:country="ES" fo:font-style="italic" officeooo:rsid="00920f68" officeooo:paragraph-rsid="00920f68" style:font-style-asian="italic" style:font-style-complex="italic"/>
    </style:style>
    <style:style style:name="P576" style:family="paragraph" style:parent-style-name="Text_20_body" style:list-style-name="L2">
      <style:paragraph-properties fo:margin-top="0cm" fo:margin-bottom="0cm" style:contextual-spacing="true">
        <style:tab-stops>
          <style:tab-stop style:position="0.806cm"/>
        </style:tab-stops>
      </style:paragraph-properties>
      <style:text-properties style:font-name="Arial4" fo:language="ca" fo:country="ES" fo:font-style="normal" officeooo:rsid="00920f68" officeooo:paragraph-rsid="00920f68" style:font-style-asian="normal" style:font-style-complex="normal"/>
    </style:style>
    <style:style style:name="P577" style:family="paragraph" style:parent-style-name="Text_20_body">
      <style:paragraph-properties fo:margin-top="0cm" fo:margin-bottom="0.101cm" style:contextual-spacing="false">
        <style:tab-stops>
          <style:tab-stop style:position="0.806cm"/>
        </style:tab-stops>
      </style:paragraph-properties>
      <style:text-properties style:font-name="Arial4" fo:language="ca" fo:country="ES" fo:font-style="normal" officeooo:rsid="00978c1e" officeooo:paragraph-rsid="00978c1e" style:font-style-asian="normal" style:font-style-complex="normal"/>
    </style:style>
    <style:style style:name="P578" style:family="paragraph" style:parent-style-name="Text_20_body" style:list-style-name="L2">
      <style:paragraph-properties fo:margin-top="0cm" fo:margin-bottom="0.3cm" style:contextual-spacing="true">
        <style:tab-stops>
          <style:tab-stop style:position="0.806cm"/>
        </style:tab-stops>
      </style:paragraph-properties>
      <style:text-properties fo:language="ca" fo:country="ES" fo:font-style="italic" officeooo:rsid="00978c1e" officeooo:paragraph-rsid="00978c1e" style:font-style-asian="italic" style:font-style-complex="italic"/>
    </style:style>
    <style:style style:name="P579" style:family="paragraph" style:parent-style-name="Text_20_body" style:list-style-name="L2">
      <style:paragraph-properties fo:margin-top="0cm" fo:margin-bottom="0.3cm" style:contextual-spacing="true">
        <style:tab-stops>
          <style:tab-stop style:position="0.806cm"/>
        </style:tab-stops>
      </style:paragraph-properties>
      <style:text-properties style:font-name="Arial4" fo:language="ca" fo:country="ES" officeooo:rsid="00978c1e" officeooo:paragraph-rsid="00978c1e"/>
    </style:style>
    <style:style style:name="P580" style:family="paragraph" style:parent-style-name="Table_20_Contents">
      <style:text-properties fo:font-size="10pt" fo:font-style="italic" officeooo:rsid="0161e461" officeooo:paragraph-rsid="0161e461" style:font-size-asian="10pt" style:font-style-asian="italic" style:font-size-complex="10pt" style:font-style-complex="italic"/>
    </style:style>
    <style:style style:name="P581" style:family="paragraph" style:parent-style-name="Standard">
      <style:text-properties fo:font-size="10pt" officeooo:rsid="0161e461" officeooo:paragraph-rsid="0161e461" style:font-size-asian="10pt" style:font-size-complex="10pt"/>
    </style:style>
    <style:style style:name="P582" style:family="paragraph" style:parent-style-name="Table_20_Contents">
      <style:text-properties fo:font-size="10pt" officeooo:rsid="00920f68" officeooo:paragraph-rsid="00920f68" style:font-size-asian="10pt" style:font-size-complex="10pt"/>
    </style:style>
    <style:style style:name="P583" style:family="paragraph" style:parent-style-name="Table_20_Contents">
      <style:paragraph-properties fo:text-align="start" style:justify-single-word="false"/>
      <style:text-properties fo:font-size="10pt" officeooo:rsid="00920f68" officeooo:paragraph-rsid="00920f68" style:font-size-asian="10pt" style:font-size-complex="10pt"/>
    </style:style>
    <style:style style:name="P584" style:family="paragraph" style:parent-style-name="Standard">
      <style:text-properties fo:font-size="10pt" officeooo:rsid="00920f68" officeooo:paragraph-rsid="00920f68" style:font-size-asian="10pt" style:font-size-complex="10pt"/>
    </style:style>
    <style:style style:name="P585" style:family="paragraph" style:parent-style-name="Table_20_Contents">
      <style:text-properties fo:font-size="10pt" officeooo:rsid="00978c1e" officeooo:paragraph-rsid="00978c1e" style:font-size-asian="10pt" style:font-size-complex="10pt"/>
    </style:style>
    <style:style style:name="P586" style:family="paragraph" style:parent-style-name="Table_20_Contents">
      <style:text-properties fo:font-size="10pt" officeooo:rsid="015c9b9f" officeooo:paragraph-rsid="015c9b9f" style:font-size-asian="10pt" style:font-size-complex="10pt"/>
    </style:style>
    <style:style style:name="P587" style:family="paragraph" style:parent-style-name="Table_20_Contents">
      <style:paragraph-properties fo:text-align="start" style:justify-single-word="false"/>
      <style:text-properties fo:font-size="10pt" fo:font-style="normal" officeooo:rsid="015c9b9f" officeooo:paragraph-rsid="015c9b9f" style:font-size-asian="10pt" style:font-style-asian="normal" style:font-size-complex="10pt" style:font-style-complex="normal"/>
    </style:style>
    <style:style style:name="P588" style:family="paragraph" style:parent-style-name="Table_20_Contents">
      <style:paragraph-properties fo:text-align="center" style:justify-single-word="false"/>
      <style:text-properties fo:font-size="10pt" officeooo:rsid="015c9b9f" officeooo:paragraph-rsid="015c9b9f" style:font-size-asian="10pt" style:font-size-complex="10pt"/>
    </style:style>
    <style:style style:name="P589" style:family="paragraph" style:parent-style-name="Standard">
      <style:text-properties fo:font-size="10pt" officeooo:rsid="015dc0bf" officeooo:paragraph-rsid="015dc0bf" style:font-size-asian="10pt" style:font-size-complex="10pt"/>
    </style:style>
    <style:style style:name="P590" style:family="paragraph" style:parent-style-name="Table_20_Contents">
      <style:text-properties fo:font-size="10pt" officeooo:rsid="015dc0bf" officeooo:paragraph-rsid="015dc0bf" style:font-size-asian="10pt" style:font-size-complex="10pt"/>
    </style:style>
    <style:style style:name="P591" style:family="paragraph" style:parent-style-name="Table_20_Contents">
      <style:paragraph-properties fo:text-align="start" style:justify-single-word="false"/>
      <style:text-properties fo:font-size="10pt" fo:font-style="italic" officeooo:rsid="015dc0bf" officeooo:paragraph-rsid="015dc0bf" style:font-size-asian="10pt" style:font-style-asian="italic" style:font-size-complex="10pt" style:font-style-complex="italic"/>
    </style:style>
    <style:style style:name="P592" style:family="paragraph" style:parent-style-name="Table_20_Contents">
      <style:paragraph-properties fo:text-align="center" style:justify-single-word="false"/>
      <style:text-properties fo:font-size="10pt" officeooo:rsid="015c9b9f" officeooo:paragraph-rsid="015dc0bf" style:font-size-asian="10pt" style:font-size-complex="10pt"/>
    </style:style>
    <style:style style:name="P593" style:family="paragraph" style:parent-style-name="Standard">
      <style:text-properties fo:font-size="10pt" officeooo:rsid="008fdca6" officeooo:paragraph-rsid="015f2b72" style:font-size-asian="10pt" style:font-size-complex="10pt"/>
    </style:style>
    <style:style style:name="P594" style:family="paragraph" style:parent-style-name="Heading_20_1">
      <style:paragraph-properties fo:break-before="page"/>
      <style:text-properties officeooo:rsid="00696db6" officeooo:paragraph-rsid="008fd1c2"/>
    </style:style>
    <style:style style:name="P595" style:family="paragraph" style:parent-style-name="Text_20_body">
      <style:text-properties officeooo:rsid="00696db6" officeooo:paragraph-rsid="008fd1c2"/>
    </style:style>
    <style:style style:name="P596" style:family="paragraph" style:parent-style-name="Heading_20_2">
      <style:text-properties fo:language="en" fo:country="US" officeooo:rsid="0013cdf8" officeooo:paragraph-rsid="008fd1c2"/>
    </style:style>
    <style:style style:name="P597" style:family="paragraph" style:parent-style-name="Text_20_body">
      <style:text-properties fo:language="ca" fo:country="ES" officeooo:rsid="00696db6" officeooo:paragraph-rsid="008fd1c2"/>
    </style:style>
    <style:style style:name="P598" style:family="paragraph" style:parent-style-name="Heading_20_3">
      <style:paragraph-properties>
        <style:tab-stops>
          <style:tab-stop style:position="1.344cm"/>
        </style:tab-stops>
      </style:paragraph-properties>
      <style:text-properties fo:language="ca" fo:country="ES" officeooo:rsid="005a5390" officeooo:paragraph-rsid="008fd1c2"/>
    </style:style>
    <style:style style:name="P599" style:family="paragraph" style:parent-style-name="Heading_20_3">
      <style:paragraph-properties>
        <style:tab-stops>
          <style:tab-stop style:position="1.344cm"/>
        </style:tab-stops>
      </style:paragraph-properties>
      <style:text-properties fo:language="ca" fo:country="ES" officeooo:rsid="006b790f" officeooo:paragraph-rsid="00a8e08b"/>
    </style:style>
    <style:style style:name="P600" style:family="paragraph" style:parent-style-name="Text_20_body">
      <style:paragraph-properties>
        <style:tab-stops>
          <style:tab-stop style:position="1.344cm"/>
        </style:tab-stops>
      </style:paragraph-properties>
      <style:text-properties fo:language="ca" fo:country="ES" fo:font-style="normal" fo:font-weight="normal" officeooo:rsid="006b790f" officeooo:paragraph-rsid="00a8e08b" style:font-style-asian="normal" style:font-weight-asian="normal" style:font-style-complex="normal" style:font-weight-complex="normal"/>
    </style:style>
    <style:style style:name="P601" style:family="paragraph" style:parent-style-name="Table_20_Contents">
      <style:text-properties fo:font-size="10pt" fo:font-weight="bold" officeooo:rsid="005e5935" officeooo:paragraph-rsid="00a8e08b" style:font-size-asian="10pt" style:font-weight-asian="bold" style:font-size-complex="10pt" style:font-weight-complex="bold"/>
    </style:style>
    <style:style style:name="P602" style:family="paragraph" style:parent-style-name="Table_20_Contents">
      <style:paragraph-properties fo:text-align="start" style:justify-single-word="false"/>
      <style:text-properties fo:font-size="10pt" fo:font-style="italic" officeooo:rsid="011ba41a" officeooo:paragraph-rsid="011ba41a" style:font-size-asian="10pt" style:font-style-asian="italic" style:font-size-complex="10pt" style:font-style-complex="italic"/>
    </style:style>
    <style:style style:name="P603" style:family="paragraph" style:parent-style-name="Table_20_Contents">
      <style:paragraph-properties fo:text-align="start" style:justify-single-word="false"/>
      <style:text-properties fo:font-size="10pt" fo:font-style="italic" officeooo:rsid="00e1f61e" officeooo:paragraph-rsid="0197e5a3" style:font-size-asian="10pt" style:font-style-asian="italic" style:font-size-complex="10pt" style:font-style-complex="italic"/>
    </style:style>
    <style:style style:name="P604" style:family="paragraph" style:parent-style-name="Standard">
      <style:text-properties fo:font-size="10pt" officeooo:rsid="006b790f" officeooo:paragraph-rsid="00a8e08b" style:font-size-asian="10pt" style:font-size-complex="10pt"/>
    </style:style>
    <style:style style:name="P605" style:family="paragraph" style:parent-style-name="Table_20_Contents">
      <style:text-properties fo:font-size="10pt" fo:font-style="italic" officeooo:rsid="00aa0c74" officeooo:paragraph-rsid="00aa0c74" style:font-size-asian="10pt" style:font-style-asian="italic" style:font-size-complex="10pt" style:font-style-complex="italic"/>
    </style:style>
    <style:style style:name="P606" style:family="paragraph" style:parent-style-name="Table_20_Contents">
      <style:paragraph-properties fo:text-align="start" style:justify-single-word="false"/>
      <style:text-properties fo:font-size="10pt" officeooo:rsid="00aa0c74" officeooo:paragraph-rsid="00aa0c74" style:font-size-asian="10pt" style:font-size-complex="10pt"/>
    </style:style>
    <style:style style:name="P607" style:family="paragraph" style:parent-style-name="Table_20_Contents">
      <style:paragraph-properties fo:text-align="center" style:justify-single-word="false"/>
      <style:text-properties fo:font-size="10pt" officeooo:rsid="011cf267" officeooo:paragraph-rsid="011cf267" style:font-size-asian="10pt" style:font-size-complex="10pt"/>
    </style:style>
    <style:style style:name="P608" style:family="paragraph" style:parent-style-name="Standard">
      <style:text-properties fo:font-size="10pt" officeooo:rsid="00aa0c74" officeooo:paragraph-rsid="00aa0c74" style:font-size-asian="10pt" style:font-size-complex="10pt"/>
    </style:style>
    <style:style style:name="P609" style:family="paragraph" style:parent-style-name="Table_20_Contents">
      <style:text-properties fo:font-size="10pt" fo:font-style="italic" officeooo:rsid="00645e1f" officeooo:paragraph-rsid="00a8e08b" style:font-size-asian="10pt" style:font-style-asian="italic" style:font-size-complex="10pt" style:font-style-complex="italic"/>
    </style:style>
    <style:style style:name="P610" style:family="paragraph" style:parent-style-name="Table_20_Contents">
      <style:paragraph-properties fo:text-align="center" style:justify-single-word="false"/>
      <style:text-properties fo:font-size="10pt" officeooo:rsid="01604b15" officeooo:paragraph-rsid="01604b15" style:font-size-asian="10pt" style:font-size-complex="10pt"/>
    </style:style>
    <style:style style:name="P611" style:family="paragraph" style:parent-style-name="Standard">
      <style:text-properties fo:font-size="10pt" officeooo:rsid="00645e1f" officeooo:paragraph-rsid="00a8e08b" style:font-size-asian="10pt" style:font-size-complex="10pt"/>
    </style:style>
    <style:style style:name="P612" style:family="paragraph" style:parent-style-name="Table">
      <style:paragraph-properties fo:margin-top="0.21cm" fo:margin-bottom="0.499cm" style:contextual-spacing="false"/>
      <style:text-properties officeooo:rsid="001e7267" officeooo:paragraph-rsid="00a8e08b"/>
    </style:style>
    <style:style style:name="P613" style:family="paragraph" style:parent-style-name="Heading_20_3" style:list-style-name="">
      <style:paragraph-properties fo:text-align="justify" style:justify-single-word="false">
        <style:tab-stops>
          <style:tab-stop style:position="1.49cm"/>
        </style:tab-stops>
      </style:paragraph-properties>
      <style:text-properties fo:language="ca" fo:country="ES" officeooo:rsid="00a5d561" officeooo:paragraph-rsid="00a5d561"/>
    </style:style>
    <style:style style:name="P614" style:family="paragraph" style:parent-style-name="Heading_20_3">
      <style:paragraph-properties fo:break-before="page"/>
      <style:text-properties fo:language="ca" fo:country="ES" officeooo:rsid="00a5d561" officeooo:paragraph-rsid="00a5d561"/>
    </style:style>
    <style:style style:name="P615" style:family="paragraph" style:parent-style-name="Text_20_body">
      <style:text-properties officeooo:rsid="00a50901" officeooo:paragraph-rsid="00a5d561"/>
    </style:style>
    <style:style style:name="P616" style:family="paragraph" style:parent-style-name="Table_20_Contents">
      <style:text-properties fo:font-size="10pt" fo:font-weight="bold" officeooo:rsid="005e5935" officeooo:paragraph-rsid="00aa0c74" style:font-size-asian="10pt" style:font-weight-asian="bold" style:font-size-complex="10pt" style:font-weight-complex="bold"/>
    </style:style>
    <style:style style:name="P617" style:family="paragraph" style:parent-style-name="Table_20_Contents">
      <style:text-properties fo:font-size="10pt" fo:language="ca" fo:country="ES" fo:font-style="italic" officeooo:rsid="00a5d561" officeooo:paragraph-rsid="00aa0c74" style:font-size-asian="10pt" style:font-style-asian="italic" style:font-size-complex="10pt" style:font-style-complex="italic"/>
    </style:style>
    <style:style style:name="P618" style:family="paragraph" style:parent-style-name="Standard">
      <style:text-properties fo:font-size="10pt" officeooo:rsid="00a5d561" officeooo:paragraph-rsid="00aa0c74" style:font-size-asian="10pt" style:font-size-complex="10pt"/>
    </style:style>
    <style:style style:name="P619" style:family="paragraph" style:parent-style-name="Table_20_Contents">
      <style:text-properties fo:font-size="10pt" fo:font-style="italic" officeooo:rsid="00a5d561" officeooo:paragraph-rsid="00aa0c74" style:font-size-asian="10pt" style:font-style-asian="italic" style:font-size-complex="10pt" style:font-style-complex="italic"/>
    </style:style>
    <style:style style:name="P620" style:family="paragraph" style:parent-style-name="Standard">
      <style:text-properties fo:font-size="10pt" officeooo:rsid="00a50901" officeooo:paragraph-rsid="00aa0c74" style:font-size-asian="10pt" style:font-size-complex="10pt"/>
    </style:style>
    <style:style style:name="P621" style:family="paragraph" style:parent-style-name="Table_20_Contents">
      <style:text-properties fo:font-size="10pt" fo:font-style="italic" officeooo:rsid="00a957c6" officeooo:paragraph-rsid="00aa0c74" style:font-size-asian="10pt" style:font-style-asian="italic" style:font-size-complex="10pt" style:font-style-complex="italic"/>
    </style:style>
    <style:style style:name="P622" style:family="paragraph" style:parent-style-name="Table_20_Contents">
      <style:paragraph-properties fo:text-align="start" style:justify-single-word="false"/>
      <style:text-properties fo:font-size="10pt" fo:font-style="normal" officeooo:rsid="00a957c6" officeooo:paragraph-rsid="00aa0c74" style:font-size-asian="10pt" style:font-style-asian="normal" style:font-size-complex="10pt" style:font-style-complex="normal"/>
    </style:style>
    <style:style style:name="P623" style:family="paragraph" style:parent-style-name="Table_20_Contents">
      <style:paragraph-properties fo:text-align="center" style:justify-single-word="false"/>
      <style:text-properties fo:font-size="10pt" officeooo:rsid="01154e4e" officeooo:paragraph-rsid="01185908" style:font-size-asian="10pt" style:font-size-complex="10pt"/>
    </style:style>
    <style:style style:name="P624" style:family="paragraph" style:parent-style-name="Standard">
      <style:text-properties fo:font-size="10pt" officeooo:rsid="00a957c6" officeooo:paragraph-rsid="00aa0c74" style:font-size-asian="10pt" style:font-size-complex="10pt"/>
    </style:style>
    <style:style style:name="P625" style:family="paragraph" style:parent-style-name="Table_20_Contents">
      <style:text-properties fo:font-size="10pt" fo:font-style="normal" officeooo:rsid="00ab342d" officeooo:paragraph-rsid="00ab342d" style:font-size-asian="10pt" style:font-style-asian="normal" style:font-size-complex="10pt" style:font-style-complex="normal"/>
    </style:style>
    <style:style style:name="P626" style:family="paragraph" style:parent-style-name="Table_20_Contents">
      <style:paragraph-properties fo:text-align="start" style:justify-single-word="false"/>
      <style:text-properties fo:font-size="10pt" fo:font-style="normal" officeooo:rsid="00ab342d" officeooo:paragraph-rsid="00ab342d" style:font-size-asian="10pt" style:font-style-asian="normal" style:font-size-complex="10pt" style:font-style-complex="normal"/>
    </style:style>
    <style:style style:name="P627" style:family="paragraph" style:parent-style-name="Standard">
      <style:text-properties fo:font-size="10pt" officeooo:rsid="00ab342d" officeooo:paragraph-rsid="00ab342d" style:font-size-asian="10pt" style:font-size-complex="10pt"/>
    </style:style>
    <style:style style:name="P628" style:family="paragraph" style:parent-style-name="Table">
      <style:text-properties officeooo:paragraph-rsid="00ab342d"/>
    </style:style>
    <style:style style:name="P629" style:family="paragraph" style:parent-style-name="Text_20_body">
      <style:text-properties officeooo:rsid="00a50901" officeooo:paragraph-rsid="00ab342d"/>
    </style:style>
    <style:style style:name="P630" style:family="paragraph" style:parent-style-name="Table_20_Contents">
      <style:text-properties fo:font-size="10pt" fo:font-weight="bold" officeooo:rsid="005e5935" officeooo:paragraph-rsid="00ab342d" style:font-size-asian="10pt" style:font-weight-asian="bold" style:font-size-complex="10pt" style:font-weight-complex="bold"/>
    </style:style>
    <style:style style:name="P631" style:family="paragraph" style:parent-style-name="Table_20_Contents">
      <style:text-properties fo:font-size="10pt" fo:language="ca" fo:country="ES" fo:font-style="italic" officeooo:rsid="00ab342d" officeooo:paragraph-rsid="00ab342d" style:font-size-asian="10pt" style:font-style-asian="italic" style:font-size-complex="10pt" style:font-style-complex="italic"/>
    </style:style>
    <style:style style:name="P632" style:family="paragraph" style:parent-style-name="Table_20_Contents">
      <style:paragraph-properties fo:text-align="start" style:justify-single-word="false"/>
      <style:text-properties fo:font-size="10pt" fo:language="ca" fo:country="ES" fo:font-style="normal" officeooo:rsid="00ab342d" officeooo:paragraph-rsid="00ab342d" style:font-size-asian="10pt" style:font-style-asian="normal" style:font-size-complex="10pt" style:font-style-complex="normal"/>
    </style:style>
    <style:style style:name="P633" style:family="paragraph" style:parent-style-name="Table_20_Contents">
      <style:text-properties fo:font-size="10pt" fo:font-style="italic" officeooo:rsid="00ab342d" officeooo:paragraph-rsid="00ab342d" style:font-size-asian="10pt" style:font-style-asian="italic" style:font-size-complex="10pt" style:font-style-complex="italic"/>
    </style:style>
    <style:style style:name="P634" style:family="paragraph" style:parent-style-name="Table_20_Contents">
      <style:text-properties fo:font-size="10pt" fo:font-style="italic" officeooo:rsid="00a5d561" officeooo:paragraph-rsid="00ab342d" style:font-size-asian="10pt" style:font-style-asian="italic" style:font-size-complex="10pt" style:font-style-complex="italic"/>
    </style:style>
    <style:style style:name="P635" style:family="paragraph" style:parent-style-name="Standard">
      <style:text-properties fo:font-size="10pt" officeooo:rsid="00a50901" officeooo:paragraph-rsid="00ab342d" style:font-size-asian="10pt" style:font-size-complex="10pt"/>
    </style:style>
    <style:style style:name="P636" style:family="paragraph" style:parent-style-name="Table">
      <style:text-properties officeooo:rsid="001e7267" officeooo:paragraph-rsid="00ab342d"/>
    </style:style>
    <style:style style:name="P637" style:family="paragraph" style:parent-style-name="Heading_20_2" style:list-style-name="">
      <style:paragraph-properties fo:text-align="justify" style:justify-single-word="false">
        <style:tab-stops/>
      </style:paragraph-properties>
    </style:style>
    <style:style style:name="P638" style:family="paragraph" style:parent-style-name="Text_20_body">
      <style:paragraph-properties fo:margin-top="0cm" fo:margin-bottom="0.3cm" style:contextual-spacing="true"/>
      <style:text-properties fo:language="ca" fo:country="ES" officeooo:rsid="00696db6" officeooo:paragraph-rsid="008fd1c2"/>
    </style:style>
    <style:style style:name="P639" style:family="paragraph" style:parent-style-name="Text_20_body">
      <style:paragraph-properties fo:margin-top="0cm" fo:margin-bottom="0.3cm" style:contextual-spacing="true"/>
      <style:text-properties fo:language="ca" fo:country="ES" fo:font-style="normal" style:text-underline-style="none" officeooo:rsid="00a50901" officeooo:paragraph-rsid="00a50901" style:font-style-asian="normal" style:font-style-complex="normal"/>
    </style:style>
    <style:style style:name="P640" style:family="paragraph" style:parent-style-name="Heading_20_3">
      <style:text-properties fo:language="ca" fo:country="ES" officeooo:rsid="00a50901" officeooo:paragraph-rsid="00a50901"/>
    </style:style>
    <style:style style:name="P641" style:family="paragraph" style:parent-style-name="Text_20_body">
      <style:text-properties style:font-name="Arial4" fo:language="ca" fo:country="ES" fo:font-style="italic" officeooo:rsid="00a50901" officeooo:paragraph-rsid="00a50901" style:font-style-asian="italic" style:font-style-complex="italic"/>
    </style:style>
    <style:style style:name="P642" style:family="paragraph" style:parent-style-name="Table_20_Contents">
      <style:text-properties fo:font-size="10pt" fo:font-weight="bold" officeooo:rsid="005e5935" officeooo:paragraph-rsid="00a50901" style:font-size-asian="10pt" style:font-weight-asian="bold" style:font-size-complex="10pt" style:font-weight-complex="bold"/>
    </style:style>
    <style:style style:name="P643" style:family="paragraph" style:parent-style-name="Table_20_Contents">
      <style:paragraph-properties fo:text-align="center" style:justify-single-word="false"/>
      <style:text-properties fo:font-size="10pt" fo:font-weight="bold" officeooo:rsid="01023cc4" officeooo:paragraph-rsid="01023cc4" style:font-size-asian="10pt" style:font-weight-asian="bold" style:font-size-complex="10pt" style:font-weight-complex="bold"/>
    </style:style>
    <style:style style:name="P644" style:family="paragraph" style:parent-style-name="Table_20_Contents">
      <style:text-properties fo:font-size="10pt" fo:language="ca" fo:country="ES" fo:font-style="normal" officeooo:rsid="00a50901" officeooo:paragraph-rsid="00a50901" style:font-size-asian="10pt" style:font-style-asian="normal" style:font-size-complex="10pt" style:font-style-complex="normal"/>
    </style:style>
    <style:style style:name="P645" style:family="paragraph" style:parent-style-name="Table_20_Contents">
      <style:paragraph-properties fo:text-align="start" style:justify-single-word="false"/>
      <style:text-properties fo:font-size="10pt" fo:font-style="normal" officeooo:rsid="00a50901" officeooo:paragraph-rsid="00a50901" style:font-size-asian="10pt" style:font-style-asian="normal" style:font-size-complex="10pt" style:font-style-complex="normal"/>
    </style:style>
    <style:style style:name="P646" style:family="paragraph" style:parent-style-name="Table_20_Contents">
      <style:paragraph-properties fo:text-align="center" style:justify-single-word="false"/>
      <style:text-properties fo:font-size="10pt" officeooo:rsid="00fd4c31" officeooo:paragraph-rsid="0101546e" style:font-size-asian="10pt" style:font-size-complex="10pt"/>
    </style:style>
    <style:style style:name="P647" style:family="paragraph" style:parent-style-name="Standard">
      <style:text-properties fo:font-size="10pt" officeooo:rsid="00a50901" officeooo:paragraph-rsid="00a50901" style:font-size-asian="10pt" style:font-size-complex="10pt"/>
    </style:style>
    <style:style style:name="P648" style:family="paragraph" style:parent-style-name="Table_20_Contents">
      <style:text-properties fo:font-size="10pt" fo:font-style="italic" officeooo:rsid="00a50901" officeooo:paragraph-rsid="00a50901" style:font-size-asian="10pt" style:font-style-asian="italic" style:font-size-complex="10pt" style:font-style-complex="italic"/>
    </style:style>
    <style:style style:name="P649" style:family="paragraph" style:parent-style-name="Table_20_Contents">
      <style:paragraph-properties fo:text-align="center" style:justify-single-word="false"/>
      <style:text-properties fo:font-size="10pt" officeooo:rsid="0101546e" officeooo:paragraph-rsid="0101546e" style:font-size-asian="10pt" style:font-size-complex="10pt"/>
    </style:style>
    <style:style style:name="P650" style:family="paragraph" style:parent-style-name="Table">
      <style:text-properties officeooo:rsid="001e7267" officeooo:paragraph-rsid="00a50901"/>
    </style:style>
    <style:style style:name="P651" style:family="paragraph" style:parent-style-name="Table_20_Contents">
      <style:paragraph-properties fo:text-align="center" style:justify-single-word="false"/>
      <style:text-properties fo:font-size="10pt" fo:font-weight="bold" officeooo:rsid="01001fe3" officeooo:paragraph-rsid="01001fe3" style:font-size-asian="10pt" style:font-weight-asian="bold" style:font-size-complex="10pt" style:font-weight-complex="bold"/>
    </style:style>
    <style:style style:name="P652" style:family="paragraph" style:parent-style-name="Table_20_Contents">
      <style:text-properties fo:font-size="10pt" fo:language="ca" fo:country="ES" fo:font-style="italic" officeooo:rsid="00a50901" officeooo:paragraph-rsid="00a50901" style:font-size-asian="10pt" style:font-style-asian="italic" style:font-size-complex="10pt" style:font-style-complex="italic"/>
    </style:style>
    <style:style style:name="P653" style:family="paragraph" style:parent-style-name="Table_20_Contents">
      <style:paragraph-properties fo:text-align="center" style:justify-single-word="false"/>
      <style:text-properties fo:font-size="10pt" officeooo:rsid="00fd4c31" officeooo:paragraph-rsid="01001fe3" style:font-size-asian="10pt" style:font-size-complex="10pt"/>
    </style:style>
    <style:style style:name="P654" style:family="paragraph" style:parent-style-name="Table_20_Contents">
      <style:paragraph-properties fo:text-align="center" style:justify-single-word="false"/>
      <style:text-properties fo:font-size="10pt" officeooo:rsid="01001fe3" officeooo:paragraph-rsid="01001fe3" style:font-size-asian="10pt" style:font-size-complex="10pt"/>
    </style:style>
    <style:style style:name="P655" style:family="paragraph" style:parent-style-name="Table_20_Contents">
      <style:text-properties fo:font-size="10pt" officeooo:rsid="00a50901" officeooo:paragraph-rsid="00a50901" style:font-size-asian="10pt" style:font-size-complex="10pt"/>
    </style:style>
    <style:style style:name="P656" style:family="paragraph" style:parent-style-name="Table_20_Contents">
      <style:paragraph-properties fo:text-align="start" style:justify-single-word="false"/>
      <style:text-properties fo:font-size="10pt" officeooo:rsid="00a50901" officeooo:paragraph-rsid="00a50901" style:font-size-asian="10pt" style:font-size-complex="10pt"/>
    </style:style>
    <style:style style:name="P657" style:family="paragraph" style:parent-style-name="Table_20_Contents">
      <style:paragraph-properties fo:text-align="start" style:justify-single-word="false"/>
      <style:text-properties fo:font-size="10pt" fo:language="ca" fo:country="ES" fo:font-style="normal" officeooo:rsid="00a50901" officeooo:paragraph-rsid="00a50901" style:font-size-asian="10pt" style:font-style-asian="normal" style:font-size-complex="10pt" style:font-style-complex="normal"/>
    </style:style>
    <style:style style:name="P658" style:family="paragraph" style:parent-style-name="Table_20_Contents">
      <style:paragraph-properties fo:text-align="center" style:justify-single-word="false"/>
      <style:text-properties fo:font-size="10pt" officeooo:rsid="00fd4c31" officeooo:paragraph-rsid="01023cc4" style:font-size-asian="10pt" style:font-size-complex="10pt"/>
    </style:style>
    <style:style style:name="P659" style:family="paragraph" style:parent-style-name="Table_20_Contents">
      <style:text-properties fo:font-size="10pt" fo:language="ca" fo:country="ES" fo:font-style="normal" officeooo:rsid="01023cc4" officeooo:paragraph-rsid="01023cc4" style:font-size-asian="10pt" style:font-style-asian="normal" style:font-size-complex="10pt" style:font-style-complex="normal"/>
    </style:style>
    <style:style style:name="P660" style:family="paragraph" style:parent-style-name="Table_20_Contents">
      <style:paragraph-properties fo:text-align="start" style:justify-single-word="false"/>
      <style:text-properties fo:font-size="10pt" fo:font-style="normal" officeooo:rsid="01023cc4" officeooo:paragraph-rsid="01023cc4" style:font-size-asian="10pt" style:font-style-asian="normal" style:font-size-complex="10pt" style:font-style-complex="normal"/>
    </style:style>
    <style:style style:name="P661" style:family="paragraph" style:parent-style-name="Table_20_Contents">
      <style:paragraph-properties fo:text-align="center" style:justify-single-word="false"/>
      <style:text-properties fo:font-size="10pt" officeooo:rsid="01023cc4" officeooo:paragraph-rsid="01023cc4" style:font-size-asian="10pt" style:font-size-complex="10pt"/>
    </style:style>
    <style:style style:name="P662" style:family="paragraph" style:parent-style-name="Standard">
      <style:text-properties fo:font-size="10pt" officeooo:rsid="01023cc4" officeooo:paragraph-rsid="01023cc4" style:font-size-asian="10pt" style:font-size-complex="10pt"/>
    </style:style>
    <style:style style:name="P663" style:family="paragraph" style:parent-style-name="Text_20_body">
      <style:paragraph-properties>
        <style:tab-stops>
          <style:tab-stop style:position="1.344cm"/>
        </style:tab-stops>
      </style:paragraph-properties>
      <style:text-properties officeooo:paragraph-rsid="008fd1c2"/>
    </style:style>
    <style:style style:name="P664" style:family="paragraph" style:parent-style-name="Heading_20_1">
      <style:paragraph-properties fo:break-before="page"/>
      <style:text-properties officeooo:rsid="00ca62ca" officeooo:paragraph-rsid="00ca62ca"/>
    </style:style>
    <style:style style:name="P665" style:family="paragraph" style:parent-style-name="Text_20_body">
      <style:text-properties officeooo:rsid="00ca62ca" officeooo:paragraph-rsid="00ca62ca"/>
    </style:style>
    <style:style style:name="P666" style:family="paragraph" style:parent-style-name="Heading_20_2">
      <style:text-properties officeooo:rsid="00ca62ca" officeooo:paragraph-rsid="00ca62ca"/>
    </style:style>
    <style:style style:name="P667" style:family="paragraph" style:parent-style-name="Text_20_body" style:list-style-name="L4">
      <style:paragraph-properties fo:margin-top="0cm" fo:margin-bottom="0.3cm" style:contextual-spacing="true"/>
      <style:text-properties officeooo:rsid="00ca62ca" officeooo:paragraph-rsid="00ca62ca"/>
    </style:style>
    <style:style style:name="P668" style:family="paragraph" style:parent-style-name="Text_20_body" style:list-style-name="L4">
      <style:paragraph-properties fo:margin-top="0cm" fo:margin-bottom="0.3cm" style:contextual-spacing="true"/>
      <style:text-properties officeooo:rsid="00ca62ca" officeooo:paragraph-rsid="00d5432b"/>
    </style:style>
    <style:style style:name="P669" style:family="paragraph" style:parent-style-name="Text_20_body" style:list-style-name="L4">
      <style:paragraph-properties fo:margin-top="0cm" fo:margin-bottom="0.3cm" style:contextual-spacing="true"/>
      <style:text-properties officeooo:paragraph-rsid="00d5432b"/>
    </style:style>
    <style:style style:name="P670" style:family="paragraph" style:parent-style-name="Heading_20_2" style:list-style-name="">
      <style:paragraph-properties fo:text-align="start" style:justify-single-word="false">
        <style:tab-stops/>
      </style:paragraph-properties>
      <style:text-properties officeooo:rsid="00ca62ca" officeooo:paragraph-rsid="00ca62ca"/>
    </style:style>
    <style:style style:name="P671" style:family="paragraph" style:parent-style-name="Heading_20_2">
      <style:paragraph-properties fo:break-before="page"/>
      <style:text-properties officeooo:rsid="00ca62ca" officeooo:paragraph-rsid="00ca62ca"/>
    </style:style>
    <style:style style:name="P672" style:family="paragraph" style:parent-style-name="Text_20_body">
      <style:text-properties officeooo:paragraph-rsid="00ca62ca"/>
    </style:style>
    <style:style style:name="P673" style:family="paragraph" style:parent-style-name="Standard">
      <style:paragraph-properties fo:text-align="center" style:justify-single-word="false">
        <style:tab-stops/>
      </style:paragraph-properties>
      <style:text-properties fo:color="#ffffff" loext:opacity="100%" fo:font-size="8pt" fo:font-weight="bold" style:font-size-asian="8pt" style:font-weight-asian="bold" style:font-size-complex="8pt"/>
    </style:style>
    <style:style style:name="P674" style:family="paragraph" style:parent-style-name="Standard">
      <style:paragraph-properties fo:text-align="start" style:justify-single-word="false">
        <style:tab-stops/>
      </style:paragraph-properties>
      <style:text-properties fo:color="#ffffff" loext:opacity="100%" fo:font-size="8pt" fo:font-weight="bold" style:font-size-asian="8pt" style:font-weight-asian="bold" style:font-size-complex="8pt" style:font-weight-complex="bold"/>
    </style:style>
    <style:style style:name="P675" style:family="paragraph" style:parent-style-name="Standard">
      <style:paragraph-properties fo:text-align="start" style:justify-single-word="false">
        <style:tab-stops/>
      </style:paragraph-properties>
      <style:text-properties fo:font-size="8pt" style:font-size-asian="8pt" style:font-size-complex="8pt"/>
    </style:style>
    <style:style style:name="P676" style:family="paragraph" style:parent-style-name="Standard">
      <style:paragraph-properties fo:text-align="start" style:justify-single-word="false">
        <style:tab-stops/>
      </style:paragraph-properties>
      <style:text-properties fo:font-size="8pt" officeooo:paragraph-rsid="01ae0d5d" style:font-size-asian="8pt" style:font-size-complex="8pt"/>
    </style:style>
    <style:style style:name="P677" style:family="paragraph" style:parent-style-name="Standard">
      <style:paragraph-properties fo:margin-top="0cm" fo:margin-bottom="0.3cm" style:contextual-spacing="true">
        <style:tab-stops>
          <style:tab-stop style:position="0.661cm"/>
        </style:tab-stops>
      </style:paragraph-properties>
      <style:text-properties officeooo:rsid="00cc1ba4" officeooo:paragraph-rsid="00cc1ba4"/>
    </style:style>
    <style:style style:name="P678" style:family="paragraph" style:parent-style-name="Text_20_body">
      <style:paragraph-properties fo:margin-top="0cm" fo:margin-bottom="0.3cm" style:contextual-spacing="true">
        <style:tab-stops>
          <style:tab-stop style:position="0.661cm"/>
        </style:tab-stops>
      </style:paragraph-properties>
      <style:text-properties officeooo:rsid="00cc1ba4" officeooo:paragraph-rsid="00cc1ba4"/>
    </style:style>
    <style:style style:name="P679" style:family="paragraph" style:parent-style-name="Text_20_body" style:list-style-name="L5">
      <style:paragraph-properties fo:margin-top="0cm" fo:margin-bottom="0.3cm" style:contextual-spacing="true"/>
      <style:text-properties officeooo:rsid="00ca9112" officeooo:paragraph-rsid="00ca9112"/>
    </style:style>
    <style:style style:name="P680" style:family="paragraph" style:parent-style-name="Heading_20_1">
      <style:paragraph-properties fo:break-before="page"/>
      <style:text-properties officeooo:rsid="00bbce0e" officeooo:paragraph-rsid="00bbce0e"/>
    </style:style>
    <style:style style:name="P681" style:family="paragraph" style:parent-style-name="Text_20_body">
      <style:text-properties officeooo:rsid="00bbce0e" officeooo:paragraph-rsid="00bbce0e"/>
    </style:style>
    <style:style style:name="P682" style:family="paragraph" style:parent-style-name="Text_20_body">
      <style:text-properties officeooo:rsid="00be719a" officeooo:paragraph-rsid="00be719a"/>
    </style:style>
    <style:style style:name="P683" style:family="paragraph" style:parent-style-name="Footnote">
      <style:text-properties officeooo:rsid="00be719a" officeooo:paragraph-rsid="00be719a"/>
    </style:style>
    <style:style style:name="P684" style:family="paragraph" style:parent-style-name="Table_20_Contents">
      <style:text-properties fo:font-size="8pt" fo:font-weight="bold" officeooo:rsid="00be719a" officeooo:paragraph-rsid="00be719a" style:font-size-asian="8pt" style:font-weight-asian="bold" style:font-size-complex="8pt" style:font-weight-complex="bold"/>
    </style:style>
    <style:style style:name="P685" style:family="paragraph" style:parent-style-name="Table_20_Contents">
      <style:paragraph-properties fo:text-align="center" style:justify-single-word="false"/>
      <style:text-properties fo:font-size="8pt" fo:font-weight="bold" officeooo:rsid="00be719a" officeooo:paragraph-rsid="00be719a" style:font-size-asian="8pt" style:font-weight-asian="bold" style:font-size-complex="8pt" style:font-weight-complex="bold"/>
    </style:style>
    <style:style style:name="P686" style:family="paragraph" style:parent-style-name="Table_20_Contents">
      <style:text-properties fo:font-size="8pt" fo:font-weight="bold" officeooo:rsid="005e5935" officeooo:paragraph-rsid="00bd1d9a" style:font-size-asian="8pt" style:font-weight-asian="bold" style:font-size-complex="8pt" style:font-weight-complex="bold"/>
    </style:style>
    <style:style style:name="P687" style:family="paragraph" style:parent-style-name="Table_20_Contents">
      <style:text-properties fo:font-size="8pt" fo:language="ca" fo:country="ES" fo:font-style="italic" officeooo:rsid="00be719a" officeooo:paragraph-rsid="00be719a" style:font-size-asian="8pt" style:font-style-asian="italic" style:font-size-complex="8pt" style:font-style-complex="italic"/>
    </style:style>
    <style:style style:name="P688" style:family="paragraph" style:parent-style-name="Table_20_Contents">
      <style:paragraph-properties fo:text-align="start" style:justify-single-word="false"/>
      <style:text-properties fo:font-size="8pt" fo:language="ca" fo:country="ES" fo:font-style="normal" officeooo:rsid="00be719a" officeooo:paragraph-rsid="00be719a" style:font-size-asian="8pt" style:font-style-asian="normal" style:font-size-complex="8pt" style:font-style-complex="normal"/>
    </style:style>
    <style:style style:name="P689" style:family="paragraph" style:parent-style-name="Table_20_Contents">
      <style:paragraph-properties fo:text-align="center" style:justify-single-word="false"/>
      <style:text-properties fo:font-size="8pt" officeooo:rsid="00be719a" officeooo:paragraph-rsid="00be719a" style:font-size-asian="8pt" style:font-size-complex="8pt"/>
    </style:style>
    <style:style style:name="P690" style:family="paragraph" style:parent-style-name="Table_20_Contents">
      <style:paragraph-properties fo:text-align="center" style:justify-single-word="false"/>
      <style:text-properties fo:font-size="8pt" officeooo:rsid="00be8e47" officeooo:paragraph-rsid="00be8e47" style:font-size-asian="8pt" style:font-size-complex="8pt"/>
    </style:style>
    <style:style style:name="P691" style:family="paragraph" style:parent-style-name="Standard">
      <style:text-properties fo:font-size="8pt" officeooo:rsid="00be8e47" officeooo:paragraph-rsid="00be8e47" style:font-size-asian="8pt" style:font-size-complex="8pt"/>
    </style:style>
    <style:style style:name="P692" style:family="paragraph" style:parent-style-name="Table_20_Contents">
      <style:text-properties fo:font-size="8pt" fo:language="ca" fo:country="ES" fo:font-style="italic" officeooo:rsid="00be8e47" officeooo:paragraph-rsid="00be8e47" style:font-size-asian="8pt" style:font-style-asian="italic" style:font-size-complex="8pt" style:font-style-complex="italic"/>
    </style:style>
    <style:style style:name="P693" style:family="paragraph" style:parent-style-name="Table_20_Contents">
      <style:paragraph-properties fo:text-align="start" style:justify-single-word="false"/>
      <style:text-properties fo:font-size="8pt" fo:language="ca" fo:country="ES" fo:font-style="normal" officeooo:rsid="00be8e47" officeooo:paragraph-rsid="00be8e47" style:font-size-asian="8pt" style:font-style-asian="normal" style:font-size-complex="8pt" style:font-style-complex="normal"/>
    </style:style>
    <style:style style:name="P694" style:family="paragraph" style:parent-style-name="Table_20_Contents">
      <style:text-properties style:font-name="Arial4" fo:font-size="8pt" fo:language="ca" fo:country="ES" officeooo:rsid="00be8e47" officeooo:paragraph-rsid="00be719a" style:font-size-asian="8pt" style:font-size-complex="8pt"/>
    </style:style>
    <style:style style:name="P695" style:family="paragraph" style:parent-style-name="Table_20_Contents">
      <style:paragraph-properties fo:text-align="start" style:justify-single-word="false"/>
      <style:text-properties style:font-name="Arial4" fo:font-size="8pt" fo:language="ca" fo:country="ES" officeooo:rsid="00be8e47" officeooo:paragraph-rsid="00be8e47" style:font-size-asian="8pt" style:font-size-complex="8pt"/>
    </style:style>
    <style:style style:name="P696" style:family="paragraph" style:parent-style-name="Table_20_Contents">
      <style:paragraph-properties fo:text-align="center" style:justify-single-word="false"/>
      <style:text-properties style:font-name="Arial4" fo:font-size="8pt" fo:language="ca" fo:country="ES" officeooo:rsid="00be8e47" officeooo:paragraph-rsid="00be8e47" style:font-size-asian="8pt" style:font-size-complex="8pt"/>
    </style:style>
    <style:style style:name="P697" style:family="paragraph" style:parent-style-name="Standard">
      <style:text-properties style:font-name="Arial4" fo:font-size="8pt" fo:language="ca" fo:country="ES" officeooo:rsid="00be8e47" officeooo:paragraph-rsid="00be8e47" style:font-size-asian="8pt" style:font-size-complex="8pt"/>
    </style:style>
    <style:style style:name="P698" style:family="paragraph" style:parent-style-name="Table_20_Contents">
      <style:text-properties style:font-name="Arial4" fo:font-size="8pt" fo:language="ca" fo:country="ES" officeooo:rsid="00be8e47" officeooo:paragraph-rsid="00be8e47" style:font-size-asian="8pt" style:font-size-complex="8pt"/>
    </style:style>
    <style:style style:name="P699" style:family="paragraph" style:parent-style-name="Heading_20_1">
      <style:paragraph-properties fo:break-before="page"/>
      <style:text-properties fo:language="ca" fo:country="ES" officeooo:rsid="006b790f" officeooo:paragraph-rsid="00bd1d9a"/>
    </style:style>
    <style:style style:name="P700" style:family="paragraph" style:parent-style-name="Figure_20_Index_20_1">
      <style:paragraph-properties>
        <style:tab-stops>
          <style:tab-stop style:position="17.895cm" style:type="right" style:leader-style="dotted" style:leader-text="."/>
        </style:tab-stops>
      </style:paragraph-properties>
    </style:style>
    <style:style style:name="P701" style:family="paragraph" style:parent-style-name="Index_20_1">
      <style:paragraph-properties>
        <style:tab-stops>
          <style:tab-stop style:position="17.895cm" style:type="right" style:leader-style="dotted" style:leader-text="."/>
        </style:tab-stops>
      </style:paragraph-properties>
    </style:style>
    <style:style style:name="T1" style:family="text">
      <style:text-properties officeooo:rsid="01b7f9e4"/>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T5" style:family="text">
      <style:text-properties officeooo:rsid="00b2e411"/>
    </style:style>
    <style:style style:name="T6" style:family="text">
      <style:text-properties officeooo:rsid="0076eea5"/>
    </style:style>
    <style:style style:name="T7" style:family="text">
      <style:text-properties officeooo:rsid="00b87186"/>
    </style:style>
    <style:style style:name="T8" style:family="text">
      <style:text-properties officeooo:rsid="005674a5"/>
    </style:style>
    <style:style style:name="T9" style:family="text">
      <style:text-properties fo:language="en" fo:country="U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8fd1c2"/>
    </style:style>
    <style:style style:name="T12" style:family="text">
      <style:text-properties officeooo:rsid="00a50901"/>
    </style:style>
    <style:style style:name="T13" style:family="text">
      <style:text-properties fo:font-style="italic" style:font-style-asian="italic" style:font-style-complex="italic"/>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font-style="normal" officeooo:rsid="008d30fb" style:font-style-asian="normal" style:font-style-complex="normal"/>
    </style:style>
    <style:style style:name="T17" style:family="text">
      <style:text-properties fo:language="en" fo:country="US" fo:font-style="italic" officeooo:rsid="008d30fb" style:font-style-asian="italic" style:font-style-complex="italic"/>
    </style:style>
    <style:style style:name="T18" style:family="text">
      <style:text-properties fo:language="ca" fo:country="ES" fo:font-style="normal" style:font-style-asian="normal" style:font-style-complex="normal"/>
    </style:style>
    <style:style style:name="T19" style:family="text">
      <style:text-properties fo:language="ca" fo:country="ES" fo:font-style="normal" officeooo:rsid="008fd1c2" style:font-style-asian="normal" style:font-style-complex="normal"/>
    </style:style>
    <style:style style:name="T20" style:family="text">
      <style:text-properties fo:language="ca" fo:country="ES" fo:font-style="normal" officeooo:rsid="00b87186" style:font-style-asian="normal" style:font-style-complex="normal"/>
    </style:style>
    <style:style style:name="T21" style:family="text">
      <style:text-properties fo:language="en" fo:country="US" officeooo:rsid="008d30fb"/>
    </style:style>
    <style:style style:name="T22" style:family="text">
      <style:text-properties fo:language="ca" fo:country="ES" fo:font-style="normal" officeooo:rsid="0116be0c" style:font-style-asian="normal" style:font-style-complex="normal"/>
    </style:style>
    <style:style style:name="T23" style:family="text">
      <style:text-properties fo:language="ca" fo:country="ES" fo:font-style="normal" officeooo:rsid="005867c5" style:font-style-asian="normal" style:font-style-complex="normal"/>
    </style:style>
    <style:style style:name="T24" style:family="text">
      <style:text-properties fo:font-style="italic" officeooo:rsid="005674a5" style:font-style-asian="italic" style:font-style-complex="italic"/>
    </style:style>
    <style:style style:name="T25" style:family="text">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27" style:family="text">
      <style:text-properties officeooo:rsid="00696db6"/>
    </style:style>
    <style:style style:name="T28" style:family="text">
      <style:text-properties style:font-name="Arial3" fo:font-size="18pt" fo:font-weight="bold" officeooo:rsid="00696db6" style:font-name-asian="Microsoft YaHei" style:font-size-asian="18pt" style:font-weight-asian="bold" style:font-name-complex="Arial2" style:font-size-complex="18pt" style:font-weight-complex="bold"/>
    </style:style>
    <style:style style:name="T29" style:family="text">
      <style:text-properties fo:font-style="italic" style:text-underline-style="none" officeooo:rsid="013f6cc7" style:font-style-asian="italic" style:font-style-complex="italic"/>
    </style:style>
    <style:style style:name="T30" style:family="text">
      <style:text-properties fo:font-style="normal" style:text-underline-style="none" style:font-style-asian="normal" style:font-style-complex="normal"/>
    </style:style>
    <style:style style:name="T31" style:family="text">
      <style:text-properties fo:font-style="italic" style:text-underline-style="none" style:font-style-asian="italic" style:font-style-complex="italic"/>
    </style:style>
    <style:style style:name="T32" style:family="text">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font-name="Arial1" fo:font-size="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80808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7" style:family="text">
      <style:text-properties fo:language="ca" fo:country="ES" fo:font-style="normal" officeooo:rsid="01c398f7" style:font-style-asian="normal" style:font-style-complex="normal"/>
    </style:style>
    <style:style style:name="T38" style:family="text">
      <style:text-properties fo:language="ca" fo:country="ES" fo:font-style="normal" officeooo:rsid="013f6cc7" style:font-style-asian="normal" style:font-style-complex="normal"/>
    </style:style>
    <style:style style:name="T39" style:family="text">
      <style:text-properties fo:language="ca" fo:country="ES" fo:font-style="italic" style:font-style-asian="italic" style:font-style-complex="italic"/>
    </style:style>
    <style:style style:name="T40" style:family="text">
      <style:text-properties fo:language="ca" fo:country="ES" fo:font-style="italic" officeooo:rsid="01c398f7" style:font-style-asian="italic" style:font-style-complex="italic"/>
    </style:style>
    <style:style style:name="T41" style:family="text">
      <style:text-properties officeooo:rsid="0060f0ad"/>
    </style:style>
    <style:style style:name="T42" style:family="text">
      <style:text-properties fo:font-style="italic" officeooo:rsid="01ba5ff2" style:font-style-asian="italic" style:font-style-complex="italic"/>
    </style:style>
    <style:style style:name="T43" style:family="text">
      <style:text-properties officeooo:rsid="01c0ee64"/>
    </style:style>
    <style:style style:name="T44" style:family="text">
      <style:text-properties officeooo:rsid="013d713b"/>
    </style:style>
    <style:style style:name="T45" style:family="text">
      <style:text-properties officeooo:rsid="00f45197"/>
    </style:style>
    <style:style style:name="T46" style:family="text">
      <style:text-properties fo:language="en" fo:country="US" fo:font-style="italic" officeooo:rsid="00e50ebf" style:font-style-asian="italic" style:font-style-complex="italic"/>
    </style:style>
    <style:style style:name="T47" style:family="text">
      <style:text-properties fo:language="ca" fo:country="ES" officeooo:rsid="005a5390"/>
    </style:style>
    <style:style style:name="T48" style:family="text">
      <style:text-properties fo:language="ca" fo:country="ES" officeooo:rsid="00696db6"/>
    </style:style>
    <style:style style:name="T49" style:family="text">
      <style:text-properties fo:language="ca" fo:country="ES" fo:font-style="normal" officeooo:rsid="005e5935" style:font-style-asian="normal" style:font-style-complex="normal"/>
    </style:style>
    <style:style style:name="T50" style:family="text">
      <style:text-properties officeooo:rsid="00fc8944"/>
    </style:style>
    <style:style style:name="T51" style:family="text">
      <style:text-properties officeooo:rsid="01ba5ff2"/>
    </style:style>
    <style:style style:name="T52" style:family="text">
      <style:text-properties style:text-position="super 58%" officeooo:rsid="00bbce0e"/>
    </style:style>
    <style:style style:name="T53" style:family="text">
      <style:text-properties style:text-position="super 58%" officeooo:rsid="012e54d0"/>
    </style:style>
    <style:style style:name="T54" style:family="text">
      <style:text-properties style:text-position="super 58%"/>
    </style:style>
    <style:style style:name="T55" style:family="text">
      <style:text-properties officeooo:rsid="01baf507"/>
    </style:style>
    <style:style style:name="T56" style:family="text">
      <style:text-properties officeooo:rsid="01bc1825"/>
    </style:style>
    <style:style style:name="T57" style:family="text">
      <style:text-properties officeooo:rsid="00f137bc"/>
    </style:style>
    <style:style style:name="T58" style:family="text">
      <style:text-properties fo:font-style="italic" officeooo:rsid="00f137bc" style:font-style-asian="italic" style:font-style-complex="italic"/>
    </style:style>
    <style:style style:name="T59" style:family="text">
      <style:text-properties fo:font-style="italic" officeooo:rsid="00b87186" style:font-style-asian="italic" style:font-style-complex="italic"/>
    </style:style>
    <style:style style:name="T60" style:family="text">
      <style:text-properties officeooo:rsid="01bc9c00"/>
    </style:style>
    <style:style style:name="T61" style:family="text">
      <style:text-properties officeooo:rsid="00fe5f81"/>
    </style:style>
    <style:style style:name="T62" style:family="text">
      <style:text-properties officeooo:rsid="012e54d0"/>
    </style:style>
    <style:style style:name="T63" style:family="text">
      <style:text-properties officeooo:rsid="0056f44a"/>
    </style:style>
    <style:style style:name="T64" style:family="text">
      <style:text-properties officeooo:rsid="00e6d828"/>
    </style:style>
    <style:style style:name="T65" style:family="text">
      <style:text-properties fo:font-variant="normal" fo:text-transform="none" fo:color="#80808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999999"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8" style:family="text">
      <style:text-properties fo:language="ca" fo:country="ES" officeooo:rsid="005e5935"/>
    </style:style>
    <style:style style:name="T69" style:family="text">
      <style:text-properties fo:language="ca" fo:country="ES" fo:font-style="italic" officeooo:rsid="005e5935" style:font-style-asian="italic" style:font-style-complex="italic"/>
    </style:style>
    <style:style style:name="T70" style:family="text">
      <style:text-properties fo:language="ca" fo:country="ES" fo:font-style="italic" officeooo:rsid="00735175" style:font-style-asian="italic" style:font-style-complex="italic"/>
    </style:style>
    <style:style style:name="T71" style:family="text">
      <style:text-properties officeooo:rsid="005efa07"/>
    </style:style>
    <style:style style:name="T72" style:family="text">
      <style:text-properties fo:language="ca" fo:country="ES" officeooo:rsid="005efa07"/>
    </style:style>
    <style:style style:name="T73" style:family="text">
      <style:text-properties fo:language="ca" fo:country="ES"/>
    </style:style>
    <style:style style:name="T74" style:family="text">
      <style:text-properties fo:language="ca" fo:country="ES" officeooo:rsid="00bbce0e"/>
    </style:style>
    <style:style style:name="T75" style:family="text">
      <style:text-properties officeooo:rsid="00e1f61e"/>
    </style:style>
    <style:style style:name="T76" style:family="text">
      <style:text-properties officeooo:rsid="00f8b8c2"/>
    </style:style>
    <style:style style:name="T77" style:family="text">
      <style:text-properties fo:language="ca" fo:country="ES" officeooo:rsid="00612606"/>
    </style:style>
    <style:style style:name="T78" style:family="text">
      <style:text-properties fo:language="en" fo:country="US" fo:font-style="italic" officeooo:rsid="00612606" style:font-style-asian="italic" style:font-style-complex="italic"/>
    </style:style>
    <style:style style:name="T79" style:family="text">
      <style:text-properties fo:language="ca" fo:country="ES" fo:font-style="italic" fo:font-weight="normal" officeooo:rsid="00612606" style:font-style-asian="italic" style:font-weight-asian="normal" style:font-style-complex="italic" style:font-weight-complex="normal"/>
    </style:style>
    <style:style style:name="T80" style:family="text">
      <style:text-properties fo:language="ca" fo:country="ES" fo:font-weight="normal" officeooo:rsid="00612606" style:font-weight-asian="normal" style:font-weight-complex="normal"/>
    </style:style>
    <style:style style:name="T81" style:family="text">
      <style:text-properties fo:language="ca" fo:country="ES" fo:font-weight="normal" officeooo:rsid="00bbce0e" style:font-weight-asian="normal" style:font-weight-complex="normal"/>
    </style:style>
    <style:style style:name="T82" style:family="text">
      <style:text-properties officeooo:rsid="00fa2685"/>
    </style:style>
    <style:style style:name="T83" style:family="text">
      <style:text-properties fo:font-style="italic" officeooo:rsid="00612606" style:font-style-asian="italic" style:font-style-complex="italic"/>
    </style:style>
    <style:style style:name="T84" style:family="text">
      <style:text-properties officeooo:rsid="00612606"/>
    </style:style>
    <style:style style:name="T85" style:family="text">
      <style:text-properties officeooo:rsid="00fa847b"/>
    </style:style>
    <style:style style:name="T86" style:family="text">
      <style:text-properties officeooo:rsid="01a9863f"/>
    </style:style>
    <style:style style:name="T87" style:family="text">
      <style:text-properties officeooo:rsid="0161e461"/>
    </style:style>
    <style:style style:name="T88" style:family="text">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92" style:family="text">
      <style:text-properties fo:language="ca" fo:country="ES" officeooo:rsid="0062f08b"/>
    </style:style>
    <style:style style:name="T93" style:family="text">
      <style:text-properties fo:language="ca" fo:country="ES" officeooo:rsid="00775aa4"/>
    </style:style>
    <style:style style:name="T94" style:family="text">
      <style:text-properties officeooo:rsid="00775aa4"/>
    </style:style>
    <style:style style:name="T95" style:family="text">
      <style:text-properties officeooo:rsid="010756fb"/>
    </style:style>
    <style:style style:name="T96" style:family="text">
      <style:text-properties officeooo:rsid="010d8e62"/>
    </style:style>
    <style:style style:name="T97" style:family="text">
      <style:text-properties officeooo:rsid="0062f08b"/>
    </style:style>
    <style:style style:name="T98" style:family="text">
      <style:text-properties fo:language="en" fo:country="US" fo:font-style="italic" officeooo:rsid="01710b9a" style:font-style-asian="italic" style:font-style-complex="italic"/>
    </style:style>
    <style:style style:name="T99" style:family="text">
      <style:text-properties fo:font-style="italic" officeooo:rsid="00775aa4" style:font-style-asian="italic" style:font-style-complex="italic"/>
    </style:style>
    <style:style style:name="T100" style:family="text">
      <style:text-properties fo:font-style="italic" officeooo:rsid="016e0507" style:font-style-asian="italic" style:font-style-complex="italic"/>
    </style:style>
    <style:style style:name="T101" style:family="text">
      <style:text-properties fo:language="ca" fo:country="ES" fo:font-style="normal" officeooo:rsid="00775aa4" style:font-style-asian="normal" style:font-style-complex="normal"/>
    </style:style>
    <style:style style:name="T102" style:family="text">
      <style:text-properties officeooo:rsid="0107c5a3"/>
    </style:style>
    <style:style style:name="T103" style:family="text">
      <style:text-properties fo:font-style="italic" officeooo:rsid="0107c5a3" style:font-style-asian="italic" style:font-style-complex="italic"/>
    </style:style>
    <style:style style:name="T104" style:family="text">
      <style:text-properties fo:font-style="italic" officeooo:rsid="016d5b53" style:font-style-asian="italic" style:font-style-complex="italic"/>
    </style:style>
    <style:style style:name="T105" style:family="text">
      <style:text-properties officeooo:rsid="01301122"/>
    </style:style>
    <style:style style:name="T106" style:family="text">
      <style:text-properties officeooo:rsid="010f92e3"/>
    </style:style>
    <style:style style:name="T107" style:family="text">
      <style:text-properties officeooo:rsid="010cf335"/>
    </style:style>
    <style:style style:name="T108" style:family="text">
      <style:text-properties fo:font-style="italic" officeooo:rsid="010cf335" style:font-style-asian="italic" style:font-style-complex="italic"/>
    </style:style>
    <style:style style:name="T109" style:family="text">
      <style:text-properties fo:language="en" fo:country="US" officeooo:rsid="0064055e"/>
    </style:style>
    <style:style style:name="T110" style:family="text">
      <style:text-properties officeooo:rsid="0074417c"/>
    </style:style>
    <style:style style:name="T111" style:family="text">
      <style:text-properties officeooo:rsid="01185908"/>
    </style:style>
    <style:style style:name="T112" style:family="text">
      <style:text-properties fo:language="ca" fo:country="ES" officeooo:rsid="00645e1f"/>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language="en" fo:country="US" fo:font-style="italic" fo:font-weight="normal" style:font-style-asian="italic" style:font-weight-asian="normal" style:font-style-complex="italic" style:font-weight-complex="normal"/>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normal" fo:font-weight="normal" officeooo:rsid="00661d1e" style:font-style-asian="normal" style:font-weight-asian="normal" style:font-style-complex="normal" style:font-weight-complex="normal"/>
    </style:style>
    <style:style style:name="T117" style:family="text">
      <style:text-properties fo:language="ca" fo:country="ES" fo:font-style="italic" officeooo:rsid="00645e1f" style:font-style-asian="italic" style:font-style-complex="italic"/>
    </style:style>
    <style:style style:name="T118" style:family="text">
      <style:text-properties fo:language="ca" fo:country="ES" fo:font-style="normal" officeooo:rsid="00645e1f" style:font-style-asian="normal" style:font-style-complex="normal"/>
    </style:style>
    <style:style style:name="T119" style:family="text">
      <style:text-properties officeooo:rsid="010fd561"/>
    </style:style>
    <style:style style:name="T120" style:family="text">
      <style:text-properties officeooo:rsid="01113615"/>
    </style:style>
    <style:style style:name="T121" style:family="text">
      <style:text-properties officeooo:rsid="0116be0c"/>
    </style:style>
    <style:style style:name="T122" style:family="text">
      <style:text-properties fo:language="ca" fo:country="ES" officeooo:rsid="0074417c"/>
    </style:style>
    <style:style style:name="T123" style:family="text">
      <style:text-properties officeooo:rsid="00645e1f"/>
    </style:style>
    <style:style style:name="T124" style:family="text">
      <style:text-properties fo:language="ca" fo:country="ES" officeooo:rsid="006b790f"/>
    </style:style>
    <style:style style:name="T125" style:family="text">
      <style:text-properties fo:language="ca" fo:country="ES" officeooo:rsid="0089c6c3"/>
    </style:style>
    <style:style style:name="T126" style:family="text">
      <style:text-properties officeooo:rsid="014fab30"/>
    </style:style>
    <style:style style:name="T127" style:family="text">
      <style:text-properties officeooo:rsid="015186f8"/>
    </style:style>
    <style:style style:name="T128" style:family="text">
      <style:text-properties officeooo:rsid="006b790f"/>
    </style:style>
    <style:style style:name="T129" style:family="text">
      <style:text-properties officeooo:rsid="0130b55a"/>
    </style:style>
    <style:style style:name="T130" style:family="text">
      <style:text-properties officeooo:rsid="011f4b2f"/>
    </style:style>
    <style:style style:name="T131" style:family="text">
      <style:text-properties officeooo:rsid="0120263d"/>
    </style:style>
    <style:style style:name="T132" style:family="text">
      <style:text-properties officeooo:rsid="019fdce5"/>
    </style:style>
    <style:style style:name="T133" style:family="text">
      <style:text-properties officeooo:rsid="019e5c37"/>
    </style:style>
    <style:style style:name="T134" style:family="text">
      <style:text-properties fo:font-style="normal" fo:font-weight="normal" officeooo:rsid="007032e6" style:font-style-asian="normal" style:font-weight-asian="normal" style:font-style-complex="normal" style:font-weight-complex="normal"/>
    </style:style>
    <style:style style:name="T135" style:family="text">
      <style:text-properties officeooo:rsid="01329d49"/>
    </style:style>
    <style:style style:name="T136" style:family="text">
      <style:text-properties fo:language="ca" fo:country="ES" fo:font-style="italic" officeooo:rsid="01329d49" style:font-style-asian="italic" style:font-style-complex="italic"/>
    </style:style>
    <style:style style:name="T137" style:family="text">
      <style:text-properties officeooo:rsid="01215d58"/>
    </style:style>
    <style:style style:name="T138" style:family="text">
      <style:text-properties fo:language="en" fo:country="US" officeooo:rsid="0013cdf8"/>
    </style:style>
    <style:style style:name="T139" style:family="text">
      <style:text-properties fo:font-style="normal" officeooo:rsid="00d8b8fc" style:font-style-asian="normal" style:font-style-complex="normal"/>
    </style:style>
    <style:style style:name="T140" style:family="text">
      <style:text-properties fo:font-style="italic" officeooo:rsid="00d8b8fc" style:font-style-asian="italic" style:font-style-complex="italic"/>
    </style:style>
    <style:style style:name="T141" style:family="text">
      <style:text-properties fo:font-style="normal" officeooo:rsid="00e3c0a7" style:font-style-asian="normal" style:font-style-complex="normal"/>
    </style:style>
    <style:style style:name="T142" style:family="text">
      <style:text-properties fo:language="en" fo:country="US" fo:font-style="italic" fo:font-weight="normal" officeooo:rsid="00dd430a" style:font-style-asian="italic" style:font-weight-asian="normal" style:font-style-complex="italic" style:font-weight-complex="normal"/>
    </style:style>
    <style:style style:name="T143" style:family="text">
      <style:text-properties fo:font-style="normal" fo:font-weight="normal" officeooo:rsid="00dd430a" style:font-style-asian="normal" style:font-weight-asian="normal" style:font-style-complex="normal" style:font-weight-complex="normal"/>
    </style:style>
    <style:style style:name="T144" style:family="text">
      <style:text-properties fo:font-style="normal" officeooo:rsid="00e1f61e" style:font-style-asian="normal" style:font-style-complex="normal"/>
    </style:style>
    <style:style style:name="T145" style:family="text">
      <style:text-properties fo:font-style="normal" officeooo:rsid="005a5390" style:font-style-asian="normal" style:font-style-complex="normal"/>
    </style:style>
    <style:style style:name="T146" style:family="text">
      <style:text-properties fo:font-style="normal" officeooo:rsid="006b790f" style:font-style-asian="normal" style:font-style-complex="normal"/>
    </style:style>
    <style:style style:name="T147" style:family="text">
      <style:text-properties fo:language="en" fo:country="US" officeooo:rsid="006ed0c8"/>
    </style:style>
    <style:style style:name="T148" style:family="text">
      <style:text-properties style:font-name="Arial4" fo:language="ca" fo:country="ES" officeooo:rsid="00645e1f"/>
    </style:style>
    <style:style style:name="T149" style:family="text">
      <style:text-properties officeooo:rsid="006ed0c8"/>
    </style:style>
    <style:style style:name="T150" style:family="text">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52" style:family="text">
      <style:text-properties style:font-name="Arial4" officeooo:rsid="00645e1f"/>
    </style:style>
    <style:style style:name="T153" style:family="text">
      <style:text-properties style:font-name="Arial4"/>
    </style:style>
    <style:style style:name="T154" style:family="text">
      <style:text-properties style:font-name="Arial4" fo:font-style="normal" style:font-style-asian="normal" style:font-style-complex="normal"/>
    </style:style>
    <style:style style:name="T155" style:family="text">
      <style:text-properties fo:font-weight="normal" style:font-weight-asian="normal" style:font-weight-complex="normal"/>
    </style:style>
    <style:style style:name="T156" style:family="text">
      <style:text-properties fo:font-weight="normal" officeooo:rsid="0123f628" style:font-weight-asian="normal" style:font-weight-complex="normal"/>
    </style:style>
    <style:style style:name="T157" style:family="text">
      <style:text-properties officeooo:rsid="0123f628"/>
    </style:style>
    <style:style style:name="T158" style:family="text">
      <style:text-properties fo:language="ca" fo:country="ES" officeooo:rsid="00708194"/>
    </style:style>
    <style:style style:name="T159" style:family="text">
      <style:text-properties fo:language="en" fo:country="US" fo:font-style="italic" fo:font-weight="normal" officeooo:rsid="00708194" style:font-style-asian="italic" style:font-weight-asian="normal" style:font-style-complex="italic" style:font-weight-complex="normal"/>
    </style:style>
    <style:style style:name="T160" style:family="text">
      <style:text-properties fo:font-style="normal" fo:font-weight="normal" officeooo:rsid="00708194" style:font-style-asian="normal" style:font-weight-asian="normal" style:font-style-complex="normal" style:font-weight-complex="normal"/>
    </style:style>
    <style:style style:name="T161" style:family="text">
      <style:text-properties fo:font-style="normal" fo:font-weight="normal" officeooo:rsid="007168ba" style:font-style-asian="normal" style:font-weight-asian="normal" style:font-style-complex="normal" style:font-weight-complex="normal"/>
    </style:style>
    <style:style style:name="T162" style:family="text">
      <style:text-properties style:font-name="Arial4" officeooo:rsid="007168ba"/>
    </style:style>
    <style:style style:name="T163" style:family="text">
      <style:text-properties style:font-name="Arial4" fo:font-style="normal" officeooo:rsid="007168ba" style:font-style-asian="normal" style:font-style-complex="normal"/>
    </style:style>
    <style:style style:name="T164" style:family="text">
      <style:text-properties fo:font-style="italic" officeooo:rsid="00708194" style:font-style-asian="italic" style:font-style-complex="italic"/>
    </style:style>
    <style:style style:name="T165" style:family="text">
      <style:text-properties fo:language="ca" fo:country="ES" officeooo:rsid="01329d49"/>
    </style:style>
    <style:style style:name="T166" style:family="text">
      <style:text-properties officeooo:rsid="007168ba"/>
    </style:style>
    <style:style style:name="T167" style:family="text">
      <style:text-properties fo:font-style="italic" officeooo:rsid="01555d1b" style:font-style-asian="italic" style:font-style-complex="italic"/>
    </style:style>
    <style:style style:name="T168" style:family="text">
      <style:text-properties fo:font-style="italic" officeooo:rsid="01743c37" style:font-style-asian="italic" style:font-style-complex="italic"/>
    </style:style>
    <style:style style:name="T169" style:family="text">
      <style:text-properties officeooo:rsid="01743c37"/>
    </style:style>
    <style:style style:name="T170" style:family="text">
      <style:text-properties style:font-name="Arial4" fo:font-style="normal" officeooo:rsid="0070c8d2" style:font-style-asian="normal" style:font-style-complex="normal"/>
    </style:style>
    <style:style style:name="T171" style:family="text">
      <style:text-properties fo:font-style="italic" officeooo:rsid="0070c8d2" style:font-style-asian="italic" style:font-style-complex="italic"/>
    </style:style>
    <style:style style:name="T172" style:family="text">
      <style:text-properties fo:font-style="normal" officeooo:rsid="0070c8d2" style:font-style-asian="normal" style:font-style-complex="normal"/>
    </style:style>
    <style:style style:name="T173" style:family="text">
      <style:text-properties fo:font-weight="normal" officeooo:rsid="0070c8d2" style:font-weight-asian="normal" style:font-weight-complex="normal"/>
    </style:style>
    <style:style style:name="T174" style:family="text">
      <style:text-properties fo:font-style="normal" fo:font-weight="normal" officeooo:rsid="0070c8d2" style:font-style-asian="normal" style:font-weight-asian="normal" style:font-style-complex="normal" style:font-weight-complex="normal"/>
    </style:style>
    <style:style style:name="T175" style:family="text">
      <style:text-properties fo:language="en" fo:country="US" officeooo:rsid="0076eea5"/>
    </style:style>
    <style:style style:name="T176" style:family="text">
      <style:text-properties fo:language="en" fo:country="US" fo:font-style="italic" officeooo:rsid="0076eea5" style:font-style-asian="italic" style:font-style-complex="italic"/>
    </style:style>
    <style:style style:name="T177" style:family="text">
      <style:text-properties fo:language="ca" fo:country="ES" fo:font-weight="normal" style:font-weight-asian="normal" style:font-weight-complex="normal"/>
    </style:style>
    <style:style style:name="T178" style:family="text">
      <style:text-properties fo:language="en" fo:country="US" fo:font-weight="normal" officeooo:rsid="0077e810" style:font-weight-asian="normal" style:font-weight-complex="normal"/>
    </style:style>
    <style:style style:name="T179" style:family="text">
      <style:text-properties fo:language="ca" fo:country="ES" fo:font-style="normal" fo:font-weight="normal" style:font-style-asian="normal" style:font-weight-asian="normal" style:font-style-complex="normal" style:font-weight-complex="normal"/>
    </style:style>
    <style:style style:name="T180" style:family="text">
      <style:text-properties officeooo:rsid="0077e810"/>
    </style:style>
    <style:style style:name="T181" style:family="text">
      <style:text-properties fo:font-style="italic" officeooo:rsid="0062f08b" style:font-style-asian="italic" style:font-style-complex="italic"/>
    </style:style>
    <style:style style:name="T182" style:family="text">
      <style:text-properties fo:font-style="italic" officeooo:rsid="0077e810" style:font-style-asian="italic" style:font-style-complex="italic"/>
    </style:style>
    <style:style style:name="T183" style:family="text">
      <style:text-properties fo:font-style="normal" fo:font-weight="normal" officeooo:rsid="005a5390" style:font-style-asian="normal" style:font-weight-asian="normal" style:font-style-complex="normal" style:font-weight-complex="normal"/>
    </style:style>
    <style:style style:name="T184" style:family="text">
      <style:text-properties fo:font-style="normal" fo:font-weight="normal" officeooo:rsid="0077e810" style:font-style-asian="normal" style:font-weight-asian="normal" style:font-style-complex="normal" style:font-weight-complex="normal"/>
    </style:style>
    <style:style style:name="T185" style:family="text">
      <style:text-properties fo:font-style="normal" fo:font-weight="normal" officeooo:rsid="0062f08b" style:font-style-asian="normal" style:font-weight-asian="normal" style:font-style-complex="normal" style:font-weight-complex="normal"/>
    </style:style>
    <style:style style:name="T186" style:family="text">
      <style:text-properties officeooo:rsid="007a29c4"/>
    </style:style>
    <style:style style:name="T187" style:family="text">
      <style:text-properties fo:language="ca" fo:country="ES" fo:font-style="normal" officeooo:rsid="007a29c4" style:font-style-asian="normal" style:font-style-complex="normal"/>
    </style:style>
    <style:style style:name="T188" style:family="text">
      <style:text-properties fo:language="ca" fo:country="ES" fo:font-style="normal" officeooo:rsid="006ed0c8" style:font-style-asian="normal" style:font-style-complex="normal"/>
    </style:style>
    <style:style style:name="T189" style:family="text">
      <style:text-properties officeooo:rsid="007acc11"/>
    </style:style>
    <style:style style:name="T190" style:family="text">
      <style:text-properties officeooo:rsid="01a184ae"/>
    </style:style>
    <style:style style:name="T191" style:family="text">
      <style:text-properties officeooo:rsid="0128a750"/>
    </style:style>
    <style:style style:name="T192" style:family="text">
      <style:text-properties fo:language="ca" fo:country="ES" fo:font-style="normal" fo:font-weight="normal" officeooo:rsid="005a5390" style:font-style-asian="normal" style:font-weight-asian="normal" style:font-style-complex="normal" style:font-weight-complex="normal"/>
    </style:style>
    <style:style style:name="T193" style:family="text">
      <style:text-properties fo:language="ca" fo:country="ES" fo:font-style="normal" fo:font-weight="normal" officeooo:rsid="007a29c4" style:font-style-asian="normal" style:font-weight-asian="normal" style:font-style-complex="normal" style:font-weight-complex="normal"/>
    </style:style>
    <style:style style:name="T194" style:family="text">
      <style:text-properties fo:language="en" fo:country="US" officeooo:rsid="007b81cf"/>
    </style:style>
    <style:style style:name="T195" style:family="text">
      <style:text-properties fo:language="en" fo:country="US" officeooo:rsid="00612606"/>
    </style:style>
    <style:style style:name="T196" style:family="text">
      <style:text-properties fo:language="en" fo:country="US" officeooo:rsid="0056f44a"/>
    </style:style>
    <style:style style:name="T197" style:family="text">
      <style:text-properties officeooo:rsid="007b81cf"/>
    </style:style>
    <style:style style:name="T198" style:family="text">
      <style:text-properties fo:language="en" fo:country="US" fo:font-style="italic" officeooo:rsid="007b81cf" style:font-style-asian="italic" style:font-style-complex="italic"/>
    </style:style>
    <style:style style:name="T199" style:family="text">
      <style:text-properties officeooo:rsid="007e3023"/>
    </style:style>
    <style:style style:name="T200" style:family="text">
      <style:text-properties officeooo:rsid="017ab9a7"/>
    </style:style>
    <style:style style:name="T201" style:family="text">
      <style:text-properties fo:language="en" fo:country="US" fo:font-style="italic" fo:font-weight="normal" officeooo:rsid="007e3023" style:font-style-asian="italic" style:font-weight-asian="normal" style:font-style-complex="italic" style:font-weight-complex="normal"/>
    </style:style>
    <style:style style:name="T202" style:family="text">
      <style:text-properties fo:font-style="normal" fo:font-weight="normal" officeooo:rsid="007b81cf" style:font-style-asian="normal" style:font-weight-asian="normal" style:font-style-complex="normal" style:font-weight-complex="normal"/>
    </style:style>
    <style:style style:name="T203" style:family="text">
      <style:text-properties fo:font-style="normal" fo:font-weight="normal" officeooo:rsid="007e3023" style:font-style-asian="normal" style:font-weight-asian="normal" style:font-style-complex="normal" style:font-weight-complex="normal"/>
    </style:style>
    <style:style style:name="T204" style:family="text">
      <style:text-properties fo:font-style="normal" fo:font-weight="normal" officeooo:rsid="0179514e" style:font-style-asian="normal" style:font-weight-asian="normal" style:font-style-complex="normal" style:font-weight-complex="normal"/>
    </style:style>
    <style:style style:name="T205" style:family="text">
      <style:text-properties style:font-name="Arial4" fo:font-style="normal" officeooo:rsid="007e3023" style:font-style-asian="normal" style:font-style-complex="normal"/>
    </style:style>
    <style:style style:name="T206" style:family="text">
      <style:text-properties fo:font-style="italic" officeooo:rsid="007e3023" style:font-style-asian="italic" style:font-style-complex="italic"/>
    </style:style>
    <style:style style:name="T207" style:family="text">
      <style:text-properties fo:font-style="normal" officeooo:rsid="007e3023" style:font-style-asian="normal" style:font-style-complex="normal"/>
    </style:style>
    <style:style style:name="T208" style:family="text">
      <style:text-properties fo:font-style="italic" officeooo:rsid="007b81cf" style:font-style-asian="italic" style:font-style-complex="italic"/>
    </style:style>
    <style:style style:name="T209" style:family="text">
      <style:text-properties officeooo:rsid="007fd08e"/>
    </style:style>
    <style:style style:name="T210" style:family="text">
      <style:text-properties fo:language="en" fo:country="US" fo:font-style="italic" fo:font-weight="normal" officeooo:rsid="007fd08e" style:font-style-asian="italic" style:font-weight-asian="normal" style:font-style-complex="italic" style:font-weight-complex="normal"/>
    </style:style>
    <style:style style:name="T211" style:family="text">
      <style:text-properties fo:language="ca" fo:country="ES" fo:font-style="italic" fo:font-weight="normal" style:font-style-asian="italic" style:font-weight-asian="normal" style:font-style-complex="italic" style:font-weight-complex="normal"/>
    </style:style>
    <style:style style:name="T212" style:family="text">
      <style:text-properties fo:language="ca" fo:country="ES" fo:font-style="normal" fo:font-weight="normal" officeooo:rsid="007fd08e" style:font-style-asian="normal" style:font-weight-asian="normal" style:font-style-complex="normal" style:font-weight-complex="normal"/>
    </style:style>
    <style:style style:name="T213" style:family="text">
      <style:text-properties fo:language="ca" fo:country="ES" fo:font-style="normal" officeooo:rsid="00661d1e" style:font-style-asian="normal" style:font-style-complex="normal"/>
    </style:style>
    <style:style style:name="T214" style:family="text">
      <style:text-properties fo:language="en" fo:country="US" fo:font-style="italic" officeooo:rsid="00661d1e" style:font-style-asian="italic" style:font-style-complex="italic"/>
    </style:style>
    <style:style style:name="T215" style:family="text">
      <style:text-properties fo:language="ca" fo:country="ES" fo:font-style="italic" officeooo:rsid="00661d1e" style:font-style-asian="italic" style:font-style-complex="italic"/>
    </style:style>
    <style:style style:name="T216" style:family="text">
      <style:text-properties fo:font-style="italic" officeooo:rsid="007fd08e" style:font-style-asian="italic" style:font-style-complex="italic"/>
    </style:style>
    <style:style style:name="T217" style:family="text">
      <style:text-properties officeooo:rsid="0132e1e3"/>
    </style:style>
    <style:style style:name="T218" style:family="text">
      <style:text-properties fo:language="ca" fo:country="ES" officeooo:rsid="0132e1e3"/>
    </style:style>
    <style:style style:name="T219" style:family="text">
      <style:text-properties officeooo:rsid="0179514e"/>
    </style:style>
    <style:style style:name="T220" style:family="text">
      <style:text-properties officeooo:rsid="009a7f44"/>
    </style:style>
    <style:style style:name="T221" style:family="text">
      <style:text-properties officeooo:rsid="0086d30f"/>
    </style:style>
    <style:style style:name="T222" style:family="text">
      <style:text-properties fo:language="en" fo:country="US" fo:font-style="italic" officeooo:rsid="0086d30f" style:font-style-asian="italic" style:font-style-complex="italic"/>
    </style:style>
    <style:style style:name="T223" style:family="text">
      <style:text-properties fo:language="en" fo:country="US" fo:font-style="italic" fo:font-weight="normal" officeooo:rsid="012c496e" style:font-style-asian="italic" style:font-weight-asian="normal" style:font-style-complex="italic" style:font-weight-complex="normal"/>
    </style:style>
    <style:style style:name="T224" style:family="text">
      <style:text-properties fo:language="en" fo:country="US" officeooo:rsid="0132e4d0"/>
    </style:style>
    <style:style style:name="T225" style:family="text">
      <style:text-properties fo:font-style="italic" officeooo:rsid="00895fce" style:font-style-asian="italic" style:font-style-complex="italic"/>
    </style:style>
    <style:style style:name="T226" style:family="text">
      <style:text-properties fo:font-style="italic" officeooo:rsid="0132e4d0" style:font-style-asian="italic" style:font-style-complex="italic"/>
    </style:style>
    <style:style style:name="T227" style:family="text">
      <style:text-properties officeooo:rsid="0132e4d0"/>
    </style:style>
    <style:style style:name="T228" style:family="text">
      <style:text-properties officeooo:rsid="01347905"/>
    </style:style>
    <style:style style:name="T229" style:family="text">
      <style:text-properties fo:font-size="10pt" fo:language="ca" fo:country="ES" fo:font-style="italic" officeooo:rsid="01329d49" style:font-size-asian="10pt" style:font-style-asian="italic" style:font-size-complex="10pt" style:font-style-complex="italic"/>
    </style:style>
    <style:style style:name="T230" style:family="text">
      <style:text-properties fo:font-size="10pt" fo:font-style="italic" officeooo:rsid="006b790f" style:font-size-asian="10pt" style:font-style-asian="italic" style:font-size-complex="10pt" style:font-style-complex="italic"/>
    </style:style>
    <style:style style:name="T231" style:family="text">
      <style:text-properties fo:font-size="10pt" fo:font-style="italic" officeooo:rsid="005efa07" style:font-size-asian="10pt" style:font-style-asian="italic" style:font-size-complex="10pt" style:font-style-complex="italic"/>
    </style:style>
    <style:style style:name="T232" style:family="text">
      <style:text-properties fo:language="ca" fo:country="ES" officeooo:rsid="009a31f9"/>
    </style:style>
    <style:style style:name="T233" style:family="text">
      <style:text-properties fo:font-size="10pt" officeooo:rsid="0132e1e3" style:font-size-asian="10pt" style:font-size-complex="10pt"/>
    </style:style>
    <style:style style:name="T234" style:family="text">
      <style:text-properties fo:font-size="10pt" officeooo:rsid="006b790f" style:font-size-asian="10pt" style:font-size-complex="10pt"/>
    </style:style>
    <style:style style:name="T235" style:family="text">
      <style:text-properties fo:font-size="10pt" officeooo:rsid="005efa07" style:font-size-asian="10pt" style:font-size-complex="10pt"/>
    </style:style>
    <style:style style:name="T236" style:family="text">
      <style:text-properties fo:language="ca" fo:country="ES" fo:font-style="normal" fo:font-weight="normal" officeooo:rsid="006b790f" style:font-style-asian="normal" style:font-weight-asian="normal" style:font-style-complex="normal" style:font-weight-complex="normal"/>
    </style:style>
    <style:style style:name="T237" style:family="text">
      <style:text-properties officeooo:rsid="008fdca6"/>
    </style:style>
    <style:style style:name="T238" style:family="text">
      <style:text-properties fo:language="en" fo:country="US" fo:font-style="italic" style:text-underline-style="none" officeooo:rsid="008fdca6" style:font-style-asian="italic" style:font-style-complex="italic"/>
    </style:style>
    <style:style style:name="T239" style:family="text">
      <style:text-properties fo:font-style="normal" style:text-underline-style="none" officeooo:rsid="008fdca6" style:font-style-asian="normal" style:font-style-complex="normal"/>
    </style:style>
    <style:style style:name="T240" style:family="text">
      <style:text-properties fo:language="ca" fo:country="ES" fo:font-weight="normal" officeooo:rsid="008fdca6" style:font-weight-asian="normal" style:font-weight-complex="normal"/>
    </style:style>
    <style:style style:name="T241" style:family="text">
      <style:text-properties fo:language="en" fo:country="US" fo:font-style="italic" fo:font-weight="normal" officeooo:rsid="008fdca6" style:font-style-asian="italic" style:font-weight-asian="normal" style:font-style-complex="italic" style:font-weight-complex="normal"/>
    </style:style>
    <style:style style:name="T242" style:family="text">
      <style:text-properties fo:language="ca" fo:country="ES" fo:font-style="normal" fo:font-weight="normal" officeooo:rsid="008fdca6" style:font-style-asian="normal" style:font-weight-asian="normal" style:font-style-complex="normal" style:font-weight-complex="normal"/>
    </style:style>
    <style:style style:name="T243" style:family="text">
      <style:text-properties style:font-name="Arial4" fo:font-style="italic" style:font-style-asian="italic" style:font-style-complex="italic"/>
    </style:style>
    <style:style style:name="T244" style:family="text">
      <style:text-properties style:font-name="Arial4" officeooo:rsid="007e3023"/>
    </style:style>
    <style:style style:name="T245" style:family="text">
      <style:text-properties style:font-name="Arial4" officeooo:rsid="008fdca6"/>
    </style:style>
    <style:style style:name="T246" style:family="text">
      <style:text-properties style:font-name="Arial4" fo:font-style="normal" officeooo:rsid="00af874d" style:font-style-asian="normal" style:font-style-complex="normal"/>
    </style:style>
    <style:style style:name="T247" style:family="text">
      <style:text-properties style:font-name="Arial4" fo:font-style="normal" officeooo:rsid="008fdca6" style:font-style-asian="normal" style:font-style-complex="normal"/>
    </style:style>
    <style:style style:name="T248" style:family="text">
      <style:text-properties fo:font-style="italic" officeooo:rsid="008fdca6" style:font-style-asian="italic" style:font-style-complex="italic"/>
    </style:style>
    <style:style style:name="T249" style:family="text">
      <style:text-properties fo:font-style="italic" officeooo:rsid="01907695" style:font-style-asian="italic" style:font-style-complex="italic"/>
    </style:style>
    <style:style style:name="T250" style:family="text">
      <style:text-properties fo:font-style="italic" officeooo:rsid="0190fc23" style:font-style-asian="italic" style:font-style-complex="italic"/>
    </style:style>
    <style:style style:name="T251" style:family="text">
      <style:text-properties fo:language="en" fo:country="US" fo:font-style="italic" style:text-underline-style="none" officeooo:rsid="008fe803" style:font-style-asian="italic" style:font-style-complex="italic"/>
    </style:style>
    <style:style style:name="T252" style:family="text">
      <style:text-properties fo:font-style="normal" style:text-underline-style="none" officeooo:rsid="008fe803" style:font-style-asian="normal" style:font-style-complex="normal"/>
    </style:style>
    <style:style style:name="T253" style:family="text">
      <style:text-properties fo:font-style="normal" style:text-underline-style="none" officeooo:rsid="00af874d" style:font-style-asian="normal" style:font-style-complex="normal"/>
    </style:style>
    <style:style style:name="T254" style:family="text">
      <style:text-properties fo:language="ca" fo:country="ES" officeooo:rsid="008fe803"/>
    </style:style>
    <style:style style:name="T255" style:family="text">
      <style:text-properties fo:font-style="italic" officeooo:rsid="008fe803" style:font-style-asian="italic" style:font-style-complex="italic"/>
    </style:style>
    <style:style style:name="T256" style:family="text">
      <style:text-properties fo:font-style="normal" officeooo:rsid="008fe803" style:font-style-asian="normal" style:font-style-complex="normal"/>
    </style:style>
    <style:style style:name="T257" style:family="text">
      <style:text-properties style:font-name="Arial4" officeooo:rsid="008fe803"/>
    </style:style>
    <style:style style:name="T258" style:family="text">
      <style:text-properties style:font-name="Arial4" fo:font-style="normal" officeooo:rsid="008fe803" style:font-style-asian="normal" style:font-style-complex="normal"/>
    </style:style>
    <style:style style:name="T259" style:family="text">
      <style:text-properties officeooo:rsid="008fe803"/>
    </style:style>
    <style:style style:name="T260" style:family="text">
      <style:text-properties officeooo:rsid="00edc833"/>
    </style:style>
    <style:style style:name="T261" style:family="text">
      <style:text-properties fo:language="en" fo:country="US" fo:font-style="italic" officeooo:rsid="00915d6c" style:font-style-asian="italic" style:font-style-complex="italic"/>
    </style:style>
    <style:style style:name="T262" style:family="text">
      <style:text-properties fo:font-style="normal" officeooo:rsid="00920f68" style:font-style-asian="normal" style:font-style-complex="normal"/>
    </style:style>
    <style:style style:name="T263" style:family="text">
      <style:text-properties fo:language="ca" fo:country="ES" officeooo:rsid="00920f68"/>
    </style:style>
    <style:style style:name="T264" style:family="text">
      <style:text-properties fo:language="en" fo:country="US" fo:font-style="italic" style:text-underline-style="none" officeooo:rsid="013a1b32" style:font-style-asian="italic" style:font-style-complex="italic"/>
    </style:style>
    <style:style style:name="T265" style:family="text">
      <style:text-properties fo:font-style="normal" style:text-underline-style="none" officeooo:rsid="013a1b32" style:font-style-asian="normal" style:font-style-complex="normal"/>
    </style:style>
    <style:style style:name="T266"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267" style:family="text">
      <style:text-properties officeooo:rsid="0197e5a3"/>
    </style:style>
    <style:style style:name="T268" style:family="text">
      <style:text-properties officeooo:rsid="00aa0c74"/>
    </style:style>
    <style:style style:name="T269" style:family="text">
      <style:text-properties officeooo:rsid="00a957c6"/>
    </style:style>
    <style:style style:name="T270" style:family="text">
      <style:text-properties officeooo:rsid="011ba41a"/>
    </style:style>
    <style:style style:name="T271" style:family="text">
      <style:text-properties officeooo:rsid="01604b15"/>
    </style:style>
    <style:style style:name="T272" style:family="text">
      <style:text-properties style:font-name="Arial4" fo:language="ca" fo:country="ES" fo:font-style="normal" style:font-style-asian="normal" style:font-style-complex="normal"/>
    </style:style>
    <style:style style:name="T273" style:family="text">
      <style:text-properties style:font-name="Arial4" fo:language="en" fo:country="US" fo:font-style="italic" style:text-underline-style="none" style:font-style-asian="italic" style:font-style-complex="italic"/>
    </style:style>
    <style:style style:name="T274" style:family="text">
      <style:text-properties style:font-name="Arial4" fo:language="ca" fo:country="ES" fo:font-style="normal" style:text-underline-style="none" style:font-style-asian="normal" style:font-style-complex="normal"/>
    </style:style>
    <style:style style:name="T275" style:family="text">
      <style:text-properties officeooo:rsid="011c6c02"/>
    </style:style>
    <style:style style:name="T276" style:family="text">
      <style:text-properties officeooo:rsid="00a5d561"/>
    </style:style>
    <style:style style:name="T277" style:family="text">
      <style:text-properties officeooo:rsid="013c76f7"/>
    </style:style>
    <style:style style:name="T278" style:family="text">
      <style:text-properties style:font-name="Arial4" fo:language="ca" fo:country="ES" fo:font-style="normal" style:text-underline-style="none" officeooo:rsid="005a5390" style:font-style-asian="normal" style:font-style-complex="normal"/>
    </style:style>
    <style:style style:name="T279" style:family="text">
      <style:text-properties style:font-name="Arial4" fo:language="ca" fo:country="ES" fo:font-style="normal" style:text-underline-style="none" officeooo:rsid="008fe803" style:font-style-asian="normal" style:font-style-complex="normal"/>
    </style:style>
    <style:style style:name="T280" style:family="text">
      <style:text-properties officeooo:rsid="00ab342d"/>
    </style:style>
    <style:style style:name="T281" style:family="text">
      <style:text-properties officeooo:rsid="011dce23"/>
    </style:style>
    <style:style style:name="T282" style:family="text">
      <style:text-properties officeooo:rsid="011cf267"/>
    </style:style>
    <style:style style:name="T283" style:family="text">
      <style:text-properties style:font-name="Arial4" fo:language="ca" fo:country="ES" fo:font-style="normal" style:text-underline-style="none" officeooo:rsid="00ab342d" style:font-style-asian="normal" style:font-style-complex="normal"/>
    </style:style>
    <style:style style:name="T284" style:family="text">
      <style:text-properties fo:language="en" fo:country="US" fo:font-style="italic" officeooo:rsid="00a50901" style:font-style-asian="italic" style:font-style-complex="italic"/>
    </style:style>
    <style:style style:name="T285" style:family="text">
      <style:text-properties fo:font-style="italic" officeooo:rsid="00a50901" style:font-style-asian="italic" style:font-style-complex="italic"/>
    </style:style>
    <style:style style:name="T286" style:family="text">
      <style:text-properties fo:font-style="normal" style:text-underline-style="none" officeooo:rsid="00a50901" style:font-style-asian="normal" style:font-style-complex="normal"/>
    </style:style>
    <style:style style:name="T287" style:family="text">
      <style:text-properties fo:language="en" fo:country="US" style:text-underline-style="none"/>
    </style:style>
    <style:style style:name="T288" style:family="text">
      <style:text-properties officeooo:rsid="00895fce"/>
    </style:style>
    <style:style style:name="T289" style:family="text">
      <style:text-properties officeooo:rsid="0109af93"/>
    </style:style>
    <style:style style:name="T290" style:family="text">
      <style:text-properties officeooo:rsid="013a1b32"/>
    </style:style>
    <style:style style:name="T291" style:family="text">
      <style:text-properties officeooo:rsid="0144f158"/>
    </style:style>
    <style:style style:name="T292" style:family="text">
      <style:text-properties fo:color="#ffffff" loext:opacity="100%" fo:background-color="#ff0000" loext:char-shading-value="0"/>
    </style:style>
    <style:style style:name="T293" style:family="text">
      <style:text-properties fo:background-color="#ff0000" loext:char-shading-value="0"/>
    </style:style>
    <style:style style:name="T294" style:family="text">
      <style:text-properties officeooo:rsid="00d5432b" fo:background-color="#ff0000" loext:char-shading-value="0"/>
    </style:style>
    <style:style style:name="T295" style:family="text">
      <style:text-properties fo:color="#ffffff" loext:opacity="100%" fo:background-color="#ff4000" loext:char-shading-value="0"/>
    </style:style>
    <style:style style:name="T296" style:family="text">
      <style:text-properties fo:background-color="#ff4000" loext:char-shading-value="0"/>
    </style:style>
    <style:style style:name="T297" style:family="text">
      <style:text-properties fo:color="#ffffff" loext:opacity="100%" fo:background-color="#ff8000" loext:char-shading-value="0"/>
    </style:style>
    <style:style style:name="T298" style:family="text">
      <style:text-properties fo:background-color="#ff8000" loext:char-shading-value="0"/>
    </style:style>
    <style:style style:name="T299" style:family="text">
      <style:text-properties officeooo:rsid="00d5432b" fo:background-color="#ff8000" loext:char-shading-value="0"/>
    </style:style>
    <style:style style:name="T300" style:family="text">
      <style:text-properties fo:background-color="#ffb66c" loext:char-shading-value="0"/>
    </style:style>
    <style:style style:name="T301" style:family="text">
      <style:text-properties officeooo:rsid="00d5432b" fo:background-color="#ffb66c" loext:char-shading-value="0"/>
    </style:style>
    <style:style style:name="T302" style:family="text">
      <style:text-properties officeooo:rsid="00d5432b" fo:background-color="transparent" loext:char-shading-value="0"/>
    </style:style>
    <style:style style:name="T303" style:family="text">
      <style:text-properties fo:color="#ffffff" loext:opacity="100%" officeooo:rsid="00d5432b" fo:background-color="#808080" loext:char-shading-value="0"/>
    </style:style>
    <style:style style:name="T304" style:family="text">
      <style:text-properties fo:color="#ffffff" loext:opacity="100%" fo:background-color="#b2b2b2" loext:char-shading-value="0"/>
    </style:style>
    <style:style style:name="T305" style:family="text">
      <style:text-properties fo:color="#ffffff" loext:opacity="100%" officeooo:rsid="00d5432b" fo:background-color="#b2b2b2" loext:char-shading-value="0"/>
    </style:style>
    <style:style style:name="T306" style:family="text">
      <style:text-properties fo:background-color="#dddddd" loext:char-shading-value="0"/>
    </style:style>
    <style:style style:name="T307" style:family="text">
      <style:text-properties officeooo:rsid="00d5432b" fo:background-color="#dddddd" loext:char-shading-value="0"/>
    </style:style>
    <style:style style:name="T308" style:family="text">
      <style:text-properties officeooo:rsid="00ca62ca"/>
    </style:style>
    <style:style style:name="T309" style:family="text">
      <style:text-properties style:font-name="Arial4" officeooo:rsid="00d5432b" fo:background-color="#afd095" loext:char-shading-value="0"/>
    </style:style>
    <style:style style:name="T310" style:family="text">
      <style:text-properties style:font-name="Arial4" officeooo:rsid="00d5432b" fo:background-color="#77bc65" loext:char-shading-value="0"/>
    </style:style>
    <style:style style:name="T311" style:family="text">
      <style:text-properties fo:color="#ffffff" loext:opacity="100%" officeooo:rsid="00ca62ca"/>
    </style:style>
    <style:style style:name="T312" style:family="text">
      <style:text-properties fo:color="#ffffff" loext:opacity="100%" style:font-name="Arial4" officeooo:rsid="00d5432b" fo:background-color="#00a933" loext:char-shading-value="0"/>
    </style:style>
    <style:style style:name="T313" style:family="text">
      <style:text-properties style:font-name="Arial4" officeooo:rsid="00d5432b" fo:background-color="#00a933" loext:char-shading-value="0"/>
    </style:style>
    <style:style style:name="T314" style:family="text">
      <style:text-properties officeooo:rsid="00d5432b"/>
    </style:style>
    <style:style style:name="T315" style:family="text">
      <style:text-properties officeooo:rsid="00ca9112"/>
    </style:style>
    <style:style style:name="T316" style:family="text">
      <style:text-properties officeooo:rsid="00be8e47"/>
    </style:style>
    <style:style style:name="T317" style:family="text">
      <style:text-properties fo:language="ca" fo:country="ES" officeooo:rsid="006cd363"/>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draw:wrap-influence-on-position="once-concurrent" loext:allow-overlap="tru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draw:wrap-influence-on-position="once-concurrent" loext:allow-overlap="tru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9.521cm" fo:min-width="9.31cm"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solid" svg:stroke-width="0cm" svg:stroke-color="#000000" draw:marker-start="" draw:marker-start-width="0.199cm" draw:marker-start-center="false" draw:marker-end="" draw:marker-end-width="0.3cm" draw:marker-end-center="false"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7.461cm" fo:min-width="7.211cm" fo:padding-top="0.125cm" fo:padding-bottom="0.125cm" fo:padding-left="0.25cm" fo:padding-right="0.25cm" fo:wrap-option="wrap" draw:shadow="hidden" draw:shadow-offset-x="0.199cm" draw:shadow-offset-y="0.199cm" draw:shadow-color="#808080" loext:decorative="false" style:run-through="foreground"/>
    </style:style>
    <style:style style:name="gr5" style:family="graphic">
      <style:graphic-properties draw:stroke="solid" svg:stroke-width="0cm" svg:stroke-color="#000000" draw:marker-start="" draw:marker-start-width="0.199cm" draw:marker-start-center="false" draw:marker-end="" draw:marker-end-width="0.3cm" draw:marker-end-center="false" draw:fill="solid"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style:writing-mode="lr-tb" loext:decorative="false"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5.482cm" fo:min-width="5.232cm"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0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bottom" draw:auto-grow-height="false" fo:min-height="3.545cm" fo:min-width="3.27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27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3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605cm" fo:min-width="1.35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style:writing-mode="lr-tb"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8" style:family="graphic">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7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9" style:family="graphic">
      <style:graphic-properties draw:stroke="solid" svg:stroke-width="0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53cm" fo:min-width="2.4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54cm" fo:min-width="2.4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 style:family="graphic">
      <style:graphic-properties draw:stroke="solid" svg:stroke-width="0cm" svg:stroke-color="#000000" draw:marker-start="" draw:marker-start-width="0.199cm" draw:marker-start-center="false" draw:marker-end="Extrems_20_de_20_fletxa_20_13" draw:marker-end-width="0.3cm" draw:marker-end-center="false"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draw:stroke-dash="Long_20_Dash" svg:stroke-width="0cm" svg:stroke-color="#000000" draw:marker-start="" draw:marker-start-width="0.199cm" draw:marker-start-center="false" draw:marker-end="Extrems_20_de_20_fletxa_20_13" draw:marker-end-width="0.3cm" draw:marker-end-center="false" svg:stroke-linecap="butt"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bottom" draw:auto-grow-height="false" fo:min-height="10.278cm" fo:min-width="3.4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4"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bottom" draw:auto-grow-height="false" fo:min-height="10.278cm" fo:min-width="3.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5"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bottom" draw:auto-grow-height="false" fo:min-height="10.278cm" fo:min-width="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top" draw:auto-grow-height="false" fo:min-height="1.748cm" fo:min-width="14.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7" style:family="graphic">
      <style:graphic-properties draw:stroke="dash" draw:stroke-dash="Double_20_Dash" svg:stroke-width="0cm" svg:stroke-color="#000000" draw:marker-start="" draw:marker-start-width="0.199cm" draw:marker-start-center="false" draw:marker-end="Extrems_20_de_20_fletxa_20_13" draw:marker-end-width="0.3cm" draw:marker-end-center="false" svg:stroke-linecap="butt"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top" draw:auto-grow-height="false" fo:min-height="1.767cm" fo:min-width="14.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 style:family="graphic">
      <style:graphic-properties draw:stroke="dash" draw:stroke-dash="Double_20_Dash" svg:stroke-width="0cm" svg:stroke-color="#00000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54cm" fo:min-width="2.4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0" style:family="graphic">
      <style:graphic-properties draw:stroke="solid" svg:stroke-width="0.028cm" svg:stroke-color="#000000" draw:marker-start="Extrems_20_de_20_fletxa_20_62" draw:marker-start-width="0.199cm" draw:marker-start-center="false" draw:marker-end="Extrems_20_de_20_fletxa_20_63" draw:marker-end-width="0.199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31" style:family="graphic">
      <style:graphic-properties draw:stroke="solid" svg:stroke-width="0.028cm" svg:stroke-color="#000000" draw:marker-start="Extrems_20_de_20_fletxa_20_52" draw:marker-start-width="0.199cm" draw:marker-start-center="false" draw:marker-end="Extrems_20_de_20_fletxa_20_53" draw:marker-end-width="0.199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53cm" fo:min-width="2.4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 style:family="graphic">
      <style:graphic-properties draw:stroke="solid" svg:stroke-width="0.028cm" svg:stroke-color="#000000" draw:marker-start="Extrems_20_de_20_fletxa_20_56" draw:marker-start-width="0.199cm" draw:marker-start-center="false" draw:marker-end="Extrems_20_de_20_fletxa_20_57" draw:marker-end-width="0.199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34"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0.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33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6" style:family="graphic">
      <style:graphic-properties draw:stroke="dash" draw:stroke-dash="Double_20_Dash" svg:stroke-width="0cm" svg:stroke-color="#00000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53cm" fo:min-width="2.4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7" style:family="graphic">
      <style:graphic-properties draw:stroke="dash" draw:stroke-dash="Double_20_Dash" svg:stroke-width="0cm" svg:stroke-color="#00000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54cm" fo:min-width="2.4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8" style:family="graphic">
      <style:graphic-properties draw:stroke="solid" svg:stroke-width="0.035cm" svg:stroke-color="#000000" draw:marker-start="Extrems_20_de_20_fletxa_20_22" draw:marker-start-width="0.199cm" draw:marker-start-center="false" draw:marker-end="Extrems_20_de_20_fletxa_20_2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9"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54cm" fo:min-width="2.4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1" style:family="graphic">
      <style:graphic-properties draw:stroke="none" svg:stroke-width="0cm" svg:stroke-color="#808080"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2" style:family="graphic">
      <style:graphic-properties draw:stroke="solid" svg:stroke-width="0.018cm" svg:stroke-color="#808080" draw:marker-start="Extrems_20_de_20_fletxa_20_70" draw:marker-start-width="0.199cm" draw:marker-start-center="false" draw:marker-end="Extrems_20_de_20_fletxa_20_71" draw:marker-end-width="0.199cm" draw:marker-end-center="false" draw:fill="none" draw:fill-color="#ffffff" draw:textarea-horizontal-align="justify" draw:textarea-vertical-align="middle" fo:padding-top="0.134cm" fo:padding-bottom="0.134cm" fo:padding-left="0.259cm" fo:padding-right="0.259cm" fo:wrap-option="wrap" draw:shadow="hidden" draw:shadow-offset-x="0.199cm" draw:shadow-offset-y="0.199cm" draw:shadow-color="#808080" loext:decorative="false" style:run-through="foreground"/>
    </style:style>
    <style:style style:name="gr43" style:family="graphic">
      <style:graphic-properties draw:stroke="solid" svg:stroke-width="0.018cm" svg:stroke-color="#808080" draw:marker-start="Extrems_20_de_20_fletxa_20_72" draw:marker-start-width="0.199cm" draw:marker-start-center="false" draw:marker-end="Extrems_20_de_20_fletxa_20_73" draw:marker-end-width="0.199cm" draw:marker-end-center="false" draw:fill="none" draw:fill-color="#ffffff" draw:textarea-horizontal-align="justify" draw:textarea-vertical-align="middle" fo:padding-top="0.134cm" fo:padding-bottom="0.134cm" fo:padding-left="0.259cm" fo:padding-right="0.259cm" fo:wrap-option="wrap" draw:shadow="hidden" draw:shadow-offset-x="0.199cm" draw:shadow-offset-y="0.199cm" draw:shadow-color="#808080" loext:decorative="false" style:run-through="foreground"/>
    </style:style>
    <style:style style:name="gr44" style:family="graphic">
      <style:graphic-properties draw:stroke="none" svg:stroke-width="0cm" svg:stroke-color="#808080"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4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5" style:family="graphic">
      <style:graphic-properties draw:stroke="solid" svg:stroke-width="0.028cm" svg:stroke-color="#000000" draw:marker-start="Extrems_20_de_20_fletxa_20_64" draw:marker-start-width="0.199cm" draw:marker-start-center="false" draw:marker-end="Extrems_20_de_20_fletxa_20_65" draw:marker-end-width="0.199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51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8" style:family="graphic">
      <style:graphic-properties style:writing-mode="lr-tb" loext:decorative="false"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style>
    <style:style style:name="gr49" style:family="graphic">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50" style:family="graphic">
      <style:graphic-properties draw:stroke="solid" svg:stroke-width="0.028cm" svg:stroke-color="#000000" draw:marker-start="Extrems_20_de_20_fletxa_20_5" draw:marker-start-width="0.191cm" draw:marker-start-center="false" draw:marker-end="Extrems_20_de_20_fletxa_20_4" draw:marker-end-width="0.191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51"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2" style:family="graphic">
      <style:graphic-properties draw:stroke="solid" svg:stroke-width="0.035cm" svg:stroke-color="#808080" draw:marker-start="Extrems_20_de_20_fletxa_20_14"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53"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4" style:family="graphic">
      <style:graphic-properties draw:stroke="solid" svg:stroke-width="0.035cm" svg:stroke-color="#000000" draw:marker-start="Extrems_20_de_20_fletxa_20_5"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55" style:family="graphic">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035cm" svg:stroke-color="#808080" draw:marker-start="Extrems_20_de_20_fletxa_20_5"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57"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8" style:family="graphic">
      <style:graphic-properties draw:stroke="solid" svg:stroke-width="0.035cm" svg:stroke-color="#808080" draw:marker-start="Extrems_20_de_20_fletxa_20_5" draw:marker-start-width="0.252cm" draw:marker-start-center="false" draw:marker-end="Extrems_20_de_20_fletxa_20_4" draw:marker-end-width="0.353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59"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0"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1" style:family="graphic">
      <style:graphic-properties draw:stroke="solid" svg:stroke-width="0.028cm" svg:stroke-color="#808080" draw:marker-start="Extrems_20_de_20_fletxa_20_17" draw:marker-start-width="0.191cm" draw:marker-start-center="false" draw:marker-end="Extrems_20_de_20_fletxa_20_16"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62" style:family="graphic">
      <style:graphic-properties draw:stroke="dash" draw:stroke-dash="Long_20_Dash" svg:stroke-width="0.035cm" svg:stroke-color="#808080"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9cm" fo:min-width="2.371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63" style:family="graphic">
      <style:graphic-properties draw:stroke="solid" svg:stroke-width="0.035cm" svg:stroke-color="#000000"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5" style:family="graphic">
      <style:graphic-properties draw:stroke="solid" svg:stroke-width="0.035cm" svg:stroke-color="#999999"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7cm" fo:min-width="2.371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66" style:family="graphic">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1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67" style:family="graphic">
      <style:graphic-properties draw:stroke="solid" svg:stroke-width="0.035cm" svg:stroke-color="#000000" draw:marker-start="Extrems_20_de_20_fletxa_20_17"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68" style:family="graphic">
      <style:graphic-properties draw:stroke="solid" svg:stroke-width="0.035cm" svg:stroke-color="#999999"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69" style:family="graphic">
      <style:graphic-properties draw:stroke="dash" draw:stroke-dash="Long_20_Dash" svg:stroke-width="0.035cm" svg:stroke-color="#808080"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70"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1"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32cm" fo:min-width="1.519cm" fo:padding-top="0.143cm" fo:padding-bottom="0.143cm" fo:padding-left="0.266cm" fo:padding-right="0.266cm" fo:wrap-option="wrap" draw:shadow="hidden" draw:shadow-offset-x="0.199cm" draw:shadow-offset-y="0.199cm" draw:shadow-color="#808080" loext:decorative="false" style:run-through="foreground"/>
    </style:style>
    <style:style style:name="gr72" style:family="graphic">
      <style:graphic-properties draw:stroke="solid" svg:stroke-width="0.035cm" svg:stroke-color="#999999" draw:marker-start="Extrems_20_de_20_fletxa_20_5"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73" style:family="graphic">
      <style:graphic-properties draw:stroke="solid" svg:stroke-width="0.035cm" svg:stroke-color="#000000" draw:marker-start="Extrems_20_de_20_fletxa_20_17" draw:marker-start-width="0.199cm" draw:marker-start-center="false" draw:marker-end="Concave"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74" style:family="graphic">
      <style:graphic-properties draw:stroke="solid" svg:stroke-width="0.035cm" svg:stroke-color="#808080" draw:marker-start="Extrems_20_de_20_fletxa_20_5" draw:marker-start-width="0.199cm" draw:marker-start-center="false" draw:marker-end="Concave"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75"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right" draw:textarea-vertical-align="middle"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6" style:family="graphic">
      <style:graphic-properties draw:stroke="solid" svg:stroke-width="0.035cm" svg:stroke-color="#808080"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77" style:family="graphic">
      <style:graphic-properties draw:stroke="solid" svg:stroke-width="0.035cm" svg:stroke-color="#000000" draw:marker-start="Extrems_20_de_20_fletxa_20_100" draw:marker-start-width="0.199cm" draw:marker-start-center="false" draw:marker-end="Extrems_20_de_20_fletxa_20_10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7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5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9" style:family="graphic">
      <style:graphic-properties draw:stroke="solid" svg:stroke-width="0.028cm" svg:stroke-color="#80808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80"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1" style:family="graphic">
      <style:graphic-properties draw:stroke="solid" svg:stroke-width="0.028cm" svg:stroke-color="#00000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82" style:family="graphic">
      <style:graphic-properties draw:stroke="solid" svg:stroke-width="0.028cm" svg:stroke-color="#000000" draw:marker-start="Extrems_20_de_20_fletxa_20_17" draw:marker-start-width="0.191cm" draw:marker-start-center="false" draw:marker-end="Extrems_20_de_20_fletxa_20_16"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3"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4" style:family="graphic">
      <style:graphic-properties draw:stroke="solid" svg:stroke-width="0.028cm" svg:stroke-color="#000000" draw:marker-start="Extrems_20_de_20_fletxa_20_17" draw:marker-start-width="0.242cm" draw:marker-start-center="false" draw:marker-end="Extrems_20_de_20_fletxa_20_16" draw:marker-end-width="0.342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5" style:family="graphic">
      <style:graphic-properties draw:stroke="dash" draw:stroke-dash="Long_20_Dash" svg:stroke-width="0.028cm" svg:stroke-color="#808080" draw:marker-start="" draw:marker-start-width="0.242cm" draw:marker-start-center="false" draw:marker-end="" draw:marker-end-width="0.242cm" draw:marker-end-center="false" svg:stroke-linecap="butt"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86" style:family="graphic">
      <style:graphic-properties draw:stroke="solid" svg:stroke-width="0.028cm" svg:stroke-color="#000000"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7" style:family="graphic">
      <style:graphic-properties draw:stroke="solid" svg:stroke-width="0.028cm" svg:stroke-color="#999999"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88" style:family="graphic">
      <style:graphic-properties draw:stroke="solid" svg:stroke-width="0.028cm" svg:stroke-color="#000000" draw:marker-start="Extrems_20_de_20_fletxa_20_19" draw:marker-start-width="0.191cm" draw:marker-start-center="false" draw:marker-end="Extrems_20_de_20_fletxa_20_18"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9"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0"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1"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3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2" style:family="graphic">
      <style:graphic-properties draw:stroke="solid" svg:stroke-width="0.028cm" svg:stroke-color="#999999" draw:marker-start="Extrems_20_de_20_fletxa_20_17" draw:marker-start-width="0.191cm" draw:marker-start-center="false" draw:marker-end="Extrems_20_de_20_fletxa_20_16"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93" style:family="graphic">
      <style:graphic-properties draw:stroke="none" svg:stroke-width="0.028cm" svg:stroke-color="#999999" draw:marker-start="" draw:marker-start-width="0.191cm" draw:marker-start-center="false" draw:marker-end="" draw:marker-end-width="0.191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4" style:family="graphic">
      <style:graphic-properties draw:stroke="solid" svg:stroke-width="0.028cm" svg:stroke-color="#808080" draw:marker-start="Extrems_20_de_20_fletxa_20_74" draw:marker-start-width="0.191cm" draw:marker-start-center="false" draw:marker-end="Extrems_20_de_20_fletxa_20_75"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95" style:family="graphic">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6" style:family="graphic">
      <style:graphic-properties draw:stroke="solid" svg:stroke-width="0.028cm" svg:stroke-color="#808080" draw:marker-start="Extrems_20_de_20_fletxa_20_17" draw:marker-start-width="0.191cm" draw:marker-start-center="false" draw:marker-end="Extrems_20_de_20_fletxa_20_27"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97" style:family="graphic">
      <style:graphic-properties draw:stroke="none" svg:stroke-width="0.028cm" svg:stroke-color="#808080" draw:marker-start="" draw:marker-start-width="0.242cm" draw:marker-start-center="false" draw:marker-end="" draw:marker-end-width="0.242cm" draw:marker-end-center="false" draw:fill="none" draw:fill-color="#729fc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8" style:family="graphic">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9" style:family="graphic">
      <style:graphic-properties draw:stroke="solid" svg:stroke-width="0.028cm" svg:stroke-color="#000000" draw:marker-start="Extrems_20_de_20_fletxa_20_17" draw:marker-start-width="0.199cm" draw:marker-start-center="false" draw:marker-end="Extrems_20_de_20_fletxa_20_27" draw:marker-end-width="0.199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00"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1" style:family="graphic">
      <style:graphic-properties draw:stroke="dash" draw:stroke-dash="Long_20_Dash" svg:stroke-width="0.028cm" svg:stroke-color="#808080" draw:marker-start="" draw:marker-start-width="0.242cm" draw:marker-start-center="false" draw:marker-end="" draw:marker-end-width="0.242cm" draw:marker-end-center="false" svg:stroke-linecap="butt" draw:fill="solid" draw:fill-color="#ffffff" loext:fill-use-slide-background="false" draw:textarea-horizontal-align="justify" draw:textarea-vertical-align="middle" draw:auto-grow-height="false" fo:min-height="0.624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2"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38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3"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4" style:family="graphic">
      <style:graphic-properties draw:stroke="solid" svg:stroke-width="0.028cm" svg:stroke-color="#80808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6cm" fo:min-width="2.37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5" style:family="graphic">
      <style:graphic-properties draw:stroke="none" svg:stroke-width="0.028cm" svg:stroke-color="#808080" draw:marker-start="" draw:marker-start-width="0.242cm" draw:marker-start-center="false" draw:marker-end="" draw:marker-end-width="0.242cm" draw:marker-end-center="false" draw:fill="none" draw:fill-color="#729fcf" draw:textarea-horizontal-align="justify" fo:min-height="0.47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6"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7"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40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8" style:family="graphic">
      <style:graphic-properties draw:stroke="solid" svg:stroke-width="0.035cm" svg:stroke-color="#000000" draw:marker-start="Extrems_20_de_20_fletxa_20_48" draw:marker-start-width="0.199cm" draw:marker-start-center="false" draw:marker-end="Extrems_20_de_20_fletxa_20_4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09"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0" style:family="graphic">
      <style:graphic-properties draw:stroke="solid" svg:stroke-width="0.035cm" svg:stroke-color="#000000"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11" style:family="graphic">
      <style:graphic-properties draw:stroke="solid" svg:stroke-width="0.035cm" svg:stroke-color="#000000" draw:marker-start="Extrems_20_de_20_fletxa_20_50" draw:marker-start-width="0.199cm" draw:marker-start-center="false" draw:marker-end="Extrems_20_de_20_fletxa_20_5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12" style:family="graphic">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7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13" style:family="graphic">
      <style:graphic-properties draw:stroke="solid" svg:stroke-width="0.035cm" svg:stroke-color="#808080" draw:marker-start="Extrems_20_de_20_fletxa_20_17" draw:marker-start-width="0.252cm" draw:marker-start-center="false" draw:marker-end="Extrems_20_de_20_fletxa_20_16" draw:marker-end-width="0.353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14"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5"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6" style:family="graphic">
      <style:graphic-properties draw:stroke="solid" svg:stroke-width="0.035cm" svg:stroke-color="#999999"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17"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8" style:family="graphic">
      <style:graphic-properties draw:stroke="solid" svg:stroke-width="0.035cm" svg:stroke-color="#808080" draw:marker-start="Extrems_20_de_20_fletxa_20_88" draw:marker-start-width="0.199cm" draw:marker-start-center="false" draw:marker-end="Extrems_20_de_20_fletxa_20_8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19"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3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0" style:family="graphic">
      <style:graphic-properties draw:stroke="solid" svg:stroke-width="0.035cm" svg:stroke-color="#000000" draw:marker-start="Extrems_20_de_20_fletxa_20_40" draw:marker-start-width="0.199cm" draw:marker-start-center="false" draw:marker-end="Extrems_20_de_20_fletxa_20_4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1" style:family="graphic">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1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22"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3"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4"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5"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45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6" style:family="graphic">
      <style:graphic-properties draw:stroke="solid" svg:stroke-width="0.035cm" svg:stroke-color="#000000" draw:marker-start="Extrems_20_de_20_fletxa_20_86" draw:marker-start-width="0.199cm" draw:marker-start-center="false" draw:marker-end="Extrems_20_de_20_fletxa_20_8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7"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41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8" style:family="graphic">
      <style:graphic-properties draw:stroke="solid" svg:stroke-width="0.035cm" svg:stroke-color="#80808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29" style:family="graphic">
      <style:graphic-properties draw:stroke="solid" svg:stroke-width="0.035cm" svg:stroke-color="#999999"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7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30" style:family="graphic">
      <style:graphic-properties draw:stroke="solid" svg:stroke-width="0.035cm" svg:stroke-color="#000000" draw:marker-start="Extrems_20_de_20_fletxa_20_14"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131" style:family="graphic">
      <style:graphic-properties draw:stroke="solid" svg:stroke-width="0.035cm" svg:stroke-color="#000000" draw:marker-start="Extrems_20_de_20_fletxa_20_5" draw:marker-start-width="0.252cm" draw:marker-start-center="false" draw:marker-end="Extrems_20_de_20_fletxa_20_4" draw:marker-end-width="0.353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132" style:family="graphic">
      <style:graphic-properties draw:stroke="dash" draw:stroke-dash="Long_20_Dash" svg:stroke-width="0.035cm" svg:stroke-color="#999999"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33" style:family="graphic">
      <style:graphic-properties draw:stroke="dash" draw:stroke-dash="Long_20_Dash" svg:stroke-width="0.035cm" svg:stroke-color="#999999"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9cm" fo:min-width="2.395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34" style:family="graphic">
      <style:graphic-properties draw:stroke="solid" draw:stroke-dash="Long_20_Dash" svg:stroke-width="0.035cm" svg:stroke-color="#999999"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7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35" style:family="graphic">
      <style:graphic-properties draw:stroke="solid" svg:stroke-width="0.018cm" svg:stroke-color="#999999"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34cm" fo:padding-bottom="0.134cm" fo:padding-left="0.259cm" fo:padding-right="0.259cm" fo:wrap-option="wrap" draw:shadow="hidden" draw:shadow-offset-x="0.199cm" draw:shadow-offset-y="0.199cm" draw:shadow-color="#808080" loext:decorative="false" style:run-through="foreground"/>
    </style:style>
    <style:style style:name="gr136"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4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9" style:family="graphic">
      <style:graphic-properties draw:stroke="solid" svg:stroke-width="0.028cm" svg:stroke-color="#000000" draw:marker-start="Extrems_20_de_20_fletxa_20_76" draw:marker-start-width="0.199cm" draw:marker-start-center="false" draw:marker-end="Extrems_20_de_20_fletxa_20_77" draw:marker-end-width="0.199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40" style:family="graphic">
      <style:graphic-properties draw:stroke="solid" svg:stroke-width="0.035cm" svg:stroke-color="#808080" draw:marker-start="Extrems_20_de_20_fletxa_20_17"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41"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34cm" fo:min-width="1.519cm" fo:padding-top="0.143cm" fo:padding-bottom="0.143cm" fo:padding-left="0.266cm" fo:padding-right="0.266cm" fo:wrap-option="wrap" draw:shadow="hidden" draw:shadow-offset-x="0.199cm" draw:shadow-offset-y="0.199cm" draw:shadow-color="#808080" loext:decorative="false" style:run-through="foreground"/>
    </style:style>
    <style:style style:name="gr142" style:family="graphic">
      <style:graphic-properties draw:stroke="solid" svg:stroke-width="0.035cm" svg:stroke-color="#808080" draw:marker-start="Extrems_20_de_20_fletxa_20_17" draw:marker-start-width="0.199cm" draw:marker-start-center="false" draw:marker-end="Extrems_20_de_20_fletxa_20_2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43" style:family="graphic">
      <style:graphic-properties draw:stroke="solid" svg:stroke-width="0.028cm" svg:stroke-color="#808080" draw:marker-start="" draw:marker-start-width="0.191cm" draw:marker-start-center="false" draw:marker-end="" draw:marker-end-width="0.191cm" draw:marker-end-center="false"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4" style:family="graphic">
      <style:graphic-properties draw:stroke="none" svg:stroke-width="0.028cm" svg:stroke-color="#808080" draw:marker-start="" draw:marker-start-width="0.191cm" draw:marker-start-center="false" draw:marker-end="" draw:marker-end-width="0.191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5"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6" style:family="graphic">
      <style:graphic-properties draw:stroke="solid" svg:stroke-width="0.028cm" svg:stroke-color="#808080" draw:marker-start="Extrems_20_de_20_fletxa_20_82" draw:marker-start-width="0.182cm" draw:marker-start-center="false" draw:marker-end="Extrems_20_de_20_fletxa_20_83" draw:marker-end-width="0.182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47" style:family="graphic">
      <style:graphic-properties draw:stroke="dash" draw:stroke-dash="Long_20_Dash" svg:stroke-width="0.028cm" svg:stroke-color="#999999" draw:marker-start="" draw:marker-start-width="0.191cm" draw:marker-start-center="false" draw:marker-end="" draw:marker-end-width="0.191cm" draw:marker-end-center="false" svg:stroke-linecap="butt" draw:fill="solid" draw:fill-color="#ffffff" loext:fill-use-slide-background="false" draw:textarea-horizontal-align="justify" draw:textarea-vertical-align="middle" draw:auto-grow-height="false" fo:min-height="0.626cm" fo:min-width="2.37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8" style:family="graphic">
      <style:graphic-properties draw:stroke="solid" svg:stroke-width="0.028cm" svg:stroke-color="#808080" draw:marker-start="Extrems_20_de_20_fletxa_20_84" draw:marker-start-width="0.182cm" draw:marker-start-center="false" draw:marker-end="Extrems_20_de_20_fletxa_20_85" draw:marker-end-width="0.182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49" style:family="graphic">
      <style:graphic-properties draw:stroke="solid" svg:stroke-width="0.028cm" svg:stroke-color="#808080" draw:marker-start="Extrems_20_de_20_fletxa_20_19" draw:marker-start-width="0.191cm" draw:marker-start-center="false" draw:marker-end="Extrems_20_de_20_fletxa_20_18"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50" style:family="graphic">
      <style:graphic-properties draw:stroke="none" svg:stroke-width="0.028cm" svg:stroke-color="#808080" draw:marker-start="" draw:marker-start-width="0.191cm" draw:marker-start-center="false" draw:marker-end="" draw:marker-end-width="0.191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1" style:family="graphic">
      <style:graphic-properties draw:stroke="solid" svg:stroke-width="0.028cm" svg:stroke-color="#000000" draw:marker-start="" draw:marker-start-width="0.191cm" draw:marker-start-center="false" draw:marker-end="" draw:marker-end-width="0.191cm" draw:marker-end-center="false" draw:fill="solid" draw:fill-color="#ffffff" loext:fill-use-slide-background="false" draw:textarea-horizontal-align="justify" draw:textarea-vertical-align="middle" draw:auto-grow-height="false" fo:min-height="0.626cm" fo:min-width="2.37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2" style:family="graphic">
      <style:graphic-properties draw:stroke="none" svg:stroke-width="0.028cm" svg:stroke-color="#000000" draw:marker-start="" draw:marker-start-width="0.191cm" draw:marker-start-center="false" draw:marker-end="" draw:marker-end-width="0.191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3" style:family="graphic">
      <style:graphic-properties draw:stroke="none" svg:stroke-width="0.028cm" svg:stroke-color="#000000" draw:marker-start="" draw:marker-start-width="0.191cm" draw:marker-start-center="false" draw:marker-end="" draw:marker-end-width="0.191cm" draw:marker-end-center="false" draw:fill="none" draw:fill-color="#ffffff" draw:textarea-horizontal-align="justify" fo:min-height="0.3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4" style:family="graphic">
      <style:graphic-properties draw:stroke="none" svg:stroke-width="0.028cm" svg:stroke-color="#000000" draw:marker-start="" draw:marker-start-width="0.191cm" draw:marker-start-center="false" draw:marker-end="" draw:marker-end-width="0.191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5" style:family="graphic">
      <style:graphic-properties draw:stroke="none" svg:stroke-width="0.028cm" svg:stroke-color="#3465a4" draw:marker-start="" draw:marker-start-width="0.242cm" draw:marker-start-center="false" draw:marker-end="" draw:marker-end-width="0.242cm" draw:marker-end-center="false" draw:fill="none" draw:fill-color="#729fc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6" style:family="graphic">
      <style:graphic-properties draw:stroke="none" svg:stroke-width="0.028cm" svg:stroke-color="#000000" draw:marker-start="" draw:marker-start-width="0.191cm" draw:marker-start-center="false" draw:marker-end="" draw:marker-end-width="0.191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7" style:family="graphic">
      <style:graphic-properties draw:stroke="dash" draw:stroke-dash="Long_20_Dash" svg:stroke-width="0.028cm" svg:stroke-color="#808080" draw:marker-start="" draw:marker-start-width="0.242cm" draw:marker-start-center="false" draw:marker-end="" draw:marker-end-width="0.242cm" draw:marker-end-center="false" svg:stroke-linecap="butt" draw:fill="solid" draw:fill-color="#ffffff" loext:fill-use-slide-background="false" draw:textarea-horizontal-align="justify" draw:textarea-vertical-align="middle" draw:auto-grow-height="false" fo:min-height="0.626cm" fo:min-width="2.37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8"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38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9" style:family="graphic">
      <style:graphic-properties draw:stroke="solid" svg:stroke-width="0.028cm" svg:stroke-color="#000000" draw:marker-start="Extrems_20_de_20_fletxa_20_17" draw:marker-start-width="0.191cm" draw:marker-start-center="false" draw:marker-end="Extrems_20_de_20_fletxa_20_27"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60" style:family="graphic">
      <style:graphic-properties draw:stroke="none" svg:stroke-width="0.028cm" svg:stroke-color="#3465a4" draw:marker-start="" draw:marker-start-width="0.242cm" draw:marker-start-center="false" draw:marker-end="" draw:marker-end-width="0.242cm" draw:marker-end-center="false" draw:fill="none" draw:fill-color="#729fcf" draw:textarea-horizontal-align="justify" fo:min-height="0.47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1" style:family="graphic">
      <style:graphic-properties style:writing-mode="lr-tb" loext:decorative="false"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162"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3"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40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4" style:family="graphic">
      <style:graphic-properties draw:stroke="solid" svg:stroke-width="0.035cm" svg:stroke-color="#808080" draw:marker-start="Extrems_20_de_20_fletxa_20_48" draw:marker-start-width="0.199cm" draw:marker-start-center="false" draw:marker-end="Extrems_20_de_20_fletxa_20_4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5" style:family="graphic">
      <style:graphic-properties draw:stroke="solid" svg:stroke-width="0.035cm" svg:stroke-color="#999999"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6" style:family="graphic">
      <style:graphic-properties draw:stroke="solid" svg:stroke-width="0.035cm" svg:stroke-color="#808080" draw:marker-start="Extrems_20_de_20_fletxa_20_50" draw:marker-start-width="0.199cm" draw:marker-start-center="false" draw:marker-end="Extrems_20_de_20_fletxa_20_5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7"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8" style:family="graphic">
      <style:graphic-properties draw:stroke="solid" svg:stroke-width="0.035cm" svg:stroke-color="#000000" draw:marker-start="Extrems_20_de_20_fletxa_20_88" draw:marker-start-width="0.199cm" draw:marker-start-center="false" draw:marker-end="Extrems_20_de_20_fletxa_20_8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9"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3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0" style:family="graphic">
      <style:graphic-properties draw:stroke="solid" svg:stroke-width="0.035cm" svg:stroke-color="#808080" draw:marker-start="Extrems_20_de_20_fletxa_20_40" draw:marker-start-width="0.199cm" draw:marker-start-center="false" draw:marker-end="Extrems_20_de_20_fletxa_20_4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1"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2"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73"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74" style:family="graphic">
      <style:graphic-properties draw:stroke="solid" svg:stroke-width="0.035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75" style:family="graphic">
      <style:graphic-properties draw:stroke="solid" svg:stroke-width="0.035cm" svg:stroke-color="#000000" draw:marker-start="Extrems_20_de_20_fletxa_20_17" draw:marker-start-width="0.199cm" draw:marker-start-center="false" draw:marker-end="Extrems_20_de_20_fletxa_20_2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6" style:family="graphic">
      <style:graphic-properties draw:stroke="solid" svg:stroke-width="0.035cm" svg:stroke-color="#000000" draw:marker-start="Extrems_20_de_20_fletxa_20_98" draw:marker-start-width="0.199cm" draw:marker-start-center="false" draw:marker-end="Extrems_20_de_20_fletxa_20_9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7"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78"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79" style:family="graphic">
      <style:graphic-properties draw:stroke="solid" svg:stroke-width="0.035cm" svg:stroke-color="#808080"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80" style:family="graphic">
      <style:graphic-properties draw:stroke="none" svg:stroke-width="0.035cm" svg:stroke-color="#999999"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1" style:family="graphic">
      <style:graphic-properties draw:stroke="solid" svg:stroke-width="0.035cm" svg:stroke-color="#808080" draw:marker-start="Extrems_20_de_20_fletxa_20_30" draw:marker-start-width="0.199cm" draw:marker-start-center="false" draw:marker-end="Extrems_20_de_20_fletxa_20_2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82" style:family="graphic">
      <style:graphic-properties draw:stroke="solid" svg:stroke-width="0.035cm" svg:stroke-color="#999999" draw:marker-start="Extrems_20_de_20_fletxa_20_36" draw:marker-start-width="0.199cm" draw:marker-start-center="false" draw:marker-end="Extrems_20_de_20_fletxa_20_3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83" style:family="graphic">
      <style:graphic-properties draw:stroke="solid" svg:stroke-width="0.035cm" svg:stroke-color="#000000" draw:marker-start="Extrems_20_de_20_fletxa_20_34" draw:marker-start-width="0.199cm" draw:marker-start-center="false" draw:marker-end="Extrems_20_de_20_fletxa_20_3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84" style:family="graphic">
      <style:graphic-properties draw:stroke="solid" svg:stroke-width="0.035cm" svg:stroke-color="#808080" draw:marker-start="Extrems_20_de_20_fletxa_20_31" draw:marker-start-width="0.199cm" draw:marker-start-center="false" draw:marker-end="Extrems_20_de_20_fletxa_20_32"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85" style:family="graphic">
      <style:graphic-properties draw:stroke="solid" svg:stroke-width="0.035cm" svg:stroke-color="#808080" draw:marker-start="Extrems_20_de_20_fletxa_20_94" draw:marker-start-width="0.199cm" draw:marker-start-center="false" draw:marker-end="Extrems_20_de_20_fletxa_20_9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86" style:family="graphic">
      <style:graphic-properties draw:stroke="solid" svg:stroke-width="0.035cm" svg:stroke-color="#000000" draw:marker-start="Extrems_20_de_20_fletxa_20_38" draw:marker-start-width="0.199cm" draw:marker-start-center="false" draw:marker-end="Extrems_20_de_20_fletxa_20_3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87"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8" style:family="graphic">
      <style:graphic-properties draw:stroke="solid" svg:stroke-width="0.035cm" svg:stroke-color="#000000" draw:marker-start="Extrems_20_de_20_fletxa_20_90" draw:marker-start-width="0.199cm" draw:marker-start-center="false" draw:marker-end="Extrems_20_de_20_fletxa_20_9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89" style:family="graphic">
      <style:graphic-properties draw:stroke="solid" svg:stroke-width="0.035cm" svg:stroke-color="#000000" draw:marker-start="Extrems_20_de_20_fletxa_20_78" draw:marker-start-width="0.199cm" draw:marker-start-center="false" draw:marker-end="Extrems_20_de_20_fletxa_20_7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90" style:family="graphic">
      <style:graphic-properties draw:stroke="solid" svg:stroke-width="0.035cm" svg:stroke-color="#000000" draw:marker-start="Extrems_20_de_20_fletxa_20_80" draw:marker-start-width="0.199cm" draw:marker-start-center="false" draw:marker-end="Extrems_20_de_20_fletxa_20_8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1"><text:title>Plataforma Sabina</text:title></text:p>
      <text:p text:style-name="P2"><text:subject>Model de Dades</text:subject></text:p>
      <text:p text:style-name="P3">versió <text:user-defined style:data-style-name="N0" text:name="Versió">0.7.2</text:user-defined></text:p>
      <text:p text:style-name="P4">2024-0<text:span text:style-name="T1">9</text:span>-<text:span text:style-name="T1">19</text:span> d<text:span text:style-name="T1">j</text:span></text:p>
      <text:p text:style-name="P5"><text:tab/></text:p>
      <text:p text:style-name="P5"/>
      <text:p text:style-name="P5"/>
      <text:p text:style-name="P5"><draw:g text:anchor-type="paragraph" draw:z-index="14" draw:name="Objecte de grup 3" draw:style-name="gr1"><draw:custom-shape draw:style-name="gr2" draw:text-style-name="P6" xml:id="id1" draw:id="id1" svg:width="13.872cm" svg:height="13.819cm" draw:transform="skewX (-0.000174532925199258) rotate (-0.785398163397449) translate (8.48077777777778cm -0.550333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7" draw:type="line" svg:x1="13.384cm" svg:y1="4.355cm" svg:x2="3.613cm" svg:y2="14.129cm" draw:start-shape="id1" draw:start-glue-point="4" draw:end-shape="id1" draw:end-glue-point="8" svg:d="M13384 4355l-9771 9774" svg:viewBox="0 0 9772 9775"><text:p/></draw:connector><draw:connector draw:style-name="gr3" draw:text-style-name="P7" draw:type="line" svg:x1="3.595cm" svg:y1="4.338cm" svg:x2="13.404cm" svg:y2="14.147cm" draw:start-shape="id1" draw:start-glue-point="6" draw:end-shape="id1" draw:end-glue-point="10" svg:d="M3595 4338l9809 9809" svg:viewBox="0 0 9811 9811"><text:p/></draw:connector><draw:custom-shape draw:style-name="gr4" draw:text-style-name="P6" xml:id="id2" draw:id="id2" svg:width="10.905cm" svg:height="10.905cm" svg:x="3.048cm" svg:y="3.78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6" draw:type="line" svg:x1="4.645cm" svg:y1="5.384cm" svg:x2="12.357cm" svg:y2="13.096cm" draw:start-shape="id2" draw:start-glue-point="5" draw:end-shape="id2" draw:end-glue-point="9" svg:d="M4645 5384l7712 7712" svg:viewBox="0 0 7713 7713"><text:p/></draw:connector><draw:connector draw:style-name="gr5" draw:text-style-name="P6" draw:type="line" svg:x1="4.645cm" svg:y1="13.096cm" svg:x2="12.357cm" svg:y2="5.384cm" draw:start-shape="id2" draw:start-glue-point="7" draw:end-shape="id2" draw:end-glue-point="11" svg:d="M4645 13096l7712-7712" svg:viewBox="0 0 7713 7713"><text:p/></draw:connector><draw:g draw:style-name="gr6"><draw:custom-shape draw:style-name="gr7" draw:text-style-name="P6" xml:id="id3" draw:id="id3" svg:width="8.108cm" svg:height="8.108cm" svg:x="4.447cm" svg:y="5.18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6" draw:type="line" svg:x1="11.367cm" svg:y1="6.373cm" svg:x2="5.634cm" svg:y2="12.106cm" draw:start-shape="id3" draw:start-glue-point="11" draw:end-shape="id3" draw:end-glue-point="7" svg:d="M11367 6373l-5733 5733" svg:viewBox="0 0 5734 5734"><text:p/></draw:connector><draw:connector draw:style-name="gr5" draw:text-style-name="P6" draw:type="line" svg:x1="5.634cm" svg:y1="6.373cm" svg:x2="11.367cm" svg:y2="12.106cm" draw:start-shape="id3" draw:start-glue-point="5" draw:end-shape="id3" draw:end-glue-point="9" svg:d="M5634 6373l5733 5733" svg:viewBox="0 0 5734 5734"><text:p/></draw:connector><draw:frame draw:style-name="gr8" draw:text-style-name="P9" svg:width="2.153cm" svg:height="0.74cm" svg:x="7.44cm" svg:y="12.196cm"><draw:text-box><text:p text:style-name="P8"><text:span text:style-name="T2">Material</text:span></text:p></draw:text-box></draw:frame><draw:frame draw:style-name="gr9" draw:text-style-name="P9" svg:width="2.241cm" svg:height="0.789cm" draw:transform="rotate (1.5707963267949) translate (4.87891666666667cm 10.3610833333333cm)"><draw:text-box><text:p text:style-name="P8"><text:span text:style-name="T2">Register</text:span></text:p></draw:text-box></draw:frame><draw:frame draw:style-name="gr10" draw:text-style-name="P9" svg:width="2.53cm" svg:height="1.153cm" draw:transform="rotate (-1.5707963267949) translate (12.1637777777778cm 7.97454166666667cm)"><draw:text-box><text:p text:style-name="P8"><text:span text:style-name="T2">Diagnosis</text:span></text:p></draw:text-box></draw:frame><draw:frame draw:style-name="gr10" draw:text-style-name="P9" svg:width="2.035cm" svg:height="1.153cm" svg:x="7.499cm" svg:y="5.512cm"><draw:text-box><text:p text:style-name="P8"><text:span text:style-name="T2">Results</text:span></text:p></draw:text-box></draw:frame><draw:g draw:style-name="gr6"><draw:g draw:style-name="gr6"><draw:custom-shape draw:style-name="gr11" draw:text-style-name="P11" xml:id="id4" draw:id="id4" svg:width="5.342cm" svg:height="5.367cm" svg:x="5.844cm" svg:y="6.557cm"><draw:glue-point draw:id="12" svg:x="-0.091cm" svg:y="-5cm"/><draw:glue-point draw:id="13" svg:x="-0.087cm" svg:y="0.05cm"/><draw:glue-point draw:id="14" svg:x="4.037cm" svg:y="2.955cm"/><draw:glue-point draw:id="15" svg:x="-4.09cm" svg:y="2.877cm"/><text:p text:style-name="P10"><text:span text:style-name="T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2" draw:type="line" svg:x1="8.467cm" svg:y1="6.557cm" svg:x2="8.468cm" svg:y2="9.267cm" draw:start-shape="id4" draw:start-glue-point="12" draw:end-shape="id4" draw:end-glue-point="13" svg:d="M8467 6557l1 2710" svg:viewBox="0 0 4 2711"><text:p/></draw:connector><draw:connector draw:style-name="gr5" draw:text-style-name="P12" draw:type="line" svg:x1="6.331cm" svg:y1="10.783cm" svg:x2="8.468cm" svg:y2="9.266cm" draw:start-shape="id4" draw:start-glue-point="15" draw:end-shape="id4" draw:end-glue-point="13" svg:d="M6331 10783l2137-1517" svg:viewBox="0 0 2140 1519"><text:p/></draw:connector><draw:connector draw:style-name="gr5" draw:text-style-name="P12" draw:type="line" svg:x1="10.671cm" svg:y1="10.823cm" svg:x2="8.469cm" svg:y2="9.266cm" draw:start-shape="id4" draw:start-glue-point="14" draw:end-shape="id4" draw:end-glue-point="13" svg:d="M10671 10823l-2202-1557" svg:viewBox="0 0 2203 1559"><text:p/></draw:connector><draw:custom-shape draw:style-name="gr12" draw:text-style-name="P13" svg:width="2.737cm" svg:height="0.678cm" draw:transform="rotate (-0.990648883431981) translate (9.65729166666667cm 6.74158333333333cm)"><text:p text:style-name="P10"><text:span text:style-name="T3">Visits</text:span></text:p><draw:enhanced-geometry svg:viewBox="0 0 21600 21600" draw:mirror-horizontal="false" draw:mirror-vertical="false" draw:type="rectangle" draw:enhanced-path="M 0 0 L 21600 0 21600 21600 0 21600 0 0 Z N"/></draw:custom-shape><draw:custom-shape draw:style-name="gr13" draw:text-style-name="P13" svg:width="2.737cm" svg:height="0.682cm" draw:transform="rotate (1.0468484853462) translate (5.857875cm 9.18104166666667cm)"><text:p text:style-name="P10"><text:span text:style-name="T3">Tasks</text:span></text:p><draw:enhanced-geometry svg:viewBox="0 0 21600 21600" draw:mirror-horizontal="false" draw:mirror-vertical="false" draw:type="rectangle" draw:enhanced-path="M 0 0 L 21600 0 21600 21600 0 21600 0 0 Z N"/></draw:custom-shape><draw:frame draw:style-name="gr8" draw:text-style-name="P9" svg:width="3.068cm" svg:height="0.74cm" svg:x="6.982cm" svg:y="10.69cm"><draw:text-box><text:p text:style-name="P8"><text:span text:style-name="T2">Notifications</text:span></text:p></draw:text-box></draw:frame></draw:g><draw:custom-shape draw:style-name="gr14" draw:text-style-name="P15" svg:width="2.625cm" svg:height="2.625cm" svg:x="7.202cm" svg:y="7.927cm"><text:p text:style-name="P14"><text:span text:style-name="T4">User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10" draw:text-style-name="P9" svg:width="2.696cm" svg:height="1.153cm" svg:x="7.153cm" svg:y="13.591cm"><draw:text-box><text:p text:style-name="P8"><text:span text:style-name="T2">Resources</text:span></text:p></draw:text-box></draw:frame><draw:frame draw:style-name="gr10" draw:text-style-name="P9" svg:width="1.581cm" svg:height="1.153cm" svg:x="7.71cm" svg:y="4.133cm"><draw:text-box><text:p text:style-name="P8"><text:span text:style-name="T2">Tests</text:span></text:p></draw:text-box></draw:frame><draw:frame draw:style-name="gr8" draw:text-style-name="P9" svg:width="2.368cm" svg:height="0.74cm" draw:transform="rotate (1.5707963267949) translate (3.45193055555556cm 10.4228194444444cm)"><draw:text-box><text:p text:style-name="P8"><text:span text:style-name="T2">Tracking</text:span></text:p></draw:text-box></draw:frame><draw:frame draw:style-name="gr8" draw:text-style-name="P9" svg:width="2.368cm" svg:height="0.74cm" draw:transform="rotate (-1.5707963267949) translate (13.5819444444444cm 8.05568055555556cm)"><draw:text-box><text:p text:style-name="P8"><text:span text:style-name="T2">Diseases</text:span></text:p></draw:text-box></draw:frame><draw:frame draw:style-name="gr15" draw:text-style-name="P9" svg:width="3.022cm" svg:height="0.796cm" svg:x="6.989cm" svg:y="14.979cm"><draw:text-box><text:p text:style-name="P8"><text:span text:style-name="T2">Localization</text:span></text:p></draw:text-box></draw:frame><draw:frame draw:style-name="gr15" draw:text-style-name="P9" svg:width="3.022cm" svg:height="0.796cm" svg:x="6.989cm" svg:y="2.69cm"><draw:text-box><text:p text:style-name="P8"><text:span text:style-name="T2">Option Lists</text:span></text:p></draw:text-box></draw:frame><draw:frame draw:style-name="gr16" draw:text-style-name="P9" svg:width="3.809cm" svg:height="0.934cm" draw:transform="rotate (1.5707963267949) translate (2.05493055555556cm 11.0243055555556cm)"><draw:text-box><text:p text:style-name="P8"><text:span text:style-name="T2">Estats d’Ànim</text:span></text:p></draw:text-box></draw:frame><draw:frame draw:style-name="gr16" draw:text-style-name="P9" svg:width="2.652cm" svg:height="0.934cm" draw:transform="rotate (-1.5707963267949) translate (15.0847777777778cm 8.01511111111111cm)"><draw:text-box><text:p text:style-name="P8"><text:span text:style-name="T2">Emocions</text:span></text:p></draw:text-box></draw:frame></draw:g></text:p>
      <text:p text:style-name="P5"/>
      <text:p text:style-name="Standard"/>
      <text:p text:style-name="Standard"/>
      <text:section text:style-name="Sect1" text:name="Document">
        <text:h text:style-name="P16" text:outline-level="1"/>
        <text:table-of-content text:style-name="Sect2" text:protected="true" text:name="Taula de continguts1">
          <text:table-of-content-source text:outline-level="3">
            <text:index-title-template text:style-name="Contents_20_Heading">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ula de continguts1_Head">
              <text:p text:style-name="P17">Contingut</text:p>
            </text:index-title>
            <text:p text:style-name="P18"><text:a xlink:type="simple" xlink:href="#__RefHeading___Toc3_3865597735" text:style-name="Index_20_Link" text:visited-style-name="Index_20_Link">Estructura del model de dades<text:tab/>1</text:a></text:p>
            <text:p text:style-name="P19"><text:a xlink:type="simple" xlink:href="#__RefHeading___Toc5_3865597735" text:style-name="Index_20_Link" text:visited-style-name="Index_20_Link">Àrea<text:tab/>1</text:a></text:p>
            <text:p text:style-name="P19"><text:a xlink:type="simple" xlink:href="#__RefHeading___Toc946_3865597735" text:style-name="Index_20_Link" text:visited-style-name="Index_20_Link">Mòdul<text:tab/>2</text:a></text:p>
            <text:p text:style-name="P19"><text:a xlink:type="simple" xlink:href="#__RefHeading___Toc9_3865597735" text:style-name="Index_20_Link" text:visited-style-name="Index_20_Link">Entitat<text:tab/>2</text:a></text:p>
            <text:p text:style-name="P19"><text:a xlink:type="simple" xlink:href="#__RefHeading___Toc3141_1471092614" text:style-name="Index_20_Link" text:visited-style-name="Index_20_Link">Diagrama lògic<text:tab/>2</text:a></text:p>
            <text:p text:style-name="P18"><text:a xlink:type="simple" xlink:href="#__RefHeading___Toc2680_2294837604" text:style-name="Index_20_Link" text:visited-style-name="Index_20_Link">1 Àrea d’Usuari<text:tab/>3</text:a></text:p>
            <text:p text:style-name="P19"><text:a xlink:type="simple" xlink:href="#__RefHeading___Toc4342_1629209868" text:style-name="Index_20_Link" text:visited-style-name="Index_20_Link">1.1 Users Module (USRMOD)<text:tab/>3</text:a></text:p>
            <text:p text:style-name="P20"><text:a xlink:type="simple" xlink:href="#__RefHeading___Toc4344_1629209868" text:style-name="Index_20_Link" text:visited-style-name="Index_20_Link">Diagrama<text:tab/>3</text:a></text:p>
            <text:p text:style-name="P20"><text:a xlink:type="simple" xlink:href="#__RefHeading___Toc4348_1629209868" text:style-name="Index_20_Link" text:visited-style-name="Index_20_Link">1.1.1 DEVICE<text:tab/>3</text:a></text:p>
            <text:p text:style-name="P20"><text:a xlink:type="simple" xlink:href="#__RefHeading___Toc4346_1629209868" text:style-name="Index_20_Link" text:visited-style-name="Index_20_Link">1.1.2 USER<text:tab/>4</text:a></text:p>
            <text:p text:style-name="P20"><text:a xlink:type="simple" xlink:href="#__RefHeading___Toc4350_1629209868" text:style-name="Index_20_Link" text:visited-style-name="Index_20_Link">1.1.3 FCM HISTORY<text:tab/>5</text:a></text:p>
            <text:p text:style-name="P18"><text:a xlink:type="simple" xlink:href="#__RefHeading___Toc175_3865597735" text:style-name="Index_20_Link" text:visited-style-name="Index_20_Link">2 Àrea de Definicions<text:tab/>6</text:a></text:p>
            <text:p text:style-name="P19"><text:a xlink:type="simple" xlink:href="#__RefHeading___Toc227_3865597735" text:style-name="Index_20_Link" text:visited-style-name="Index_20_Link">2.1 Diseases Module (DISMOD)<text:tab/>6</text:a></text:p>
            <text:p text:style-name="P20"><text:a xlink:type="simple" xlink:href="#__RefHeading___Toc3143_1471092614" text:style-name="Index_20_Link" text:visited-style-name="Index_20_Link">Diagrama<text:tab/>6</text:a></text:p>
            <text:p text:style-name="P20"><text:a xlink:type="simple" xlink:href="#__RefHeading___Toc3145_1471092614" text:style-name="Index_20_Link" text:visited-style-name="Index_20_Link">2.1.1 DSM-V<text:tab/>6</text:a></text:p>
            <text:p text:style-name="P20"><text:a xlink:type="simple" xlink:href="#__RefHeading___Toc3147_1471092614" text:style-name="Index_20_Link" text:visited-style-name="Index_20_Link">2.1.2 DISEASE<text:tab/>7</text:a></text:p>
            <text:p text:style-name="P20"><text:a xlink:type="simple" xlink:href="#__RefHeading___Toc2682_2294837604" text:style-name="Index_20_Link" text:visited-style-name="Index_20_Link">2.1.3 PHASE<text:tab/>7</text:a></text:p>
            <text:p text:style-name="P20"><text:a xlink:type="simple" xlink:href="#__RefHeading___Toc2684_2294837604" text:style-name="Index_20_Link" text:visited-style-name="Index_20_Link">2.1.4 GOAL<text:tab/>7</text:a></text:p>
            <text:p text:style-name="P19"><text:a xlink:type="simple" xlink:href="#__RefHeading___Toc3489_1471092614" text:style-name="Index_20_Link" text:visited-style-name="Index_20_Link">2.2 Resources Module (RSCMOD)<text:tab/>8</text:a></text:p>
            <text:p text:style-name="P20"><text:a xlink:type="simple" xlink:href="#__RefHeading___Toc2686_2294837604" text:style-name="Index_20_Link" text:visited-style-name="Index_20_Link">Diagrama<text:tab/>8</text:a></text:p>
            <text:p text:style-name="P20"><text:a xlink:type="simple" xlink:href="#__RefHeading___Toc2690_2294837604" text:style-name="Index_20_Link" text:visited-style-name="Index_20_Link">2.2.1 PHASE RESOURCE<text:tab/>8</text:a></text:p>
            <text:p text:style-name="P20"><text:a xlink:type="simple" xlink:href="#__RefHeading___Toc2688_2294837604" text:style-name="Index_20_Link" text:visited-style-name="Index_20_Link">2.2.2 RESOURCE<text:tab/>9</text:a></text:p>
            <text:p text:style-name="P19"><text:a xlink:type="simple" xlink:href="#__RefHeading___Toc2694_2294837604" text:style-name="Index_20_Link" text:visited-style-name="Index_20_Link">2.3 Tracking Module (TCKMOD)<text:tab/>10</text:a></text:p>
            <text:p text:style-name="P20"><text:a xlink:type="simple" xlink:href="#__RefHeading___Toc2696_2294837604" text:style-name="Index_20_Link" text:visited-style-name="Index_20_Link">Diagrama<text:tab/>10</text:a></text:p>
            <text:p text:style-name="P20"><text:a xlink:type="simple" xlink:href="#__RefHeading___Toc4354_1629209868" text:style-name="Index_20_Link" text:visited-style-name="Index_20_Link">2.3.1 PHASE TRACKING<text:tab/>10</text:a></text:p>
            <text:p text:style-name="P20"><text:a xlink:type="simple" xlink:href="#__RefHeading___Toc2704_2294837604" text:style-name="Index_20_Link" text:visited-style-name="Index_20_Link">2.3.2 TRACKING COLUMN<text:tab/>11</text:a></text:p>
            <text:p text:style-name="P20"><text:a xlink:type="simple" xlink:href="#__RefHeading___Toc2698_2294837604" text:style-name="Index_20_Link" text:visited-style-name="Index_20_Link">2.3.3 TRACKING<text:tab/>12</text:a></text:p>
            <text:p text:style-name="P19"><text:a xlink:type="simple" xlink:href="#__RefHeading___Toc2706_2294837604" text:style-name="Index_20_Link" text:visited-style-name="Index_20_Link">2.4 Tests Module (TSTMOD)<text:tab/>13</text:a></text:p>
            <text:p text:style-name="P20"><text:a xlink:type="simple" xlink:href="#__RefHeading___Toc2708_2294837604" text:style-name="Index_20_Link" text:visited-style-name="Index_20_Link">Diagrama<text:tab/>13</text:a></text:p>
            <text:p text:style-name="P20"><text:a xlink:type="simple" xlink:href="#__RefHeading___Toc2710_2294837604" text:style-name="Index_20_Link" text:visited-style-name="Index_20_Link">2.4.1 TEST CATEGORY<text:tab/>13</text:a></text:p>
            <text:p text:style-name="P20"><text:a xlink:type="simple" xlink:href="#__RefHeading___Toc2712_2294837604" text:style-name="Index_20_Link" text:visited-style-name="Index_20_Link">2.4.2 TEST<text:tab/>14</text:a></text:p>
            <text:p text:style-name="P20"><text:a xlink:type="simple" xlink:href="#__RefHeading___Toc2714_2294837604" text:style-name="Index_20_Link" text:visited-style-name="Index_20_Link">2.4.3 QUESTION<text:tab/>14</text:a></text:p>
            <text:p text:style-name="P19"><text:a xlink:type="simple" xlink:href="#__RefHeading___Toc10750_2852948003" text:style-name="Index_20_Link" text:visited-style-name="Index_20_Link">2.5 Emotions Module (EMOMOD)<text:tab/>15</text:a></text:p>
            <text:p text:style-name="P20"><text:a xlink:type="simple" xlink:href="#__RefHeading___Toc10752_2852948003" text:style-name="Index_20_Link" text:visited-style-name="Index_20_Link">Diagrama<text:tab/>15</text:a></text:p>
            <text:p text:style-name="P20"><text:a xlink:type="simple" xlink:href="#__RefHeading___Toc10754_2852948003" text:style-name="Index_20_Link" text:visited-style-name="Index_20_Link">2.5.1 MOOD<text:tab/>15</text:a></text:p>
            <text:p text:style-name="P20"><text:a xlink:type="simple" xlink:href="#__RefHeading___Toc10756_2852948003" text:style-name="Index_20_Link" text:visited-style-name="Index_20_Link">2.5.2 EMOTION<text:tab/>15</text:a></text:p>
            <text:p text:style-name="P18"><text:a xlink:type="simple" xlink:href="#__RefHeading___Toc4356_1629209868" text:style-name="Index_20_Link" text:visited-style-name="Index_20_Link">3 Àrea de Treball<text:tab/>16</text:a></text:p>
            <text:p text:style-name="P19"><text:a xlink:type="simple" xlink:href="#__RefHeading___Toc4358_1629209868" text:style-name="Index_20_Link" text:visited-style-name="Index_20_Link">3.1 Diagnosis Module (DGNMOD)<text:tab/>16</text:a></text:p>
            <text:p text:style-name="P20"><text:a xlink:type="simple" xlink:href="#__RefHeading___Toc4360_1629209868" text:style-name="Index_20_Link" text:visited-style-name="Index_20_Link">Diagrama<text:tab/>16</text:a></text:p>
            <text:p text:style-name="P20"><text:a xlink:type="simple" xlink:href="#__RefHeading___Toc4362_1629209868" text:style-name="Index_20_Link" text:visited-style-name="Index_20_Link">3.1.1 DIAGNOSIS<text:tab/>16</text:a></text:p>
            <text:p text:style-name="P20"><text:a xlink:type="simple" xlink:href="#__RefHeading___Toc4364_1629209868" text:style-name="Index_20_Link" text:visited-style-name="Index_20_Link">3.1.2 DIAGNOSIS PHASE<text:tab/>17</text:a></text:p>
            <text:p text:style-name="P20"><text:a xlink:type="simple" xlink:href="#__RefHeading___Toc4366_1629209868" text:style-name="Index_20_Link" text:visited-style-name="Index_20_Link">3.1.3 ACHIEVEMENT<text:tab/>18</text:a></text:p>
            <text:p text:style-name="P19"><text:a xlink:type="simple" xlink:href="#__RefHeading___Toc5491_468052601" text:style-name="Index_20_Link" text:visited-style-name="Index_20_Link">3.2 Material Module (MATMOD)<text:tab/>19</text:a></text:p>
            <text:p text:style-name="P20"><text:a xlink:type="simple" xlink:href="#__RefHeading___Toc5493_468052601" text:style-name="Index_20_Link" text:visited-style-name="Index_20_Link">Diagrama<text:tab/>19</text:a></text:p>
            <text:p text:style-name="P20"><text:a xlink:type="simple" xlink:href="#__RefHeading___Toc2692_2294837604" text:style-name="Index_20_Link" text:visited-style-name="Index_20_Link">3.2.1 PHASE MATERIAL<text:tab/>19</text:a></text:p>
            <text:p text:style-name="P20"><text:a xlink:type="simple" xlink:href="#__RefHeading___Toc5495_468052601" text:style-name="Index_20_Link" text:visited-style-name="Index_20_Link">3.2.2 MATERIAL<text:tab/>20</text:a></text:p>
            <text:p text:style-name="P19"><text:a xlink:type="simple" xlink:href="#__RefHeading___Toc5497_468052601" text:style-name="Index_20_Link" text:visited-style-name="Index_20_Link"><text:soft-page-break/>3.3 Register Module (REGMOD)<text:tab/>21</text:a></text:p>
            <text:p text:style-name="P20"><text:a xlink:type="simple" xlink:href="#__RefHeading___Toc5499_468052601" text:style-name="Index_20_Link" text:visited-style-name="Index_20_Link">Diagrama<text:tab/>21</text:a></text:p>
            <text:p text:style-name="P20"><text:a xlink:type="simple" xlink:href="#__RefHeading___Toc13286_1791785473" text:style-name="Index_20_Link" text:visited-style-name="Index_20_Link">3.3.1 REGISTER<text:tab/>21</text:a></text:p>
            <text:p text:style-name="P20"><text:a xlink:type="simple" xlink:href="#__RefHeading___Toc5503_468052601" text:style-name="Index_20_Link" text:visited-style-name="Index_20_Link">3.3.2 REGISTER COLUMN<text:tab/>22</text:a></text:p>
            <text:p text:style-name="P19"><text:a xlink:type="simple" xlink:href="#__RefHeading___Toc16646_1791785473" text:style-name="Index_20_Link" text:visited-style-name="Index_20_Link">3.4 Results Module (RESMOD)<text:tab/>23</text:a></text:p>
            <text:p text:style-name="P20"><text:a xlink:type="simple" xlink:href="#__RefHeading___Toc6886_2020737262" text:style-name="Index_20_Link" text:visited-style-name="Index_20_Link">Diagrama<text:tab/>23</text:a></text:p>
            <text:p text:style-name="P20"><text:a xlink:type="simple" xlink:href="#__RefHeading___Toc12821_3364650150" text:style-name="Index_20_Link" text:visited-style-name="Index_20_Link">3.4.1 PATIENT TEST<text:tab/>23</text:a></text:p>
            <text:p text:style-name="P20"><text:a xlink:type="simple" xlink:href="#__RefHeading___Toc16650_1791785473" text:style-name="Index_20_Link" text:visited-style-name="Index_20_Link">3.4.2 ANSWER<text:tab/>24</text:a></text:p>
            <text:p text:style-name="P18"><text:a xlink:type="simple" xlink:href="#__RefHeading___Toc6888_2020737262" text:style-name="Index_20_Link" text:visited-style-name="Index_20_Link">4 Àrea d’Administració<text:tab/>25</text:a></text:p>
            <text:p text:style-name="P19"><text:a xlink:type="simple" xlink:href="#__RefHeading___Toc6890_2020737262" text:style-name="Index_20_Link" text:visited-style-name="Index_20_Link">4.1 Tasks Module (TSKMOD)<text:tab/>25</text:a></text:p>
            <text:p text:style-name="P20"><text:a xlink:type="simple" xlink:href="#__RefHeading___Toc6892_2020737262" text:style-name="Index_20_Link" text:visited-style-name="Index_20_Link">Diagrama<text:tab/>25</text:a></text:p>
            <text:p text:style-name="P20"><text:a xlink:type="simple" xlink:href="#__RefHeading___Toc9597_1063191050" text:style-name="Index_20_Link" text:visited-style-name="Index_20_Link">4.1.1 TASK<text:tab/>26</text:a></text:p>
            <text:p text:style-name="P19"><text:a xlink:type="simple" xlink:href="#__RefHeading___Toc16881_1791785473" text:style-name="Index_20_Link" text:visited-style-name="Index_20_Link">4.2 Visits Module (VISMOD)<text:tab/>27</text:a></text:p>
            <text:p text:style-name="P20"><text:a xlink:type="simple" xlink:href="#__RefHeading___Toc6894_2020737262" text:style-name="Index_20_Link" text:visited-style-name="Index_20_Link">Diagrama<text:tab/>27</text:a></text:p>
            <text:p text:style-name="P20"><text:a xlink:type="simple" xlink:href="#__RefHeading___Toc8007_2020737262" text:style-name="Index_20_Link" text:visited-style-name="Index_20_Link">4.2.1 VISIT<text:tab/>27</text:a></text:p>
            <text:p text:style-name="P19"><text:a xlink:type="simple" xlink:href="#__RefHeading___Toc6896_2020737262" text:style-name="Index_20_Link" text:visited-style-name="Index_20_Link">4.3 Notifications Module (NTFMOD)<text:tab/>28</text:a></text:p>
            <text:p text:style-name="P20"><text:a xlink:type="simple" xlink:href="#__RefHeading___Toc6898_2020737262" text:style-name="Index_20_Link" text:visited-style-name="Index_20_Link">Diagrama<text:tab/>28</text:a></text:p>
            <text:p text:style-name="P20"><text:a xlink:type="simple" xlink:href="#__RefHeading___Toc9599_1063191050" text:style-name="Index_20_Link" text:visited-style-name="Index_20_Link">4.3.1 NOTIFICATION<text:tab/>28</text:a></text:p>
            <text:p text:style-name="P18"><text:a xlink:type="simple" xlink:href="#__RefHeading___Toc9601_1063191050" text:style-name="Index_20_Link" text:visited-style-name="Index_20_Link">5 Àrea de Localització<text:tab/>30</text:a></text:p>
            <text:p text:style-name="P19"><text:a xlink:type="simple" xlink:href="#__RefHeading___Toc9603_1063191050" text:style-name="Index_20_Link" text:visited-style-name="Index_20_Link">5.1 Option List Module (LSTMOD)<text:tab/>30</text:a></text:p>
            <text:p text:style-name="P20"><text:a xlink:type="simple" xlink:href="#__RefHeading___Toc9605_1063191050" text:style-name="Index_20_Link" text:visited-style-name="Index_20_Link">Diagrama<text:tab/>30</text:a></text:p>
            <text:p text:style-name="P20"><text:a xlink:type="simple" xlink:href="#__RefHeading___Toc11890_102173057" text:style-name="Index_20_Link" text:visited-style-name="Index_20_Link">5.1.1 LIST CATEGORY<text:tab/>30</text:a></text:p>
            <text:p text:style-name="P20"><text:a xlink:type="simple" xlink:href="#__RefHeading___Toc9607_1063191050" text:style-name="Index_20_Link" text:visited-style-name="Index_20_Link">5.1.2 OPTION LIST<text:tab/>31</text:a></text:p>
            <text:p text:style-name="P19"><text:a xlink:type="simple" xlink:href="#__RefHeading___Toc9609_1063191050" text:style-name="Index_20_Link" text:visited-style-name="Index_20_Link">5.2 OPTION ENTRY<text:tab/>31</text:a></text:p>
            <text:p text:style-name="P19"><text:a xlink:type="simple" xlink:href="#__RefHeading___Toc9611_1063191050" text:style-name="Index_20_Link" text:visited-style-name="Index_20_Link">5.3 Localization Module (LOCMOD)<text:tab/>32</text:a></text:p>
            <text:p text:style-name="P20"><text:a xlink:type="simple" xlink:href="#__RefHeading___Toc9613_1063191050" text:style-name="Index_20_Link" text:visited-style-name="Index_20_Link">Diagrama<text:tab/>32</text:a></text:p>
            <text:p text:style-name="P20"><text:a xlink:type="simple" xlink:href="#__RefHeading___Toc11892_102173057" text:style-name="Index_20_Link" text:visited-style-name="Index_20_Link">5.3.1 TEXT KEY<text:tab/>32</text:a></text:p>
            <text:p text:style-name="P20"><text:a xlink:type="simple" xlink:href="#__RefHeading___Toc11894_102173057" text:style-name="Index_20_Link" text:visited-style-name="Index_20_Link">5.3.2 LOCALE<text:tab/>32</text:a></text:p>
            <text:p text:style-name="P20"><text:a xlink:type="simple" xlink:href="#__RefHeading___Toc11896_102173057" text:style-name="Index_20_Link" text:visited-style-name="Index_20_Link">5.3.3 TRANSLATION<text:tab/>32</text:a></text:p>
            <text:p text:style-name="P18"><text:a xlink:type="simple" xlink:href="#__RefHeading___Toc14027_1539288443" text:style-name="Index_20_Link" text:visited-style-name="Index_20_Link">6 Emocions i Estats d’Ànim<text:tab/>33</text:a></text:p>
            <text:p text:style-name="P19"><text:a xlink:type="simple" xlink:href="#__RefHeading___Toc14029_1539288443" text:style-name="Index_20_Link" text:visited-style-name="Index_20_Link">6.1 Estats d’Ànim<text:tab/>33</text:a></text:p>
            <text:p text:style-name="P19"><text:a xlink:type="simple" xlink:href="#__RefHeading___Toc14031_1539288443" text:style-name="Index_20_Link" text:visited-style-name="Index_20_Link">6.2 Emocions<text:tab/>34</text:a></text:p>
            <text:p text:style-name="P18"><text:a xlink:type="simple" xlink:href="#__RefHeading___Toc11898_102173057" text:style-name="Index_20_Link" text:visited-style-name="Index_20_Link">7 Permisos d’usuari<text:tab/>37</text:a></text:p>
            <text:p text:style-name="P18"><text:a xlink:type="simple" xlink:href="#__RefHeading___Toc4368_1629209868" text:style-name="Index_20_Link" text:visited-style-name="Index_20_Link">8 Índexs<text:tab/>38</text:a></text:p>
          </text:index-body>
        </text:table-of-content>
        <text:section text:style-name="Sect2" text:name="Secció1">
          <text:h text:style-name="P21" text:outline-level="1"/>
        </text:section>
        <text:h text:style-name="P21" text:outline-level="1"/>
        <text:h text:style-name="P22" text:outline-level="1" text:is-list-header="true"><text:bookmark-start text:name="__RefHeading___Toc3_3865597735"/>Estructura del model de dades<text:bookmark-end text:name="__RefHeading___Toc3_3865597735"/></text:h>
        <text:p text:style-name="P23">El propòsit d’aquest document és <text:span text:style-name="T5">descriure</text:span> la capa d’emmagatzematge de la informació que gestionarà el projecte, des <text:span text:style-name="T5">d’un </text:span>punt de vista abstracte. No s’abord<text:span text:style-name="T5">en</text:span> els aspectes tècnics de com o on es manipule<text:span text:style-name="T6">n</text:span> les dades, ni <text:span text:style-name="T7">de </text:span>com o on es xifren i <text:span text:style-name="T5">es </text:span>protegeixen, sinó <text:span text:style-name="T5">només </text:span>el <text:span text:style-name="T8">seu</text:span> significat, <text:span text:style-name="T8">interrelació</text:span> i detall.</text:p>
        <text:p text:style-name="P24">També es descriuen els permisos d’usuari que aniran sent incorporats al llarg del desenvolupament i el detall dels estats d’ànim i emocions que estaran disponibles en un inici.</text:p>
        <text:p text:style-name="P25">L’estructura general del model té tres nivells de detall: Àrea, Mòdul i Entitat.</text:p>
        <text:h text:style-name="P26" text:outline-level="2" text:is-list-header="true"><text:bookmark-start text:name="__RefHeading___Toc5_3865597735"/>Àrea<text:bookmark-end text:name="__RefHeading___Toc5_3865597735"/></text:h>
        <text:p text:style-name="P27">L’Àrea és el nivell més abstracte del model. Ens permet fixar una primera agrupació lògica de la informació que serà gestionada. Hi ha <text:span text:style-name="T7">cinc</text:span> àrees generals:</text:p>
        <text:list text:style-name="L1">
          <text:list-item>
            <text:p text:style-name="P28"><text:span text:style-name="T9">Localization Area</text:span><text:span text:style-name="T10">:</text:span><text:line-break/>La interfície d’usuari de l’aplicació estarà disponible en cinc idiomes: castellà, català, anglès, francès i portuguès. Les dades que es troben en aquesta àrea permetran, si existeixen recursos i necessitat, oferir també els diferents continguts <text:span text:style-name="T11">terapèutics </text:span>en aquestes llengües (llistes d’opcions, emocions, <text:span text:style-name="T12">recursos auxiliars,.</text:span>..).</text:p>
            <text:p text:style-name="P28">La possibilitat de definir aquests elements en diferents idiomes no <text:span text:style-name="T5">implica necessàriament</text:span> haver de traduir el treball en totes les llengües. L’única llengua <text:span text:style-name="T5">imprescindible</text:span> per defecte serà el castellà.</text:p>
          </text:list-item>
          <text:list-item>
            <text:p text:style-name="P28"><text:span text:style-name="T9">Definition Area</text:span><text:span text:style-name="T10">:</text:span><text:span text:style-name="T13"><text:line-break/></text:span><text:span text:style-name="T10">Dins aquesta àrea es gestionaran les definicions dels diferents tipus de taules de registre, patologies, recursos auxiliars (text, text enriquit, àudio i vídeo) i Tests d’estudi (aquest últim element no és crític per a la posada en producció del projecte segons els requeriments funcionals actuals, però el model hi donarà suport per tal d’oferir aquesta eina quan sigui necessari).</text:span></text:p>
          </text:list-item>
          <text:list-item>
            <text:p text:style-name="P29"><text:span text:style-name="T14">Working Area</text:span><text:span text:style-name="T15">:</text:span><text:line-break/><text:span text:style-name="T10">Aquesta àrea es responsabilitz</text:span><text:span text:style-name="T16">a</text:span><text:span text:style-name="T10"> d’emmagatzemar tot el treball realitzat pel pacient. Els mòduls i entitats que hi conté seran descrit més endavant.</text:span></text:p>
          </text:list-item>
          <text:list-item>
            <text:p text:style-name="P28"><text:span text:style-name="T17">Admin</text:span><text:span text:style-name="T9"> Area</text:span><text:span text:style-name="T15">:<text:line-break/></text:span><text:span text:style-name="T18">L’àrea d’</text:span><text:span text:style-name="T19">administració</text:span><text:span text:style-name="T18"> permetrà gestionar </text:span><text:span text:style-name="T20">tres àmbits administratius:</text:span><text:span text:style-name="T18"> la feina a realitzar per part dels pacients, les seves visites i les notificacions que establim com a necessàries</text:span><text:span text:style-name="T18"><text:note text:id="ftn1" text:note-class="footnote"><text:note-citation>1</text:note-citation><text:note-body><text:p text:style-name="P30">Per exemple, com bé apuntava <text:span text:style-name="T5">la </text:span>Paula, es pot enviar una notificació per a recordar els pacients que fa molt temps que no entren en l’aplicació. Tindrem suport per a definir el tipus de notificacions que veiem interessants des del punt de vista terapèutic.</text:p></text:note-body></text:note></text:span><text:span text:style-name="T18">.</text:span></text:p>
          </text:list-item>
          <text:list-item>
            <text:p text:style-name="P31"><text:span text:style-name="T14">User </text:span><text:span text:style-name="T21">Area</text:span><text:span text:style-name="T18">:<text:line-break/></text:span><text:span text:style-name="T22">L’</text:span><text:span text:style-name="T18">àrea d’usuari conté la informació imprescindible dels usuaris pel correcte funcionament de l’aplicació </text:span><text:span text:style-name="T23">i la informació mínima necessària dels dispositius on la fan servir.</text:span></text:p>
          </text:list-item>
        </text:list>
        <text:h text:style-name="P32" text:outline-level="2" text:is-list-header="true"><text:bookmark-start text:name="__RefHeading___Toc946_3865597735"/><text:soft-page-break/>Mòdul<text:bookmark-end text:name="__RefHeading___Toc946_3865597735"/></text:h>
        <text:p text:style-name="P33"><text:span text:style-name="T7">Un</text:span> mòdul <text:span text:style-name="T7">és l’agrupació lògica d’</text:span>entitats <text:span text:style-name="T7">d’informació </text:span>segons un criteri funcional. Això facilita l’enteniment de l’objectiu i la relació entre les entitat de dades.</text:p>
        <text:h text:style-name="P32" text:outline-level="2" text:is-list-header="true"><text:bookmark-start text:name="__RefHeading___Toc9_3865597735"/>Entitat<text:bookmark-end text:name="__RefHeading___Toc9_3865597735"/></text:h>
        <text:p text:style-name="P34"><text:span text:style-name="T8">Les entitats de dades són la representació d’un concepte del món real dins el projecte. Ens permeten relacionar les dades associades a un concepte com seria </text:span><text:span text:style-name="T24">pacient</text:span><text:span text:style-name="T8">, </text:span><text:span text:style-name="T24">diagnosi</text:span><text:span text:style-name="T8">, </text:span><text:span text:style-name="T24">visita</text:span><text:span text:style-name="T8">, </text:span><text:span text:style-name="T24">recurs</text:span><text:span text:style-name="T8"> </text:span><text:span text:style-name="T24">auxiliar</text:span><text:span text:style-name="T8">, ... Les entitats es formen declarant quins són els atributs que les constitueixen així com la relació d’aquestes amb d’altres entitats.</text:span></text:p>
        <text:h text:style-name="P35" text:outline-level="2" text:is-list-header="true"><text:bookmark-start text:name="__RefHeading___Toc3141_1471092614"/>Diagrama lògic<text:bookmark-end text:name="__RefHeading___Toc3141_1471092614"/></text:h>
        <text:p text:style-name="P36"><draw:frame draw:style-name="fr1" draw:name="Marc15" text:anchor-type="paragraph" svg:y="0.152cm" svg:width="16.367cm" draw:z-index="0"><draw:text-box fo:min-height="15.505cm"><text:p text:style-name="P37"><draw:g text:anchor-type="paragraph" draw:z-index="1" draw:name="Objecte de grup 16" draw:style-name="gr17"><draw:custom-shape draw:style-name="gr18" draw:text-style-name="P39" xml:id="id5" draw:id="id5" svg:width="3.001cm" svg:height="0.999cm" svg:x="9.628cm" svg:y="3.018cm"><draw:glue-point draw:id="4" svg:x="0cm" svg:y="-5cm"/><draw:glue-point draw:id="5" svg:x="0cm" svg:y="5cm"/><draw:glue-point draw:id="6" svg:x="5cm" svg:y="0cm"/><draw:glue-point draw:id="7" svg:x="-5cm" svg:y="0cm"/><draw:glue-point draw:id="8" svg:x="-2.013cm" svg:y="4.96cm"/><draw:glue-point draw:id="9" svg:x="1.976cm" svg:y="5.02cm"/><text:p text:style-name="P38"><text:span text:style-name="T25">Users</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39" xml:id="id7" draw:id="id7" svg:width="3.001cm" svg:height="0.999cm" svg:x="6.38cm" svg:y="7.5cm"><draw:glue-point draw:id="4" svg:x="0cm" svg:y="-5cm"/><draw:glue-point draw:id="5" svg:x="0cm" svg:y="5cm"/><draw:glue-point draw:id="6" svg:x="5cm" svg:y="0cm"/><draw:glue-point draw:id="7" svg:x="-5cm" svg:y="0cm"/><text:p text:style-name="P38"><text:span text:style-name="T25">Material</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39" xml:id="id8" draw:id="id8" svg:width="3.001cm" svg:height="1.001cm" svg:x="6.38cm" svg:y="9.499cm"><draw:glue-point draw:id="4" svg:x="0cm" svg:y="-5cm"/><draw:glue-point draw:id="5" svg:x="0cm" svg:y="5cm"/><draw:glue-point draw:id="6" svg:x="5cm" svg:y="0cm"/><draw:glue-point draw:id="7" svg:x="-5cm" svg:y="0cm"/><text:p text:style-name="P38"><text:span text:style-name="T25">Register</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39" xml:id="id9" draw:id="id9" svg:width="3.001cm" svg:height="1.001cm" svg:x="6.38cm" svg:y="11.499cm"><draw:glue-point draw:id="4" svg:x="0cm" svg:y="-5cm"/><draw:glue-point draw:id="5" svg:x="0cm" svg:y="5cm"/><draw:glue-point draw:id="6" svg:x="5cm" svg:y="0cm"/><draw:glue-point draw:id="7" svg:x="-5cm" svg:y="0cm"/><text:p text:style-name="P38"><text:span text:style-name="T25">Results</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39" xml:id="id15" draw:id="id15" svg:width="3.001cm" svg:height="0.999cm" svg:x="12.864cm" svg:y="7.5cm"><draw:glue-point draw:id="4" svg:x="0cm" svg:y="-5cm"/><draw:glue-point draw:id="5" svg:x="0cm" svg:y="5cm"/><draw:glue-point draw:id="6" svg:x="5cm" svg:y="0cm"/><draw:glue-point draw:id="7" svg:x="-5cm" svg:y="0cm"/><text:p text:style-name="P38"><text:span text:style-name="T25">Visits</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39" xml:id="id16" draw:id="id16" svg:width="3.001cm" svg:height="1.001cm" svg:x="12.864cm" svg:y="9.499cm"><draw:glue-point draw:id="4" svg:x="0cm" svg:y="-5cm"/><draw:glue-point draw:id="5" svg:x="0cm" svg:y="5cm"/><draw:glue-point draw:id="6" svg:x="5cm" svg:y="0cm"/><draw:glue-point draw:id="7" svg:x="-5cm" svg:y="0cm"/><text:p text:style-name="P38"><text:span text:style-name="T25">Notifications</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39" xml:id="id11" draw:id="id11" svg:width="3.001cm" svg:height="0.999cm" svg:x="1.346cm" svg:y="7.5cm"><draw:glue-point draw:id="4" svg:x="0cm" svg:y="-5cm"/><draw:glue-point draw:id="5" svg:x="0cm" svg:y="5cm"/><draw:glue-point draw:id="6" svg:x="5cm" svg:y="0cm"/><draw:glue-point draw:id="7" svg:x="-5cm" svg:y="0cm"/><text:p text:style-name="P38"><text:span text:style-name="T25">Resources</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39" xml:id="id12" draw:id="id12" svg:width="3.001cm" svg:height="1.001cm" svg:x="1.346cm" svg:y="9.499cm"><draw:glue-point draw:id="4" svg:x="0cm" svg:y="-5cm"/><draw:glue-point draw:id="5" svg:x="0cm" svg:y="5cm"/><draw:glue-point draw:id="6" svg:x="5cm" svg:y="0cm"/><draw:glue-point draw:id="7" svg:x="-5cm" svg:y="0cm"/><text:p text:style-name="P38"><text:span text:style-name="T25">Tracking</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39" xml:id="id13" draw:id="id13" svg:width="3.001cm" svg:height="1.001cm" svg:x="1.346cm" svg:y="11.499cm"><draw:glue-point draw:id="4" svg:x="0cm" svg:y="-5cm"/><draw:glue-point draw:id="5" svg:x="0cm" svg:y="5cm"/><draw:glue-point draw:id="6" svg:x="5cm" svg:y="0cm"/><draw:glue-point draw:id="7" svg:x="-5cm" svg:y="0cm"/><text:p text:style-name="P38"><text:span text:style-name="T25">Tests</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39" xml:id="id21" draw:id="id21" svg:width="3.001cm" svg:height="0.999cm" svg:x="1.346cm" svg:y="0.515cm"><draw:glue-point draw:id="4" svg:x="0cm" svg:y="-5cm"/><draw:glue-point draw:id="5" svg:x="0cm" svg:y="5cm"/><draw:glue-point draw:id="6" svg:x="5cm" svg:y="0cm"/><draw:glue-point draw:id="7" svg:x="-5cm" svg:y="0cm"/><text:p text:style-name="P38"><text:span text:style-name="T25">Options List</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39" xml:id="id22" draw:id="id22" svg:width="3.001cm" svg:height="1.001cm" svg:x="12.864cm" svg:y="0.512cm"><draw:glue-point draw:id="4" svg:x="0cm" svg:y="-5cm"/><draw:glue-point draw:id="5" svg:x="0cm" svg:y="5cm"/><draw:glue-point draw:id="6" svg:x="5cm" svg:y="0cm"/><draw:glue-point draw:id="7" svg:x="-5cm" svg:y="0cm"/><text:p text:style-name="P38"><text:span text:style-name="T25">Localization</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10.523cm" svg:y1="4.011cm" svg:x2="9.379cm" svg:y2="5.992cm" draw:start-shape="id5" draw:start-glue-point="8" draw:end-shape="id6" draw:end-glue-point="6" svg:d="M10523 4011v1981h-1144" svg:viewBox="0 0 1147 1983"><text:p/></draw:connector><draw:connector draw:style-name="gr21" draw:text-style-name="P7" svg:x1="10.523cm" svg:y1="4.011cm" svg:x2="9.379cm" svg:y2="7.999cm" draw:start-shape="id5" draw:start-glue-point="8" draw:end-shape="id7" draw:end-glue-point="6" svg:d="M10523 4011v3988h-1144" svg:viewBox="0 0 1147 3990"><text:p/></draw:connector><draw:connector draw:style-name="gr21" draw:text-style-name="P7" svg:x1="10.523cm" svg:y1="4.011cm" svg:x2="9.379cm" svg:y2="9.998cm" draw:start-shape="id5" draw:start-glue-point="8" draw:end-shape="id8" draw:end-glue-point="6" svg:d="M10523 4011v5987h-1144" svg:viewBox="0 0 1147 5988"><text:p/></draw:connector><draw:connector draw:style-name="gr21" draw:text-style-name="P7" svg:x1="10.523cm" svg:y1="4.011cm" svg:x2="9.379cm" svg:y2="11.998cm" draw:start-shape="id5" draw:start-glue-point="8" draw:end-shape="id9" draw:end-glue-point="6" svg:d="M10523 4011v7987h-1144" svg:viewBox="0 0 1147 7989"><text:p/></draw:connector><draw:connector draw:style-name="gr21" draw:text-style-name="P7" svg:x1="6.381cm" svg:y1="5.992cm" svg:x2="4.345cm" svg:y2="5.992cm" draw:start-shape="id6" draw:start-glue-point="7" draw:end-shape="id10" draw:end-glue-point="6" svg:d="M6381 5992h-2036" svg:viewBox="0 0 2037 2"><text:p/></draw:connector><draw:connector draw:style-name="gr21" draw:text-style-name="P7" svg:x1="6.381cm" svg:y1="7.999cm" svg:x2="4.345cm" svg:y2="7.999cm" draw:start-shape="id7" draw:start-glue-point="7" draw:end-shape="id11" draw:end-glue-point="6" svg:d="M6381 7999h-2036" svg:viewBox="0 0 2037 2"><text:p/></draw:connector><draw:connector draw:style-name="gr21" draw:text-style-name="P7" svg:x1="6.381cm" svg:y1="9.998cm" svg:x2="4.345cm" svg:y2="9.998cm" draw:start-shape="id8" draw:start-glue-point="7" draw:end-shape="id12" draw:end-glue-point="6" svg:d="M6381 9998h-2036" svg:viewBox="0 0 2037 2"><text:p/></draw:connector><draw:connector draw:style-name="gr21" draw:text-style-name="P7" svg:x1="6.381cm" svg:y1="11.998cm" svg:x2="4.345cm" svg:y2="11.998cm" draw:start-shape="id9" draw:start-glue-point="7" draw:end-shape="id13" draw:end-glue-point="6" svg:d="M6381 11998h-2036" svg:viewBox="0 0 2037 2"><text:p/></draw:connector><draw:connector draw:style-name="gr21" draw:text-style-name="P7" svg:x1="11.72cm" svg:y1="4.016cm" svg:x2="12.865cm" svg:y2="5.992cm" draw:start-shape="id5" draw:start-glue-point="9" draw:end-shape="id14" draw:end-glue-point="7" svg:d="M11720 4016v1976h1145" svg:viewBox="0 0 1147 1977"><text:p/></draw:connector><draw:connector draw:style-name="gr21" draw:text-style-name="P7" svg:x1="11.72cm" svg:y1="4.016cm" svg:x2="12.865cm" svg:y2="7.999cm" draw:start-shape="id5" draw:start-glue-point="9" draw:end-shape="id15" draw:end-glue-point="7" svg:d="M11720 4016v3983h1145" svg:viewBox="0 0 1147 3985"><text:p/></draw:connector><draw:connector draw:style-name="gr21" draw:text-style-name="P7" svg:x1="11.72cm" svg:y1="4.016cm" svg:x2="12.865cm" svg:y2="9.998cm" draw:start-shape="id5" draw:start-glue-point="9" draw:end-shape="id16" draw:end-glue-point="7" svg:d="M11720 4016v5982h1145" svg:viewBox="0 0 1147 5983"><text:p/></draw:connector><draw:connector draw:style-name="gr22" draw:text-style-name="P7" draw:line-skew="-0.841cm" svg:x1="1.346cm" svg:y1="11.998cm" svg:x2="9.627cm" svg:y2="3.517cm" draw:start-shape="id13" draw:start-glue-point="7" draw:end-shape="id5" draw:end-glue-point="7" svg:d="M1346 11998h-1344v-8481h9625" svg:viewBox="0 0 9627 8483"><text:p/></draw:connector><draw:connector draw:style-name="gr22" draw:text-style-name="P7" draw:line-skew="-0.841cm" svg:x1="1.346cm" svg:y1="9.998cm" svg:x2="9.627cm" svg:y2="3.517cm" draw:start-shape="id12" draw:start-glue-point="7" draw:end-shape="id5" draw:end-glue-point="7" svg:d="M1346 9998h-1344v-6481h9625" svg:viewBox="0 0 9627 6482"><text:p/></draw:connector><draw:connector draw:style-name="gr22" draw:text-style-name="P7" draw:line-skew="-0.841cm" svg:x1="1.346cm" svg:y1="7.999cm" svg:x2="9.627cm" svg:y2="3.517cm" draw:start-shape="id11" draw:start-glue-point="7" draw:end-shape="id5" draw:end-glue-point="7" svg:d="M1346 7999h-1344v-4482h9625" svg:viewBox="0 0 9627 4484"><text:p/></draw:connector><draw:custom-shape draw:style-name="gr23" draw:text-style-name="P41" xml:id="id17" draw:id="id17" svg:width="4cm" svg:height="10.529cm" svg:x="0.865cm" svg:y="4.971cm"><draw:glue-point draw:id="4" svg:x="-0.086cm" svg:y="-5.001cm"/><text:p text:style-name="P40"><text:span text:style-name="T26">Definitions Area</text:span></text:p><draw:enhanced-geometry svg:viewBox="0 0 21600 21600" draw:type="rectangle" draw:enhanced-path="M 0 0 L 21600 0 21600 21600 0 21600 0 0 Z N"/></draw:custom-shape><draw:custom-shape draw:style-name="gr24" draw:text-style-name="P41" xml:id="id19" draw:id="id19" svg:width="4.065cm" svg:height="10.529cm" svg:x="5.837cm" svg:y="4.971cm"><draw:glue-point draw:id="4" svg:x="-0.076cm" svg:y="-5.001cm"/><draw:glue-point draw:id="5" svg:x="-5cm" svg:y="3.575cm"/><text:p text:style-name="P40"><text:span text:style-name="T26">Working Area</text:span></text:p><draw:enhanced-geometry svg:viewBox="0 0 21600 21600" draw:type="rectangle" draw:enhanced-path="M 0 0 L 21600 0 21600 21600 0 21600 0 0 Z N"/></draw:custom-shape><draw:custom-shape draw:style-name="gr25" draw:text-style-name="P41" xml:id="id20" draw:id="id20" svg:width="4.001cm" svg:height="10.529cm" svg:x="12.363cm" svg:y="4.971cm"><draw:glue-point draw:id="4" svg:x="-0.007cm" svg:y="-4.994cm"/><text:p text:style-name="P40"><text:span text:style-name="T26">Admin. Area</text:span></text:p><draw:enhanced-geometry svg:viewBox="0 0 21600 21600" draw:type="rectangle" draw:enhanced-path="M 0 0 L 21600 0 21600 21600 0 21600 0 0 Z N"/></draw:custom-shape><draw:custom-shape draw:style-name="gr26" draw:text-style-name="P41" xml:id="id18" draw:id="id18" svg:width="15.5cm" svg:height="1.999cm" svg:x="0.865cm" svg:y="0cm"><draw:glue-point draw:id="4" svg:x="1.612cm" svg:y="4.998cm"/><draw:glue-point draw:id="5" svg:x="-3.731cm" svg:y="4.951cm"/><draw:glue-point draw:id="6" svg:x="-0.5cm" svg:y="4.998cm"/><draw:glue-point draw:id="7" svg:x="3.708cm" svg:y="4.948cm"/><text:p text:style-name="P40"><text:span text:style-name="T26">Localization Area</text:span></text:p><draw:enhanced-geometry svg:viewBox="0 0 21600 21600" draw:mirror-horizontal="false" draw:mirror-vertical="false" draw:type="rectangle" draw:enhanced-path="M 0 0 L 21600 0 21600 21600 0 21600 0 0 Z N"/></draw:custom-shape><draw:connector draw:style-name="gr27" draw:text-style-name="P7" svg:x1="2.83cm" svg:y1="4.971cm" svg:x2="2.832cm" svg:y2="1.986cm" draw:start-shape="id17" draw:start-glue-point="4" draw:end-shape="id18" draw:end-glue-point="5" svg:d="M2830 4971v-1487h2v-1498" svg:viewBox="0 0 4 2986"><text:p/></draw:connector><draw:connector draw:style-name="gr27" draw:text-style-name="P7" svg:x1="7.839cm" svg:y1="4.971cm" svg:x2="7.839cm" svg:y2="1.997cm" draw:start-shape="id19" draw:start-glue-point="4" draw:end-shape="id18" draw:end-glue-point="6" svg:d="M7839 4971v-2974" svg:viewBox="0 0 2 2976"><text:p/></draw:connector><draw:connector draw:style-name="gr27" draw:text-style-name="P7" svg:x1="11.127cm" svg:y1="3.018cm" svg:x2="11.111cm" svg:y2="1.997cm" draw:start-shape="id5" draw:start-glue-point="4" draw:end-shape="id18" draw:end-glue-point="4" svg:d="M11127 3018v-519h-16v-502" svg:viewBox="0 0 18 1023"><text:p/></draw:connector><draw:connector draw:style-name="gr27" draw:text-style-name="P7" svg:x1="14.362cm" svg:y1="4.978cm" svg:x2="14.36cm" svg:y2="1.986cm" draw:start-shape="id20" draw:start-glue-point="4" draw:end-shape="id18" draw:end-glue-point="7" svg:d="M14362 4978v-1494h-2v-1498" svg:viewBox="0 0 4 2993"><text:p/></draw:connector><draw:custom-shape draw:style-name="gr28" draw:text-style-name="P41" svg:width="15.5cm" svg:height="2.019cm" svg:x="0.865cm" svg:y="2.48cm"><draw:glue-point draw:id="4" svg:x="1.47cm" svg:y="4.942cm"/><draw:glue-point draw:id="5" svg:x="-3.666cm" svg:y="4.961cm"/><draw:glue-point draw:id="6" svg:x="-0.698cm" svg:y="5.004cm"/><draw:glue-point draw:id="7" svg:x="3.623cm" svg:y="4.961cm"/><text:p text:style-name="P40"><text:span text:style-name="T26">User Area <text:s text:c="52"/></text:span></text:p><draw:enhanced-geometry svg:viewBox="0 0 21600 21600" draw:mirror-horizontal="false" draw:mirror-vertical="false" draw:type="rectangle" draw:enhanced-path="M 0 0 L 21600 0 21600 21600 0 21600 0 0 Z N"/></draw:custom-shape><draw:connector draw:style-name="gr22" draw:text-style-name="P7" svg:x1="4.345cm" svg:y1="1.014cm" svg:x2="12.865cm" svg:y2="1.011cm" draw:start-shape="id21" draw:start-glue-point="6" draw:end-shape="id22" draw:end-glue-point="7" svg:d="M4345 1014h4260v-3h4260" svg:viewBox="0 0 8521 5"><text:p/></draw:connector><draw:custom-shape draw:style-name="gr20" draw:text-style-name="P39" xml:id="id23" draw:id="id23" svg:width="3.001cm" svg:height="1.001cm" svg:x="1.346cm" svg:y="13.499cm"><draw:glue-point draw:id="4" svg:x="0cm" svg:y="-5cm"/><draw:glue-point draw:id="5" svg:x="0cm" svg:y="5cm"/><draw:glue-point draw:id="6" svg:x="5cm" svg:y="0cm"/><draw:glue-point draw:id="7" svg:x="-5cm" svg:y="0cm"/><text:p text:style-name="P38"><text:span text:style-name="T25">Emotions</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7" draw:text-style-name="P7" svg:x1="5.838cm" svg:y1="13.996cm" svg:x2="4.345cm" svg:y2="13.998cm" draw:start-shape="id19" draw:start-glue-point="5" draw:end-shape="id23" draw:end-glue-point="6" svg:d="M5838 13996h-745v2h-748" svg:viewBox="0 0 1494 4"><text:p/></draw:connector><draw:connector draw:style-name="gr22" draw:text-style-name="P7" draw:line-skew="-0.841cm" svg:x1="1.346cm" svg:y1="5.992cm" svg:x2="9.627cm" svg:y2="3.517cm" draw:start-shape="id10" draw:start-glue-point="7" draw:end-shape="id5" draw:end-glue-point="7" svg:d="M1346 5992h-1344v-2475h9625" svg:viewBox="0 0 9627 2477"><text:p/></draw:connector><draw:custom-shape draw:style-name="gr20" draw:text-style-name="P39" xml:id="id6" draw:id="id6" svg:width="3.001cm" svg:height="1.001cm" svg:x="6.38cm" svg:y="5.493cm"><draw:glue-point draw:id="4" svg:x="0cm" svg:y="-5cm"/><draw:glue-point draw:id="5" svg:x="0cm" svg:y="5cm"/><draw:glue-point draw:id="6" svg:x="5cm" svg:y="0cm"/><draw:glue-point draw:id="7" svg:x="-5cm" svg:y="0cm"/><text:p text:style-name="P38"><text:span text:style-name="T25">Diagnosis</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39" xml:id="id14" draw:id="id14" svg:width="3.001cm" svg:height="1.001cm" svg:x="12.864cm" svg:y="5.493cm"><draw:glue-point draw:id="4" svg:x="0cm" svg:y="-5cm"/><draw:glue-point draw:id="5" svg:x="0cm" svg:y="5cm"/><draw:glue-point draw:id="6" svg:x="5cm" svg:y="0cm"/><draw:glue-point draw:id="7" svg:x="-5cm" svg:y="0cm"/><text:p text:style-name="P38"><text:span text:style-name="T25">Tasks</text:span><text:span text:style-name="T25"><text:line-break/></text:span><text:span text:style-name="T25">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39" xml:id="id10" draw:id="id10" svg:width="3.001cm" svg:height="1.001cm" svg:x="1.346cm" svg:y="5.493cm"><draw:glue-point draw:id="4" svg:x="0cm" svg:y="-5cm"/><draw:glue-point draw:id="5" svg:x="0cm" svg:y="5cm"/><draw:glue-point draw:id="6" svg:x="5cm" svg:y="0cm"/><draw:glue-point draw:id="7" svg:x="-5cm" svg:y="0cm"/><text:p text:style-name="P38"><text:span text:style-name="T25">Diseases</text:span><text:span text:style-name="T25"><text:line-break/></text:span><text:span text:style-name="T25">Modu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7" draw:line-skew="-0.841cm" svg:x1="1.346cm" svg:y1="13.998cm" svg:x2="9.627cm" svg:y2="3.517cm" draw:start-shape="id23" draw:start-glue-point="7" draw:end-shape="id5" draw:end-glue-point="7" svg:d="M1346 13998h-1344v-10481h9625" svg:viewBox="0 0 9627 10483"><text:p/></draw:connector></draw:g>Diagrama <text:sequence text:ref-name="refDiagrama0" text:name="Diagrama" text:formula="ooow:Diagrama+1" style:num-format="1">1</text:sequence>: Model Conceptual de Mòduls</text:p></draw:text-box></draw:frame></text:p>
        <text:h text:style-name="Heading_20_1" text:outline-level="1"><text:bookmark-start text:name="__RefHeading___Toc2680_2294837604"/><text:soft-page-break/><text:span text:style-name="T27">Àrea </text:span><text:span text:style-name="T28">d’Usuari</text:span><text:bookmark-end text:name="__RefHeading___Toc2680_2294837604"/></text:h>
        <text:p text:style-name="P42">L’àrea d’usuari és la part del model responsable d’emmagatzemar la informació necessària per a la gestió dels tres tipus d’usuaris (administrador, terapeuta i pacient), dels dispositius on es troba instal·lada l’aplicació i dels permisos que els usuaris disposen per a realitzar diferents tasques dins la plataforma.</text:p>
        <text:h text:style-name="P43" text:outline-level="2"><text:bookmark-start text:name="__RefHeading___Toc4342_1629209868"/>Users Module (USRMOD)<text:bookmark-end text:name="__RefHeading___Toc4342_1629209868"/></text:h>
        <text:p text:style-name="P44"><text:span text:style-name="T29">Aquest mòdul</text:span><text:span text:style-name="T30"> disposa de les entitats necessàries per a la gestió dels usuaris de la plataforma.</text:span></text:p>
        <text:p text:style-name="P44"><text:span text:style-name="T30">Tot i que al llarg del document fem referència als diferents tipus d’usuari (administradors, terapeutes i pacients) com a entitats independents, el cert és que són una partició completa de l’entitat real</text:span><text:span text:style-name="T31"> Usuari</text:span><text:span text:style-name="T30">.</text:span></text:p>
        <text:p text:style-name="P44"><text:span text:style-name="T30">De la mateixa forma, els permisos disponibles per a cada usuari apareixen com a una entitat independent, però atès que el número de permisos a gestionar és limitat, aquests es registren dins la mateixa entitat</text:span><text:span text:style-name="T31"> Usuari.</text:span></text:p>
        <text:h text:style-name="Heading_20_3" text:outline-level="3" text:is-list-header="true"><text:bookmark-start text:name="__RefHeading___Toc4344_1629209868"/>Diagrama<text:bookmark-end text:name="__RefHeading___Toc4344_1629209868"/></text:h>
        <text:h text:style-name="Heading_20_3" text:outline-level="3"><draw:frame draw:style-name="fr2" draw:name="Marc13" text:anchor-type="paragraph" svg:y="0.101cm" svg:width="17.755cm" draw:z-index="21"><draw:text-box fo:min-height="5.004cm"><text:p text:style-name="P37"/></draw:text-box></draw:frame><draw:frame draw:style-name="fr3" draw:name="Frame1" text:anchor-type="paragraph" svg:x="0.071cm" svg:y="0.187cm" svg:width="17.755cm" draw:z-index="32"><draw:text-box fo:min-height="5.004cm"><text:p text:style-name="P37"><draw:g text:anchor-type="paragraph" draw:z-index="33" draw:name="Objecte de grup 11" draw:style-name="gr17"><draw:custom-shape draw:style-name="gr29" draw:text-style-name="P46" xml:id="id24" draw:id="id24" svg:width="3.001cm" svg:height="1.001cm" svg:x="4.789cm" svg:y="3.999cm"><draw:glue-point draw:id="4" svg:x="0cm" svg:y="-5cm"/><draw:glue-point draw:id="5" svg:x="0cm" svg:y="5cm"/><draw:glue-point draw:id="6" svg:x="5cm" svg:y="0cm"/><draw:glue-point draw:id="7" svg:x="-5cm" svg:y="0cm"/><text:p text:style-name="P45"><text:span text:style-name="T32">PERMIS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39" xml:id="id25" draw:id="id25" svg:width="3.001cm" svg:height="1.001cm" svg:x="4.789cm" svg:y="1.998cm"><draw:glue-point draw:id="4" svg:x="0cm" svg:y="-5cm"/><draw:glue-point draw:id="5" svg:x="0cm" svg:y="5cm"/><draw:glue-point draw:id="6" svg:x="5cm" svg:y="0cm"/><draw:glue-point draw:id="7" svg:x="-5cm" svg:y="0cm"/><text:p text:style-name="P38"><text:span text:style-name="T25">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47" draw:type="line" svg:x1="6.289cm" svg:y1="3.999cm" svg:x2="6.289cm" svg:y2="2.997cm" draw:start-shape="id24" draw:start-glue-point="4" draw:end-shape="id25" draw:end-glue-point="5" svg:d="M6289 3999v-1002" svg:viewBox="0 0 2 1004"><text:p/></draw:connector><draw:custom-shape draw:style-name="gr19" draw:text-style-name="P39" xml:id="id26" draw:id="id26" svg:width="3.001cm" svg:height="0.999cm" svg:x="4.789cm" svg:y="0cm"><draw:glue-point draw:id="4" svg:x="0cm" svg:y="-5cm"/><draw:glue-point draw:id="5" svg:x="0cm" svg:y="5cm"/><draw:glue-point draw:id="6" svg:x="5cm" svg:y="0cm"/><draw:glue-point draw:id="7" svg:x="-5cm" svg:y="0cm"/><text:p text:style-name="P38"><text:span text:style-name="T25">DE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1" draw:text-style-name="P47" draw:type="line" svg:x1="6.289cm" svg:y1="0.998cm" svg:x2="6.289cm" svg:y2="1.998cm" draw:start-shape="id26" draw:start-glue-point="5" draw:end-shape="id25" draw:end-glue-point="4" svg:d="M6289 998v1000" svg:viewBox="0 0 2 1002"><text:p/></draw:connector><draw:custom-shape draw:style-name="gr32" draw:text-style-name="P39" xml:id="id27" draw:id="id27" svg:width="2.999cm" svg:height="0.999cm" svg:x="0.002cm" svg:y="0cm"><draw:glue-point draw:id="4" svg:x="0cm" svg:y="-5cm"/><draw:glue-point draw:id="5" svg:x="0cm" svg:y="5cm"/><draw:glue-point draw:id="6" svg:x="5cm" svg:y="0cm"/><draw:glue-point draw:id="7" svg:x="-5cm" svg:y="0cm"/><text:p text:style-name="P38"><text:span text:style-name="T25">FCM HIS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3" draw:text-style-name="P47" draw:type="line" svg:x1="3.001cm" svg:y1="0.499cm" svg:x2="4.79cm" svg:y2="0.499cm" draw:start-shape="id27" draw:start-glue-point="6" draw:end-shape="id26" draw:end-glue-point="7" svg:d="M3001 499h1789" svg:viewBox="0 0 1790 2"><text:p/></draw:connector><draw:custom-shape draw:style-name="gr34" draw:text-style-name="P49" svg:width="1.5cm" svg:height="0.251cm" svg:x="6.239cm" svg:y="1.164cm"><text:p text:style-name="P48"><text:span text:style-name="T33">user_Id</text:span></text:p><draw:enhanced-geometry svg:viewBox="0 0 21600 21600" draw:type="rectangle" draw:enhanced-path="M 0 0 L 21600 0 21600 21600 0 21600 0 0 Z N"/></draw:custom-shape><draw:custom-shape draw:style-name="gr35" draw:text-style-name="P49" svg:width="1.839cm" svg:height="0.251cm" svg:x="2.84cm" svg:y="0.049cm"><text:p text:style-name="P48"><text:span text:style-name="T33">device_Id</text:span></text:p><draw:enhanced-geometry svg:viewBox="0 0 21600 21600" draw:type="rectangle" draw:enhanced-path="M 0 0 L 21600 0 21600 21600 0 21600 0 0 Z N"/></draw:custom-shape><draw:custom-shape draw:style-name="gr34" draw:text-style-name="P49" svg:width="1.5cm" svg:height="0.249cm" svg:x="6.239cm" svg:y="3.6cm"><text:p text:style-name="P48"><text:span text:style-name="T33">user_Id</text:span></text:p><draw:enhanced-geometry svg:viewBox="0 0 21600 21600" draw:type="rectangle" draw:enhanced-path="M 0 0 L 21600 0 21600 21600 0 21600 0 0 Z N"/></draw:custom-shape><draw:custom-shape draw:style-name="gr36" draw:text-style-name="P39" xml:id="id28" draw:id="id28" svg:width="2.999cm" svg:height="0.999cm" svg:x="9.79cm" svg:y="0cm"><draw:glue-point draw:id="4" svg:x="0cm" svg:y="-5cm"/><draw:glue-point draw:id="5" svg:x="0cm" svg:y="5cm"/><draw:glue-point draw:id="6" svg:x="5cm" svg:y="0cm"/><draw:glue-point draw:id="7" svg:x="-5cm" svg:y="0cm"/><text:p text:style-name="P38"><text:span text:style-name="T25">ADM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39" xml:id="id30" draw:id="id30" svg:width="2.999cm" svg:height="1.001cm" svg:x="9.79cm" svg:y="3.999cm"><draw:glue-point draw:id="4" svg:x="0cm" svg:y="-5cm"/><draw:glue-point draw:id="5" svg:x="0cm" svg:y="5cm"/><draw:glue-point draw:id="6" svg:x="5cm" svg:y="0cm"/><draw:glue-point draw:id="7" svg:x="-5cm" svg:y="0cm"/><text:p text:style-name="P38"><text:span text:style-name="T25">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39" xml:id="id29" draw:id="id29" svg:width="3.001cm" svg:height="1.001cm" svg:x="9.79cm" svg:y="1.998cm"><draw:glue-point draw:id="4" svg:x="0cm" svg:y="-5cm"/><draw:glue-point draw:id="5" svg:x="0cm" svg:y="5cm"/><draw:glue-point draw:id="6" svg:x="5cm" svg:y="0cm"/><draw:glue-point draw:id="7" svg:x="-5cm" svg:y="0cm"/><text:p text:style-name="P38"><text:span text:style-name="T25">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8" draw:text-style-name="P7" svg:x1="9.79cm" svg:y1="0.499cm" svg:x2="7.788cm" svg:y2="2.498cm" draw:start-shape="id28" draw:start-glue-point="7" draw:end-shape="id25" draw:end-glue-point="6" svg:d="M9790 499h-1001v1999h-1001" svg:viewBox="0 0 2004 2000"><text:p/></draw:connector><draw:connector draw:style-name="gr38" draw:text-style-name="P7" svg:x1="9.79cm" svg:y1="2.498cm" svg:x2="7.788cm" svg:y2="2.498cm" draw:start-shape="id29" draw:start-glue-point="7" draw:end-shape="id25" draw:end-glue-point="6" svg:d="M9790 2498h-2002" svg:viewBox="0 0 2004 2"><text:p/></draw:connector><draw:connector draw:style-name="gr38" draw:text-style-name="P7" svg:x1="9.79cm" svg:y1="4.498cm" svg:x2="7.788cm" svg:y2="2.498cm" draw:start-shape="id30" draw:start-glue-point="7" draw:end-shape="id25" draw:end-glue-point="6" svg:d="M9790 4498h-1001v-2000h-1001" svg:viewBox="0 0 2004 2002"><text:p/></draw:connector><draw:frame draw:style-name="gr39" draw:text-style-name="P50" svg:width="0.59cm" svg:height="0.578cm" svg:x="7.802cm" svg:y="2.018cm"><draw:text-box><text:p text:style-name="P8"><text:span text:style-name="T34">C</text:span></text:p></draw:text-box></draw:frame><draw:custom-shape draw:style-name="gr40" draw:text-style-name="P52" xml:id="id31" draw:id="id31" svg:width="3.001cm" svg:height="1.001cm" svg:x="14.752cm" svg:y="1.998cm"><draw:glue-point draw:id="4" svg:x="0cm" svg:y="-5cm"/><draw:glue-point draw:id="5" svg:x="0cm" svg:y="5cm"/><draw:glue-point draw:id="6" svg:x="5cm" svg:y="0cm"/><draw:glue-point draw:id="7" svg:x="-5cm" svg:y="0cm"/><text:p text:style-name="P51"><text:span text:style-name="T35">VIS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54" svg:width="2.123cm" svg:height="0.249cm" svg:x="12.891cm" svg:y="2.076cm"><text:p text:style-name="P53"><text:span text:style-name="T36">therapist_id</text:span></text:p><draw:enhanced-geometry svg:viewBox="0 0 21600 21600" draw:type="rectangle" draw:enhanced-path="M 0 0 L 21600 0 21600 21600 0 21600 0 0 Z N"/></draw:custom-shape><draw:connector draw:style-name="gr42" draw:text-style-name="P55" svg:x1="14.751cm" svg:y1="2.498cm" svg:x2="12.788cm" svg:y2="2.498cm" draw:start-shape="id31" draw:start-glue-point="7" draw:end-shape="id29" draw:end-glue-point="6" svg:d="M14751 2498h-1963" svg:viewBox="0 0 1965 2"><text:p/></draw:connector><draw:connector draw:style-name="gr43" draw:text-style-name="P55" svg:x1="16.251cm" svg:y1="2.997cm" svg:x2="12.788cm" svg:y2="4.498cm" draw:start-shape="id31" draw:start-glue-point="5" draw:end-shape="id30" draw:end-glue-point="6" svg:d="M16251 2997v1501h-3463" svg:viewBox="0 0 3464 1503"><text:p/></draw:connector><draw:custom-shape draw:style-name="gr44" draw:text-style-name="P54" svg:width="1.915cm" svg:height="0.249cm" svg:x="14.499cm" svg:y="3.117cm"><text:p text:style-name="P53"><text:span text:style-name="T36">patient_id</text:span></text:p><draw:enhanced-geometry svg:viewBox="0 0 21600 21600" draw:type="rectangle" draw:enhanced-path="M 0 0 L 21600 0 21600 21600 0 21600 0 0 Z N"/></draw:custom-shape><draw:connector draw:style-name="gr45" draw:text-style-name="P47" draw:type="line" svg:x1="11.289cm" svg:y1="3.999cm" svg:x2="11.289cm" svg:y2="2.997cm" draw:start-shape="id30" draw:start-glue-point="4" draw:end-shape="id29" draw:end-glue-point="5" svg:d="M11289 3999v-1002" svg:viewBox="0 0 2 1004"><text:p/></draw:connector><draw:custom-shape draw:style-name="gr46" draw:text-style-name="P49" svg:width="2.019cm" svg:height="0.251cm" svg:x="11.208cm" svg:y="3.614cm"><text:p text:style-name="P48"><text:span text:style-name="T33">therapist_Id</text:span></text:p><draw:enhanced-geometry svg:viewBox="0 0 21600 21600" draw:type="rectangle" draw:enhanced-path="M 0 0 L 21600 0 21600 21600 0 21600 0 0 Z N"/></draw:custom-shape><draw:custom-shape draw:style-name="gr47" draw:text-style-name="P49" svg:width="1.502cm" svg:height="0.251cm" svg:x="4.839cm" svg:y="1.579cm"><text:p text:style-name="P48"><text:span text:style-name="T33">last_Id</text:span></text:p><draw:enhanced-geometry svg:viewBox="0 0 21600 21600" draw:type="rectangle" draw:enhanced-path="M 0 0 L 21600 0 21600 21600 0 21600 0 0 Z N"/></draw:custom-shape></draw:g>Diagrama <text:sequence text:ref-name="refDiagrama1" text:name="Diagrama" text:formula="ooow:Diagrama+1" style:num-format="1">2</text:sequence>: Mòdul d'Usuaris (USRMOD)</text:p></draw:text-box></draw:frame><text:bookmark-start text:name="__RefHeading___Toc4348_1629209868"/>DEVICE<text:bookmark-end text:name="__RefHeading___Toc4348_1629209868"/></text:h>
        <text:p text:style-name="P56"><text:span text:style-name="T18">Registre dels dispositius on cada usuari </text:span><text:span text:style-name="T37">té</text:span><text:span text:style-name="T18"> instal·lada l’ap</text:span><text:span text:style-name="T37">p</text:span><text:span text:style-name="T18"> </text:span><text:span text:style-name="T37">(</text:span><text:span text:style-name="T18">mòbils </text:span><text:span text:style-name="T38">i tauletes </text:span><text:span text:style-name="T39">Android</text:span><text:span text:style-name="T18"> i </text:span><text:span text:style-name="T39">iOS</text:span><text:span text:style-name="T40">).</text:span></text:p>
        <table:table table:name="Taula6" table:style-name="Taula6">
          <table:table-column table:style-name="Taula6.A"/>
          <table:table-column table:style-name="Taula6.B"/>
          <table:table-column table:style-name="Taula6.C"/>
          <table:table-column table:style-name="Taula6.D"/>
          <table:table-header-rows>
            <table:table-row>
              <table:table-cell table:style-name="Taula6.A1" office:value-type="string">
                <text:p text:style-name="P57">Atribut</text:p>
              </table:table-cell>
              <table:table-cell table:style-name="Taula6.A1" office:value-type="string">
                <text:p text:style-name="P57">Tipus</text:p>
              </table:table-cell>
              <table:table-cell table:style-name="Taula6.A1" office:value-type="string">
                <text:p text:style-name="P58">Obl<text:span text:style-name="T41"><text:note text:id="ftn2" text:note-class="footnote"><text:note-citation>2</text:note-citation><text:note-body><text:p text:style-name="P59">Determina si el camp és obligatori o no.</text:p></text:note-body></text:note></text:span></text:p>
              </table:table-cell>
              <table:table-cell table:style-name="Taula6.D1" office:value-type="string">
                <text:p text:style-name="P57">Descripció</text:p>
              </table:table-cell>
            </table:table-row>
          </table:table-header-rows>
          <table:table-row>
            <table:table-cell table:style-name="Taula6.A2" office:value-type="string">
              <text:p text:style-name="P60"><text:span text:style-name="T42">Capçalera</text:span><text:span text:style-name="T13"><text:note text:id="ftn3" text:note-class="footnote"><text:note-citation>3</text:note-citation><text:note-body><text:p text:style-name="P61">La major part de les entitats de dades existents enregistren quin usuari crea la instància i quan la crea, així com quin usuari ha modificat la instància per últim cop i quan. S’enregistra per raons de manteniment.</text:p></text:note-body></text:note></text:span></text:p>
            </table:table-cell>
            <table:table-cell table:style-name="Taula6.B2" office:value-type="string">
              <text:p text:style-name="P62"><text:span text:style-name="T43">Ids, </text:span>Usuaris i Dates</text:p>
            </table:table-cell>
            <table:table-cell table:style-name="Taula6.C2" office:value-type="string">
              <text:p text:style-name="P63">Sí</text:p>
            </table:table-cell>
            <table:table-cell table:style-name="Taula6.D2" office:value-type="string">
              <text:p text:style-name="P64">Usuari i data/hora de creació i última modificació de la instància.</text:p>
            </table:table-cell>
          </table:table-row>
          <table:table-row>
            <table:table-cell table:style-name="Taula6.A2" office:value-type="string">
              <text:p text:style-name="P65">Tipus</text:p>
            </table:table-cell>
            <table:table-cell table:style-name="Taula6.B2" office:value-type="string">
              <text:p text:style-name="P65">Enumeració</text:p>
            </table:table-cell>
            <table:table-cell table:style-name="Taula6.C2" office:value-type="string">
              <text:p text:style-name="P63">Sí</text:p>
            </table:table-cell>
            <table:table-cell table:style-name="Taula6.D2" office:value-type="string">
              <text:p text:style-name="P65">Especifica el tipus del dispositiu.</text:p>
            </table:table-cell>
          </table:table-row>
          <table:table-row>
            <table:table-cell table:style-name="Taula6.A2" office:value-type="string">
              <text:p text:style-name="P65">Estat</text:p>
            </table:table-cell>
            <table:table-cell table:style-name="Taula6.B2" office:value-type="string">
              <text:p text:style-name="P66">Enumeració</text:p>
            </table:table-cell>
            <table:table-cell table:style-name="Taula6.C2" office:value-type="string">
              <text:p text:style-name="P63">Sí</text:p>
            </table:table-cell>
            <table:table-cell table:style-name="Taula6.D2" office:value-type="string">
              <text:p text:style-name="P67">Actualment un simple booleà que determina si l’aplicació es pot connectar al servidor des del dispositiu o no.</text:p>
            </table:table-cell>
          </table:table-row>
          <table:table-row>
            <table:table-cell table:style-name="Taula6.A2" office:value-type="string">
              <text:p text:style-name="P65">Descripció</text:p>
            </table:table-cell>
            <table:table-cell table:style-name="Taula6.B2" office:value-type="string">
              <text:p text:style-name="P65">Cadena</text:p>
            </table:table-cell>
            <table:table-cell table:style-name="Taula6.C2" office:value-type="string">
              <text:p text:style-name="P68">No</text:p>
            </table:table-cell>
            <table:table-cell table:style-name="Taula6.D2" office:value-type="string">
              <text:p text:style-name="P65">Petita descripció identificativa del dispositiu.</text:p>
              <text:p text:style-name="P65">Per defecte la seva marca i model.</text:p>
            </table:table-cell>
          </table:table-row>
          <table:table-row>
            <table:table-cell table:style-name="Taula6.A6" office:value-type="string">
              <text:p text:style-name="P65">FCM <text:span text:style-name="T14">Token</text:span></text:p>
            </table:table-cell>
            <table:table-cell table:style-name="Taula6.B6" office:value-type="string">
              <text:p text:style-name="P65">Cadena</text:p>
            </table:table-cell>
            <table:table-cell table:style-name="Taula6.C6" office:value-type="string">
              <text:p text:style-name="P63">Sí</text:p>
            </table:table-cell>
            <table:table-cell table:style-name="Taula6.D6" office:value-type="string">
              <text:p text:style-name="P65"><text:span text:style-name="T44">Última cl</text:span>au FCM <text:span text:style-name="T44">associada amb el dispositiu.</text:span></text:p>
            </table:table-cell>
          </table:table-row>
          <table:table-row>
            <table:table-cell table:style-name="Taula6.A7" office:value-type="string">
              <text:p text:style-name="P69"><text:span text:style-name="T45"># </text:span>Propietari</text:p>
            </table:table-cell>
            <table:table-cell table:style-name="Taula6.B7" office:value-type="string">
              <text:p text:style-name="P66">Referència a <text:span text:style-name="T46">USER</text:span></text:p>
            </table:table-cell>
            <table:table-cell table:style-name="Taula6.C7" office:value-type="string">
              <text:p text:style-name="P63">Sí</text:p>
            </table:table-cell>
            <table:table-cell table:style-name="Taula6.D7" office:value-type="string">
              <text:p text:style-name="P67">Usuari al qual pertany el dispositiu.</text:p>
            </table:table-cell>
          </table:table-row>
        </table:table>
        <text:p text:style-name="P70"><text:bookmark-start text:name="__RefHeading___Toc13570_1791785473"/><text:span text:style-name="T47">Taula </text:span><text:span text:style-name="T47"><text:sequence text:ref-name="refTable0" text:name="Table" text:formula="ooow:Table+1" style:num-format="1">1</text:sequence></text:span><text:span text:style-name="T47">: </text:span><text:alphabetical-index-mark-start text:id="IMark2336770342416"/><text:span text:style-name="T47">Entitat DEVICE</text:span><text:bookmark-end text:name="__RefHeading___Toc13570_1791785473"/><text:alphabetical-index-mark-end text:id="IMark2336770342416"/></text:p>
        <text:h text:style-name="P71" text:outline-level="3"><text:bookmark-start text:name="__RefHeading___Toc4346_1629209868"/><text:soft-page-break/><text:span text:style-name="T48">USER</text:span><text:bookmark-end text:name="__RefHeading___Toc4346_1629209868"/></text:h>
        <text:p text:style-name="P72"><text:span text:style-name="T49">A</text:span><text:span text:style-name="T18">questa entitat emmagatzema les dades imprescindibles per a l’ús de la plataforma de tots els usuaris (siguin administradors, terapeutes o pacients).</text:span></text:p>
        <text:p text:style-name="P73">L’estat de l’usuari determina fins a quin punt aquest és capaç de connectar-se al servidor, si està temporalment bloquejat o si està eliminat (eliminació lògica, no literal, requerida per a no perdre les dades històriques del seu pas per l’aplicació).</text:p>
        <text:p text:style-name="P74">Els permisos estan incorporats dins la mateixa entitat d’usuaris.</text:p>
        <table:table table:name="Taula5" table:style-name="Taula5">
          <table:table-column table:style-name="Taula5.A"/>
          <table:table-column table:style-name="Taula5.B"/>
          <table:table-column table:style-name="Taula5.C"/>
          <table:table-column table:style-name="Taula5.D"/>
          <table:table-row>
            <table:table-cell table:style-name="Taula5.A1" office:value-type="string">
              <text:p text:style-name="P75">Atribut</text:p>
            </table:table-cell>
            <table:table-cell table:style-name="Taula5.A1" office:value-type="string">
              <text:p text:style-name="P75">Tipus</text:p>
            </table:table-cell>
            <table:table-cell table:style-name="Taula5.A1" office:value-type="string">
              <text:p text:style-name="P76"><text:span text:style-name="T50">Obl</text:span></text:p>
            </table:table-cell>
            <table:table-cell table:style-name="Taula5.D1" office:value-type="string">
              <text:p text:style-name="P75">Descripció</text:p>
            </table:table-cell>
          </table:table-row>
          <table:table-row>
            <table:table-cell table:style-name="Taula5.A2" office:value-type="string">
              <text:p text:style-name="P77"><text:span text:style-name="T42">Capçalera</text:span></text:p>
            </table:table-cell>
            <table:table-cell table:style-name="Taula5.B2" office:value-type="string">
              <text:p text:style-name="P78">Usuaris i Dates</text:p>
            </table:table-cell>
            <table:table-cell table:style-name="Taula5.C2" office:value-type="string">
              <text:p text:style-name="P79">~</text:p>
            </table:table-cell>
            <table:table-cell table:style-name="Taula5.D2" office:value-type="string">
              <text:p text:style-name="P80"><text:span text:style-name="T51">Id, u</text:span>suari i data/hora de creació i última modificació de la instància.</text:p>
            </table:table-cell>
          </table:table-row>
          <table:table-row>
            <table:table-cell table:style-name="Taula5.A2" office:value-type="string">
              <text:p text:style-name="P81">Tipus</text:p>
            </table:table-cell>
            <table:table-cell table:style-name="Taula5.B2" office:value-type="string">
              <text:p text:style-name="P81">Enumeració</text:p>
            </table:table-cell>
            <table:table-cell table:style-name="Taula5.C2" office:value-type="string">
              <text:p text:style-name="P76">S<text:span text:style-name="T50">í</text:span></text:p>
            </table:table-cell>
            <table:table-cell table:style-name="Taula5.D3" office:value-type="string">
              <text:p text:style-name="P81">Determina si l’usuari és un administrador, un terapeuta o un pacient.</text:p>
            </table:table-cell>
          </table:table-row>
          <table:table-row>
            <table:table-cell table:style-name="Taula5.A4" office:value-type="string">
              <text:p text:style-name="P81">Estat</text:p>
            </table:table-cell>
            <table:table-cell table:style-name="Taula5.B4" office:value-type="string">
              <text:p text:style-name="P82">Enumeració</text:p>
            </table:table-cell>
            <table:table-cell table:style-name="Taula5.C4" office:value-type="string">
              <text:p text:style-name="P83">S<text:span text:style-name="T50">í</text:span></text:p>
            </table:table-cell>
            <table:table-cell table:style-name="Taula5.D4" office:value-type="string">
              <text:p text:style-name="P84">Determina l’estat actual de l’usuari, segons l’enumeració ja definida.</text:p>
            </table:table-cell>
          </table:table-row>
          <table:table-row>
            <table:table-cell table:style-name="Taula5.A4" office:value-type="string">
              <text:p text:style-name="P81">Permisos<text:span text:style-name="T52">(</text:span><text:span text:style-name="T53">p. </text:span><text:span text:style-name="T54"><text:bookmark-ref text:reference-format="page" text:ref-name="__RefNumPara__10117_102173057">37</text:bookmark-ref></text:span><text:span text:style-name="T52">) </text:span></text:p>
            </table:table-cell>
            <table:table-cell table:style-name="Taula5.B4" office:value-type="string">
              <text:p text:style-name="P82">Sencer llarg</text:p>
            </table:table-cell>
            <table:table-cell table:style-name="Taula5.C4" office:value-type="string">
              <text:p text:style-name="P83">S<text:span text:style-name="T50">í</text:span></text:p>
            </table:table-cell>
            <table:table-cell table:style-name="Taula5.D5" office:value-type="string">
              <text:p text:style-name="P84">Seqüència de valors booleans que especifiquen els permisos que disposa l’usuari dins la plataforma.</text:p>
            </table:table-cell>
          </table:table-row>
          <table:table-row>
            <table:table-cell table:style-name="Taula5.A4" office:value-type="string">
              <text:p text:style-name="P81">Alies</text:p>
            </table:table-cell>
            <table:table-cell table:style-name="Taula5.B4" office:value-type="string">
              <text:p text:style-name="P82">Cadena</text:p>
            </table:table-cell>
            <table:table-cell table:style-name="Taula5.C4" office:value-type="string">
              <text:p text:style-name="P83">S<text:span text:style-name="T50">í</text:span></text:p>
            </table:table-cell>
            <table:table-cell table:style-name="Taula5.D6" office:value-type="string">
              <text:p text:style-name="P84">Nom o alies de l’usuari.</text:p>
            </table:table-cell>
          </table:table-row>
          <table:table-row>
            <table:table-cell table:style-name="Taula5.A7" office:value-type="string">
              <text:p text:style-name="P81">Certificat Públic</text:p>
            </table:table-cell>
            <table:table-cell table:style-name="Taula5.B7" office:value-type="string">
              <text:p text:style-name="P82">Certificat</text:p>
            </table:table-cell>
            <table:table-cell table:style-name="Taula5.C7" office:value-type="string">
              <text:p text:style-name="P85">No</text:p>
            </table:table-cell>
            <table:table-cell table:style-name="Taula5.D7" office:value-type="string">
              <text:p text:style-name="P84">Certificat que identifica a l’usuari dins el sistema. Aquest està signat pel certificat del servidor, que al seu temps deriva del certificat arrel auto-signat per a la plataforma.</text:p>
            </table:table-cell>
          </table:table-row>
          <table:table-row>
            <table:table-cell table:style-name="Taula5.A8" office:value-type="string">
              <text:p text:style-name="P77">Data naixement</text:p>
            </table:table-cell>
            <table:table-cell table:style-name="Taula5.B8" office:value-type="string">
              <text:p text:style-name="P86">Data</text:p>
            </table:table-cell>
            <table:table-cell table:style-name="Taula5.C8" office:value-type="string">
              <text:p text:style-name="P85">No</text:p>
            </table:table-cell>
            <table:table-cell table:style-name="Taula5.D8" office:value-type="string">
              <text:p text:style-name="P80">Data de naixement només necessari pels usuaris tipus Pacient.</text:p>
            </table:table-cell>
          </table:table-row>
          <table:table-row>
            <table:table-cell table:style-name="Taula5.A9" office:value-type="string">
              <text:p text:style-name="P77">Clau Primera <text:span text:style-name="T55">Connexió</text:span></text:p>
            </table:table-cell>
            <table:table-cell table:style-name="Taula5.B9" office:value-type="string">
              <text:p text:style-name="P86">Número (4B)</text:p>
            </table:table-cell>
            <table:table-cell table:style-name="Taula5.C9" office:value-type="string">
              <text:p text:style-name="P87">No</text:p>
            </table:table-cell>
            <table:table-cell table:style-name="Taula5.D9" office:value-type="string">
              <text:p text:style-name="P80">Clau secreta de la primera connexió de l’usuari.</text:p>
            </table:table-cell>
          </table:table-row>
          <table:table-row>
            <table:table-cell table:style-name="Taula5.A9" office:value-type="string">
              <text:p text:style-name="P77"><text:span text:style-name="T55">Data</text:span> Primera <text:span text:style-name="T55">Connexió</text:span></text:p>
            </table:table-cell>
            <table:table-cell table:style-name="Taula5.B9" office:value-type="string">
              <text:p text:style-name="P88">Data i Hora</text:p>
            </table:table-cell>
            <table:table-cell table:style-name="Taula5.C9" office:value-type="string">
              <text:p text:style-name="P87">No</text:p>
            </table:table-cell>
            <table:table-cell table:style-name="Taula5.D10" office:value-type="string">
              <text:p text:style-name="P89">Data i hora de la primera connexió de l’usuari.</text:p>
            </table:table-cell>
          </table:table-row>
          <table:table-row>
            <table:table-cell table:style-name="Taula5.A11" office:value-type="string">
              <text:p text:style-name="P90">Idioma</text:p>
            </table:table-cell>
            <table:table-cell table:style-name="Taula5.B11" office:value-type="string">
              <text:p text:style-name="P91">Cadena<text:span text:style-name="T56">(2)</text:span></text:p>
            </table:table-cell>
            <table:table-cell table:style-name="Taula5.C11" office:value-type="string">
              <text:p text:style-name="P92">Sí</text:p>
            </table:table-cell>
            <table:table-cell table:style-name="Taula5.D11" office:value-type="string">
              <text:p text:style-name="P93">Idioma escollit per l’usuari entre ‘es’ (per defecte), ‘ca’, ‘en’, ‘fr’ i ‘pt’.</text:p>
            </table:table-cell>
          </table:table-row>
          <table:table-row>
            <table:table-cell table:style-name="Taula5.A11" office:value-type="string">
              <text:p text:style-name="P94"><text:span text:style-name="T57"># </text:span>Terapeuta</text:p>
            </table:table-cell>
            <table:table-cell table:style-name="Taula5.B11" office:value-type="string">
              <text:p text:style-name="P95">Referència a <text:span text:style-name="T13">USER</text:span></text:p>
            </table:table-cell>
            <table:table-cell table:style-name="Taula5.C11" office:value-type="string">
              <text:p text:style-name="P85">No</text:p>
            </table:table-cell>
            <table:table-cell table:style-name="Taula5.D12" office:value-type="string">
              <text:p text:style-name="P96">En cas dels usuaris <text:span text:style-name="T13">Pacient</text:span><text:span text:style-name="T10">, referència al terapeuta principal.</text:span></text:p>
            </table:table-cell>
          </table:table-row>
          <table:table-row>
            <table:table-cell table:style-name="Taula5.A13" office:value-type="string">
              <text:p text:style-name="P81"><text:span text:style-name="T58"># </text:span><text:span text:style-name="T59">Últim </text:span><text:span text:style-name="T13">Dispositiu</text:span></text:p>
            </table:table-cell>
            <table:table-cell table:style-name="Taula5.B13" office:value-type="string">
              <text:p text:style-name="P82">Referència a <text:span text:style-name="T13">DEVICE</text:span></text:p>
            </table:table-cell>
            <table:table-cell table:style-name="Taula5.C13" office:value-type="string">
              <text:p text:style-name="P85">No</text:p>
            </table:table-cell>
            <table:table-cell table:style-name="Taula5.D13" office:value-type="string">
              <text:p text:style-name="P84">Referència <text:span text:style-name="T60">de </text:span><text:span text:style-name="T7">l’últim dispositiu on l’usuari ha executat l’aplicació.</text:span></text:p>
            </table:table-cell>
          </table:table-row>
        </table:table>
        <text:p text:style-name="P97"><text:bookmark-start text:name="__RefHeading___Toc13520_1791785473"/>Taula <text:sequence text:ref-name="refTable1" text:name="Table" text:formula="ooow:Table+1" style:num-format="1">2</text:sequence>: <text:alphabetical-index-mark-start text:id="IMark2336770342416"/>Entitat USER<text:bookmark-end text:name="__RefHeading___Toc13520_1791785473"/><text:alphabetical-index-mark-end text:id="IMark2336770342416"/></text:p>
        <text:h text:style-name="P98" text:outline-level="3"/>
        <text:h text:style-name="P99" text:outline-level="3"/>
        <text:h text:style-name="P100" text:outline-level="3"><text:bookmark-start text:name="__RefHeading___Toc4350_1629209868"/>FCM HISTORY<text:bookmark-end text:name="__RefHeading___Toc4350_1629209868"/></text:h>
        <text:p text:style-name="P72"><text:span text:style-name="T18">La plataforma fa servir </text:span><text:span text:style-name="T39">Firebase </text:span><text:span text:style-name="T9">Cloud Messaging</text:span><text:span text:style-name="T39"> </text:span><text:span text:style-name="T18">(FCM)</text:span><text:span text:style-name="T18"><text:note text:id="ftn4" text:note-class="footnote"><text:note-citation>4</text:note-citation><text:note-body><text:p text:style-name="P101"><text:span text:style-name="T10">La plataforma </text:span><text:span text:style-name="T13">Firebase</text:span> és propietat de Google.</text:p></text:note-body></text:note></text:span><text:span text:style-name="T18"> per al registre dels dispositius i la comunicació de notificacions. Cada dispositiu té associada una clau identificativa definida pel mateix FCM i no és necessàriament constant.</text:span></text:p>
        <text:p text:style-name="P73">Aquesta entitat és la responsable de mantenir adequadament l’historial de claus FCM dels dispositius de cada usuari.</text:p>
        <text:p text:style-name="P102">En un entorn mòbil com el que farà servir l’aplicació, el dispositiu de l’usuari sempre pot connectar amb el servidor de forma directa. En el sentit invers, on el servidor de l’aplicació necessita connectar amb el dispositiu mòbil de l’usuari, la connexió no pot ser directa i necessita, sí o sí, d’un servei proveïdor capaç de localitzar el mòbil dins la xarxa i fer-li arribar les peticions. Hi ha diferents opcions al mercat de les quals s’ha escollit Firebase principalment per la seva facilitat d’ús i els tipus de tarifes existents.</text:p>
        <table:table table:name="Taula7" table:style-name="Taula7">
          <table:table-column table:style-name="Taula7.A"/>
          <table:table-column table:style-name="Taula7.B"/>
          <table:table-column table:style-name="Taula7.C"/>
          <table:table-column table:style-name="Taula7.D"/>
          <table:table-row>
            <table:table-cell table:style-name="Taula7.A1" office:value-type="string">
              <text:p text:style-name="P75">Atribut</text:p>
            </table:table-cell>
            <table:table-cell table:style-name="Taula7.A1" office:value-type="string">
              <text:p text:style-name="P75">Tipus</text:p>
            </table:table-cell>
            <table:table-cell table:style-name="Taula7.A1" office:value-type="string">
              <text:p text:style-name="P103">Obl</text:p>
            </table:table-cell>
            <table:table-cell table:style-name="Taula7.D1" office:value-type="string">
              <text:p text:style-name="P75">Descripció</text:p>
            </table:table-cell>
          </table:table-row>
          <table:table-row>
            <table:table-cell table:style-name="Taula7.A2" office:value-type="string">
              <text:p text:style-name="P81">FCM <text:span text:style-name="T14">Token</text:span></text:p>
            </table:table-cell>
            <table:table-cell table:style-name="Taula7.B2" office:value-type="string">
              <text:p text:style-name="P81">Cadena</text:p>
            </table:table-cell>
            <table:table-cell table:style-name="Taula7.C2" office:value-type="string">
              <text:p text:style-name="P104">Sí</text:p>
            </table:table-cell>
            <table:table-cell table:style-name="Taula7.D2" office:value-type="string">
              <text:p text:style-name="P81">Clau FCM definida <text:span text:style-name="T61">durant l’</text:span>execució de l’aplicació en el dispositiu.</text:p>
            </table:table-cell>
          </table:table-row>
          <table:table-row>
            <table:table-cell table:style-name="Taula7.A2" office:value-type="string">
              <text:p text:style-name="P105"><text:span text:style-name="T62"># </text:span>Dispositiu</text:p>
            </table:table-cell>
            <table:table-cell table:style-name="Taula7.B2" office:value-type="string">
              <text:p text:style-name="P82">Referència a <text:span text:style-name="T13">DEVICE</text:span></text:p>
            </table:table-cell>
            <table:table-cell table:style-name="Taula7.C2" office:value-type="string">
              <text:p text:style-name="P104">Sí</text:p>
            </table:table-cell>
            <table:table-cell table:style-name="Taula7.D3" office:value-type="string">
              <text:p text:style-name="P81">Dispositiu al qual s’associa la clau FCM.</text:p>
            </table:table-cell>
          </table:table-row>
          <table:table-row>
            <table:table-cell table:style-name="Taula7.A4" office:value-type="string">
              <text:p text:style-name="P106">Actual?</text:p>
            </table:table-cell>
            <table:table-cell table:style-name="Taula7.B4" office:value-type="string">
              <text:p text:style-name="P82">Booleà</text:p>
            </table:table-cell>
            <table:table-cell table:style-name="Taula7.C4" office:value-type="string">
              <text:p text:style-name="P104">Sí</text:p>
            </table:table-cell>
            <table:table-cell table:style-name="Taula7.D4" office:value-type="string">
              <text:p text:style-name="P84">Determina si la clau és vàlida o ha estat substituïda per una de nova.</text:p>
            </table:table-cell>
          </table:table-row>
          <table:table-row>
            <table:table-cell table:style-name="Taula7.A5" office:value-type="string">
              <text:p text:style-name="P107"><text:span text:style-name="T62"># </text:span>Usuari</text:p>
            </table:table-cell>
            <table:table-cell table:style-name="Taula7.B5" office:value-type="string">
              <text:p text:style-name="P82">Referència a <text:span text:style-name="T9">User</text:span></text:p>
            </table:table-cell>
            <table:table-cell table:style-name="Taula7.C5" office:value-type="string">
              <text:p text:style-name="P104">Sí</text:p>
            </table:table-cell>
            <table:table-cell table:style-name="Taula7.D5" office:value-type="string">
              <text:p text:style-name="P84">Usuari al qual pertany el dispositiu.</text:p>
            </table:table-cell>
          </table:table-row>
        </table:table>
        <text:p text:style-name="P97"><text:bookmark-start text:name="__RefHeading___Toc13568_1791785473"/>Taula <text:sequence text:ref-name="refTable2" text:name="Table" text:formula="ooow:Table+1" style:num-format="1">3</text:sequence>: <text:alphabetical-index-mark-start text:id="IMark2336770343296"/>Entitat FCM HISTORY<text:bookmark-end text:name="__RefHeading___Toc13568_1791785473"/><text:alphabetical-index-mark-end text:id="IMark2336770343296"/></text:p>
        <text:h text:style-name="P108" text:outline-level="1"><text:bookmark-start text:name="__RefHeading___Toc175_3865597735"/>Àrea de Definicions<text:bookmark-end text:name="__RefHeading___Toc175_3865597735"/></text:h>
        <text:p text:style-name="P109">Dins aquesta <text:span text:style-name="T27">àrea </text:span>realitz<text:span text:style-name="T27">em</text:span> la següent subdivisió de mòduls:</text:p>
        <text:section text:style-name="Sect3" text:name="Secció2">
          <text:list xml:id="list2927590537" text:style-name="L2">
            <text:list-item>
              <text:p text:style-name="P110">Diseases Module</text:p>
            </text:list-item>
            <text:list-item>
              <text:p text:style-name="P110">Resources Module</text:p>
            </text:list-item>
            <text:list-item>
              <text:p text:style-name="P110">Tracking Module</text:p>
            </text:list-item>
            <text:list-item>
              <text:p text:style-name="P110">Tests Module</text:p>
            </text:list-item>
            <text:list-item>
              <text:p text:style-name="P111">Emotions Module</text:p>
            </text:list-item>
          </text:list>
        </text:section>
        <text:h text:style-name="P112" text:outline-level="2"><text:bookmark-start text:name="__RefNumPara__2912_2294837604"/><text:bookmark-start text:name="__RefHeading___Toc227_3865597735"/>Diseases Module <text:span text:style-name="T63">(DISMOD)</text:span><text:bookmark-end text:name="__RefNumPara__2912_2294837604"/><text:bookmark-end text:name="__RefHeading___Toc227_3865597735"/></text:h>
        <text:p text:style-name="P113">Aquest mòdul defineix l’estructura de la informació necessària sobre les patologies<text:note text:id="ftn5" text:note-class="footnote"><text:note-citation>5</text:note-citation><text:note-body><text:p text:style-name="P114">Donant suport en el moment de llançament del projecte com a mínim a ‘<text:span text:style-name="T13">Addicció al Sexe</text:span>’ i ‘<text:span text:style-name="T13">Hipocondria</text:span>’.</text:p></text:note-body></text:note> i les seves fases, per tal de poder-les associar posteriorment als pacients <text:span text:style-name="T64">a</text:span> criteri <text:s/>dels seus terapeutes.</text:p>
        <text:h text:style-name="P115" text:outline-level="3" text:is-list-header="true"><text:bookmark-start text:name="__RefHeading___Toc3143_1471092614"/>Diagrama<text:bookmark-end text:name="__RefHeading___Toc3143_1471092614"/></text:h>
        <text:h text:style-name="P116" text:outline-level="3"><draw:frame draw:style-name="fr4" draw:name="Marc16" text:anchor-type="paragraph" svg:y="0.101cm" svg:width="14.984cm" draw:z-index="6"><draw:text-box fo:min-height="8.991cm"><text:p text:style-name="P37"><draw:g text:anchor-type="paragraph" draw:z-index="7" draw:name="Objecte de grup 17" draw:style-name="gr48"><draw:custom-shape draw:style-name="gr49" draw:text-style-name="P39" xml:id="id33" draw:id="id33" svg:width="3.001cm" svg:height="1.001cm" svg:x="5.967cm" svg:y="0cm"><draw:glue-point draw:id="4" svg:x="0cm" svg:y="-5cm"/><draw:glue-point draw:id="5" svg:x="0cm" svg:y="5cm"/><draw:glue-point draw:id="6" svg:x="5cm" svg:y="0cm"/><draw:glue-point draw:id="7" svg:x="-5cm" svg:y="0cm"/><text:p text:style-name="P38"><text:span text:style-name="T25">DSM_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39" xml:id="id32" draw:id="id32" svg:width="3.001cm" svg:height="1.001cm" svg:x="5.967cm" svg:y="2.399cm"><draw:glue-point draw:id="4" svg:x="0cm" svg:y="-5cm"/><draw:glue-point draw:id="5" svg:x="0cm" svg:y="5cm"/><draw:glue-point draw:id="6" svg:x="5cm" svg:y="0cm"/><draw:glue-point draw:id="7" svg:x="-5cm" svg:y="0cm"/><draw:glue-point draw:id="8" svg:x="2.4cm" svg:y="-5cm"/><draw:glue-point draw:id="9" svg:x="2.4cm" svg:y="5cm"/><draw:glue-point draw:id="10" svg:x="-2.6cm" svg:y="5cm"/><draw:glue-point draw:id="11" svg:x="-2.6cm" svg:y="-5cm"/><draw:glue-point draw:id="12" svg:x="-5cm" svg:y="-2.49cm"/><draw:glue-point draw:id="13" svg:x="-5cm" svg:y="2.51cm"/><draw:glue-point draw:id="14" svg:x="5cm" svg:y="-2.49cm"/><draw:glue-point draw:id="15" svg:x="5cm" svg:y="2.51cm"/><text:p text:style-name="P38"><text:span text:style-name="T25">DISE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39" xml:id="id37" draw:id="id37" svg:width="3.001cm" svg:height="1.001cm" svg:x="5.967cm" svg:y="4.849cm"><draw:glue-point draw:id="4" svg:x="0cm" svg:y="-5cm"/><draw:glue-point draw:id="5" svg:x="0cm" svg:y="5cm"/><draw:glue-point draw:id="6" svg:x="5cm" svg:y="0cm"/><draw:glue-point draw:id="7" svg:x="-5cm" svg:y="0cm"/><draw:glue-point draw:id="8" svg:x="-4.98cm" svg:y="-2.83cm"/><draw:glue-point draw:id="9" svg:x="-5.006cm" svg:y="2.72cm"/><draw:glue-point draw:id="10" svg:x="-2.6cm" svg:y="-5cm"/><draw:glue-point draw:id="11" svg:x="-2.6cm" svg:y="5cm"/><draw:glue-point draw:id="12" svg:x="2.4cm" svg:y="-5cm"/><draw:glue-point draw:id="13" svg:x="2.4cm" svg:y="5cm"/><draw:glue-point draw:id="14" svg:x="5.05cm" svg:y="-2.89cm"/><draw:glue-point draw:id="15" svg:x="5.05cm" svg:y="2.74cm"/><text:p text:style-name="P38"><text:span text:style-name="T25">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39" xml:id="id36" draw:id="id36" svg:width="3.001cm" svg:height="1.001cm" svg:x="5.967cm" svg:y="7.95cm"><draw:glue-point draw:id="4" svg:x="0cm" svg:y="-5cm"/><draw:glue-point draw:id="5" svg:x="0cm" svg:y="5cm"/><draw:glue-point draw:id="6" svg:x="5cm" svg:y="0cm"/><draw:glue-point draw:id="7" svg:x="-5cm" svg:y="0cm"/><text:p text:style-name="P38"><text:span text:style-name="T25">GO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0" draw:text-style-name="P47" draw:type="line" svg:x1="7.466cm" svg:y1="2.399cm" svg:x2="7.466cm" svg:y2="0.998cm" draw:start-shape="id32" draw:start-glue-point="4" draw:end-shape="id33" draw:end-glue-point="5" svg:d="M7466 2399v-1401" svg:viewBox="0 0 2 1402"><text:p/></draw:connector><draw:frame draw:style-name="gr51" draw:text-style-name="P9" svg:width="1.56cm" svg:height="0.888cm" svg:x="5.957cm" svg:y="1.759cm"><draw:text-box><text:p text:style-name="P8"><text:span text:style-name="T33">dsmv_id</text:span></text:p></draw:text-box></draw:frame><draw:connector draw:style-name="gr52" draw:text-style-name="P117" draw:type="line" svg:x1="12.476cm" svg:y1="4.833cm" svg:x2="12.476cm" svg:y2="3.397cm" draw:start-shape="id34" draw:start-glue-point="4" draw:end-shape="id35" draw:end-glue-point="5" svg:d="M12476 4833v-1436" svg:viewBox="0 0 2 1438"><text:p/></draw:connector><draw:frame draw:style-name="gr53" draw:text-style-name="P118" svg:width="2.095cm" svg:height="0.578cm" svg:x="12.464cm" svg:y="4.32cm"><draw:text-box><text:p text:style-name="P8"><text:span text:style-name="T36">diagnosis_id</text:span></text:p></draw:text-box></draw:frame><draw:connector draw:style-name="gr54" draw:text-style-name="P47" draw:type="line" svg:x1="7.466cm" svg:y1="7.95cm" svg:x2="7.466cm" svg:y2="5.847cm" draw:start-shape="id36" draw:start-glue-point="4" draw:end-shape="id37" draw:end-glue-point="5" svg:d="M7466 7950v-2103" svg:viewBox="0 0 2 2104"><text:p/></draw:connector><draw:frame draw:style-name="gr51" draw:text-style-name="P9" svg:width="1.662cm" svg:height="0.888cm" svg:x="7.456cm" svg:y="7.468cm"><draw:text-box><text:p text:style-name="P8"><text:span text:style-name="T33">phase_id</text:span></text:p></draw:text-box></draw:frame><draw:custom-shape draw:style-name="gr55" draw:text-style-name="P52" xml:id="id35" draw:id="id35" svg:width="3.001cm" svg:height="1.001cm" svg:x="10.977cm" svg:y="2.399cm"><draw:glue-point draw:id="4" svg:x="0cm" svg:y="-5cm"/><draw:glue-point draw:id="5" svg:x="0cm" svg:y="5cm"/><draw:glue-point draw:id="6" svg:x="5cm" svg:y="0cm"/><draw:glue-point draw:id="7" svg:x="-5cm" svg:y="0cm"/><text:p text:style-name="P51"><text:span text:style-name="T35">DIAGNOS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52" xml:id="id34" draw:id="id34" svg:width="3.001cm" svg:height="1.001cm" svg:x="10.977cm" svg:y="4.833cm"><draw:glue-point draw:id="4" svg:x="0cm" svg:y="-5cm"/><draw:glue-point draw:id="5" svg:x="0cm" svg:y="5cm"/><draw:glue-point draw:id="6" svg:x="5cm" svg:y="0cm"/><draw:glue-point draw:id="7" svg:x="-5cm" svg:y="0cm"/><text:p text:style-name="P51"><text:span text:style-name="T35">DIAGNOSIS 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120" xml:id="id38" draw:id="id38" svg:width="3.001cm" svg:height="1.001cm" svg:x="10.977cm" svg:y="7.95cm"><draw:glue-point draw:id="4" svg:x="0cm" svg:y="-5cm"/><draw:glue-point draw:id="5" svg:x="0cm" svg:y="5cm"/><draw:glue-point draw:id="6" svg:x="5cm" svg:y="0cm"/><draw:glue-point draw:id="7" svg:x="-5cm" svg:y="0cm"/><text:p text:style-name="P119"><text:span text:style-name="T65">ACHIEV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117" draw:type="line" svg:x1="10.977cm" svg:y1="2.898cm" svg:x2="8.966cm" svg:y2="2.898cm" draw:start-shape="id35" draw:start-glue-point="7" draw:end-shape="id32" draw:end-glue-point="6" svg:d="M10977 2898h-2011" svg:viewBox="0 0 2013 2"><text:p/></draw:connector><draw:frame draw:style-name="gr57" draw:text-style-name="P118" svg:width="1.925cm" svg:height="0.578cm" svg:x="9.225cm" svg:y="2.962cm"><draw:text-box><text:p text:style-name="P8"><text:span text:style-name="T36">disease_id</text:span></text:p></draw:text-box></draw:frame><draw:connector draw:style-name="gr52" draw:text-style-name="P117" draw:type="line" svg:x1="12.476cm" svg:y1="7.95cm" svg:x2="12.476cm" svg:y2="5.831cm" draw:start-shape="id38" draw:start-glue-point="4" draw:end-shape="id34" draw:end-glue-point="5" svg:d="M12476 7950v-2119" svg:viewBox="0 0 2 2120"><text:p/></draw:connector><draw:frame draw:style-name="gr53" draw:text-style-name="P118" svg:width="2.446cm" svg:height="0.578cm" svg:x="12.529cm" svg:y="7.382cm"><draw:text-box><text:p text:style-name="P8"><text:span text:style-name="T36">diag_phase_id</text:span></text:p></draw:text-box></draw:frame><draw:connector draw:style-name="gr58" draw:text-style-name="P117" draw:type="line" svg:x1="10.977cm" svg:y1="5.332cm" svg:x2="8.966cm" svg:y2="5.348cm" draw:start-shape="id34" draw:start-glue-point="7" draw:end-shape="id37" draw:end-glue-point="6" svg:d="M10977 5332l-2011 16" svg:viewBox="0 0 2013 18"><text:p/></draw:connector><draw:frame draw:style-name="gr57" draw:text-style-name="P118" svg:width="1.927cm" svg:height="0.578cm" svg:x="9.467cm" svg:y="4.733cm"><draw:text-box><text:p text:style-name="P8"><text:span text:style-name="T36">phase_id</text:span></text:p></draw:text-box></draw:frame><draw:connector draw:style-name="gr58" draw:text-style-name="P117" draw:type="line" svg:x1="10.977cm" svg:y1="8.449cm" svg:x2="8.966cm" svg:y2="8.449cm" draw:start-shape="id38" draw:start-glue-point="7" draw:end-shape="id36" draw:end-glue-point="6" svg:d="M10977 8449h-2011" svg:viewBox="0 0 2013 2"><text:p/></draw:connector><draw:frame draw:style-name="gr59" draw:text-style-name="P121" svg:width="1.927cm" svg:height="0.578cm" svg:x="9.587cm" svg:y="7.862cm"><draw:text-box><text:p text:style-name="P8"><text:span text:style-name="T66">goal_id</text:span></text:p></draw:text-box></draw:frame><draw:connector draw:style-name="gr54" draw:text-style-name="P47" draw:type="line" svg:x1="7.466cm" svg:y1="4.849cm" svg:x2="7.466cm" svg:y2="3.397cm" draw:start-shape="id37" draw:start-glue-point="4" draw:end-shape="id32" draw:end-glue-point="5" svg:d="M7466 4849v-1452" svg:viewBox="0 0 2 1453"><text:p/></draw:connector><draw:frame draw:style-name="gr39" draw:text-style-name="P9" svg:width="1.915cm" svg:height="0.578cm" svg:x="7.375cm" svg:y="4.369cm"><draw:text-box><text:p text:style-name="P8"><text:span text:style-name="T33">disease_id</text:span></text:p></draw:text-box></draw:frame><draw:frame draw:style-name="gr60" draw:text-style-name="P118" svg:width="1.659cm" svg:height="0.888cm" svg:x="3.803cm" svg:y="7.165cm"><draw:text-box><text:p text:style-name="P8"><text:span text:style-name="T36">phase_id</text:span></text:p></draw:text-box></draw:frame><draw:custom-shape draw:style-name="gr55" draw:text-style-name="P123" xml:id="id40" draw:id="id40" svg:width="3.001cm" svg:height="1.001cm" svg:x="0.952cm" svg:y="4.849cm"><draw:glue-point draw:id="4" svg:x="0cm" svg:y="-5cm"/><draw:glue-point draw:id="5" svg:x="0cm" svg:y="5cm"/><draw:glue-point draw:id="6" svg:x="5cm" svg:y="0cm"/><draw:glue-point draw:id="7" svg:x="-5cm" svg:y="0cm"/><text:p text:style-name="P122"><text:span text:style-name="T67">PHASE</text:span><text:span text:style-name="T67"><text:line-break/></text:span><text:span text:style-name="T67">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52" xml:id="id39" draw:id="id39" svg:width="3.001cm" svg:height="1.001cm" svg:x="0.952cm" svg:y="6.678cm"><draw:glue-point draw:id="4" svg:x="0cm" svg:y="-5cm"/><draw:glue-point draw:id="5" svg:x="0cm" svg:y="5cm"/><draw:glue-point draw:id="6" svg:x="5cm" svg:y="0cm"/><draw:glue-point draw:id="7" svg:x="-5cm" svg:y="0cm"/><text:p text:style-name="P51"><text:span text:style-name="T35">PHASE</text:span><text:span text:style-name="T35"><text:line-break/></text:span><text:span text:style-name="T35">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1" draw:text-style-name="P55" svg:x1="3.951cm" svg:y1="7.177cm" svg:x2="6.687cm" svg:y2="5.847cm" draw:start-shape="id39" draw:start-glue-point="6" draw:end-shape="id37" draw:end-glue-point="11" svg:d="M3951 7177h2736v-1330" svg:viewBox="0 0 2738 1332"><text:p/></draw:connector><draw:connector draw:style-name="gr61" draw:text-style-name="P55" svg:x1="3.951cm" svg:y1="5.348cm" svg:x2="5.967cm" svg:y2="5.348cm" draw:start-shape="id40" draw:start-glue-point="6" draw:end-shape="id37" draw:end-glue-point="7" svg:d="M3951 5348h2016" svg:viewBox="0 0 2018 2"><text:p/></draw:connector><draw:frame draw:style-name="gr60" draw:text-style-name="P118" svg:width="1.659cm" svg:height="0.888cm" svg:x="3.903cm" svg:y="5.366cm"><draw:text-box><text:p text:style-name="P8"><text:span text:style-name="T36">phase_id</text:span></text:p></draw:text-box></draw:frame><draw:custom-shape draw:style-name="gr62" draw:text-style-name="P123" xml:id="id41" draw:id="id41" svg:width="2.999cm" svg:height="1.001cm" svg:x="10.938cm" svg:y="0cm"><draw:glue-point draw:id="4" svg:x="0cm" svg:y="-5cm"/><draw:glue-point draw:id="5" svg:x="0cm" svg:y="5cm"/><draw:glue-point draw:id="6" svg:x="5cm" svg:y="0cm"/><draw:glue-point draw:id="7" svg:x="-5cm" svg:y="0cm"/><text:p text:style-name="P122"><text:span text:style-name="T67">THERAPIST</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7" svg:x1="8.186cm" svg:y1="2.399cm" svg:x2="12.437cm" svg:y2="0.998cm" draw:start-shape="id32" draw:start-glue-point="8" draw:end-shape="id41" draw:end-glue-point="5" svg:d="M8186 2399v-700h4251v-701" svg:viewBox="0 0 4253 1402"><text:p/></draw:connector><draw:frame draw:style-name="gr59" draw:text-style-name="P9" svg:width="2.132cm" svg:height="0.578cm" svg:x="8.156cm" svg:y="1.707cm"><draw:text-box><text:p text:style-name="P8"><text:span text:style-name="T33">therapist_id</text:span></text:p></draw:text-box></draw:frame><draw:custom-shape draw:style-name="gr55" draw:text-style-name="P52" xml:id="id42" draw:id="id42" svg:width="3.001cm" svg:height="1.001cm" svg:x="0.937cm" svg:y="2.399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51"><text:span text:style-name="T3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7" svg:x1="5.967cm" svg:y1="2.898cm" svg:x2="3.935cm" svg:y2="2.898cm" draw:start-shape="id32" draw:start-glue-point="7" draw:end-shape="id42" draw:end-glue-point="6" svg:d="M5967 2898h-2032" svg:viewBox="0 0 2034 2"><text:p/></draw:connector><draw:connector draw:style-name="gr63" draw:text-style-name="P7" svg:x1="6.687cm" svg:y1="4.849cm" svg:x2="2.436cm" svg:y2="3.397cm" draw:start-shape="id37" draw:start-glue-point="10" draw:end-shape="id42" draw:end-glue-point="5" svg:d="M6687 4849v-725h-4251v-727" svg:viewBox="0 0 4253 1453"><text:p/></draw:connector><draw:frame draw:style-name="gr64" draw:text-style-name="P124" svg:width="1.509cm" svg:height="0.578cm" svg:x="5.38cm" svg:y="4.316cm"><draw:text-box><text:p text:style-name="P8"><text:span text:style-name="T33">key_id</text:span></text:p></draw:text-box></draw:frame><draw:frame draw:style-name="gr64" draw:text-style-name="P124" svg:width="1.507cm" svg:height="0.578cm" svg:x="4.782cm" svg:y="2.318cm"><draw:text-box><text:p text:style-name="P8"><text:span text:style-name="T33">key_id</text:span></text:p></draw:text-box></draw:frame><draw:connector draw:style-name="gr63" draw:text-style-name="P7" draw:line-skew="-0.409cm" svg:x1="5.967cm" svg:y1="8.449cm" svg:x2="0.937cm" svg:y2="2.898cm" draw:start-shape="id36" draw:start-glue-point="7" draw:end-shape="id42" draw:end-glue-point="7" svg:d="M5967 8449h-5960v-5551h930" svg:viewBox="0 0 5962 5553"><text:p/></draw:connector><draw:frame draw:style-name="gr64" draw:text-style-name="P124" svg:width="1.509cm" svg:height="0.578cm" svg:x="4.782cm" svg:y="7.818cm"><draw:text-box><text:p text:style-name="P8"><text:span text:style-name="T33">key_id</text:span></text:p></draw:text-box></draw:frame></draw:g>Diagrama <text:sequence text:ref-name="refDiagrama2" text:name="Diagrama" text:formula="ooow:Diagrama+1" style:num-format="1">3</text:sequence>: Mòdul de Patologies (DISMOD)</text:p></draw:text-box></draw:frame><text:bookmark-start text:name="__RefHeading___Toc3145_1471092614"/>DSM-V<text:bookmark-end text:name="__RefHeading___Toc3145_1471092614"/></text:h>
        <text:p text:style-name="P125"><text:span text:style-name="T68">L’entitat </text:span><text:span text:style-name="T69">DSM</text:span><text:span text:style-name="T70">-</text:span><text:span text:style-name="T69">V</text:span><text:span text:style-name="T49"> contindrà la llista estàtica del nom de les patologies incloses al DSM-V junt a la seva codificació ICD-10. D’aquesta manera es podran fer cerques a posteriori segons aquest estàndard tot i que la definició local de les malalties sigui més o menys específica.</text:span></text:p>
        <table:table table:name="Entitat_DSMV" table:style-name="Entitat_5f_DSMV">
          <table:table-column table:style-name="Entitat_5f_DSMV.A"/>
          <table:table-column table:style-name="Entitat_5f_DSMV.B"/>
          <table:table-column table:style-name="Entitat_5f_DSMV.C"/>
          <table:table-column table:style-name="Entitat_5f_DSMV.D"/>
          <table:table-row>
            <table:table-cell table:style-name="Entitat_5f_DSMV.A1" office:value-type="string">
              <text:p text:style-name="P126">Atribut</text:p>
            </table:table-cell>
            <table:table-cell table:style-name="Entitat_5f_DSMV.A1" office:value-type="string">
              <text:p text:style-name="P126">Tipus</text:p>
            </table:table-cell>
            <table:table-cell table:style-name="Entitat_5f_DSMV.A1" office:value-type="string">
              <text:p text:style-name="P127">Obl</text:p>
            </table:table-cell>
            <table:table-cell table:style-name="Entitat_5f_DSMV.D1" office:value-type="string">
              <text:p text:style-name="P126">Descripció</text:p>
            </table:table-cell>
          </table:table-row>
          <table:table-row>
            <table:table-cell table:style-name="Entitat_5f_DSMV.A2" office:value-type="string">
              <text:p text:style-name="P128">Nom</text:p>
            </table:table-cell>
            <table:table-cell table:style-name="Entitat_5f_DSMV.B2" office:value-type="string">
              <text:p text:style-name="P128">Cadena</text:p>
            </table:table-cell>
            <table:table-cell table:style-name="Entitat_5f_DSMV.C2" office:value-type="string">
              <text:p text:style-name="P129">Sí</text:p>
            </table:table-cell>
            <table:table-cell table:style-name="Entitat_5f_DSMV.D2" office:value-type="string">
              <text:p text:style-name="P128">Nom de la patologia tal i com apareix a l’índex del DSM-V.</text:p>
            </table:table-cell>
          </table:table-row>
          <table:table-row>
            <table:table-cell table:style-name="Entitat_5f_DSMV.A3" office:value-type="string">
              <text:p text:style-name="P128">ICD10</text:p>
            </table:table-cell>
            <table:table-cell table:style-name="Entitat_5f_DSMV.B3" office:value-type="string">
              <text:p text:style-name="P128">Cadena</text:p>
            </table:table-cell>
            <table:table-cell table:style-name="Entitat_5f_DSMV.C3" office:value-type="string">
              <text:p text:style-name="P129">Sí</text:p>
            </table:table-cell>
            <table:table-cell table:style-name="Entitat_5f_DSMV.D3" office:value-type="string">
              <text:p text:style-name="P130">Codi ICD-10 tal i com apareix <text:span text:style-name="T41">associat</text:span> amb la patologia dins el DSM-V.</text:p>
            </table:table-cell>
          </table:table-row>
        </table:table>
        <text:p text:style-name="Table"><text:bookmark-start text:name="__RefHeading___Toc13564_1791785473"/>Taula <text:sequence text:ref-name="refTable3" text:name="Table" text:formula="ooow:Table+1" style:num-format="1">4</text:sequence>: <text:alphabetical-index-mark-start text:id="IMark2336770340976"/>Entitat DSM-<text:span text:style-name="T71">V</text:span><text:bookmark-end text:name="__RefHeading___Toc13564_1791785473"/><text:alphabetical-index-mark-end text:id="IMark2336770340976"/></text:p>
        <text:h text:style-name="P131" text:outline-level="3"><text:span text:style-name="T68"/></text:h>
        <text:h text:style-name="P132" text:outline-level="3"><text:bookmark-start text:name="__RefHeading___Toc3147_1471092614"/><text:span text:style-name="T68">D</text:span><text:span text:style-name="T72">ISEASE</text:span><text:bookmark-end text:name="__RefHeading___Toc3147_1471092614"/></text:h>
        <text:p text:style-name="P133"><text:span text:style-name="T73">Aquesta entitat conté el conjunt de definicions de les patologies a les quals dóna suport l’aplicació. Les definicions dins aquesta entitat permeten donar un detall més precís als diagnòstics, </text:span><text:span text:style-name="T74">donat que</text:span><text:span text:style-name="T73"> diverses definicions de patologies </text:span><text:span text:style-name="T74">dins l’aplicació poden </text:span><text:span text:style-name="T73">estar associades al mateix identificador DSM-V.</text:span></text:p>
        <table:table table:name="Taula14" table:style-name="Taula14">
          <table:table-column table:style-name="Taula14.A"/>
          <table:table-column table:style-name="Taula14.B"/>
          <table:table-column table:style-name="Taula14.C"/>
          <table:table-column table:style-name="Taula14.D"/>
          <table:table-row>
            <table:table-cell table:style-name="Taula14.A1" office:value-type="string">
              <text:p text:style-name="P134">Atribut</text:p>
            </table:table-cell>
            <table:table-cell table:style-name="Taula14.A1" office:value-type="string">
              <text:p text:style-name="P134">Tipus</text:p>
            </table:table-cell>
            <table:table-cell table:style-name="Taula14.A1" office:value-type="string">
              <text:p text:style-name="P135">Obl</text:p>
            </table:table-cell>
            <table:table-cell table:style-name="Taula14.D1" office:value-type="string">
              <text:p text:style-name="P134">Descripció</text:p>
            </table:table-cell>
          </table:table-row>
          <table:table-row>
            <table:table-cell table:style-name="Taula14.A2" office:value-type="string">
              <text:p text:style-name="P136"><text:span text:style-name="T75"># </text:span><text:span text:style-name="T13">Nom</text:span></text:p>
            </table:table-cell>
            <table:table-cell table:style-name="Taula14.B2" office:value-type="string">
              <text:p text:style-name="P137">Referència a <text:span text:style-name="T13">T_KEY</text:span></text:p>
            </table:table-cell>
            <table:table-cell table:style-name="Taula14.C2" office:value-type="string">
              <text:p text:style-name="P138">Sí</text:p>
            </table:table-cell>
            <table:table-cell table:style-name="Taula14.D2" office:value-type="string">
              <text:p text:style-name="P139">Nom de la patologia.</text:p>
            </table:table-cell>
          </table:table-row>
          <table:table-row>
            <table:table-cell table:style-name="Taula14.A3" office:value-type="string">
              <text:p text:style-name="P140"><text:span text:style-name="T76"># </text:span>DSM-V</text:p>
            </table:table-cell>
            <table:table-cell table:style-name="Taula14.B3" office:value-type="string">
              <text:p text:style-name="P141">Referència a <text:span text:style-name="T13">DSM-V</text:span></text:p>
            </table:table-cell>
            <table:table-cell table:style-name="Taula14.C3" office:value-type="string">
              <text:p text:style-name="P138">Sí</text:p>
            </table:table-cell>
            <table:table-cell table:style-name="Taula14.D3" office:value-type="string">
              <text:p text:style-name="P142">Referència a la patologia amb que es relaciona la definició sota l’estàndard DSM-V.</text:p>
            </table:table-cell>
          </table:table-row>
          <table:table-row>
            <table:table-cell table:style-name="Taula14.A3" office:value-type="string">
              <text:p text:style-name="P143"># Descripció</text:p>
            </table:table-cell>
            <table:table-cell table:style-name="Taula14.B4" office:value-type="string">
              <text:p text:style-name="P144">Referència a <text:span text:style-name="T13">T_KEY</text:span></text:p>
            </table:table-cell>
            <table:table-cell table:style-name="Taula14.C4" office:value-type="string">
              <text:p text:style-name="P145">No</text:p>
            </table:table-cell>
            <table:table-cell table:style-name="Taula14.D4" office:value-type="string">
              <text:p text:style-name="P146">Descripció opcional específica de la versió de la patologia.</text:p>
            </table:table-cell>
          </table:table-row>
          <table:table-row>
            <table:table-cell table:style-name="Taula14.A3" office:value-type="string">
              <text:p text:style-name="P147"><text:span text:style-name="T76"># </text:span>Terapeuta</text:p>
            </table:table-cell>
            <table:table-cell table:style-name="Taula14.B4" office:value-type="string">
              <text:p text:style-name="P148">Referència a<text:line-break/><text:span text:style-name="T13">USER (THERAPIST)</text:span></text:p>
            </table:table-cell>
            <table:table-cell table:style-name="Taula14.C4" office:value-type="string">
              <text:p text:style-name="P138">Sí</text:p>
            </table:table-cell>
            <table:table-cell table:style-name="Taula14.D4" office:value-type="string">
              <text:p text:style-name="P149">Referència al terapeuta que ha definit aquesta versió de la patologia.</text:p>
            </table:table-cell>
          </table:table-row>
          <table:table-row>
            <table:table-cell table:style-name="Taula14.A6" office:value-type="string">
              <text:p text:style-name="P77">Seguiment</text:p>
            </table:table-cell>
            <table:table-cell table:style-name="Taula14.B6" office:value-type="string">
              <text:p text:style-name="P78">Usuaris i Dates</text:p>
            </table:table-cell>
            <table:table-cell table:style-name="Taula14.C6" office:value-type="string">
              <text:p text:style-name="P138">Sí</text:p>
            </table:table-cell>
            <table:table-cell table:style-name="Taula14.D6" office:value-type="string">
              <text:p text:style-name="P80">Usuari i data/hora de creació i última modificació de la instància.</text:p>
            </table:table-cell>
          </table:table-row>
        </table:table>
        <text:p text:style-name="Table"><text:bookmark-start text:name="__RefHeading___Toc13562_1791785473"/>Taula <text:sequence text:ref-name="refTable4" text:name="Table" text:formula="ooow:Table+1" style:num-format="1">5</text:sequence>: <text:alphabetical-index-mark-start text:id="IMark2336770340976"/>Entitat DISEASE<text:bookmark-end text:name="__RefHeading___Toc13562_1791785473"/><text:alphabetical-index-mark-end text:id="IMark2336770340976"/></text:p>
        <text:h text:style-name="P150" text:outline-level="3"><text:bookmark-start text:name="__RefHeading___Toc2682_2294837604"/>PHASE<text:bookmark-end text:name="__RefHeading___Toc2682_2294837604"/></text:h>
        <text:p text:style-name="P151"><text:span text:style-name="T77">Dins l’</text:span><text:span text:style-name="T73">entitat </text:span><text:span text:style-name="T78">phase</text:span><text:span text:style-name="T79"> </text:span><text:span text:style-name="T80">es trobaran definides les diferents etapes o fases en l’evolució del tractament d’una patologia donada </text:span><text:span text:style-name="T81">(almenys una fase de diagnòstic i una altra de curació.</text:span></text:p>
        <table:table table:name="Taula15" table:style-name="Taula15">
          <table:table-column table:style-name="Taula15.A"/>
          <table:table-column table:style-name="Taula15.B"/>
          <table:table-column table:style-name="Taula15.C"/>
          <table:table-column table:style-name="Taula15.D"/>
          <table:table-row>
            <table:table-cell table:style-name="Taula15.A1" office:value-type="string">
              <text:p text:style-name="P152">Atribut</text:p>
            </table:table-cell>
            <table:table-cell table:style-name="Taula15.A1" office:value-type="string">
              <text:p text:style-name="P152">Tipus</text:p>
            </table:table-cell>
            <table:table-cell table:style-name="Taula15.A1" office:value-type="string">
              <text:p text:style-name="P135">Obl</text:p>
            </table:table-cell>
            <table:table-cell table:style-name="Taula15.D1" office:value-type="string">
              <text:p text:style-name="P152">Descripció</text:p>
            </table:table-cell>
          </table:table-row>
          <table:table-row>
            <table:table-cell table:style-name="Taula15.A2" office:value-type="string">
              <text:p text:style-name="P153">Índex</text:p>
            </table:table-cell>
            <table:table-cell table:style-name="Taula15.B2" office:value-type="string">
              <text:p text:style-name="P154">Enter</text:p>
            </table:table-cell>
            <table:table-cell table:style-name="Taula15.C2" office:value-type="string">
              <text:p text:style-name="P138">Sí</text:p>
            </table:table-cell>
            <table:table-cell table:style-name="Taula15.D2" office:value-type="string">
              <text:p text:style-name="P153">Ordre de la fase respecte al conjunt de fases de la patologia.</text:p>
            </table:table-cell>
          </table:table-row>
          <table:table-row>
            <table:table-cell table:style-name="Taula15.A2" office:value-type="string">
              <text:p text:style-name="P136"><text:span text:style-name="T75"># </text:span><text:span text:style-name="T13">Nom</text:span></text:p>
            </table:table-cell>
            <table:table-cell table:style-name="Taula15.B2" office:value-type="string">
              <text:p text:style-name="P137">Referència a <text:span text:style-name="T13">T_KEY</text:span></text:p>
            </table:table-cell>
            <table:table-cell table:style-name="Taula15.C2" office:value-type="string">
              <text:p text:style-name="P138">Sí</text:p>
            </table:table-cell>
            <table:table-cell table:style-name="Taula15.D2" office:value-type="string">
              <text:p text:style-name="P153">Nom identificador de la fase.</text:p>
            </table:table-cell>
          </table:table-row>
          <table:table-row>
            <table:table-cell table:style-name="Taula15.A4" office:value-type="string">
              <text:p text:style-name="P155"><text:span text:style-name="T82"># </text:span>Disease</text:p>
            </table:table-cell>
            <table:table-cell table:style-name="Taula15.B4" office:value-type="string">
              <text:p text:style-name="P156">Referència a <text:span text:style-name="T83">DISEASE</text:span></text:p>
            </table:table-cell>
            <table:table-cell table:style-name="Taula15.C4" office:value-type="string">
              <text:p text:style-name="P138">Sí</text:p>
            </table:table-cell>
            <table:table-cell table:style-name="Taula15.D4" office:value-type="string">
              <text:p text:style-name="P157">Referència a la <text:span text:style-name="T84">patologia </text:span><text:span text:style-name="T76">a la que pertany la fase.</text:span></text:p>
            </table:table-cell>
          </table:table-row>
          <table:table-row>
            <table:table-cell table:style-name="Taula15.A4" office:value-type="string">
              <text:p text:style-name="P158"><text:span text:style-name="T76"># </text:span>Descripció</text:p>
            </table:table-cell>
            <table:table-cell table:style-name="Taula15.B5" office:value-type="string">
              <text:p text:style-name="P137">Referència a <text:span text:style-name="T13">T_KEY</text:span></text:p>
            </table:table-cell>
            <table:table-cell table:style-name="Taula15.C5" office:value-type="string">
              <text:p text:style-name="P145">No</text:p>
            </table:table-cell>
            <table:table-cell table:style-name="Taula15.D5" office:value-type="string">
              <text:p text:style-name="P159">Descripció del significat de la fase.</text:p>
            </table:table-cell>
          </table:table-row>
          <table:table-row>
            <table:table-cell table:style-name="Taula15.A6" office:value-type="string">
              <text:p text:style-name="P77">Seguiment</text:p>
            </table:table-cell>
            <table:table-cell table:style-name="Taula15.B6" office:value-type="string">
              <text:p text:style-name="P78">Usuaris i Dates</text:p>
            </table:table-cell>
            <table:table-cell table:style-name="Taula15.C6" office:value-type="string">
              <text:p text:style-name="P138">Sí</text:p>
            </table:table-cell>
            <table:table-cell table:style-name="Taula15.D6" office:value-type="string">
              <text:p text:style-name="P80">Usuari i data/hora de creació i última modificació de la instància.</text:p>
            </table:table-cell>
          </table:table-row>
        </table:table>
        <text:p text:style-name="P160"><text:bookmark-start text:name="__RefHeading___Toc13560_1791785473"/>Taula <text:sequence text:ref-name="refTable5" text:name="Table" text:formula="ooow:Table+1" style:num-format="1">6</text:sequence>: <text:alphabetical-index-mark-start text:id="IMark2336770343936"/>Entitat <text:span text:style-name="T84">PHASE</text:span><text:bookmark-end text:name="__RefHeading___Toc13560_1791785473"/><text:alphabetical-index-mark-end text:id="IMark2336770343936"/></text:p>
        <text:h text:style-name="P150" text:outline-level="3"><text:bookmark-start text:name="__RefHeading___Toc2684_2294837604"/>GOAL<text:bookmark-end text:name="__RefHeading___Toc2684_2294837604"/></text:h>
        <text:p text:style-name="P161">Aquesta entitat registra els objectius associats a cada fase del tractament d’una patologia.</text:p>
        <table:table table:name="Taula16" table:style-name="Taula16">
          <table:table-column table:style-name="Taula16.A"/>
          <table:table-column table:style-name="Taula16.B"/>
          <table:table-column table:style-name="Taula16.C"/>
          <table:table-column table:style-name="Taula16.D"/>
          <table:table-row>
            <table:table-cell table:style-name="Taula16.A1" office:value-type="string">
              <text:p text:style-name="P152">Atribut</text:p>
            </table:table-cell>
            <table:table-cell table:style-name="Taula16.A1" office:value-type="string">
              <text:p text:style-name="P152">Tipus</text:p>
            </table:table-cell>
            <table:table-cell table:style-name="Taula16.A1" office:value-type="string">
              <text:p text:style-name="P162">Obl</text:p>
            </table:table-cell>
            <table:table-cell table:style-name="Taula16.D1" office:value-type="string">
              <text:p text:style-name="P152">Descripció</text:p>
            </table:table-cell>
          </table:table-row>
          <table:table-row>
            <table:table-cell table:style-name="Taula16.A2" office:value-type="string">
              <text:p text:style-name="P153">Índex</text:p>
            </table:table-cell>
            <table:table-cell table:style-name="Taula16.B2" office:value-type="string">
              <text:p text:style-name="P154">Enter</text:p>
            </table:table-cell>
            <table:table-cell table:style-name="Taula16.C2" office:value-type="string">
              <text:p text:style-name="P163">Sí</text:p>
            </table:table-cell>
            <table:table-cell table:style-name="Taula16.D2" office:value-type="string">
              <text:p text:style-name="P153">Ordre de l’<text:span text:style-name="T85">objectiu dins</text:span> <text:span text:style-name="T85">la </text:span>fase de la patologia.</text:p>
            </table:table-cell>
          </table:table-row>
          <table:table-row>
            <table:table-cell table:style-name="Taula16.A3" office:value-type="string">
              <text:p text:style-name="P164"><text:span text:style-name="T85"># </text:span><text:span text:style-name="T13">Nom</text:span></text:p>
            </table:table-cell>
            <table:table-cell table:style-name="Taula16.B3" office:value-type="string">
              <text:p text:style-name="P137">Referència a <text:span text:style-name="T13">T_KEY</text:span></text:p>
            </table:table-cell>
            <table:table-cell table:style-name="Taula16.C3" office:value-type="string">
              <text:p text:style-name="P163">Sí</text:p>
            </table:table-cell>
            <table:table-cell table:style-name="Taula16.D3" office:value-type="string">
              <text:p text:style-name="P153">Nom identificador de l’objectiu.</text:p>
            </table:table-cell>
          </table:table-row>
          <table:table-row>
            <table:table-cell table:style-name="Taula16.A4" office:value-type="string">
              <text:p text:style-name="P155"><text:span text:style-name="T85"># </text:span>Phase</text:p>
            </table:table-cell>
            <table:table-cell table:style-name="Taula16.B4" office:value-type="string">
              <text:p text:style-name="P156">Referència a <text:span text:style-name="T83">PHASE</text:span></text:p>
            </table:table-cell>
            <table:table-cell table:style-name="Taula16.C4" office:value-type="string">
              <text:p text:style-name="P163">Sí</text:p>
            </table:table-cell>
            <table:table-cell table:style-name="Taula16.D4" office:value-type="string">
              <text:p text:style-name="P157">Referència a la <text:span text:style-name="T84">patologia.</text:span></text:p>
            </table:table-cell>
          </table:table-row>
          <table:table-row>
            <table:table-cell table:style-name="Taula16.A5" office:value-type="string">
              <text:p text:style-name="P153"><text:span text:style-name="T85"># </text:span><text:span text:style-name="T13">Descripció</text:span></text:p>
            </table:table-cell>
            <table:table-cell table:style-name="Taula16.B5" office:value-type="string">
              <text:p text:style-name="P137">Referència a <text:span text:style-name="T13">T_KEY</text:span></text:p>
            </table:table-cell>
            <table:table-cell table:style-name="Taula16.C5" office:value-type="string">
              <text:p text:style-name="P165">No</text:p>
            </table:table-cell>
            <table:table-cell table:style-name="Taula16.D5" office:value-type="string">
              <text:p text:style-name="P159">Descripció de l’objectiu.</text:p>
            </table:table-cell>
          </table:table-row>
          <table:table-row>
            <table:table-cell table:style-name="Taula16.A6" office:value-type="string">
              <text:p text:style-name="P77">Seguiment</text:p>
            </table:table-cell>
            <table:table-cell table:style-name="Taula16.B6" office:value-type="string">
              <text:p text:style-name="P78">Usuaris i Dates</text:p>
            </table:table-cell>
            <table:table-cell table:style-name="Taula16.C6" office:value-type="string">
              <text:p text:style-name="P163">Sí</text:p>
            </table:table-cell>
            <table:table-cell table:style-name="Taula16.D6" office:value-type="string">
              <text:p text:style-name="P80">Usuari i data/hora de creació i última modificació de la instància.</text:p>
            </table:table-cell>
          </table:table-row>
        </table:table>
        <text:p text:style-name="P160"><text:bookmark-start text:name="__RefHeading___Toc13558_1791785473"/>Taula <text:sequence text:ref-name="refTable6" text:name="Table" text:formula="ooow:Table+1" style:num-format="1">7</text:sequence>: <text:alphabetical-index-mark-start text:id="IMark2336770340256"/>Entitat <text:span text:style-name="T84">GOAL</text:span><text:bookmark-end text:name="__RefHeading___Toc13558_1791785473"/><text:alphabetical-index-mark-end text:id="IMark2336770340256"/></text:p>
        <text:h text:style-name="P166" text:outline-level="2"><text:bookmark-start text:name="__RefHeading___Toc3489_1471092614"/><text:bookmark-start text:name="__RefNumPara__4606_1629209868"/><text:span text:style-name="T14">Resources</text:span> Module (R<text:span text:style-name="T86">SC</text:span>MOD)<text:bookmark-end text:name="__RefHeading___Toc3489_1471092614"/><text:bookmark-end text:name="__RefNumPara__4606_1629209868"/></text:h>
        <text:p text:style-name="P167">Aquest mòdul <text:span text:style-name="T84">gestiona els recursos auxiliars multimèdia als quals els pacients tindran accés segons el criteri establert per a cada patologia/fase </text:span><text:span text:style-name="T87">i</text:span><text:span text:style-name="T84"> el criteri del terapeuta.</text:span></text:p>
        <text:h text:style-name="P168" text:outline-level="3" text:is-list-header="true"><text:bookmark-start text:name="__RefHeading___Toc2686_2294837604"/>Diagrama<text:bookmark-end text:name="__RefHeading___Toc2686_2294837604"/></text:h>
        <text:p text:style-name="P169"><draw:frame draw:style-name="fr2" draw:name="Marc10" text:anchor-type="paragraph" svg:y="0.101cm" svg:width="12.972cm" draw:z-index="26"><draw:text-box fo:min-height="9.144cm"><text:p text:style-name="Diagrama"><draw:g text:anchor-type="paragraph" draw:z-index="27" draw:name="Objecte de grup 15" draw:style-name="gr17"><draw:custom-shape draw:style-name="gr65" draw:text-style-name="P171" xml:id="id44" draw:id="id44" svg:width="2.999cm" svg:height="0.999cm" svg:x="4.493cm" svg:y="0.173cm"><draw:glue-point draw:id="4" svg:x="0cm" svg:y="-5cm"/><draw:glue-point draw:id="5" svg:x="0cm" svg:y="5cm"/><draw:glue-point draw:id="6" svg:x="5cm" svg:y="0cm"/><draw:glue-point draw:id="7" svg:x="-5cm" svg:y="0cm"/><draw:glue-point draw:id="8" svg:x="-4.98cm" svg:y="-2.83cm"/><draw:glue-point draw:id="9" svg:x="-5.006cm" svg:y="2.72cm"/><text:p text:style-name="P170"><text:span text:style-name="T88">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6" draw:text-style-name="P173" xml:id="id43" draw:id="id43" svg:width="2.999cm" svg:height="1.001cm" svg:x="4.493cm" svg:y="2.63cm"><draw:glue-point draw:id="4" svg:x="0cm" svg:y="-5cm"/><draw:glue-point draw:id="5" svg:x="0cm" svg:y="5cm"/><draw:glue-point draw:id="6" svg:x="5cm" svg:y="0cm"/><draw:glue-point draw:id="7" svg:x="-5cm" svg:y="0cm"/><draw:glue-point draw:id="8" svg:x="-2.436cm" svg:y="-5cm"/><draw:glue-point draw:id="9" svg:x="-2.436cm" svg:y="5cm"/><draw:glue-point draw:id="10" svg:x="2.563cm" svg:y="-5cm"/><draw:glue-point draw:id="11" svg:x="2.563cm" svg:y="5cm"/><draw:glue-point draw:id="12" svg:x="-5.016cm" svg:y="2.71cm"/><draw:glue-point draw:id="13" svg:x="-4.993cm" svg:y="-2.83cm"/><draw:glue-point draw:id="14" svg:x="-5cm" svg:y="-2.82cm"/><text:p text:style-name="P172"><text:span text:style-name="T89">PHASE</text:span><text:span text:style-name="T89"><text:line-break/></text:span><text:span text:style-name="T90">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4" draw:text-style-name="P174" draw:type="line" svg:x1="5.992cm" svg:y1="2.63cm" svg:x2="5.992cm" svg:y2="1.171cm" draw:start-shape="id43" draw:start-glue-point="4" draw:end-shape="id44" draw:end-glue-point="5" svg:d="M5992 2630v-1459" svg:viewBox="0 0 2 1461"><text:p/></draw:connector><draw:frame draw:style-name="gr51" draw:text-style-name="P175" svg:width="1.662cm" svg:height="0.888cm" svg:x="5.982cm" svg:y="2.09cm"><draw:text-box><text:p text:style-name="P8"><text:span text:style-name="T91">phase_id</text:span></text:p></draw:text-box></draw:frame><draw:custom-shape draw:style-name="gr49" draw:text-style-name="P177" xml:id="id45" draw:id="id45" svg:width="3.001cm" svg:height="1.001cm" svg:x="4.544cm" svg:y="5.108cm"><draw:glue-point draw:id="4" svg:x="0cm" svg:y="-5cm"/><draw:glue-point draw:id="5" svg:x="0cm" svg:y="5cm"/><draw:glue-point draw:id="6" svg:x="5cm" svg:y="0cm"/><draw:glue-point draw:id="7" svg:x="-5cm" svg:y="0cm"/><draw:glue-point draw:id="8" svg:x="2.546cm" svg:y="5cm"/><draw:glue-point draw:id="9" svg:x="-2.403cm" svg:y="5cm"/><draw:glue-point draw:id="10" svg:x="-2.53cm" svg:y="-5cm"/><draw:glue-point draw:id="11" svg:x="-4.993cm" svg:y="-2.33cm"/><draw:glue-point draw:id="12" svg:x="5.026cm" svg:y="-2.26cm"/><draw:glue-point draw:id="13" svg:x="-4.993cm" svg:y="2.49cm"/><draw:glue-point draw:id="14" svg:x="5.063cm" svg:y="2.62cm"/><text:p text:style-name="P176"><text:span text:style-name="T90">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9" draw:text-style-name="P175" svg:width="2.079cm" svg:height="0.578cm" svg:x="5.934cm" svg:y="3.688cm"><draw:text-box><text:p text:style-name="P8"><text:span text:style-name="T91">resource_id</text:span></text:p></draw:text-box></draw:frame><draw:connector draw:style-name="gr54" draw:text-style-name="P178" draw:type="line" svg:x1="5.992cm" svg:y1="3.628cm" svg:x2="6.043cm" svg:y2="5.108cm" draw:start-shape="id43" draw:start-glue-point="5" draw:end-shape="id45" draw:end-glue-point="4" svg:d="M5992 3628l51 1480" svg:viewBox="0 0 53 1482"><text:p/></draw:connector><draw:connector draw:style-name="gr67" draw:text-style-name="P179" draw:line-skew="-0.467cm 0.513cm" svg:x1="4.546cm" svg:y1="5.856cm" svg:x2="5.323cm" svg:y2="6.107cm" draw:start-shape="id45" draw:start-glue-point="13" draw:end-shape="id45" draw:end-glue-point="9" svg:d="M4546 5856h-988v1282h1765v-1031" svg:viewBox="0 0 1767 1284"><text:p/></draw:connector><draw:frame draw:style-name="gr39" draw:text-style-name="P175" svg:width="1.929cm" svg:height="0.578cm" svg:x="3.583cm" svg:y="5.988cm"><draw:text-box><text:p text:style-name="P8"><text:span text:style-name="T91">parent_id</text:span></text:p></draw:text-box></draw:frame><draw:custom-shape draw:style-name="gr68" draw:text-style-name="P171" xml:id="id46" draw:id="id46" svg:width="3.001cm" svg:height="1.001cm" svg:x="9.476cm" svg:y="2.63cm"><draw:glue-point draw:id="4" svg:x="0cm" svg:y="-5cm"/><draw:glue-point draw:id="5" svg:x="0cm" svg:y="5cm"/><draw:glue-point draw:id="6" svg:x="5cm" svg:y="0cm"/><draw:glue-point draw:id="7" svg:x="-5cm" svg:y="0cm"/><draw:glue-point draw:id="8" svg:x="2.546cm" svg:y="5cm"/><draw:glue-point draw:id="9" svg:x="-2.403cm" svg:y="5cm"/><text:p text:style-name="P170"><text:span text:style-name="T88">PHASE</text:span><text:span text:style-name="T88"><text:line-break/></text:span><text:span text:style-name="T88">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117" draw:type="line" svg:x1="9.477cm" svg:y1="3.129cm" svg:x2="7.492cm" svg:y2="3.129cm" draw:start-shape="id46" draw:start-glue-point="7" draw:end-shape="id43" draw:end-glue-point="6" svg:d="M9477 3129h-1985" svg:viewBox="0 0 1986 2"><text:p/></draw:connector><draw:frame draw:style-name="gr53" draw:text-style-name="P118" svg:width="1.929cm" svg:height="0.578cm" svg:x="7.834cm" svg:y="2.561cm"><draw:text-box><text:p text:style-name="P8"><text:span text:style-name="T36">ph_res_id</text:span></text:p></draw:text-box></draw:frame><draw:custom-shape draw:style-name="gr69" draw:text-style-name="P52" xml:id="id47" draw:id="id47" svg:width="3.001cm" svg:height="1.001cm" svg:x="9.476cm" svg:y="0.169cm"><draw:glue-point draw:id="4" svg:x="0cm" svg:y="-5cm"/><draw:glue-point draw:id="5" svg:x="0cm" svg:y="5cm"/><draw:glue-point draw:id="6" svg:x="5cm" svg:y="0cm"/><draw:glue-point draw:id="7" svg:x="-5cm" svg:y="0cm"/><text:p text:style-name="P51"><text:span text:style-name="T35">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174" draw:type="line" svg:x1="10.975cm" svg:y1="2.63cm" svg:x2="10.975cm" svg:y2="1.168cm" draw:start-shape="id46" draw:start-glue-point="4" draw:end-shape="id47" draw:end-glue-point="5" svg:d="M10975 2630v-1462" svg:viewBox="0 0 2 1464"><text:p/></draw:connector><draw:frame draw:style-name="gr70" draw:text-style-name="P118" svg:width="1.929cm" svg:height="0.578cm" svg:x="11.034cm" svg:y="2.09cm"><draw:text-box><text:p text:style-name="P8"><text:span text:style-name="T36">patient_id</text:span></text:p></draw:text-box></draw:frame><draw:custom-shape draw:style-name="gr71" draw:text-style-name="P6" xml:id="id49" draw:id="id49" svg:width="2.382cm" svg:height="1.975cm" svg:x="9.786cm" svg:y="7.156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72" draw:text-style-name="P174" draw:type="line" svg:x1="10.975cm" svg:y1="3.628cm" svg:x2="10.975cm" svg:y2="5.108cm" draw:start-shape="id46" draw:start-glue-point="5" draw:end-shape="id48" draw:end-glue-point="4" svg:d="M10975 3628v1480" svg:viewBox="0 0 2 1482"><text:p/></draw:connector><draw:frame draw:style-name="gr39" draw:text-style-name="P175" svg:width="1.929cm" svg:height="0.578cm" svg:x="6.081cm" svg:y="6.152cm"><draw:text-box><text:p text:style-name="P8"><text:span text:style-name="T91">enllaç</text:span></text:p></draw:text-box></draw:frame><draw:connector draw:style-name="gr73" draw:text-style-name="P179" svg:x1="6.044cm" svg:y1="6.107cm" svg:x2="9.787cm" svg:y2="8.144cm" draw:start-shape="id45" draw:start-glue-point="5" draw:end-shape="id49" draw:end-glue-point="5" svg:d="M6044 6107v2037h3743" svg:viewBox="0 0 3745 2039"><text:p/></draw:connector><draw:custom-shape draw:style-name="gr55" draw:text-style-name="P52" xml:id="id48" draw:id="id48" svg:width="3.001cm" svg:height="1.001cm" svg:x="9.476cm" svg:y="5.108cm"><draw:glue-point draw:id="4" svg:x="0cm" svg:y="-5cm"/><draw:glue-point draw:id="5" svg:x="0cm" svg:y="5cm"/><draw:glue-point draw:id="6" svg:x="5cm" svg:y="0cm"/><draw:glue-point draw:id="7" svg:x="-5cm" svg:y="0cm"/><draw:glue-point draw:id="8" svg:x="2.546cm" svg:y="5cm"/><draw:glue-point draw:id="9" svg:x="-2.403cm" svg:y="5cm"/><text:p text:style-name="P51"><text:span text:style-name="T35">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3" draw:text-style-name="P118" svg:width="1.929cm" svg:height="0.578cm" svg:x="10.899cm" svg:y="6.04cm"><draw:text-box><text:p text:style-name="P8"><text:span text:style-name="T36">enllaç</text:span></text:p></draw:text-box></draw:frame><draw:connector draw:style-name="gr74" draw:text-style-name="P174" draw:type="line" svg:x1="10.975cm" svg:y1="6.107cm" svg:x2="10.977cm" svg:y2="7.156cm" draw:start-shape="id48" draw:start-glue-point="5" draw:end-shape="id49" draw:end-glue-point="4" svg:d="M10975 6107l2 1049" svg:viewBox="0 0 4 1051"><text:p/></draw:connector><draw:frame draw:style-name="gr70" draw:text-style-name="P118" svg:width="1.929cm" svg:height="0.578cm" svg:x="11.034cm" svg:y="3.692cm"><draw:text-box><text:p text:style-name="P8"><text:span text:style-name="T36">material_id</text:span></text:p></draw:text-box></draw:frame><draw:connector draw:style-name="gr58" draw:text-style-name="P174" draw:type="line" svg:x1="9.477cm" svg:y1="5.607cm" svg:x2="7.543cm" svg:y2="5.607cm" draw:start-shape="id48" draw:start-glue-point="7" draw:end-shape="id45" draw:end-glue-point="6" svg:d="M9477 5607h-1934" svg:viewBox="0 0 1935 2"><text:p/></draw:connector><draw:frame draw:style-name="gr75" draw:text-style-name="P118" svg:width="2.059cm" svg:height="0.888cm" svg:x="7.603cm" svg:y="4.778cm"><draw:text-box><text:p text:style-name="P8"><text:span text:style-name="T36">resource_id</text:span></text:p></draw:text-box></draw:frame><draw:custom-shape draw:style-name="gr55" draw:text-style-name="P52" xml:id="id50" draw:id="id50" svg:width="3.001cm" svg:height="1.001cm" svg:x="0.011cm" svg:y="2.63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51"><text:span text:style-name="T3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7" svg:x1="4.493cm" svg:y1="3.129cm" svg:x2="3.011cm" svg:y2="3.129cm" draw:start-shape="id43" draw:start-glue-point="7" draw:end-shape="id50" svg:d="M4493 3129h-1482" svg:viewBox="0 0 1483 2"><text:p/></draw:connector><draw:connector draw:style-name="gr63" draw:text-style-name="P7" svg:x1="5.285cm" svg:y1="5.108cm" svg:x2="1.51cm" svg:y2="3.628cm" draw:start-shape="id45" draw:start-glue-point="10" draw:end-shape="id50" draw:end-glue-point="5" svg:d="M5285 5108v-739h-3775v-741" svg:viewBox="0 0 3776 1482"><text:p/></draw:connector><draw:frame draw:style-name="gr64" draw:text-style-name="P124" svg:width="1.881cm" svg:height="0.578cm" svg:x="3.011cm" svg:y="2.563cm"><draw:text-box><text:p text:style-name="P8"><text:span text:style-name="T33">name_id</text:span></text:p></draw:text-box></draw:frame><draw:frame draw:style-name="gr64" draw:text-style-name="P124" svg:width="1.507cm" svg:height="0.578cm" svg:x="4.049cm" svg:y="4.454cm"><draw:text-box><text:p text:style-name="P8"><text:span text:style-name="T33">key_id</text:span></text:p></draw:text-box></draw:frame><draw:custom-shape draw:style-name="gr68" draw:text-style-name="P171" xml:id="id51" draw:id="id51" svg:width="3.001cm" svg:height="1.001cm" svg:x="0.011cm" svg:y="0.173cm"><draw:glue-point draw:id="4" svg:x="0cm" svg:y="-5cm"/><draw:glue-point draw:id="5" svg:x="0cm" svg:y="5cm"/><draw:glue-point draw:id="6" svg:x="5cm" svg:y="0cm"/><draw:glue-point draw:id="7" svg:x="-5cm" svg:y="0cm"/><draw:glue-point draw:id="8" svg:x="-4.98cm" svg:y="-2.83cm"/><draw:glue-point draw:id="9" svg:x="-5.006cm" svg:y="2.72cm"/><text:p text:style-name="P170"><text:span text:style-name="T88">DISE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6" draw:text-style-name="P180" svg:x1="4.494cm" svg:y1="0.672cm" svg:x2="3.01cm" svg:y2="0.672cm" draw:start-shape="id44" draw:start-glue-point="7" draw:end-shape="id51" draw:end-glue-point="6" svg:d="M4494 672h-1484" svg:viewBox="0 0 1485 2"><text:p/></draw:connector><draw:frame draw:style-name="gr64" draw:text-style-name="P181" svg:width="2.758cm" svg:height="0.578cm" svg:x="2.805cm" svg:y="0cm"><draw:text-box><text:p text:style-name="P8"><text:span text:style-name="T36">disease_id</text:span></text:p></draw:text-box></draw:frame><draw:connector draw:style-name="gr63" draw:text-style-name="P7" svg:x1="5.262cm" svg:y1="2.63cm" svg:x2="1.51cm" svg:y2="1.171cm" draw:start-shape="id43" draw:start-glue-point="8" draw:end-shape="id51" draw:end-glue-point="5" svg:d="M5262 2630v-729h-3752v-730" svg:viewBox="0 0 3754 1461"><text:p/></draw:connector><draw:frame draw:style-name="gr64" draw:text-style-name="P124" svg:width="2.758cm" svg:height="0.578cm" svg:x="3.705cm" svg:y="1.401cm"><draw:text-box><text:p text:style-name="P8"><text:span text:style-name="T33">disease_id</text:span></text:p></draw:text-box></draw:frame><draw:connector draw:style-name="gr77" draw:text-style-name="P7" svg:x1="0.761cm" svg:y1="3.628cm" svg:x2="4.547cm" svg:y2="5.375cm" draw:start-shape="id50" draw:start-glue-point="12" draw:end-shape="id45" draw:end-glue-point="11" svg:d="M761 3628v1747h3786" svg:viewBox="0 0 3787 1748"><text:p/></draw:connector><draw:frame draw:style-name="gr78" draw:text-style-name="P124" svg:width="2.301cm" svg:height="0.606cm" svg:x="2.112cm" svg:y="4.865cm"><draw:text-box><text:p text:style-name="P8"><text:span text:style-name="T33">description_id</text:span></text:p></draw:text-box></draw:frame></draw:g>Diagrama <text:sequence text:ref-name="refDiagrama3" text:name="Diagrama" text:formula="ooow:Diagrama+1" style:num-format="1">4</text:sequence>: Mòdul de Definició de Recursos (R<text:span text:style-name="T86">SC</text:span>MOD)</text:p></draw:text-box></draw:frame><text:span text:style-name="T47"/></text:p>
        <text:h text:style-name="P182" text:outline-level="3"><text:bookmark-start text:name="Còpia de Còpia de Còpia de __RefHeading___Toc3147_1471092614 1 1 1"/><text:bookmark-start text:name="__RefHeading___Toc2690_2294837604"/><text:span text:style-name="T92">PHASE </text:span><text:bookmark-end text:name="Còpia de Còpia de Còpia de __RefHeading___Toc3147_1471092614 1 1 1"/><text:span text:style-name="T93">RESOURCE</text:span><text:bookmark-end text:name="__RefHeading___Toc2690_2294837604"/></text:h>
        <text:p text:style-name="P183">Aquesta entitat ofereix una relació per defecte entre el<text:span text:style-name="T94">s</text:span> <text:span text:style-name="T94">recursos</text:span> disponible<text:span text:style-name="T94">s</text:span> i les fases de les diferents patologies configurades.</text:p>
        <table:table table:name="Taula18" table:style-name="Taula18">
          <table:table-column table:style-name="Taula18.A"/>
          <table:table-column table:style-name="Taula18.B"/>
          <table:table-column table:style-name="Taula18.C"/>
          <table:table-column table:style-name="Taula18.D"/>
          <table:table-row>
            <table:table-cell table:style-name="Taula18.A1" office:value-type="string">
              <text:p text:style-name="P184">Atribut</text:p>
            </table:table-cell>
            <table:table-cell table:style-name="Taula18.A1" office:value-type="string">
              <text:p text:style-name="P184">Tipus</text:p>
            </table:table-cell>
            <table:table-cell table:style-name="Taula18.A1" office:value-type="string">
              <text:p text:style-name="P185">Obl</text:p>
            </table:table-cell>
            <table:table-cell table:style-name="Taula18.D1" office:value-type="string">
              <text:p text:style-name="P184">Descripció</text:p>
            </table:table-cell>
          </table:table-row>
          <table:table-row>
            <table:table-cell table:style-name="Taula18.A2" office:value-type="string">
              <text:p text:style-name="P186"># Disease</text:p>
            </table:table-cell>
            <table:table-cell table:style-name="Taula18.B2" office:value-type="string">
              <text:p text:style-name="P187">Referència a <text:span text:style-name="T13">DISEASE</text:span></text:p>
            </table:table-cell>
            <table:table-cell table:style-name="Taula18.C2" office:value-type="string">
              <text:p text:style-name="P188">Sí</text:p>
            </table:table-cell>
            <table:table-cell table:style-name="Taula18.D2" office:value-type="string">
              <text:p text:style-name="P189">Patologia amb la que s’associa el recurs.</text:p>
            </table:table-cell>
          </table:table-row>
          <table:table-row>
            <table:table-cell table:style-name="Taula18.A2" office:value-type="string">
              <text:p text:style-name="P190"><text:span text:style-name="T95"># </text:span>Phase</text:p>
            </table:table-cell>
            <table:table-cell table:style-name="Taula18.B2" office:value-type="string">
              <text:p text:style-name="P191">Referència a <text:span text:style-name="T83">PHASE</text:span></text:p>
            </table:table-cell>
            <table:table-cell table:style-name="Taula18.C2" office:value-type="string">
              <text:p text:style-name="P188">No</text:p>
            </table:table-cell>
            <table:table-cell table:style-name="Taula18.D2" office:value-type="string">
              <text:p text:style-name="P192">Referència <text:span text:style-name="T96">opcional </text:span>a la <text:span text:style-name="T97">fase de la</text:span> <text:span text:style-name="T84">patologia.</text:span></text:p>
            </table:table-cell>
          </table:table-row>
          <table:table-row>
            <table:table-cell table:style-name="Taula18.A2" office:value-type="string">
              <text:p text:style-name="P193"># <text:span text:style-name="T98">Resource</text:span></text:p>
            </table:table-cell>
            <table:table-cell table:style-name="Taula18.B4" office:value-type="string">
              <text:p text:style-name="P194">Referència a <text:span text:style-name="T99">RES</text:span><text:span text:style-name="T100">OURCE</text:span></text:p>
            </table:table-cell>
            <table:table-cell table:style-name="Taula18.C4" office:value-type="string">
              <text:p text:style-name="P195">Sí</text:p>
            </table:table-cell>
            <table:table-cell table:style-name="Taula18.D4" office:value-type="string">
              <text:p text:style-name="P196">Referència al <text:span text:style-name="T94">recurs auxiliar</text:span>.</text:p>
            </table:table-cell>
          </table:table-row>
          <table:table-row>
            <table:table-cell table:style-name="Taula18.A5" office:value-type="string">
              <text:p text:style-name="P77">Seguiment</text:p>
            </table:table-cell>
            <table:table-cell table:style-name="Taula18.B5" office:value-type="string">
              <text:p text:style-name="P78">Usuaris i Dates</text:p>
            </table:table-cell>
            <table:table-cell table:style-name="Taula18.C5" office:value-type="string">
              <text:p text:style-name="P163">Sí</text:p>
            </table:table-cell>
            <table:table-cell table:style-name="Taula18.D5" office:value-type="string">
              <text:p text:style-name="P80">Usuari i data/hora de creació i última modificació de la instància.</text:p>
            </table:table-cell>
          </table:table-row>
        </table:table>
        <text:p text:style-name="P197"><text:bookmark-start text:name="__RefHeading___Toc13556_1791785473"/><text:span text:style-name="T47">Taula </text:span><text:span text:style-name="T47"><text:sequence text:ref-name="refTable7" text:name="Table" text:formula="ooow:Table+1" style:num-format="1">8</text:sequence></text:span><text:span text:style-name="T47">: </text:span><text:alphabetical-index-mark-start text:id="IMark2336770340656"/><text:span text:style-name="T47">Entitat </text:span><text:span text:style-name="T92">PHASE </text:span><text:span text:style-name="T93">RESOURCE</text:span><text:bookmark-end text:name="__RefHeading___Toc13556_1791785473"/><text:alphabetical-index-mark-end text:id="IMark2336770340656"/></text:p>
        <text:p text:style-name="P198"><text:span text:style-name="T92"/></text:p>
        <text:h text:style-name="P199" text:outline-level="3"/>
        <text:h text:style-name="P200" text:outline-level="3"><text:bookmark-start text:name="__RefHeading___Toc2688_2294837604"/><text:bookmark-start text:name="__RefNumPara__5270_1629209868"/>RESOURCE<text:bookmark-end text:name="__RefHeading___Toc2688_2294837604"/><text:bookmark-end text:name="__RefNumPara__5270_1629209868"/></text:h>
        <text:p text:style-name="P201">Aquesta entitat és responsable de mantenir el repositori del <text:span text:style-name="T94">recursos</text:span> auxiliar<text:span text:style-name="T94">s</text:span> que, depenent del pacient, la fase de la patologia i del terapeuta, podr<text:span text:style-name="T94">an</text:span> ser assignat<text:span text:style-name="T94">s</text:span> a cada pacient.</text:p>
        <text:p text:style-name="P202"><text:span text:style-name="T18">Es donarà suport a </text:span><text:span text:style-name="T101">recursos</text:span><text:span text:style-name="T18"> dels següents tipus:</text:span></text:p>
        <text:list xml:id="list3381884083" text:style-name="L3">
          <text:list-item>
            <text:p text:style-name="P203"><text:span text:style-name="T39">Text pla</text:span><text:span text:style-name="T18">: Petits blocs de text sense format.</text:span></text:p>
          </text:list-item>
          <text:list-item>
            <text:p text:style-name="P204"><text:span text:style-name="T73">Text enriquit</text:span><text:span text:style-name="T18">: Blocs de text amb format.</text:span></text:p>
          </text:list-item>
          <text:list-item>
            <text:p text:style-name="P204"><text:span text:style-name="T73">Imatge</text:span><text:span text:style-name="T18">: Fitxers en format d’imatge (png, jpg, ...).</text:span></text:p>
          </text:list-item>
          <text:list-item>
            <text:p text:style-name="P204"><text:span text:style-name="T73">Àudio</text:span><text:span text:style-name="T18">: Fitxers en format d’àudio.</text:span></text:p>
          </text:list-item>
          <text:list-item>
            <text:p text:style-name="P204"><text:span text:style-name="T73">Vídeo</text:span><text:span text:style-name="T18">: Vídeos de YouTube.</text:span></text:p>
          </text:list-item>
        </text:list>
        <text:p text:style-name="P205"><text:span text:style-name="T18"/></text:p>
        <table:table table:name="Taula17" table:style-name="Taula17">
          <table:table-column table:style-name="Taula17.A"/>
          <table:table-column table:style-name="Taula17.B"/>
          <table:table-column table:style-name="Taula17.C"/>
          <table:table-column table:style-name="Taula17.D"/>
          <table:table-row>
            <table:table-cell table:style-name="Taula17.A1" office:value-type="string">
              <text:p text:style-name="P206">Atribut</text:p>
            </table:table-cell>
            <table:table-cell table:style-name="Taula17.A1" office:value-type="string">
              <text:p text:style-name="P206">Tipus</text:p>
            </table:table-cell>
            <table:table-cell table:style-name="Taula17.A1" office:value-type="string">
              <text:p text:style-name="P207">Obl</text:p>
            </table:table-cell>
            <table:table-cell table:style-name="Taula17.D1" office:value-type="string">
              <text:p text:style-name="P206">Descripció</text:p>
            </table:table-cell>
          </table:table-row>
          <table:table-row>
            <table:table-cell table:style-name="Taula17.A2" office:value-type="string">
              <text:p text:style-name="P208"><text:span text:style-name="T102"># </text:span>Nom</text:p>
            </table:table-cell>
            <table:table-cell table:style-name="Taula17.B2" office:value-type="string">
              <text:p text:style-name="P137">Referència a <text:span text:style-name="T103">T_KEY</text:span><text:span text:style-name="T13"> </text:span></text:p>
            </table:table-cell>
            <table:table-cell table:style-name="Taula17.C2" office:value-type="string">
              <text:p text:style-name="P209">Sí</text:p>
            </table:table-cell>
            <table:table-cell table:style-name="Taula17.D2" office:value-type="string">
              <text:p text:style-name="P210">Nom de<text:span text:style-name="T97">l </text:span><text:span text:style-name="T94">recurs</text:span><text:span text:style-name="T97"> auxiliar.</text:span></text:p>
            </table:table-cell>
          </table:table-row>
          <table:table-row>
            <table:table-cell table:style-name="Taula17.A3" office:value-type="string">
              <text:p text:style-name="P211"># <text:span text:style-name="T13">Descripció</text:span></text:p>
            </table:table-cell>
            <table:table-cell table:style-name="Taula17.B3" office:value-type="string">
              <text:p text:style-name="P212">Referència a <text:span text:style-name="T103">T_KEY</text:span></text:p>
            </table:table-cell>
            <table:table-cell table:style-name="Taula17.C3" office:value-type="string">
              <text:p text:style-name="P213">No</text:p>
            </table:table-cell>
            <table:table-cell table:style-name="Taula17.D3" office:value-type="string">
              <text:p text:style-name="P214">Breu descripció del <text:span text:style-name="T94">recurs</text:span>.</text:p>
            </table:table-cell>
          </table:table-row>
          <table:table-row>
            <table:table-cell table:style-name="Taula17.A3" office:value-type="string">
              <text:p text:style-name="P215">Versió</text:p>
            </table:table-cell>
            <table:table-cell table:style-name="Taula17.B3" office:value-type="string">
              <text:p text:style-name="P215">Número</text:p>
            </table:table-cell>
            <table:table-cell table:style-name="Taula17.C3" office:value-type="string">
              <text:p text:style-name="P209">Sí</text:p>
            </table:table-cell>
            <table:table-cell table:style-name="Taula17.D3" office:value-type="string">
              <text:p text:style-name="P214">Versió del <text:span text:style-name="T94">recurs</text:span> que ens permet anar actualitzant-<text:span text:style-name="T94">los </text:span>sense <text:span text:style-name="T94">necessitat de </text:span>modificar el <text:span text:style-name="T94">recurs</text:span> que ja hem assignat als pacients.</text:p>
            </table:table-cell>
          </table:table-row>
          <table:table-row>
            <table:table-cell table:style-name="Taula17.A5" office:value-type="string">
              <text:p text:style-name="P216"># Arrel</text:p>
            </table:table-cell>
            <table:table-cell table:style-name="Taula17.B5" office:value-type="string">
              <text:p text:style-name="P217">Referència a <text:span text:style-name="T99">RES</text:span><text:span text:style-name="T104">OURCE</text:span></text:p>
            </table:table-cell>
            <table:table-cell table:style-name="Taula17.C5" office:value-type="string">
              <text:p text:style-name="P218">Si</text:p>
            </table:table-cell>
            <table:table-cell table:style-name="Taula17.D5" office:value-type="string">
              <text:p text:style-name="P214">Referència a la <text:span text:style-name="T105">primera </text:span>versió del <text:span text:style-name="T94">recurs</text:span>.</text:p>
            </table:table-cell>
          </table:table-row>
          <table:table-row>
            <table:table-cell table:style-name="Taula17.A6" office:value-type="string">
              <text:p text:style-name="P219"><text:span text:style-name="T106"># </text:span><text:span text:style-name="T13">Idioma</text:span></text:p>
            </table:table-cell>
            <table:table-cell table:style-name="Taula17.B6" office:value-type="string">
              <text:p text:style-name="P220">Referència a <text:span text:style-name="T13">LOCALE</text:span></text:p>
            </table:table-cell>
            <table:table-cell table:style-name="Taula17.C6" office:value-type="string">
              <text:p text:style-name="P209">Sí</text:p>
            </table:table-cell>
            <table:table-cell table:style-name="Taula17.D6" office:value-type="string">
              <text:p text:style-name="P221"><text:span text:style-name="T106">Referència al c</text:span>odi estàndard de dues lletres corresponents a la llengua en que es troba el recurs.</text:p>
            </table:table-cell>
          </table:table-row>
          <table:table-row>
            <table:table-cell table:style-name="Taula17.A7" office:value-type="string">
              <text:p text:style-name="P215">Tipus</text:p>
            </table:table-cell>
            <table:table-cell table:style-name="Taula17.B7" office:value-type="string">
              <text:p text:style-name="P217">Enumeració</text:p>
            </table:table-cell>
            <table:table-cell table:style-name="Taula17.C7" office:value-type="string">
              <text:p text:style-name="P209">Sí</text:p>
            </table:table-cell>
            <table:table-cell table:style-name="Taula17.D7" office:value-type="string">
              <text:p text:style-name="P214">Especifica a quin dels tipus dels descrits pertany el <text:span text:style-name="T94">recurs</text:span>.</text:p>
            </table:table-cell>
          </table:table-row>
          <table:table-row>
            <table:table-cell table:style-name="Taula17.A7" office:value-type="string">
              <text:p text:style-name="P215"><text:span text:style-name="T107"># </text:span><text:span text:style-name="T108">Text Pla</text:span></text:p>
            </table:table-cell>
            <table:table-cell table:style-name="Taula17.B7" office:value-type="string">
              <text:p text:style-name="P212">Referència a <text:span text:style-name="T103">T_KEY</text:span></text:p>
            </table:table-cell>
            <table:table-cell table:style-name="Taula17.C7" office:value-type="string">
              <text:p text:style-name="P222">No</text:p>
            </table:table-cell>
            <table:table-cell table:style-name="Taula17.D7" office:value-type="string">
              <text:p text:style-name="P214">Pels casos de text pla i enriquit la mateixa taula emmagatzemarà el contingut en aquest atribut.</text:p>
            </table:table-cell>
          </table:table-row>
          <table:table-row>
            <table:table-cell table:style-name="Taula17.A9" office:value-type="string">
              <text:p text:style-name="P215">Enllaç</text:p>
            </table:table-cell>
            <table:table-cell table:style-name="Taula17.B9" office:value-type="string">
              <text:p text:style-name="P217">Cadena</text:p>
            </table:table-cell>
            <table:table-cell table:style-name="Taula17.C9" office:value-type="string">
              <text:p text:style-name="P222">No</text:p>
            </table:table-cell>
            <table:table-cell table:style-name="Taula17.D9" office:value-type="string">
              <text:p text:style-name="P214">Per la resta de casos aquest atribut guardarà l’enllaç al recurs: fitxer, adreça d’internet, ...</text:p>
            </table:table-cell>
          </table:table-row>
          <table:table-row>
            <table:table-cell table:style-name="Taula17.A10" office:value-type="string">
              <text:p text:style-name="P77">Seguiment</text:p>
            </table:table-cell>
            <table:table-cell table:style-name="Taula17.B10" office:value-type="string">
              <text:p text:style-name="P78">Usuaris i Dates</text:p>
            </table:table-cell>
            <table:table-cell table:style-name="Taula17.C10" office:value-type="string">
              <text:p text:style-name="P163">Sí</text:p>
            </table:table-cell>
            <table:table-cell table:style-name="Taula17.D10" office:value-type="string">
              <text:p text:style-name="P80">Usuari i data/hora de creació i última modificació de la instància.</text:p>
            </table:table-cell>
          </table:table-row>
        </table:table>
        <text:p text:style-name="P223"><text:bookmark-start text:name="__RefHeading___Toc13554_1791785473"/><text:span text:style-name="T47">Taula </text:span><text:span text:style-name="T47"><text:sequence text:ref-name="refTable8" text:name="Table" text:formula="ooow:Table+1" style:num-format="1">9</text:sequence></text:span><text:span text:style-name="T47">: </text:span><text:alphabetical-index-mark-start text:id="IMark2336770342176"/><text:span text:style-name="T47">Entitat </text:span><text:span text:style-name="T93">RESOURCE</text:span><text:bookmark-end text:name="__RefHeading___Toc13554_1791785473"/><text:alphabetical-index-mark-end text:id="IMark2336770342176"/></text:p>
        <text:p text:style-name="P224"><text:span text:style-name="T92"/></text:p>
        <text:h text:style-name="P225" text:outline-level="2"><text:span text:style-name="T109"/></text:h>
        <text:h text:style-name="P226" text:outline-level="2"><text:bookmark-start text:name="__RefHeading___Toc2694_2294837604"/><text:bookmark-start text:name="__RefNumPara__5626_1629209868"/>Tracking Module (TCKMOD)<text:bookmark-end text:name="__RefHeading___Toc2694_2294837604"/><text:bookmark-end text:name="__RefNumPara__5626_1629209868"/></text:h>
        <text:p text:style-name="P227">En aquest mòdul es dóna suport a la definició de les diferents taules de registre assignades a complimentar per part dels pacients.</text:p>
        <text:p text:style-name="P227">La definició de cada taula de registre ve associada a alguna/es de les fases d’una patologia, tot i que el terapeuta podrà establir al seu criteri a quins registres vol que accedeixi cada pacient.</text:p>
        <text:h text:style-name="P228" text:outline-level="3" text:is-list-header="true"><text:bookmark-start text:name="__RefHeading___Toc2696_2294837604"/>Diagrama<text:bookmark-end text:name="__RefHeading___Toc2696_2294837604"/></text:h>
        <text:h text:style-name="P229" text:outline-level="3"><draw:frame draw:style-name="fr2" draw:name="Marc17" text:anchor-type="paragraph" svg:y="0.101cm" svg:width="14.935cm" draw:z-index="28"><draw:text-box fo:min-height="12.003cm"><text:p text:style-name="P37"><draw:g text:anchor-type="paragraph" draw:z-index="29" draw:name="Objecte de grup 8" draw:style-name="gr17"><draw:custom-shape draw:style-name="gr79" draw:text-style-name="P52" xml:id="id53" draw:id="id53" svg:width="3.001cm" svg:height="1.001cm" svg:x="0.143cm" svg:y="0.037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0" draw:text-style-name="P175" svg:width="1.661cm" svg:height="0.888cm" svg:x="0cm" svg:y="1.887cm"><draw:text-box><text:p text:style-name="P8"><text:span text:style-name="T91">phase_id</text:span></text:p></draw:text-box></draw:frame><draw:custom-shape draw:style-name="gr81" draw:text-style-name="P173" xml:id="id52" draw:id="id52" svg:width="3.001cm" svg:height="1.001cm" svg:x="0.143cm" svg:y="2.565cm"><draw:glue-point draw:id="4" svg:x="0cm" svg:y="-5cm"/><draw:glue-point draw:id="5" svg:x="0cm" svg:y="5cm"/><draw:glue-point draw:id="6" svg:x="5cm" svg:y="0cm"/><draw:glue-point draw:id="7" svg:x="-5cm" svg:y="0cm"/><draw:glue-point draw:id="8" svg:x="5cm" svg:y="2.62cm"/><text:p text:style-name="P172"><text:span text:style-name="T89">PHASE</text:span><text:span text:style-name="T89"><text:line-break/></text:span><text:span text:style-name="T89">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2" draw:text-style-name="P179" svg:x1="1.642cm" svg:y1="2.565cm" svg:x2="1.642cm" svg:y2="1.035cm" draw:start-shape="id52" draw:start-glue-point="4" draw:end-shape="id53" draw:end-glue-point="5" svg:d="M1642 2565v-1530" svg:viewBox="0 0 2 1531"><text:p/></draw:connector><draw:frame draw:style-name="gr83" draw:text-style-name="P175" svg:width="1.955cm" svg:height="0.662cm" svg:x="3.039cm" svg:y="3.295cm"><draw:text-box><text:p text:style-name="P8"><text:span text:style-name="T91">tracking_id</text:span></text:p></draw:text-box></draw:frame><draw:connector draw:style-name="gr84" draw:text-style-name="P179" svg:x1="3.141cm" svg:y1="3.325cm" svg:x2="5.122cm" svg:y2="3.325cm" draw:start-shape="id52" draw:start-glue-point="8" draw:end-shape="id54" draw:end-glue-point="10" svg:d="M3141 3325h1981" svg:viewBox="0 0 1983 2"><text:p/></draw:connector><draw:custom-shape draw:style-name="gr85" draw:text-style-name="P52" xml:id="id55" draw:id="id55" svg:width="3.001cm" svg:height="1.001cm" svg:x="10.128cm" svg:y="0.037cm"><draw:glue-point draw:id="4" svg:x="0cm" svg:y="-5cm"/><draw:glue-point draw:id="5" svg:x="0cm" svg:y="5cm"/><draw:glue-point draw:id="6" svg:x="5cm" svg:y="0cm"/><draw:glue-point draw:id="7" svg:x="-5cm" svg:y="0cm"/><draw:glue-point draw:id="8" svg:x="-2.376cm" svg:y="5cm"/><draw:glue-point draw:id="9" svg:x="5.016cm" svg:y="-2.44cm"/><text:p text:style-name="P51"><text:span text:style-name="T35">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1" draw:text-style-name="P55" svg:x1="11.629cm" svg:y1="2.526cm" svg:x2="11.628cm" svg:y2="1.035cm" draw:end-shape="id55" draw:end-glue-point="5" svg:d="M11629 2526v-487h-1v-1004" svg:viewBox="0 0 4 1492"><text:p/></draw:connector><draw:custom-shape draw:style-name="gr81" draw:text-style-name="P173" xml:id="id56" draw:id="id56" svg:width="3.001cm" svg:height="1.001cm" svg:x="5.129cm" svg:y="5.046cm"><draw:glue-point draw:id="4" svg:x="0cm" svg:y="-5cm"/><draw:glue-point draw:id="5" svg:x="0cm" svg:y="5cm"/><draw:glue-point draw:id="6" svg:x="5cm" svg:y="0cm"/><draw:glue-point draw:id="7" svg:x="-5cm" svg:y="0cm"/><draw:glue-point draw:id="8" svg:x="-2.526cm" svg:y="-5cm"/><draw:glue-point draw:id="9" svg:x="-2.48cm" svg:y="5.02cm"/><draw:glue-point draw:id="10" svg:x="2.71cm" svg:y="4.92cm"/><text:p text:style-name="P172"><text:span text:style-name="T89">TRACKING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6" draw:text-style-name="P179" svg:x1="6.629cm" svg:y1="5.046cm" svg:x2="6.622cm" svg:y2="3.563cm" draw:start-shape="id56" draw:start-glue-point="4" draw:end-shape="id54" draw:end-glue-point="5" svg:d="M6629 5046v-740h-7v-743" svg:viewBox="0 0 9 1485"><text:p/></draw:connector><draw:frame draw:style-name="gr83" draw:text-style-name="P175" svg:width="1.957cm" svg:height="0.662cm" svg:x="6.639cm" svg:y="4.484cm"><draw:text-box><text:p text:style-name="P8"><text:span text:style-name="T91">tracking_id</text:span></text:p></draw:text-box></draw:frame><draw:custom-shape draw:style-name="gr87" draw:text-style-name="P171" xml:id="id57" draw:id="id57" svg:width="3.001cm" svg:height="1.001cm" svg:x="0.143cm" svg:y="7.595cm"><draw:glue-point draw:id="4" svg:x="0cm" svg:y="-5cm"/><draw:glue-point draw:id="5" svg:x="0cm" svg:y="5cm"/><draw:glue-point draw:id="6" svg:x="5cm" svg:y="0cm"/><draw:glue-point draw:id="7" svg:x="-5cm" svg:y="0cm"/><draw:glue-point draw:id="8" svg:x="-4.98cm" svg:y="-2.83cm"/><draw:glue-point draw:id="9" svg:x="-5.006cm" svg:y="2.72cm"/><text:p text:style-name="P170"><text:span text:style-name="T88">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8" draw:text-style-name="P179" svg:x1="5.886cm" svg:y1="6.047cm" svg:x2="1.642cm" svg:y2="7.595cm" draw:start-shape="id56" draw:start-glue-point="9" draw:end-shape="id57" draw:end-glue-point="4" svg:d="M5886 6047v772h-4244v776" svg:viewBox="0 0 4246 1550"><text:p/></draw:connector><draw:frame draw:style-name="gr89" draw:text-style-name="P175" svg:width="1.661cm" svg:height="0.578cm" svg:x="4.401cm" svg:y="6.089cm"><draw:text-box><text:p text:style-name="P8"><text:span text:style-name="T91"><text:s text:c="4"/></text:span><text:span text:style-name="T91">list_id</text:span></text:p></draw:text-box></draw:frame><draw:custom-shape draw:style-name="gr79" draw:text-style-name="P52" xml:id="id58" draw:id="id58" svg:width="3.001cm" svg:height="1.001cm" svg:x="10.128cm" svg:y="5.046cm"><draw:glue-point draw:id="4" svg:x="0cm" svg:y="-5cm"/><draw:glue-point draw:id="5" svg:x="0cm" svg:y="5cm"/><draw:glue-point draw:id="6" svg:x="5cm" svg:y="0cm"/><draw:glue-point draw:id="7" svg:x="-5cm" svg:y="0cm"/><draw:glue-point draw:id="8" svg:x="-2.406cm" svg:y="5cm"/><draw:glue-point draw:id="9" svg:x="2.72cm" svg:y="5.19cm"/><draw:glue-point draw:id="10" svg:x="-2.406cm" svg:y="-5cm"/><text:p text:style-name="P51"><text:span text:style-name="T35">REGISTER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1" draw:text-style-name="P55" svg:x1="10.128cm" svg:y1="5.546cm" svg:x2="8.128cm" svg:y2="5.546cm" draw:start-shape="id58" draw:start-glue-point="7" draw:end-shape="id56" draw:end-glue-point="6" svg:d="M10128 5546h-2000" svg:viewBox="0 0 2002 2"><text:p/></draw:connector><draw:frame draw:style-name="gr90" draw:text-style-name="P118" svg:width="1.955cm" svg:height="0.662cm" svg:x="8.354cm" svg:y="4.895cm"><draw:text-box><text:p text:style-name="P8"><text:span text:style-name="T36"><text:s/></text:span><text:span text:style-name="T36">column_id</text:span></text:p></draw:text-box></draw:frame><draw:connector draw:style-name="gr61" draw:text-style-name="P55" svg:x1="11.628cm" svg:y1="5.046cm" svg:x2="11.628cm" svg:y2="3.563cm" draw:start-shape="id58" draw:start-glue-point="4" draw:end-shape="id59" draw:end-glue-point="5" svg:d="M11628 5046v-1483" svg:viewBox="0 0 2 1485"><text:p/></draw:connector><draw:frame draw:style-name="gr91" draw:text-style-name="P118" svg:width="1.932cm" svg:height="0.604cm" svg:x="11.555cm" svg:y="4.517cm"><draw:text-box><text:p text:style-name="P8"><text:span text:style-name="T36">register_id</text:span></text:p></draw:text-box></draw:frame><draw:custom-shape draw:style-name="gr87" draw:text-style-name="P171" xml:id="id60" draw:id="id60" svg:width="3.001cm" svg:height="1.001cm" svg:x="5.129cm" svg:y="7.595cm"><draw:glue-point draw:id="4" svg:x="0cm" svg:y="-5cm"/><draw:glue-point draw:id="5" svg:x="0cm" svg:y="5cm"/><draw:glue-point draw:id="6" svg:x="5cm" svg:y="0cm"/><draw:glue-point draw:id="7" svg:x="-5cm" svg:y="0cm"/><draw:glue-point draw:id="8" svg:x="-4.98cm" svg:y="-2.83cm"/><draw:glue-point draw:id="9" svg:x="-5.006cm" svg:y="2.72cm"/><text:p text:style-name="P170"><text:span text:style-name="T88">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2" draw:text-style-name="P180" svg:x1="5.129cm" svg:y1="8.094cm" svg:x2="3.141cm" svg:y2="8.094cm" draw:start-shape="id60" draw:start-glue-point="7" draw:end-shape="id57" draw:end-glue-point="6" svg:d="M5129 8094h-1988" svg:viewBox="0 0 1990 2"><text:p/></draw:connector><draw:frame draw:style-name="gr93" draw:text-style-name="P121" svg:width="1.532cm" svg:height="0.578cm" svg:x="3.891cm" svg:y="8.094cm"><draw:text-box><text:p text:style-name="P8"><text:span text:style-name="T66">list_id</text:span></text:p></draw:text-box></draw:frame><draw:custom-shape draw:style-name="gr81" draw:text-style-name="P173" xml:id="id54" draw:id="id54" svg:width="3.001cm" svg:height="1.001cm" svg:x="5.122cm" svg:y="2.565cm"><draw:glue-point draw:id="4" svg:x="0cm" svg:y="-5cm"/><draw:glue-point draw:id="5" svg:x="0cm" svg:y="5cm"/><draw:glue-point draw:id="6" svg:x="5cm" svg:y="0cm"/><draw:glue-point draw:id="7" svg:x="-5cm" svg:y="0cm"/><draw:glue-point draw:id="8" svg:x="-2.483cm" svg:y="-5.01cm"/><draw:glue-point draw:id="9" svg:x="2.72cm" svg:y="-4.98cm"/><draw:glue-point draw:id="10" svg:x="-5cm" svg:y="2.62cm"/><draw:glue-point draw:id="11" svg:x="-2.506cm" svg:y="5cm"/><draw:glue-point draw:id="12" svg:x="-5cm" svg:y="-2.38cm"/><text:p text:style-name="P172"><text:span text:style-name="T89">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4" draw:text-style-name="P55" svg:x1="8.121cm" svg:y1="3.064cm" svg:x2="10.128cm" svg:y2="3.064cm" draw:start-shape="id54" draw:start-glue-point="6" draw:end-shape="id59" draw:end-glue-point="7" svg:d="M8121 3064h2007" svg:viewBox="0 0 2009 2"><text:p/></draw:connector><draw:frame draw:style-name="gr95" draw:text-style-name="P118" svg:width="1.874cm" svg:height="0.578cm" svg:x="9.88cm" svg:y="1.891cm"><draw:text-box><text:p text:style-name="P8"><text:span text:style-name="T36">patient_id</text:span></text:p></draw:text-box></draw:frame><draw:custom-shape draw:style-name="gr79" draw:text-style-name="P52" xml:id="id59" draw:id="id59" svg:width="3.001cm" svg:height="1.001cm" svg:x="10.128cm" svg:y="2.565cm"><draw:glue-point draw:id="4" svg:x="0cm" svg:y="-5cm"/><draw:glue-point draw:id="5" svg:x="0cm" svg:y="5cm"/><draw:glue-point draw:id="6" svg:x="5cm" svg:y="0cm"/><draw:glue-point draw:id="7" svg:x="-5cm" svg:y="0cm"/><text:p text:style-name="P51"><text:span text:style-name="T35">PATIENT 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6" draw:text-style-name="P55" svg:x1="10.906cm" svg:y1="6.045cm" svg:x2="8.128cm" svg:y2="8.094cm" draw:start-shape="id58" draw:start-glue-point="8" draw:end-shape="id60" draw:end-glue-point="6" svg:d="M10906 6045v2049h-2778" svg:viewBox="0 0 2780 2051"><text:p/></draw:connector><draw:frame draw:style-name="gr97" draw:text-style-name="P181" svg:width="1.825cm" svg:height="0.578cm" svg:x="9.47cm" svg:y="5.962cm"><draw:text-box><text:p text:style-name="P8"><text:span text:style-name="T36">entry_id</text:span></text:p></draw:text-box></draw:frame><draw:frame draw:style-name="gr98" draw:text-style-name="P118" svg:width="1.876cm" svg:height="0.888cm" svg:x="8.407cm" svg:y="3.037cm"><draw:text-box><text:p text:style-name="P8"><text:span text:style-name="T36">tracking_id</text:span></text:p></draw:text-box></draw:frame><draw:connector draw:style-name="gr99" draw:text-style-name="P179" draw:line-skew="-0.418cm -0.377cm" svg:x1="5.877cm" svg:y1="2.565cm" svg:x2="5.122cm" svg:y2="2.828cm" draw:start-shape="id54" draw:start-glue-point="8" draw:end-shape="id54" draw:end-glue-point="12" svg:d="M5877 2565v-933h-1649v1196h894" svg:viewBox="0 0 1651 1198"><text:p/></draw:connector><draw:frame draw:style-name="gr95" draw:text-style-name="P175" svg:width="1.876cm" svg:height="0.578cm" svg:x="4.479cm" svg:y="1.792cm"><draw:text-box><text:p text:style-name="P8"><text:span text:style-name="T91">main_id</text:span></text:p></draw:text-box></draw:frame><draw:connector draw:style-name="gr61" draw:text-style-name="P55" draw:line-skew="0.951cm" svg:x1="13.127cm" svg:y1="3.064cm" svg:x2="13.127cm" svg:y2="0.536cm" draw:start-shape="id59" draw:start-glue-point="6" draw:end-shape="id55" draw:end-glue-point="6" svg:d="M13127 3064h1466v-2528h-1466" svg:viewBox="0 0 1468 2529"><text:p/></draw:connector><draw:frame draw:style-name="gr100" draw:text-style-name="P118" svg:width="1.874cm" svg:height="0.578cm" svg:x="13.06cm" svg:y="3.037cm"><draw:text-box><text:p text:style-name="P8"><text:span text:style-name="T36">patient_id</text:span></text:p></draw:text-box></draw:frame><draw:custom-shape draw:style-name="gr101" draw:text-style-name="P123" xml:id="id61" draw:id="id61" svg:width="3.001cm" svg:height="0.999cm" svg:x="5.122cm" svg:y="0cm"><draw:glue-point draw:id="4" svg:x="0cm" svg:y="-5cm"/><draw:glue-point draw:id="5" svg:x="0cm" svg:y="5cm"/><draw:glue-point draw:id="6" svg:x="5cm" svg:y="0cm"/><draw:glue-point draw:id="7" svg:x="-5cm" svg:y="0cm"/><draw:glue-point draw:id="8" svg:x="-4.98cm" svg:y="-2.83cm"/><draw:glue-point draw:id="9" svg:x="-5.006cm" svg:y="2.72cm"/><text:p text:style-name="P122"><text:span text:style-name="T67">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2" draw:text-style-name="P179" svg:x1="6.622cm" svg:y1="2.565cm" svg:x2="6.622cm" svg:y2="0.998cm" draw:start-shape="id54" draw:start-glue-point="4" draw:end-shape="id61" draw:end-glue-point="5" svg:d="M6622 2565v-1567" svg:viewBox="0 0 2 1568"><text:p/></draw:connector><draw:frame draw:style-name="gr102" draw:text-style-name="P175" svg:width="2.057cm" svg:height="0.638cm" svg:x="6.6cm" svg:y="1.988cm"><draw:text-box><text:p text:style-name="P8"><text:span text:style-name="T91">therapist_id</text:span></text:p></draw:text-box></draw:frame><draw:custom-shape draw:style-name="gr79" draw:text-style-name="P52" xml:id="id62" draw:id="id62" svg:width="3.001cm" svg:height="1.001cm" svg:x="0.143cm" svg:y="5.046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51"><text:span text:style-name="T3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2" draw:text-style-name="P179" svg:x1="1.642cm" svg:y1="3.563cm" svg:x2="1.642cm" svg:y2="5.046cm" draw:start-shape="id52" draw:start-glue-point="5" draw:end-shape="id62" draw:end-glue-point="4" svg:d="M1642 3563v1483" svg:viewBox="0 0 2 1485"><text:p/></draw:connector><draw:connector draw:style-name="gr82" draw:text-style-name="P179" svg:x1="5.87cm" svg:y1="3.563cm" svg:x2="2.392cm" svg:y2="5.046cm" draw:start-shape="id54" draw:start-glue-point="11" draw:end-shape="id62" draw:end-glue-point="11" svg:d="M5870 3563v743h-3478v740" svg:viewBox="0 0 3480 1485"><text:p/></draw:connector><draw:connector draw:style-name="gr82" draw:text-style-name="P179" svg:x1="5.129cm" svg:y1="5.546cm" svg:x2="3.141cm" svg:y2="5.546cm" draw:start-shape="id56" draw:start-glue-point="7" draw:end-shape="id62" draw:end-glue-point="6" svg:d="M5129 5546h-1988" svg:viewBox="0 0 1990 2"><text:p/></draw:connector><draw:frame draw:style-name="gr80" draw:text-style-name="P175" svg:width="1.34cm" svg:height="0.888cm" svg:x="0.307cm" svg:y="3.595cm"><draw:text-box><text:p text:style-name="P8"><text:span text:style-name="T91">key_id</text:span></text:p></draw:text-box></draw:frame><draw:frame draw:style-name="gr103" draw:text-style-name="P175" svg:width="1.338cm" svg:height="0.886cm" svg:x="4.697cm" svg:y="3.773cm"><draw:text-box><text:p text:style-name="P8"><text:span text:style-name="T91">key_id</text:span></text:p></draw:text-box></draw:frame><draw:frame draw:style-name="gr80" draw:text-style-name="P175" svg:width="1.338cm" svg:height="0.888cm" svg:x="3.918cm" svg:y="4.891cm"><draw:text-box><text:p text:style-name="P8"><text:span text:style-name="T91">key_id</text:span></text:p></draw:text-box></draw:frame><draw:custom-shape draw:style-name="gr104" draw:text-style-name="P52" xml:id="id63" draw:id="id63" svg:width="2.999cm" svg:height="1.001cm" svg:x="5.158cm" svg:y="9.285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2" xml:id="id64" draw:id="id64" svg:width="2.999cm" svg:height="1.001cm" svg:x="5.158cm" svg:y="10.973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6" draw:text-style-name="P55" svg:x1="11.628cm" svg:y1="6.045cm" svg:x2="8.156cm" svg:y2="9.784cm" draw:start-shape="id58" draw:start-glue-point="5" draw:end-shape="id63" draw:end-glue-point="6" svg:d="M11628 6045v3739h-3472" svg:viewBox="0 0 3473 3741"><text:p/></draw:connector><draw:connector draw:style-name="gr96" draw:text-style-name="P55" svg:x1="12.442cm" svg:y1="6.047cm" svg:x2="8.156cm" svg:y2="11.472cm" draw:start-shape="id58" draw:start-glue-point="9" draw:end-shape="id64" draw:end-glue-point="6" svg:d="M12442 6047v5425h-4286" svg:viewBox="0 0 4288 5427"><text:p/></draw:connector><draw:frame draw:style-name="gr97" draw:text-style-name="P181" svg:width="1.823cm" svg:height="0.578cm" svg:x="10.215cm" svg:y="8.248cm"><draw:text-box><text:p text:style-name="P8"><text:span text:style-name="T36">mood_id</text:span></text:p></draw:text-box></draw:frame><draw:frame draw:style-name="gr105" draw:text-style-name="P181" svg:width="2.043cm" svg:height="0.726cm" svg:x="12.414cm" svg:y="5.948cm"><draw:text-box><text:p text:style-name="P8"><text:span text:style-name="T36">emotion_id</text:span></text:p></draw:text-box></draw:frame></draw:g>Diagrama <text:sequence text:ref-name="refDiagrama4" text:name="Diagrama" text:formula="ooow:Diagrama+1" style:num-format="1">5</text:sequence>: Mòdul de Definició de Taules de Registre (TCKMOD)</text:p></draw:text-box></draw:frame><text:bookmark-start text:name="__RefHeading___Toc4354_1629209868"/>PHASE TRACKING<text:bookmark-end text:name="__RefHeading___Toc4354_1629209868"/></text:h>
        <text:p text:style-name="P230">Aquesta entitat relaciona cada format de taula de registre a les <text:span text:style-name="T110">corresponents f</text:span>ases de la malaltia.</text:p>
        <table:table table:name="Taula22" table:style-name="Taula22">
          <table:table-column table:style-name="Taula22.A"/>
          <table:table-column table:style-name="Taula22.B"/>
          <table:table-column table:style-name="Taula22.C"/>
          <table:table-column table:style-name="Taula22.D"/>
          <table:table-header-rows>
            <table:table-row>
              <table:table-cell table:style-name="Taula22.A1" office:value-type="string">
                <text:p text:style-name="P184">Atribut</text:p>
              </table:table-cell>
              <table:table-cell table:style-name="Taula22.A1" office:value-type="string">
                <text:p text:style-name="P184">Tipus</text:p>
              </table:table-cell>
              <table:table-cell table:style-name="Taula22.A1" office:value-type="string">
                <text:p text:style-name="P231">Obl</text:p>
              </table:table-cell>
              <table:table-cell table:style-name="Taula22.D1" office:value-type="string">
                <text:p text:style-name="P184">Descripció</text:p>
              </table:table-cell>
            </table:table-row>
          </table:table-header-rows>
          <table:table-row>
            <table:table-cell table:style-name="Taula22.A2" office:value-type="string">
              <text:p text:style-name="P232"><text:span text:style-name="T111"># </text:span>Phase</text:p>
            </table:table-cell>
            <table:table-cell table:style-name="Taula22.B2" office:value-type="string">
              <text:p text:style-name="P233">Referència a <text:span text:style-name="T13">PHASE</text:span></text:p>
            </table:table-cell>
            <table:table-cell table:style-name="Taula22.C2" office:value-type="string">
              <text:p text:style-name="P234">Sí</text:p>
            </table:table-cell>
            <table:table-cell table:style-name="Taula22.D2" office:value-type="string">
              <text:p text:style-name="P235">Referència a la fase de malaltia amb la qual associem el format de taula de registre.</text:p>
            </table:table-cell>
          </table:table-row>
          <table:table-row>
            <table:table-cell table:style-name="Taula22.A2" office:value-type="string">
              <text:p text:style-name="P232"><text:span text:style-name="T111"># </text:span>Tracking</text:p>
            </table:table-cell>
            <table:table-cell table:style-name="Taula22.B3" office:value-type="string">
              <text:p text:style-name="P233">Referència a <text:span text:style-name="T13">TRACKING</text:span></text:p>
            </table:table-cell>
            <table:table-cell table:style-name="Taula22.C3" office:value-type="string">
              <text:p text:style-name="P234">Sí</text:p>
            </table:table-cell>
            <table:table-cell table:style-name="Taula22.D3" office:value-type="string">
              <text:p text:style-name="P235">Referència al format de taula de registre.</text:p>
            </table:table-cell>
          </table:table-row>
          <table:table-row>
            <table:table-cell table:style-name="Taula22.A4" office:value-type="string">
              <text:p text:style-name="P77">Seguiment</text:p>
            </table:table-cell>
            <table:table-cell table:style-name="Taula22.B4" office:value-type="string">
              <text:p text:style-name="P78">Usuaris i Dates</text:p>
            </table:table-cell>
            <table:table-cell table:style-name="Taula22.C4" office:value-type="string">
              <text:p text:style-name="P234">Sí</text:p>
            </table:table-cell>
            <table:table-cell table:style-name="Taula22.D4" office:value-type="string">
              <text:p text:style-name="P80">Usuari i data/hora de creació i última modificació de la instància.</text:p>
            </table:table-cell>
          </table:table-row>
        </table:table>
        <text:p text:style-name="P197"><text:bookmark-start text:name="__RefHeading___Toc13552_1791785473"/><text:span text:style-name="T47">Taula </text:span><text:span text:style-name="T47"><text:sequence text:ref-name="refTable9" text:name="Table" text:formula="ooow:Table+1" style:num-format="1">10</text:sequence></text:span><text:span text:style-name="T47">: </text:span><text:alphabetical-index-mark-start text:id="IMark2336770340496"/><text:span text:style-name="T47">Entitat </text:span><text:span text:style-name="T112">PHASE TRACKING</text:span><text:bookmark-end text:name="__RefHeading___Toc13552_1791785473"/><text:alphabetical-index-mark-end text:id="IMark2336770340496"/></text:p>
        <text:h text:style-name="Heading_20_3" text:outline-level="3"><text:bookmark-start text:name="__RefHeading___Toc2704_2294837604"/><text:soft-page-break/>TRACKING COLUMN<text:bookmark-end text:name="__RefHeading___Toc2704_2294837604"/></text:h>
        <text:p text:style-name="P236"><text:span text:style-name="T113">L’entitat </text:span><text:span text:style-name="T114">Tracking Colum</text:span><text:span text:style-name="T115">n </text:span><text:span text:style-name="T113">defineix </text:span><text:span text:style-name="T116">els</text:span><text:span text:style-name="T113"> tipus de columna </text:span><text:span text:style-name="T116">que </text:span><text:span text:style-name="T113">associem a una taula de registre donada.</text:span></text:p>
        <text:p text:style-name="P237">Les columnes d’una taula de registre poden ser dels següents tipus:</text:p>
        <text:list xml:id="list171142612422733" text:continue-numbering="true" text:style-name="L3">
          <text:list-item>
            <text:p text:style-name="P238"><text:span text:style-name="T117">Text lliure</text:span><text:span text:style-name="T18">: </text:span><text:span text:style-name="T118">Una cadena de caràcters d’ompliment lliure per part del pacient.</text:span></text:p>
          </text:list-item>
          <text:list-item>
            <text:p text:style-name="P239"><text:span text:style-name="T73">Booleà</text:span><text:span text:style-name="T18">: Una columna del registre que només pot ser cert o fals.</text:span></text:p>
          </text:list-item>
          <text:list-item>
            <text:p text:style-name="P239"><text:span text:style-name="T73">Llista</text:span><text:span text:style-name="T18">: Columna on el pacient ha d’escollir un d’entre tots els elements d’una llista donada.</text:span></text:p>
          </text:list-item>
          <text:list-item>
            <text:p text:style-name="P240"><text:span text:style-name="T73">Emoció</text:span><text:span text:style-name="T18">: Columna on el pacient pot escollir una emoció d’entre un llistat.</text:span></text:p>
          </text:list-item>
          <text:list-item>
            <text:p text:style-name="P240"><text:span text:style-name="T73">Estat d’Ànim</text:span><text:span text:style-name="T18">: Columna on el pacient pot escollir un estat d’ànim d’entre una llista.</text:span></text:p>
          </text:list-item>
          <text:list-item>
            <text:p text:style-name="P240"><text:span text:style-name="T73">Data</text:span><text:span text:style-name="T18">: Columna on el pacient selecciona una data específica.</text:span></text:p>
          </text:list-item>
          <text:list-item>
            <text:p text:style-name="P240"><text:span text:style-name="T73">Hora</text:span><text:span text:style-name="T18">: Columna on el pacient selecciona una hora del dia específica.</text:span></text:p>
          </text:list-item>
          <text:list-item>
            <text:p text:style-name="P241"><text:span text:style-name="T73">Data i Hora</text:span><text:span text:style-name="T18">: Columna on el pacient selecciona una data i hora específiques.</text:span></text:p>
          </text:list-item>
        </text:list>
        <text:p text:style-name="P242"><text:span text:style-name="T18"/></text:p>
        <text:p text:style-name="P242"><text:span text:style-name="T18">Quan l’atribut </text:span><text:span text:style-name="T14">Custom</text:span><text:span text:style-name="T18"> és </text:span><text:span text:style-name="T73">cert</text:span><text:span text:style-name="T18"> el pacient podrà escollir entre les opcions disponibles o, si ho desitja, especificar un valor segons les seves pròpies paraules.</text:span></text:p>
        <text:p text:style-name="P242"><text:span text:style-name="T18">Quan l’atribut </text:span><text:span text:style-name="T73">Obligatòria</text:span><text:span text:style-name="T18"> és </text:span><text:span text:style-name="T73">cert</text:span><text:span text:style-name="T18"> el pacient haurà de complimentar la columna per a poder donar per finalitzat el registre de la taula.</text:span></text:p>
        <text:p text:style-name="P242"><text:span text:style-name="T18"/></text:p>
        <table:table table:name="Taula3" table:style-name="Taula3">
          <table:table-column table:style-name="Taula3.A"/>
          <table:table-column table:style-name="Taula3.B"/>
          <table:table-column table:style-name="Taula3.C"/>
          <table:table-column table:style-name="Taula3.D"/>
          <table:table-header-rows>
            <table:table-row>
              <table:table-cell table:style-name="Taula3.A1" office:value-type="string">
                <text:p text:style-name="P243">Atribut</text:p>
              </table:table-cell>
              <table:table-cell table:style-name="Taula3.A1" office:value-type="string">
                <text:p text:style-name="P243">Tipus</text:p>
              </table:table-cell>
              <table:table-cell table:style-name="Taula3.A1" office:value-type="string">
                <text:p text:style-name="P244">Obl</text:p>
              </table:table-cell>
              <table:table-cell table:style-name="Taula3.D1" office:value-type="string">
                <text:p text:style-name="P243">Descripció</text:p>
              </table:table-cell>
            </table:table-row>
          </table:table-header-rows>
          <table:table-row>
            <table:table-cell table:style-name="Taula3.A2" office:value-type="string">
              <text:p text:style-name="P245"><text:span text:style-name="T111"># </text:span>Tracking</text:p>
            </table:table-cell>
            <table:table-cell table:style-name="Taula3.B2" office:value-type="string">
              <text:p text:style-name="P246">Referència a <text:span text:style-name="T13">TRACKING</text:span></text:p>
            </table:table-cell>
            <table:table-cell table:style-name="Taula3.C2" office:value-type="string">
              <text:p text:style-name="P247">Sí</text:p>
            </table:table-cell>
            <table:table-cell table:style-name="Taula3.D2" office:value-type="string">
              <text:p text:style-name="P248">Referència al format de taula de registre.</text:p>
            </table:table-cell>
          </table:table-row>
          <table:table-row>
            <table:table-cell table:style-name="Taula3.A3" office:value-type="string">
              <text:p text:style-name="P249"><text:span text:style-name="T111"># </text:span>Option List</text:p>
            </table:table-cell>
            <table:table-cell table:style-name="Taula3.B3" office:value-type="string">
              <text:p text:style-name="P250">Referència a <text:span text:style-name="T13">OPTION LIST</text:span></text:p>
            </table:table-cell>
            <table:table-cell table:style-name="Taula3.C3" office:value-type="string">
              <text:p text:style-name="P251">No</text:p>
            </table:table-cell>
            <table:table-cell table:style-name="Taula3.D3" office:value-type="string">
              <text:p text:style-name="P252">En cas que la columna sigui de tipus <text:span text:style-name="T13">llista</text:span><text:span text:style-name="T10"> referència a de quina llista d’opcions ha d’escollir el pacient.</text:span></text:p>
            </table:table-cell>
          </table:table-row>
          <table:table-row>
            <table:table-cell table:style-name="Taula3.A4" office:value-type="string">
              <text:p text:style-name="P253"># Títol</text:p>
            </table:table-cell>
            <table:table-cell table:style-name="Taula3.B4" office:value-type="string">
              <text:p text:style-name="P137">Referència a <text:span text:style-name="T103">T_KEY</text:span><text:span text:style-name="T13"> </text:span></text:p>
            </table:table-cell>
            <table:table-cell table:style-name="Taula3.C4" office:value-type="string">
              <text:p text:style-name="P254">Sí</text:p>
            </table:table-cell>
            <table:table-cell table:style-name="Taula3.D4" office:value-type="string">
              <text:p text:style-name="P248">Nom de la columna.</text:p>
            </table:table-cell>
          </table:table-row>
          <table:table-row>
            <table:table-cell table:style-name="Taula3.A5" office:value-type="string">
              <text:p text:style-name="P255">Tipus</text:p>
            </table:table-cell>
            <table:table-cell table:style-name="Taula3.B2" office:value-type="string">
              <text:p text:style-name="P256">Enumeració</text:p>
            </table:table-cell>
            <table:table-cell table:style-name="Taula3.C2" office:value-type="string">
              <text:p text:style-name="P254">Sí</text:p>
            </table:table-cell>
            <table:table-cell table:style-name="Taula3.D5" office:value-type="string">
              <text:p text:style-name="P248">Tipus de columna segons l’enumeració prèvia.</text:p>
            </table:table-cell>
          </table:table-row>
          <table:table-row>
            <table:table-cell table:style-name="Taula3.A6" office:value-type="string">
              <text:p text:style-name="P257">Obligatòria?</text:p>
            </table:table-cell>
            <table:table-cell table:style-name="Taula3.B2" office:value-type="string">
              <text:p text:style-name="P258">Booleà</text:p>
            </table:table-cell>
            <table:table-cell table:style-name="Taula3.C2" office:value-type="string">
              <text:p text:style-name="P254">Sí</text:p>
            </table:table-cell>
            <table:table-cell table:style-name="Taula3.D6" office:value-type="string">
              <text:p text:style-name="P252">Determina si la columna s’ha d’omplir obligatòriament o és opcional.</text:p>
            </table:table-cell>
          </table:table-row>
          <table:table-row>
            <table:table-cell table:style-name="Taula3.A2" office:value-type="string">
              <text:p text:style-name="P259">Custom?</text:p>
            </table:table-cell>
            <table:table-cell table:style-name="Taula3.B2" office:value-type="string">
              <text:p text:style-name="P250">Booleà</text:p>
            </table:table-cell>
            <table:table-cell table:style-name="Taula3.C2" office:value-type="string">
              <text:p text:style-name="P254">Sí</text:p>
            </table:table-cell>
            <table:table-cell table:style-name="Taula3.D7" office:value-type="string">
              <text:p text:style-name="P252">Determina si el pacient pot escriure a la seva manera el contingut de la columna.</text:p>
            </table:table-cell>
          </table:table-row>
          <table:table-row>
            <table:table-cell table:style-name="Taula3.A8" office:value-type="string">
              <text:p text:style-name="P77">Seguiment</text:p>
            </table:table-cell>
            <table:table-cell table:style-name="Taula3.B8" office:value-type="string">
              <text:p text:style-name="P78">Usuaris i Dates</text:p>
            </table:table-cell>
            <table:table-cell table:style-name="Taula3.C8" office:value-type="string">
              <text:p text:style-name="P163">Sí</text:p>
            </table:table-cell>
            <table:table-cell table:style-name="Taula3.D8" office:value-type="string">
              <text:p text:style-name="P80">Usuari i data/hora de creació i última modificació de la instància.</text:p>
            </table:table-cell>
          </table:table-row>
        </table:table>
        <text:p text:style-name="P260"><text:bookmark-start text:name="__RefHeading___Toc13548_1791785473"/><text:span text:style-name="T47">Taula </text:span><text:span text:style-name="T47"><text:sequence text:ref-name="refTable10" text:name="Table" text:formula="ooow:Table+1" style:num-format="1">11</text:sequence></text:span><text:span text:style-name="T47">: </text:span><text:alphabetical-index-mark-start text:id="IMark2336770344976"/><text:span text:style-name="T47">Entitat </text:span><text:span text:style-name="T112">TRACKING COLUMN</text:span><text:bookmark-end text:name="__RefHeading___Toc13548_1791785473"/><text:alphabetical-index-mark-end text:id="IMark2336770344976"/></text:p>
        <text:p text:style-name="P261"><text:span text:style-name="T112"/></text:p>
        <text:h text:style-name="P262" text:outline-level="3"><text:bookmark-start text:name="__RefHeading___Toc2698_2294837604"/>TRACKING<text:bookmark-end text:name="__RefHeading___Toc2698_2294837604"/></text:h>
        <text:p text:style-name="P263"><text:span text:style-name="T113">L’entitat </text:span><text:span text:style-name="T114">Tracking</text:span><text:span text:style-name="T113"> representa les formes de taula de registre que podem assignar als pacients.</text:span></text:p>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264">Atribut</text:p>
            </table:table-cell>
            <table:table-cell table:style-name="Taula1.A1" office:value-type="string">
              <text:p text:style-name="P264">Tipus</text:p>
            </table:table-cell>
            <table:table-cell table:style-name="Taula1.A1" office:value-type="string">
              <text:p text:style-name="P265">Obl</text:p>
            </table:table-cell>
            <table:table-cell table:style-name="Taula1.D1" office:value-type="string">
              <text:p text:style-name="P264">Descripció</text:p>
            </table:table-cell>
          </table:table-row>
          <table:table-row>
            <table:table-cell table:style-name="Taula1.A2" office:value-type="string">
              <text:p text:style-name="P266"><text:span text:style-name="T119"># </text:span><text:span text:style-name="T13">Nom</text:span></text:p>
            </table:table-cell>
            <table:table-cell table:style-name="Taula1.B2" office:value-type="string">
              <text:p text:style-name="P267">Referència a <text:span text:style-name="T103">T_KEY</text:span><text:span text:style-name="T13"> </text:span></text:p>
            </table:table-cell>
            <table:table-cell table:style-name="Taula1.C2" office:value-type="string">
              <text:p text:style-name="P268">Sí</text:p>
            </table:table-cell>
            <table:table-cell table:style-name="Taula1.D2" office:value-type="string">
              <text:p text:style-name="P269">Nom del format de taula.</text:p>
            </table:table-cell>
          </table:table-row>
          <table:table-row>
            <table:table-cell table:style-name="Taula1.A2" office:value-type="string">
              <text:p text:style-name="P270"><text:span text:style-name="T119"># </text:span><text:span text:style-name="T13">Descripció</text:span></text:p>
            </table:table-cell>
            <table:table-cell table:style-name="Taula1.B3" office:value-type="string">
              <text:p text:style-name="P267">Referència a <text:span text:style-name="T103">T_KEY</text:span><text:span text:style-name="T13"> </text:span></text:p>
            </table:table-cell>
            <table:table-cell table:style-name="Taula1.C3" office:value-type="string">
              <text:p text:style-name="P271">No</text:p>
            </table:table-cell>
            <table:table-cell table:style-name="Taula1.D3" office:value-type="string">
              <text:p text:style-name="P269"><text:span text:style-name="T120">D</text:span>escripció del format i de com complimentar-lo adequadament.</text:p>
            </table:table-cell>
          </table:table-row>
          <table:table-row>
            <table:table-cell table:style-name="Taula1.A2" office:value-type="string">
              <text:p text:style-name="P272">Versió</text:p>
            </table:table-cell>
            <table:table-cell table:style-name="Taula1.B3" office:value-type="string">
              <text:p text:style-name="P273">Número</text:p>
            </table:table-cell>
            <table:table-cell table:style-name="Taula1.C3" office:value-type="string">
              <text:p text:style-name="P268">Sí</text:p>
            </table:table-cell>
            <table:table-cell table:style-name="Taula1.D4" office:value-type="string">
              <text:p text:style-name="P274">Versió de la taula de registre.</text:p>
            </table:table-cell>
          </table:table-row>
          <table:table-row>
            <table:table-cell table:style-name="Taula1.A5" office:value-type="string">
              <text:p text:style-name="P275"><text:span text:style-name="T121"># </text:span>Terapeuta</text:p>
            </table:table-cell>
            <table:table-cell table:style-name="Taula1.B5" office:value-type="string">
              <text:p text:style-name="P276">Referència a<text:line-break/><text:span text:style-name="T13">USER (THERAPIST)</text:span></text:p>
            </table:table-cell>
            <table:table-cell table:style-name="Taula1.C5" office:value-type="string">
              <text:p text:style-name="P268">Sí</text:p>
            </table:table-cell>
            <table:table-cell table:style-name="Taula1.D5" office:value-type="string">
              <text:p text:style-name="P277">Referència al terapeuta que crea la taula de registre.</text:p>
            </table:table-cell>
          </table:table-row>
          <table:table-row>
            <table:table-cell table:style-name="Taula1.A2" office:value-type="string">
              <text:p text:style-name="P278"># <text:span text:style-name="T13">Principal</text:span></text:p>
            </table:table-cell>
            <table:table-cell table:style-name="Taula1.B3" office:value-type="string">
              <text:p text:style-name="P273">Referència a <text:span text:style-name="T13">TRAKING</text:span></text:p>
            </table:table-cell>
            <table:table-cell table:style-name="Taula1.C3" office:value-type="string">
              <text:p text:style-name="P268">Sí</text:p>
            </table:table-cell>
            <table:table-cell table:style-name="Taula1.D6" office:value-type="string">
              <text:p text:style-name="P274">Referència a la primera versió del format de taula.</text:p>
            </table:table-cell>
          </table:table-row>
          <table:table-row>
            <table:table-cell table:style-name="Taula1.A7" office:value-type="string">
              <text:p text:style-name="P77">Seguiment</text:p>
            </table:table-cell>
            <table:table-cell table:style-name="Taula1.B7" office:value-type="string">
              <text:p text:style-name="P78">Usuaris i Dates</text:p>
            </table:table-cell>
            <table:table-cell table:style-name="Taula1.C7" office:value-type="string">
              <text:p text:style-name="P163">Sí</text:p>
            </table:table-cell>
            <table:table-cell table:style-name="Taula1.D7" office:value-type="string">
              <text:p text:style-name="P80">Usuari i data/hora de creació i última modificació de la instància.</text:p>
            </table:table-cell>
          </table:table-row>
        </table:table>
        <text:p text:style-name="P279"><text:bookmark-start text:name="__RefHeading___Toc13550_1791785473"/><text:span text:style-name="T47">Taula </text:span><text:span text:style-name="T47"><text:sequence text:ref-name="refTable11" text:name="Table" text:formula="ooow:Table+1" style:num-format="1">12</text:sequence></text:span><text:span text:style-name="T47">: </text:span><text:alphabetical-index-mark-start text:id="IMark2336770342496"/><text:span text:style-name="T47">Entitat </text:span><text:span text:style-name="T112">TRACKIN</text:span><text:span text:style-name="T122">G</text:span><text:bookmark-end text:name="__RefHeading___Toc13550_1791785473"/><text:alphabetical-index-mark-end text:id="IMark2336770342496"/></text:p>
        <text:h text:style-name="P280" text:outline-level="2"/>
        <text:h text:style-name="P281" text:outline-level="2"><text:bookmark-start text:name="__RefHeading___Toc2706_2294837604"/><text:bookmark-start text:name="__RefNumPara__15785_1791785473"/>Tests Module (TSTMOD)<text:bookmark-end text:name="__RefHeading___Toc2706_2294837604"/><text:bookmark-end text:name="__RefNumPara__15785_1791785473"/></text:h>
        <text:p text:style-name="P282"><text:span text:style-name="T123">A</text:span>quest mòdul permetrà als terapeutes definir els diferents tipus de test que volen fer passar als pacients. D’aquesta forma el pacient només necessitarà fer servir l’aplicació per a omplir els tests i no caldrà Imprimir, omplir, escanejar i enviar els resultats en format paper.</text:p>
        <text:h text:style-name="P283" text:outline-level="3" text:is-list-header="true"><text:bookmark-start text:name="__RefHeading___Toc2708_2294837604"/>Diagrama<text:bookmark-end text:name="__RefHeading___Toc2708_2294837604"/></text:h>
        <text:h text:style-name="P284" text:outline-level="3"><draw:frame draw:style-name="fr2" draw:name="Marc6" text:anchor-type="paragraph" svg:y="0.101cm" svg:width="13.972cm" draw:z-index="17"><draw:text-box fo:min-height="11.74cm"><text:p text:style-name="P37"><draw:g text:anchor-type="paragraph" draw:z-index="18" draw:name="Objecte de grup 6" draw:style-name="gr17"><draw:frame draw:style-name="gr106" draw:text-style-name="P175" svg:width="2.052cm" svg:height="0.886cm" svg:x="3.895cm" svg:y="2.413cm"><draw:text-box><text:p text:style-name="P8"><text:span text:style-name="T91">therapist_id</text:span></text:p></draw:text-box></draw:frame><draw:custom-shape draw:style-name="gr49" draw:text-style-name="P173" xml:id="id67" draw:id="id67" svg:width="3.001cm" svg:height="1.001cm" svg:x="0.009cm" svg:y="2.981cm"><draw:glue-point draw:id="4" svg:x="0cm" svg:y="-5cm"/><draw:glue-point draw:id="5" svg:x="0cm" svg:y="5cm"/><draw:glue-point draw:id="6" svg:x="5cm" svg:y="0cm"/><draw:glue-point draw:id="7" svg:x="-5cm" svg:y="0cm"/><draw:glue-point draw:id="8" svg:x="-2.583cm" svg:y="-4.99cm"/><draw:glue-point draw:id="9" svg:x="2.613cm" svg:y="-4.94cm"/><draw:glue-point draw:id="10" svg:x="5.056cm" svg:y="2.34cm"/><draw:glue-point draw:id="11" svg:x="5cm" svg:y="-2.11cm"/><draw:glue-point draw:id="12" svg:x="-2.5cm" svg:y="5cm"/><text:p text:style-name="P172"><text:span text:style-name="T89">TEST CATEG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7" svg:x1="5.01cm" svg:y1="3.27cm" svg:x2="3.008cm" svg:y2="1.02cm" draw:start-shape="id65" draw:start-glue-point="14" draw:end-shape="id66" draw:end-glue-point="6" svg:d="M5010 3270h-1000v-2250h-1002" svg:viewBox="0 0 2004 2252"><text:p/></draw:connector><draw:frame draw:style-name="gr107" draw:text-style-name="P175" svg:width="2.154cm" svg:height="0.653cm" svg:x="3.219cm" svg:y="3.678cm"><draw:text-box><text:p text:style-name="P8"><text:span text:style-name="T91">category_id</text:span></text:p></draw:text-box></draw:frame><draw:custom-shape draw:style-name="gr49" draw:text-style-name="P173" xml:id="id65" draw:id="id65" svg:width="3.001cm" svg:height="1.001cm" svg:x="5.01cm" svg:y="2.981cm"><draw:glue-point draw:id="4" svg:x="0cm" svg:y="-5cm"/><draw:glue-point draw:id="5" svg:x="0cm" svg:y="5cm"/><draw:glue-point draw:id="6" svg:x="5cm" svg:y="0cm"/><draw:glue-point draw:id="7" svg:x="-5cm" svg:y="0cm"/><draw:glue-point draw:id="8" svg:x="5.016cm" svg:y="-2.12cm"/><draw:glue-point draw:id="9" svg:x="5.036cm" svg:y="2.36cm"/><draw:glue-point draw:id="10" svg:x="-2.5cm" svg:y="-5cm"/><draw:glue-point draw:id="11" svg:x="2.5cm" svg:y="-5cm"/><draw:glue-point draw:id="12" svg:x="-2.5cm" svg:y="5cm"/><draw:glue-point draw:id="13" svg:x="2.5cm" svg:y="5cm"/><draw:glue-point draw:id="14" svg:x="-5cm" svg:y="-2.11cm"/><draw:glue-point draw:id="15" svg:x="-4.986cm" svg:y="2.36cm"/><text:p text:style-name="P172"><text:span text:style-name="T89">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8" draw:text-style-name="P7" svg:x1="3.009cm" svg:y1="3.713cm" svg:x2="5.013cm" svg:y2="3.715cm" draw:start-shape="id67" draw:start-glue-point="10" draw:end-shape="id65" draw:end-glue-point="15" svg:d="M3009 3713h1000v2h1004" svg:viewBox="0 0 2006 4"><text:p/></draw:connector><draw:custom-shape draw:style-name="gr18" draw:text-style-name="P173" xml:id="id68" draw:id="id68" svg:width="3.001cm" svg:height="0.999cm" svg:x="5.01cm" svg:y="5.417cm"><draw:glue-point draw:id="4" svg:x="0cm" svg:y="-5cm"/><draw:glue-point draw:id="5" svg:x="0cm" svg:y="5cm"/><draw:glue-point draw:id="6" svg:x="5cm" svg:y="0cm"/><draw:glue-point draw:id="7" svg:x="-5cm" svg:y="0cm"/><draw:glue-point draw:id="8" svg:x="-2.47cm" svg:y="4.99cm"/><draw:glue-point draw:id="9" svg:x="2.54cm" svg:y="4.99cm"/><draw:glue-point draw:id="10" svg:x="5.016cm" svg:y="-2.18cm"/><draw:glue-point draw:id="11" svg:x="5.01cm" svg:y="2.32cm"/><draw:glue-point draw:id="12" svg:x="-2.5cm" svg:y="-5cm"/><text:p text:style-name="P172"><text:span text:style-name="T89">QUES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9" draw:text-style-name="P175" svg:width="1.957cm" svg:height="0.662cm" svg:x="6.52cm" svg:y="4.909cm"><draw:text-box><text:p text:style-name="P8"><text:span text:style-name="T91">test_id</text:span></text:p></draw:text-box></draw:frame><draw:custom-shape draw:style-name="gr55" draw:text-style-name="P52" xml:id="id69" draw:id="id69" svg:width="3.001cm" svg:height="1.001cm" svg:x="0.009cm" svg:y="7.516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0" draw:text-style-name="P7" svg:x1="5.768cm" svg:y1="6.414cm" svg:x2="1.508cm" svg:y2="7.516cm" draw:start-shape="id68" draw:start-glue-point="8" draw:end-shape="id69" draw:end-glue-point="4" svg:d="M5768 6414v552h-4260v550" svg:viewBox="0 0 4262 1104"><text:p/></draw:connector><draw:frame draw:style-name="gr53" draw:text-style-name="P175" svg:width="1.661cm" svg:height="0.578cm" svg:x="4.288cm" svg:y="6.433cm"><draw:text-box><text:p text:style-name="P8"><text:span text:style-name="T91"><text:s text:c="4"/></text:span><text:span text:style-name="T91">list_id</text:span></text:p></draw:text-box></draw:frame><draw:connector draw:style-name="gr111" draw:text-style-name="P7" draw:line-skew="0.15cm 0.407cm" svg:x1="6.509cm" svg:y1="6.415cm" svg:x2="8.01cm" svg:y2="6.147cm" draw:start-shape="id68" draw:start-glue-point="5" draw:end-shape="id68" draw:end-glue-point="11" svg:d="M6509 6415v669h2425v-937h-924" svg:viewBox="0 0 2427 938"><text:p/></draw:connector><draw:frame draw:style-name="gr39" draw:text-style-name="P175" svg:width="1.906cm" svg:height="0.578cm" svg:x="6.504cm" svg:y="6.443cm"><draw:text-box><text:p text:style-name="P8"><text:span text:style-name="T91">parent_id</text:span></text:p></draw:text-box></draw:frame><draw:custom-shape draw:style-name="gr112" draw:text-style-name="P52" xml:id="id71" draw:id="id71" svg:width="3.001cm" svg:height="0.999cm" svg:x="10.016cm" svg:y="5.417cm"><draw:glue-point draw:id="4" svg:x="0cm" svg:y="-5cm"/><draw:glue-point draw:id="5" svg:x="0cm" svg:y="5cm"/><draw:glue-point draw:id="6" svg:x="5cm" svg:y="0cm"/><draw:glue-point draw:id="7" svg:x="-5cm" svg:y="0cm"/><draw:glue-point draw:id="8" svg:x="-2.47cm" svg:y="4.99cm"/><draw:glue-point draw:id="9" svg:x="2.54cm" svg:y="4.99cm"/><draw:glue-point draw:id="10" svg:x="-5.04cm" svg:y="-2.11cm"/><draw:glue-point draw:id="11" svg:x="-4.98cm" svg:y="2.38cm"/><text:p text:style-name="P51"><text:span text:style-name="T35">ANS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52" xml:id="id70" draw:id="id70" svg:width="3.001cm" svg:height="1.001cm" svg:x="10.016cm" svg:y="2.981cm"><draw:glue-point draw:id="4" svg:x="0cm" svg:y="-5cm"/><draw:glue-point draw:id="5" svg:x="0cm" svg:y="5cm"/><draw:glue-point draw:id="6" svg:x="5cm" svg:y="0cm"/><draw:glue-point draw:id="7" svg:x="-5cm" svg:y="0cm"/><draw:glue-point draw:id="8" svg:x="-2.236cm" svg:y="4.94cm"/><draw:glue-point draw:id="9" svg:x="2.676cm" svg:y="5.01cm"/><draw:glue-point draw:id="10" svg:x="-5cm" svg:y="-2.39cm"/><draw:glue-point draw:id="11" svg:x="-4.973cm" svg:y="2.02cm"/><draw:glue-point draw:id="12" svg:x="2.656cm" svg:y="-4.99cm"/><draw:glue-point draw:id="13" svg:x="-2.293cm" svg:y="-4.65cm"/><text:p text:style-name="P51"><text:span text:style-name="T35">PATIENT TE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3" draw:text-style-name="P180" svg:x1="10.015cm" svg:y1="3.48cm" svg:x2="8.008cm" svg:y2="3.48cm" draw:start-shape="id70" draw:start-glue-point="7" draw:end-shape="id65" draw:end-glue-point="6" svg:d="M10015 3480h-2007" svg:viewBox="0 0 2009 2"><text:p/></draw:connector><draw:frame draw:style-name="gr114" draw:text-style-name="P118" svg:width="1.403cm" svg:height="0.662cm" svg:x="8.855cm" svg:y="3.508cm"><draw:text-box><text:p text:style-name="P8"><text:span text:style-name="T36">test_id</text:span></text:p></draw:text-box></draw:frame><draw:connector draw:style-name="gr76" draw:text-style-name="P180" svg:x1="11.515cm" svg:y1="5.417cm" svg:x2="11.515cm" svg:y2="3.979cm" draw:start-shape="id71" draw:end-shape="id70" draw:end-glue-point="5" svg:d="M11515 5417v-1438" svg:viewBox="0 0 2 1439"><text:p/></draw:connector><draw:frame draw:style-name="gr115" draw:text-style-name="P118" svg:width="1.403cm" svg:height="0.662cm" svg:x="11.455cm" svg:y="4.909cm"><draw:text-box><text:p text:style-name="P8"><text:span text:style-name="T36">test_id</text:span></text:p></draw:text-box></draw:frame><draw:connector draw:style-name="gr116" draw:text-style-name="P180" svg:x1="10.015cm" svg:y1="5.706cm" svg:x2="8.01cm" svg:y2="5.699cm" draw:start-shape="id71" draw:start-glue-point="10" draw:end-shape="id68" draw:end-glue-point="10" svg:d="M10015 5706h-1003v-7h-1002" svg:viewBox="0 0 2007 9"><text:p/></draw:connector><draw:frame draw:style-name="gr117" draw:text-style-name="P118" svg:width="1.952cm" svg:height="0.888cm" svg:x="8.25cm" svg:y="5.032cm"><draw:text-box><text:p text:style-name="P8"><text:span text:style-name="T36">question_id</text:span></text:p></draw:text-box></draw:frame><draw:custom-shape draw:style-name="gr55" draw:text-style-name="P52" xml:id="id72" draw:id="id72" svg:width="3.001cm" svg:height="1.001cm" svg:x="4.976cm" svg:y="10.703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6" draw:text-style-name="P180" svg:x1="4.976cm" svg:y1="11.202cm" svg:x2="1.508cm" svg:y2="8.514cm" draw:start-shape="id72" draw:start-glue-point="7" draw:end-shape="id69" draw:end-glue-point="5" svg:d="M4976 11202h-3468v-2688" svg:viewBox="0 0 3470 2690"><text:p/></draw:connector><draw:frame draw:style-name="gr53" draw:text-style-name="P118" svg:width="1.532cm" svg:height="0.578cm" svg:x="3.738cm" svg:y="10.642cm"><draw:text-box><text:p text:style-name="P8"><text:span text:style-name="T36">list_id</text:span></text:p></draw:text-box></draw:frame><draw:connector draw:style-name="gr118" draw:text-style-name="P180" svg:x1="7.975cm" svg:y1="11.202cm" svg:x2="12.277cm" svg:y2="6.414cm" draw:start-shape="id72" draw:start-glue-point="6" draw:end-shape="id71" draw:end-glue-point="9" svg:d="M7975 11202h4302v-4788" svg:viewBox="0 0 4304 4791"><text:p/></draw:connector><draw:frame draw:style-name="gr119" draw:text-style-name="P118" svg:width="1.549cm" svg:height="0.604cm" svg:x="12.21cm" svg:y="6.316cm"><draw:text-box><text:p text:style-name="P8"><text:span text:style-name="T36">entry_id</text:span></text:p></draw:text-box></draw:frame><draw:frame draw:style-name="gr70" draw:text-style-name="P175" svg:width="1.708cm" svg:height="0.578cm" svg:x="0.572cm" svg:y="2.154cm"><draw:text-box><text:p text:style-name="P8"><text:span text:style-name="T91">parent_id</text:span></text:p></draw:text-box></draw:frame><draw:connector draw:style-name="gr120" draw:text-style-name="P180" draw:line-skew="-0.513cm" svg:x1="2.291cm" svg:y1="2.986cm" svg:x2="0.734cm" svg:y2="2.983cm" draw:start-shape="id67" draw:start-glue-point="9" draw:end-shape="id67" draw:end-glue-point="8" svg:d="M2291 2986v-1039h-1557v1036" svg:viewBox="0 0 1559 1041"><text:p/></draw:connector><draw:connector draw:style-name="gr108" draw:text-style-name="P7" svg:x1="6.509cm" svg:y1="3.979cm" svg:x2="6.509cm" svg:y2="5.417cm" draw:start-shape="id65" draw:start-glue-point="5" draw:end-shape="id68" draw:end-glue-point="4" svg:d="M6509 3979v1438" svg:viewBox="0 0 2 1439"><text:p/></draw:connector><draw:custom-shape draw:style-name="gr69" draw:text-style-name="P123" xml:id="id66" draw:id="id66" svg:width="3.001cm" svg:height="1.001cm" svg:x="0.009cm" svg:y="0.52cm"><draw:glue-point draw:id="4" svg:x="0cm" svg:y="-5cm"/><draw:glue-point draw:id="5" svg:x="0cm" svg:y="5cm"/><draw:glue-point draw:id="6" svg:x="5cm" svg:y="0cm"/><draw:glue-point draw:id="7" svg:x="-5cm" svg:y="0cm"/><draw:glue-point draw:id="8" svg:x="-4.98cm" svg:y="-2.83cm"/><draw:glue-point draw:id="9" svg:x="-5.006cm" svg:y="2.72cm"/><text:p text:style-name="P122"><text:span text:style-name="T67">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52" xml:id="id73" draw:id="id73" svg:width="3.001cm" svg:height="1.001cm" svg:x="5.01cm" svg:y="0.52cm"><draw:glue-point draw:id="4" svg:x="0cm" svg:y="-5cm"/><draw:glue-point draw:id="5" svg:x="0cm" svg:y="5cm"/><draw:glue-point draw:id="6" svg:x="5cm" svg:y="0cm"/><draw:glue-point draw:id="7" svg:x="-5cm" svg:y="0cm"/><draw:glue-point draw:id="8" svg:x="-2.376cm" svg:y="5cm"/><draw:glue-point draw:id="9" svg:x="5.016cm" svg:y="-2.44cm"/><text:p text:style-name="P51"><text:span text:style-name="T35">PATIENT</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3" draw:text-style-name="P180" svg:x1="10.827cm" svg:y1="3.016cm" svg:x2="8.008cm" svg:y2="1.02cm" draw:start-shape="id70" draw:start-glue-point="13" draw:end-shape="id73" draw:end-glue-point="6" svg:d="M10827 3016v-1996h-2819" svg:viewBox="0 0 2820 1998"><text:p/></draw:connector><draw:frame draw:style-name="gr53" draw:text-style-name="P118" svg:width="1.751cm" svg:height="0.578cm" svg:x="9.16cm" svg:y="2.408cm"><draw:text-box><text:p text:style-name="P8"><text:span text:style-name="T36">patient_id</text:span></text:p></draw:text-box></draw:frame><draw:custom-shape draw:style-name="gr55" draw:text-style-name="P52" xml:id="id74" draw:id="id74" svg:width="3.001cm" svg:height="1.001cm" svg:x="4.976cm" svg:y="7.519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1" draw:text-style-name="P52" xml:id="id75" draw:id="id75" svg:width="2.999cm" svg:height="1.001cm" svg:x="4.978cm" svg:y="9.119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8" draw:text-style-name="P180" svg:x1="7.975cm" svg:y1="8.019cm" svg:x2="10.774cm" svg:y2="6.414cm" draw:start-shape="id74" draw:start-glue-point="6" draw:end-shape="id71" draw:end-glue-point="8" svg:d="M7975 8019h2799v-1605" svg:viewBox="0 0 2801 1607"><text:p/></draw:connector><draw:frame draw:style-name="gr122" draw:text-style-name="P118" svg:width="2.001cm" svg:height="0.888cm" svg:x="9.209cm" svg:y="6.316cm"><draw:text-box><text:p text:style-name="P8"><text:span text:style-name="T36">mood_id</text:span></text:p></draw:text-box></draw:frame><draw:connector draw:style-name="gr118" draw:text-style-name="P180" svg:x1="7.976cm" svg:y1="9.618cm" svg:x2="11.515cm" svg:y2="6.415cm" draw:start-shape="id75" draw:start-glue-point="6" draw:end-shape="id71" draw:end-glue-point="5" svg:d="M7976 9618h3539v-3203" svg:viewBox="0 0 3540 3205"><text:p/></draw:connector><draw:frame draw:style-name="gr123" draw:text-style-name="P118" svg:width="2.001cm" svg:height="0.886cm" svg:x="9.809cm" svg:y="8.218cm"><draw:text-box><text:p text:style-name="P8"><text:span text:style-name="T36">emotion_id</text:span></text:p></draw:text-box></draw:frame><draw:custom-shape draw:style-name="gr112" draw:text-style-name="P52" xml:id="id76" draw:id="id76" svg:width="3.001cm" svg:height="0.999cm" svg:x="0.009cm" svg:y="5.417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51"><text:span text:style-name="T3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8" draw:text-style-name="P7" svg:x1="2.258cm" svg:y1="5.417cm" svg:x2="5.759cm" svg:y2="3.979cm" draw:start-shape="id76" draw:start-glue-point="11" draw:end-shape="id65" draw:end-glue-point="12" svg:d="M2258 5417v-718h3501v-720" svg:viewBox="0 0 3503 1439"><text:p/></draw:connector><draw:frame draw:style-name="gr124" draw:text-style-name="P175" svg:width="1.34cm" svg:height="0.886cm" svg:x="4.521cm" svg:y="4.11cm"><draw:text-box><text:p text:style-name="P8"><text:span text:style-name="T91">key_id</text:span></text:p></draw:text-box></draw:frame><draw:connector draw:style-name="gr108" draw:text-style-name="P7" svg:x1="3.008cm" svg:y1="5.916cm" svg:x2="5.01cm" svg:y2="5.916cm" draw:start-shape="id76" draw:start-glue-point="6" draw:end-shape="id68" draw:end-glue-point="7" svg:d="M3008 5916h2002" svg:viewBox="0 0 2004 2"><text:p/></draw:connector><draw:frame draw:style-name="gr51" draw:text-style-name="P175" svg:width="1.34cm" svg:height="0.888cm" svg:x="3.821cm" svg:y="5.309cm"><draw:text-box><text:p text:style-name="P8"><text:span text:style-name="T91">key_id</text:span></text:p></draw:text-box></draw:frame><draw:connector draw:style-name="gr108" draw:text-style-name="P7" svg:x1="0.759cm" svg:y1="5.417cm" svg:x2="0.759cm" svg:y2="3.979cm" draw:start-shape="id76" draw:start-glue-point="10" draw:end-shape="id67" draw:end-glue-point="12" svg:d="M759 5417v-1438" svg:viewBox="0 0 2 1439"><text:p/></draw:connector><draw:frame draw:style-name="gr51" draw:text-style-name="P175" svg:width="1.338cm" svg:height="0.888cm" svg:x="0.722cm" svg:y="4.009cm"><draw:text-box><text:p text:style-name="P8"><text:span text:style-name="T91">key_id</text:span></text:p></draw:text-box></draw:frame><draw:connector draw:style-name="gr76" draw:text-style-name="P180" svg:x1="11.515cm" svg:y1="2.981cm" svg:x2="1.508cm" svg:y2="0.52cm" draw:start-shape="id70" draw:start-glue-point="4" draw:end-shape="id66" draw:end-glue-point="4" svg:d="M11515 2981v-2981h-10007v520" svg:viewBox="0 0 10008 2983"><text:p/></draw:connector><draw:frame draw:style-name="gr125" draw:text-style-name="P118" svg:width="2.5cm" svg:height="0.703cm" svg:x="11.46cm" svg:y="2.355cm"><draw:text-box><text:p text:style-name="P8"><text:span text:style-name="T36">therapist_id</text:span></text:p></draw:text-box></draw:frame></draw:g>Diagrama <text:sequence text:ref-name="refDiagrama5" text:name="Diagrama" text:formula="ooow:Diagrama+1" style:num-format="1">6</text:sequence>: Mòdul de Definició de Tests (TSTMOD)</text:p></draw:text-box></draw:frame><text:bookmark-start text:name="__RefHeading___Toc2710_2294837604"/><text:span text:style-name="T124">TE</text:span><text:span text:style-name="T125">S</text:span><text:span text:style-name="T124">T CATEGORY</text:span><text:bookmark-end text:name="__RefHeading___Toc2710_2294837604"/></text:h>
        <text:p text:style-name="P285">Aquesta entitat permet agrupar els tests segons la seva categoria. </text:p>
        <table:table table:name="Taula8" table:style-name="Taula8">
          <table:table-column table:style-name="Taula8.A"/>
          <table:table-column table:style-name="Taula8.B"/>
          <table:table-column table:style-name="Taula8.C"/>
          <table:table-column table:style-name="Taula8.D"/>
          <table:table-row>
            <table:table-cell table:style-name="Taula8.A1" office:value-type="string">
              <text:p text:style-name="P286">Atribut</text:p>
            </table:table-cell>
            <table:table-cell table:style-name="Taula8.A1" office:value-type="string">
              <text:p text:style-name="P286">Tipus</text:p>
            </table:table-cell>
            <table:table-cell table:style-name="Taula8.A1" office:value-type="string">
              <text:p text:style-name="P287">Obl</text:p>
            </table:table-cell>
            <table:table-cell table:style-name="Taula8.D1" office:value-type="string">
              <text:p text:style-name="P286">Descripció</text:p>
            </table:table-cell>
          </table:table-row>
          <table:table-row>
            <table:table-cell table:style-name="Taula8.A2" office:value-type="string">
              <text:p text:style-name="P288"># <text:span text:style-name="T13">Categoria</text:span></text:p>
            </table:table-cell>
            <table:table-cell table:style-name="Taula8.B2" office:value-type="string">
              <text:p text:style-name="P289">Referència a <text:span text:style-name="T103">T_KEY</text:span></text:p>
            </table:table-cell>
            <table:table-cell table:style-name="Taula8.C2" office:value-type="string">
              <text:p text:style-name="P290">Sí</text:p>
            </table:table-cell>
            <table:table-cell table:style-name="Taula8.D2" office:value-type="string">
              <text:p text:style-name="P291">Títol de la categoria.</text:p>
            </table:table-cell>
          </table:table-row>
          <table:table-row>
            <table:table-cell table:style-name="Taula8.A2" office:value-type="string">
              <text:p text:style-name="P292"># Pare</text:p>
            </table:table-cell>
            <table:table-cell table:style-name="Taula8.B3" office:value-type="string">
              <text:p text:style-name="P293">Referència a<text:line-break/><text:span text:style-name="T13">TEST CATEGORY</text:span></text:p>
            </table:table-cell>
            <table:table-cell table:style-name="Taula8.C3" office:value-type="string">
              <text:p text:style-name="P294">No</text:p>
            </table:table-cell>
            <table:table-cell table:style-name="Taula8.D3" office:value-type="string">
              <text:p text:style-name="P295">Referència a la categoria de tests on pertany la subcategoria.</text:p>
            </table:table-cell>
          </table:table-row>
          <table:table-row>
            <table:table-cell table:style-name="Taula8.A2" office:value-type="string">
              <text:p text:style-name="P296"><text:span text:style-name="T126"># </text:span><text:span text:style-name="T13">Descripció</text:span></text:p>
            </table:table-cell>
            <table:table-cell table:style-name="Taula8.B3" office:value-type="string">
              <text:p text:style-name="P289">Referència a <text:span text:style-name="T103">T_KEY</text:span></text:p>
            </table:table-cell>
            <table:table-cell table:style-name="Taula8.C3" office:value-type="string">
              <text:p text:style-name="P297">No</text:p>
            </table:table-cell>
            <table:table-cell table:style-name="Taula8.D4" office:value-type="string">
              <text:p text:style-name="P298"><text:span text:style-name="T127">D</text:span>escripció de <text:span text:style-name="T128">la categoria.</text:span></text:p>
            </table:table-cell>
          </table:table-row>
          <table:table-row>
            <table:table-cell table:style-name="Taula8.A5" office:value-type="string">
              <text:p text:style-name="P77">Seguiment</text:p>
            </table:table-cell>
            <table:table-cell table:style-name="Taula8.B5" office:value-type="string">
              <text:p text:style-name="P78">Usuaris i Dates</text:p>
            </table:table-cell>
            <table:table-cell table:style-name="Taula8.C5" office:value-type="string">
              <text:p text:style-name="P299">Sí</text:p>
            </table:table-cell>
            <table:table-cell table:style-name="Taula8.D5" office:value-type="string">
              <text:p text:style-name="P80">Usuari i data/hora de creació i última modificació de la instància.</text:p>
            </table:table-cell>
          </table:table-row>
        </table:table>
        <text:p text:style-name="P300"><text:bookmark-start text:name="__RefHeading___Toc13544_1791785473"/><text:span text:style-name="T47">Taula </text:span><text:span text:style-name="T47"><text:sequence text:ref-name="refTable12" text:name="Table" text:formula="ooow:Table+1" style:num-format="1">13</text:sequence></text:span><text:span text:style-name="T47">: </text:span><text:alphabetical-index-mark-start text:id="IMark2336770343296"/><text:span text:style-name="T47">Entitat </text:span><text:span text:style-name="T124">TEST CATEGORY</text:span><text:bookmark-end text:name="__RefHeading___Toc13544_1791785473"/><text:alphabetical-index-mark-end text:id="IMark2336770343296"/></text:p>
        <text:h text:style-name="P301" text:outline-level="3"/>
        <text:h text:style-name="P302" text:outline-level="3"><text:bookmark-start text:name="__RefHeading___Toc2712_2294837604"/>TEST<text:bookmark-end text:name="__RefHeading___Toc2712_2294837604"/></text:h>
        <text:p text:style-name="P303"><text:span text:style-name="T113">L’entitat </text:span><text:span text:style-name="T115">Test</text:span><text:span text:style-name="T113"> registra tots els tests disponibles dins la plataforma.</text:span></text:p>
        <table:table table:name="Taula9" table:style-name="Taula9">
          <table:table-column table:style-name="Taula9.A"/>
          <table:table-column table:style-name="Taula9.B"/>
          <table:table-column table:style-name="Taula9.C"/>
          <table:table-column table:style-name="Taula9.D"/>
          <table:table-row>
            <table:table-cell table:style-name="Taula9.A1" office:value-type="string">
              <text:p text:style-name="P286">Atribut</text:p>
            </table:table-cell>
            <table:table-cell table:style-name="Taula9.A1" office:value-type="string">
              <text:p text:style-name="P286">Tipus</text:p>
            </table:table-cell>
            <table:table-cell table:style-name="Taula9.A1" office:value-type="string">
              <text:p text:style-name="P287">Obl</text:p>
            </table:table-cell>
            <table:table-cell table:style-name="Taula9.D1" office:value-type="string">
              <text:p text:style-name="P286">Descripció</text:p>
            </table:table-cell>
          </table:table-row>
          <table:table-row>
            <table:table-cell table:style-name="Taula9.A2" office:value-type="string">
              <text:p text:style-name="P304"><text:span text:style-name="T129"># </text:span>Categoria</text:p>
            </table:table-cell>
            <table:table-cell table:style-name="Taula9.B2" office:value-type="string">
              <text:p text:style-name="P305">Referència a <text:line-break/>T<text:span text:style-name="T13">EST CATEGORY</text:span></text:p>
            </table:table-cell>
            <table:table-cell table:style-name="Taula9.C2" office:value-type="string">
              <text:p text:style-name="P290">Sí</text:p>
            </table:table-cell>
            <table:table-cell table:style-name="Taula9.D2" office:value-type="string">
              <text:p text:style-name="P291">Títol de la categoria.</text:p>
            </table:table-cell>
          </table:table-row>
          <table:table-row>
            <table:table-cell table:style-name="Taula9.A2" office:value-type="string">
              <text:p text:style-name="P306"><text:span text:style-name="T130"># </text:span>Nom</text:p>
            </table:table-cell>
            <table:table-cell table:style-name="Taula9.B3" office:value-type="string">
              <text:p text:style-name="P289">Referència a <text:span text:style-name="T103">T_KEY</text:span></text:p>
            </table:table-cell>
            <table:table-cell table:style-name="Taula9.C3" office:value-type="string">
              <text:p text:style-name="P299">Sí</text:p>
            </table:table-cell>
            <table:table-cell table:style-name="Taula9.D3" office:value-type="string">
              <text:p text:style-name="P291">Nom identificador del Test</text:p>
            </table:table-cell>
          </table:table-row>
          <table:table-row>
            <table:table-cell table:style-name="Taula9.A2" office:value-type="string">
              <text:p text:style-name="P306"><text:span text:style-name="T130"># </text:span>Descripció</text:p>
            </table:table-cell>
            <table:table-cell table:style-name="Taula9.B3" office:value-type="string">
              <text:p text:style-name="P289">Referència a <text:span text:style-name="T103">T_KEY</text:span></text:p>
            </table:table-cell>
            <table:table-cell table:style-name="Taula9.C3" office:value-type="string">
              <text:p text:style-name="P307">No</text:p>
            </table:table-cell>
            <table:table-cell table:style-name="Taula9.D4" office:value-type="string">
              <text:p text:style-name="P291">Breu descripció del test.</text:p>
            </table:table-cell>
          </table:table-row>
          <table:table-row>
            <table:table-cell table:style-name="Taula9.A2" office:value-type="string">
              <text:p text:style-name="P306"><text:span text:style-name="T130"># </text:span>Instruccions</text:p>
            </table:table-cell>
            <table:table-cell table:style-name="Taula9.B3" office:value-type="string">
              <text:p text:style-name="P289">Referència a <text:span text:style-name="T103">T_KEY</text:span></text:p>
            </table:table-cell>
            <table:table-cell table:style-name="Taula9.C3" office:value-type="string">
              <text:p text:style-name="P307">No</text:p>
            </table:table-cell>
            <table:table-cell table:style-name="Taula9.D5" office:value-type="string">
              <text:p text:style-name="P291">En cas que sigui necessari, instruccions específiques per a complimentar el test.</text:p>
            </table:table-cell>
          </table:table-row>
          <table:table-row>
            <table:table-cell table:style-name="Taula9.A6" office:value-type="string">
              <text:p text:style-name="P272">Versió</text:p>
            </table:table-cell>
            <table:table-cell table:style-name="Taula9.B6" office:value-type="string">
              <text:p text:style-name="P273">Número</text:p>
            </table:table-cell>
            <table:table-cell table:style-name="Taula9.C6" office:value-type="string">
              <text:p text:style-name="P268">Sí</text:p>
            </table:table-cell>
            <table:table-cell table:style-name="Taula9.D6" office:value-type="string">
              <text:p text:style-name="P274">Versió de <text:span text:style-name="T131">la definició del test.</text:span></text:p>
            </table:table-cell>
          </table:table-row>
          <table:table-row>
            <table:table-cell table:style-name="Taula9.A7" office:value-type="string">
              <text:p text:style-name="P292"># <text:span text:style-name="T132">Arrel</text:span></text:p>
            </table:table-cell>
            <table:table-cell table:style-name="Taula9.B7" office:value-type="string">
              <text:p text:style-name="P293">Referència a<text:line-break/><text:span text:style-name="T13">TEST</text:span></text:p>
            </table:table-cell>
            <table:table-cell table:style-name="Taula9.C7" office:value-type="string">
              <text:p text:style-name="P308">Sí</text:p>
            </table:table-cell>
            <table:table-cell table:style-name="Taula9.D7" office:value-type="string">
              <text:p text:style-name="P295">Referència a la <text:span text:style-name="T133">primera versió del test.</text:span></text:p>
            </table:table-cell>
          </table:table-row>
          <table:table-row>
            <table:table-cell table:style-name="Taula9.A7" office:value-type="string">
              <text:p text:style-name="P309"># Terapeuta</text:p>
            </table:table-cell>
            <table:table-cell table:style-name="Taula9.B7" office:value-type="string">
              <text:p text:style-name="P310">Referència a<text:line-break/><text:span text:style-name="T13">USER (THERAPIST)</text:span></text:p>
            </table:table-cell>
            <table:table-cell table:style-name="Taula9.C7" office:value-type="string">
              <text:p text:style-name="P311">Sí</text:p>
            </table:table-cell>
            <table:table-cell table:style-name="Taula9.D7" office:value-type="string">
              <text:p text:style-name="P312">Referència al terapeuta que crea el test.</text:p>
            </table:table-cell>
          </table:table-row>
          <table:table-row>
            <table:table-cell table:style-name="Taula9.A9" office:value-type="string">
              <text:p text:style-name="P77">Seguiment</text:p>
            </table:table-cell>
            <table:table-cell table:style-name="Taula9.B9" office:value-type="string">
              <text:p text:style-name="P78">Usuaris i Dates</text:p>
            </table:table-cell>
            <table:table-cell table:style-name="Taula9.C9" office:value-type="string">
              <text:p text:style-name="P299">Sí</text:p>
            </table:table-cell>
            <table:table-cell table:style-name="Taula9.D9" office:value-type="string">
              <text:p text:style-name="P80">Usuari i data/hora de creació i última modificació de la instància.</text:p>
            </table:table-cell>
          </table:table-row>
        </table:table>
        <text:p text:style-name="P300"><text:bookmark-start text:name="__RefHeading___Toc13542_1791785473"/><text:span text:style-name="T47">Taula </text:span><text:span text:style-name="T47"><text:sequence text:ref-name="refTable13" text:name="Table" text:formula="ooow:Table+1" style:num-format="1">14</text:sequence></text:span><text:span text:style-name="T47">: </text:span><text:alphabetical-index-mark-start text:id="IMark2336770344256"/><text:span text:style-name="T47">Entitat </text:span><text:span text:style-name="T124">TEST</text:span><text:bookmark-end text:name="__RefHeading___Toc13542_1791785473"/><text:alphabetical-index-mark-end text:id="IMark2336770344256"/></text:p>
        <text:h text:style-name="P313" text:outline-level="3"><text:bookmark-start text:name="__RefHeading___Toc2714_2294837604"/>QUESTION<text:bookmark-end text:name="__RefHeading___Toc2714_2294837604"/></text:h>
        <text:p text:style-name="P303"><text:span text:style-name="T113">Aquesta entitat defineix el detall de cada pregunta </text:span><text:span text:style-name="T134">o bloc de preguntes </text:span><text:span text:style-name="T113">del Test.</text:span></text:p>
        <text:p text:style-name="P285">Els tipus de preguntes disponibles són:</text:p>
        <text:list text:continue-numbering="true" text:style-name="L3">
          <text:list-item>
            <text:p text:style-name="P314"><text:span text:style-name="T117">Text lliure</text:span><text:span text:style-name="T18">: </text:span><text:span text:style-name="T118">Una cadena de caràcters d’ompliment lliure per part del pacient.</text:span></text:p>
          </text:list-item>
          <text:list-item>
            <text:p text:style-name="P315"><text:span text:style-name="T73">Booleà</text:span><text:span text:style-name="T18">: Una columna del registre que només pot ser cert o fals.</text:span></text:p>
          </text:list-item>
          <text:list-item>
            <text:p text:style-name="P316">Llista: Columna on el pacient ha d’escollir un d’entre tots els elements d’una llista donada.</text:p>
          </text:list-item>
          <text:list-item>
            <text:p text:style-name="P317">Estat d’Ànim<text:span text:style-name="T10">: Columna on el pacient ha d’escollir entre els estats d’ànim disponibles.</text:span></text:p>
          </text:list-item>
          <text:list-item>
            <text:p text:style-name="P318">Emoció<text:span text:style-name="T10">: Columna on el pacient ha d’escollir entre les emocions disponibles.</text:span></text:p>
          </text:list-item>
        </text:list>
        <text:p text:style-name="P319"><text:span text:style-name="T113"/></text:p>
        <table:table table:name="Taula10" table:style-name="Taula10">
          <table:table-column table:style-name="Taula10.A"/>
          <table:table-column table:style-name="Taula10.B"/>
          <table:table-column table:style-name="Taula10.C"/>
          <table:table-column table:style-name="Taula10.D"/>
          <table:table-row>
            <table:table-cell table:style-name="Taula10.A1" office:value-type="string">
              <text:p text:style-name="P286">Atribut</text:p>
            </table:table-cell>
            <table:table-cell table:style-name="Taula10.A1" office:value-type="string">
              <text:p text:style-name="P286">Tipus</text:p>
            </table:table-cell>
            <table:table-cell table:style-name="Taula10.A1" office:value-type="string">
              <text:p text:style-name="P287">Obl</text:p>
            </table:table-cell>
            <table:table-cell table:style-name="Taula10.D1" office:value-type="string">
              <text:p text:style-name="P286">Descripció</text:p>
            </table:table-cell>
          </table:table-row>
          <table:table-row>
            <table:table-cell table:style-name="Taula10.A2" office:value-type="string">
              <text:p text:style-name="P304"><text:span text:style-name="T135"># </text:span>Test</text:p>
            </table:table-cell>
            <table:table-cell table:style-name="Taula10.B2" office:value-type="string">
              <text:p text:style-name="P305">Referència a <text:span text:style-name="T13">TEST</text:span></text:p>
            </table:table-cell>
            <table:table-cell table:style-name="Taula10.C2" office:value-type="string">
              <text:p text:style-name="P290">Sí</text:p>
            </table:table-cell>
            <table:table-cell table:style-name="Taula10.D2" office:value-type="string">
              <text:p text:style-name="P291">Test on pertany la pregunta.</text:p>
            </table:table-cell>
          </table:table-row>
          <table:table-row>
            <table:table-cell table:style-name="Taula10.A2" office:value-type="string">
              <text:p text:style-name="P320">Tipus</text:p>
            </table:table-cell>
            <table:table-cell table:style-name="Taula10.B3" office:value-type="string">
              <text:p text:style-name="P321">Enumeració</text:p>
            </table:table-cell>
            <table:table-cell table:style-name="Taula10.C3" office:value-type="string">
              <text:p text:style-name="P299">Sí</text:p>
            </table:table-cell>
            <table:table-cell table:style-name="Taula10.D3" office:value-type="string">
              <text:p text:style-name="P291">Tipus de pregunta segons l’enumeració especificada.</text:p>
            </table:table-cell>
          </table:table-row>
          <table:table-row>
            <table:table-cell table:style-name="Taula10.A2" office:value-type="string">
              <text:p text:style-name="P322"><text:span text:style-name="T136"># </text:span><text:span text:style-name="T13">Bloc</text:span></text:p>
            </table:table-cell>
            <table:table-cell table:style-name="Taula10.B3" office:value-type="string">
              <text:p text:style-name="P323">Referència <text:span text:style-name="T137">a </text:span><text:span text:style-name="T13">QUESTION</text:span></text:p>
            </table:table-cell>
            <table:table-cell table:style-name="Taula10.C3" office:value-type="string">
              <text:p text:style-name="P324">No</text:p>
            </table:table-cell>
            <table:table-cell table:style-name="Taula10.D4" office:value-type="string">
              <text:p text:style-name="P325">Referència al bloc del test (encapsulat dins la mateixa entitat <text:span text:style-name="T13">QUESTION</text:span><text:span text:style-name="T10">) al qual pertany la pregunta.</text:span></text:p>
            </table:table-cell>
          </table:table-row>
          <table:table-row>
            <table:table-cell table:style-name="Taula10.A5" office:value-type="string">
              <text:p text:style-name="P306"><text:span text:style-name="T137"># </text:span>Títol</text:p>
            </table:table-cell>
            <table:table-cell table:style-name="Taula10.B5" office:value-type="string">
              <text:p text:style-name="P326">Referència a <text:span text:style-name="T103">T_KEY</text:span></text:p>
            </table:table-cell>
            <table:table-cell table:style-name="Taula10.C5" office:value-type="string">
              <text:p text:style-name="P299">Sí</text:p>
            </table:table-cell>
            <table:table-cell table:style-name="Taula10.D5" office:value-type="string">
              <text:p text:style-name="P291">Títol de la pregunta.</text:p>
            </table:table-cell>
          </table:table-row>
          <table:table-row>
            <table:table-cell table:style-name="Taula10.A2" office:value-type="string">
              <text:p text:style-name="P306"><text:span text:style-name="T137"># </text:span>Ajut</text:p>
            </table:table-cell>
            <table:table-cell table:style-name="Taula10.B3" office:value-type="string">
              <text:p text:style-name="P326">Referència a <text:span text:style-name="T103">T_KEY</text:span></text:p>
            </table:table-cell>
            <table:table-cell table:style-name="Taula10.C3" office:value-type="string">
              <text:p text:style-name="P327">No</text:p>
            </table:table-cell>
            <table:table-cell table:style-name="Taula10.D6" office:value-type="string">
              <text:p text:style-name="P291">En cas que sigui necessari, breu text d’ajuda per al compliment de la pregunta.</text:p>
            </table:table-cell>
          </table:table-row>
          <table:table-row>
            <table:table-cell table:style-name="Taula10.A2" office:value-type="string">
              <text:p text:style-name="P257">Obligatòria?</text:p>
            </table:table-cell>
            <table:table-cell table:style-name="Taula10.B3" office:value-type="string">
              <text:p text:style-name="P258">Booleà</text:p>
            </table:table-cell>
            <table:table-cell table:style-name="Taula10.C3" office:value-type="string">
              <text:p text:style-name="P299">Sí</text:p>
            </table:table-cell>
            <table:table-cell table:style-name="Taula10.D7" office:value-type="string">
              <text:p text:style-name="P252">Determina si la <text:span text:style-name="T128">pregunta</text:span> s’ha d’omplir obligatòriament o és opcional.</text:p>
            </table:table-cell>
          </table:table-row>
          <table:table-row>
            <table:table-cell table:style-name="Taula10.A2" office:value-type="string">
              <text:p text:style-name="P259">Custom?</text:p>
            </table:table-cell>
            <table:table-cell table:style-name="Taula10.B3" office:value-type="string">
              <text:p text:style-name="P250">Booleà</text:p>
            </table:table-cell>
            <table:table-cell table:style-name="Taula10.C3" office:value-type="string">
              <text:p text:style-name="P299">Sí</text:p>
            </table:table-cell>
            <table:table-cell table:style-name="Taula10.D8" office:value-type="string">
              <text:p text:style-name="P252">Determina si el pacient pot escriure a la seva manera <text:span text:style-name="T128">la resposta a la pregunta.</text:span></text:p>
            </table:table-cell>
          </table:table-row>
          <table:table-row>
            <table:table-cell table:style-name="Taula10.A9" office:value-type="string">
              <text:p text:style-name="P77">Seguiment</text:p>
            </table:table-cell>
            <table:table-cell table:style-name="Taula10.B9" office:value-type="string">
              <text:p text:style-name="P78">Usuaris i Dates</text:p>
            </table:table-cell>
            <table:table-cell table:style-name="Taula10.C9" office:value-type="string">
              <text:p text:style-name="P299">Sí</text:p>
            </table:table-cell>
            <table:table-cell table:style-name="Taula10.D9" office:value-type="string">
              <text:p text:style-name="P80">Usuari i data/hora de creació i última modificació de la instància.</text:p>
            </table:table-cell>
          </table:table-row>
        </table:table>
        <text:p text:style-name="P300"><text:bookmark-start text:name="__RefHeading___Toc13540_1791785473"/><text:span text:style-name="T47">Taula </text:span><text:span text:style-name="T47"><text:sequence text:ref-name="refTable14" text:name="Table" text:formula="ooow:Table+1" style:num-format="1">15</text:sequence></text:span><text:span text:style-name="T47">: </text:span><text:alphabetical-index-mark-start text:id="IMark2336770343936"/><text:span text:style-name="T47">Entitat </text:span><text:span text:style-name="T124">QUESTION</text:span><text:bookmark-end text:name="__RefHeading___Toc13540_1791785473"/><text:alphabetical-index-mark-end text:id="IMark2336770343936"/></text:p>
        <text:h text:style-name="P328" text:outline-level="2"><text:bookmark-start text:name="__RefHeading___Toc10750_2852948003"/><text:soft-page-break/><text:span text:style-name="T138">Emotions Module (EMOMOD)</text:span><text:bookmark-end text:name="__RefHeading___Toc10750_2852948003"/></text:h>
        <text:p text:style-name="P329">El mòdul <text:span text:style-name="T9">Emotions</text:span><text:span text:style-name="T10"> permet definir i classificar les diferents </text:span><text:span text:style-name="T13">emocions</text:span><text:span text:style-name="T10"> </text:span><text:span text:style-name="T139">i </text:span><text:span text:style-name="T140">estats d’ànim</text:span><text:span text:style-name="T139"> </text:span><text:span text:style-name="T10">que oferirem a escollir </text:span><text:span text:style-name="T141">per defecte</text:span><text:span text:style-name="T10"> als pacients. En alguns casos, però, el pacient podrà introduir la seva interpretació </text:span><text:span text:style-name="T139">personal </text:span><text:span text:style-name="T10">sense haver de limitar-se a les opcions oferides </text:span><text:span text:style-name="T141">(pàg. </text:span><text:span text:style-name="T141"><text:bookmark-ref text:reference-format="page" text:ref-name="__RefNumPara__10768_2852948003">33</text:bookmark-ref></text:span><text:span text:style-name="T141">).</text:span></text:p>
        <text:h text:style-name="P330" text:outline-level="3" text:is-list-header="true"><text:bookmark-start text:name="__RefHeading___Toc10752_2852948003"/>Diagrama<text:bookmark-end text:name="__RefHeading___Toc10752_2852948003"/></text:h>
        <text:h text:style-name="P331" text:outline-level="3"><draw:frame draw:style-name="fr2" draw:name="Marc8" text:anchor-type="paragraph" svg:y="0.101cm" svg:width="10.021cm" draw:z-index="4"><draw:text-box fo:min-height="5.838cm"><text:p text:style-name="P37"><draw:g text:anchor-type="paragraph" draw:z-index="5" draw:name="Objecte de grup 18" draw:style-name="gr17"><draw:custom-shape draw:style-name="gr49" draw:text-style-name="P173" xml:id="id77" draw:id="id77" svg:width="3.001cm" svg:height="1.001cm" svg:x="0.009cm" svg:y="1.501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text:p text:style-name="P172"><text:span text:style-name="T89">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73" xml:id="id79" draw:id="id79" svg:width="3.001cm" svg:height="1.001cm" svg:x="6.01cm" svg:y="1.501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text:p text:style-name="P172"><text:span text:style-name="T89">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52" xml:id="id78" draw:id="id78" svg:width="3.001cm" svg:height="1.001cm" svg:x="3.009cm" svg:y="0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51"><text:span text:style-name="T3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6" draw:text-style-name="P179" svg:x1="1.508cm" svg:y1="1.501cm" svg:x2="3.009cm" svg:y2="0.499cm" draw:start-shape="id77" draw:start-glue-point="4" draw:end-shape="id78" draw:end-glue-point="7" svg:d="M1508 1501v-1002h1501" svg:viewBox="0 0 1503 1004"><text:p/></draw:connector><draw:connector draw:style-name="gr126" draw:text-style-name="P179" svg:x1="7.509cm" svg:y1="1.501cm" svg:x2="6.008cm" svg:y2="0.499cm" draw:start-shape="id79" draw:start-glue-point="4" draw:end-shape="id78" draw:end-glue-point="6" svg:d="M7509 1501v-1002h-1501" svg:viewBox="0 0 1503 1004"><text:p/></draw:connector><draw:custom-shape draw:style-name="gr55" draw:text-style-name="P52" xml:id="id80" draw:id="id80" svg:width="3.001cm" svg:height="1.001cm" svg:x="3.027cm" svg:y="3.5cm"><draw:glue-point draw:id="4" svg:x="0cm" svg:y="-5cm"/><draw:glue-point draw:id="5" svg:x="0cm" svg:y="5cm"/><draw:glue-point draw:id="6" svg:x="5cm" svg:y="0cm"/><draw:glue-point draw:id="7" svg:x="-5cm" svg:y="0cm"/><draw:glue-point draw:id="8" svg:x="-2.47cm" svg:y="4.99cm"/><draw:glue-point draw:id="9" svg:x="2.54cm" svg:y="4.99cm"/><draw:glue-point draw:id="10" svg:x="-5.04cm" svg:y="-2.11cm"/><draw:glue-point draw:id="11" svg:x="-4.98cm" svg:y="2.38cm"/><text:p text:style-name="P51"><text:span text:style-name="T35">ANS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8" draw:text-style-name="P55" svg:x1="6.76cm" svg:y1="2.499cm" svg:x2="6.026cm" svg:y2="3.999cm" draw:start-shape="id79" draw:start-glue-point="10" draw:end-shape="id80" draw:end-glue-point="6" svg:d="M6760 2499v1500h-734" svg:viewBox="0 0 736 1501"><text:p/></draw:connector><draw:connector draw:style-name="gr118" draw:text-style-name="P55" svg:x1="2.258cm" svg:y1="2.499cm" svg:x2="3.027cm" svg:y2="3.999cm" draw:start-shape="id77" draw:start-glue-point="10" draw:end-shape="id80" draw:end-glue-point="7" svg:d="M2258 2499v1500h769" svg:viewBox="0 0 771 1501"><text:p/></draw:connector><draw:frame draw:style-name="gr57" draw:text-style-name="P175" svg:width="1.532cm" svg:height="0.578cm" svg:x="1.575cm" svg:y="0.857cm"><draw:text-box><text:p text:style-name="P8"><text:span text:style-name="T91">key_id</text:span></text:p></draw:text-box></draw:frame><draw:frame draw:style-name="gr57" draw:text-style-name="P175" svg:width="1.532cm" svg:height="0.578cm" svg:x="6.176cm" svg:y="0.859cm"><draw:text-box><text:p text:style-name="P8"><text:span text:style-name="T91">key_id</text:span></text:p></draw:text-box></draw:frame><draw:frame draw:style-name="gr127" draw:text-style-name="P118" svg:width="1.751cm" svg:height="0.669cm" svg:x="2.159cm" svg:y="2.981cm"><draw:text-box><text:p text:style-name="P8"><text:span text:style-name="T36">mood_id</text:span></text:p></draw:text-box></draw:frame><draw:frame draw:style-name="gr57" draw:text-style-name="P118" svg:width="2.05cm" svg:height="0.578cm" svg:x="4.96cm" svg:y="2.983cm"><draw:text-box><text:p text:style-name="P8"><text:span text:style-name="T36">emotion_id</text:span></text:p></draw:text-box></draw:frame><draw:custom-shape draw:style-name="gr128" draw:text-style-name="P52" xml:id="id81" draw:id="id81" svg:width="3.001cm" svg:height="1.001cm" svg:x="3.009cm" svg:y="4.8cm"><draw:glue-point draw:id="4" svg:x="0cm" svg:y="-5cm"/><draw:glue-point draw:id="5" svg:x="0cm" svg:y="5cm"/><draw:glue-point draw:id="6" svg:x="5cm" svg:y="0cm"/><draw:glue-point draw:id="7" svg:x="-5cm" svg:y="0cm"/><draw:glue-point draw:id="8" svg:x="-2.38cm" svg:y="5cm"/><draw:glue-point draw:id="9" svg:x="-2.38cm" svg:y="-5cm"/><draw:glue-point draw:id="10" svg:x="2.62cm" svg:y="-5cm"/><draw:glue-point draw:id="11" svg:x="2.62cm" svg:y="5cm"/><draw:glue-point draw:id="12" svg:x="-5cm" svg:y="-2.5cm"/><draw:glue-point draw:id="13" svg:x="-5cm" svg:y="2.5cm"/><draw:glue-point draw:id="14" svg:x="5cm" svg:y="-2.5cm"/><draw:glue-point draw:id="15" svg:x="5cm" svg:y="2.5cm"/><text:p text:style-name="P51"><text:span text:style-name="T35">REGISTER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8" draw:text-style-name="P55" svg:x1="1.508cm" svg:y1="2.499cm" svg:x2="3.009cm" svg:y2="5.299cm" draw:start-shape="id77" draw:start-glue-point="5" draw:end-shape="id81" draw:end-glue-point="7" svg:d="M1508 2499v2800h1501" svg:viewBox="0 0 1503 2801"><text:p/></draw:connector><draw:connector draw:style-name="gr118" draw:text-style-name="P55" svg:x1="7.509cm" svg:y1="2.499cm" svg:x2="6.008cm" svg:y2="5.299cm" draw:start-shape="id79" draw:start-glue-point="5" draw:end-shape="id81" draw:end-glue-point="6" svg:d="M7509 2499v2800h-1501" svg:viewBox="0 0 1503 2801"><text:p/></draw:connector><draw:frame draw:style-name="gr127" draw:text-style-name="P118" svg:width="1.751cm" svg:height="0.669cm" svg:x="1.559cm" svg:y="4.683cm"><draw:text-box><text:p text:style-name="P8"><text:span text:style-name="T36">mood_id</text:span></text:p></draw:text-box></draw:frame><draw:frame draw:style-name="gr57" draw:text-style-name="P118" svg:width="2.05cm" svg:height="0.578cm" svg:x="5.86cm" svg:y="4.683cm"><draw:text-box><text:p text:style-name="P8"><text:span text:style-name="T36">emotion_id</text:span></text:p></draw:text-box></draw:frame><draw:connector draw:style-name="gr120" draw:text-style-name="P180" draw:line-skew="0.407cm 0.407cm" svg:x1="9.008cm" svg:y1="2cm" svg:x2="8.259cm" svg:y2="2.499cm" draw:start-shape="id79" draw:start-glue-point="6" draw:end-shape="id79" draw:end-glue-point="11" svg:d="M9008 2000h926v1425h-1675v-926" svg:viewBox="0 0 1677 1427"><text:p/></draw:connector><draw:frame draw:style-name="gr57" draw:text-style-name="P175" svg:width="1.932cm" svg:height="0.578cm" svg:x="8.077cm" svg:y="3.26cm"><draw:text-box><text:p text:style-name="P8"><text:span text:style-name="T91">parent_id</text:span></text:p></draw:text-box></draw:frame></draw:g>Diagrama <text:sequence text:ref-name="refDiagrama6" text:name="Diagrama" text:formula="ooow:Diagrama+1" style:num-format="1">7</text:sequence>: Mòdul de Emocions (EMOMOD)</text:p></draw:text-box></draw:frame><text:bookmark-start text:name="__RefHeading___Toc10754_2852948003"/>MOOD<text:bookmark-end text:name="__RefHeading___Toc10754_2852948003"/></text:h>
        <text:p text:style-name="P332"><text:span text:style-name="T113">L’entitat </text:span><text:span text:style-name="T142">Mood</text:span><text:span text:style-name="T113"> </text:span><text:span text:style-name="T143">representa els estats d’ànim predefinits dins l’aplicació (pàg. </text:span><text:span text:style-name="T143"><text:bookmark-ref text:reference-format="page" text:ref-name="__RefNumPara__18200_1539288443">33</text:bookmark-ref></text:span><text:span text:style-name="T143">).</text:span></text:p>
        <table:table table:name="Taula36" table:style-name="Taula36">
          <table:table-column table:style-name="Taula36.A"/>
          <table:table-column table:style-name="Taula36.B"/>
          <table:table-column table:style-name="Taula36.C"/>
          <table:table-column table:style-name="Taula36.D"/>
          <table:table-row>
            <table:table-cell table:style-name="Taula36.A1" office:value-type="string">
              <text:p text:style-name="P333">Atribut</text:p>
            </table:table-cell>
            <table:table-cell table:style-name="Taula36.A1" office:value-type="string">
              <text:p text:style-name="P333">Tipus</text:p>
            </table:table-cell>
            <table:table-cell table:style-name="Taula36.A1" office:value-type="string">
              <text:p text:style-name="P287">Obl</text:p>
            </table:table-cell>
            <table:table-cell table:style-name="Taula36.D1" office:value-type="string">
              <text:p text:style-name="P333">Descripció</text:p>
            </table:table-cell>
          </table:table-row>
          <table:table-row>
            <table:table-cell table:style-name="Taula36.A2" office:value-type="string">
              <text:p text:style-name="P136"><text:span text:style-name="T75"># </text:span><text:span text:style-name="T13">Nom</text:span></text:p>
            </table:table-cell>
            <table:table-cell table:style-name="Taula36.B2" office:value-type="string">
              <text:p text:style-name="P137">Referència a <text:span text:style-name="T13">T_KEY</text:span></text:p>
            </table:table-cell>
            <table:table-cell table:style-name="Taula36.C2" office:value-type="string">
              <text:p text:style-name="P290">Sí</text:p>
            </table:table-cell>
            <table:table-cell table:style-name="Taula36.D2" office:value-type="string">
              <text:p text:style-name="P334">Nom identificador de <text:span text:style-name="T75">l’estat d’ànim.</text:span></text:p>
            </table:table-cell>
          </table:table-row>
          <table:table-row>
            <table:table-cell table:style-name="Taula36.A3" office:value-type="string">
              <text:p text:style-name="P335"><text:span text:style-name="T144"># </text:span>Descripció</text:p>
            </table:table-cell>
            <table:table-cell table:style-name="Taula36.B3" office:value-type="string">
              <text:p text:style-name="P137">Referència a <text:span text:style-name="T13">T_KEY</text:span></text:p>
            </table:table-cell>
            <table:table-cell table:style-name="Taula36.C3" office:value-type="string">
              <text:p text:style-name="P336">No</text:p>
            </table:table-cell>
            <table:table-cell table:style-name="Taula36.D3" office:value-type="string">
              <text:p text:style-name="P334">Breu descripció de <text:span text:style-name="T75">l’estat d’ànim.</text:span></text:p>
            </table:table-cell>
          </table:table-row>
          <table:table-row>
            <table:table-cell table:style-name="Taula36.A2" office:value-type="string">
              <text:p text:style-name="P337">Valor</text:p>
            </table:table-cell>
            <table:table-cell table:style-name="Taula36.B2" office:value-type="string">
              <text:p text:style-name="P137">Número</text:p>
            </table:table-cell>
            <table:table-cell table:style-name="Taula36.C2" office:value-type="string">
              <text:p text:style-name="P299">Sí</text:p>
            </table:table-cell>
            <table:table-cell table:style-name="Taula36.D2" office:value-type="string">
              <text:p text:style-name="P338">Valor entre -10 (pitjor) i +10 (millor).</text:p>
            </table:table-cell>
          </table:table-row>
          <table:table-row>
            <table:table-cell table:style-name="Taula36.A5" office:value-type="string">
              <text:p text:style-name="P77">Seguiment</text:p>
            </table:table-cell>
            <table:table-cell table:style-name="Taula36.B5" office:value-type="string">
              <text:p text:style-name="P78">Usuaris i Dates</text:p>
            </table:table-cell>
            <table:table-cell table:style-name="Taula36.C5" office:value-type="string">
              <text:p text:style-name="P299">Sí</text:p>
            </table:table-cell>
            <table:table-cell table:style-name="Taula36.D5" office:value-type="string">
              <text:p text:style-name="P80">Usuari i data/hora de creació i última modificació de la instància.</text:p>
            </table:table-cell>
          </table:table-row>
        </table:table>
        <text:p text:style-name="P339"><text:bookmark-start text:name="Còpia de __RefHeading___Toc13542_1791785473 1"/><text:span text:style-name="T145">Taula </text:span><text:span text:style-name="T145"><text:sequence text:ref-name="refTable15" text:name="Table" text:formula="ooow:Table+1" style:num-format="1">16</text:sequence></text:span><text:span text:style-name="T145">: </text:span><text:alphabetical-index-mark-start text:id="IMark2336770344256"/><text:span text:style-name="T145">Entitat </text:span><text:span text:style-name="T146">MOOD</text:span><text:bookmark-end text:name="Còpia de __RefHeading___Toc13542_1791785473 1"/><text:alphabetical-index-mark-end text:id="IMark2336770344256"/></text:p>
        <text:h text:style-name="P331" text:outline-level="3"><text:bookmark-start text:name="__RefHeading___Toc10756_2852948003"/>EMOTION<text:bookmark-end text:name="__RefHeading___Toc10756_2852948003"/></text:h>
        <text:p text:style-name="P340"><text:span text:style-name="T113">L’entitat </text:span><text:span text:style-name="T142">Emotion</text:span><text:span text:style-name="T113"> </text:span><text:span text:style-name="T143">representa l’arbre d’emocions predefinides dins l’aplicació (pàg. </text:span><text:span text:style-name="T143"><text:bookmark-ref text:reference-format="page" text:ref-name="__RefNumPara__18192_1539288443">34</text:bookmark-ref></text:span><text:span text:style-name="T143">).</text:span></text:p>
        <table:table table:name="Taula37" table:style-name="Taula37">
          <table:table-column table:style-name="Taula37.A"/>
          <table:table-column table:style-name="Taula37.B"/>
          <table:table-column table:style-name="Taula37.C"/>
          <table:table-column table:style-name="Taula37.D"/>
          <table:table-row>
            <table:table-cell table:style-name="Taula37.A1" office:value-type="string">
              <text:p text:style-name="P341">Atribut</text:p>
            </table:table-cell>
            <table:table-cell table:style-name="Taula37.A1" office:value-type="string">
              <text:p text:style-name="P341">Tipus</text:p>
            </table:table-cell>
            <table:table-cell table:style-name="Taula37.A1" office:value-type="string">
              <text:p text:style-name="P287">Obl</text:p>
            </table:table-cell>
            <table:table-cell table:style-name="Taula37.D1" office:value-type="string">
              <text:p text:style-name="P341">Descripció</text:p>
            </table:table-cell>
          </table:table-row>
          <table:table-row>
            <table:table-cell table:style-name="Taula37.A2" office:value-type="string">
              <text:p text:style-name="P136"><text:span text:style-name="T75"># </text:span><text:span text:style-name="T13">Nom</text:span></text:p>
            </table:table-cell>
            <table:table-cell table:style-name="Taula37.B2" office:value-type="string">
              <text:p text:style-name="P137">Referència a <text:span text:style-name="T13">T_KEY</text:span></text:p>
            </table:table-cell>
            <table:table-cell table:style-name="Taula37.C2" office:value-type="string">
              <text:p text:style-name="P290">Sí</text:p>
            </table:table-cell>
            <table:table-cell table:style-name="Taula37.D2" office:value-type="string">
              <text:p text:style-name="P334">Nom identificador de <text:span text:style-name="T75">l’estat d’ànim.</text:span></text:p>
            </table:table-cell>
          </table:table-row>
          <table:table-row>
            <table:table-cell table:style-name="Taula37.A2" office:value-type="string">
              <text:p text:style-name="P335"><text:span text:style-name="T144"># </text:span>Descripció</text:p>
            </table:table-cell>
            <table:table-cell table:style-name="Taula37.B3" office:value-type="string">
              <text:p text:style-name="P137">Referència a <text:span text:style-name="T13">T_KEY</text:span></text:p>
            </table:table-cell>
            <table:table-cell table:style-name="Taula37.C3" office:value-type="string">
              <text:p text:style-name="P336">No</text:p>
            </table:table-cell>
            <table:table-cell table:style-name="Taula37.D3" office:value-type="string">
              <text:p text:style-name="P334">Breu descripció de <text:span text:style-name="T75">l’estat d’ànim.</text:span></text:p>
            </table:table-cell>
          </table:table-row>
          <table:table-row>
            <table:table-cell table:style-name="Taula37.A4" office:value-type="string">
              <text:p text:style-name="P342"># Pare</text:p>
            </table:table-cell>
            <table:table-cell table:style-name="Taula37.B4" office:value-type="string">
              <text:p text:style-name="P137">Refer. a <text:span text:style-name="T13">EMOTION</text:span></text:p>
            </table:table-cell>
            <table:table-cell table:style-name="Taula37.C4" office:value-type="string">
              <text:p text:style-name="P343">No</text:p>
            </table:table-cell>
            <table:table-cell table:style-name="Taula37.D4" office:value-type="string">
              <text:p text:style-name="P338">Emoció genèrica de la que penja l’emoció.</text:p>
            </table:table-cell>
          </table:table-row>
          <table:table-row>
            <table:table-cell table:style-name="Taula37.A2" office:value-type="string">
              <text:p text:style-name="P337">Valor</text:p>
            </table:table-cell>
            <table:table-cell table:style-name="Taula37.B3" office:value-type="string">
              <text:p text:style-name="P137">Número</text:p>
            </table:table-cell>
            <table:table-cell table:style-name="Taula37.C3" office:value-type="string">
              <text:p text:style-name="P299">Sí</text:p>
            </table:table-cell>
            <table:table-cell table:style-name="Taula37.D3" office:value-type="string">
              <text:p text:style-name="P338">Valor entre -10 (pitjor) i +10 (millor).</text:p>
            </table:table-cell>
          </table:table-row>
          <table:table-row>
            <table:table-cell table:style-name="Taula37.A6" office:value-type="string">
              <text:p text:style-name="P77">Seguiment</text:p>
            </table:table-cell>
            <table:table-cell table:style-name="Taula37.B6" office:value-type="string">
              <text:p text:style-name="P78">Usuaris i Dates</text:p>
            </table:table-cell>
            <table:table-cell table:style-name="Taula37.C6" office:value-type="string">
              <text:p text:style-name="P299">Sí</text:p>
            </table:table-cell>
            <table:table-cell table:style-name="Taula37.D6" office:value-type="string">
              <text:p text:style-name="P80">Usuari i data/hora de creació i última modificació de la instància.</text:p>
            </table:table-cell>
          </table:table-row>
        </table:table>
        <text:p text:style-name="P344"><text:bookmark-start text:name="Còpia de Còpia de __RefHeading___Toc13542_1791785473 1 1"/><text:span text:style-name="T145">Taula </text:span><text:span text:style-name="T145"><text:sequence text:ref-name="refTable16" text:name="Table" text:formula="ooow:Table+1" style:num-format="1">17</text:sequence></text:span><text:span text:style-name="T145">: </text:span><text:bookmark-end text:name="Còpia de Còpia de __RefHeading___Toc13542_1791785473 1 1"/><text:alphabetical-index-mark-start text:id="IMark2336770342416"/><text:span text:style-name="T146">Entitat </text:span><text:span text:style-name="T144">EMOTION</text:span><text:alphabetical-index-mark-end text:id="IMark2336770342416"/></text:p>
        <text:p text:style-name="P345"><text:span text:style-name="T124"/></text:p>
        <text:h text:style-name="P346" text:outline-level="1"><text:bookmark-start text:name="__RefHeading___Toc4356_1629209868"/>Àrea de Treball<text:bookmark-end text:name="__RefHeading___Toc4356_1629209868"/></text:h>
        <text:p text:style-name="P347">Dins aquesta <text:span text:style-name="T27">àrea </text:span><text:span text:style-name="T6">s’emmagatzemarà tota la feina realitzada pels pacients. Fem </text:span>la següent subdivisió <text:span text:style-name="T6">per</text:span> mòduls:</text:p>
        <text:section text:style-name="Sect4" text:name="Secció3">
          <text:list xml:id="list171141873029773" text:continue-list="list2927590537" text:style-name="L2">
            <text:list-item>
              <text:p text:style-name="P348"><text:span text:style-name="T147">Diag</text:span><text:span text:style-name="T148">nosis Module</text:span></text:p>
            </text:list-item>
            <text:list-item>
              <text:p text:style-name="P349">Material Module</text:p>
            </text:list-item>
            <text:list-item>
              <text:p text:style-name="P349"><text:span text:style-name="T14">Register</text:span> Module</text:p>
            </text:list-item>
            <text:list-item>
              <text:p text:style-name="P349"><text:span text:style-name="T14">Results</text:span> Module</text:p>
            </text:list-item>
          </text:list>
        </text:section>
        <text:h text:style-name="P350" text:outline-level="2"><text:bookmark-start text:name="Còpia de __RefHeading___Toc2706_2294837604 1"/><text:bookmark-start text:name="__RefHeading___Toc4358_1629209868"/><text:span text:style-name="T149">Diagnosis</text:span><text:bookmark-start text:name="Còpia de Còpia de Còpia de __RefHeading___Toc3489_1471092614 1 1 1"/><text:span text:style-name="T84"> </text:span>Module <text:span text:style-name="T63">(</text:span><text:span text:style-name="T149">DGN</text:span><text:span text:style-name="T63">MOD)</text:span><text:bookmark-end text:name="Còpia de __RefHeading___Toc2706_2294837604 1"/><text:bookmark-end text:name="__RefHeading___Toc4358_1629209868"/><text:bookmark-end text:name="Còpia de Còpia de Còpia de __RefHeading___Toc3489_1471092614 1 1 1"/></text:h>
        <text:p text:style-name="P351">Aquest mòdul fa servir les definicions creades al mòdul <text:span text:style-name="T9">Diseases</text:span><text:span text:style-name="T13"> </text:span><text:span text:style-name="T10">(pàg. </text:span><text:bookmark-ref text:reference-format="page" text:ref-name="__RefNumPara__2912_2294837604">6</text:bookmark-ref>) per a enregistrar les patologies diagnosticades a cada pacient i en quina fase es troben.</text:p>
        <text:h text:style-name="P352" text:outline-level="3" text:is-list-header="true"><draw:frame draw:style-name="fr2" draw:name="Marc14" text:anchor-type="paragraph" svg:y="1.076cm" svg:width="17.037cm" draw:z-index="22"><draw:text-box fo:min-height="7.211cm"><text:p text:style-name="P37"><draw:g text:anchor-type="paragraph" draw:z-index="23" draw:name="Objecte de grup 4" draw:style-name="gr17"><draw:custom-shape draw:style-name="gr68" draw:text-style-name="P171" xml:id="id86" draw:id="id86" svg:width="3.001cm" svg:height="1.001cm" svg:x="0.018cm" svg:y="1.404cm"><draw:glue-point draw:id="4" svg:x="0cm" svg:y="-5cm"/><draw:glue-point draw:id="5" svg:x="0cm" svg:y="5cm"/><draw:glue-point draw:id="6" svg:x="5cm" svg:y="0cm"/><draw:glue-point draw:id="7" svg:x="-5cm" svg:y="0cm"/><text:p text:style-name="P170"><text:span text:style-name="T88">DISE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9" draw:text-style-name="P171" xml:id="id85" draw:id="id85" svg:width="3.001cm" svg:height="0.999cm" svg:x="0.018cm" svg:y="3.336cm"><draw:glue-point draw:id="4" svg:x="0cm" svg:y="-5cm"/><draw:glue-point draw:id="5" svg:x="0cm" svg:y="5cm"/><draw:glue-point draw:id="6" svg:x="5cm" svg:y="0cm"/><draw:glue-point draw:id="7" svg:x="-5cm" svg:y="0cm"/><draw:glue-point draw:id="8" svg:x="-4.98cm" svg:y="-2.83cm"/><draw:glue-point draw:id="9" svg:x="-5.006cm" svg:y="2.72cm"/><text:p text:style-name="P170"><text:span text:style-name="T88">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8" draw:text-style-name="P171" xml:id="id84" draw:id="id84" svg:width="3.001cm" svg:height="1.001cm" svg:x="0.018cm" svg:y="5.304cm"><draw:glue-point draw:id="4" svg:x="0cm" svg:y="-5cm"/><draw:glue-point draw:id="5" svg:x="0cm" svg:y="5cm"/><draw:glue-point draw:id="6" svg:x="5cm" svg:y="0cm"/><draw:glue-point draw:id="7" svg:x="-5cm" svg:y="0cm"/><text:p text:style-name="P170"><text:span text:style-name="T88">GO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0" draw:text-style-name="P178" draw:type="line" svg:x1="6.518cm" svg:y1="3.318cm" svg:x2="6.518cm" svg:y2="2.441cm" draw:start-shape="id82" draw:start-glue-point="4" draw:end-shape="id83" draw:end-glue-point="5" svg:d="M6518 3318v-877" svg:viewBox="0 0 2 878"><text:p/></draw:connector><draw:frame draw:style-name="gr39" draw:text-style-name="P175" svg:width="2.095cm" svg:height="0.578cm" svg:x="4.532cm" svg:y="2.704cm"><draw:text-box><text:p text:style-name="P8"><text:span text:style-name="T91">diagnosis_id</text:span></text:p></draw:text-box></draw:frame><draw:connector draw:style-name="gr72" draw:text-style-name="P174" draw:type="line" svg:x1="1.517cm" svg:y1="5.304cm" svg:x2="1.517cm" svg:y2="4.334cm" draw:start-shape="id84" draw:start-glue-point="4" draw:end-shape="id85" draw:end-glue-point="5" svg:d="M1517 5304v-970" svg:viewBox="0 0 2 972"><text:p/></draw:connector><draw:frame draw:style-name="gr122" draw:text-style-name="P121" svg:width="1.664cm" svg:height="0.888cm" svg:x="1.507cm" svg:y="4.722cm"><draw:text-box><text:p text:style-name="P8"><text:span text:style-name="T66">phase_id</text:span></text:p></draw:text-box></draw:frame><draw:custom-shape draw:style-name="gr49" draw:text-style-name="P173" xml:id="id83" draw:id="id83" svg:width="3.001cm" svg:height="1.001cm" svg:x="5.019cm" svg:y="1.443cm"><draw:glue-point draw:id="4" svg:x="0cm" svg:y="-5cm"/><draw:glue-point draw:id="5" svg:x="0cm" svg:y="5cm"/><draw:glue-point draw:id="6" svg:x="5cm" svg:y="0cm"/><draw:glue-point draw:id="7" svg:x="-5cm" svg:y="0cm"/><text:p text:style-name="P172"><text:span text:style-name="T89">DIAGNOS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73" xml:id="id82" draw:id="id82" svg:width="3.001cm" svg:height="1.001cm" svg:x="5.019cm" svg:y="3.318cm"><draw:glue-point draw:id="4" svg:x="0cm" svg:y="-5cm"/><draw:glue-point draw:id="5" svg:x="0cm" svg:y="5cm"/><draw:glue-point draw:id="6" svg:x="5cm" svg:y="0cm"/><draw:glue-point draw:id="7" svg:x="-5cm" svg:y="0cm"/><draw:glue-point draw:id="8" svg:x="2.5cm" svg:y="5cm"/><draw:glue-point draw:id="9" svg:x="-2.5cm" svg:y="5cm"/><draw:glue-point draw:id="10" svg:x="5.006cm" svg:y="-2.47cm"/><draw:glue-point draw:id="11" svg:x="5.013cm" svg:y="2.51cm"/><text:p text:style-name="P172"><text:span text:style-name="T89">DIAGNOSIS 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354" xml:id="id87" draw:id="id87" svg:width="3.001cm" svg:height="1.001cm" svg:x="5.027cm" svg:y="5.304cm"><draw:glue-point draw:id="4" svg:x="0cm" svg:y="-5cm"/><draw:glue-point draw:id="5" svg:x="0cm" svg:y="5cm"/><draw:glue-point draw:id="6" svg:x="5cm" svg:y="0cm"/><draw:glue-point draw:id="7" svg:x="-5cm" svg:y="0cm"/><draw:glue-point draw:id="8" svg:x="-2.53cm" svg:y="5cm"/><draw:glue-point draw:id="9" svg:x="2.47cm" svg:y="5cm"/><draw:glue-point draw:id="10" svg:x="2.47cm" svg:y="-4.86cm"/><draw:glue-point draw:id="11" svg:x="-2.53cm" svg:y="-5.07cm"/><draw:glue-point draw:id="12" svg:x="5.013cm" svg:y="-2.24cm"/><draw:glue-point draw:id="13" svg:x="5.003cm" svg:y="2.21cm"/><text:p text:style-name="P353"><text:span text:style-name="T150">ACHIEV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1" draw:text-style-name="P178" draw:type="line" svg:x1="5.019cm" svg:y1="1.942cm" svg:x2="3.017cm" svg:y2="1.903cm" draw:start-shape="id83" draw:start-glue-point="7" draw:end-shape="id86" draw:end-glue-point="6" svg:d="M5019 1942l-2002-39" svg:viewBox="0 0 2004 41"><text:p/></draw:connector><draw:frame draw:style-name="gr59" draw:text-style-name="P175" svg:width="1.927cm" svg:height="0.578cm" svg:x="3.276cm" svg:y="1.365cm"><draw:text-box><text:p text:style-name="P8"><text:span text:style-name="T91">disease_id</text:span></text:p></draw:text-box></draw:frame><draw:connector draw:style-name="gr130" draw:text-style-name="P178" draw:type="line" svg:x1="5.768cm" svg:y1="5.304cm" svg:x2="5.768cm" svg:y2="4.316cm" draw:start-shape="id87" draw:start-glue-point="11" draw:end-shape="id82" draw:end-glue-point="9" svg:d="M5768 5304v-988" svg:viewBox="0 0 2 990"><text:p/></draw:connector><draw:frame draw:style-name="gr39" draw:text-style-name="P175" svg:width="2.446cm" svg:height="0.578cm" svg:x="3.574cm" svg:y="4.69cm"><draw:text-box><text:p text:style-name="P8"><text:span text:style-name="T91">diag_phase_id</text:span></text:p></draw:text-box></draw:frame><draw:connector draw:style-name="gr54" draw:text-style-name="P178" draw:type="line" svg:x1="5.019cm" svg:y1="3.817cm" svg:x2="3.017cm" svg:y2="3.835cm" draw:start-shape="id82" draw:start-glue-point="7" draw:end-shape="id85" draw:end-glue-point="6" svg:d="M5019 3817l-2002 18" svg:viewBox="0 0 2004 19"><text:p/></draw:connector><draw:frame draw:style-name="gr39" draw:text-style-name="P175" svg:width="1.927cm" svg:height="0.578cm" svg:x="3.419cm" svg:y="3.219cm"><draw:text-box><text:p text:style-name="P8"><text:span text:style-name="T91">phase_id</text:span></text:p></draw:text-box></draw:frame><draw:connector draw:style-name="gr54" draw:text-style-name="P178" draw:type="line" svg:x1="5.028cm" svg:y1="5.803cm" svg:x2="3.017cm" svg:y2="5.803cm" draw:start-shape="id87" draw:start-glue-point="7" draw:end-shape="id84" draw:end-glue-point="6" svg:d="M5028 5803h-2011" svg:viewBox="0 0 2013 2"><text:p/></draw:connector><draw:frame draw:style-name="gr39" draw:text-style-name="P175" svg:width="1.927cm" svg:height="0.578cm" svg:x="3.738cm" svg:y="5.816cm"><draw:text-box><text:p text:style-name="P8"><text:span text:style-name="T91">goal_id</text:span></text:p></draw:text-box></draw:frame><draw:connector draw:style-name="gr72" draw:text-style-name="P174" draw:type="line" svg:x1="1.517cm" svg:y1="3.336cm" svg:x2="1.517cm" svg:y2="2.402cm" draw:start-shape="id85" draw:start-glue-point="4" draw:end-shape="id86" draw:end-glue-point="5" svg:d="M1517 3336v-934" svg:viewBox="0 0 2 935"><text:p/></draw:connector><draw:frame draw:style-name="gr70" draw:text-style-name="P121" svg:width="1.915cm" svg:height="0.578cm" svg:x="1.426cm" svg:y="2.753cm"><draw:text-box><text:p text:style-name="P8"><text:span text:style-name="T66">disease_id</text:span></text:p></draw:text-box></draw:frame><draw:custom-shape draw:style-name="gr132" draw:text-style-name="P356" xml:id="id90" draw:id="id90" svg:width="3.001cm" svg:height="1.001cm" svg:x="14.018cm" svg:y="1.404cm"><draw:glue-point draw:id="4" svg:x="0cm" svg:y="-5cm"/><draw:glue-point draw:id="5" svg:x="0cm" svg:y="5cm"/><draw:glue-point draw:id="6" svg:x="5cm" svg:y="0cm"/><draw:glue-point draw:id="7" svg:x="-5cm" svg:y="0cm"/><draw:glue-point draw:id="8" svg:x="-4.98cm" svg:y="-2.83cm"/><draw:glue-point draw:id="9" svg:x="-5.006cm" svg:y="2.72cm"/><text:p text:style-name="P355"><text:span text:style-name="T151">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3" draw:text-style-name="P171" xml:id="id89" draw:id="id89" svg:width="3.024cm" svg:height="1.001cm" svg:x="10.017cm" svg:y="1.404cm"><draw:glue-point draw:id="4" svg:x="0cm" svg:y="-5cm"/><draw:glue-point draw:id="5" svg:x="0cm" svg:y="5cm"/><draw:glue-point draw:id="6" svg:x="5cm" svg:y="0cm"/><draw:glue-point draw:id="7" svg:x="-5cm" svg:y="0cm"/><text:p text:style-name="P170"><text:span text:style-name="T88">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4" draw:text-style-name="P356" xml:id="id88" draw:id="id88" svg:width="3.001cm" svg:height="0.999cm" svg:x="10.04cm" svg:y="3.306cm"><draw:glue-point draw:id="4" svg:x="0cm" svg:y="-5cm"/><draw:glue-point draw:id="5" svg:x="0cm" svg:y="5cm"/><draw:glue-point draw:id="6" svg:x="5cm" svg:y="0cm"/><draw:glue-point draw:id="7" svg:x="-5cm" svg:y="0cm"/><draw:glue-point draw:id="8" svg:x="-4.98cm" svg:y="-2.34cm"/><draw:glue-point draw:id="9" svg:x="-5.006cm" svg:y="2.72cm"/><text:p text:style-name="P355"><text:span text:style-name="T151">VIS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5" draw:text-style-name="P180" svg:x1="11.539cm" svg:y1="3.306cm" svg:x2="11.529cm" svg:y2="2.402cm" draw:start-shape="id88" draw:start-glue-point="4" draw:end-shape="id89" draw:end-glue-point="5" svg:d="M11539 3306v-450h-10v-454" svg:viewBox="0 0 12 905"><text:p/></draw:connector><draw:custom-shape draw:style-name="gr136" draw:text-style-name="P358" svg:width="1.915cm" svg:height="0.249cm" svg:x="11.427cm" svg:y="2.85cm"><text:p text:style-name="P357"><text:span text:style-name="T66">patient_id</text:span></text:p><draw:enhanced-geometry svg:viewBox="0 0 21600 21600" draw:type="rectangle" draw:enhanced-path="M 0 0 L 21600 0 21600 21600 0 21600 0 0 Z N"/></draw:custom-shape><draw:connector draw:style-name="gr135" draw:text-style-name="P180" svg:x1="13.039cm" svg:y1="3.805cm" svg:x2="15.517cm" svg:y2="2.402cm" draw:start-shape="id88" draw:start-glue-point="6" draw:end-shape="id90" draw:end-glue-point="5" svg:d="M13039 3805h2478v-1403" svg:viewBox="0 0 2480 1404"><text:p/></draw:connector><draw:frame draw:style-name="gr137" draw:text-style-name="P124" svg:width="2.645cm" svg:height="0.583cm" svg:x="12.954cm" svg:y="3.921cm"><draw:text-box><text:p text:style-name="P8"><text:span text:style-name="T66">therapist_id</text:span></text:p></draw:text-box></draw:frame><draw:connector draw:style-name="gr54" draw:text-style-name="P178" draw:type="line" svg:x1="8.019cm" svg:y1="3.57cm" svg:x2="10.045cm" svg:y2="3.572cm" draw:start-shape="id82" draw:start-glue-point="10" draw:end-shape="id88" draw:end-glue-point="8" svg:d="M8019 3570l2026 2" svg:viewBox="0 0 2028 4"><text:p/></draw:connector><draw:frame draw:style-name="gr59" draw:text-style-name="P175" svg:width="1.597cm" svg:height="0.578cm" svg:x="7.922cm" svg:y="3.011cm"><draw:text-box><text:p text:style-name="P8"><text:span text:style-name="T91">visit_id</text:span></text:p></draw:text-box></draw:frame><draw:connector draw:style-name="gr54" draw:text-style-name="P178" draw:type="line" svg:x1="8.017cm" svg:y1="1.942cm" svg:x2="10.017cm" svg:y2="1.903cm" draw:start-shape="id83" draw:start-glue-point="6" draw:end-shape="id89" draw:end-glue-point="7" svg:d="M8017 1942l2000-39" svg:viewBox="0 0 2002 41"><text:p/></draw:connector><draw:frame draw:style-name="gr39" draw:text-style-name="P175" svg:width="1.927cm" svg:height="0.578cm" svg:x="7.963cm" svg:y="1.997cm"><draw:text-box><text:p text:style-name="P8"><text:span text:style-name="T91">patient_id</text:span></text:p></draw:text-box></draw:frame><draw:connector draw:style-name="gr135" draw:text-style-name="P180" draw:line-skew="-0.885cm" svg:x1="6.518cm" svg:y1="1.443cm" svg:x2="15.517cm" svg:y2="1.404cm" draw:start-shape="id83" draw:start-glue-point="4" draw:end-shape="id90" draw:end-glue-point="4" svg:d="M6518 1443v-1443h8999v1404" svg:viewBox="0 0 9001 1445"><text:p/></draw:connector><draw:frame draw:style-name="gr138" draw:text-style-name="P124" svg:width="2.109cm" svg:height="0.673cm" svg:x="6.596cm" svg:y="0.836cm"><draw:text-box><text:p text:style-name="P8"><text:span text:style-name="T66">therapist_id</text:span></text:p></draw:text-box></draw:frame><draw:connector draw:style-name="gr139" draw:text-style-name="P180" draw:line-skew="0.365cm 0.392cm" svg:x1="6.527cm" svg:y1="6.302cm" svg:x2="8.028cm" svg:y2="6.024cm" draw:start-shape="id87" draw:start-glue-point="5" draw:end-shape="id87" draw:end-glue-point="13" svg:d="M6527 6302v884h2410v-1162h-909" svg:viewBox="0 0 2411 1164"><text:p/></draw:connector><draw:frame draw:style-name="gr39" draw:text-style-name="P175" svg:width="1.98cm" svg:height="0.578cm" svg:x="6.439cm" svg:y="6.461cm"><draw:text-box><text:p text:style-name="P8"><text:span text:style-name="T91">relapse_id</text:span></text:p></draw:text-box></draw:frame><draw:connector draw:style-name="gr139" draw:text-style-name="P180" draw:line-skew="0.303cm 0.407cm" svg:x1="6.518cm" svg:y1="4.316cm" svg:x2="8.019cm" svg:y2="4.068cm" draw:start-shape="id82" draw:start-glue-point="5" draw:end-shape="id82" draw:end-glue-point="11" svg:d="M6518 4316v822h2425v-1070h-924" svg:viewBox="0 0 2427 1072"><text:p/></draw:connector><draw:frame draw:style-name="gr39" draw:text-style-name="P175" svg:width="1.98cm" svg:height="0.578cm" svg:x="6.44cm" svg:y="4.463cm"><draw:text-box><text:p text:style-name="P8"><text:span text:style-name="T91">relapse_id</text:span></text:p></draw:text-box></draw:frame></draw:g>Diagrama <text:sequence text:ref-name="refDiagrama7" text:name="Diagrama" text:formula="ooow:Diagrama+1" style:num-format="1">8</text:sequence>: Mòdul de Diagnòstic (DGNMOD)</text:p></draw:text-box></draw:frame><text:bookmark-start text:name="__RefHeading___Toc4360_1629209868"/>Diagrama<text:bookmark-end text:name="__RefHeading___Toc4360_1629209868"/></text:h>
        <text:h text:style-name="P359" text:outline-level="3"><text:bookmark-start text:name="__RefHeading___Toc4362_1629209868"/>DIAGNOSIS<text:bookmark-end text:name="__RefHeading___Toc4362_1629209868"/></text:h>
        <text:p text:style-name="P360"><text:span text:style-name="T113">L’entitat </text:span><text:span text:style-name="T115">Diagnosis</text:span><text:span text:style-name="T113"> enregistra les patologies que han estat diagnosticades per a cada pacient.</text:span></text:p>
        <text:p text:style-name="P361">Els estats en que es pot trobar una diagnosis són:</text:p>
        <text:list xml:id="list171143868671007" text:continue-numbering="true" text:style-name="L2">
          <text:list-item>
            <text:p text:style-name="P362"><text:span text:style-name="T152">E</text:span><text:span text:style-name="T153">stablerta</text:span><text:span text:style-name="T154">: Estat inicial de la diagnosis.</text:span></text:p>
          </text:list-item>
          <text:list-item>
            <text:p text:style-name="P363"><text:span text:style-name="T13">Abandonament</text:span>: Estat en que quedarà enregistrada la diagnosis si el pacient no continua la teràpia.</text:p>
          </text:list-item>
          <text:list-item>
            <text:p text:style-name="P364"><text:span text:style-name="T155">Cancel·lada</text:span><text:span text:style-name="T113">: Estat per a aquelles diagnosis que acaben sent desestimades.</text:span></text:p>
          </text:list-item>
          <text:list-item>
            <text:p text:style-name="P364"><text:span text:style-name="T156">Curada</text:span><text:span text:style-name="T113">: Estat final per a una diagnosis que ha finalitzat el seu tractament adequadament.</text:span></text:p>
          </text:list-item>
          <text:list-item>
            <text:p text:style-name="P364"><text:span text:style-name="T155">Cronificada</text:span><text:span text:style-name="T113">: Estat final per a una diagnosis que es manté en un estat cronificat.</text:span></text:p>
          </text:list-item>
        </text:list>
        <text:p text:style-name="P365"><text:span text:style-name="T113"/></text:p>
        <text:p text:style-name="P365"><text:span text:style-name="T113"/></text:p>
        <text:p text:style-name="P365"><text:span text:style-name="T113"/></text:p>
        <table:table table:name="Taula13" table:style-name="Taula13">
          <table:table-column table:style-name="Taula13.A"/>
          <table:table-column table:style-name="Taula13.B"/>
          <table:table-column table:style-name="Taula13.C"/>
          <table:table-column table:style-name="Taula13.D"/>
          <table:table-header-rows>
            <text:soft-page-break/>
            <table:table-row>
              <table:table-cell table:style-name="Taula13.A1" office:value-type="string">
                <text:p text:style-name="P366">Atribut</text:p>
              </table:table-cell>
              <table:table-cell table:style-name="Taula13.A1" office:value-type="string">
                <text:p text:style-name="P366">Tipus</text:p>
              </table:table-cell>
              <table:table-cell table:style-name="Taula13.A1" office:value-type="string">
                <text:p text:style-name="P287">Obl</text:p>
              </table:table-cell>
              <table:table-cell table:style-name="Taula13.D1" office:value-type="string">
                <text:p text:style-name="P366">Descripció</text:p>
              </table:table-cell>
            </table:table-row>
          </table:table-header-rows>
          <table:table-row>
            <table:table-cell table:style-name="Taula13.A2" office:value-type="string">
              <text:p text:style-name="P367"><text:span text:style-name="T157"># </text:span>Patologia</text:p>
            </table:table-cell>
            <table:table-cell table:style-name="Taula13.B2" office:value-type="string">
              <text:p text:style-name="P368">Referència a <text:span text:style-name="T13">DISEASE</text:span></text:p>
            </table:table-cell>
            <table:table-cell table:style-name="Taula13.C2" office:value-type="string">
              <text:p text:style-name="P290">Sí</text:p>
            </table:table-cell>
            <table:table-cell table:style-name="Taula13.D2" office:value-type="string">
              <text:p text:style-name="P325">Estableix a quina patologia s’associa el diagnòstic.</text:p>
            </table:table-cell>
          </table:table-row>
          <table:table-row>
            <table:table-cell table:style-name="Taula13.A3" office:value-type="string">
              <text:p text:style-name="P369"><text:span text:style-name="T157"># </text:span>Terapeuta</text:p>
            </table:table-cell>
            <table:table-cell table:style-name="Taula13.B3" office:value-type="string">
              <text:p text:style-name="P323">Referència a <text:line-break/><text:span text:style-name="T13">User (THERAPIST)</text:span></text:p>
            </table:table-cell>
            <table:table-cell table:style-name="Taula13.C3" office:value-type="string">
              <text:p text:style-name="P299">Sí</text:p>
            </table:table-cell>
            <table:table-cell table:style-name="Taula13.D3" office:value-type="string">
              <text:p text:style-name="P370">Terapeuta que estableix el diagnòstic.</text:p>
            </table:table-cell>
          </table:table-row>
          <table:table-row>
            <table:table-cell table:style-name="Taula13.A2" office:value-type="string">
              <text:p text:style-name="P371">Estat</text:p>
            </table:table-cell>
            <table:table-cell table:style-name="Taula13.B4" office:value-type="string">
              <text:p text:style-name="P372">Enumeració</text:p>
            </table:table-cell>
            <table:table-cell table:style-name="Taula13.C4" office:value-type="string">
              <text:p text:style-name="P299">Sí</text:p>
            </table:table-cell>
            <table:table-cell table:style-name="Taula13.D4" office:value-type="string">
              <text:p text:style-name="P370">Estat en que es troba el diagnòstic.</text:p>
            </table:table-cell>
          </table:table-row>
          <table:table-row>
            <table:table-cell table:style-name="Taula13.A2" office:value-type="string">
              <text:p text:style-name="P371">Anotacions</text:p>
            </table:table-cell>
            <table:table-cell table:style-name="Taula13.B4" office:value-type="string">
              <text:p text:style-name="P373">Cadena</text:p>
            </table:table-cell>
            <table:table-cell table:style-name="Taula13.C4" office:value-type="string">
              <text:p text:style-name="P374">No</text:p>
            </table:table-cell>
            <table:table-cell table:style-name="Taula13.D4" office:value-type="string">
              <text:p text:style-name="P370">Anotacions opcionals per part del terapeuta.</text:p>
              <text:p text:style-name="P370">No es pot accedir a aquestes notes des de l’aplicació del pacient.</text:p>
            </table:table-cell>
          </table:table-row>
          <table:table-row>
            <table:table-cell table:style-name="Taula13.A6" office:value-type="string">
              <text:p text:style-name="P77">Seguiment</text:p>
            </table:table-cell>
            <table:table-cell table:style-name="Taula13.B6" office:value-type="string">
              <text:p text:style-name="P78">Usuaris i Dates</text:p>
            </table:table-cell>
            <table:table-cell table:style-name="Taula13.C6" office:value-type="string">
              <text:p text:style-name="P299">Sí</text:p>
            </table:table-cell>
            <table:table-cell table:style-name="Taula13.D6" office:value-type="string">
              <text:p text:style-name="P80">Usuari i data/hora de creació i última modificació de la instància.</text:p>
            </table:table-cell>
          </table:table-row>
        </table:table>
        <text:p text:style-name="P375"><text:bookmark-start text:name="__RefHeading___Toc13536_1791785473"/><text:span text:style-name="T47">Taula </text:span><text:span text:style-name="T47"><text:sequence text:ref-name="refTable17" text:name="Table" text:formula="ooow:Table+1" style:num-format="1">18</text:sequence></text:span><text:span text:style-name="T47">: </text:span><text:alphabetical-index-mark-start text:id="IMark2336770343616"/><text:span text:style-name="T47">Entitat </text:span><text:span text:style-name="T158">DIAGNOSIS</text:span><text:bookmark-end text:name="__RefHeading___Toc13536_1791785473"/><text:alphabetical-index-mark-end text:id="IMark2336770343616"/></text:p>
        <text:h text:style-name="P376" text:outline-level="3"><text:bookmark-start text:name="__RefHeading___Toc4364_1629209868"/>DIAGNOSIS PHASE<text:bookmark-end text:name="__RefHeading___Toc4364_1629209868"/></text:h>
        <text:p text:style-name="P377"><text:span text:style-name="T113">L’entitat </text:span><text:span text:style-name="T115">Diagnosis </text:span><text:span text:style-name="T159">Phase</text:span><text:span text:style-name="T113"> enregistra </text:span><text:span text:style-name="T160">la fase en que es troba el diagnòstic establert per a cada pacient.</text:span></text:p>
        <text:p text:style-name="P378"><text:span text:style-name="T113">Els estats en que es pot trobar </text:span><text:span text:style-name="T161">la fase d’</text:span><text:span text:style-name="T113">una diagnosi són:</text:span></text:p>
        <text:list xml:id="list171142341012475" text:continue-numbering="true" text:style-name="L2">
          <text:list-item>
            <text:p text:style-name="P379"><text:span text:style-name="T162">Oberta</text:span><text:span text:style-name="T154">: Estat inicial de </text:span><text:span text:style-name="T163">la fase</text:span></text:p>
          </text:list-item>
          <text:list-item>
            <text:p text:style-name="P380"><text:span text:style-name="T155">Coberta</text:span><text:span text:style-name="T113">: Estat final de la fase un cop el terapeuta considera que els objectius han estat assolits.</text:span></text:p>
          </text:list-item>
          <text:list-item>
            <text:p text:style-name="P381"><text:span text:style-name="T155">Cronificada</text:span><text:span text:style-name="T113">: Estat final </text:span><text:span text:style-name="T161">per a una fase que el pacient cronifica sense poder avançar en la seu tractament.</text:span></text:p>
          </text:list-item>
        </text:list>
        <table:table table:name="Taula20" table:style-name="Taula20">
          <table:table-column table:style-name="Taula20.A"/>
          <table:table-column table:style-name="Taula20.B"/>
          <table:table-column table:style-name="Taula20.C"/>
          <table:table-column table:style-name="Taula20.D"/>
          <table:table-header-rows>
            <table:table-row>
              <table:table-cell table:style-name="Taula20.A1" office:value-type="string">
                <text:p text:style-name="P382">Atribut</text:p>
              </table:table-cell>
              <table:table-cell table:style-name="Taula20.A1" office:value-type="string">
                <text:p text:style-name="P382">Tipus</text:p>
              </table:table-cell>
              <table:table-cell table:style-name="Taula20.A1" office:value-type="string">
                <text:p text:style-name="P287">Obl</text:p>
              </table:table-cell>
              <table:table-cell table:style-name="Taula20.D1" office:value-type="string">
                <text:p text:style-name="P382">Descripció</text:p>
              </table:table-cell>
            </table:table-row>
          </table:table-header-rows>
          <table:table-row>
            <table:table-cell table:style-name="Taula20.A2" office:value-type="string">
              <text:p text:style-name="P383"><text:span text:style-name="T62"># </text:span>Diagnòstic</text:p>
            </table:table-cell>
            <table:table-cell table:style-name="Taula20.B2" office:value-type="string">
              <text:p text:style-name="P384">Referència a <text:span text:style-name="T164">DIAGNOSIS</text:span></text:p>
            </table:table-cell>
            <table:table-cell table:style-name="Taula20.C2" office:value-type="string">
              <text:p text:style-name="P290">Sí</text:p>
            </table:table-cell>
            <table:table-cell table:style-name="Taula20.D2" office:value-type="string">
              <text:p text:style-name="P370">Diagnòstic al qual pertany la fase.</text:p>
            </table:table-cell>
          </table:table-row>
          <table:table-row>
            <table:table-cell table:style-name="Taula20.A2" office:value-type="string">
              <text:p text:style-name="P385"><text:span text:style-name="T165"># </text:span>Fase</text:p>
            </table:table-cell>
            <table:table-cell table:style-name="Taula20.B3" office:value-type="string">
              <text:p text:style-name="P372">Referència a <text:span text:style-name="T13">PHASE</text:span></text:p>
            </table:table-cell>
            <table:table-cell table:style-name="Taula20.C3" office:value-type="string">
              <text:p text:style-name="P299">Sí</text:p>
            </table:table-cell>
            <table:table-cell table:style-name="Taula20.D3" office:value-type="string">
              <text:p text:style-name="P370">Fase de la patologia on es troba el diagnòstic.</text:p>
            </table:table-cell>
          </table:table-row>
          <table:table-row>
            <table:table-cell table:style-name="Taula20.A2" office:value-type="string">
              <text:p text:style-name="P385"><text:span text:style-name="T165"># </text:span>Visit</text:p>
            </table:table-cell>
            <table:table-cell table:style-name="Taula20.B3" office:value-type="string">
              <text:p text:style-name="P386">Referència a <text:line-break/><text:span text:style-name="T164">VISIT</text:span></text:p>
            </table:table-cell>
            <table:table-cell table:style-name="Taula20.C3" office:value-type="string">
              <text:p text:style-name="P299">Sí</text:p>
            </table:table-cell>
            <table:table-cell table:style-name="Taula20.D3" office:value-type="string">
              <text:p text:style-name="P370">Visita on s’estableix la fase del diagnòstic.</text:p>
            </table:table-cell>
          </table:table-row>
          <table:table-row>
            <table:table-cell table:style-name="Taula20.A2" office:value-type="string">
              <text:p text:style-name="P371">Estat</text:p>
            </table:table-cell>
            <table:table-cell table:style-name="Taula20.B3" office:value-type="string">
              <text:p text:style-name="P372">Enumeració</text:p>
            </table:table-cell>
            <table:table-cell table:style-name="Taula20.C3" office:value-type="string">
              <text:p text:style-name="P299">Sí</text:p>
            </table:table-cell>
            <table:table-cell table:style-name="Taula20.D3" office:value-type="string">
              <text:p text:style-name="P370">Estat en que es troba <text:span text:style-name="T166">la fase del</text:span> diagnòstic.</text:p>
            </table:table-cell>
          </table:table-row>
          <table:table-row>
            <table:table-cell table:style-name="Taula20.A2" office:value-type="string">
              <text:p text:style-name="P387"><text:span text:style-name="T165"># </text:span>Recaiguda</text:p>
            </table:table-cell>
            <table:table-cell table:style-name="Taula20.B3" office:value-type="string">
              <text:p text:style-name="P388">Referència a <text:line-break/><text:span text:style-name="T167">DIAG</text:span><text:span text:style-name="T168">NOSIS</text:span><text:span text:style-name="T167"> PHASE</text:span></text:p>
            </table:table-cell>
            <table:table-cell table:style-name="Taula20.C3" office:value-type="string">
              <text:p text:style-name="P389">No</text:p>
            </table:table-cell>
            <table:table-cell table:style-name="Taula20.D3" office:value-type="string">
              <text:p text:style-name="P390"><text:span text:style-name="T169">Referència a la fase superada del diagnòstic e</text:span>n el cas d’una recaiguda.</text:p>
            </table:table-cell>
          </table:table-row>
          <table:table-row>
            <table:table-cell table:style-name="Taula20.A2" office:value-type="string">
              <text:p text:style-name="P371">Anotacions</text:p>
            </table:table-cell>
            <table:table-cell table:style-name="Taula20.B3" office:value-type="string">
              <text:p text:style-name="P373">Cadena</text:p>
            </table:table-cell>
            <table:table-cell table:style-name="Taula20.C3" office:value-type="string">
              <text:p text:style-name="P391">No</text:p>
            </table:table-cell>
            <table:table-cell table:style-name="Taula20.D3" office:value-type="string">
              <text:p text:style-name="P370">Anotacions opcionals per part del terapeuta.</text:p>
              <text:p text:style-name="P370">No es pot accedir a aquestes notes des de l’aplicació del pacient.</text:p>
            </table:table-cell>
          </table:table-row>
          <table:table-row>
            <table:table-cell table:style-name="Taula20.A8" office:value-type="string">
              <text:p text:style-name="P77">Seguiment</text:p>
            </table:table-cell>
            <table:table-cell table:style-name="Taula20.B8" office:value-type="string">
              <text:p text:style-name="P78">Usuaris i Dates</text:p>
            </table:table-cell>
            <table:table-cell table:style-name="Taula20.C8" office:value-type="string">
              <text:p text:style-name="P299">Sí</text:p>
            </table:table-cell>
            <table:table-cell table:style-name="Taula20.D8" office:value-type="string">
              <text:p text:style-name="P80">Usuari i data/hora de creació i última modificació de la instància.</text:p>
            </table:table-cell>
          </table:table-row>
        </table:table>
        <text:p text:style-name="P392"><text:bookmark-start text:name="__RefHeading___Toc13534_1791785473"/><text:span text:style-name="T47">Taula </text:span><text:span text:style-name="T47"><text:sequence text:ref-name="refTable18" text:name="Table" text:formula="ooow:Table+1" style:num-format="1">19</text:sequence></text:span><text:span text:style-name="T47">: </text:span><text:alphabetical-index-mark-start text:id="IMark2336770342416"/><text:span text:style-name="T47">Entitat </text:span><text:span text:style-name="T158">DIAGNOSIS PHASE</text:span><text:bookmark-end text:name="__RefHeading___Toc13534_1791785473"/><text:alphabetical-index-mark-end text:id="IMark2336770342416"/></text:p>
        <text:h text:style-name="P393" text:outline-level="3"/>
        <text:h text:style-name="P394" text:outline-level="3"><text:bookmark-start text:name="Còpia de Còpia de __RefHeading___Toc2712_2294837604 4 1"/><text:bookmark-start text:name="__RefHeading___Toc4366_1629209868"/>ACHIEVEMENT<text:bookmark-end text:name="Còpia de Còpia de __RefHeading___Toc2712_2294837604 4 1"/><text:bookmark-end text:name="__RefHeading___Toc4366_1629209868"/></text:h>
        <text:p text:style-name="P395"><text:span text:style-name="T113">Aquesta entitat enregistra els </text:span><text:span text:style-name="T115">objectius</text:span><text:span text:style-name="T113"> en el diagnòstic per a cada fase on es trobi el pacient.</text:span></text:p>
        <text:p text:style-name="P361">Els objectius poden ser associats en el moment del diagnòstic o a posteriori, segons el criteri del terapeuta.</text:p>
        <text:p text:style-name="P395"><text:span text:style-name="T113">Els estats en que es pot trobar un </text:span><text:span text:style-name="T115">objectiu</text:span><text:span text:style-name="T113"> són:</text:span></text:p>
        <text:list xml:id="list171143244081972" text:continue-numbering="true" text:style-name="L2">
          <text:list-item>
            <text:p text:style-name="P396"><text:span text:style-name="T170">Proposat</text:span><text:span text:style-name="T154">: </text:span><text:span text:style-name="T170">Estat inicial en cas que el terapeuta cregui convenient fer conscient el pacient de l’objectiu abans la seva avaluació.</text:span></text:p>
          </text:list-item>
          <text:list-item>
            <text:p text:style-name="P397"><text:span text:style-name="T171">Pendent</text:span>: <text:span text:style-name="T172">Estat inicial en cas que el terapeuta no cregui convenient l’estat </text:span><text:span text:style-name="T171">Proposat</text:span><text:span text:style-name="T172">.</text:span></text:p>
          </text:list-item>
          <text:list-item>
            <text:p text:style-name="P398"><text:span text:style-name="T155">Cancel·la</text:span><text:span text:style-name="T173">t</text:span><text:span text:style-name="T113">: </text:span><text:span text:style-name="T174">Estat per a objectius desestimats.</text:span></text:p>
          </text:list-item>
          <text:list-item>
            <text:p text:style-name="P398"><text:span text:style-name="T173">Assolit</text:span><text:span text:style-name="T113">: </text:span><text:span text:style-name="T174">Estat final en el qual el terapeuta considera que l’objectiu ha estat assolit.</text:span></text:p>
          </text:list-item>
          <text:list-item>
            <text:p text:style-name="P380"><text:span text:style-name="T173">R</text:span><text:span text:style-name="T155">ecaiguda</text:span><text:span text:style-name="T113">: Estat inicial en cas que es torni a treballar sobre un objectiu que el pacient ja havia assolit prèviament.</text:span></text:p>
          </text:list-item>
        </text:list>
        <text:p text:style-name="P399"><text:span text:style-name="T113"/></text:p>
        <table:table table:name="Taula21" table:style-name="Taula21">
          <table:table-column table:style-name="Taula21.A"/>
          <table:table-column table:style-name="Taula21.B"/>
          <table:table-column table:style-name="Taula21.C"/>
          <table:table-column table:style-name="Taula21.D"/>
          <table:table-row>
            <table:table-cell table:style-name="Taula21.A1" office:value-type="string">
              <text:p text:style-name="P382">Atribut</text:p>
            </table:table-cell>
            <table:table-cell table:style-name="Taula21.A1" office:value-type="string">
              <text:p text:style-name="P382">Tipus</text:p>
            </table:table-cell>
            <table:table-cell table:style-name="Taula21.A1" office:value-type="string">
              <text:p text:style-name="P287">Obl</text:p>
            </table:table-cell>
            <table:table-cell table:style-name="Taula21.D1" office:value-type="string">
              <text:p text:style-name="P382">Descripció</text:p>
            </table:table-cell>
          </table:table-row>
          <table:table-row>
            <table:table-cell table:style-name="Taula21.A2" office:value-type="string">
              <text:p text:style-name="P400"><text:span text:style-name="T135"># </text:span>Objectiu</text:p>
            </table:table-cell>
            <table:table-cell table:style-name="Taula21.B2" office:value-type="string">
              <text:p text:style-name="P384">Referència a <text:span text:style-name="T164">GOAL</text:span></text:p>
            </table:table-cell>
            <table:table-cell table:style-name="Taula21.C2" office:value-type="string">
              <text:p text:style-name="P290">Sí</text:p>
            </table:table-cell>
            <table:table-cell table:style-name="Taula21.D2" office:value-type="string">
              <text:p text:style-name="P370">Objectiu (d<text:span text:style-name="T166">e la</text:span> fase d’un diagnòstic al qual <text:s/><text:span text:style-name="T166">correspon </text:span>.</text:p>
            </table:table-cell>
          </table:table-row>
          <table:table-row>
            <table:table-cell table:style-name="Taula21.A3" office:value-type="string">
              <text:p text:style-name="P385"><text:span text:style-name="T165"># </text:span>Fase</text:p>
            </table:table-cell>
            <table:table-cell table:style-name="Taula21.B3" office:value-type="string">
              <text:p text:style-name="P372">Referència a DIAGN. <text:span text:style-name="T13">PHASE</text:span></text:p>
            </table:table-cell>
            <table:table-cell table:style-name="Taula21.C3" office:value-type="string">
              <text:p text:style-name="P299">Sí</text:p>
            </table:table-cell>
            <table:table-cell table:style-name="Taula21.D3" office:value-type="string">
              <text:p text:style-name="P370">Fase del diagnòstic <text:span text:style-name="T166">on pertany l’assoliment de l’objectiu</text:span>.</text:p>
            </table:table-cell>
          </table:table-row>
          <table:table-row>
            <table:table-cell table:style-name="Taula21.A2" office:value-type="string">
              <text:p text:style-name="P371">Estat</text:p>
            </table:table-cell>
            <table:table-cell table:style-name="Taula21.B4" office:value-type="string">
              <text:p text:style-name="P372">Enumeració</text:p>
            </table:table-cell>
            <table:table-cell table:style-name="Taula21.C4" office:value-type="string">
              <text:p text:style-name="P299">Sí</text:p>
            </table:table-cell>
            <table:table-cell table:style-name="Taula21.D4" office:value-type="string">
              <text:p text:style-name="P401">Estat en que es pot trobar un objectiu segons l’enumeració descrita.</text:p>
            </table:table-cell>
          </table:table-row>
          <table:table-row>
            <table:table-cell table:style-name="Taula21.A2" office:value-type="string">
              <text:p text:style-name="P387"><text:span text:style-name="T165"># </text:span>Recaiguda</text:p>
            </table:table-cell>
            <table:table-cell table:style-name="Taula21.B4" office:value-type="string">
              <text:p text:style-name="P388">Referència a <text:span text:style-name="T13">ACHIEVEMENT</text:span></text:p>
            </table:table-cell>
            <table:table-cell table:style-name="Taula21.C4" office:value-type="string">
              <text:p text:style-name="P389">No</text:p>
            </table:table-cell>
            <table:table-cell table:style-name="Taula21.D4" office:value-type="string">
              <text:p text:style-name="P401">En el cas d’una recaiguda que requereixi atendre un objectiu prèviament assolit, es crea un nou <text:span text:style-name="T13">objectiu </text:span><text:span text:style-name="T10">referenciant a l’original.</text:span></text:p>
            </table:table-cell>
          </table:table-row>
          <table:table-row>
            <table:table-cell table:style-name="Taula21.A2" office:value-type="string">
              <text:p text:style-name="P371">Anotacions</text:p>
            </table:table-cell>
            <table:table-cell table:style-name="Taula21.B4" office:value-type="string">
              <text:p text:style-name="P373">Cadena</text:p>
            </table:table-cell>
            <table:table-cell table:style-name="Taula21.C4" office:value-type="string">
              <text:p text:style-name="P402">No</text:p>
            </table:table-cell>
            <table:table-cell table:style-name="Taula21.D4" office:value-type="string">
              <text:p text:style-name="P370">Anotacions opcionals per part del terapeuta.</text:p>
              <text:p text:style-name="P370">No es pot accedir a aquestes notes des de l’aplicació del pacient.</text:p>
            </table:table-cell>
          </table:table-row>
          <table:table-row>
            <table:table-cell table:style-name="Taula21.A7" office:value-type="string">
              <text:p text:style-name="P77">Seguiment</text:p>
            </table:table-cell>
            <table:table-cell table:style-name="Taula21.B7" office:value-type="string">
              <text:p text:style-name="P78">Usuaris i Dates</text:p>
            </table:table-cell>
            <table:table-cell table:style-name="Taula21.C7" office:value-type="string">
              <text:p text:style-name="P299">Sí</text:p>
            </table:table-cell>
            <table:table-cell table:style-name="Taula21.D7" office:value-type="string">
              <text:p text:style-name="P80">Usuari i data/hora de creació i última modificació de la instància.</text:p>
            </table:table-cell>
          </table:table-row>
        </table:table>
        <text:p text:style-name="P392"><text:bookmark-start text:name="__RefHeading___Toc13532_1791785473"/><text:span text:style-name="T47">Taula </text:span><text:span text:style-name="T47"><text:sequence text:ref-name="refTable19" text:name="Table" text:formula="ooow:Table+1" style:num-format="1">20</text:sequence></text:span><text:span text:style-name="T47">: </text:span><text:alphabetical-index-mark-start text:id="IMark2336770342176"/><text:span text:style-name="T47">Entitat </text:span><text:span text:style-name="T158">ACHIEVEMENT</text:span><text:bookmark-end text:name="__RefHeading___Toc13532_1791785473"/><text:alphabetical-index-mark-end text:id="IMark2336770342176"/></text:p>
        <text:h text:style-name="P403" text:outline-level="2"><text:span text:style-name="T175"/></text:h>
        <text:h text:style-name="P404" text:outline-level="2"><text:bookmark-start text:name="__RefHeading___Toc5491_468052601"/>Material Module (MATMOD)<text:bookmark-end text:name="__RefHeading___Toc5491_468052601"/></text:h>
        <text:p text:style-name="P405">Aquest mòdul fa servir <text:span text:style-name="T6">els recursos</text:span> <text:span text:style-name="T6">definits</text:span> al mòdul <text:span text:style-name="T176">Resources</text:span><text:span text:style-name="T13"> </text:span><text:span text:style-name="T10">(pàg. </text:span><text:bookmark-ref text:reference-format="page" text:ref-name="__RefNumPara__4606_1629209868">8</text:bookmark-ref>) per a <text:span text:style-name="T6">especificar quin material auxiliar està a disposició del pacient.</text:span></text:p>
        <text:h text:style-name="P406" text:outline-level="3" text:is-list-header="true"><text:bookmark-start text:name="__RefHeading___Toc5493_468052601"/>Diagrama<text:bookmark-end text:name="__RefHeading___Toc5493_468052601"/></text:h>
        <text:h text:style-name="P407" text:outline-level="3"><draw:frame draw:style-name="fr2" draw:name="Marc5" text:anchor-type="paragraph" svg:y="0.101cm" svg:width="9.929cm" draw:z-index="8"><draw:text-box fo:min-height="8.885cm"><text:p text:style-name="P37"><draw:g text:anchor-type="paragraph" draw:z-index="9" draw:name="Objecte de grup 1" draw:style-name="gr17"><draw:custom-shape draw:style-name="gr55" draw:text-style-name="P52" xml:id="id92" draw:id="id92" svg:width="3.001cm" svg:height="1.001cm" svg:x="1.459cm" svg:y="0.004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2" xml:id="id91" draw:id="id91" svg:width="3.001cm" svg:height="0.999cm" svg:x="1.459cm" svg:y="2.404cm"><draw:glue-point draw:id="4" svg:x="0cm" svg:y="-5cm"/><draw:glue-point draw:id="5" svg:x="0cm" svg:y="5cm"/><draw:glue-point draw:id="6" svg:x="5cm" svg:y="0cm"/><draw:glue-point draw:id="7" svg:x="-5cm" svg:y="0cm"/><text:p text:style-name="P51"><text:span text:style-name="T35">PHASE</text:span><text:span text:style-name="T35"><text:line-break/></text:span><text:span text:style-name="T67">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117" draw:type="line" svg:x1="2.958cm" svg:y1="2.404cm" svg:x2="2.958cm" svg:y2="1.002cm" draw:start-shape="id91" draw:start-glue-point="4" draw:end-shape="id92" draw:end-glue-point="5" svg:d="M2958 2404v-1402" svg:viewBox="0 0 2 1404"><text:p/></draw:connector><draw:frame draw:style-name="gr60" draw:text-style-name="P118" svg:width="1.664cm" svg:height="0.888cm" svg:x="2.947cm" svg:y="1.822cm"><draw:text-box><text:p text:style-name="P8"><text:span text:style-name="T36">phase_id</text:span></text:p></draw:text-box></draw:frame><draw:custom-shape draw:style-name="gr121" draw:text-style-name="P52" xml:id="id93" draw:id="id93" svg:width="2.999cm" svg:height="1.001cm" svg:x="1.512cm" svg:y="4.74cm"><draw:glue-point draw:id="4" svg:x="0cm" svg:y="-5cm"/><draw:glue-point draw:id="5" svg:x="0cm" svg:y="5cm"/><draw:glue-point draw:id="6" svg:x="5cm" svg:y="0cm"/><draw:glue-point draw:id="7" svg:x="-5cm" svg:y="0cm"/><draw:glue-point draw:id="8" svg:x="2.546cm" svg:y="5cm"/><draw:glue-point draw:id="9" svg:x="-2.403cm" svg:y="5cm"/><draw:glue-point draw:id="10" svg:x="-2.53cm" svg:y="-5cm"/><text:p text:style-name="P51"><text:span text:style-name="T67">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3" draw:text-style-name="P118" svg:width="1.929cm" svg:height="0.578cm" svg:x="2.9cm" svg:y="3.42cm"><draw:text-box><text:p text:style-name="P8"><text:span text:style-name="T36">material_id</text:span></text:p></draw:text-box></draw:frame><draw:connector draw:style-name="gr56" draw:text-style-name="P117" draw:type="line" svg:x1="2.958cm" svg:y1="3.403cm" svg:x2="3.011cm" svg:y2="4.74cm" draw:start-shape="id91" draw:start-glue-point="5" draw:end-shape="id93" draw:end-glue-point="4" svg:d="M2958 3403l53 1337" svg:viewBox="0 0 55 1339"><text:p/></draw:connector><draw:connector draw:style-name="gr140" draw:text-style-name="P55" draw:line-skew="-0.593cm -0.54cm" svg:x1="1.512cm" svg:y1="5.239cm" svg:x2="2.252cm" svg:y2="4.74cm" draw:start-shape="id93" draw:start-glue-point="7" draw:end-shape="id93" draw:end-glue-point="10" svg:d="M1512 5239h-1110v-1558h1850v1059" svg:viewBox="0 0 1852 1559"><text:p/></draw:connector><draw:frame draw:style-name="gr53" draw:text-style-name="P118" svg:width="1.929cm" svg:height="0.578cm" svg:x="0cm" svg:y="5.221cm"><draw:text-box><text:p text:style-name="P8"><text:span text:style-name="T36">parent_id</text:span></text:p></draw:text-box></draw:frame><draw:custom-shape draw:style-name="gr49" draw:text-style-name="P39" xml:id="id94" draw:id="id94" svg:width="3.001cm" svg:height="1.001cm" svg:x="6.443cm" svg:y="2.401cm"><draw:glue-point draw:id="4" svg:x="0cm" svg:y="-5cm"/><draw:glue-point draw:id="5" svg:x="0cm" svg:y="5cm"/><draw:glue-point draw:id="6" svg:x="5cm" svg:y="0cm"/><draw:glue-point draw:id="7" svg:x="-5cm" svg:y="0cm"/><draw:glue-point draw:id="8" svg:x="2.546cm" svg:y="5cm"/><draw:glue-point draw:id="9" svg:x="-2.403cm" svg:y="5cm"/><text:p text:style-name="P38"><text:span text:style-name="T25">PHASE</text:span><text:span text:style-name="T25"><text:line-break/></text:span><text:span text:style-name="T25">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1" draw:text-style-name="P47" draw:type="line" svg:x1="6.443cm" svg:y1="2.9cm" svg:x2="4.457cm" svg:y2="2.903cm" draw:start-shape="id94" draw:start-glue-point="7" draw:end-shape="id91" draw:end-glue-point="6" svg:d="M6443 2900l-1986 3" svg:viewBox="0 0 1988 5"><text:p/></draw:connector><draw:frame draw:style-name="gr39" draw:text-style-name="P9" svg:width="1.929cm" svg:height="0.578cm" svg:x="4.701cm" svg:y="2.32cm"><draw:text-box><text:p text:style-name="P8"><text:span text:style-name="T33">ph_res_id</text:span></text:p></draw:text-box></draw:frame><draw:custom-shape draw:style-name="gr69" draw:text-style-name="P52" xml:id="id95" draw:id="id95" svg:width="3.001cm" svg:height="1.001cm" svg:x="6.443cm" svg:y="0cm"><draw:glue-point draw:id="4" svg:x="0cm" svg:y="-5cm"/><draw:glue-point draw:id="5" svg:x="0cm" svg:y="5cm"/><draw:glue-point draw:id="6" svg:x="5cm" svg:y="0cm"/><draw:glue-point draw:id="7" svg:x="-5cm" svg:y="0cm"/><text:p text:style-name="P51"><text:span text:style-name="T35">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4" draw:text-style-name="P178" draw:type="line" svg:x1="7.943cm" svg:y1="2.401cm" svg:x2="7.943cm" svg:y2="0.998cm" draw:start-shape="id94" draw:start-glue-point="4" draw:end-shape="id95" draw:end-glue-point="5" svg:d="M7943 2401v-1403" svg:viewBox="0 0 2 1404"><text:p/></draw:connector><draw:frame draw:style-name="gr39" draw:text-style-name="P9" svg:width="1.929cm" svg:height="0.578cm" svg:x="7.999cm" svg:y="1.822cm"><draw:text-box><text:p text:style-name="P8"><text:span text:style-name="T33">patient_id</text:span></text:p></draw:text-box></draw:frame><draw:custom-shape draw:style-name="gr141" draw:text-style-name="P6" xml:id="id97" draw:id="id97" svg:width="2.382cm" svg:height="1.976cm" svg:x="6.752cm" svg:y="6.876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54" draw:text-style-name="P47" draw:type="line" svg:x1="7.943cm" svg:y1="3.399cm" svg:x2="7.943cm" svg:y2="4.74cm" draw:start-shape="id94" draw:start-glue-point="5" draw:end-shape="id96" draw:end-glue-point="4" svg:d="M7943 3399v1341" svg:viewBox="0 0 2 1342"><text:p/></draw:connector><draw:frame draw:style-name="gr53" draw:text-style-name="P118" svg:width="1.929cm" svg:height="0.578cm" svg:x="3.046cm" svg:y="5.784cm"><draw:text-box><text:p text:style-name="P8"><text:span text:style-name="T36">enllaç</text:span></text:p></draw:text-box></draw:frame><draw:connector draw:style-name="gr142" draw:text-style-name="P55" svg:x1="3.011cm" svg:y1="5.738cm" svg:x2="6.752cm" svg:y2="7.863cm" draw:start-shape="id93" draw:start-glue-point="5" draw:end-shape="id97" draw:end-glue-point="5" svg:d="M3011 5738v2125h3741" svg:viewBox="0 0 3743 2127"><text:p/></draw:connector><draw:custom-shape draw:style-name="gr49" draw:text-style-name="P39" xml:id="id96" draw:id="id96" svg:width="3.001cm" svg:height="1.001cm" svg:x="6.443cm" svg:y="4.74cm"><draw:glue-point draw:id="4" svg:x="0cm" svg:y="-5cm"/><draw:glue-point draw:id="5" svg:x="0cm" svg:y="5cm"/><draw:glue-point draw:id="6" svg:x="5cm" svg:y="0cm"/><draw:glue-point draw:id="7" svg:x="-5cm" svg:y="0cm"/><draw:glue-point draw:id="8" svg:x="2.546cm" svg:y="5cm"/><draw:glue-point draw:id="9" svg:x="-2.403cm" svg:y="5cm"/><text:p text:style-name="P38"><text:span text:style-name="T25">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9" draw:text-style-name="P9" svg:width="1.93cm" svg:height="0.578cm" svg:x="7.865cm" svg:y="5.671cm"><draw:text-box><text:p text:style-name="P8"><text:span text:style-name="T33">enllaç</text:span></text:p></draw:text-box></draw:frame><draw:connector draw:style-name="gr54" draw:text-style-name="P47" draw:type="line" svg:x1="7.943cm" svg:y1="5.738cm" svg:x2="7.943cm" svg:y2="6.876cm" draw:start-shape="id96" draw:start-glue-point="5" draw:end-shape="id97" draw:end-glue-point="4" svg:d="M7943 5738v1138" svg:viewBox="0 0 2 1139"><text:p/></draw:connector><draw:frame draw:style-name="gr39" draw:text-style-name="P9" svg:width="1.929cm" svg:height="0.578cm" svg:x="7.999cm" svg:y="3.422cm"><draw:text-box><text:p text:style-name="P8"><text:span text:style-name="T33">material_id</text:span></text:p></draw:text-box></draw:frame><draw:connector draw:style-name="gr131" draw:text-style-name="P178" draw:type="line" svg:x1="6.443cm" svg:y1="5.239cm" svg:x2="4.51cm" svg:y2="5.239cm" draw:start-shape="id96" draw:start-glue-point="7" draw:end-shape="id93" svg:d="M6443 5239h-1933" svg:viewBox="0 0 1935 2"><text:p/></draw:connector><draw:frame draw:style-name="gr51" draw:text-style-name="P175" svg:width="2.059cm" svg:height="0.888cm" svg:x="4.57cm" svg:y="4.674cm"><draw:text-box><text:p text:style-name="P8"><text:span text:style-name="T91">resourcet_id</text:span></text:p></draw:text-box></draw:frame></draw:g>Diagrama <text:sequence text:ref-name="refDiagrama8" text:name="Diagrama" text:formula="ooow:Diagrama+1" style:num-format="1">9</text:sequence>: Mòdul de Material (MATMOD)</text:p></draw:text-box></draw:frame><text:bookmark-start text:name="__RefHeading___Toc2692_2294837604"/>PHASE MATERIAL<text:bookmark-end text:name="__RefHeading___Toc2692_2294837604"/></text:h>
        <text:p text:style-name="P408"><text:span text:style-name="T177">Dins l’entitat </text:span><text:span text:style-name="T178">Phase</text:span><text:span text:style-name="T114"> Material</text:span><text:span text:style-name="T179"> es registrarà el material disponible per a cada pacient segons les fases de les malalties que pateixi; a criteri del terapeuta.</text:span></text:p>
        <table:table table:name="Taula19" table:style-name="Taula19">
          <table:table-column table:style-name="Taula19.A"/>
          <table:table-column table:style-name="Taula19.B"/>
          <table:table-column table:style-name="Taula19.C"/>
          <table:table-column table:style-name="Taula19.D"/>
          <table:table-row>
            <table:table-cell table:style-name="Taula19.A1" office:value-type="string">
              <text:p text:style-name="P409">Atribut</text:p>
            </table:table-cell>
            <table:table-cell table:style-name="Taula19.A1" office:value-type="string">
              <text:p text:style-name="P409">Tipus</text:p>
            </table:table-cell>
            <table:table-cell table:style-name="Taula19.A1" office:value-type="string">
              <text:p text:style-name="P287">Obl</text:p>
            </table:table-cell>
            <table:table-cell table:style-name="Taula19.D1" office:value-type="string">
              <text:p text:style-name="P409">Descripció</text:p>
            </table:table-cell>
          </table:table-row>
          <table:table-row>
            <table:table-cell table:style-name="Taula19.A2" office:value-type="string">
              <text:p text:style-name="P410"><text:span text:style-name="T165"># </text:span>Phase <text:span text:style-name="T180">Resource</text:span></text:p>
            </table:table-cell>
            <table:table-cell table:style-name="Taula19.B2" office:value-type="string">
              <text:p text:style-name="P411">Referència a <text:span text:style-name="T181">PHASE </text:span><text:span text:style-name="T182">RES</text:span><text:span text:style-name="T181">.</text:span></text:p>
            </table:table-cell>
            <table:table-cell table:style-name="Taula19.C2" office:value-type="string">
              <text:p text:style-name="P290">Sí</text:p>
            </table:table-cell>
            <table:table-cell table:style-name="Taula19.D2" office:value-type="string">
              <text:p text:style-name="P412">Referència a<text:span text:style-name="T180">l recurs de</text:span> la <text:span text:style-name="T97">fase de la</text:span> <text:span text:style-name="T84">patologia </text:span><text:span text:style-name="T180">on es defineix el material.</text:span></text:p>
            </table:table-cell>
          </table:table-row>
          <table:table-row>
            <table:table-cell table:style-name="Taula19.A2" office:value-type="string">
              <text:p text:style-name="P413"><text:span text:style-name="T165"># </text:span>Pacient</text:p>
            </table:table-cell>
            <table:table-cell table:style-name="Taula19.B3" office:value-type="string">
              <text:p text:style-name="P414">Referència a<text:line-break/><text:span text:style-name="T13">USER</text:span> (<text:span text:style-name="T13">PATIENT</text:span>)</text:p>
            </table:table-cell>
            <table:table-cell table:style-name="Taula19.C3" office:value-type="string">
              <text:p text:style-name="P299">Sí</text:p>
            </table:table-cell>
            <table:table-cell table:style-name="Taula19.D3" office:value-type="string">
              <text:p text:style-name="P415">Referència al pacient al que assignem el material.</text:p>
            </table:table-cell>
          </table:table-row>
          <table:table-row>
            <table:table-cell table:style-name="Taula19.A4" office:value-type="string">
              <text:p text:style-name="P77">Seguiment</text:p>
            </table:table-cell>
            <table:table-cell table:style-name="Taula19.B4" office:value-type="string">
              <text:p text:style-name="P78">Usuaris i Dates</text:p>
            </table:table-cell>
            <table:table-cell table:style-name="Taula19.C4" office:value-type="string">
              <text:p text:style-name="P299">Sí</text:p>
            </table:table-cell>
            <table:table-cell table:style-name="Taula19.D4" office:value-type="string">
              <text:p text:style-name="P80">Usuari i data/hora de creació i última modificació de la instància.</text:p>
            </table:table-cell>
          </table:table-row>
        </table:table>
        <text:p text:style-name="P416"><text:bookmark-start text:name="__RefHeading___Toc13530_1791785473"/><text:span text:style-name="T183">Taula </text:span><text:span text:style-name="T183"><text:sequence text:ref-name="refTable20" text:name="Table" text:formula="ooow:Table+1" style:num-format="1">21</text:sequence></text:span><text:span text:style-name="T183">: </text:span><text:alphabetical-index-mark-start text:id="IMark2336770343296"/><text:span text:style-name="T183">Entitat </text:span><text:span text:style-name="T184">PHASE</text:span><text:span text:style-name="T185"> MATERIAL</text:span><text:bookmark-end text:name="__RefHeading___Toc13530_1791785473"/><text:alphabetical-index-mark-end text:id="IMark2336770343296"/></text:p>
        <text:p text:style-name="P417"><text:span text:style-name="T185"/></text:p>
        <text:h text:style-name="P418" text:outline-level="3"><text:bookmark-start text:name="__RefHeading___Toc5495_468052601"/>MATERIAL<text:bookmark-end text:name="__RefHeading___Toc5495_468052601"/></text:h>
        <text:p text:style-name="P419">Aquesta entitat és responsable de mantenir el repositori del<text:span text:style-name="T186">s recursos disponible pel </text:span>pacient <text:span text:style-name="T186">com a material auxiliar</text:span>.</text:p>
        <text:p text:style-name="P420"><text:span text:style-name="T18">Es donarà suport a</text:span><text:span text:style-name="T187">ls mateixos tipus de materials de què disposen els recursos </text:span><text:span text:style-name="T188">(pàg. </text:span><text:span text:style-name="T188"><text:bookmark-ref text:reference-format="page" text:ref-name="__RefNumPara__5270_1629209868">9</text:bookmark-ref></text:span><text:span text:style-name="T188">)</text:span><text:span text:style-name="T187">.</text:span></text:p>
        <text:p text:style-name="P421"><text:span text:style-name="T18"/></text:p>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422">Atribut</text:p>
            </table:table-cell>
            <table:table-cell table:style-name="Taula2.A1" office:value-type="string">
              <text:p text:style-name="P422">Tipus</text:p>
            </table:table-cell>
            <table:table-cell table:style-name="Taula2.A1" office:value-type="string">
              <text:p text:style-name="P287">Obl</text:p>
            </table:table-cell>
            <table:table-cell table:style-name="Taula2.D1" office:value-type="string">
              <text:p text:style-name="P422">Descripció</text:p>
            </table:table-cell>
          </table:table-row>
          <table:table-row>
            <table:table-cell table:style-name="Taula2.A2" office:value-type="string">
              <text:p text:style-name="P423"># <text:span text:style-name="T13">Nom</text:span></text:p>
            </table:table-cell>
            <table:table-cell table:style-name="Taula2.B2" office:value-type="string">
              <text:p text:style-name="P137">Referència a <text:span text:style-name="T13">T_KEY</text:span></text:p>
            </table:table-cell>
            <table:table-cell table:style-name="Taula2.C2" office:value-type="string">
              <text:p text:style-name="P290">Sí</text:p>
            </table:table-cell>
            <table:table-cell table:style-name="Taula2.D2" office:value-type="string">
              <text:p text:style-name="P424">Nom de<text:span text:style-name="T97">l </text:span><text:span text:style-name="T189">material</text:span><text:span text:style-name="T97">.</text:span></text:p>
            </table:table-cell>
          </table:table-row>
          <table:table-row>
            <table:table-cell table:style-name="Taula2.A3" office:value-type="string">
              <text:p text:style-name="P425"><text:span text:style-name="T136"># </text:span>Descripció</text:p>
            </table:table-cell>
            <table:table-cell table:style-name="Taula2.B3" office:value-type="string">
              <text:p text:style-name="P426">Referència a <text:span text:style-name="T13">T_KEY</text:span></text:p>
            </table:table-cell>
            <table:table-cell table:style-name="Taula2.C3" office:value-type="string">
              <text:p text:style-name="P427">No</text:p>
            </table:table-cell>
            <table:table-cell table:style-name="Taula2.D3" office:value-type="string">
              <text:p text:style-name="P428"><text:span text:style-name="T190">D</text:span>escripció del <text:span text:style-name="T189">material</text:span>.</text:p>
            </table:table-cell>
          </table:table-row>
          <table:table-row>
            <table:table-cell table:style-name="Taula2.A4" office:value-type="string">
              <text:p text:style-name="P429"># Recurs</text:p>
            </table:table-cell>
            <table:table-cell table:style-name="Taula2.B4" office:value-type="string">
              <text:p text:style-name="P429">Referència a</text:p>
              <text:p text:style-name="P430">RESOURCE</text:p>
            </table:table-cell>
            <table:table-cell table:style-name="Taula2.C4" office:value-type="string">
              <text:p text:style-name="P431">Sí</text:p>
            </table:table-cell>
            <table:table-cell table:style-name="Taula2.D4" office:value-type="string">
              <text:p text:style-name="P432">Referència al recurs font del material.</text:p>
            </table:table-cell>
          </table:table-row>
          <table:table-row>
            <table:table-cell table:style-name="Taula2.A5" office:value-type="string">
              <text:p text:style-name="P433">Tipus</text:p>
            </table:table-cell>
            <table:table-cell table:style-name="Taula2.B5" office:value-type="string">
              <text:p text:style-name="P434">Enumeració</text:p>
            </table:table-cell>
            <table:table-cell table:style-name="Taula2.C5" office:value-type="string">
              <text:p text:style-name="P299">Sí</text:p>
            </table:table-cell>
            <table:table-cell table:style-name="Taula2.D5" office:value-type="string">
              <text:p text:style-name="P428">Especifica a quin dels tipus dels descrits pertany el <text:span text:style-name="T189">material</text:span>.</text:p>
            </table:table-cell>
          </table:table-row>
          <table:table-row>
            <table:table-cell table:style-name="Taula2.A5" office:value-type="string">
              <text:p text:style-name="P433"><text:span text:style-name="T191"># </text:span><text:span text:style-name="T13">Contingut</text:span></text:p>
            </table:table-cell>
            <table:table-cell table:style-name="Taula2.B5" office:value-type="string">
              <text:p text:style-name="P426">Referència a <text:span text:style-name="T13">T_KEY</text:span></text:p>
            </table:table-cell>
            <table:table-cell table:style-name="Taula2.C5" office:value-type="string">
              <text:p text:style-name="P435">No</text:p>
            </table:table-cell>
            <table:table-cell table:style-name="Taula2.D6" office:value-type="string">
              <text:p text:style-name="P428">Pels casos de text pla i enriquit la mateixa taula emmagatzemarà el contingut en aquest atribut.</text:p>
            </table:table-cell>
          </table:table-row>
          <table:table-row>
            <table:table-cell table:style-name="Taula2.A5" office:value-type="string">
              <text:p text:style-name="P433">Enllaç</text:p>
            </table:table-cell>
            <table:table-cell table:style-name="Taula2.B5" office:value-type="string">
              <text:p text:style-name="P434">Cadena</text:p>
            </table:table-cell>
            <table:table-cell table:style-name="Taula2.C5" office:value-type="string">
              <text:p text:style-name="P299">Sí</text:p>
            </table:table-cell>
            <table:table-cell table:style-name="Taula2.D7" office:value-type="string">
              <text:p text:style-name="P428">Per la resta de casos aquest atribut guardarà l’enllaç al recurs: fitxer, adreça d’internet, ...</text:p>
            </table:table-cell>
          </table:table-row>
          <table:table-row>
            <table:table-cell table:style-name="Taula2.A8" office:value-type="string">
              <text:p text:style-name="P77">Seguiment</text:p>
            </table:table-cell>
            <table:table-cell table:style-name="Taula2.B8" office:value-type="string">
              <text:p text:style-name="P78">Usuaris i Dates</text:p>
            </table:table-cell>
            <table:table-cell table:style-name="Taula2.C8" office:value-type="string">
              <text:p text:style-name="P299">Sí</text:p>
            </table:table-cell>
            <table:table-cell table:style-name="Taula2.D8" office:value-type="string">
              <text:p text:style-name="P80">Usuari i data/hora de creació i última modificació de la instància.</text:p>
            </table:table-cell>
          </table:table-row>
        </table:table>
        <text:p text:style-name="P436"><text:bookmark-start text:name="__RefHeading___Toc13528_1791785473"/><text:span text:style-name="T192">Taula </text:span><text:span text:style-name="T192"><text:sequence text:ref-name="refTable21" text:name="Table" text:formula="ooow:Table+1" style:num-format="1">22</text:sequence></text:span><text:span text:style-name="T192">: </text:span><text:alphabetical-index-mark-start text:id="IMark2336770343616"/><text:span text:style-name="T192">Entitat </text:span><text:span text:style-name="T193">MATERIAL</text:span><text:bookmark-end text:name="__RefHeading___Toc13528_1791785473"/><text:alphabetical-index-mark-end text:id="IMark2336770343616"/></text:p>
        <text:h text:style-name="P437" text:outline-level="2"><text:bookmark-start text:name="__RefHeading___Toc5497_468052601"/><text:bookmark-start text:name="Còpia de __RefHeading___Toc2694_2294837604 1"/><text:span text:style-name="T194">Register</text:span><text:bookmark-start text:name="Còpia de Còpia de __RefHeading___Toc3489_1471092614 1 2"/><text:span text:style-name="T195"> </text:span><text:span text:style-name="T14">Module </text:span><text:span text:style-name="T196">(</text:span><text:span text:style-name="T194">REG</text:span><text:span text:style-name="T196">MOD)</text:span><text:bookmark-end text:name="__RefHeading___Toc5497_468052601"/><text:bookmark-end text:name="Còpia de __RefHeading___Toc2694_2294837604 1"/><text:bookmark-end text:name="Còpia de Còpia de __RefHeading___Toc3489_1471092614 1 2"/></text:h>
        <text:p text:style-name="P438">Aquest mòdul fa servir <text:span text:style-name="T197">les taules</text:span> <text:span text:style-name="T6">defini</text:span><text:span text:style-name="T197">de</text:span><text:span text:style-name="T6">s</text:span> al mòdul <text:span text:style-name="T198">Tracking</text:span><text:span text:style-name="T13"> </text:span><text:span text:style-name="T10">(pàg. </text:span><text:bookmark-ref text:reference-format="page" text:ref-name="__RefNumPara__5626_1629209868">10</text:bookmark-ref>) per a <text:span text:style-name="T197">enregistrar les </text:span><text:span text:style-name="T199">taules de seguiment</text:span><text:span text:style-name="T197"> que </text:span><text:span text:style-name="T199">complimenti</text:span><text:span text:style-name="T197"> el pacient segons la necessitat de cada </text:span><text:span text:style-name="T199">patologia</text:span><text:span text:style-name="T197">.</text:span></text:p>
        <text:h text:style-name="P439" text:outline-level="3" text:is-list-header="true"><text:bookmark-start text:name="__RefHeading___Toc5499_468052601"/>Diagrama<text:bookmark-end text:name="__RefHeading___Toc5499_468052601"/></text:h>
        <text:p text:style-name="P440"><draw:frame draw:style-name="fr1" draw:name="Marc7" text:anchor-type="paragraph" svg:y="0.102cm" svg:width="14.453cm" draw:z-index="30"><draw:text-box fo:min-height="12.031cm"><text:p text:style-name="P37"><draw:g text:anchor-type="paragraph" draw:z-index="31" draw:name="Objecte de grup 12" draw:style-name="gr17"><draw:custom-shape draw:style-name="gr143" draw:text-style-name="P52" xml:id="id99" draw:id="id99" svg:width="3.001cm" svg:height="1.001cm" svg:x="0.213cm" svg:y="0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4" draw:text-style-name="P118" svg:width="1.661cm" svg:height="0.888cm" svg:x="0cm" svg:y="1.949cm"><draw:text-box><text:p text:style-name="P8"><text:span text:style-name="T36">phase_id</text:span></text:p></draw:text-box></draw:frame><draw:custom-shape draw:style-name="gr79" draw:text-style-name="P52" xml:id="id98" draw:id="id98" svg:width="3.001cm" svg:height="1.001cm" svg:x="0.213cm" svg:y="2.487cm"><draw:glue-point draw:id="4" svg:x="0cm" svg:y="-5cm"/><draw:glue-point draw:id="5" svg:x="0cm" svg:y="5cm"/><draw:glue-point draw:id="6" svg:x="5cm" svg:y="0cm"/><draw:glue-point draw:id="7" svg:x="-5cm" svg:y="0cm"/><draw:glue-point draw:id="8" svg:x="5cm" svg:y="2.62cm"/><text:p text:style-name="P51"><text:span text:style-name="T35">PHASE</text:span><text:span text:style-name="T35"><text:line-break/></text:span><text:span text:style-name="T35">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1" draw:text-style-name="P55" svg:x1="1.713cm" svg:y1="2.487cm" svg:x2="1.713cm" svg:y2="0.998cm" draw:start-shape="id98" draw:start-glue-point="4" draw:end-shape="id99" draw:end-glue-point="5" svg:d="M1713 2487v-1489" svg:viewBox="0 0 2 1490"><text:p/></draw:connector><draw:frame draw:style-name="gr145" draw:text-style-name="P118" svg:width="1.955cm" svg:height="0.664cm" svg:x="3.145cm" svg:y="3.249cm"><draw:text-box><text:p text:style-name="P8"><text:span text:style-name="T36">tracking_id</text:span></text:p></draw:text-box></draw:frame><draw:connector draw:style-name="gr146" draw:text-style-name="P55" svg:x1="3.212cm" svg:y1="3.247cm" svg:x2="5.207cm" svg:y2="3.247cm" draw:start-shape="id98" draw:start-glue-point="8" draw:end-shape="id100" draw:end-glue-point="10" svg:d="M3212 3247h1995" svg:viewBox="0 0 1997 2"><text:p/></draw:connector><draw:custom-shape draw:style-name="gr147" draw:text-style-name="P171" xml:id="id101" draw:id="id101" svg:width="2.999cm" svg:height="1.001cm" svg:x="10.215cm" svg:y="0cm"><draw:glue-point draw:id="4" svg:x="0cm" svg:y="-5cm"/><draw:glue-point draw:id="5" svg:x="0cm" svg:y="5cm"/><draw:glue-point draw:id="6" svg:x="5cm" svg:y="0cm"/><draw:glue-point draw:id="7" svg:x="-5cm" svg:y="0cm"/><draw:glue-point draw:id="8" svg:x="-2.376cm" svg:y="5cm"/><draw:glue-point draw:id="9" svg:x="5.016cm" svg:y="-2.44cm"/><text:p text:style-name="P170"><text:span text:style-name="T88">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2" draw:text-style-name="P7" svg:x1="11.714cm" svg:y1="2.487cm" svg:x2="11.714cm" svg:y2="0.998cm" draw:end-shape="id101" draw:end-glue-point="5" svg:d="M11714 2487v-1489" svg:viewBox="0 0 2 1490"><text:p/></draw:connector><draw:custom-shape draw:style-name="gr79" draw:text-style-name="P52" xml:id="id102" draw:id="id102" svg:width="3.001cm" svg:height="1.001cm" svg:x="5.214cm" svg:y="4.909cm"><draw:glue-point draw:id="4" svg:x="0cm" svg:y="-5cm"/><draw:glue-point draw:id="5" svg:x="0cm" svg:y="5cm"/><draw:glue-point draw:id="6" svg:x="5cm" svg:y="0cm"/><draw:glue-point draw:id="7" svg:x="-5cm" svg:y="0cm"/><text:p text:style-name="P51"><text:span text:style-name="T35">TRACKING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8" draw:text-style-name="P55" svg:x1="6.713cm" svg:y1="4.909cm" svg:x2="6.713cm" svg:y2="3.418cm" draw:start-shape="id102" draw:start-glue-point="4" svg:d="M6713 4909v-1491" svg:viewBox="0 0 2 1492"><text:p/></draw:connector><draw:frame draw:style-name="gr90" draw:text-style-name="P118" svg:width="1.955cm" svg:height="0.662cm" svg:x="6.726cm" svg:y="4.247cm"><draw:text-box><text:p text:style-name="P8"><text:span text:style-name="T36">tracking_id</text:span></text:p></draw:text-box></draw:frame><draw:custom-shape draw:style-name="gr143" draw:text-style-name="P52" xml:id="id103" draw:id="id103" svg:width="3.001cm" svg:height="1.001cm" svg:x="0.25cm" svg:y="7.5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9" draw:text-style-name="P55" svg:x1="5.214cm" svg:y1="5.408cm" svg:x2="1.75cm" svg:y2="7.5cm" draw:start-shape="id102" draw:start-glue-point="7" draw:end-shape="id103" draw:end-glue-point="4" svg:d="M5214 5408h-3464v2092" svg:viewBox="0 0 3466 2094"><text:p/></draw:connector><draw:frame draw:style-name="gr150" draw:text-style-name="P118" svg:width="1.659cm" svg:height="0.578cm" svg:x="3.687cm" svg:y="4.75cm"><draw:text-box><text:p text:style-name="P8"><text:span text:style-name="T36"><text:s text:c="4"/></text:span><text:span text:style-name="T36">list_id</text:span></text:p></draw:text-box></draw:frame><draw:custom-shape draw:style-name="gr151" draw:text-style-name="P173" xml:id="id104" draw:id="id104" svg:width="2.999cm" svg:height="1.001cm" svg:x="10.215cm" svg:y="4.909cm"><draw:glue-point draw:id="4" svg:x="0cm" svg:y="-5cm"/><draw:glue-point draw:id="5" svg:x="0cm" svg:y="5cm"/><draw:glue-point draw:id="6" svg:x="5cm" svg:y="0cm"/><draw:glue-point draw:id="7" svg:x="-5cm" svg:y="0cm"/><draw:glue-point draw:id="8" svg:x="-2.38cm" svg:y="5cm"/><draw:glue-point draw:id="9" svg:x="-2.38cm" svg:y="-5cm"/><draw:glue-point draw:id="10" svg:x="2.62cm" svg:y="-5cm"/><draw:glue-point draw:id="11" svg:x="2.62cm" svg:y="5cm"/><draw:glue-point draw:id="12" svg:x="-5cm" svg:y="-2.5cm"/><draw:glue-point draw:id="13" svg:x="-5cm" svg:y="2.5cm"/><draw:glue-point draw:id="14" svg:x="5cm" svg:y="-2.5cm"/><draw:glue-point draw:id="15" svg:x="5cm" svg:y="2.5cm"/><text:p text:style-name="P172"><text:span text:style-name="T89">REGISTER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2" draw:text-style-name="P175" svg:width="1.955cm" svg:height="0.662cm" svg:x="8.417cm" svg:y="4.782cm"><draw:text-box><text:p text:style-name="P8"><text:span text:style-name="T91"><text:s/></text:span><text:span text:style-name="T91">column_id</text:span></text:p></draw:text-box></draw:frame><draw:connector draw:style-name="gr82" draw:text-style-name="P179" svg:x1="11.714cm" svg:y1="4.909cm" svg:x2="11.714cm" svg:y2="3.485cm" draw:start-shape="id104" draw:start-glue-point="4" draw:end-shape="id105" draw:end-glue-point="5" svg:d="M11714 4909v-1424" svg:viewBox="0 0 2 1425"><text:p/></draw:connector><draw:frame draw:style-name="gr153" draw:text-style-name="P175" svg:width="1.932cm" svg:height="0.604cm" svg:x="11.64cm" svg:y="4.382cm"><draw:text-box><text:p text:style-name="P8"><text:span text:style-name="T91">register_id</text:span></text:p></draw:text-box></draw:frame><draw:custom-shape draw:style-name="gr143" draw:text-style-name="P52" xml:id="id106" draw:id="id106" svg:width="3.001cm" svg:height="1.001cm" svg:x="5.214cm" svg:y="7.5cm"><draw:glue-point draw:id="4" svg:x="0cm" svg:y="-5cm"/><draw:glue-point draw:id="5" svg:x="0cm" svg:y="5cm"/><draw:glue-point draw:id="6" svg:x="5cm" svg:y="0cm"/><draw:glue-point draw:id="7" svg:x="-5cm" svg:y="0cm"/><draw:glue-point draw:id="8" svg:x="-5.06cm" svg:y="-2.52cm"/><draw:glue-point draw:id="9" svg:x="-5cm" svg:y="2.5cm"/><draw:glue-point draw:id="10" svg:x="5cm" svg:y="2.5cm"/><draw:glue-point draw:id="11" svg:x="5cm" svg:y="-2.5cm"/><text:p text:style-name="P51"><text:span text:style-name="T35">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1" draw:text-style-name="P55" svg:x1="5.214cm" svg:y1="7.999cm" svg:x2="3.249cm" svg:y2="7.999cm" draw:start-shape="id106" draw:start-glue-point="7" draw:end-shape="id103" draw:end-glue-point="6" svg:d="M5214 7999h-1965" svg:viewBox="0 0 1967 2"><text:p/></draw:connector><draw:frame draw:style-name="gr150" draw:text-style-name="P118" svg:width="1.532cm" svg:height="0.578cm" svg:x="4.076cm" svg:y="7.431cm"><draw:text-box><text:p text:style-name="P8"><text:span text:style-name="T36">list_id</text:span></text:p></draw:text-box></draw:frame><draw:custom-shape draw:style-name="gr79" draw:text-style-name="P52" xml:id="id100" draw:id="id100" svg:width="3.001cm" svg:height="1.001cm" svg:x="5.207cm" svg:y="2.487cm"><draw:glue-point draw:id="4" svg:x="0cm" svg:y="-5cm"/><draw:glue-point draw:id="5" svg:x="0cm" svg:y="5cm"/><draw:glue-point draw:id="6" svg:x="5cm" svg:y="0cm"/><draw:glue-point draw:id="7" svg:x="-5cm" svg:y="0cm"/><draw:glue-point draw:id="8" svg:x="-2.483cm" svg:y="-5.01cm"/><draw:glue-point draw:id="9" svg:x="2.72cm" svg:y="-4.98cm"/><draw:glue-point draw:id="10" svg:x="-5cm" svg:y="2.62cm"/><draw:glue-point draw:id="11" svg:x="-5cm" svg:y="-2.38cm"/><text:p text:style-name="P51"><text:span text:style-name="T35">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2" draw:text-style-name="P179" svg:x1="10.215cm" svg:y1="2.986cm" svg:x2="8.206cm" svg:y2="2.986cm" draw:start-shape="id105" draw:start-glue-point="7" draw:end-shape="id100" draw:end-glue-point="6" svg:d="M10215 2986h-2009" svg:viewBox="0 0 2011 2"><text:p/></draw:connector><draw:frame draw:style-name="gr154" draw:text-style-name="P175" svg:width="1.874cm" svg:height="0.578cm" svg:x="9.964cm" svg:y="1.954cm"><draw:text-box><text:p text:style-name="P8"><text:span text:style-name="T91">patient_id</text:span></text:p></draw:text-box></draw:frame><draw:custom-shape draw:style-name="gr151" draw:text-style-name="P173" xml:id="id105" draw:id="id105" svg:width="2.999cm" svg:height="1.001cm" svg:x="10.215cm" svg:y="2.487cm"><draw:glue-point draw:id="4" svg:x="0cm" svg:y="-5cm"/><draw:glue-point draw:id="5" svg:x="0cm" svg:y="5cm"/><draw:glue-point draw:id="6" svg:x="5cm" svg:y="0cm"/><draw:glue-point draw:id="7" svg:x="-5cm" svg:y="0cm"/><text:p text:style-name="P172"><text:span text:style-name="T89">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5" draw:text-style-name="P124" svg:width="1.823cm" svg:height="0.578cm" svg:x="9.557cm" svg:y="5.923cm"><draw:text-box><text:p text:style-name="P8"><text:span text:style-name="T91">entry_id</text:span></text:p></draw:text-box></draw:frame><draw:frame draw:style-name="gr156" draw:text-style-name="P175" svg:width="1.874cm" svg:height="0.888cm" svg:x="8.528cm" svg:y="2.993cm"><draw:text-box><text:p text:style-name="P8"><text:span text:style-name="T91">tracking_id</text:span></text:p></draw:text-box></draw:frame><draw:connector draw:style-name="gr96" draw:text-style-name="P55" draw:line-skew="-0.418cm" svg:x1="5.962cm" svg:y1="2.487cm" svg:x2="5.207cm" svg:y2="2.75cm" draw:start-shape="id100" draw:start-glue-point="8" draw:end-shape="id100" draw:end-glue-point="11" svg:d="M5962 2487v-933h-1272v1196h517" svg:viewBox="0 0 1274 1198"><text:p/></draw:connector><draw:frame draw:style-name="gr93" draw:text-style-name="P121" svg:width="1.876cm" svg:height="0.578cm" svg:x="4.65cm" svg:y="1.75cm"><draw:text-box><text:p text:style-name="P8"><text:span text:style-name="T66">main_id</text:span></text:p></draw:text-box></draw:frame><draw:custom-shape draw:style-name="gr157" draw:text-style-name="P123" xml:id="id107" draw:id="id107" svg:width="2.999cm" svg:height="1.001cm" svg:x="5.216cm" svg:y="0cm"><draw:glue-point draw:id="4" svg:x="0cm" svg:y="-5cm"/><draw:glue-point draw:id="5" svg:x="0cm" svg:y="5cm"/><draw:glue-point draw:id="6" svg:x="5cm" svg:y="0cm"/><draw:glue-point draw:id="7" svg:x="-5cm" svg:y="0cm"/><draw:glue-point draw:id="8" svg:x="-4.98cm" svg:y="-2.83cm"/><draw:glue-point draw:id="9" svg:x="-5.006cm" svg:y="2.72cm"/><text:p text:style-name="P122"><text:span text:style-name="T67">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1" draw:text-style-name="P55" svg:x1="6.706cm" svg:y1="2.487cm" svg:x2="6.715cm" svg:y2="0.998cm" draw:start-shape="id100" draw:start-glue-point="4" draw:end-shape="id107" draw:end-glue-point="5" svg:d="M6706 2487v-744h9v-745" svg:viewBox="0 0 11 1490"><text:p/></draw:connector><draw:frame draw:style-name="gr158" draw:text-style-name="P118" svg:width="2.057cm" svg:height="0.638cm" svg:x="6.715cm" svg:y="1.85cm"><draw:text-box><text:p text:style-name="P8"><text:span text:style-name="T36">therapist_id</text:span></text:p></draw:text-box></draw:frame><draw:connector draw:style-name="gr159" draw:text-style-name="P179" svg:x1="10.215cm" svg:y1="5.408cm" svg:x2="8.213cm" svg:y2="5.408cm" draw:start-shape="id104" draw:end-shape="id102" draw:end-glue-point="6" svg:d="M10215 5408h-2002" svg:viewBox="0 0 2004 2"><text:p/></draw:connector><draw:custom-shape draw:style-name="gr79" draw:text-style-name="P52" xml:id="id108" draw:id="id108" svg:width="3.001cm" svg:height="1.001cm" svg:x="5.249cm" svg:y="9.25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9" draw:text-style-name="P52" xml:id="id109" draw:id="id109" svg:width="3.001cm" svg:height="1.001cm" svg:x="5.251cm" svg:y="11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9" draw:text-style-name="P179" svg:x1="11.714cm" svg:y1="5.907cm" svg:x2="8.248cm" svg:y2="9.749cm" draw:start-shape="id104" draw:start-glue-point="5" draw:end-shape="id108" draw:end-glue-point="6" svg:d="M11714 5907v3842h-3466" svg:viewBox="0 0 3468 3844"><text:p/></draw:connector><draw:connector draw:style-name="gr159" draw:text-style-name="P179" svg:x1="12.499cm" svg:y1="5.907cm" svg:x2="8.25cm" svg:y2="11.499cm" draw:start-shape="id104" draw:start-glue-point="11" draw:end-shape="id109" draw:end-glue-point="6" svg:d="M12499 5907v5592h-4249" svg:viewBox="0 0 4251 5593"><text:p/></draw:connector><draw:frame draw:style-name="gr155" draw:text-style-name="P124" svg:width="1.825cm" svg:height="0.578cm" svg:x="10.257cm" svg:y="8.124cm"><draw:text-box><text:p text:style-name="P8"><text:span text:style-name="T91">mood_id</text:span></text:p></draw:text-box></draw:frame><draw:frame draw:style-name="gr160" draw:text-style-name="P124" svg:width="2.042cm" svg:height="0.727cm" svg:x="12.411cm" svg:y="5.89cm"><draw:text-box><text:p text:style-name="P8"><text:span text:style-name="T91">emotion_id</text:span></text:p></draw:text-box></draw:frame><draw:connector draw:style-name="gr159" draw:text-style-name="P179" svg:x1="11.001cm" svg:y1="5.907cm" svg:x2="8.213cm" svg:y2="7.999cm" draw:start-shape="id104" draw:start-glue-point="8" draw:end-shape="id106" draw:end-glue-point="6" svg:d="M11001 5907v2092h-2788" svg:viewBox="0 0 2790 2094"><text:p/></draw:connector></draw:g>Diagrama <text:sequence text:ref-name="refDiagrama9" text:name="Diagrama" text:formula="ooow:Diagrama+1" style:num-format="1">10</text:sequence>: Mòdul de <text:span text:style-name="T200">Compliment</text:span> de Taules de Registre (REGMOD)</text:p></draw:text-box></draw:frame><text:span text:style-name="T47"/></text:p>
        <text:h text:style-name="P441" text:outline-level="3"><text:bookmark-start text:name="__RefHeading___Toc13286_1791785473"/>REGISTER<text:bookmark-end text:name="__RefHeading___Toc13286_1791785473"/></text:h>
        <text:p text:style-name="P442"><text:span text:style-name="T113">L’entitat </text:span><text:span text:style-name="T201">Register</text:span><text:span text:style-name="T113"> </text:span><text:span text:style-name="T202">emmagatzema </text:span><text:span text:style-name="T203">les</text:span><text:span text:style-name="T202"> taules de </text:span><text:span text:style-name="T203">seguiment</text:span><text:span text:style-name="T202"> </text:span><text:span text:style-name="T203">ja introduïdes pel pacient.</text:span></text:p>
        <text:p text:style-name="P443"><text:span text:style-name="T202">E</text:span><text:span text:style-name="T113">ls estats en que es pot trobar </text:span><text:span text:style-name="T204">una taula de registre són:</text:span></text:p>
        <text:list xml:id="list171142557034850" text:continue-numbering="true" text:style-name="L2">
          <text:list-item>
            <text:p text:style-name="P444"><text:span text:style-name="T205">Assignat</text:span><text:span text:style-name="T154">: </text:span><text:span text:style-name="T170">Estat inicial </text:span><text:span text:style-name="T205">quan una taula de seguiment es assignada a un pacient.</text:span></text:p>
          </text:list-item>
          <text:list-item>
            <text:p text:style-name="P445"><text:span text:style-name="T206">Estàtic</text:span>: <text:span text:style-name="T207">Estat en que es troba la assignació quan volem que sigui visible però no es pugui incorporar nous registres.</text:span></text:p>
          </text:list-item>
          <text:list-item>
            <text:p text:style-name="P446"><text:span text:style-name="T203">Cancel·la</text:span><text:span text:style-name="T174">t</text:span><text:span text:style-name="T203">: Estat en que es troba la assignació quan no es visible ni es pot crear/modificar dades de registre.</text:span></text:p>
          </text:list-item>
        </text:list>
        <text:p text:style-name="P447"><text:span text:style-name="T203"/></text:p>
        <table:table table:name="Taula23" table:style-name="Taula23">
          <table:table-column table:style-name="Taula23.A"/>
          <table:table-column table:style-name="Taula23.B"/>
          <table:table-column table:style-name="Taula23.C"/>
          <table:table-column table:style-name="Taula23.D"/>
          <table:table-header-rows>
            <text:soft-page-break/>
            <table:table-row>
              <table:table-cell table:style-name="Taula23.A1" office:value-type="string">
                <text:p text:style-name="P448">Atribut</text:p>
              </table:table-cell>
              <table:table-cell table:style-name="Taula23.A1" office:value-type="string">
                <text:p text:style-name="P448">Tipus</text:p>
              </table:table-cell>
              <table:table-cell table:style-name="Taula23.A1" office:value-type="string">
                <text:p text:style-name="P449">Obl</text:p>
              </table:table-cell>
              <table:table-cell table:style-name="Taula23.D1" office:value-type="string">
                <text:p text:style-name="P448">Descripció</text:p>
              </table:table-cell>
            </table:table-row>
          </table:table-header-rows>
          <table:table-row>
            <table:table-cell table:style-name="Taula23.A2" office:value-type="string">
              <text:p text:style-name="P450"><text:span text:style-name="T165"># </text:span>Tracking</text:p>
            </table:table-cell>
            <table:table-cell table:style-name="Taula23.B2" office:value-type="string">
              <text:p text:style-name="P451">Referència a <text:span text:style-name="T208">TRACKING</text:span></text:p>
            </table:table-cell>
            <table:table-cell table:style-name="Taula23.C2" office:value-type="string">
              <text:p text:style-name="P452">Sí</text:p>
            </table:table-cell>
            <table:table-cell table:style-name="Taula23.D2" office:value-type="string">
              <text:p text:style-name="P453">Identifica el tipus de taula de <text:span text:style-name="T209">seguiment</text:span> que <text:span text:style-name="T209">complimenta</text:span> el pacient.</text:p>
            </table:table-cell>
          </table:table-row>
          <table:table-row>
            <table:table-cell table:style-name="Taula23.A2" office:value-type="string">
              <text:p text:style-name="P454"><text:span text:style-name="T165"># </text:span>Pacient</text:p>
            </table:table-cell>
            <table:table-cell table:style-name="Taula23.B3" office:value-type="string">
              <text:p text:style-name="P455">Referència a</text:p>
              <text:p text:style-name="P456">USER (PATIENT)</text:p>
            </table:table-cell>
            <table:table-cell table:style-name="Taula23.C3" office:value-type="string">
              <text:p text:style-name="P452">Sí</text:p>
            </table:table-cell>
            <table:table-cell table:style-name="Taula23.D3" office:value-type="string">
              <text:p text:style-name="P457">Pacient que complimenta la taula de seguiment.</text:p>
            </table:table-cell>
          </table:table-row>
          <table:table-row>
            <table:table-cell table:style-name="Taula23.A2" office:value-type="string">
              <text:p text:style-name="P458">Primera Data</text:p>
            </table:table-cell>
            <table:table-cell table:style-name="Taula23.B3" office:value-type="string">
              <text:p text:style-name="P455"><text:span text:style-name="T208">D</text:span><text:span text:style-name="T13">ata i Hora</text:span></text:p>
            </table:table-cell>
            <table:table-cell table:style-name="Taula23.C3" office:value-type="string">
              <text:p text:style-name="P459">No</text:p>
            </table:table-cell>
            <table:table-cell table:style-name="Taula23.D3" office:value-type="string">
              <text:p text:style-name="P457">Data i hora del primer compliment d’una fila de la taula de seguiment.</text:p>
            </table:table-cell>
          </table:table-row>
          <table:table-row>
            <table:table-cell table:style-name="Taula23.A2" office:value-type="string">
              <text:p text:style-name="P458">Última Data</text:p>
            </table:table-cell>
            <table:table-cell table:style-name="Taula23.B3" office:value-type="string">
              <text:p text:style-name="P455">Data i Hora</text:p>
            </table:table-cell>
            <table:table-cell table:style-name="Taula23.C3" office:value-type="string">
              <text:p text:style-name="P459">No</text:p>
            </table:table-cell>
            <table:table-cell table:style-name="Taula23.D3" office:value-type="string">
              <text:p text:style-name="P457">Data i hora de l’últim compliment d’una fila de la taula de seguiment.</text:p>
            </table:table-cell>
          </table:table-row>
          <table:table-row>
            <table:table-cell table:style-name="Taula23.A2" office:value-type="string">
              <text:p text:style-name="P460">Estat</text:p>
            </table:table-cell>
            <table:table-cell table:style-name="Taula23.B3" office:value-type="string">
              <text:p text:style-name="P461">Enumeració</text:p>
            </table:table-cell>
            <table:table-cell table:style-name="Taula23.C3" office:value-type="string">
              <text:p text:style-name="P452">Sí</text:p>
            </table:table-cell>
            <table:table-cell table:style-name="Taula23.D3" office:value-type="string">
              <text:p text:style-name="P462">Estat en que es troba l’assignació segons l’enumeració ja descrita.</text:p>
            </table:table-cell>
          </table:table-row>
          <table:table-row>
            <table:table-cell table:style-name="Taula23.A7" office:value-type="string">
              <text:p text:style-name="P463">Seguiment</text:p>
            </table:table-cell>
            <table:table-cell table:style-name="Taula23.B7" office:value-type="string">
              <text:p text:style-name="P464">Usuaris i Dates</text:p>
            </table:table-cell>
            <table:table-cell table:style-name="Taula23.C7" office:value-type="string">
              <text:p text:style-name="P452">Sí</text:p>
            </table:table-cell>
            <table:table-cell table:style-name="Taula23.D7" office:value-type="string">
              <text:p text:style-name="P465">Usuari i data/hora de creació i última modificació de la instància.</text:p>
            </table:table-cell>
          </table:table-row>
        </table:table>
        <text:p text:style-name="P466"><text:bookmark-start text:name="__RefHeading___Toc13524_1791785473"/><text:span text:style-name="T47">Taula </text:span><text:span text:style-name="T47"><text:sequence text:ref-name="refTable22" text:name="Table" text:formula="ooow:Table+1" style:num-format="1">23</text:sequence></text:span><text:span text:style-name="T47">: </text:span><text:alphabetical-index-mark-start text:id="IMark2336770340576"/><text:span text:style-name="T47">Entitat </text:span><text:span text:style-name="T122">REGISTER</text:span><text:bookmark-end text:name="__RefHeading___Toc13524_1791785473"/><text:alphabetical-index-mark-end text:id="IMark2336770340576"/></text:p>
        <text:h text:style-name="P467" text:outline-level="3"><text:bookmark-start text:name="__RefHeading___Toc5503_468052601"/>REGISTER COLUMN<text:bookmark-end text:name="__RefHeading___Toc5503_468052601"/></text:h>
        <text:p text:style-name="P468"><text:span text:style-name="T179">L’entitat </text:span><text:span text:style-name="T210">Register</text:span><text:span text:style-name="T114"> Colum</text:span><text:span text:style-name="T211">n </text:span><text:span text:style-name="T212">emmagatzema el valor introduït pel pacient de cada columna de cada taula de seguiment que tingui associada.</text:span></text:p>
        <text:p text:style-name="P468"><text:span text:style-name="T213">Quan l’atribut </text:span><text:span text:style-name="T214">Custom</text:span><text:span text:style-name="T213"> és </text:span><text:span text:style-name="T215">cert</text:span><text:span text:style-name="T213"> el pacient podrà escollir entre les opcions disponibles o, si ho desitja, especificar un valor segons les seves pròpies paraules.</text:span></text:p>
        <text:p text:style-name="P469"><text:span text:style-name="T18">Quan l’atribut </text:span><text:span text:style-name="T73">Obligatòria</text:span><text:span text:style-name="T18"> és </text:span><text:span text:style-name="T73">cert</text:span><text:span text:style-name="T18"> el pacient haurà de complimentar la columna per a poder donar per finalitzat el registre de la taula.</text:span></text:p>
        <text:p text:style-name="P469"><text:span text:style-name="T18"/></text:p>
        <table:table table:name="Taula25" table:style-name="Taula25">
          <table:table-column table:style-name="Taula25.A"/>
          <table:table-column table:style-name="Taula25.B"/>
          <table:table-column table:style-name="Taula25.C"/>
          <table:table-column table:style-name="Taula25.D"/>
          <table:table-header-rows>
            <table:table-row>
              <table:table-cell table:style-name="Taula25.A1" office:value-type="string">
                <text:p text:style-name="P470">Atribut</text:p>
              </table:table-cell>
              <table:table-cell table:style-name="Taula25.A1" office:value-type="string">
                <text:p text:style-name="P470">Tipus</text:p>
              </table:table-cell>
              <table:table-cell table:style-name="Taula25.A1" office:value-type="string">
                <text:p text:style-name="P287">Obl</text:p>
              </table:table-cell>
              <table:table-cell table:style-name="Taula25.D1" office:value-type="string">
                <text:p text:style-name="P470">Descripció</text:p>
              </table:table-cell>
            </table:table-row>
          </table:table-header-rows>
          <table:table-row>
            <table:table-cell table:style-name="Taula25.A2" office:value-type="string">
              <text:p text:style-name="P471"><text:span text:style-name="T165"># </text:span>Registre</text:p>
            </table:table-cell>
            <table:table-cell table:style-name="Taula25.B2" office:value-type="string">
              <text:p text:style-name="P472">Referència a<text:span text:style-name="T216"> REGISTER</text:span></text:p>
            </table:table-cell>
            <table:table-cell table:style-name="Taula25.C2" office:value-type="string">
              <text:p text:style-name="P290">Sí</text:p>
            </table:table-cell>
            <table:table-cell table:style-name="Taula25.D2" office:value-type="string">
              <text:p text:style-name="P473">Referència <text:span text:style-name="T209">a la taula a la que pertany aquest valor de columna.</text:span></text:p>
            </table:table-cell>
          </table:table-row>
          <table:table-row>
            <table:table-cell table:style-name="Taula25.A2" office:value-type="string">
              <text:p text:style-name="P471"><text:span text:style-name="T165"># </text:span>Def. de Col<text:span text:style-name="T217">umna</text:span></text:p>
            </table:table-cell>
            <table:table-cell table:style-name="Taula25.B2" office:value-type="string">
              <text:p text:style-name="P474">Referència a</text:p>
              <text:p text:style-name="P475">TRACKING COL.</text:p>
            </table:table-cell>
            <table:table-cell table:style-name="Taula25.C2" office:value-type="string">
              <text:p text:style-name="P299">Sí</text:p>
            </table:table-cell>
            <table:table-cell table:style-name="Taula25.D2" office:value-type="string">
              <text:p text:style-name="P476">Referència a la definició de la columna que representa el registre.</text:p>
            </table:table-cell>
          </table:table-row>
          <table:table-row>
            <table:table-cell table:style-name="Taula25.A4" office:value-type="string">
              <text:p text:style-name="P477"><text:span text:style-name="T165"># </text:span><text:span text:style-name="T218">Opció</text:span> de llista</text:p>
            </table:table-cell>
            <table:table-cell table:style-name="Taula25.B4" office:value-type="string">
              <text:p text:style-name="P478">Referència a<text:line-break/><text:span text:style-name="T13">OPTION ENTRY</text:span></text:p>
            </table:table-cell>
            <table:table-cell table:style-name="Taula25.C4" office:value-type="string">
              <text:p text:style-name="P479">No</text:p>
            </table:table-cell>
            <table:table-cell table:style-name="Taula25.D4" office:value-type="string">
              <text:p text:style-name="P480">En cas en que el tipus de <text:span text:style-name="T219">columna</text:span> requerís escollir entre els elements d’una llista, aquesta atribut faria referència a la definició de l’opció. Nul en cas contrari.</text:p>
            </table:table-cell>
          </table:table-row>
          <table:table-row>
            <table:table-cell table:style-name="Taula25.A2" office:value-type="string">
              <text:p text:style-name="P481"><text:span text:style-name="T165"># </text:span>Emoció</text:p>
            </table:table-cell>
            <table:table-cell table:style-name="Taula25.B2" office:value-type="string">
              <text:p text:style-name="P482">Referència a<text:line-break/><text:span text:style-name="T13">EMOTION</text:span></text:p>
            </table:table-cell>
            <table:table-cell table:style-name="Taula25.C2" office:value-type="string">
              <text:p text:style-name="P479">No</text:p>
            </table:table-cell>
            <table:table-cell table:style-name="Taula25.D2" office:value-type="string">
              <text:p text:style-name="P483">En el cas en que el tipus de <text:span text:style-name="T219">columna</text:span> requerís l’elecció d’una emoció, aquest atribut faria referència a aquest. Nul en cas contrari.</text:p>
            </table:table-cell>
          </table:table-row>
          <table:table-row>
            <table:table-cell table:style-name="Taula25.A2" office:value-type="string">
              <text:p text:style-name="P481"><text:span text:style-name="T165"># </text:span>Estat d’ànim</text:p>
            </table:table-cell>
            <table:table-cell table:style-name="Taula25.B2" office:value-type="string">
              <text:p text:style-name="P482">Referència a<text:line-break/><text:span text:style-name="T13">MOOD</text:span></text:p>
            </table:table-cell>
            <table:table-cell table:style-name="Taula25.C2" office:value-type="string">
              <text:p text:style-name="P479">No</text:p>
            </table:table-cell>
            <table:table-cell table:style-name="Taula25.D2" office:value-type="string">
              <text:p text:style-name="P483">En el cas en que el tipus de <text:span text:style-name="T219">columna</text:span> requerís l’elecció d’un estat d’ànim, aquest atribut faria referència a aquest. Nul en cas contrari.</text:p>
            </table:table-cell>
          </table:table-row>
          <table:table-row>
            <table:table-cell table:style-name="Taula25.A7" office:value-type="string">
              <text:p text:style-name="P484">Valor</text:p>
            </table:table-cell>
            <table:table-cell table:style-name="Taula25.B2" office:value-type="string">
              <text:p text:style-name="P474">Cadena</text:p>
            </table:table-cell>
            <table:table-cell table:style-name="Taula25.C2" office:value-type="string">
              <text:p text:style-name="P485">No</text:p>
            </table:table-cell>
            <table:table-cell table:style-name="Taula25.D2" office:value-type="string">
              <text:p text:style-name="P486">Valor en cas que la definició de columna <text:span text:style-name="T220">tingui</text:span> valors personalitzat<text:span text:style-name="T220">s</text:span>.</text:p>
            </table:table-cell>
          </table:table-row>
          <table:table-row>
            <table:table-cell table:style-name="Taula25.A8" office:value-type="string">
              <text:p text:style-name="P77">Seguiment</text:p>
            </table:table-cell>
            <table:table-cell table:style-name="Taula25.B8" office:value-type="string">
              <text:p text:style-name="P78">Usuaris i Dates</text:p>
            </table:table-cell>
            <table:table-cell table:style-name="Taula25.C8" office:value-type="string">
              <text:p text:style-name="P299">Sí</text:p>
            </table:table-cell>
            <table:table-cell table:style-name="Taula25.D8" office:value-type="string">
              <text:p text:style-name="P80">Usuari i data/hora de creació i última modificació de la instància.</text:p>
            </table:table-cell>
          </table:table-row>
        </table:table>
        <text:p text:style-name="P487"><text:bookmark-start text:name="__RefHeading___Toc13522_1791785473"/><text:span text:style-name="T47">Taula </text:span><text:span text:style-name="T47"><text:sequence text:ref-name="refTable23" text:name="Table" text:formula="ooow:Table+1" style:num-format="1">24</text:sequence></text:span><text:span text:style-name="T47">: </text:span><text:alphabetical-index-mark-start text:id="IMark2336770342496"/><text:span text:style-name="T47">Entitat </text:span><text:span text:style-name="T112">REGISTER COLUMN</text:span><text:bookmark-end text:name="__RefHeading___Toc13522_1791785473"/><text:alphabetical-index-mark-end text:id="IMark2336770342496"/></text:p>
        <text:h text:style-name="P488" text:outline-level="2"><text:bookmark-start text:name="__RefHeading___Toc16646_1791785473"/>Results Module (RESMOD)<text:bookmark-end text:name="__RefHeading___Toc16646_1791785473"/></text:h>
        <text:p text:style-name="P489">Aquest mòdul fa servir <text:span text:style-name="T221">els tests</text:span> <text:span text:style-name="T6">defini</text:span><text:span text:style-name="T221">t</text:span><text:span text:style-name="T6">s</text:span> al mòdul <text:span text:style-name="T222">Tests</text:span><text:span text:style-name="T13"> </text:span><text:span text:style-name="T10">(pàg. </text:span><text:bookmark-ref text:reference-format="page" text:ref-name="__RefNumPara__15785_1791785473">13</text:bookmark-ref>) per a <text:span text:style-name="T197">enregistrar </text:span><text:span text:style-name="T221">els resultats introduïts pels pacients en complimentar els diferents tests que hi tenen associats.</text:span></text:p>
        <text:h text:style-name="P490" text:outline-level="3" text:is-list-header="true"><text:bookmark-start text:name="__RefHeading___Toc6886_2020737262"/>Diagrama<text:bookmark-end text:name="__RefHeading___Toc6886_2020737262"/></text:h>
        <text:h text:style-name="P491" text:outline-level="3"><draw:frame draw:style-name="fr2" draw:name="Marc2" text:anchor-type="paragraph" svg:y="0.101cm" svg:width="13.769cm" draw:z-index="15"><draw:text-box fo:min-height="11.74cm"><text:p text:style-name="P37"><draw:g text:anchor-type="paragraph" draw:z-index="16" draw:name="Objecte de grup 5" draw:style-name="gr161"><draw:frame draw:style-name="gr162" draw:text-style-name="P118" svg:width="2.052cm" svg:height="0.886cm" svg:x="3.895cm" svg:y="2.932cm"><draw:text-box><text:p text:style-name="P8"><text:span text:style-name="T36">therapist_id</text:span></text:p></draw:text-box></draw:frame><draw:custom-shape draw:style-name="gr55" draw:text-style-name="P52" xml:id="id112" draw:id="id112" svg:width="3.001cm" svg:height="1.001cm" svg:x="0.009cm" svg:y="3.5cm"><draw:glue-point draw:id="4" svg:x="0cm" svg:y="-5cm"/><draw:glue-point draw:id="5" svg:x="0cm" svg:y="5cm"/><draw:glue-point draw:id="6" svg:x="5cm" svg:y="0cm"/><draw:glue-point draw:id="7" svg:x="-5cm" svg:y="0cm"/><draw:glue-point draw:id="8" svg:x="-2.583cm" svg:y="-4.99cm"/><draw:glue-point draw:id="9" svg:x="2.613cm" svg:y="-4.94cm"/><draw:glue-point draw:id="10" svg:x="5.056cm" svg:y="2.34cm"/><draw:glue-point draw:id="11" svg:x="5cm" svg:y="-2.11cm"/><draw:glue-point draw:id="12" svg:x="-2.5cm" svg:y="5cm"/><draw:glue-point draw:id="13" svg:x="2.5cm" svg:y="5cm"/><text:p text:style-name="P51"><text:span text:style-name="T35">TEST CATEG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6" draw:text-style-name="P55" svg:x1="5.01cm" svg:y1="3.79cm" svg:x2="3.008cm" svg:y2="1.539cm" draw:start-shape="id110" draw:start-glue-point="14" draw:end-shape="id111" draw:end-glue-point="6" svg:d="M5010 3790h-1000v-2251h-1002" svg:viewBox="0 0 2004 2252"><text:p/></draw:connector><draw:frame draw:style-name="gr163" draw:text-style-name="P118" svg:width="2.154cm" svg:height="0.653cm" svg:x="3.219cm" svg:y="4.197cm"><draw:text-box><text:p text:style-name="P8"><text:span text:style-name="T36">category_id</text:span></text:p></draw:text-box></draw:frame><draw:custom-shape draw:style-name="gr55" draw:text-style-name="P52" xml:id="id110" draw:id="id110" svg:width="3.001cm" svg:height="1.001cm" svg:x="5.01cm" svg:y="3.5cm"><draw:glue-point draw:id="4" svg:x="0cm" svg:y="-5cm"/><draw:glue-point draw:id="5" svg:x="0cm" svg:y="5cm"/><draw:glue-point draw:id="6" svg:x="5cm" svg:y="0cm"/><draw:glue-point draw:id="7" svg:x="-5cm" svg:y="0cm"/><draw:glue-point draw:id="8" svg:x="5.016cm" svg:y="-2.12cm"/><draw:glue-point draw:id="9" svg:x="5.036cm" svg:y="2.36cm"/><draw:glue-point draw:id="10" svg:x="-2.5cm" svg:y="-5cm"/><draw:glue-point draw:id="11" svg:x="2.5cm" svg:y="-5cm"/><draw:glue-point draw:id="12" svg:x="-2.5cm" svg:y="5cm"/><draw:glue-point draw:id="13" svg:x="2.5cm" svg:y="5cm"/><draw:glue-point draw:id="14" svg:x="-5cm" svg:y="-2.11cm"/><draw:glue-point draw:id="15" svg:x="-4.986cm" svg:y="2.36cm"/><text:p text:style-name="P51"><text:span text:style-name="T35">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4" draw:text-style-name="P55" svg:x1="3.009cm" svg:y1="4.232cm" svg:x2="5.013cm" svg:y2="4.233cm" draw:start-shape="id112" draw:start-glue-point="10" draw:end-shape="id110" draw:end-glue-point="15" svg:d="M3009 4232h1000v1h1004" svg:viewBox="0 0 2006 4"><text:p/></draw:connector><draw:custom-shape draw:style-name="gr112" draw:text-style-name="P52" xml:id="id113" draw:id="id113" svg:width="3.001cm" svg:height="0.999cm" svg:x="5.01cm" svg:y="5.936cm"><draw:glue-point draw:id="4" svg:x="0cm" svg:y="-5cm"/><draw:glue-point draw:id="5" svg:x="0cm" svg:y="5cm"/><draw:glue-point draw:id="6" svg:x="5cm" svg:y="0cm"/><draw:glue-point draw:id="7" svg:x="-5cm" svg:y="0cm"/><draw:glue-point draw:id="8" svg:x="-2.47cm" svg:y="4.99cm"/><draw:glue-point draw:id="9" svg:x="2.54cm" svg:y="4.99cm"/><draw:glue-point draw:id="10" svg:x="5.016cm" svg:y="-2.18cm"/><draw:glue-point draw:id="11" svg:x="5.01cm" svg:y="2.32cm"/><draw:glue-point draw:id="12" svg:x="-2.5cm" svg:y="-5cm"/><text:p text:style-name="P51"><text:span text:style-name="T35">QUES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4" draw:text-style-name="P118" svg:width="1.957cm" svg:height="0.662cm" svg:x="6.52cm" svg:y="5.428cm"><draw:text-box><text:p text:style-name="P8"><text:span text:style-name="T36">test_id</text:span></text:p></draw:text-box></draw:frame><draw:custom-shape draw:style-name="gr55" draw:text-style-name="P52" xml:id="id114" draw:id="id114" svg:width="3.001cm" svg:height="1.001cm" svg:x="0.009cm" svg:y="8.035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5" draw:text-style-name="P7" svg:x1="5.768cm" svg:y1="6.933cm" svg:x2="1.508cm" svg:y2="8.036cm" draw:start-shape="id113" draw:start-glue-point="8" draw:end-shape="id114" draw:end-glue-point="4" svg:d="M5768 6933v554h-4260v549" svg:viewBox="0 0 4262 1104"><text:p/></draw:connector><draw:frame draw:style-name="gr53" draw:text-style-name="P118" svg:width="1.661cm" svg:height="0.578cm" svg:x="4.288cm" svg:y="6.952cm"><draw:text-box><text:p text:style-name="P8"><text:span text:style-name="T36"><text:s text:c="4"/></text:span><text:span text:style-name="T36">list_id</text:span></text:p></draw:text-box></draw:frame><draw:connector draw:style-name="gr166" draw:text-style-name="P55" draw:line-skew="0.15cm 0.407cm" svg:x1="6.509cm" svg:y1="6.934cm" svg:x2="8.01cm" svg:y2="6.666cm" draw:start-shape="id113" draw:start-glue-point="5" draw:end-shape="id113" draw:end-glue-point="11" svg:d="M6509 6934v670h2425v-938h-924" svg:viewBox="0 0 2427 940"><text:p/></draw:connector><draw:frame draw:style-name="gr53" draw:text-style-name="P118" svg:width="1.906cm" svg:height="0.578cm" svg:x="6.504cm" svg:y="6.962cm"><draw:text-box><text:p text:style-name="P8"><text:span text:style-name="T36">parent_id</text:span></text:p></draw:text-box></draw:frame><draw:custom-shape draw:style-name="gr18" draw:text-style-name="P173" xml:id="id116" draw:id="id116" svg:width="3.001cm" svg:height="0.999cm" svg:x="10.016cm" svg:y="5.936cm"><draw:glue-point draw:id="4" svg:x="0cm" svg:y="-5cm"/><draw:glue-point draw:id="5" svg:x="0cm" svg:y="5cm"/><draw:glue-point draw:id="6" svg:x="5cm" svg:y="0cm"/><draw:glue-point draw:id="7" svg:x="-5cm" svg:y="0cm"/><draw:glue-point draw:id="8" svg:x="-2.47cm" svg:y="4.99cm"/><draw:glue-point draw:id="9" svg:x="2.54cm" svg:y="4.99cm"/><draw:glue-point draw:id="10" svg:x="-5.04cm" svg:y="-2.11cm"/><draw:glue-point draw:id="11" svg:x="-4.98cm" svg:y="2.38cm"/><text:p text:style-name="P172"><text:span text:style-name="T89">ANS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73" xml:id="id115" draw:id="id115" svg:width="3.001cm" svg:height="1.001cm" svg:x="10.016cm" svg:y="3.5cm"><draw:glue-point draw:id="4" svg:x="0cm" svg:y="-5cm"/><draw:glue-point draw:id="5" svg:x="0cm" svg:y="5cm"/><draw:glue-point draw:id="6" svg:x="5cm" svg:y="0cm"/><draw:glue-point draw:id="7" svg:x="-5cm" svg:y="0cm"/><draw:glue-point draw:id="8" svg:x="-2.236cm" svg:y="4.94cm"/><draw:glue-point draw:id="9" svg:x="2.676cm" svg:y="5.01cm"/><draw:glue-point draw:id="10" svg:x="-5cm" svg:y="-2.39cm"/><draw:glue-point draw:id="11" svg:x="-4.973cm" svg:y="2.02cm"/><draw:glue-point draw:id="12" svg:x="2.626cm" svg:y="-4.93cm"/><draw:glue-point draw:id="13" svg:x="-2.243cm" svg:y="-5.11cm"/><text:p text:style-name="P172"><text:span text:style-name="T89">PATIENT TE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179" svg:x1="10.015cm" svg:y1="3.999cm" svg:x2="8.008cm" svg:y2="3.999cm" draw:start-shape="id115" draw:start-glue-point="7" draw:end-shape="id110" draw:end-glue-point="6" svg:d="M10015 3999h-2007" svg:viewBox="0 0 2009 2"><text:p/></draw:connector><draw:frame draw:style-name="gr109" draw:text-style-name="P175" svg:width="1.403cm" svg:height="0.662cm" svg:x="8.855cm" svg:y="4.027cm"><draw:text-box><text:p text:style-name="P8"><text:span text:style-name="T91">test_id</text:span></text:p></draw:text-box></draw:frame><draw:connector draw:style-name="gr63" draw:text-style-name="P179" svg:x1="11.515cm" svg:y1="5.935cm" svg:x2="11.515cm" svg:y2="4.498cm" draw:start-shape="id116" draw:end-shape="id115" draw:end-glue-point="5" svg:d="M11515 5935v-1437" svg:viewBox="0 0 2 1439"><text:p/></draw:connector><draw:frame draw:style-name="gr109" draw:text-style-name="P175" svg:width="1.403cm" svg:height="0.662cm" svg:x="11.455cm" svg:y="5.428cm"><draw:text-box><text:p text:style-name="P8"><text:span text:style-name="T91">test_id</text:span></text:p></draw:text-box></draw:frame><draw:connector draw:style-name="gr63" draw:text-style-name="P179" svg:x1="10.015cm" svg:y1="6.225cm" svg:x2="8.01cm" svg:y2="6.218cm" draw:start-shape="id116" draw:start-glue-point="10" draw:end-shape="id113" draw:end-glue-point="10" svg:d="M10015 6225h-1003v-7h-1002" svg:viewBox="0 0 2007 9"><text:p/></draw:connector><draw:frame draw:style-name="gr167" draw:text-style-name="P175" svg:width="1.952cm" svg:height="0.888cm" svg:x="8.25cm" svg:y="5.551cm"><draw:text-box><text:p text:style-name="P8"><text:span text:style-name="T91">question_id</text:span></text:p></draw:text-box></draw:frame><draw:custom-shape draw:style-name="gr55" draw:text-style-name="P52" xml:id="id117" draw:id="id117" svg:width="3.001cm" svg:height="1.001cm" svg:x="4.976cm" svg:y="11.222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6" draw:text-style-name="P180" svg:x1="4.976cm" svg:y1="11.721cm" svg:x2="1.508cm" svg:y2="9.033cm" draw:start-shape="id117" draw:start-glue-point="7" draw:end-shape="id114" draw:end-glue-point="5" svg:d="M4976 11721h-3468v-2688" svg:viewBox="0 0 3470 2690"><text:p/></draw:connector><draw:frame draw:style-name="gr53" draw:text-style-name="P118" svg:width="1.532cm" svg:height="0.578cm" svg:x="3.738cm" svg:y="11.161cm"><draw:text-box><text:p text:style-name="P8"><text:span text:style-name="T36">list_id</text:span></text:p></draw:text-box></draw:frame><draw:connector draw:style-name="gr168" draw:text-style-name="P179" svg:x1="7.975cm" svg:y1="11.722cm" svg:x2="12.277cm" svg:y2="6.933cm" draw:start-shape="id117" draw:start-glue-point="6" draw:end-shape="id116" draw:end-glue-point="9" svg:d="M7975 11722h4302v-4789" svg:viewBox="0 0 4304 4791"><text:p/></draw:connector><draw:frame draw:style-name="gr169" draw:text-style-name="P175" svg:width="1.549cm" svg:height="0.604cm" svg:x="12.21cm" svg:y="6.835cm"><draw:text-box><text:p text:style-name="P8"><text:span text:style-name="T91">entry_id</text:span></text:p></draw:text-box></draw:frame><draw:frame draw:style-name="gr53" draw:text-style-name="P118" svg:width="1.708cm" svg:height="0.578cm" svg:x="0.572cm" svg:y="2.673cm"><draw:text-box><text:p text:style-name="P8"><text:span text:style-name="T36">parent_id</text:span></text:p></draw:text-box></draw:frame><draw:connector draw:style-name="gr170" draw:text-style-name="P55" draw:line-skew="-0.513cm" svg:x1="2.291cm" svg:y1="3.505cm" svg:x2="0.734cm" svg:y2="3.501cm" draw:start-shape="id112" draw:start-glue-point="9" draw:end-shape="id112" draw:end-glue-point="8" svg:d="M2291 3505v-1039h-1557v1035" svg:viewBox="0 0 1559 1041"><text:p/></draw:connector><draw:connector draw:style-name="gr164" draw:text-style-name="P55" svg:x1="6.509cm" svg:y1="4.498cm" svg:x2="6.509cm" svg:y2="5.935cm" draw:start-shape="id110" draw:start-glue-point="5" draw:end-shape="id113" draw:end-glue-point="4" svg:d="M6509 4498v1437" svg:viewBox="0 0 2 1439"><text:p/></draw:connector><draw:custom-shape draw:style-name="gr69" draw:text-style-name="P123" xml:id="id111" draw:id="id111" svg:width="3.001cm" svg:height="1.001cm" svg:x="0.009cm" svg:y="1.039cm"><draw:glue-point draw:id="4" svg:x="0cm" svg:y="-5cm"/><draw:glue-point draw:id="5" svg:x="0cm" svg:y="5cm"/><draw:glue-point draw:id="6" svg:x="5cm" svg:y="0cm"/><draw:glue-point draw:id="7" svg:x="-5cm" svg:y="0cm"/><draw:glue-point draw:id="8" svg:x="-4.98cm" svg:y="-2.83cm"/><draw:glue-point draw:id="9" svg:x="-5.006cm" svg:y="2.72cm"/><text:p text:style-name="P122"><text:span text:style-name="T67">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52" xml:id="id118" draw:id="id118" svg:width="3.001cm" svg:height="1.001cm" svg:x="5.01cm" svg:y="1.039cm"><draw:glue-point draw:id="4" svg:x="0cm" svg:y="-5cm"/><draw:glue-point draw:id="5" svg:x="0cm" svg:y="5cm"/><draw:glue-point draw:id="6" svg:x="5cm" svg:y="0cm"/><draw:glue-point draw:id="7" svg:x="-5cm" svg:y="0cm"/><draw:glue-point draw:id="8" svg:x="-2.376cm" svg:y="5cm"/><draw:glue-point draw:id="9" svg:x="5.016cm" svg:y="-2.44cm"/><text:p text:style-name="P51"><text:span text:style-name="T35">PATIENT</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179" svg:x1="10.843cm" svg:y1="3.501cm" svg:x2="8.008cm" svg:y2="1.539cm" draw:start-shape="id115" draw:start-glue-point="13" draw:end-shape="id118" draw:end-glue-point="6" svg:d="M10843 3501v-1962h-2835" svg:viewBox="0 0 2836 1963"><text:p/></draw:connector><draw:custom-shape draw:style-name="gr55" draw:text-style-name="P52" xml:id="id119" draw:id="id119" svg:width="3.001cm" svg:height="1.001cm" svg:x="4.976cm" svg:y="8.038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1" draw:text-style-name="P52" xml:id="id120" draw:id="id120" svg:width="2.999cm" svg:height="1.001cm" svg:x="4.978cm" svg:y="9.638cm"><draw:glue-point draw:id="4" svg:x="0cm" svg:y="-5cm"/><draw:glue-point draw:id="5" svg:x="0cm" svg:y="5cm"/><draw:glue-point draw:id="6" svg:x="5cm" svg:y="0cm"/><draw:glue-point draw:id="7" svg:x="-5cm" svg:y="0cm"/><draw:glue-point draw:id="8" svg:x="-4.98cm" svg:y="-2.83cm"/><draw:glue-point draw:id="9" svg:x="-5.006cm" svg:y="2.72cm"/><text:p text:style-name="P51"><text:span text:style-name="T35">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8" draw:text-style-name="P179" svg:x1="7.975cm" svg:y1="8.538cm" svg:x2="10.774cm" svg:y2="6.933cm" draw:start-shape="id119" draw:start-glue-point="6" draw:end-shape="id116" draw:end-glue-point="8" svg:d="M7975 8538h2799v-1605" svg:viewBox="0 0 2801 1607"><text:p/></draw:connector><draw:frame draw:style-name="gr51" draw:text-style-name="P175" svg:width="2.001cm" svg:height="0.888cm" svg:x="9.209cm" svg:y="6.835cm"><draw:text-box><text:p text:style-name="P8"><text:span text:style-name="T91">mood_id</text:span></text:p></draw:text-box></draw:frame><draw:connector draw:style-name="gr168" draw:text-style-name="P179" svg:x1="7.976cm" svg:y1="10.137cm" svg:x2="11.515cm" svg:y2="6.934cm" draw:start-shape="id120" draw:start-glue-point="6" draw:end-shape="id116" draw:end-glue-point="5" svg:d="M7976 10137h3539v-3203" svg:viewBox="0 0 3540 3205"><text:p/></draw:connector><draw:frame draw:style-name="gr123" draw:text-style-name="P175" svg:width="2.001cm" svg:height="0.886cm" svg:x="9.809cm" svg:y="8.737cm"><draw:text-box><text:p text:style-name="P8"><text:span text:style-name="T91">emotion_id</text:span></text:p></draw:text-box></draw:frame><draw:custom-shape draw:style-name="gr112" draw:text-style-name="P52" xml:id="id121" draw:id="id121" svg:width="3.001cm" svg:height="0.999cm" svg:x="0.009cm" svg:y="5.936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51"><text:span text:style-name="T3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4" draw:text-style-name="P55" svg:x1="2.258cm" svg:y1="5.935cm" svg:x2="5.759cm" svg:y2="4.498cm" draw:start-shape="id121" draw:start-glue-point="11" draw:end-shape="id110" draw:end-glue-point="12" svg:d="M2258 5935v-717h3501v-720" svg:viewBox="0 0 3503 1439"><text:p/></draw:connector><draw:frame draw:style-name="gr171" draw:text-style-name="P118" svg:width="1.34cm" svg:height="0.886cm" svg:x="4.521cm" svg:y="4.629cm"><draw:text-box><text:p text:style-name="P8"><text:span text:style-name="T36">key_id</text:span></text:p></draw:text-box></draw:frame><draw:connector draw:style-name="gr164" draw:text-style-name="P55" svg:x1="3.008cm" svg:y1="6.435cm" svg:x2="5.01cm" svg:y2="6.435cm" draw:start-shape="id121" draw:start-glue-point="6" draw:end-shape="id113" draw:end-glue-point="7" svg:d="M3008 6435h2002" svg:viewBox="0 0 2004 2"><text:p/></draw:connector><draw:frame draw:style-name="gr60" draw:text-style-name="P118" svg:width="1.34cm" svg:height="0.888cm" svg:x="3.821cm" svg:y="5.828cm"><draw:text-box><text:p text:style-name="P8"><text:span text:style-name="T36">key_id</text:span></text:p></draw:text-box></draw:frame><draw:connector draw:style-name="gr164" draw:text-style-name="P55" svg:x1="0.759cm" svg:y1="5.935cm" svg:x2="0.759cm" svg:y2="4.498cm" draw:start-shape="id121" draw:start-glue-point="10" draw:end-shape="id112" draw:end-glue-point="12" svg:d="M759 5935v-1437" svg:viewBox="0 0 2 1439"><text:p/></draw:connector><draw:frame draw:style-name="gr60" draw:text-style-name="P118" svg:width="1.338cm" svg:height="0.888cm" svg:x="0.722cm" svg:y="4.417cm"><draw:text-box><text:p text:style-name="P8"><text:span text:style-name="T36">key_id</text:span></text:p></draw:text-box></draw:frame><draw:connector draw:style-name="gr63" draw:text-style-name="P180" svg:x1="11.515cm" svg:y1="3.5cm" svg:x2="1.508cm" svg:y2="1.039cm" draw:start-shape="id115" draw:start-glue-point="4" draw:end-shape="id111" draw:end-glue-point="4" svg:d="M11515 3500v-2981h-10007v520" svg:viewBox="0 0 10008 2983"><text:p/></draw:connector><draw:frame draw:style-name="gr125" draw:text-style-name="P175" svg:width="2.01cm" svg:height="0.703cm" svg:x="11.45cm" svg:y="2.928cm"><draw:text-box><text:p text:style-name="P8"><text:span text:style-name="T91">therapist_id</text:span></text:p></draw:text-box></draw:frame><draw:frame draw:style-name="gr51" draw:text-style-name="P175" svg:width="1.751cm" svg:height="0.888cm" svg:x="9.174cm" svg:y="2.939cm"><draw:text-box><text:p text:style-name="P8"><text:span text:style-name="T91">patient_id</text:span></text:p></draw:text-box></draw:frame></draw:g>Diagrama <text:sequence text:ref-name="refDiagrama10" text:name="Diagrama" text:formula="ooow:Diagrama+1" style:num-format="1">11</text:sequence>: Mòdul de Tests Resolts (RESMOD)</text:p></draw:text-box></draw:frame><text:bookmark text:name="Còpia de __RefHeading___Toc2716_2294837604 1"/><text:bookmark-start text:name="__RefHeading___Toc12821_3364650150"/>PATIENT TEST<text:bookmark-end text:name="__RefHeading___Toc12821_3364650150"/></text:h>
        <text:p text:style-name="P492"><text:span text:style-name="T113">L’entitat </text:span><text:span text:style-name="T223">Patient Test</text:span><text:span text:style-name="T115"> </text:span><text:span text:style-name="T113">especifica, entre d’altres aspectes, quins tests estan disponibles per a cada pacient, quan han estat proposats i quan s’han complimentat.</text:span></text:p>
        <table:table table:name="Taula11" table:style-name="Taula11">
          <table:table-column table:style-name="Taula11.A"/>
          <table:table-column table:style-name="Taula11.B"/>
          <table:table-column table:style-name="Taula11.C"/>
          <table:table-column table:style-name="Taula11.D"/>
          <table:table-header-rows>
            <table:table-row>
              <table:table-cell table:style-name="Taula11.A1" office:value-type="string">
                <text:p text:style-name="P493">Atribut</text:p>
              </table:table-cell>
              <table:table-cell table:style-name="Taula11.A1" office:value-type="string">
                <text:p text:style-name="P493">Tipus</text:p>
              </table:table-cell>
              <table:table-cell table:style-name="Taula11.A1" office:value-type="string">
                <text:p text:style-name="P287">Obl</text:p>
              </table:table-cell>
              <table:table-cell table:style-name="Taula11.D1" office:value-type="string">
                <text:p text:style-name="P493">Descripció</text:p>
              </table:table-cell>
            </table:table-row>
          </table:table-header-rows>
          <table:table-row>
            <table:table-cell table:style-name="Taula11.A2" office:value-type="string">
              <text:p text:style-name="P494"><text:span text:style-name="T111"># </text:span>Test</text:p>
            </table:table-cell>
            <table:table-cell table:style-name="Taula11.B2" office:value-type="string">
              <text:p text:style-name="P495">Referència a <text:span text:style-name="T13">TEST</text:span></text:p>
            </table:table-cell>
            <table:table-cell table:style-name="Taula11.C2" office:value-type="string">
              <text:p text:style-name="P290">Sí</text:p>
            </table:table-cell>
            <table:table-cell table:style-name="Taula11.D2" office:value-type="string">
              <text:p text:style-name="P496">Test al que es fa referència.</text:p>
            </table:table-cell>
          </table:table-row>
          <table:table-row>
            <table:table-cell table:style-name="Taula11.A2" office:value-type="string">
              <text:p text:style-name="P497"><text:span text:style-name="T111"># </text:span><text:span text:style-name="T224">Therapist</text:span></text:p>
            </table:table-cell>
            <table:table-cell table:style-name="Taula11.B2" office:value-type="string">
              <text:p text:style-name="P498">Referència a <text:span text:style-name="T225">USER (</text:span><text:span text:style-name="T226">THERAPIST</text:span><text:span text:style-name="T225">)</text:span></text:p>
            </table:table-cell>
            <table:table-cell table:style-name="Taula11.C2" office:value-type="string">
              <text:p text:style-name="P299">Sí</text:p>
            </table:table-cell>
            <table:table-cell table:style-name="Taula11.D2" office:value-type="string">
              <text:p text:style-name="P499">Terapeuta que assigna el test al pacient.</text:p>
            </table:table-cell>
          </table:table-row>
          <table:table-row>
            <table:table-cell table:style-name="Taula11.A4" office:value-type="string">
              <text:p text:style-name="P497"><text:span text:style-name="T111"># </text:span>Pacient</text:p>
            </table:table-cell>
            <table:table-cell table:style-name="Taula11.B4" office:value-type="string">
              <text:p text:style-name="P498">Referència a <text:span text:style-name="T225">USER (PATIENT)</text:span></text:p>
            </table:table-cell>
            <table:table-cell table:style-name="Taula11.C4" office:value-type="string">
              <text:p text:style-name="P299">Sí</text:p>
            </table:table-cell>
            <table:table-cell table:style-name="Taula11.D4" office:value-type="string">
              <text:p text:style-name="P496">Pacient al qual s’associa el test.</text:p>
            </table:table-cell>
          </table:table-row>
          <table:table-row>
            <table:table-cell table:style-name="Taula11.A5" office:value-type="string">
              <text:p text:style-name="P498">Data d’<text:span text:style-name="T227">assignació</text:span></text:p>
            </table:table-cell>
            <table:table-cell table:style-name="Taula11.B5" office:value-type="string">
              <text:p text:style-name="P498">Data</text:p>
            </table:table-cell>
            <table:table-cell table:style-name="Taula11.C5" office:value-type="string">
              <text:p text:style-name="P500">No</text:p>
            </table:table-cell>
            <table:table-cell table:style-name="Taula11.D5" office:value-type="string">
              <text:p text:style-name="P496">Data en la qual <text:span text:style-name="T228">el terapeuta assigna el test al pacient.</text:span></text:p>
            </table:table-cell>
          </table:table-row>
          <table:table-row>
            <table:table-cell table:style-name="Taula11.A6" office:value-type="string">
              <text:p text:style-name="P498">Data de compliment</text:p>
            </table:table-cell>
            <table:table-cell table:style-name="Taula11.B6" office:value-type="string">
              <text:p text:style-name="P498">Data <text:span text:style-name="T227">i Hora</text:span></text:p>
            </table:table-cell>
            <table:table-cell table:style-name="Taula11.C6" office:value-type="string">
              <text:p text:style-name="P500">No</text:p>
            </table:table-cell>
            <table:table-cell table:style-name="Taula11.D6" office:value-type="string">
              <text:p text:style-name="P496">Data en la qual el pacient dóna per finalitzat el test.</text:p>
            </table:table-cell>
          </table:table-row>
          <table:table-row>
            <table:table-cell table:style-name="Taula11.A7" office:value-type="string">
              <text:p text:style-name="P501"><text:span text:style-name="T229"># </text:span><text:span text:style-name="T230">Revisat</text:span><text:span text:style-name="T231"> per</text:span></text:p>
            </table:table-cell>
            <table:table-cell table:style-name="Taula11.B5" office:value-type="string">
              <text:p text:style-name="P502">Referència a <text:span text:style-name="T13">USER</text:span></text:p>
            </table:table-cell>
            <table:table-cell table:style-name="Taula11.C5" office:value-type="string">
              <text:p text:style-name="P500">No</text:p>
            </table:table-cell>
            <table:table-cell table:style-name="Taula11.D5" office:value-type="string">
              <text:p text:style-name="P503">Referència a l’usuari que va crear el registre.</text:p>
            </table:table-cell>
          </table:table-row>
          <text:soft-page-break/>
          <table:table-row>
            <table:table-cell table:style-name="Taula11.A2" office:value-type="string">
              <text:p text:style-name="P504"><text:span text:style-name="T128">Revisat</text:span> el</text:p>
            </table:table-cell>
            <table:table-cell table:style-name="Taula11.B5" office:value-type="string">
              <text:p text:style-name="P502">Data</text:p>
            </table:table-cell>
            <table:table-cell table:style-name="Taula11.C5" office:value-type="string">
              <text:p text:style-name="P500">No</text:p>
            </table:table-cell>
            <table:table-cell table:style-name="Taula11.D5" office:value-type="string">
              <text:p text:style-name="P503">Data de creació de<text:span text:style-name="T84">l registre</text:span>.</text:p>
            </table:table-cell>
          </table:table-row>
          <table:table-row>
            <table:table-cell table:style-name="Taula11.A9" office:value-type="string">
              <text:p text:style-name="P505">Valoració</text:p>
            </table:table-cell>
            <table:table-cell table:style-name="Taula11.B5" office:value-type="string">
              <text:p text:style-name="P505">Cadena</text:p>
            </table:table-cell>
            <table:table-cell table:style-name="Taula11.C5" office:value-type="string">
              <text:p text:style-name="P500">No</text:p>
            </table:table-cell>
            <table:table-cell table:style-name="Taula11.D5" office:value-type="string">
              <text:p text:style-name="P505">Valoració terapèutica de les respostes del test.</text:p>
              <text:p text:style-name="P497">Aquest camp mai no està disponible als dispositius dels pacients.</text:p>
            </table:table-cell>
          </table:table-row>
          <table:table-row>
            <table:table-cell table:style-name="Taula11.A10" office:value-type="string">
              <text:p text:style-name="P77">Seguiment</text:p>
            </table:table-cell>
            <table:table-cell table:style-name="Taula11.B10" office:value-type="string">
              <text:p text:style-name="P78">Usuaris i Dates</text:p>
            </table:table-cell>
            <table:table-cell table:style-name="Taula11.C10" office:value-type="string">
              <text:p text:style-name="P299">Sí</text:p>
            </table:table-cell>
            <table:table-cell table:style-name="Taula11.D10" office:value-type="string">
              <text:p text:style-name="P80">Usuari i data/hora de creació i última modificació de la instància.</text:p>
            </table:table-cell>
          </table:table-row>
        </table:table>
        <text:p text:style-name="P506"><text:bookmark-start text:name="__RefHeading___Toc13538_1791785473"/><text:span text:style-name="T47">Taula </text:span><text:span text:style-name="T47"><text:sequence text:ref-name="refTable24" text:name="Table" text:formula="ooow:Table+1" style:num-format="1">25</text:sequence></text:span><text:span text:style-name="T47">: Entitat </text:span><text:span text:style-name="T232">TEST RESULT</text:span><text:bookmark-end text:name="__RefHeading___Toc13538_1791785473"/></text:p>
        <text:h text:style-name="P507" text:outline-level="3"><text:bookmark-start text:name="__RefHeading___Toc16650_1791785473"/>ANSWER<text:bookmark-end text:name="__RefHeading___Toc16650_1791785473"/></text:h>
        <text:p text:style-name="P508">Aquesta entitat emmagatzema les respostes a les preguntes dels tests associats als pacients.</text:p>
        <table:table table:name="Taula26" table:style-name="Taula26">
          <table:table-column table:style-name="Taula26.A"/>
          <table:table-column table:style-name="Taula26.B"/>
          <table:table-column table:style-name="Taula26.C"/>
          <table:table-column table:style-name="Taula26.D"/>
          <table:table-header-rows>
            <table:table-row>
              <table:table-cell table:style-name="Taula26.A1" office:value-type="string">
                <text:p text:style-name="P493">Atribut</text:p>
              </table:table-cell>
              <table:table-cell table:style-name="Taula26.A1" office:value-type="string">
                <text:p text:style-name="P493">Tipus</text:p>
              </table:table-cell>
              <table:table-cell table:style-name="Taula26.A1" office:value-type="string">
                <text:p text:style-name="P287">Obl</text:p>
              </table:table-cell>
              <table:table-cell table:style-name="Taula26.D1" office:value-type="string">
                <text:p text:style-name="P493">Descripció</text:p>
              </table:table-cell>
            </table:table-row>
          </table:table-header-rows>
          <table:table-row>
            <table:table-cell table:style-name="Taula26.A2" office:value-type="string">
              <text:p text:style-name="P509"><text:span text:style-name="T135"># </text:span>Test</text:p>
            </table:table-cell>
            <table:table-cell table:style-name="Taula26.B2" office:value-type="string">
              <text:p text:style-name="P495">Referència a <text:line-break/><text:span text:style-name="T225">PATIENT </text:span><text:span text:style-name="T13">TEST</text:span></text:p>
            </table:table-cell>
            <table:table-cell table:style-name="Taula26.C2" office:value-type="string">
              <text:p text:style-name="P290">Sí</text:p>
            </table:table-cell>
            <table:table-cell table:style-name="Taula26.D2" office:value-type="string">
              <text:p text:style-name="P496">Test al que es fa referència.</text:p>
            </table:table-cell>
          </table:table-row>
          <table:table-row>
            <table:table-cell table:style-name="Taula26.A3" office:value-type="string">
              <text:p text:style-name="P510">#<text:span text:style-name="T13"> Pregunta</text:span></text:p>
            </table:table-cell>
            <table:table-cell table:style-name="Taula26.B3" office:value-type="string">
              <text:p text:style-name="P510">Referència a<text:line-break/><text:span text:style-name="T13">QUESTION</text:span></text:p>
            </table:table-cell>
            <table:table-cell table:style-name="Taula26.C3" office:value-type="string">
              <text:p text:style-name="P511">Sí</text:p>
            </table:table-cell>
            <table:table-cell table:style-name="Taula26.D3" office:value-type="string">
              <text:p text:style-name="P512">Pregunta a la que s’està responent.</text:p>
            </table:table-cell>
          </table:table-row>
          <table:table-row>
            <table:table-cell table:style-name="Taula26.A3" office:value-type="string">
              <text:p text:style-name="P478">Resposta</text:p>
            </table:table-cell>
            <table:table-cell table:style-name="Taula26.B3" office:value-type="string">
              <text:p text:style-name="P478">Cadena</text:p>
            </table:table-cell>
            <table:table-cell table:style-name="Taula26.C3" office:value-type="string">
              <text:p text:style-name="P479">No</text:p>
            </table:table-cell>
            <table:table-cell table:style-name="Taula26.D3" office:value-type="string">
              <text:p text:style-name="P480">Resposta seleccionada o introduïda pel pacient.</text:p>
            </table:table-cell>
          </table:table-row>
          <table:table-row>
            <table:table-cell table:style-name="Taula26.A3" office:value-type="string">
              <text:p text:style-name="P477"><text:span text:style-name="T165"># </text:span><text:span text:style-name="T218">Opció</text:span> de llista</text:p>
            </table:table-cell>
            <table:table-cell table:style-name="Taula26.B3" office:value-type="string">
              <text:p text:style-name="P478">Referència a<text:line-break/><text:span text:style-name="T13">OPTION ENTRY</text:span></text:p>
            </table:table-cell>
            <table:table-cell table:style-name="Taula26.C3" office:value-type="string">
              <text:p text:style-name="P479">No</text:p>
            </table:table-cell>
            <table:table-cell table:style-name="Taula26.D3" office:value-type="string">
              <text:p text:style-name="P480">En cas en que el tipus de pregunta requerís escollir entre els elements d’una llista, aquesta atribut faria referència a la definició de l’opció. Nul en cas contrari.</text:p>
            </table:table-cell>
          </table:table-row>
          <table:table-row>
            <table:table-cell table:style-name="Taula26.A3" office:value-type="string">
              <text:p text:style-name="P481"><text:span text:style-name="T165"># </text:span>Emoció</text:p>
            </table:table-cell>
            <table:table-cell table:style-name="Taula26.B3" office:value-type="string">
              <text:p text:style-name="P482">Referència a<text:line-break/><text:span text:style-name="T13">EMOTION</text:span></text:p>
            </table:table-cell>
            <table:table-cell table:style-name="Taula26.C3" office:value-type="string">
              <text:p text:style-name="P479">No</text:p>
            </table:table-cell>
            <table:table-cell table:style-name="Taula26.D3" office:value-type="string">
              <text:p text:style-name="P483">En el cas en que el tipus de pregunta requerís l’elecció d’una emoció, aquest atribut faria referència a aquest. Nul en cas contrari.</text:p>
            </table:table-cell>
          </table:table-row>
          <table:table-row>
            <table:table-cell table:style-name="Taula26.A3" office:value-type="string">
              <text:p text:style-name="P481"><text:span text:style-name="T165"># </text:span>Estat d’ànim</text:p>
            </table:table-cell>
            <table:table-cell table:style-name="Taula26.B3" office:value-type="string">
              <text:p text:style-name="P482">Referència a<text:line-break/><text:span text:style-name="T13">MOOD</text:span></text:p>
            </table:table-cell>
            <table:table-cell table:style-name="Taula26.C3" office:value-type="string">
              <text:p text:style-name="P479">No</text:p>
            </table:table-cell>
            <table:table-cell table:style-name="Taula26.D3" office:value-type="string">
              <text:p text:style-name="P483">En el cas en que el tipus de pregunta requerís l’elecció d’un estat d’ànim, aquest atribut faria referència a aquest. Nul en cas contrari.</text:p>
            </table:table-cell>
          </table:table-row>
          <table:table-row>
            <table:table-cell table:style-name="Taula26.A8" office:value-type="string">
              <text:p text:style-name="P498">Data de compliment</text:p>
            </table:table-cell>
            <table:table-cell table:style-name="Taula26.B3" office:value-type="string">
              <text:p text:style-name="P498">Data</text:p>
            </table:table-cell>
            <table:table-cell table:style-name="Taula26.C3" office:value-type="string">
              <text:p text:style-name="P500">No</text:p>
            </table:table-cell>
            <table:table-cell table:style-name="Taula26.D3" office:value-type="string">
              <text:p text:style-name="P496">Data en la qual el pacient dóna per finalitzat el test.</text:p>
            </table:table-cell>
          </table:table-row>
          <table:table-row>
            <table:table-cell table:style-name="Taula26.A9" office:value-type="string">
              <text:p text:style-name="P513"><text:span text:style-name="T233"># </text:span><text:span text:style-name="T234">Revisat</text:span><text:span text:style-name="T235"> per</text:span></text:p>
            </table:table-cell>
            <table:table-cell table:style-name="Taula26.B3" office:value-type="string">
              <text:p text:style-name="P502">Referència a <text:span text:style-name="T13">USER</text:span></text:p>
            </table:table-cell>
            <table:table-cell table:style-name="Taula26.C3" office:value-type="string">
              <text:p text:style-name="P479">No</text:p>
            </table:table-cell>
            <table:table-cell table:style-name="Taula26.D3" office:value-type="string">
              <text:p text:style-name="P503">Referència a l’usuari que va crear el registre.</text:p>
            </table:table-cell>
          </table:table-row>
          <table:table-row>
            <table:table-cell table:style-name="Taula26.A3" office:value-type="string">
              <text:p text:style-name="P504"><text:span text:style-name="T128">Revisat</text:span> el</text:p>
            </table:table-cell>
            <table:table-cell table:style-name="Taula26.B3" office:value-type="string">
              <text:p text:style-name="P502">Data</text:p>
            </table:table-cell>
            <table:table-cell table:style-name="Taula26.C3" office:value-type="string">
              <text:p text:style-name="P479">No</text:p>
            </table:table-cell>
            <table:table-cell table:style-name="Taula26.D3" office:value-type="string">
              <text:p text:style-name="P503">Data de creació de<text:span text:style-name="T84">l registre</text:span>.</text:p>
            </table:table-cell>
          </table:table-row>
          <table:table-row>
            <table:table-cell table:style-name="Taula26.A11" office:value-type="string">
              <text:p text:style-name="P505">Valoració</text:p>
            </table:table-cell>
            <table:table-cell table:style-name="Taula26.B3" office:value-type="string">
              <text:p text:style-name="P505">Cadena</text:p>
            </table:table-cell>
            <table:table-cell table:style-name="Taula26.C3" office:value-type="string">
              <text:p text:style-name="P500">No</text:p>
            </table:table-cell>
            <table:table-cell table:style-name="Taula26.D3" office:value-type="string">
              <text:p text:style-name="P505">Valoració terapèutica de les respostes del test.</text:p>
              <text:p text:style-name="P497">Aquest camp mai no està disponible als dispositius dels pacients.</text:p>
            </table:table-cell>
          </table:table-row>
          <table:table-row>
            <table:table-cell table:style-name="Taula26.A12" office:value-type="string">
              <text:p text:style-name="P77">Seguiment</text:p>
            </table:table-cell>
            <table:table-cell table:style-name="Taula26.B12" office:value-type="string">
              <text:p text:style-name="P78">Usuaris i Dates</text:p>
            </table:table-cell>
            <table:table-cell table:style-name="Taula26.C12" office:value-type="string">
              <text:p text:style-name="P299">Sí</text:p>
            </table:table-cell>
            <table:table-cell table:style-name="Taula26.D12" office:value-type="string">
              <text:p text:style-name="P80">Usuari i data/hora de creació i última modificació de la instància.</text:p>
            </table:table-cell>
          </table:table-row>
        </table:table>
        <text:p text:style-name="P506"><text:bookmark-start text:name="Còpia de __RefHeading___Toc13538_1791785473 2"/><text:span text:style-name="T192">Taula </text:span><text:span text:style-name="T192"><text:sequence text:ref-name="refTable25" text:name="Table" text:formula="ooow:Table+1" style:num-format="1">26</text:sequence></text:span><text:span text:style-name="T192">: </text:span><text:bookmark-end text:name="Còpia de __RefHeading___Toc13538_1791785473 2"/><text:span text:style-name="T236">Entitat ANSWER</text:span></text:p>
        <text:p text:style-name="Text_20_body"/>
        <text:h text:style-name="P514" text:outline-level="1"/>
        <text:h text:style-name="P515" text:outline-level="1"><text:bookmark-start text:name="__RefHeading___Toc6888_2020737262"/>Àrea d’Administració<text:bookmark-end text:name="__RefHeading___Toc6888_2020737262"/></text:h>
        <text:p text:style-name="P516">L’àrea d’<text:span text:style-name="T237">administració s’encarrega d’emmagatzemar les tasques assignades als pacients (complimentar un test, una taula de registre, ...), les dates de les visites entre pacients i terapeutes i les notificacions que reben els usuaris.</text:span></text:p>
        <text:h text:style-name="P517" text:outline-level="2"><text:bookmark-start text:name="__RefHeading___Toc6890_2020737262"/>Tasks Module (TSKMOD)<text:bookmark-end text:name="__RefHeading___Toc6890_2020737262"/></text:h>
        <text:p text:style-name="P518">El mòdul <text:span text:style-name="T238">Tasks</text:span><text:span text:style-name="T30"> disposa de les entitats necessàries per a la gestió de </text:span><text:span text:style-name="T239">les tasques que assignem als pacients.</text:span></text:p>
        <text:h text:style-name="P519" text:outline-level="3" text:is-list-header="true"><text:bookmark-start text:name="__RefHeading___Toc6892_2020737262"/>Diagrama<text:bookmark-end text:name="__RefHeading___Toc6892_2020737262"/></text:h>
        <text:p text:style-name="P520"><draw:frame draw:style-name="fr5" draw:name="Marc9" text:anchor-type="paragraph" svg:x="2.427cm" svg:y="0.166cm" svg:width="13.039cm" draw:z-index="10"><draw:text-box fo:min-height="6.04cm"><text:p text:style-name="P37"><draw:g text:anchor-type="paragraph" draw:z-index="11" draw:name="Objecte de grup 14" draw:style-name="gr17"><draw:custom-shape draw:style-name="gr172" draw:text-style-name="P123" xml:id="id124" draw:id="id124"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122"><text:span text:style-name="T67">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3" draw:text-style-name="P52" xml:id="id123" draw:id="id123" svg:width="3.022cm" svg:height="1.001cm" svg:x="0.019cm" svg:y="2.519cm"><draw:glue-point draw:id="4" svg:x="0cm" svg:y="-5cm"/><draw:glue-point draw:id="5" svg:x="0cm" svg:y="5cm"/><draw:glue-point draw:id="6" svg:x="5cm" svg:y="0cm"/><draw:glue-point draw:id="7" svg:x="-5cm" svg:y="0cm"/><text:p text:style-name="P51"><text:span text:style-name="T35">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4" draw:text-style-name="P173" xml:id="id122" draw:id="id122" svg:width="3.001cm" svg:height="1.001cm" svg:x="5.02cm" svg:y="2.519cm"><draw:glue-point draw:id="4" svg:x="0cm" svg:y="-5cm"/><draw:glue-point draw:id="5" svg:x="0cm" svg:y="5cm"/><draw:glue-point draw:id="6" svg:x="5cm" svg:y="0cm"/><draw:glue-point draw:id="7" svg:x="-5cm" svg:y="0cm"/><draw:glue-point draw:id="8" svg:x="-2.47cm" svg:y="4.99cm"/><draw:glue-point draw:id="9" svg:x="2.54cm" svg:y="4.99cm"/><text:p text:style-name="P172"><text:span text:style-name="T89">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7" svg:x1="5.02cm" svg:y1="3.018cm" svg:x2="3.039cm" svg:y2="3.018cm" draw:start-shape="id122" draw:start-glue-point="7" draw:end-shape="id123" draw:end-glue-point="6" svg:d="M5020 3018h-1981" svg:viewBox="0 0 1983 2"><text:p/></draw:connector><draw:connector draw:style-name="gr63" draw:text-style-name="P7" svg:x1="8.018cm" svg:y1="3.018cm" svg:x2="10.016cm" svg:y2="3.018cm" draw:start-shape="id122" draw:start-glue-point="6" draw:end-shape="id124" draw:end-glue-point="7" svg:d="M8018 3018h1998" svg:viewBox="0 0 2000 2"><text:p/></draw:connector><draw:frame draw:style-name="gr59" draw:text-style-name="P175" svg:width="1.781cm" svg:height="0.578cm" svg:x="3.407cm" svg:y="2.422cm"><draw:text-box><text:p text:style-name="P8"><text:span text:style-name="T91">patient_id</text:span></text:p></draw:text-box></draw:frame><draw:frame draw:style-name="gr167" draw:text-style-name="P175" svg:width="2.052cm" svg:height="0.888cm" svg:x="7.971cm" svg:y="2.357cm"><draw:text-box><text:p text:style-name="P8"><text:span text:style-name="T91">therapist_id</text:span></text:p></draw:text-box></draw:frame><draw:custom-shape draw:style-name="gr128" draw:text-style-name="P52" xml:id="id125" draw:id="id125" svg:width="3.001cm" svg:height="1.001cm" svg:x="0.019cm" svg:y="5.001cm"><draw:glue-point draw:id="4" svg:x="0cm" svg:y="-5cm"/><draw:glue-point draw:id="5" svg:x="0cm" svg:y="5cm"/><draw:glue-point draw:id="6" svg:x="5cm" svg:y="0cm"/><draw:glue-point draw:id="7" svg:x="-5cm" svg:y="0cm"/><draw:glue-point draw:id="8" svg:x="-2.236cm" svg:y="4.94cm"/><draw:glue-point draw:id="9" svg:x="2.676cm" svg:y="5.01cm"/><text:p text:style-name="P51"><text:span text:style-name="T35">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5" draw:text-style-name="P7" svg:x1="5.778cm" svg:y1="3.515cm" svg:x2="1.518cm" svg:y2="5.001cm" draw:start-shape="id122" draw:start-glue-point="8" draw:end-shape="id125" draw:end-glue-point="4" svg:d="M5778 3515v745h-4260v741" svg:viewBox="0 0 4262 1487"><text:p/></draw:connector><draw:custom-shape draw:style-name="gr128" draw:text-style-name="P52" xml:id="id126" draw:id="id126" svg:width="3.001cm" svg:height="1.001cm" svg:x="5.02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51"><text:span text:style-name="T35">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5" draw:text-style-name="P7" svg:x1="6.519cm" svg:y1="3.517cm" svg:x2="6.519cm" svg:y2="5.001cm" draw:start-shape="id122" draw:start-glue-point="5" draw:end-shape="id126" draw:end-glue-point="4" svg:d="M6519 3517v1484" svg:viewBox="0 0 2 1485"><text:p/></draw:connector><draw:custom-shape draw:style-name="gr128" draw:text-style-name="P52" xml:id="id127" draw:id="id127"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51"><text:span text:style-name="T35">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5" draw:text-style-name="P7" svg:x1="7.281cm" svg:y1="3.515cm" svg:x2="11.516cm" svg:y2="5.001cm" draw:start-shape="id122" draw:start-glue-point="9" draw:end-shape="id127" draw:end-glue-point="4" svg:d="M7281 3515v745h4235v741" svg:viewBox="0 0 4237 1487"><text:p/></draw:connector><draw:custom-shape draw:style-name="gr55" draw:text-style-name="P52" xml:id="id128" draw:id="id128" svg:width="3.001cm" svg:height="1.001cm" svg:x="5.027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51"><text:span text:style-name="T3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6" draw:text-style-name="P7" svg:x1="6.519cm" svg:y1="2.519cm" svg:x2="6.526cm" svg:y2="0.998cm" draw:start-shape="id122" draw:start-glue-point="4" draw:end-shape="id128" draw:end-glue-point="5" svg:d="M6519 2519v-760h7v-761" svg:viewBox="0 0 9 1522"><text:p/></draw:connector><draw:frame draw:style-name="gr59" draw:text-style-name="P175" svg:width="1.781cm" svg:height="0.578cm" svg:x="6.498cm" svg:y="1.875cm"><draw:text-box><text:p text:style-name="P8"><text:span text:style-name="T91">user_id</text:span></text:p></draw:text-box></draw:frame></draw:g>Diagrama <text:sequence text:ref-name="refDiagrama11" text:name="Diagrama" text:formula="ooow:Diagrama+1" style:num-format="1">12</text:sequence>: Mòdul de Tasques (TSKMOD)</text:p></draw:text-box></draw:frame><text:span text:style-name="T47"/></text:p>
        <text:h text:style-name="P521" text:outline-level="3"/>
        <text:h text:style-name="P522" text:outline-level="3"><text:bookmark-start text:name="__RefHeading___Toc9597_1063191050"/>TASK<text:bookmark-end text:name="__RefHeading___Toc9597_1063191050"/></text:h>
        <text:p text:style-name="P523"><text:span text:style-name="T240">L</text:span><text:span text:style-name="T177">’entitat </text:span><text:span text:style-name="T241">Task</text:span><text:span text:style-name="T240"> en</text:span><text:span text:style-name="T179">registr</text:span><text:span text:style-name="T242">arà</text:span><text:span text:style-name="T179"> </text:span><text:span text:style-name="T242">les tasques assignades als pacients.</text:span></text:p>
        <text:p text:style-name="P524">El tipus de tasca depèn del seu objectiu:</text:p>
        <text:list text:continue-numbering="true" text:style-name="L2">
          <text:list-item>
            <text:p text:style-name="P525"><text:span text:style-name="T153">Test: </text:span><text:span text:style-name="T154">Complimentar un test.</text:span></text:p>
          </text:list-item>
          <text:list-item>
            <text:p text:style-name="P525"><text:span text:style-name="T153">Registre</text:span><text:span text:style-name="T154">: Recordatori per a complimentar una taula de registre.</text:span></text:p>
          </text:list-item>
          <text:list-item>
            <text:p text:style-name="P525"><text:span text:style-name="T153">Recurs</text:span><text:span text:style-name="T154">: Treballar sobre un material auxiliar assignat.</text:span></text:p>
          </text:list-item>
          <text:list-item>
            <text:p text:style-name="P526"><text:span text:style-name="T243">Personalitzada</text:span><text:span text:style-name="T154">: Tasca independent amb un missatge segons el terapeuta.</text:span></text:p>
          </text:list-item>
        </text:list>
        <text:p text:style-name="P527"><text:span text:style-name="T203"/></text:p>
        <text:p text:style-name="P524">L’estat d’una tasca pot correspondre als següents:</text:p>
        <text:list xml:id="list171142414469068" text:continue-numbering="true" text:style-name="L2">
          <text:list-item>
            <text:p text:style-name="P528"><text:span text:style-name="T244">Assigna</text:span><text:span text:style-name="T245">da</text:span><text:span text:style-name="T154">: </text:span><text:span text:style-name="T170">Estat inicial </text:span><text:span text:style-name="T205">quan </text:span><text:span text:style-name="T246">el</text:span><text:span text:style-name="T205"> </text:span><text:span text:style-name="T247">terapeuta assigna una tasca a un pacient.</text:span></text:p>
          </text:list-item>
          <text:list-item>
            <text:p text:style-name="P529"><text:span text:style-name="T248">Acabada</text:span>: <text:span text:style-name="T237">Estat final quan la tasca ha estat realitzada</text:span><text:span text:style-name="T207">.</text:span></text:p>
          </text:list-item>
          <text:list-item>
            <text:p text:style-name="P530">Estàtica<text:span text:style-name="T10">: Estat únic d’una tasca que no té inici ni final.</text:span></text:p>
          </text:list-item>
        </text:list>
        <text:p text:style-name="P527"><text:span text:style-name="T207"/></text:p>
        <table:table table:name="Taula27" table:style-name="Taula27">
          <table:table-column table:style-name="Taula27.A"/>
          <table:table-column table:style-name="Taula27.B"/>
          <table:table-column table:style-name="Taula27.C"/>
          <table:table-column table:style-name="Taula27.D"/>
          <table:table-header-rows>
            <table:table-row>
              <table:table-cell table:style-name="Taula27.A1" office:value-type="string">
                <text:p text:style-name="P531">Atribut</text:p>
              </table:table-cell>
              <table:table-cell table:style-name="Taula27.A1" office:value-type="string">
                <text:p text:style-name="P531">Tipus</text:p>
              </table:table-cell>
              <table:table-cell table:style-name="Taula27.A1" office:value-type="string">
                <text:p text:style-name="P287">Obl</text:p>
              </table:table-cell>
              <table:table-cell table:style-name="Taula27.D1" office:value-type="string">
                <text:p text:style-name="P531">Descripció</text:p>
              </table:table-cell>
            </table:table-row>
          </table:table-header-rows>
          <table:table-row>
            <table:table-cell table:style-name="Taula27.A2" office:value-type="string">
              <text:p text:style-name="P532"><text:span text:style-name="T135"># </text:span>Terapeuta</text:p>
            </table:table-cell>
            <table:table-cell table:style-name="Taula27.B2" office:value-type="string">
              <text:p text:style-name="P533">Referència a <text:line-break/><text:span text:style-name="T181">USER (</text:span><text:span text:style-name="T248">THERAPIST</text:span><text:span text:style-name="T181">)</text:span></text:p>
            </table:table-cell>
            <table:table-cell table:style-name="Taula27.C2" office:value-type="string">
              <text:p text:style-name="P290">Sí</text:p>
            </table:table-cell>
            <table:table-cell table:style-name="Taula27.D2" office:value-type="string">
              <text:p text:style-name="P534">Referència <text:span text:style-name="T237">al terapeuta qui assigna la tasca.</text:span></text:p>
            </table:table-cell>
          </table:table-row>
          <table:table-row>
            <table:table-cell table:style-name="Taula27.A2" office:value-type="string">
              <text:p text:style-name="P535"><text:span text:style-name="T165"># </text:span>Pacient</text:p>
            </table:table-cell>
            <table:table-cell table:style-name="Taula27.B3" office:value-type="string">
              <text:p text:style-name="P536">Referència a<text:line-break/><text:span text:style-name="T13">USER</text:span> (<text:span text:style-name="T13">PATIENT</text:span>)</text:p>
            </table:table-cell>
            <table:table-cell table:style-name="Taula27.C3" office:value-type="string">
              <text:p text:style-name="P299">Sí</text:p>
            </table:table-cell>
            <table:table-cell table:style-name="Taula27.D3" office:value-type="string">
              <text:p text:style-name="P537">Referència al pacient al que assignem el material.</text:p>
            </table:table-cell>
          </table:table-row>
          <table:table-row>
            <table:table-cell table:style-name="Taula27.A2" office:value-type="string">
              <text:p text:style-name="P538">Tipus</text:p>
            </table:table-cell>
            <table:table-cell table:style-name="Taula27.B3" office:value-type="string">
              <text:p text:style-name="P539">Enumeració</text:p>
            </table:table-cell>
            <table:table-cell table:style-name="Taula27.C3" office:value-type="string">
              <text:p text:style-name="P299">Sí</text:p>
            </table:table-cell>
            <table:table-cell table:style-name="Taula27.D3" office:value-type="string">
              <text:p text:style-name="P540">Tipus de tasca, segons l’enumeració descrita.</text:p>
            </table:table-cell>
          </table:table-row>
          <table:table-row>
            <table:table-cell table:style-name="Taula27.A2" office:value-type="string">
              <text:p text:style-name="P538">Estat</text:p>
            </table:table-cell>
            <table:table-cell table:style-name="Taula27.B3" office:value-type="string">
              <text:p text:style-name="P539">Enumeració</text:p>
            </table:table-cell>
            <table:table-cell table:style-name="Taula27.C3" office:value-type="string">
              <text:p text:style-name="P299">Sí</text:p>
            </table:table-cell>
            <table:table-cell table:style-name="Taula27.D3" office:value-type="string">
              <text:p text:style-name="P540">Estat de la tasca, segons l’enumeració descrita.</text:p>
            </table:table-cell>
          </table:table-row>
          <table:table-row>
            <table:table-cell table:style-name="Taula27.A6" office:value-type="string">
              <text:p text:style-name="P538">Tasca</text:p>
            </table:table-cell>
            <table:table-cell table:style-name="Taula27.B3" office:value-type="string">
              <text:p text:style-name="P539">Cadena</text:p>
            </table:table-cell>
            <table:table-cell table:style-name="Taula27.C3" office:value-type="string">
              <text:p text:style-name="P299">Sí</text:p>
            </table:table-cell>
            <table:table-cell table:style-name="Taula27.D3" office:value-type="string">
              <text:p text:style-name="P540">Descripció de la tasca a realitzar.</text:p>
            </table:table-cell>
          </table:table-row>
          <table:table-row>
            <table:table-cell table:style-name="Taula27.A6" office:value-type="string">
              <text:p text:style-name="P541"><text:span text:style-name="T165"># </text:span>Test</text:p>
            </table:table-cell>
            <table:table-cell table:style-name="Taula27.B3" office:value-type="string">
              <text:p text:style-name="P539">Referència a<text:line-break/><text:span text:style-name="T249">PATIENT </text:span><text:span text:style-name="T13">TEST</text:span></text:p>
            </table:table-cell>
            <table:table-cell table:style-name="Taula27.C3" office:value-type="string">
              <text:p text:style-name="P542">No</text:p>
            </table:table-cell>
            <table:table-cell table:style-name="Taula27.D3" office:value-type="string">
              <text:p text:style-name="P540">Referència al test a complimentar, només en el cas que la tasca sigui del tipus <text:span text:style-name="T13">Test</text:span>.</text:p>
            </table:table-cell>
          </table:table-row>
          <table:table-row>
            <table:table-cell table:style-name="Taula27.A6" office:value-type="string">
              <text:p text:style-name="P541"><text:span text:style-name="T165"># </text:span>Registre</text:p>
            </table:table-cell>
            <table:table-cell table:style-name="Taula27.B3" office:value-type="string">
              <text:p text:style-name="P539">Referència a<text:line-break/><text:span text:style-name="T250">REGISTER</text:span></text:p>
            </table:table-cell>
            <table:table-cell table:style-name="Taula27.C3" office:value-type="string">
              <text:p text:style-name="P542">No</text:p>
            </table:table-cell>
            <table:table-cell table:style-name="Taula27.D3" office:value-type="string">
              <text:p text:style-name="P540">Referència a la taula de seguiment, només en el cas que la tasca sigui del tipus <text:span text:style-name="T13">Registre.</text:span></text:p>
            </table:table-cell>
          </table:table-row>
          <table:table-row>
            <table:table-cell table:style-name="Taula27.A6" office:value-type="string">
              <text:p text:style-name="P541"><text:span text:style-name="T165"># </text:span>Recurs</text:p>
            </table:table-cell>
            <table:table-cell table:style-name="Taula27.B3" office:value-type="string">
              <text:p text:style-name="P539">Referència a<text:line-break/><text:span text:style-name="T13">MATERIAL</text:span></text:p>
            </table:table-cell>
            <table:table-cell table:style-name="Taula27.C3" office:value-type="string">
              <text:p text:style-name="P542">No</text:p>
            </table:table-cell>
            <table:table-cell table:style-name="Taula27.D3" office:value-type="string">
              <text:p text:style-name="P540">Referència al recurs o material auxiliar, només en el cas que la tasca sigui de tipus <text:span text:style-name="T13">Recurs.</text:span></text:p>
            </table:table-cell>
          </table:table-row>
          <table:table-row>
            <table:table-cell table:style-name="Taula27.A10" office:value-type="string">
              <text:p text:style-name="P538">Data d’inici</text:p>
            </table:table-cell>
            <table:table-cell table:style-name="Taula27.B3" office:value-type="string">
              <text:p text:style-name="P539">Data</text:p>
            </table:table-cell>
            <table:table-cell table:style-name="Taula27.C3" office:value-type="string">
              <text:p text:style-name="P542">No</text:p>
            </table:table-cell>
            <table:table-cell table:style-name="Taula27.D3" office:value-type="string">
              <text:p text:style-name="P540">Data a partir de la qual apareixerà la tasca a la llista del pacient.</text:p>
            </table:table-cell>
          </table:table-row>
          <table:table-row>
            <table:table-cell table:style-name="Taula27.A10" office:value-type="string">
              <text:p text:style-name="P538">Data de fi</text:p>
            </table:table-cell>
            <table:table-cell table:style-name="Taula27.B3" office:value-type="string">
              <text:p text:style-name="P539">Data</text:p>
            </table:table-cell>
            <table:table-cell table:style-name="Taula27.C3" office:value-type="string">
              <text:p text:style-name="P542">No</text:p>
            </table:table-cell>
            <table:table-cell table:style-name="Taula27.D3" office:value-type="string">
              <text:p text:style-name="P540">Data fixada per a la finalització de la tasca o la data de la finalització real.</text:p>
            </table:table-cell>
          </table:table-row>
          <table:table-row>
            <table:table-cell table:style-name="Taula27.A12" office:value-type="string">
              <text:p text:style-name="P77">Seguiment</text:p>
            </table:table-cell>
            <table:table-cell table:style-name="Taula27.B12" office:value-type="string">
              <text:p text:style-name="P78">Usuaris i Dates</text:p>
            </table:table-cell>
            <table:table-cell table:style-name="Taula27.C12" office:value-type="string">
              <text:p text:style-name="P299">Sí</text:p>
            </table:table-cell>
            <table:table-cell table:style-name="Taula27.D12" office:value-type="string">
              <text:p text:style-name="P80">Usuari i data/hora de creació i última modificació de la instància.</text:p>
            </table:table-cell>
          </table:table-row>
        </table:table>
        <text:p text:style-name="P543"><text:bookmark-start text:name="Còpia de __RefHeading___Toc13530_1791785473 2"/><text:span text:style-name="T192">Taula </text:span><text:span text:style-name="T192"><text:sequence text:ref-name="refTable26" text:name="Table" text:formula="ooow:Table+1" style:num-format="1">27</text:sequence></text:span><text:span text:style-name="T192">: </text:span><text:alphabetical-index-mark-start text:id="IMark2336770340976"/><text:span text:style-name="T192">Entitat </text:span><text:span text:style-name="T242">TASK</text:span><text:bookmark-end text:name="Còpia de __RefHeading___Toc13530_1791785473 2"/><text:alphabetical-index-mark-end text:id="IMark2336770340976"/></text:p>
        <text:h text:style-name="P544" text:outline-level="2"/>
        <text:h text:style-name="P545" text:outline-level="2"><text:bookmark-start text:name="__RefHeading___Toc16881_1791785473"/>Visits Module (VISMOD)<text:bookmark-end text:name="__RefHeading___Toc16881_1791785473"/></text:h>
        <text:p text:style-name="P518">El mòdul <text:span text:style-name="T251">Visits</text:span><text:span text:style-name="T30"> </text:span><text:span text:style-name="T252">emmagatzema </text:span><text:span text:style-name="T253">les dades</text:span><text:span text:style-name="T252"> corresponent a les visites entre pacients i terapeutes.</text:span></text:p>
        <text:h text:style-name="P519" text:outline-level="3" text:is-list-header="true"><text:bookmark-start text:name="__RefHeading___Toc6894_2020737262"/>Diagrama<text:bookmark-end text:name="__RefHeading___Toc6894_2020737262"/></text:h>
        <text:h text:style-name="P546" text:outline-level="3"><draw:frame draw:style-name="fr2" draw:name="Marc11" text:anchor-type="paragraph" svg:y="0.102cm" svg:width="13.039cm" draw:z-index="2"><draw:text-box fo:min-height="1.196cm"><text:p text:style-name="P37"><draw:g text:anchor-type="paragraph" draw:z-index="3" draw:name="Objecte de grup 2" draw:style-name="gr17"><draw:custom-shape draw:style-name="gr177" draw:text-style-name="P356" xml:id="id131" draw:id="id131" svg:width="3.001cm" svg:height="1.001cm" svg:x="10.017cm" svg:y="0.176cm"><draw:glue-point draw:id="4" svg:x="0cm" svg:y="-5cm"/><draw:glue-point draw:id="5" svg:x="0cm" svg:y="5cm"/><draw:glue-point draw:id="6" svg:x="5cm" svg:y="0cm"/><draw:glue-point draw:id="7" svg:x="-5cm" svg:y="0cm"/><draw:glue-point draw:id="8" svg:x="-4.98cm" svg:y="-2.83cm"/><draw:glue-point draw:id="9" svg:x="-5.006cm" svg:y="2.72cm"/><text:p text:style-name="P355"><text:span text:style-name="T151">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8" draw:text-style-name="P171" xml:id="id130" draw:id="id130" svg:width="3.022cm" svg:height="1.001cm" svg:x="0.019cm" svg:y="0.176cm"><draw:glue-point draw:id="4" svg:x="0cm" svg:y="-5cm"/><draw:glue-point draw:id="5" svg:x="0cm" svg:y="5cm"/><draw:glue-point draw:id="6" svg:x="5cm" svg:y="0cm"/><draw:glue-point draw:id="7" svg:x="-5cm" svg:y="0cm"/><text:p text:style-name="P170"><text:span text:style-name="T88">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4" draw:text-style-name="P173" xml:id="id129" draw:id="id129" svg:width="3.001cm" svg:height="1.001cm" svg:x="5.02cm" svg:y="0.176cm"><draw:glue-point draw:id="4" svg:x="0cm" svg:y="-5cm"/><draw:glue-point draw:id="5" svg:x="0cm" svg:y="5cm"/><draw:glue-point draw:id="6" svg:x="5cm" svg:y="0cm"/><draw:glue-point draw:id="7" svg:x="-5cm" svg:y="0cm"/><draw:glue-point draw:id="8" svg:x="-2.47cm" svg:y="4.99cm"/><draw:glue-point draw:id="9" svg:x="2.54cm" svg:y="4.99cm"/><text:p text:style-name="P172"><text:span text:style-name="T89">VIS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7" svg:x1="5.02cm" svg:y1="0.676cm" svg:x2="3.039cm" svg:y2="0.676cm" draw:start-shape="id129" draw:start-glue-point="7" draw:end-shape="id130" draw:end-glue-point="6" svg:d="M5020 676h-1981" svg:viewBox="0 0 1983 2"><text:p/></draw:connector><draw:connector draw:style-name="gr63" draw:text-style-name="P7" svg:x1="8.018cm" svg:y1="0.676cm" svg:x2="10.016cm" svg:y2="0.676cm" draw:start-shape="id129" draw:start-glue-point="6" draw:end-shape="id131" draw:end-glue-point="7" svg:d="M8018 676h1998" svg:viewBox="0 0 2000 2"><text:p/></draw:connector><draw:frame draw:style-name="gr59" draw:text-style-name="P175" svg:width="1.781cm" svg:height="0.578cm" svg:x="3.407cm" svg:y="0cm"><draw:text-box><text:p text:style-name="P8"><text:span text:style-name="T91">patient_id</text:span></text:p></draw:text-box></draw:frame><draw:frame draw:style-name="gr59" draw:text-style-name="P175" svg:width="2.052cm" svg:height="0.578cm" svg:x="7.971cm" svg:y="0.035cm"><draw:text-box><text:p text:style-name="P8"><text:span text:style-name="T91">therapist_id</text:span></text:p></draw:text-box></draw:frame></draw:g>Diagrama <text:sequence text:ref-name="refDiagrama12" text:name="Diagrama" text:formula="ooow:Diagrama+1" style:num-format="1">13</text:sequence>: Mòdul de Visites (VISMOD)</text:p></draw:text-box></draw:frame><text:bookmark text:name="Còpia de Còpia de Còpia de __RefHeading___Toc3145_1471092614 1 1 2"/><text:bookmark-start text:name="__RefHeading___Toc8007_2020737262"/><text:span text:style-name="T124">V</text:span><text:span text:style-name="T254">ISIT</text:span><text:bookmark-end text:name="__RefHeading___Toc8007_2020737262"/></text:h>
        <text:p text:style-name="P547"><text:bookmark-start text:name="Còpia de Còpia de __RefHeading___Toc2716_2294837604 1 3"/>L’entitat <text:span text:style-name="T255">Visit</text:span><text:span text:style-name="T13"> </text:span><text:bookmark-end text:name="Còpia de Còpia de __RefHeading___Toc2716_2294837604 1 3"/><text:span text:style-name="T256">enregistra les dates i hora de les visites entre pacients i terapeutes.</text:span></text:p>
        <text:p text:style-name="P548">Una visita es pot trobar en els següents estats:</text:p>
        <text:list xml:id="list171142027716615" text:continue-numbering="true" text:style-name="L2">
          <text:list-item>
            <text:p text:style-name="P549"><text:span text:style-name="T257">Concertada</text:span><text:span text:style-name="T154">: </text:span><text:span text:style-name="T170">Estat inicial </text:span><text:span text:style-name="T258">d’una visita quan s’acorda una data i hora.</text:span></text:p>
          </text:list-item>
          <text:list-item>
            <text:p text:style-name="P550"><text:span text:style-name="T206">A</text:span><text:span text:style-name="T13">cabada</text:span><text:span text:style-name="T10">: Estat final d’una visita quan aquesta finalitza.</text:span></text:p>
          </text:list-item>
          <text:list-item>
            <text:p text:style-name="P551"><text:span text:style-name="T259">Cancel·lada</text:span><text:span text:style-name="T10">: </text:span><text:span text:style-name="T256">Estat final d’una visita quan es cancel·la per qualsevol raó.</text:span></text:p>
          </text:list-item>
          <text:list-item>
            <text:p text:style-name="P552">Nul·la<text:span text:style-name="T10">: Estat final d’una visita quan aquesta no s’ha pogut realitzar per qualsevol raó.</text:span></text:p>
          </text:list-item>
        </text:list>
        <text:p text:style-name="P553"><text:span text:style-name="T256"/></text:p>
        <table:table table:name="Taula28" table:style-name="Taula28">
          <table:table-column table:style-name="Taula28.A"/>
          <table:table-column table:style-name="Taula28.B"/>
          <table:table-column table:style-name="Taula28.C"/>
          <table:table-column table:style-name="Taula28.D"/>
          <table:table-header-rows>
            <table:table-row>
              <table:table-cell table:style-name="Taula28.A1" office:value-type="string">
                <text:p text:style-name="P554">Atribut</text:p>
              </table:table-cell>
              <table:table-cell table:style-name="Taula28.A1" office:value-type="string">
                <text:p text:style-name="P554">Tipus</text:p>
              </table:table-cell>
              <table:table-cell table:style-name="Taula28.A1" office:value-type="string">
                <text:p text:style-name="P287">Obl</text:p>
              </table:table-cell>
              <table:table-cell table:style-name="Taula28.D1" office:value-type="string">
                <text:p text:style-name="P554">Descripció</text:p>
              </table:table-cell>
            </table:table-row>
          </table:table-header-rows>
          <table:table-row>
            <table:table-cell table:style-name="Taula28.A2" office:value-type="string">
              <text:p text:style-name="P555"><text:span text:style-name="T132"># </text:span>Terapeuta</text:p>
            </table:table-cell>
            <table:table-cell table:style-name="Taula28.B2" office:value-type="string">
              <text:p text:style-name="P533">Referència a <text:line-break/><text:span text:style-name="T181">USER (</text:span><text:span text:style-name="T248">THERAPIST</text:span><text:span text:style-name="T181">)</text:span></text:p>
            </table:table-cell>
            <table:table-cell table:style-name="Taula28.C2" office:value-type="string">
              <text:p text:style-name="P290">Sí</text:p>
            </table:table-cell>
            <table:table-cell table:style-name="Taula28.D2" office:value-type="string">
              <text:p text:style-name="P534">Referència <text:span text:style-name="T237">al terapeuta </text:span><text:span text:style-name="T259">corresponent a la visita</text:span><text:span text:style-name="T237">.</text:span></text:p>
            </table:table-cell>
          </table:table-row>
          <table:table-row>
            <table:table-cell table:style-name="Taula28.A3" office:value-type="string">
              <text:p text:style-name="P556"><text:span text:style-name="T132"># </text:span>Pacient</text:p>
            </table:table-cell>
            <table:table-cell table:style-name="Taula28.B3" office:value-type="string">
              <text:p text:style-name="P557">Referència a <text:line-break/><text:span text:style-name="T225">USER (PATIENT)</text:span></text:p>
            </table:table-cell>
            <table:table-cell table:style-name="Taula28.C3" office:value-type="string">
              <text:p text:style-name="P299">Sí</text:p>
            </table:table-cell>
            <table:table-cell table:style-name="Taula28.D3" office:value-type="string">
              <text:p text:style-name="P558">Pacient al qual <text:span text:style-name="T259">s’assigna la visita.</text:span></text:p>
            </table:table-cell>
          </table:table-row>
          <table:table-row>
            <table:table-cell table:style-name="Taula28.A4" office:value-type="string">
              <text:p text:style-name="P559">Primera visita?</text:p>
            </table:table-cell>
            <table:table-cell table:style-name="Taula28.B4" office:value-type="string">
              <text:p text:style-name="P560">Booleà</text:p>
            </table:table-cell>
            <table:table-cell table:style-name="Taula28.C4" office:value-type="string">
              <text:p text:style-name="P299">Sí</text:p>
            </table:table-cell>
            <table:table-cell table:style-name="Taula28.D4" office:value-type="string">
              <text:p text:style-name="P561">Cert només si la visita és primera visita. Fals en cas contrari.</text:p>
            </table:table-cell>
          </table:table-row>
          <table:table-row>
            <table:table-cell table:style-name="Taula28.A4" office:value-type="string">
              <text:p text:style-name="P562">Data i hora</text:p>
            </table:table-cell>
            <table:table-cell table:style-name="Taula28.B4" office:value-type="string">
              <text:p text:style-name="P563">Data i hora</text:p>
            </table:table-cell>
            <table:table-cell table:style-name="Taula28.C4" office:value-type="string">
              <text:p text:style-name="P299">Sí</text:p>
            </table:table-cell>
            <table:table-cell table:style-name="Taula28.D5" office:value-type="string">
              <text:p text:style-name="P564">Data i hora prevista per a la visita.</text:p>
            </table:table-cell>
          </table:table-row>
          <table:table-row>
            <table:table-cell table:style-name="Taula28.A4" office:value-type="string">
              <text:p text:style-name="P565">Tipus</text:p>
            </table:table-cell>
            <table:table-cell table:style-name="Taula28.B4" office:value-type="string">
              <text:p text:style-name="P566">Enumeració</text:p>
            </table:table-cell>
            <table:table-cell table:style-name="Taula28.C4" office:value-type="string">
              <text:p text:style-name="P299">Sí</text:p>
            </table:table-cell>
            <table:table-cell table:style-name="Taula28.D6" office:value-type="string">
              <text:p text:style-name="P567">Determina si la visita és presencial o <text:span text:style-name="T14">online</text:span>.</text:p>
            </table:table-cell>
          </table:table-row>
          <table:table-row>
            <table:table-cell table:style-name="Taula28.A4" office:value-type="string">
              <text:p text:style-name="P562">Estat</text:p>
            </table:table-cell>
            <table:table-cell table:style-name="Taula28.B4" office:value-type="string">
              <text:p text:style-name="P563">Enumeració</text:p>
            </table:table-cell>
            <table:table-cell table:style-name="Taula28.C4" office:value-type="string">
              <text:p text:style-name="P299">Sí</text:p>
            </table:table-cell>
            <table:table-cell table:style-name="Taula28.D7" office:value-type="string">
              <text:p text:style-name="P564">Estat de la visita segons la enumeració descrita.</text:p>
            </table:table-cell>
          </table:table-row>
          <table:table-row>
            <table:table-cell table:style-name="Taula28.A8" office:value-type="string">
              <text:p text:style-name="P77">Seguiment</text:p>
            </table:table-cell>
            <table:table-cell table:style-name="Taula28.B8" office:value-type="string">
              <text:p text:style-name="P78">Usuaris i Dates</text:p>
            </table:table-cell>
            <table:table-cell table:style-name="Taula28.C8" office:value-type="string">
              <text:p text:style-name="P299">Sí</text:p>
            </table:table-cell>
            <table:table-cell table:style-name="Taula28.D8" office:value-type="string">
              <text:p text:style-name="P80">Usuari i data/hora de creació i última modificació de la instància.</text:p>
            </table:table-cell>
          </table:table-row>
        </table:table>
        <text:p text:style-name="P568"><text:bookmark-start text:name="Còpia de Còpia de __RefHeading___Toc13538_1791785473 1 3"/><text:span text:style-name="T47">Taula </text:span><text:span text:style-name="T47"><text:sequence text:ref-name="refTable27" text:name="Table" text:formula="ooow:Table+1" style:num-format="1">28</text:sequence></text:span><text:span text:style-name="T47">: </text:span><text:alphabetical-index-mark-start text:id="IMark2336770343616"/><text:span text:style-name="T47">Entitat </text:span><text:bookmark-end text:name="Còpia de Còpia de __RefHeading___Toc13538_1791785473 1 3"/><text:span text:style-name="T254">VISIT</text:span><text:alphabetical-index-mark-end text:id="IMark2336770343616"/></text:p>
        <text:h text:style-name="P569" text:outline-level="2"><text:span text:style-name="T196"/></text:h>
        <text:h text:style-name="P570" text:outline-level="2"><text:bookmark-start text:name="__RefHeading___Toc6896_2020737262"/>Notifications Module (NTFMOD)<text:bookmark-end text:name="__RefHeading___Toc6896_2020737262"/></text:h>
        <text:p text:style-name="P571">Aquest mòdul enregistra les notificacions rebudes per l’usuari. Per tal que l’aparició de les notificacions no resulti <text:span text:style-name="T260">innecessàriament agressiva</text:span> l’aplicació permetrà desactivar l’aparició individual d’alguns tipus de notificació. Tot i així, la notificació serà enregistrada.</text:p>
        <text:h text:style-name="P519" text:outline-level="3" text:is-list-header="true"><text:bookmark-start text:name="__RefHeading___Toc6898_2020737262"/>Diagrama<text:bookmark-end text:name="__RefHeading___Toc6898_2020737262"/></text:h>
        <text:h text:style-name="P572" text:outline-level="3"><draw:frame draw:style-name="fr2" draw:name="Marc3" text:anchor-type="paragraph" svg:y="0.101cm" svg:width="13.037cm" draw:z-index="24"><draw:text-box fo:min-height="6.041cm"><text:p text:style-name="P573"><draw:g text:anchor-type="paragraph" draw:z-index="25" draw:name="Objecte de grup 7" draw:style-name="gr17"><draw:custom-shape draw:style-name="gr172" draw:text-style-name="P123" xml:id="id134" draw:id="id134"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122"><text:span text:style-name="T67">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3" draw:text-style-name="P52" xml:id="id133" draw:id="id133" svg:width="3.022cm" svg:height="1.001cm" svg:x="0.018cm" svg:y="2.519cm"><draw:glue-point draw:id="4" svg:x="0cm" svg:y="-5cm"/><draw:glue-point draw:id="5" svg:x="0cm" svg:y="5cm"/><draw:glue-point draw:id="6" svg:x="5cm" svg:y="0cm"/><draw:glue-point draw:id="7" svg:x="-5cm" svg:y="0cm"/><text:p text:style-name="P51"><text:span text:style-name="T35">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4" draw:text-style-name="P354" xml:id="id132" draw:id="id132" svg:width="3.001cm" svg:height="1.001cm" svg:x="5.019cm" svg:y="2.519cm"><draw:glue-point draw:id="4" svg:x="0cm" svg:y="-5cm"/><draw:glue-point draw:id="5" svg:x="0cm" svg:y="5cm"/><draw:glue-point draw:id="6" svg:x="5cm" svg:y="0cm"/><draw:glue-point draw:id="7" svg:x="-5cm" svg:y="0cm"/><draw:glue-point draw:id="8" svg:x="-2.47cm" svg:y="4.99cm"/><draw:glue-point draw:id="9" svg:x="2.54cm" svg:y="4.99cm"/><text:p text:style-name="P353"><text:span text:style-name="T150">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7" svg:x1="5.019cm" svg:y1="3.018cm" svg:x2="3.038cm" svg:y2="3.018cm" draw:start-shape="id132" draw:start-glue-point="7" draw:end-shape="id133" draw:end-glue-point="6" svg:d="M5019 3018h-1981" svg:viewBox="0 0 1983 2"><text:p/></draw:connector><draw:connector draw:style-name="gr63" draw:text-style-name="P7" svg:x1="8.017cm" svg:y1="3.018cm" svg:x2="10.017cm" svg:y2="3.018cm" draw:start-shape="id132" draw:start-glue-point="6" draw:end-shape="id134" draw:end-glue-point="7" svg:d="M8017 3018h2000" svg:viewBox="0 0 2002 2"><text:p/></draw:connector><draw:frame draw:style-name="gr59" draw:text-style-name="P175" svg:width="1.781cm" svg:height="0.578cm" svg:x="3.406cm" svg:y="2.422cm"><draw:text-box><text:p text:style-name="P8"><text:span text:style-name="T91">patient_id</text:span></text:p></draw:text-box></draw:frame><draw:frame draw:style-name="gr167" draw:text-style-name="P175" svg:width="2.052cm" svg:height="0.888cm" svg:x="7.97cm" svg:y="2.357cm"><draw:text-box><text:p text:style-name="P8"><text:span text:style-name="T91">therapist_id</text:span></text:p></draw:text-box></draw:frame><draw:custom-shape draw:style-name="gr128" draw:text-style-name="P52" xml:id="id135" draw:id="id135" svg:width="3.001cm" svg:height="1.001cm" svg:x="0.018cm" svg:y="5.001cm"><draw:glue-point draw:id="4" svg:x="0cm" svg:y="-5cm"/><draw:glue-point draw:id="5" svg:x="0cm" svg:y="5cm"/><draw:glue-point draw:id="6" svg:x="5cm" svg:y="0cm"/><draw:glue-point draw:id="7" svg:x="-5cm" svg:y="0cm"/><draw:glue-point draw:id="8" svg:x="-2.236cm" svg:y="4.94cm"/><draw:glue-point draw:id="9" svg:x="2.676cm" svg:y="5.01cm"/><text:p text:style-name="P51"><text:span text:style-name="T35">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5" draw:text-style-name="P7" svg:x1="5.777cm" svg:y1="3.515cm" svg:x2="1.517cm" svg:y2="5.001cm" draw:start-shape="id132" draw:start-glue-point="8" draw:end-shape="id135" draw:end-glue-point="4" svg:d="M5777 3515v745h-4260v741" svg:viewBox="0 0 4262 1487"><text:p/></draw:connector><draw:custom-shape draw:style-name="gr128" draw:text-style-name="P52" xml:id="id136" draw:id="id136" svg:width="3.001cm" svg:height="1.001cm" svg:x="5.019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51"><text:span text:style-name="T35">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5" draw:text-style-name="P7" svg:x1="6.518cm" svg:y1="3.517cm" svg:x2="6.518cm" svg:y2="5.001cm" draw:start-shape="id132" draw:start-glue-point="5" draw:end-shape="id136" draw:end-glue-point="4" svg:d="M6518 3517v1484" svg:viewBox="0 0 2 1485"><text:p/></draw:connector><draw:custom-shape draw:style-name="gr128" draw:text-style-name="P52" xml:id="id137" draw:id="id137"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51"><text:span text:style-name="T35">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5" draw:text-style-name="P7" svg:x1="7.28cm" svg:y1="3.515cm" svg:x2="11.516cm" svg:y2="5.001cm" draw:start-shape="id132" draw:start-glue-point="9" draw:end-shape="id137" draw:end-glue-point="4" svg:d="M7280 3515v745h4236v741" svg:viewBox="0 0 4239 1487"><text:p/></draw:connector><draw:custom-shape draw:style-name="gr55" draw:text-style-name="P52" xml:id="id138" draw:id="id138" svg:width="3.001cm" svg:height="1.001cm" svg:x="5.026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51"><text:span text:style-name="T3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6" draw:text-style-name="P7" svg:x1="6.518cm" svg:y1="2.519cm" svg:x2="6.525cm" svg:y2="0.998cm" draw:start-shape="id132" draw:start-glue-point="4" draw:end-shape="id138" draw:end-glue-point="5" svg:d="M6518 2519v-760h7v-761" svg:viewBox="0 0 9 1522"><text:p/></draw:connector><draw:frame draw:style-name="gr59" draw:text-style-name="P175" svg:width="1.781cm" svg:height="0.578cm" svg:x="6.497cm" svg:y="1.875cm"><draw:text-box><text:p text:style-name="P8"><text:span text:style-name="T91">user_id</text:span></text:p></draw:text-box></draw:frame></draw:g>Diagrama <text:sequence text:ref-name="refDiagrama13" text:name="Diagrama" text:formula="ooow:Diagrama+1" style:num-format="1">14</text:sequence>: Mòdul de Notificacions (NTFMOD)</text:p></draw:text-box></draw:frame><text:bookmark-start text:name="__RefHeading___Toc9599_1063191050"/>NOTIFICATION<text:bookmark-end text:name="__RefHeading___Toc9599_1063191050"/></text:h>
        <text:p text:style-name="P547"><text:bookmark-start text:name="Còpia de Còpia de __RefHeading___Toc2716_2294837604 1 4"/>L’entitat <text:span text:style-name="T261">Notification</text:span><text:span text:style-name="T13"> </text:span><text:bookmark-end text:name="Còpia de Còpia de __RefHeading___Toc2716_2294837604 1 4"/><text:span text:style-name="T262">emmagatzema les notificacions rebudes per a cada usuari.</text:span></text:p>
        <text:p text:style-name="P574">Les notificacions es generen majoritàriament de forma automàtica quan succeeixen certs esdeveniments, per exemple:</text:p>
        <text:list text:continue-numbering="true" text:style-name="L2">
          <text:list-item>
            <text:p text:style-name="P575"><text:span text:style-name="T258">E</text:span><text:span text:style-name="T154">l pacient fa un cert temps que no entra en l’aplicació.</text:span></text:p>
          </text:list-item>
          <text:list-item>
            <text:p text:style-name="P576">El pacient té una visita concertada en 24h.</text:p>
          </text:list-item>
          <text:list-item>
            <text:p text:style-name="P576">El pacient té una visita concertada en 1h.</text:p>
          </text:list-item>
          <text:list-item>
            <text:p text:style-name="P576">S’ha creat una nova tasca per a un pacient.</text:p>
          </text:list-item>
          <text:list-item>
            <text:p text:style-name="P576">Un missatge qualsevol, per a un pacient, especificat per un usuari amb el permís disponible (administradors i terapeutes).</text:p>
          </text:list-item>
          <text:list-item>
            <text:p text:style-name="P576">...</text:p>
          </text:list-item>
        </text:list>
        <text:p text:style-name="P577">L’estat d’una notificació pot ser qualsevol de les següents opcions:</text:p>
        <text:list text:continue-numbering="true" text:style-name="L2">
          <text:list-item>
            <text:p text:style-name="P578"><text:span text:style-name="T153">Rebuda</text:span><text:span text:style-name="T154">: Estat inicial quan la notificació és rebuda al dispositiu.</text:span></text:p>
          </text:list-item>
          <text:list-item>
            <text:p text:style-name="P579"><text:span text:style-name="T13">Llegida</text:span><text:span text:style-name="T10">: Estat final quan la notificació es oberta per a la seva lectura.</text:span></text:p>
          </text:list-item>
        </text:list>
        <table:table table:name="Taula29" table:style-name="Taula29">
          <table:table-column table:style-name="Taula29.A"/>
          <table:table-column table:style-name="Taula29.B"/>
          <table:table-column table:style-name="Taula29.C"/>
          <table:table-column table:style-name="Taula29.D"/>
          <table:table-header-rows>
            <table:table-row>
              <table:table-cell table:style-name="Taula29.A1" office:value-type="string">
                <text:p text:style-name="P554">Atribut</text:p>
              </table:table-cell>
              <table:table-cell table:style-name="Taula29.A1" office:value-type="string">
                <text:p text:style-name="P554">Tipus</text:p>
              </table:table-cell>
              <table:table-cell table:style-name="Taula29.A1" office:value-type="string">
                <text:p text:style-name="P287">Obl</text:p>
              </table:table-cell>
              <table:table-cell table:style-name="Taula29.D1" office:value-type="string">
                <text:p text:style-name="P554">Descripció</text:p>
              </table:table-cell>
            </table:table-row>
          </table:table-header-rows>
          <table:table-row>
            <table:table-cell table:style-name="Taula29.A2" office:value-type="string">
              <text:p text:style-name="P580"># Usuari</text:p>
            </table:table-cell>
            <table:table-cell table:style-name="Taula29.B2" office:value-type="string">
              <text:p text:style-name="P557">Referència a <text:line-break/><text:span text:style-name="T225">USER (PATIENT)</text:span></text:p>
            </table:table-cell>
            <table:table-cell table:style-name="Taula29.C2" office:value-type="string">
              <text:p text:style-name="P290">Sí</text:p>
            </table:table-cell>
            <table:table-cell table:style-name="Taula29.D2" office:value-type="string">
              <text:p text:style-name="P581">Usuari a qui s’envia la notificació.</text:p>
            </table:table-cell>
          </table:table-row>
          <table:table-row>
            <table:table-cell table:style-name="Taula29.A3" office:value-type="string">
              <text:p text:style-name="P582">Notificació</text:p>
            </table:table-cell>
            <table:table-cell table:style-name="Taula29.B3" office:value-type="string">
              <text:p text:style-name="P583">Cadena</text:p>
            </table:table-cell>
            <table:table-cell table:style-name="Taula29.C3" office:value-type="string">
              <text:p text:style-name="P299">Sí</text:p>
            </table:table-cell>
            <table:table-cell table:style-name="Taula29.D3" office:value-type="string">
              <text:p text:style-name="P584">Text constitutiu de la notificació.</text:p>
            </table:table-cell>
          </table:table-row>
          <table:table-row>
            <table:table-cell table:style-name="Taula29.A4" office:value-type="string">
              <text:p text:style-name="P582">Tipus</text:p>
            </table:table-cell>
            <table:table-cell table:style-name="Taula29.B4" office:value-type="string">
              <text:p text:style-name="P583">Enumeració</text:p>
            </table:table-cell>
            <table:table-cell table:style-name="Taula29.C4" office:value-type="string">
              <text:p text:style-name="P299">Sí</text:p>
            </table:table-cell>
            <table:table-cell table:style-name="Taula29.D4" office:value-type="string">
              <text:p text:style-name="P584">Tipus de notificació segons una enumeració a especificar.</text:p>
            </table:table-cell>
          </table:table-row>
          <table:table-row>
            <table:table-cell table:style-name="Taula29.A5" office:value-type="string">
              <text:p text:style-name="P585">Estat</text:p>
            </table:table-cell>
            <table:table-cell table:style-name="Taula29.B4" office:value-type="string">
              <text:p text:style-name="P95">Enumeració</text:p>
            </table:table-cell>
            <table:table-cell table:style-name="Taula29.C4" office:value-type="string">
              <text:p text:style-name="P299">Sí</text:p>
            </table:table-cell>
            <table:table-cell table:style-name="Taula29.D4" office:value-type="string">
              <text:p text:style-name="P96">Estat de la notificació segons l’enumeració descrita.</text:p>
            </table:table-cell>
          </table:table-row>
          <table:table-row>
            <table:table-cell table:style-name="Taula29.A6" office:value-type="string">
              <text:p text:style-name="P586"># <text:span text:style-name="T13">Test</text:span></text:p>
            </table:table-cell>
            <table:table-cell table:style-name="Taula29.B6" office:value-type="string">
              <text:p text:style-name="P587">Referència a <text:line-break/><text:span text:style-name="T13">PATIENT TEST</text:span></text:p>
            </table:table-cell>
            <table:table-cell table:style-name="Taula29.C6" office:value-type="string">
              <text:p text:style-name="P588">No</text:p>
            </table:table-cell>
            <table:table-cell table:style-name="Taula29.D6" office:value-type="string">
              <text:p text:style-name="P589">Test amb el que està associada la notificació, si escau.</text:p>
            </table:table-cell>
          </table:table-row>
          <text:soft-page-break/>
          <table:table-row>
            <table:table-cell table:style-name="Taula29.A6" office:value-type="string">
              <text:p text:style-name="P590"># <text:span text:style-name="T13">Registre</text:span></text:p>
            </table:table-cell>
            <table:table-cell table:style-name="Taula29.B6" office:value-type="string">
              <text:p text:style-name="P591">Referència a<text:line-break/>PATIENT TRACKING</text:p>
            </table:table-cell>
            <table:table-cell table:style-name="Taula29.C6" office:value-type="string">
              <text:p text:style-name="P592">No</text:p>
            </table:table-cell>
            <table:table-cell table:style-name="Taula29.D6" office:value-type="string">
              <text:p text:style-name="P593">Referència a la taula de seguiment, només en el cas que la tasca sigui del tipus <text:span text:style-name="T13">Registre.</text:span></text:p>
            </table:table-cell>
          </table:table-row>
          <table:table-row>
            <table:table-cell table:style-name="Taula29.A6" office:value-type="string">
              <text:p text:style-name="P541"><text:span text:style-name="T165"># </text:span>Recurs</text:p>
            </table:table-cell>
            <table:table-cell table:style-name="Taula29.B6" office:value-type="string">
              <text:p text:style-name="P539">Referència a<text:line-break/><text:span text:style-name="T13">AUXILIAR MATERIAL</text:span></text:p>
            </table:table-cell>
            <table:table-cell table:style-name="Taula29.C6" office:value-type="string">
              <text:p text:style-name="P592">No</text:p>
            </table:table-cell>
            <table:table-cell table:style-name="Taula29.D6" office:value-type="string">
              <text:p text:style-name="P540">Referència al recurs o material auxiliar, només en el cas que la tasca sigui de tipus <text:span text:style-name="T13">Recurs.</text:span></text:p>
            </table:table-cell>
          </table:table-row>
          <table:table-row>
            <table:table-cell table:style-name="Taula29.A9" office:value-type="string">
              <text:p text:style-name="P77">Seguiment</text:p>
            </table:table-cell>
            <table:table-cell table:style-name="Taula29.B9" office:value-type="string">
              <text:p text:style-name="P78">Usuaris i Dates</text:p>
            </table:table-cell>
            <table:table-cell table:style-name="Taula29.C9" office:value-type="string">
              <text:p text:style-name="P299">Sí</text:p>
            </table:table-cell>
            <table:table-cell table:style-name="Taula29.D9" office:value-type="string">
              <text:p text:style-name="P80">Usuari i data/hora de creació i última modificació de la instància.</text:p>
            </table:table-cell>
          </table:table-row>
        </table:table>
        <text:p text:style-name="P568"><text:bookmark-start text:name="Còpia de Còpia de __RefHeading___Toc13538_1791785473 1 4"/><text:span text:style-name="T47">Taula </text:span><text:span text:style-name="T47"><text:sequence text:ref-name="refTable28" text:name="Table" text:formula="ooow:Table+1" style:num-format="1">29</text:sequence></text:span><text:span text:style-name="T47">: </text:span><text:alphabetical-index-mark-start text:id="IMark2336770340976"/><text:span text:style-name="T47">Entitat </text:span><text:bookmark-end text:name="Còpia de Còpia de __RefHeading___Toc13538_1791785473 1 4"/><text:span text:style-name="T263">NOTIFICATION</text:span><text:alphabetical-index-mark-end text:id="IMark2336770340976"/></text:p>
        <text:p text:style-name="P520"><text:span text:style-name="T47"/></text:p>
        <text:h text:style-name="P594" text:outline-level="1"><text:bookmark-start text:name="__RefHeading___Toc9601_1063191050"/>Àrea de Localització<text:bookmark-end text:name="__RefHeading___Toc9601_1063191050"/></text:h>
        <text:p text:style-name="P595">L’àrea d’usuari és la part del model responsable d’emmagatzemar la informació necessària per a la gestió dels tres tipus d’usuaris (administrador, terapeuta i pacient), dels dispositius on es troba instal·lada l’aplicació i dels permisos que els usuaris disposen per a realitzar diferents tasques dins la plataforma.</text:p>
        <text:h text:style-name="P596" text:outline-level="2"><text:bookmark-start text:name="__RefHeading___Toc9603_1063191050"/>Option List Module (LSTMOD)<text:bookmark-end text:name="__RefHeading___Toc9603_1063191050"/></text:h>
        <text:p text:style-name="P597">El mòdul <text:span text:style-name="T264">Option List</text:span><text:span text:style-name="T30"> </text:span><text:span text:style-name="T265">permet emmagatzemar estructures de llistes d’elements que poden fer servir els pacients per a omplir camps de tests o de taules de seguiment amb més facilitat.</text:span></text:p>
        <text:h text:style-name="P598" text:outline-level="3" text:is-list-header="true"><draw:frame draw:style-name="fr2" draw:name="Marc12" text:anchor-type="paragraph" svg:y="0.921cm" svg:width="15.99cm" draw:z-index="12"><draw:text-box fo:min-height="7.803cm"><text:p text:style-name="P37"><draw:g text:anchor-type="paragraph" draw:z-index="13" draw:name="Objecte de grup 13" draw:style-name="gr17"><draw:custom-shape draw:style-name="gr128" draw:text-style-name="P52" xml:id="id139" draw:id="id139" svg:width="3.001cm" svg:height="1.001cm" svg:x="10.852cm" svg:y="2.633cm"><draw:glue-point draw:id="4" svg:x="0cm" svg:y="-5cm"/><draw:glue-point draw:id="5" svg:x="0cm" svg:y="5cm"/><draw:glue-point draw:id="6" svg:x="5cm" svg:y="0cm"/><draw:glue-point draw:id="7" svg:x="-5cm" svg:y="0cm"/><draw:glue-point draw:id="8" svg:x="-2.47cm" svg:y="4.99cm"/><draw:glue-point draw:id="9" svg:x="2.54cm" svg:y="4.99cm"/><text:p text:style-name="P51"><text:span text:style-name="T35">QUES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4" draw:text-style-name="P173" xml:id="id140" draw:id="id140" svg:width="3.001cm" svg:height="1.001cm" svg:x="5.832cm" svg:y="2.633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172"><text:span text:style-name="T89">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9" draw:text-style-name="P55" svg:x1="10.851cm" svg:y1="3.133cm" svg:x2="8.83cm" svg:y2="3.133cm" draw:start-shape="id139" draw:start-glue-point="7" draw:end-shape="id140" draw:end-glue-point="6" svg:d="M10851 3133h-2021" svg:viewBox="0 0 2023 2"><text:p/></draw:connector><draw:frame draw:style-name="gr57" draw:text-style-name="P118" svg:width="1.661cm" svg:height="0.578cm" svg:x="9.402cm" svg:y="2.489cm"><draw:text-box><text:p text:style-name="P8"><text:span text:style-name="T36"><text:s text:c="4"/></text:span><text:span text:style-name="T36">list_id</text:span></text:p></draw:text-box></draw:frame><draw:custom-shape draw:style-name="gr174" draw:text-style-name="P173" xml:id="id141" draw:id="id141" svg:width="3.001cm" svg:height="1.001cm" svg:x="5.832cm" svg:y="6.666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172"><text:span text:style-name="T89">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3" draw:text-style-name="P179" svg:x1="7.331cm" svg:y1="6.666cm" svg:x2="7.331cm" svg:y2="3.632cm" draw:start-shape="id141" draw:start-glue-point="4" draw:end-shape="id140" draw:end-glue-point="5" svg:d="M7331 6666v-3034" svg:viewBox="0 0 2 3036"><text:p/></draw:connector><draw:frame draw:style-name="gr180" draw:text-style-name="P175" svg:width="1.532cm" svg:height="0.578cm" svg:x="6.038cm" svg:y="6.168cm"><draw:text-box><text:p text:style-name="P8"><text:span text:style-name="T91">list_id</text:span></text:p></draw:text-box></draw:frame><draw:custom-shape draw:style-name="gr128" draw:text-style-name="P52" xml:id="id142" draw:id="id142" svg:width="3.001cm" svg:height="1.001cm" svg:x="10.852cm" svg:y="0.667cm"><draw:glue-point draw:id="4" svg:x="0cm" svg:y="-5cm"/><draw:glue-point draw:id="5" svg:x="0cm" svg:y="5cm"/><draw:glue-point draw:id="6" svg:x="5cm" svg:y="0cm"/><draw:glue-point draw:id="7" svg:x="-5cm" svg:y="0cm"/><text:p text:style-name="P51"><text:span text:style-name="T35">TRACKING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81" draw:text-style-name="P55" svg:x1="10.851cm" svg:y1="1.166cm" svg:x2="7.331cm" svg:y2="2.633cm" draw:start-shape="id142" draw:start-glue-point="7" draw:end-shape="id140" draw:end-glue-point="4" svg:d="M10851 1166h-3520v1467" svg:viewBox="0 0 3522 1469"><text:p/></draw:connector><draw:frame draw:style-name="gr59" draw:text-style-name="P121" svg:width="1.659cm" svg:height="0.578cm" svg:x="9.441cm" svg:y="1.254cm"><draw:text-box><text:p text:style-name="P8"><text:span text:style-name="T66"><text:s text:c="4"/></text:span><text:span text:style-name="T66">list_id</text:span></text:p></draw:text-box></draw:frame><draw:custom-shape draw:style-name="gr128" draw:text-style-name="P52" xml:id="id143" draw:id="id143" svg:width="3.001cm" svg:height="1.001cm" svg:x="0.827cm" svg:y="6.666cm"><draw:glue-point draw:id="4" svg:x="0cm" svg:y="-5cm"/><draw:glue-point draw:id="5" svg:x="0cm" svg:y="5cm"/><draw:glue-point draw:id="6" svg:x="5cm" svg:y="0cm"/><draw:glue-point draw:id="7" svg:x="-5cm" svg:y="0cm"/><draw:glue-point draw:id="8" svg:x="-2.47cm" svg:y="4.99cm"/><draw:glue-point draw:id="9" svg:x="2.54cm" svg:y="4.99cm"/><text:p text:style-name="P51"><text:span text:style-name="T35">ANS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5" draw:text-style-name="P7" svg:x1="3.826cm" svg:y1="7.165cm" svg:x2="5.831cm" svg:y2="7.165cm" draw:start-shape="id143" draw:start-glue-point="6" draw:end-shape="id141" draw:end-glue-point="7" svg:d="M3826 7165h2005" svg:viewBox="0 0 2007 2"><text:p/></draw:connector><draw:frame draw:style-name="gr59" draw:text-style-name="P121" svg:width="1.661cm" svg:height="0.578cm" svg:x="3.798cm" svg:y="7.213cm"><draw:text-box><text:p text:style-name="P8"><text:span text:style-name="T66">option_id</text:span></text:p></draw:text-box></draw:frame><draw:custom-shape draw:style-name="gr128" draw:text-style-name="P52" xml:id="id144" draw:id="id144" svg:width="3.001cm" svg:height="1.001cm" svg:x="10.852cm" svg:y="6.666cm"><draw:glue-point draw:id="4" svg:x="0cm" svg:y="-5cm"/><draw:glue-point draw:id="5" svg:x="0cm" svg:y="5cm"/><draw:glue-point draw:id="6" svg:x="5cm" svg:y="0cm"/><draw:glue-point draw:id="7" svg:x="-5cm" svg:y="0cm"/><draw:glue-point draw:id="8" svg:x="-2.47cm" svg:y="4.99cm"/><draw:glue-point draw:id="9" svg:x="2.54cm" svg:y="4.99cm"/><text:p text:style-name="P51"><text:span text:style-name="T35">REGISTER </text:span><text:span text:style-name="T35"><text:line-break/></text:span><text:span text:style-name="T35">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82" draw:text-style-name="P7" svg:x1="10.851cm" svg:y1="7.165cm" svg:x2="8.83cm" svg:y2="7.165cm" draw:start-shape="id144" draw:start-glue-point="7" draw:end-shape="id141" draw:end-glue-point="6" svg:d="M10851 7165h-2021" svg:viewBox="0 0 2023 2"><text:p/></draw:connector><draw:frame draw:style-name="gr57" draw:text-style-name="P118" svg:width="1.659cm" svg:height="0.578cm" svg:x="9.284cm" svg:y="7.198cm"><draw:text-box><text:p text:style-name="P8"><text:span text:style-name="T36">option_id</text:span></text:p></draw:text-box></draw:frame><draw:custom-shape draw:style-name="gr128" draw:text-style-name="P120" xml:id="id145" draw:id="id145" svg:width="3.001cm" svg:height="1.001cm" svg:x="10.852cm" svg:y="4.604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draw:glue-point draw:id="12" svg:x="5.02cm" svg:y="-2.37cm"/><draw:glue-point draw:id="13" svg:x="5.063cm" svg:y="2.85cm"/><text:p text:style-name="P119"><text:span text:style-name="T266">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6" draw:text-style-name="P179" svg:x1="8.174cm" svg:y1="3.634cm" svg:x2="10.857cm" svg:y2="4.863cm" draw:start-shape="id140" draw:start-glue-point="12" draw:end-shape="id145" draw:end-glue-point="10" svg:d="M8174 3634v1229h2683" svg:viewBox="0 0 2685 1231"><text:p/></draw:connector><draw:connector draw:style-name="gr183" draw:text-style-name="P179" svg:x1="8.193cm" svg:y1="6.692cm" svg:x2="10.866cm" svg:y2="5.382cm" draw:start-shape="id141" draw:start-glue-point="12" draw:end-shape="id145" draw:end-glue-point="11" svg:d="M8193 6692v-1310h2673" svg:viewBox="0 0 2674 1312"><text:p/></draw:connector><draw:frame draw:style-name="gr180" draw:text-style-name="P175" svg:width="1.532cm" svg:height="0.578cm" svg:x="8.139cm" svg:y="3.568cm"><draw:text-box><text:p text:style-name="P8"><text:span text:style-name="T91">key_id</text:span></text:p></draw:text-box></draw:frame><draw:frame draw:style-name="gr180" draw:text-style-name="P175" svg:width="1.706cm" svg:height="0.578cm" svg:x="0.009cm" svg:y="3.554cm"><draw:text-box><text:p text:style-name="P8"><text:span text:style-name="T91">parent_id</text:span></text:p></draw:text-box></draw:frame><draw:connector draw:style-name="gr184" draw:text-style-name="P55" svg:x1="12.351cm" svg:y1="3.632cm" svg:x2="12.351cm" svg:y2="4.604cm" draw:start-shape="id139" draw:start-glue-point="5" draw:end-shape="id145" draw:end-glue-point="4" svg:d="M12351 3632v972" svg:viewBox="0 0 2 974"><text:p/></draw:connector><draw:frame draw:style-name="gr57" draw:text-style-name="P118" svg:width="1.532cm" svg:height="0.578cm" svg:x="12.353cm" svg:y="4.05cm"><draw:text-box><text:p text:style-name="P8"><text:span text:style-name="T36">key_id</text:span></text:p></draw:text-box></draw:frame><draw:connector draw:style-name="gr185" draw:text-style-name="P55" draw:line-skew="0.728cm" svg:x1="13.85cm" svg:y1="1.166cm" svg:x2="13.852cm" svg:y2="4.867cm" draw:start-shape="id142" draw:start-glue-point="6" draw:end-shape="id145" draw:end-glue-point="12" svg:d="M13850 1166h1247v3701h-1245" svg:viewBox="0 0 1249 3702"><text:p/></draw:connector><draw:frame draw:style-name="gr57" draw:text-style-name="P118" svg:width="1.532cm" svg:height="0.578cm" svg:x="13.753cm" svg:y="0.542cm"><draw:text-box><text:p text:style-name="P8"><text:span text:style-name="T36">key_id</text:span></text:p></draw:text-box></draw:frame><draw:custom-shape draw:style-name="gr174" draw:text-style-name="P173" xml:id="id146" draw:id="id146" svg:width="3.001cm" svg:height="1.001cm" svg:x="0.827cm" svg:y="2.633cm"><draw:glue-point draw:id="4" svg:x="0cm" svg:y="-5cm"/><draw:glue-point draw:id="5" svg:x="0cm" svg:y="5cm"/><draw:glue-point draw:id="6" svg:x="5cm" svg:y="0cm"/><draw:glue-point draw:id="7" svg:x="-5cm" svg:y="0cm"/><draw:glue-point draw:id="8" svg:x="-4.98cm" svg:y="-2.83cm"/><draw:glue-point draw:id="9" svg:x="-5.006cm" svg:y="2.72cm"/><draw:glue-point draw:id="10" svg:x="-2.46cm" svg:y="-4.99cm"/><draw:glue-point draw:id="11" svg:x="2.733cm" svg:y="-5.02cm"/><draw:glue-point draw:id="12" svg:x="2.813cm" svg:y="5.19cm"/><draw:glue-point draw:id="13" svg:x="-2.496cm" svg:y="5cm"/><text:p text:style-name="P172"><text:span text:style-name="T89">LIST CATEG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86" draw:text-style-name="P7" svg:x1="5.831cm" svg:y1="3.133cm" svg:x2="3.826cm" svg:y2="3.133cm" draw:start-shape="id140" draw:start-glue-point="7" draw:end-shape="id146" draw:end-glue-point="6" svg:d="M5831 3133h-2005" svg:viewBox="0 0 2007 2"><text:p/></draw:connector><draw:connector draw:style-name="gr120" draw:text-style-name="P180" draw:line-skew="0.466cm" svg:x1="3.17cm" svg:y1="3.634cm" svg:x2="1.579cm" svg:y2="3.632cm" draw:start-shape="id146" draw:start-glue-point="12" draw:end-shape="id146" draw:end-glue-point="13" svg:d="M3170 3634v982h-1591v-984" svg:viewBox="0 0 1593 986"><text:p/></draw:connector><draw:frame draw:style-name="gr187" draw:text-style-name="P121" svg:width="2.075cm" svg:height="0.902cm" svg:x="4.025cm" svg:y="2.214cm"><draw:text-box><text:p text:style-name="P8"><text:span text:style-name="T66"><text:s text:c="2"/></text:span><text:span text:style-name="T66">category_id</text:span></text:p></draw:text-box></draw:frame><draw:connector draw:style-name="gr188" draw:text-style-name="P180" draw:line-skew="1.61cm -2.115cm" svg:x1="13.852cm" svg:y1="5.387cm" svg:x2="2.327cm" svg:y2="2.633cm" draw:start-shape="id145" draw:start-glue-point="13" draw:end-shape="id146" draw:end-glue-point="4" svg:d="M13852 5387h2127v-5387h-13652v2633" svg:viewBox="0 0 13654 5389"><text:p/></draw:connector><draw:frame draw:style-name="gr57" draw:text-style-name="P175" svg:width="1.532cm" svg:height="0.578cm" svg:x="2.362cm" svg:y="2.071cm"><draw:text-box><text:p text:style-name="P8"><text:span text:style-name="T91">key_id</text:span></text:p></draw:text-box></draw:frame><draw:frame draw:style-name="gr57" draw:text-style-name="P175" svg:width="1.532cm" svg:height="0.578cm" svg:x="8.141cm" svg:y="6.13cm"><draw:text-box><text:p text:style-name="P8"><text:span text:style-name="T91">key_id</text:span></text:p></draw:text-box></draw:frame></draw:g>Diagrama <text:sequence text:ref-name="refDiagrama14" text:name="Diagrama" text:formula="ooow:Diagrama+1" style:num-format="1">15</text:sequence>: Mòdul de Definició de Llistes (LSTMOD)</text:p></draw:text-box></draw:frame><text:bookmark-start text:name="__RefHeading___Toc9605_1063191050"/>Diagrama<text:bookmark-end text:name="__RefHeading___Toc9605_1063191050"/></text:h>
        <text:h text:style-name="P599" text:outline-level="3"><text:bookmark-start text:name="__RefHeading___Toc11890_102173057"/>LIST CATEGORY<text:bookmark-end text:name="__RefHeading___Toc11890_102173057"/></text:h>
        <text:p text:style-name="P600">Aquesta entitat permet agrupar els tests segons la seva categoria. </text:p>
        <table:table table:name="Taula33" table:style-name="Taula33">
          <table:table-column table:style-name="Taula33.A"/>
          <table:table-column table:style-name="Taula33.B"/>
          <table:table-column table:style-name="Taula33.C"/>
          <table:table-column table:style-name="Taula33.D"/>
          <table:table-row>
            <table:table-cell table:style-name="Taula33.A1" office:value-type="string">
              <text:p text:style-name="P601">Atribut</text:p>
            </table:table-cell>
            <table:table-cell table:style-name="Taula33.A1" office:value-type="string">
              <text:p text:style-name="P601">Tipus</text:p>
            </table:table-cell>
            <table:table-cell table:style-name="Taula33.A1" office:value-type="string">
              <text:p text:style-name="P287">Obl</text:p>
            </table:table-cell>
            <table:table-cell table:style-name="Taula33.D1" office:value-type="string">
              <text:p text:style-name="P601">Descripció</text:p>
            </table:table-cell>
          </table:table-row>
          <table:table-row>
            <table:table-cell table:style-name="Taula33.A2" office:value-type="string">
              <text:p text:style-name="P602"><text:span text:style-name="T267"># </text:span>Nom</text:p>
            </table:table-cell>
            <table:table-cell table:style-name="Taula33.B2" office:value-type="string">
              <text:p text:style-name="P603">Referència a T_KEY</text:p>
            </table:table-cell>
            <table:table-cell table:style-name="Taula33.C2" office:value-type="string">
              <text:p text:style-name="P290">Sí</text:p>
            </table:table-cell>
            <table:table-cell table:style-name="Taula33.D2" office:value-type="string">
              <text:p text:style-name="P604"><text:span text:style-name="T268">Nom</text:span> de la categoria <text:span text:style-name="T269">de llistes.</text:span></text:p>
            </table:table-cell>
          </table:table-row>
          <table:table-row>
            <table:table-cell table:style-name="Taula33.A2" office:value-type="string">
              <text:p text:style-name="P605"><text:span text:style-name="T270"># </text:span>Categoria pare</text:p>
            </table:table-cell>
            <table:table-cell table:style-name="Taula33.B3" office:value-type="string">
              <text:p text:style-name="P606">Referència a<text:line-break/><text:span text:style-name="T13">LIST CATEGORY</text:span></text:p>
            </table:table-cell>
            <table:table-cell table:style-name="Taula33.C3" office:value-type="string">
              <text:p text:style-name="P607">No</text:p>
            </table:table-cell>
            <table:table-cell table:style-name="Taula33.D3" office:value-type="string">
              <text:p text:style-name="P608">Referència a la categoria de llistes on pertany la subcategoria.</text:p>
            </table:table-cell>
          </table:table-row>
          <table:table-row>
            <table:table-cell table:style-name="Taula33.A2" office:value-type="string">
              <text:p text:style-name="P609"><text:span text:style-name="T271"># </text:span>Descripció</text:p>
            </table:table-cell>
            <table:table-cell table:style-name="Taula33.B3" office:value-type="string">
              <text:p text:style-name="P137">Referència a <text:span text:style-name="T13">T_KEY</text:span></text:p>
            </table:table-cell>
            <table:table-cell table:style-name="Taula33.C3" office:value-type="string">
              <text:p text:style-name="P610">No</text:p>
            </table:table-cell>
            <table:table-cell table:style-name="Taula33.D4" office:value-type="string">
              <text:p text:style-name="P611">Breu descripció de <text:span text:style-name="T128">la categoria </text:span><text:span text:style-name="T269">de llistes</text:span><text:span text:style-name="T128">.</text:span></text:p>
            </table:table-cell>
          </table:table-row>
          <table:table-row>
            <table:table-cell table:style-name="Taula33.A5" office:value-type="string">
              <text:p text:style-name="P77">Seguiment</text:p>
            </table:table-cell>
            <table:table-cell table:style-name="Taula33.B5" office:value-type="string">
              <text:p text:style-name="P78">Usuaris i Dates</text:p>
            </table:table-cell>
            <table:table-cell table:style-name="Taula33.C5" office:value-type="string">
              <text:p text:style-name="P299">Sí</text:p>
            </table:table-cell>
            <table:table-cell table:style-name="Taula33.D5" office:value-type="string">
              <text:p text:style-name="P80">Usuari i data/hora de creació i última modificació de la instància.</text:p>
            </table:table-cell>
          </table:table-row>
        </table:table>
        <text:p text:style-name="P612"><text:bookmark-start text:name="Còpia de __RefHeading___Toc13544_1791785473 1"/><text:span text:style-name="T47">Taula </text:span><text:span text:style-name="T47"><text:sequence text:ref-name="refTable29" text:name="Table" text:formula="ooow:Table+1" style:num-format="1">30</text:sequence></text:span><text:span text:style-name="T47">: </text:span><text:alphabetical-index-mark-start text:id="IMark2336770344976"/><text:span text:style-name="T47">Entitat </text:span><text:span text:style-name="T124">LIST CATEGORY</text:span><text:bookmark-end text:name="Còpia de __RefHeading___Toc13544_1791785473 1"/><text:alphabetical-index-mark-end text:id="IMark2336770344976"/></text:p>
        <text:h text:style-name="P613" text:outline-level="3"/>
        <text:h text:style-name="P614" text:outline-level="3"><text:bookmark-start text:name="__RefHeading___Toc9607_1063191050"/>OPTION LIST<text:bookmark-end text:name="__RefHeading___Toc9607_1063191050"/></text:h>
        <text:p text:style-name="P615"><text:span text:style-name="T272">Per tal de mantenir en diferents idiomes (com a mínim en castellà) les versions del contingut de l’àrea de definicions, cada cadena de text localitzable es veurà identificada inequívocament per un registre de clau dins l’entitat </text:span><text:span text:style-name="T273">Text Key</text:span><text:span text:style-name="T274">.</text:span></text:p>
        <table:table table:name="Taula32" table:style-name="Taula32">
          <table:table-column table:style-name="Taula32.A"/>
          <table:table-column table:style-name="Taula32.B"/>
          <table:table-column table:style-name="Taula32.C"/>
          <table:table-column table:style-name="Taula32.D"/>
          <table:table-header-rows>
            <table:table-row>
              <table:table-cell table:style-name="Taula32.A1" office:value-type="string">
                <text:p text:style-name="P616">Atribut</text:p>
              </table:table-cell>
              <table:table-cell table:style-name="Taula32.A1" office:value-type="string">
                <text:p text:style-name="P616">Tipus</text:p>
              </table:table-cell>
              <table:table-cell table:style-name="Taula32.A1" office:value-type="string">
                <text:p text:style-name="P244">Obl</text:p>
              </table:table-cell>
              <table:table-cell table:style-name="Taula32.D1" office:value-type="string">
                <text:p text:style-name="P616">Descripció</text:p>
              </table:table-cell>
            </table:table-row>
          </table:table-header-rows>
          <table:table-row>
            <table:table-cell table:style-name="Taula32.A2" office:value-type="string">
              <text:p text:style-name="P617"><text:span text:style-name="T275"># </text:span>Nom</text:p>
            </table:table-cell>
            <table:table-cell table:style-name="Taula32.B2" office:value-type="string">
              <text:p text:style-name="P137">Referència a <text:span text:style-name="T13">T_KEY</text:span></text:p>
            </table:table-cell>
            <table:table-cell table:style-name="Taula32.C2" office:value-type="string">
              <text:p text:style-name="P247">Sí</text:p>
            </table:table-cell>
            <table:table-cell table:style-name="Taula32.D2" office:value-type="string">
              <text:p text:style-name="P618">Nom localitzat de la llista d’opcions.</text:p>
            </table:table-cell>
          </table:table-row>
          <table:table-row>
            <table:table-cell table:style-name="Taula32.A3" office:value-type="string">
              <text:p text:style-name="P619"><text:span text:style-name="T275"># </text:span>Descripció</text:p>
            </table:table-cell>
            <table:table-cell table:style-name="Taula32.B3" office:value-type="string">
              <text:p text:style-name="P137">Referència a <text:span text:style-name="T13">T_KEY</text:span></text:p>
            </table:table-cell>
            <table:table-cell table:style-name="Taula32.C3" office:value-type="string">
              <text:p text:style-name="P607">No</text:p>
            </table:table-cell>
            <table:table-cell table:style-name="Taula32.D3" office:value-type="string">
              <text:p text:style-name="P620"><text:span text:style-name="T276">Descripció opcional localitzada</text:span>.</text:p>
            </table:table-cell>
          </table:table-row>
          <table:table-row>
            <table:table-cell table:style-name="Taula32.A3" office:value-type="string">
              <text:p text:style-name="P621"><text:span text:style-name="T277"># </text:span>Categoria</text:p>
            </table:table-cell>
            <table:table-cell table:style-name="Taula32.B3" office:value-type="string">
              <text:p text:style-name="P622">Referència a<text:line-break/><text:span text:style-name="T13">LIST CATEGORY</text:span></text:p>
            </table:table-cell>
            <table:table-cell table:style-name="Taula32.C3" office:value-type="string">
              <text:p text:style-name="P623">Sí</text:p>
            </table:table-cell>
            <table:table-cell table:style-name="Taula32.D3" office:value-type="string">
              <text:p text:style-name="P624">Referència a la categoria on pertany la llista.</text:p>
            </table:table-cell>
          </table:table-row>
          <table:table-row>
            <table:table-cell table:style-name="Taula32.A5" office:value-type="string">
              <text:p text:style-name="P625">Alfabètic?</text:p>
            </table:table-cell>
            <table:table-cell table:style-name="Taula32.B5" office:value-type="string">
              <text:p text:style-name="P626">Booleà</text:p>
            </table:table-cell>
            <table:table-cell table:style-name="Taula32.C5" office:value-type="string">
              <text:p text:style-name="P623">Sí</text:p>
            </table:table-cell>
            <table:table-cell table:style-name="Taula32.D5" office:value-type="string">
              <text:p text:style-name="P627">Cert només quan les opcions s’han d’ordenar segons l’ordre alfabètic de les traduccions localitzades. Fals en cas contrari.</text:p>
            </table:table-cell>
          </table:table-row>
          <table:table-row>
            <table:table-cell table:style-name="Taula32.A6" office:value-type="string">
              <text:p text:style-name="P77">Seguiment</text:p>
            </table:table-cell>
            <table:table-cell table:style-name="Taula32.B6" office:value-type="string">
              <text:p text:style-name="P78">Usuaris i Dates</text:p>
            </table:table-cell>
            <table:table-cell table:style-name="Taula32.C6" office:value-type="string">
              <text:p text:style-name="P163">Sí</text:p>
            </table:table-cell>
            <table:table-cell table:style-name="Taula32.D6" office:value-type="string">
              <text:p text:style-name="P80">Usuari i data/hora de creació i última modificació de la instància.</text:p>
            </table:table-cell>
          </table:table-row>
        </table:table>
        <text:p text:style-name="P628"><text:bookmark-start text:name="Còpia de Còpia de Còpia de Còpia de __RefHeading___Toc13538_1791785473 1 3 1 2"/><text:span text:style-name="T278">Taula </text:span><text:span text:style-name="T278"><text:sequence text:ref-name="refTable30" text:name="Table" text:formula="ooow:Table+1" style:num-format="1">31</text:sequence></text:span><text:span text:style-name="T278">: </text:span><text:alphabetical-index-mark-start text:id="IMark2336770340976"/><text:span text:style-name="T278">Entitat </text:span><text:bookmark-end text:name="Còpia de Còpia de Còpia de Còpia de __RefHeading___Toc13538_1791785473 1 3 1 2"/><text:span text:style-name="T279">OPTION LIST</text:span><text:alphabetical-index-mark-end text:id="IMark2336770340976"/></text:p>
        <text:h text:style-name="Heading_20_2" text:outline-level="2"><text:bookmark-start text:name="__RefHeading___Toc9609_1063191050"/>OPTION <text:span text:style-name="T280">ENTRY</text:span><text:bookmark-end text:name="__RefHeading___Toc9609_1063191050"/></text:h>
        <text:p text:style-name="P629"><text:span text:style-name="T272">Per tal de mantenir en diferents idiomes (com a mínim en castellà) les versions del contingut de l’àrea de definicions, cada cadena de text localitzable es veurà identificada inequívocament per un registre de clau dins l’entitat </text:span><text:span text:style-name="T273">Text Key</text:span><text:span text:style-name="T274">.</text:span></text:p>
        <table:table table:name="Taula34" table:style-name="Taula34">
          <table:table-column table:style-name="Taula34.A"/>
          <table:table-column table:style-name="Taula34.B"/>
          <table:table-column table:style-name="Taula34.C"/>
          <table:table-column table:style-name="Taula34.D"/>
          <table:table-header-rows>
            <table:table-row>
              <table:table-cell table:style-name="Taula34.A1" office:value-type="string">
                <text:p text:style-name="P630">Atribut</text:p>
              </table:table-cell>
              <table:table-cell table:style-name="Taula34.A1" office:value-type="string">
                <text:p text:style-name="P630">Tipus</text:p>
              </table:table-cell>
              <table:table-cell table:style-name="Taula34.A1" office:value-type="string">
                <text:p text:style-name="P287">Obl</text:p>
              </table:table-cell>
              <table:table-cell table:style-name="Taula34.D1" office:value-type="string">
                <text:p text:style-name="P630">Descripció</text:p>
              </table:table-cell>
            </table:table-row>
          </table:table-header-rows>
          <table:table-row>
            <table:table-cell table:style-name="Taula34.A2" office:value-type="string">
              <text:p text:style-name="P631"><text:span text:style-name="T281"># </text:span>Llista</text:p>
            </table:table-cell>
            <table:table-cell table:style-name="Taula34.B2" office:value-type="string">
              <text:p text:style-name="P632">Referència a <text:line-break/><text:span text:style-name="T13">OPTION LIST</text:span></text:p>
            </table:table-cell>
            <table:table-cell table:style-name="Taula34.C2" office:value-type="string">
              <text:p text:style-name="P290">Sí</text:p>
            </table:table-cell>
            <table:table-cell table:style-name="Taula34.D2" office:value-type="string">
              <text:p text:style-name="P627">Llista on pertany l’opció.</text:p>
            </table:table-cell>
          </table:table-row>
          <table:table-row>
            <table:table-cell table:style-name="Taula34.A3" office:value-type="string">
              <text:p text:style-name="P625">Índex</text:p>
            </table:table-cell>
            <table:table-cell table:style-name="Taula34.B3" office:value-type="string">
              <text:p text:style-name="P626">Número</text:p>
            </table:table-cell>
            <table:table-cell table:style-name="Taula34.C3" office:value-type="string">
              <text:p text:style-name="P299">Sí</text:p>
            </table:table-cell>
            <table:table-cell table:style-name="Taula34.D3" office:value-type="string">
              <text:p text:style-name="P627">Posició de l’opció dins la llista.</text:p>
            </table:table-cell>
          </table:table-row>
          <table:table-row>
            <table:table-cell table:style-name="Taula34.A3" office:value-type="string">
              <text:p text:style-name="P633"><text:span text:style-name="T282"># </text:span>Opció</text:p>
            </table:table-cell>
            <table:table-cell table:style-name="Taula34.B3" office:value-type="string">
              <text:p text:style-name="P137">Referència a <text:span text:style-name="T13">T_KEY</text:span></text:p>
            </table:table-cell>
            <table:table-cell table:style-name="Taula34.C3" office:value-type="string">
              <text:p text:style-name="P299">Sí</text:p>
            </table:table-cell>
            <table:table-cell table:style-name="Taula34.D3" office:value-type="string">
              <text:p text:style-name="P627">Text representatiu de l’opció de la llista.</text:p>
            </table:table-cell>
          </table:table-row>
          <table:table-row>
            <table:table-cell table:style-name="Taula34.A3" office:value-type="string">
              <text:p text:style-name="P634"><text:span text:style-name="T282"># </text:span>Descripció</text:p>
            </table:table-cell>
            <table:table-cell table:style-name="Taula34.B3" office:value-type="string">
              <text:p text:style-name="P137">Referència a <text:span text:style-name="T13">T_KEY</text:span></text:p>
            </table:table-cell>
            <table:table-cell table:style-name="Taula34.C3" office:value-type="string">
              <text:p text:style-name="P607">No</text:p>
            </table:table-cell>
            <table:table-cell table:style-name="Taula34.D3" office:value-type="string">
              <text:p text:style-name="P635"><text:span text:style-name="T276">Descripció opcional localitzada</text:span>.</text:p>
            </table:table-cell>
          </table:table-row>
          <table:table-row>
            <table:table-cell table:style-name="Taula34.A6" office:value-type="string">
              <text:p text:style-name="P77">Seguiment</text:p>
            </table:table-cell>
            <table:table-cell table:style-name="Taula34.B6" office:value-type="string">
              <text:p text:style-name="P78">Usuaris i Dates</text:p>
            </table:table-cell>
            <table:table-cell table:style-name="Taula34.C6" office:value-type="string">
              <text:p text:style-name="P299">Sí</text:p>
            </table:table-cell>
            <table:table-cell table:style-name="Taula34.D6" office:value-type="string">
              <text:p text:style-name="P80">Usuari i data/hora de creació i última modificació de la instància.</text:p>
            </table:table-cell>
          </table:table-row>
        </table:table>
        <text:p text:style-name="P636"><text:bookmark-start text:name="Còpia de Còpia de Còpia de Còpia de Còpia de __RefHeading___Toc13538_1791785473 1 3 1 2 1"/><text:span text:style-name="T278">Taula </text:span><text:span text:style-name="T278"><text:sequence text:ref-name="refTable31" text:name="Table" text:formula="ooow:Table+1" style:num-format="1">32</text:sequence></text:span><text:span text:style-name="T278">: </text:span><text:alphabetical-index-mark-start text:id="IMark2336770342416"/><text:span text:style-name="T278">Entitat </text:span><text:bookmark-end text:name="Còpia de Còpia de Còpia de Còpia de Còpia de __RefHeading___Toc13538_1791785473 1 3 1 2 1"/><text:span text:style-name="T279">OPTION </text:span><text:span text:style-name="T283">ENTRY</text:span><text:alphabetical-index-mark-end text:id="IMark2336770342416"/></text:p>
        <text:h text:style-name="P637" text:outline-level="2"><text:span text:style-name="T14"/></text:h>
        <text:h text:style-name="P166" text:outline-level="2"><text:bookmark-start text:name="__RefHeading___Toc9611_1063191050"/><text:span text:style-name="T14">Localization</text:span> Module (LOCMOD)<text:bookmark-end text:name="__RefHeading___Toc9611_1063191050"/></text:h>
        <text:p text:style-name="P638">El mòdul <text:span text:style-name="T284">Localization</text:span><text:span text:style-name="T285"> </text:span><text:span text:style-name="T286">permet oferir els diferents continguts disponibles dins l’aplicació en diferents idiomes.</text:span></text:p>
        <text:p text:style-name="P639">L’idioma per defecte i l’únic de compliment indispensable és el castellà.</text:p>
        <text:h text:style-name="P598" text:outline-level="3" text:is-list-header="true"><text:bookmark-start text:name="__RefHeading___Toc9613_1063191050"/>Diagrama<text:bookmark-end text:name="__RefHeading___Toc9613_1063191050"/></text:h>
        <text:h text:style-name="P640" text:outline-level="3"><draw:frame draw:style-name="fr2" draw:name="Marc1" text:anchor-type="paragraph" svg:y="0.101cm" svg:width="13.039cm" draw:z-index="19"><draw:text-box fo:min-height="1.15cm"><text:p text:style-name="P37"><draw:g text:anchor-type="paragraph" draw:z-index="20" draw:name="Objecte de grup 10" draw:style-name="gr17"><draw:custom-shape draw:style-name="gr49" draw:text-style-name="P173" xml:id="id147" draw:id="id147" svg:width="3.001cm" svg:height="1.001cm" svg:x="0.019cm" svg:y="0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172"><text:span text:style-name="T89">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73" xml:id="id149" draw:id="id149" svg:width="3.001cm" svg:height="1.001cm" svg:x="10.017cm" svg:y="0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172"><text:span text:style-name="T89">LOCA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354" xml:id="id148" draw:id="id148" svg:width="3.001cm" svg:height="1.001cm" svg:x="5.02cm" svg:y="0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text:p text:style-name="P353"><text:span text:style-name="T150">TRANS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89" draw:text-style-name="P179" svg:x1="3.018cm" svg:y1="0.499cm" svg:x2="5.02cm" svg:y2="0.499cm" draw:start-shape="id147" draw:start-glue-point="6" draw:end-shape="id148" draw:end-glue-point="7" svg:d="M3018 499h2002" svg:viewBox="0 0 2004 2"><text:p/></draw:connector><draw:connector draw:style-name="gr190" draw:text-style-name="P179" svg:x1="10.016cm" svg:y1="0.499cm" svg:x2="8.018cm" svg:y2="0.499cm" draw:start-shape="id149" draw:start-glue-point="7" draw:end-shape="id148" draw:end-glue-point="6" svg:d="M10016 499h-1998" svg:viewBox="0 0 2000 2"><text:p/></draw:connector><draw:frame draw:style-name="gr70" draw:text-style-name="P175" svg:width="1.532cm" svg:height="0.578cm" svg:x="3.688cm" svg:y="0.559cm"><draw:text-box><text:p text:style-name="P8"><text:span text:style-name="T91">key_id</text:span></text:p></draw:text-box></draw:frame><draw:frame draw:style-name="gr70" draw:text-style-name="P175" svg:width="1.809cm" svg:height="0.578cm" svg:x="7.911cm" svg:y="0.559cm"><draw:text-box><text:p text:style-name="P8"><text:span text:style-name="T91">locale_id</text:span></text:p></draw:text-box></draw:frame></draw:g>Diagrama <text:sequence text:ref-name="refDiagrama15" text:name="Diagrama" text:formula="ooow:Diagrama+1" style:num-format="1">16</text:sequence>: Model de Localització (LOCMOD)</text:p></draw:text-box></draw:frame><text:bookmark-start text:name="__RefNumPara__8440_102173057"/><text:bookmark-start text:name="__RefHeading___Toc11892_102173057"/>TEXT KEY<text:bookmark-end text:name="__RefNumPara__8440_102173057"/><text:bookmark-end text:name="__RefHeading___Toc11892_102173057"/></text:h>
        <text:p text:style-name="P641"><text:span text:style-name="T10">Per tal de mantenir en diferents idiomes (com a mínim en castellà) les versions del contingut de l’àrea de definicions, cada cadena de text localitzable es veurà identificada inequívocament per un registre de clau dins l’entitat </text:span><text:span text:style-name="T287">Text Key</text:span><text:span text:style-name="T30">.</text:span></text:p>
        <table:table table:name="Taula12" table:style-name="Taula12">
          <table:table-column table:style-name="Taula12.A"/>
          <table:table-column table:style-name="Taula12.B"/>
          <table:table-column table:style-name="Taula12.C"/>
          <table:table-column table:style-name="Taula12.D"/>
          <table:table-header-rows>
            <table:table-row>
              <table:table-cell table:style-name="Taula12.A1" office:value-type="string">
                <text:p text:style-name="P642">Atribut</text:p>
              </table:table-cell>
              <table:table-cell table:style-name="Taula12.A1" office:value-type="string">
                <text:p text:style-name="P642">Tipus</text:p>
              </table:table-cell>
              <table:table-cell table:style-name="Taula12.A1" office:value-type="string">
                <text:p text:style-name="P643">Obl</text:p>
              </table:table-cell>
              <table:table-cell table:style-name="Taula12.D1" office:value-type="string">
                <text:p text:style-name="P642">Descripció</text:p>
              </table:table-cell>
            </table:table-row>
          </table:table-header-rows>
          <table:table-row>
            <table:table-cell table:style-name="Taula12.A2" office:value-type="string">
              <text:p text:style-name="P644">Clau del text</text:p>
            </table:table-cell>
            <table:table-cell table:style-name="Taula12.B2" office:value-type="string">
              <text:p text:style-name="P645">Cadena</text:p>
            </table:table-cell>
            <table:table-cell table:style-name="Taula12.C2" office:value-type="string">
              <text:p text:style-name="P646">Sí</text:p>
            </table:table-cell>
            <table:table-cell table:style-name="Taula12.D2" office:value-type="string">
              <text:p text:style-name="P647">Identificador únic del text dins el model de l’aplicació.</text:p>
            </table:table-cell>
          </table:table-row>
          <table:table-row>
            <table:table-cell table:style-name="Taula12.A3" office:value-type="string">
              <text:p text:style-name="P648">Auxiliar</text:p>
            </table:table-cell>
            <table:table-cell table:style-name="Taula12.B3" office:value-type="string">
              <text:p text:style-name="P645"><text:span text:style-name="T288">C</text:span>adena</text:p>
            </table:table-cell>
            <table:table-cell table:style-name="Taula12.C3" office:value-type="string">
              <text:p text:style-name="P649">No</text:p>
            </table:table-cell>
            <table:table-cell table:style-name="Taula12.D3" office:value-type="string">
              <text:p text:style-name="P647">Camp de suport tècnic.</text:p>
            </table:table-cell>
          </table:table-row>
        </table:table>
        <text:p text:style-name="P650"><text:bookmark-start text:name="Còpia de Còpia de Còpia de __RefHeading___Toc13538_1791785473 1 3 1"/><text:span text:style-name="T47">Taula </text:span><text:span text:style-name="T47"><text:sequence text:ref-name="refTable32" text:name="Table" text:formula="ooow:Table+1" style:num-format="1">33</text:sequence></text:span><text:span text:style-name="T47">: </text:span><text:alphabetical-index-mark-start text:id="IMark2336770342496"/><text:span text:style-name="T47">Entitat </text:span><text:bookmark-end text:name="Còpia de Còpia de Còpia de __RefHeading___Toc13538_1791785473 1 3 1"/><text:span text:style-name="T254">TEXT KEY</text:span><text:alphabetical-index-mark-end text:id="IMark2336770342496"/></text:p>
        <text:h text:style-name="P640" text:outline-level="3"><text:bookmark-start text:name="__RefHeading___Toc11894_102173057"/>LOCALE<text:bookmark-end text:name="__RefHeading___Toc11894_102173057"/></text:h>
        <text:p text:style-name="P641"><text:span text:style-name="T30">L’entitat </text:span><text:span text:style-name="T287">Locale</text:span><text:span text:style-name="T30"> registra les llengües per a les quals hi existeix algun contingut traduït.</text:span></text:p>
        <table:table table:name="Taula30" table:style-name="Taula30">
          <table:table-column table:style-name="Taula30.A"/>
          <table:table-column table:style-name="Taula30.B"/>
          <table:table-column table:style-name="Taula30.C"/>
          <table:table-column table:style-name="Taula30.D"/>
          <table:table-header-rows>
            <table:table-row>
              <table:table-cell table:style-name="Taula30.A1" office:value-type="string">
                <text:p text:style-name="P642">Atribut</text:p>
              </table:table-cell>
              <table:table-cell table:style-name="Taula30.A1" office:value-type="string">
                <text:p text:style-name="P642">Tipus</text:p>
              </table:table-cell>
              <table:table-cell table:style-name="Taula30.A1" office:value-type="string">
                <text:p text:style-name="P651">Obl</text:p>
              </table:table-cell>
              <table:table-cell table:style-name="Taula30.D1" office:value-type="string">
                <text:p text:style-name="P642">Descripció</text:p>
              </table:table-cell>
            </table:table-row>
          </table:table-header-rows>
          <table:table-row>
            <table:table-cell table:style-name="Taula30.A2" office:value-type="string">
              <text:p text:style-name="P652">Clau d’idioma</text:p>
            </table:table-cell>
            <table:table-cell table:style-name="Taula30.B2" office:value-type="string">
              <text:p text:style-name="P645">Cadena (2 <text:span text:style-name="T14">chars</text:span>).</text:p>
            </table:table-cell>
            <table:table-cell table:style-name="Taula30.C2" office:value-type="string">
              <text:p text:style-name="P653">Sí</text:p>
            </table:table-cell>
            <table:table-cell table:style-name="Taula30.D2" office:value-type="string">
              <text:p text:style-name="P647">Codi de dues lletres identificador únic de un idioma.</text:p>
            </table:table-cell>
          </table:table-row>
          <table:table-row>
            <table:table-cell table:style-name="Taula30.A3" office:value-type="string">
              <text:p text:style-name="P648">Auxiliar</text:p>
            </table:table-cell>
            <table:table-cell table:style-name="Taula30.B3" office:value-type="string">
              <text:p text:style-name="P645"><text:span text:style-name="T288">C</text:span>adena</text:p>
            </table:table-cell>
            <table:table-cell table:style-name="Taula30.C3" office:value-type="string">
              <text:p text:style-name="P654">No</text:p>
            </table:table-cell>
            <table:table-cell table:style-name="Taula30.D3" office:value-type="string">
              <text:p text:style-name="P647">Camp de suport tècnic.</text:p>
            </table:table-cell>
          </table:table-row>
          <table:table-row>
            <table:table-cell table:style-name="Taula30.A4" office:value-type="string">
              <text:p text:style-name="P655">Per defecte?</text:p>
            </table:table-cell>
            <table:table-cell table:style-name="Taula30.B4" office:value-type="string">
              <text:p text:style-name="P656">Booleà</text:p>
            </table:table-cell>
            <table:table-cell table:style-name="Taula30.C4" office:value-type="string">
              <text:p text:style-name="P653">Sí</text:p>
            </table:table-cell>
            <table:table-cell table:style-name="Taula30.D4" office:value-type="string">
              <text:p text:style-name="P647">Només cert en el cas de la llengua castellana.</text:p>
            </table:table-cell>
          </table:table-row>
        </table:table>
        <text:p text:style-name="P650"><text:bookmark-start text:name="Còpia de Còpia de Còpia de Còpia de __RefHeading___Toc13538_1791785473 1 3 1 1"/><text:span text:style-name="T47">Taula </text:span><text:span text:style-name="T47"><text:sequence text:ref-name="refTable33" text:name="Table" text:formula="ooow:Table+1" style:num-format="1">34</text:sequence></text:span><text:span text:style-name="T47">: </text:span><text:alphabetical-index-mark-start text:id="IMark2336770342416"/><text:span text:style-name="T47">Entitat </text:span><text:bookmark-end text:name="Còpia de Còpia de Còpia de Còpia de __RefHeading___Toc13538_1791785473 1 3 1 1"/><text:span text:style-name="T254">LOCALE</text:span><text:alphabetical-index-mark-end text:id="IMark2336770342416"/></text:p>
        <text:h text:style-name="P640" text:outline-level="3"><text:bookmark-start text:name="__RefHeading___Toc11896_102173057"/>TRANSLATION<text:bookmark-end text:name="__RefHeading___Toc11896_102173057"/></text:h>
        <text:p text:style-name="P641"><text:span text:style-name="T30">L’entitat </text:span><text:span text:style-name="T287">Translation</text:span><text:span text:style-name="T30"> emmagatzema les diferents versions idiomàtiques de totes les claus definides dins </text:span><text:span text:style-name="T287">Text Key</text:span><text:span text:style-name="T30">.</text:span></text:p>
        <table:table table:name="Taula31" table:style-name="Taula31">
          <table:table-column table:style-name="Taula31.A"/>
          <table:table-column table:style-name="Taula31.B"/>
          <table:table-column table:style-name="Taula31.C"/>
          <table:table-column table:style-name="Taula31.D"/>
          <table:table-header-rows>
            <table:table-row>
              <table:table-cell table:style-name="Taula31.A1" office:value-type="string">
                <text:p text:style-name="P642">Atribut</text:p>
              </table:table-cell>
              <table:table-cell table:style-name="Taula31.A1" office:value-type="string">
                <text:p text:style-name="P642">Tipus</text:p>
              </table:table-cell>
              <table:table-cell table:style-name="Taula31.A1" office:value-type="string">
                <text:p text:style-name="P643">Obl</text:p>
              </table:table-cell>
              <table:table-cell table:style-name="Taula31.D1" office:value-type="string">
                <text:p text:style-name="P642">Descripció</text:p>
              </table:table-cell>
            </table:table-row>
          </table:table-header-rows>
          <table:table-row>
            <table:table-cell table:style-name="Taula31.A2" office:value-type="string">
              <text:p text:style-name="P652">Clau d’idioma</text:p>
            </table:table-cell>
            <table:table-cell table:style-name="Taula31.B2" office:value-type="string">
              <text:p text:style-name="P645">Cadena (2 <text:span text:style-name="T14">chars</text:span>).</text:p>
            </table:table-cell>
            <table:table-cell table:style-name="Taula31.C2" office:value-type="string">
              <text:p text:style-name="P653">Sí</text:p>
            </table:table-cell>
            <table:table-cell table:style-name="Taula31.D2" office:value-type="string">
              <text:p text:style-name="P647">Codi de dues lletres identificador únic de un idioma.</text:p>
            </table:table-cell>
          </table:table-row>
          <table:table-row>
            <table:table-cell table:style-name="Taula31.A2" office:value-type="string">
              <text:p text:style-name="P652"><text:span text:style-name="T289"># I</text:span>dioma</text:p>
            </table:table-cell>
            <table:table-cell table:style-name="Taula31.B2" office:value-type="string">
              <text:p text:style-name="P657">Referència a <text:span text:style-name="T13">LOCALE</text:span></text:p>
            </table:table-cell>
            <table:table-cell table:style-name="Taula31.C2" office:value-type="string">
              <text:p text:style-name="P658">Sí</text:p>
            </table:table-cell>
            <table:table-cell table:style-name="Taula31.D2" office:value-type="string">
              <text:p text:style-name="P647">Referència a la llengua amb la que està traduït el text.</text:p>
            </table:table-cell>
          </table:table-row>
          <table:table-row>
            <table:table-cell table:style-name="Taula31.A4" office:value-type="string">
              <text:p text:style-name="P644"><text:span text:style-name="T290"># </text:span><text:span text:style-name="T13">Clau del text</text:span></text:p>
            </table:table-cell>
            <table:table-cell table:style-name="Taula31.B4" office:value-type="string">
              <text:p text:style-name="P645">Referència a <text:span text:style-name="T13">TEXT KEY</text:span></text:p>
            </table:table-cell>
            <table:table-cell table:style-name="Taula31.C4" office:value-type="string">
              <text:p text:style-name="P658">Sí</text:p>
            </table:table-cell>
            <table:table-cell table:style-name="Taula31.D4" office:value-type="string">
              <text:p text:style-name="P647">Referència al text sent traduït.</text:p>
            </table:table-cell>
          </table:table-row>
          <table:table-row>
            <table:table-cell table:style-name="Taula31.A5" office:value-type="string">
              <text:p text:style-name="P659">Literal</text:p>
            </table:table-cell>
            <table:table-cell table:style-name="Taula31.B5" office:value-type="string">
              <text:p text:style-name="P660">Cadena</text:p>
            </table:table-cell>
            <table:table-cell table:style-name="Taula31.C5" office:value-type="string">
              <text:p text:style-name="P661">Sí</text:p>
            </table:table-cell>
            <table:table-cell table:style-name="Taula31.D5" office:value-type="string">
              <text:p text:style-name="P662">Text traduït segons la llengua associada.</text:p>
            </table:table-cell>
          </table:table-row>
        </table:table>
        <text:p text:style-name="P650"><text:bookmark-start text:name="Còpia de Còpia de Còpia de Còpia de Còpia de __RefHeading___Toc13538_1791785473 1 3 1 1 1"/><text:span text:style-name="T47">Taula </text:span><text:span text:style-name="T47"><text:sequence text:ref-name="refTable34" text:name="Table" text:formula="ooow:Table+1" style:num-format="1">35</text:sequence></text:span><text:span text:style-name="T47">: </text:span><text:alphabetical-index-mark-start text:id="IMark2336770340976"/><text:span text:style-name="T47">Entitat </text:span><text:bookmark-end text:name="Còpia de Còpia de Còpia de Còpia de Còpia de __RefHeading___Toc13538_1791785473 1 3 1 1 1"/><text:span text:style-name="T254">TRANSLATION</text:span><text:alphabetical-index-mark-end text:id="IMark2336770340976"/></text:p>
        <text:p text:style-name="P663"><text:span text:style-name="T47"/></text:p>
        <text:h text:style-name="P664" text:outline-level="1"><text:bookmark-start text:name="__RefNumPara__10768_2852948003"/><text:bookmark-start text:name="__RefHeading___Toc14027_1539288443"/>Emocions i Estats d’Ànim<text:bookmark-end text:name="__RefNumPara__10768_2852948003"/><text:bookmark-end text:name="__RefHeading___Toc14027_1539288443"/></text:h>
        <text:p text:style-name="P665">Després d’haver analitzat les dades sobre <text:span text:style-name="T13">emocions</text:span> i <text:span text:style-name="T13">estats d’ànim</text:span> que he anat acumulant a partir de les diferents reunions de treball, us proposo una llista estructurada d’emocions i una llista de diferents estats d’ànim.</text:p>
        <text:p text:style-name="P665">Val a dir que el pacient, quan ho cregueu necessari, podrà escriure a la seva manera tant l’emoció com l’estat d’ànim. Tot i així considero que és una bona idea oferir una bona categorització de valors que més tard podrem anar ampliant si ho considerem necessari.</text:p>
        <text:h text:style-name="P666" text:outline-level="2"><text:bookmark-start text:name="__RefHeading___Toc14029_1539288443"/><text:bookmark-start text:name="__RefNumPara__18200_1539288443"/>Estats d’Ànim<text:bookmark-end text:name="__RefHeading___Toc14029_1539288443"/><text:bookmark-end text:name="__RefNumPara__18200_1539288443"/></text:h>
        <text:p text:style-name="P665">A diferència de les primeres versions del model de dades, <text:span text:style-name="T291">ara </text:span>els estats d’ànim no esta<text:span text:style-name="T291">n</text:span> lligats necessàriament a un conjunt d’emocions. </text:p>
        <text:p text:style-name="P665">Proposo la següent llista inicial d’estats d’ànim ordenats de menys a més plaents:</text:p>
        <text:list text:style-name="L4">
          <text:list-item>
            <text:p text:style-name="P667">😱<text:span text:style-name="T292">Desesperació</text:span><text:span text:style-name="T293"> <text:tab/></text:span><text:span text:style-name="T294"> <text:s text:c="19"/></text:span></text:p>
          </text:list-item>
          <text:list-item>
            <text:p text:style-name="P668">😡<text:span text:style-name="T295">Ira</text:span><text:span text:style-name="T296"><text:tab/><text:tab/> <text:s text:c="5"/><text:tab/> <text:s text:c="19"/></text:span></text:p>
          </text:list-item>
          <text:list-item>
            <text:p text:style-name="P668">😰<text:span text:style-name="T297">Ansietat</text:span><text:span text:style-name="T298"><text:tab/><text:tab/></text:span><text:span text:style-name="T299"> <text:s text:c="19"/></text:span></text:p>
          </text:list-item>
          <text:list-item>
            <text:p text:style-name="P668">🤔<text:span text:style-name="T300">Inseguretat<text:tab/></text:span><text:span text:style-name="T301"> <text:s text:c="19"/></text:span></text:p>
          </text:list-item>
          <text:list-item>
            <text:p text:style-name="P668"><text:span text:style-name="T302">😔</text:span><text:span text:style-name="T303">Tristesa<text:tab/><text:tab/> <text:s text:c="19"/></text:span></text:p>
          </text:list-item>
          <text:list-item>
            <text:p text:style-name="P668">🥱<text:span text:style-name="T304">Avorriment<text:tab/></text:span><text:span text:style-name="T305"> <text:s text:c="19"/></text:span></text:p>
          </text:list-item>
          <text:list-item>
            <text:p text:style-name="P668">😒<text:span text:style-name="T306">Indiferència<text:tab/></text:span><text:span text:style-name="T307"> <text:s text:c="19"/></text:span></text:p>
          </text:list-item>
          <text:list-item>
            <text:p text:style-name="P669"><text:span text:style-name="T308">😶</text:span><text:span text:style-name="T309">Calma<text:tab/><text:tab/> <text:s text:c="19"/></text:span></text:p>
          </text:list-item>
          <text:list-item>
            <text:p text:style-name="P669"><text:span text:style-name="T308">😊</text:span><text:span text:style-name="T310">Felicitat<text:tab/><text:tab/> <text:s text:c="19"/></text:span></text:p>
          </text:list-item>
          <text:list-item>
            <text:p text:style-name="P669"><text:span text:style-name="T311">😉</text:span><text:span text:style-name="T312">Gratitud</text:span><text:span text:style-name="T313"><text:tab/><text:tab/> <text:s text:c="19"/></text:span></text:p>
          </text:list-item>
        </text:list>
        <text:h text:style-name="P670" text:outline-level="2"/>
        <text:h text:style-name="P671" text:outline-level="2"><text:bookmark-start text:name="__RefHeading___Toc14031_1539288443"/><text:bookmark-start text:name="__RefNumPara__18192_1539288443"/>Emocions<text:bookmark-end text:name="__RefHeading___Toc14031_1539288443"/><text:bookmark-end text:name="__RefNumPara__18192_1539288443"/></text:h>
        <text:p text:style-name="P665">Les emocions <text:span text:style-name="T314">s’oferiran</text:span> en forma d’arbre estructurat, contemplant tant la roda d’emocions que se’m va proporcionar per a la hipocondria com la llista que he rebut per a l’addicció al sexe.<text:tab/></text:p>
        <text:p text:style-name="P672"><text:span text:style-name="T308">L’estructura està ordenada </text:span><text:span text:style-name="T315">com els estats d’ànim,</text:span><text:span text:style-name="T308"> de menys a més plaents, </text:span><text:span text:style-name="T315">tot i que la interpretació por variar molt subjectivament</text:span><text:span text:style-name="T308">. Els títols de les categories també seran accessibles com a emocions. </text:span></text:p>
        <table:table table:name="Taula4" table:style-name="Taula4">
          <table:table-column table:style-name="Taula4.A"/>
          <table:table-column table:style-name="Taula4.B"/>
          <table:table-column table:style-name="Taula4.C"/>
          <table:table-column table:style-name="Taula4.B" table:number-columns-repeated="2"/>
          <table:table-column table:style-name="Taula4.F"/>
          <table:table-column table:style-name="Taula4.B"/>
          <table:table-column table:style-name="Taula4.H"/>
          <table:table-column table:style-name="Taula4.I"/>
          <table:table-column table:style-name="Taula4.J"/>
          <table:table-column table:style-name="Taula4.K"/>
          <table:table-column table:style-name="Taula4.I"/>
          <table:table-column table:style-name="Taula4.M"/>
          <table:table-column table:style-name="Taula4.N"/>
          <table:table-column table:style-name="Taula4.I"/>
          <table:table-column table:style-name="Taula4.P"/>
          <table:table-header-rows>
            <table:table-row table:style-name="Taula4.1">
              <table:table-cell table:style-name="Taula4.A1" table:number-columns-spanned="3" office:value-type="string">
                <text:p text:style-name="P673">CATALÀ</text:p>
              </table:table-cell>
              <table:covered-table-cell/>
              <table:covered-table-cell/>
              <table:table-cell table:style-name="Taula4.A1" table:number-columns-spanned="3" office:value-type="string">
                <text:p text:style-name="P673">CASTELLÀ</text:p>
              </table:table-cell>
              <table:covered-table-cell/>
              <table:covered-table-cell/>
              <table:table-cell table:style-name="Taula4.A1" table:number-columns-spanned="4" office:value-type="string">
                <text:p text:style-name="P673">ANGLÈS</text:p>
              </table:table-cell>
              <table:covered-table-cell/>
              <table:covered-table-cell/>
              <table:covered-table-cell/>
              <table:table-cell table:style-name="Taula4.A1" table:number-columns-spanned="3" office:value-type="string">
                <text:p text:style-name="P673">FRANCÈS</text:p>
              </table:table-cell>
              <table:covered-table-cell/>
              <table:covered-table-cell/>
              <table:table-cell table:style-name="Taula4.A1" table:number-columns-spanned="3" office:value-type="string">
                <text:p text:style-name="P673">PORTUGUÈS</text:p>
              </table:table-cell>
              <table:covered-table-cell/>
              <table:covered-table-cell/>
            </table:table-row>
          </table:table-header-rows>
          <table:table-row table:style-name="Taula4.1">
            <table:table-cell table:style-name="Taula4.A2" table:number-columns-spanned="3" office:value-type="string">
              <text:p text:style-name="P674">1 Irat/da</text:p>
            </table:table-cell>
            <table:covered-table-cell/>
            <table:covered-table-cell/>
            <table:table-cell table:style-name="Taula4.A2" table:number-columns-spanned="3" office:value-type="string">
              <text:p text:style-name="P674">1 Ira</text:p>
            </table:table-cell>
            <table:covered-table-cell/>
            <table:covered-table-cell/>
            <table:table-cell table:style-name="Taula4.A2" table:number-columns-spanned="4" office:value-type="string">
              <text:p text:style-name="P674">1 Anger</text:p>
            </table:table-cell>
            <table:covered-table-cell/>
            <table:covered-table-cell/>
            <table:covered-table-cell/>
            <table:table-cell table:style-name="Taula4.A2" table:number-columns-spanned="3" office:value-type="string">
              <text:p text:style-name="P674">1 Colère</text:p>
            </table:table-cell>
            <table:covered-table-cell/>
            <table:covered-table-cell/>
            <table:table-cell table:style-name="Taula4.A2" table:number-columns-spanned="3" office:value-type="string">
              <text:p text:style-name="P674">1 Furioso</text:p>
            </table:table-cell>
            <table:covered-table-cell/>
            <table:covered-table-cell/>
          </table:table-row>
          <table:table-row table:style-name="Taula4.1">
            <table:table-cell table:style-name="Taula4.A3" office:value-type="string">
              <text:p text:style-name="P675"/>
            </table:table-cell>
            <table:table-cell table:style-name="Taula4.B3" table:number-columns-spanned="2" office:value-type="string">
              <text:p text:style-name="P675">1.1 Odiós/a</text:p>
            </table:table-cell>
            <table:covered-table-cell/>
            <table:table-cell table:style-name="Taula4.A3" office:value-type="string">
              <text:p text:style-name="P675"/>
            </table:table-cell>
            <table:table-cell table:style-name="Taula4.B3" table:number-columns-spanned="2" office:value-type="string">
              <text:p text:style-name="P675">1.1 Odio</text:p>
            </table:table-cell>
            <table:covered-table-cell/>
            <table:table-cell table:style-name="Taula4.A3" table:number-columns-spanned="2" office:value-type="string">
              <text:p text:style-name="P675"/>
            </table:table-cell>
            <table:covered-table-cell/>
            <table:table-cell table:style-name="Taula4.B3" table:number-columns-spanned="2" office:value-type="string">
              <text:p text:style-name="P675">1.1 Hate</text:p>
            </table:table-cell>
            <table:covered-table-cell/>
            <table:table-cell table:style-name="Taula4.A3" office:value-type="string">
              <text:p text:style-name="P675"/>
            </table:table-cell>
            <table:table-cell table:style-name="Taula4.B3" table:number-columns-spanned="2" office:value-type="string">
              <text:p text:style-name="P675">1.1 Haineux</text:p>
            </table:table-cell>
            <table:covered-table-cell/>
            <table:table-cell table:style-name="Taula4.A3" office:value-type="string">
              <text:p text:style-name="P675"/>
            </table:table-cell>
            <table:table-cell table:style-name="Taula4.B3" table:number-columns-spanned="2" office:value-type="string">
              <text:p text:style-name="P675">1.1 Odiar</text:p>
            </table:table-cell>
            <table:covered-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1.1 Ultratjat/d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1.1 Ultrajad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1.1 Outraged</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1.1 Insulté</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1.1 Indignado</text:p>
            </table: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1.2 Ressentit/d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1.2 Resentid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1.2 Resentful</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1.2 Amer</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1.2 Desapontado</text:p>
            </table:table-cell>
          </table:table-row>
          <table:table-row table:style-name="Taula4.1">
            <table:table-cell table:style-name="Taula4.A3" office:value-type="string">
              <text:p text:style-name="P675"/>
            </table:table-cell>
            <table:table-cell table:style-name="Taula4.B3" table:number-columns-spanned="2" office:value-type="string">
              <text:p text:style-name="P675">1.2 Embogit/da</text:p>
            </table:table-cell>
            <table:covered-table-cell/>
            <table:table-cell table:style-name="Taula4.A3" office:value-type="string">
              <text:p text:style-name="P675"/>
            </table:table-cell>
            <table:table-cell table:style-name="Taula4.B3" table:number-columns-spanned="2" office:value-type="string">
              <text:p text:style-name="P675">1.2 Locura</text:p>
            </table:table-cell>
            <table:covered-table-cell/>
            <table:table-cell table:style-name="Taula4.A3" table:number-columns-spanned="2" office:value-type="string">
              <text:p text:style-name="P675"/>
            </table:table-cell>
            <table:covered-table-cell/>
            <table:table-cell table:style-name="Taula4.B3" table:number-columns-spanned="2" office:value-type="string">
              <text:p text:style-name="P675">1.2 Madness</text:p>
            </table:table-cell>
            <table:covered-table-cell/>
            <table:table-cell table:style-name="Taula4.A3" office:value-type="string">
              <text:p text:style-name="P675"/>
            </table:table-cell>
            <table:table-cell table:style-name="Taula4.B3" table:number-columns-spanned="2" office:value-type="string">
              <text:p text:style-name="P675">1.2 Folie</text:p>
            </table:table-cell>
            <table:covered-table-cell/>
            <table:table-cell table:style-name="Taula4.A3" office:value-type="string">
              <text:p text:style-name="P675"/>
            </table:table-cell>
            <table:table-cell table:style-name="Taula4.B3" table:number-columns-spanned="2" office:value-type="string">
              <text:p text:style-name="P675">1.2 Loucura</text:p>
            </table:table-cell>
            <table:covered-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2.1 Rabiós/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2.1 Rabios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2.1 Angry</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2.1 Enragé</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2.1 Irritado</text:p>
            </table: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2.2 Furiós/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2.2 Furios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2.2 Furious</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2.2 Furieux</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2.2 Furioso</text:p>
            </table:table-cell>
          </table:table-row>
          <table:table-row table:style-name="Taula4.1">
            <table:table-cell table:style-name="Taula4.A3" office:value-type="string">
              <text:p text:style-name="P675"/>
            </table:table-cell>
            <table:table-cell table:style-name="Taula4.B3" table:number-columns-spanned="2" office:value-type="string">
              <text:p text:style-name="P675">1.3 Agressiu/va</text:p>
            </table:table-cell>
            <table:covered-table-cell/>
            <table:table-cell table:style-name="Taula4.A3" office:value-type="string">
              <text:p text:style-name="P675"/>
            </table:table-cell>
            <table:table-cell table:style-name="Taula4.B3" table:number-columns-spanned="2" office:value-type="string">
              <text:p text:style-name="P675">1.3 Agresividad</text:p>
            </table:table-cell>
            <table:covered-table-cell/>
            <table:table-cell table:style-name="Taula4.A3" table:number-columns-spanned="2" office:value-type="string">
              <text:p text:style-name="P675"/>
            </table:table-cell>
            <table:covered-table-cell/>
            <table:table-cell table:style-name="Taula4.B3" table:number-columns-spanned="2" office:value-type="string">
              <text:p text:style-name="P675">1.3 Aggression</text:p>
            </table:table-cell>
            <table:covered-table-cell/>
            <table:table-cell table:style-name="Taula4.A3" office:value-type="string">
              <text:p text:style-name="P675"/>
            </table:table-cell>
            <table:table-cell table:style-name="Taula4.B3" table:number-columns-spanned="2" office:value-type="string">
              <text:p text:style-name="P675">1.3 Agressif</text:p>
            </table:table-cell>
            <table:covered-table-cell/>
            <table:table-cell table:style-name="Taula4.A3" office:value-type="string">
              <text:p text:style-name="P675"/>
            </table:table-cell>
            <table:table-cell table:style-name="Taula4.B3" table:number-columns-spanned="2" office:value-type="string">
              <text:p text:style-name="P675">1.3 Agressão</text:p>
            </table:table-cell>
            <table:covered-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3.1 Hostil</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3.1 Hostil</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3.1 Hostile</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3.1 Hostile</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3.1 Hostil</text:p>
            </table: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3.2 Provocador/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3.2 Provocador/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3.2 Provocateur</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3.2 Provocant</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3.2 Provocador</text:p>
            </table:table-cell>
          </table:table-row>
          <table:table-row table:style-name="Taula4.1">
            <table:table-cell table:style-name="Taula4.A3" office:value-type="string">
              <text:p text:style-name="P675"/>
            </table:table-cell>
            <table:table-cell table:style-name="Taula4.B3" table:number-columns-spanned="2" office:value-type="string">
              <text:p text:style-name="P675">1.4 Ferit/da</text:p>
            </table:table-cell>
            <table:covered-table-cell/>
            <table:table-cell table:style-name="Taula4.A3" office:value-type="string">
              <text:p text:style-name="P675"/>
            </table:table-cell>
            <table:table-cell table:style-name="Taula4.B3" table:number-columns-spanned="2" office:value-type="string">
              <text:p text:style-name="P675">1.4 <text:s/>Herido/a</text:p>
            </table:table-cell>
            <table:covered-table-cell/>
            <table:table-cell table:style-name="Taula4.A3" table:number-columns-spanned="2" office:value-type="string">
              <text:p text:style-name="P675"/>
            </table:table-cell>
            <table:covered-table-cell/>
            <table:table-cell table:style-name="Taula4.B3" table:number-columns-spanned="2" office:value-type="string">
              <text:p text:style-name="P675">1.4 Injured</text:p>
            </table:table-cell>
            <table:covered-table-cell/>
            <table:table-cell table:style-name="Taula4.A3" office:value-type="string">
              <text:p text:style-name="P675"/>
            </table:table-cell>
            <table:table-cell table:style-name="Taula4.B3" table:number-columns-spanned="2" office:value-type="string">
              <text:p text:style-name="P675">1.4 Blessé</text:p>
            </table:table-cell>
            <table:covered-table-cell/>
            <table:table-cell table:style-name="Taula4.A3" office:value-type="string">
              <text:p text:style-name="P675"/>
            </table:table-cell>
            <table:table-cell table:style-name="Taula4.B3" table:number-columns-spanned="2" office:value-type="string">
              <text:p text:style-name="P675">1.4 Ferido</text:p>
            </table:table-cell>
            <table:covered-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4.1 Devastat/d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4.1 Devastad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4.1 Devastated</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4.1 Dévasté</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4.1 Devastado</text:p>
            </table: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4.2 Afligit/d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4.2 Apenad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4.2 Distressed</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4.2 En détresse</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4.2 Angustiado</text:p>
            </table:table-cell>
          </table:table-row>
          <table:table-row table:style-name="Taula4.1">
            <table:table-cell table:style-name="Taula4.A3" office:value-type="string">
              <text:p text:style-name="P675"/>
            </table:table-cell>
            <table:table-cell table:style-name="Taula4.B3" table:number-columns-spanned="2" office:value-type="string">
              <text:p text:style-name="P675">1.5 <text:tab/>Amenaçat/da</text:p>
            </table:table-cell>
            <table:covered-table-cell/>
            <table:table-cell table:style-name="Taula4.A3" office:value-type="string">
              <text:p text:style-name="P675"/>
            </table:table-cell>
            <table:table-cell table:style-name="Taula4.B3" table:number-columns-spanned="2" office:value-type="string">
              <text:p text:style-name="P675">1.5 <text:s/>Amenazado/a</text:p>
            </table:table-cell>
            <table:covered-table-cell/>
            <table:table-cell table:style-name="Taula4.A3" table:number-columns-spanned="2" office:value-type="string">
              <text:p text:style-name="P675"/>
            </table:table-cell>
            <table:covered-table-cell/>
            <table:table-cell table:style-name="Taula4.B3" table:number-columns-spanned="2" office:value-type="string">
              <text:p text:style-name="P675">1.5 Threatened</text:p>
            </table:table-cell>
            <table:covered-table-cell/>
            <table:table-cell table:style-name="Taula4.A3" office:value-type="string">
              <text:p text:style-name="P675"/>
            </table:table-cell>
            <table:table-cell table:style-name="Taula4.B3" table:number-columns-spanned="2" office:value-type="string">
              <text:p text:style-name="P675">1.5 Menacé</text:p>
            </table:table-cell>
            <table:covered-table-cell/>
            <table:table-cell table:style-name="Taula4.A3" office:value-type="string">
              <text:p text:style-name="P675"/>
            </table:table-cell>
            <table:table-cell table:style-name="Taula4.B3" table:number-columns-spanned="2" office:value-type="string">
              <text:p text:style-name="P675">1.5 Ameaçado</text:p>
            </table:table-cell>
            <table:covered-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5.1 Atacat/d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5.1 Atacado/d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5.1 Attacked</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5.1 Insécure</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5.1 Atacado</text:p>
            </table: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5.2 Gelós/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5.2 Celos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5.2 Jealous</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5.2 Jaloux</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5.2 Ciúme</text:p>
            </table:table-cell>
          </table:table-row>
          <table:table-row table:style-name="Taula4.1">
            <table:table-cell table:style-name="Taula4.A3" office:value-type="string">
              <text:p text:style-name="P675"/>
            </table:table-cell>
            <table:table-cell table:style-name="Taula4.B3" table:number-columns-spanned="2" office:value-type="string">
              <text:p text:style-name="P675">1.6 <text:tab/>Frustrat/da</text:p>
            </table:table-cell>
            <table:covered-table-cell/>
            <table:table-cell table:style-name="Taula4.A3" office:value-type="string">
              <text:p text:style-name="P675"/>
            </table:table-cell>
            <table:table-cell table:style-name="Taula4.B3" table:number-columns-spanned="2" office:value-type="string">
              <text:p text:style-name="P675">1.6 <text:s/>Frustrado/a</text:p>
            </table:table-cell>
            <table:covered-table-cell/>
            <table:table-cell table:style-name="Taula4.A3" table:number-columns-spanned="2" office:value-type="string">
              <text:p text:style-name="P675"/>
            </table:table-cell>
            <table:covered-table-cell/>
            <table:table-cell table:style-name="Taula4.B3" table:number-columns-spanned="2" office:value-type="string">
              <text:p text:style-name="P675">1.6 Frustrated</text:p>
            </table:table-cell>
            <table:covered-table-cell/>
            <table:table-cell table:style-name="Taula4.A3" office:value-type="string">
              <text:p text:style-name="P675"/>
            </table:table-cell>
            <table:table-cell table:style-name="Taula4.B3" table:number-columns-spanned="2" office:value-type="string">
              <text:p text:style-name="P675">1.6 Frustré</text:p>
            </table:table-cell>
            <table:covered-table-cell/>
            <table:table-cell table:style-name="Taula4.A3" office:value-type="string">
              <text:p text:style-name="P675"/>
            </table:table-cell>
            <table:table-cell table:style-name="Taula4.B3" table:number-columns-spanned="2" office:value-type="string">
              <text:p text:style-name="P675">1.6 Frustrado</text:p>
            </table:table-cell>
            <table:covered-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6.1 Enfurismat/d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6.1 Enfurecid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6.1 Enraged</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6.1 Furieux</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6.1 Enfurecido</text:p>
            </table: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6.2 Irritat/d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6.2 Irritad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6.2 Irritated</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6.2 Irrité</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6.2 Irritado</text:p>
            </table:table-cell>
          </table:table-row>
          <table:table-row table:style-name="Taula4.1">
            <table:table-cell table:style-name="Taula4.A3" office:value-type="string">
              <text:p text:style-name="P675"/>
            </table:table-cell>
            <table:table-cell table:style-name="Taula4.B3" table:number-columns-spanned="2" office:value-type="string">
              <text:p text:style-name="P675">1.7 <text:s/>Crític/a</text:p>
            </table:table-cell>
            <table:covered-table-cell/>
            <table:table-cell table:style-name="Taula4.A3" office:value-type="string">
              <text:p text:style-name="P675"/>
            </table:table-cell>
            <table:table-cell table:style-name="Taula4.B3" table:number-columns-spanned="2" office:value-type="string">
              <text:p text:style-name="P675">1.7 <text:s/>Crítico/a</text:p>
            </table:table-cell>
            <table:covered-table-cell/>
            <table:table-cell table:style-name="Taula4.A3" table:number-columns-spanned="2" office:value-type="string">
              <text:p text:style-name="P675"/>
            </table:table-cell>
            <table:covered-table-cell/>
            <table:table-cell table:style-name="Taula4.B3" table:number-columns-spanned="2" office:value-type="string">
              <text:p text:style-name="P675">1.7 Critic</text:p>
            </table:table-cell>
            <table:covered-table-cell/>
            <table:table-cell table:style-name="Taula4.A3" office:value-type="string">
              <text:p text:style-name="P675"/>
            </table:table-cell>
            <table:table-cell table:style-name="Taula4.B3" table:number-columns-spanned="2" office:value-type="string">
              <text:p text:style-name="P675">1.7 Critique</text:p>
            </table:table-cell>
            <table:covered-table-cell/>
            <table:table-cell table:style-name="Taula4.A3" office:value-type="string">
              <text:p text:style-name="P675"/>
            </table:table-cell>
            <table:table-cell table:style-name="Taula4.B3" table:number-columns-spanned="2" office:value-type="string">
              <text:p text:style-name="P675">1.7 Crítico</text:p>
            </table:table-cell>
            <table:covered-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7.1 Sarcàstic/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7.1 Sarcástic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7.1 Sarcastic</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7.1 Sarcastique</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7.1 Sarcástico</text:p>
            </table: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7.2 Escèptic/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7.2 Escéptic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7.2 Skeptic</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7.2 Sceptique</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7.2 Cético</text:p>
            </table:table-cell>
          </table:table-row>
          <table:table-row table:style-name="Taula4.1">
            <table:table-cell table:style-name="Taula4.A3" office:value-type="string">
              <text:p text:style-name="P675"/>
            </table:table-cell>
            <table:table-cell table:style-name="Taula4.B3" table:number-columns-spanned="2" office:value-type="string">
              <text:p text:style-name="P675">1.8 <text:tab/>Distant</text:p>
            </table:table-cell>
            <table:covered-table-cell/>
            <table:table-cell table:style-name="Taula4.A3" office:value-type="string">
              <text:p text:style-name="P675"/>
            </table:table-cell>
            <table:table-cell table:style-name="Taula4.B3" table:number-columns-spanned="2" office:value-type="string">
              <text:p text:style-name="P675">1.8 <text:s/>Distante</text:p>
            </table:table-cell>
            <table:covered-table-cell/>
            <table:table-cell table:style-name="Taula4.A3" table:number-columns-spanned="2" office:value-type="string">
              <text:p text:style-name="P675"/>
            </table:table-cell>
            <table:covered-table-cell/>
            <table:table-cell table:style-name="Taula4.B3" table:number-columns-spanned="2" office:value-type="string">
              <text:p text:style-name="P675">1.8 Distant</text:p>
            </table:table-cell>
            <table:covered-table-cell/>
            <table:table-cell table:style-name="Taula4.A3" office:value-type="string">
              <text:p text:style-name="P675"/>
            </table:table-cell>
            <table:table-cell table:style-name="Taula4.B3" table:number-columns-spanned="2" office:value-type="string">
              <text:p text:style-name="P675">1.8 Distant</text:p>
            </table:table-cell>
            <table:covered-table-cell/>
            <table:table-cell table:style-name="Taula4.A3" office:value-type="string">
              <text:p text:style-name="P675"/>
            </table:table-cell>
            <table:table-cell table:style-name="Taula4.B3" table:number-columns-spanned="2" office:value-type="string">
              <text:p text:style-name="P675">1.8 Distante</text:p>
            </table:table-cell>
            <table:covered-table-cell/>
          </table:table-row>
          <table:table-row table:style-name="Taula4.1">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8.1 Desconfiat/da</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8.1 Desconfiado/a</text:p>
            </table:table-cell>
            <table:table-cell table:style-name="Taula4.A3" table:number-columns-spanned="2" office:value-type="string">
              <text:p text:style-name="P675"/>
            </table:table-cell>
            <table:covered-table-cell/>
            <table:table-cell table:style-name="Taula4.B4" office:value-type="string">
              <text:p text:style-name="P675"/>
            </table:table-cell>
            <table:table-cell table:style-name="Taula4.B3" office:value-type="string">
              <text:p text:style-name="P675">1.8.1 Distrustful</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8.1 Suspect</text:p>
            </table:table-cell>
            <table:table-cell table:style-name="Taula4.A3" office:value-type="string">
              <text:p text:style-name="P675"/>
            </table:table-cell>
            <table:table-cell table:style-name="Taula4.B4" office:value-type="string">
              <text:p text:style-name="P675"/>
            </table:table-cell>
            <table:table-cell table:style-name="Taula4.B3" office:value-type="string">
              <text:p text:style-name="P675">1.8.1 Desconfiado</text:p>
            </table:table-cell>
          </table:table-row>
          <table:table-row table:style-name="Taula4.1">
            <table:table-cell table:style-name="Taula4.A26" office:value-type="string">
              <text:p text:style-name="P675"/>
            </table:table-cell>
            <table:table-cell table:style-name="Taula4.B26" office:value-type="string">
              <text:p text:style-name="P675"/>
            </table:table-cell>
            <table:table-cell table:style-name="Taula4.C26" office:value-type="string">
              <text:p text:style-name="P675">1.8.2 Introvertit/da</text:p>
            </table:table-cell>
            <table:table-cell table:style-name="Taula4.A26" office:value-type="string">
              <text:p text:style-name="P675"/>
            </table:table-cell>
            <table:table-cell table:style-name="Taula4.B26" office:value-type="string">
              <text:p text:style-name="P675"/>
            </table:table-cell>
            <table:table-cell table:style-name="Taula4.C26" office:value-type="string">
              <text:p text:style-name="P675">1.8.2 Introvertido/a</text:p>
            </table:table-cell>
            <table:table-cell table:style-name="Taula4.A26" table:number-columns-spanned="2" office:value-type="string">
              <text:p text:style-name="P675"/>
            </table:table-cell>
            <table:covered-table-cell/>
            <table:table-cell table:style-name="Taula4.B26" office:value-type="string">
              <text:p text:style-name="P675"/>
            </table:table-cell>
            <table:table-cell table:style-name="Taula4.C26" office:value-type="string">
              <text:p text:style-name="P675">1.8.2 Introvert</text:p>
            </table:table-cell>
            <table:table-cell table:style-name="Taula4.A26" office:value-type="string">
              <text:p text:style-name="P675"/>
            </table:table-cell>
            <table:table-cell table:style-name="Taula4.B26" office:value-type="string">
              <text:p text:style-name="P675"/>
            </table:table-cell>
            <table:table-cell table:style-name="Taula4.C26" office:value-type="string">
              <text:p text:style-name="P675">1.8.2 Retiré</text:p>
            </table:table-cell>
            <table:table-cell table:style-name="Taula4.A26" office:value-type="string">
              <text:p text:style-name="P675"/>
            </table:table-cell>
            <table:table-cell table:style-name="Taula4.B26" office:value-type="string">
              <text:p text:style-name="P675"/>
            </table:table-cell>
            <table:table-cell table:style-name="Taula4.C26" office:value-type="string">
              <text:p text:style-name="P675">1.8.2 Introvertido</text:p>
            </table:table-cell>
          </table:table-row>
          <table:table-row table:style-name="Taula4.1">
            <table:table-cell table:style-name="Taula4.A27" table:number-columns-spanned="3" office:value-type="string">
              <text:p text:style-name="P674">2 Fastiguejat/da</text:p>
            </table:table-cell>
            <table:covered-table-cell/>
            <table:covered-table-cell/>
            <table:table-cell table:style-name="Taula4.A27" table:number-columns-spanned="3" office:value-type="string">
              <text:p text:style-name="P674">2 Asco</text:p>
            </table:table-cell>
            <table:covered-table-cell/>
            <table:covered-table-cell/>
            <table:table-cell table:style-name="Taula4.A27" table:number-columns-spanned="4" office:value-type="string">
              <text:p text:style-name="P674">2 Disgust</text:p>
            </table:table-cell>
            <table:covered-table-cell/>
            <table:covered-table-cell/>
            <table:covered-table-cell/>
            <table:table-cell table:style-name="Taula4.A27" table:number-columns-spanned="3" office:value-type="string">
              <text:p text:style-name="P674">2 Dégoût</text:p>
            </table:table-cell>
            <table:covered-table-cell/>
            <table:covered-table-cell/>
            <table:table-cell table:style-name="Taula4.A27" table:number-columns-spanned="3" office:value-type="string">
              <text:p text:style-name="P674">2 Nojo</text:p>
            </table:table-cell>
            <table:covered-table-cell/>
            <table:covered-table-cell/>
          </table:table-row>
          <table:table-row table:style-name="Taula4.1">
            <table:table-cell table:style-name="Taula4.A28" office:value-type="string">
              <text:p text:style-name="P675"/>
            </table:table-cell>
            <table:table-cell table:style-name="Taula4.B28" table:number-columns-spanned="2" office:value-type="string">
              <text:p text:style-name="P675">2.1 <text:s/>Decebut/da</text:p>
            </table:table-cell>
            <table:covered-table-cell/>
            <table:table-cell table:style-name="Taula4.A28" office:value-type="string">
              <text:p text:style-name="P675"/>
            </table:table-cell>
            <table:table-cell table:style-name="Taula4.B28" table:number-columns-spanned="2" office:value-type="string">
              <text:p text:style-name="P675">2.1 <text:s/>Decepcionado/a</text:p>
            </table:table-cell>
            <table:covered-table-cell/>
            <table:table-cell table:style-name="Taula4.A28" table:number-columns-spanned="2" office:value-type="string">
              <text:p text:style-name="P675"/>
            </table:table-cell>
            <table:covered-table-cell/>
            <table:table-cell table:style-name="Taula4.B28" table:number-columns-spanned="2" office:value-type="string">
              <text:p text:style-name="P675">2.1 Disappointed</text:p>
            </table:table-cell>
            <table:covered-table-cell/>
            <table:table-cell table:style-name="Taula4.A28" office:value-type="string">
              <text:p text:style-name="P675"/>
            </table:table-cell>
            <table:table-cell table:style-name="Taula4.B28" table:number-columns-spanned="2" office:value-type="string">
              <text:p text:style-name="P675">2.1 Déception</text:p>
            </table:table-cell>
            <table:covered-table-cell/>
            <table:table-cell table:style-name="Taula4.A28" office:value-type="string">
              <text:p text:style-name="P675"/>
            </table:table-cell>
            <table:table-cell table:style-name="Taula4.B28" table:number-columns-spanned="2" office:value-type="string">
              <text:p text:style-name="P675">2.1 Decepcionado</text:p>
            </table:table-cell>
            <table:covered-table-cell/>
          </table:table-row>
          <table:table-row table:style-name="Taula4.1">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1.1 Repugnan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1.1 Repugnante</text:p>
            </table:table-cell>
            <table:table-cell table:style-name="Taula4.A28" table:number-columns-spanned="2" office:value-type="string">
              <text:p text:style-name="P675"/>
            </table:table-cell>
            <table:covered-table-cell/>
            <table:table-cell table:style-name="Taula4.B29" office:value-type="string">
              <text:p text:style-name="P675"/>
            </table:table-cell>
            <table:table-cell table:style-name="Taula4.B28" office:value-type="string">
              <text:p text:style-name="P675">2.1.1 Disgusting</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1.1 Répugan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1.1 Nojento</text:p>
            </table:table-cell>
          </table:table-row>
          <table:table-row table:style-name="Taula4.1">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1.2 Revoltós/a</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1.2 Revoltoso/a</text:p>
            </table:table-cell>
            <table:table-cell table:style-name="Taula4.A28" table:number-columns-spanned="2" office:value-type="string">
              <text:p text:style-name="P675"/>
            </table:table-cell>
            <table:covered-table-cell/>
            <table:table-cell table:style-name="Taula4.B29" office:value-type="string">
              <text:p text:style-name="P675"/>
            </table:table-cell>
            <table:table-cell table:style-name="Taula4.B28" office:value-type="string">
              <text:p text:style-name="P675">2.1.2 Unruly</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1.2 Révolté</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1.2 Indisciplinado</text:p>
            </table:table-cell>
          </table:table-row>
          <table:table-row table:style-name="Taula4.1">
            <table:table-cell table:style-name="Taula4.A28" office:value-type="string">
              <text:p text:style-name="P675"/>
            </table:table-cell>
            <table:table-cell table:style-name="Taula4.B28" table:number-columns-spanned="2" office:value-type="string">
              <text:p text:style-name="P675">2.2 <text:s/>Disconforme/a</text:p>
            </table:table-cell>
            <table:covered-table-cell/>
            <table:table-cell table:style-name="Taula4.A28" office:value-type="string">
              <text:p text:style-name="P675"/>
            </table:table-cell>
            <table:table-cell table:style-name="Taula4.B28" table:number-columns-spanned="2" office:value-type="string">
              <text:p text:style-name="P675">2.2 <text:s/>Disconforme/a</text:p>
            </table:table-cell>
            <table:covered-table-cell/>
            <table:table-cell table:style-name="Taula4.A28" table:number-columns-spanned="2" office:value-type="string">
              <text:p text:style-name="P675"/>
            </table:table-cell>
            <table:covered-table-cell/>
            <table:table-cell table:style-name="Taula4.B28" table:number-columns-spanned="2" office:value-type="string">
              <text:p text:style-name="P675">2.2 Dissatisfied</text:p>
            </table:table-cell>
            <table:covered-table-cell/>
            <table:table-cell table:style-name="Taula4.A28" office:value-type="string">
              <text:p text:style-name="P675"/>
            </table:table-cell>
            <table:table-cell table:style-name="Taula4.B28" table:number-columns-spanned="2" office:value-type="string">
              <text:p text:style-name="P675">2.2 Réprobation</text:p>
            </table:table-cell>
            <table:covered-table-cell/>
            <table:table-cell table:style-name="Taula4.A28" office:value-type="string">
              <text:p text:style-name="P675"/>
            </table:table-cell>
            <table:table-cell table:style-name="Taula4.B28" table:number-columns-spanned="2" office:value-type="string">
              <text:p text:style-name="P675">2.2 Insatisfeito</text:p>
            </table:table-cell>
            <table:covered-table-cell/>
          </table:table-row>
          <table:table-row table:style-name="Taula4.1">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2.1 Moralista</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2.1 Moralista</text:p>
            </table:table-cell>
            <table:table-cell table:style-name="Taula4.A28" table:number-columns-spanned="2" office:value-type="string">
              <text:p text:style-name="P675"/>
            </table:table-cell>
            <table:covered-table-cell/>
            <table:table-cell table:style-name="Taula4.B29" office:value-type="string">
              <text:p text:style-name="P675"/>
            </table:table-cell>
            <table:table-cell table:style-name="Taula4.B28" office:value-type="string">
              <text:p text:style-name="P675">2.2.1 Moralis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2.1 Jugemen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2.1 Moralista</text:p>
            </table:table-cell>
          </table:table-row>
          <table:table-row table:style-name="Taula4.1">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2.2 Reticen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2.2 Reacio/a</text:p>
            </table:table-cell>
            <table:table-cell table:style-name="Taula4.A28" table:number-columns-spanned="2" office:value-type="string">
              <text:p text:style-name="P675"/>
            </table:table-cell>
            <table:covered-table-cell/>
            <table:table-cell table:style-name="Taula4.B29" office:value-type="string">
              <text:p text:style-name="P675"/>
            </table:table-cell>
            <table:table-cell table:style-name="Taula4.B28" office:value-type="string">
              <text:p text:style-name="P675">2.2.2 Reluctan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2.2 Réticen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2.2 Relutante</text:p>
            </table:table-cell>
          </table:table-row>
          <table:table-row table:style-name="Taula4.1">
            <table:table-cell table:style-name="Taula4.A28" office:value-type="string">
              <text:p text:style-name="P675"/>
            </table:table-cell>
            <table:table-cell table:style-name="Taula4.B28" table:number-columns-spanned="2" office:value-type="string">
              <text:p text:style-name="P675">2.3 <text:s/>Abstinent</text:p>
            </table:table-cell>
            <table:covered-table-cell/>
            <table:table-cell table:style-name="Taula4.A28" office:value-type="string">
              <text:p text:style-name="P675"/>
            </table:table-cell>
            <table:table-cell table:style-name="Taula4.B28" table:number-columns-spanned="2" office:value-type="string">
              <text:p text:style-name="P675">2.3 <text:s/>Abstinente</text:p>
            </table:table-cell>
            <table:covered-table-cell/>
            <table:table-cell table:style-name="Taula4.A28" table:number-columns-spanned="2" office:value-type="string">
              <text:p text:style-name="P675"/>
            </table:table-cell>
            <table:covered-table-cell/>
            <table:table-cell table:style-name="Taula4.B28" table:number-columns-spanned="2" office:value-type="string">
              <text:p text:style-name="P675">2.3 Abstinent</text:p>
            </table:table-cell>
            <table:covered-table-cell/>
            <table:table-cell table:style-name="Taula4.A28" office:value-type="string">
              <text:p text:style-name="P675"/>
            </table:table-cell>
            <table:table-cell table:style-name="Taula4.B28" table:number-columns-spanned="2" office:value-type="string">
              <text:p text:style-name="P675">2.3 Évitement</text:p>
            </table:table-cell>
            <table:covered-table-cell/>
            <table:table-cell table:style-name="Taula4.A28" office:value-type="string">
              <text:p text:style-name="P675"/>
            </table:table-cell>
            <table:table-cell table:style-name="Taula4.B28" table:number-columns-spanned="2" office:value-type="string">
              <text:p text:style-name="P675">2.3 Abstinente</text:p>
            </table:table-cell>
            <table:covered-table-cell/>
          </table:table-row>
          <table:table-row table:style-name="Taula4.1">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3.1 Aversiu/va</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3.1 Aversión</text:p>
            </table:table-cell>
            <table:table-cell table:style-name="Taula4.A28" table:number-columns-spanned="2" office:value-type="string">
              <text:p text:style-name="P675"/>
            </table:table-cell>
            <table:covered-table-cell/>
            <table:table-cell table:style-name="Taula4.B29" office:value-type="string">
              <text:p text:style-name="P675"/>
            </table:table-cell>
            <table:table-cell table:style-name="Taula4.B28" office:value-type="string">
              <text:p text:style-name="P675">2.3.1 Dislike</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3.1 Aversion</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3.1 Aversão</text:p>
            </table:table-cell>
          </table:table-row>
          <table:table-row table:style-name="Taula4.1">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3.2 Vacil·lan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3.2 Vacilante</text:p>
            </table:table-cell>
            <table:table-cell table:style-name="Taula4.A28" table:number-columns-spanned="2" office:value-type="string">
              <text:p text:style-name="P675"/>
            </table:table-cell>
            <table:covered-table-cell/>
            <table:table-cell table:style-name="Taula4.B29" office:value-type="string">
              <text:p text:style-name="P675"/>
            </table:table-cell>
            <table:table-cell table:style-name="Taula4.B28" office:value-type="string">
              <text:p text:style-name="P675">2.3.2 Hesitan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3.2 Hésitant</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3.2 Hesitante</text:p>
            </table:table-cell>
          </table:table-row>
          <table:table-row table:style-name="Taula4.1">
            <table:table-cell table:style-name="Taula4.A28" office:value-type="string">
              <text:p text:style-name="P675"/>
            </table:table-cell>
            <table:table-cell table:style-name="Taula4.B28" table:number-columns-spanned="2" office:value-type="string">
              <text:p text:style-name="P675">2.4 Horrible</text:p>
            </table:table-cell>
            <table:covered-table-cell/>
            <table:table-cell table:style-name="Taula4.A28" office:value-type="string">
              <text:p text:style-name="P675"/>
            </table:table-cell>
            <table:table-cell table:style-name="Taula4.B28" table:number-columns-spanned="2" office:value-type="string">
              <text:p text:style-name="P675">2.4 Horrible</text:p>
            </table:table-cell>
            <table:covered-table-cell/>
            <table:table-cell table:style-name="Taula4.A28" table:number-columns-spanned="2" office:value-type="string">
              <text:p text:style-name="P675"/>
            </table:table-cell>
            <table:covered-table-cell/>
            <table:table-cell table:style-name="Taula4.B28" table:number-columns-spanned="2" office:value-type="string">
              <text:p text:style-name="P675">2.4 Horrible</text:p>
            </table:table-cell>
            <table:covered-table-cell/>
            <table:table-cell table:style-name="Taula4.A28" office:value-type="string">
              <text:p text:style-name="P675"/>
            </table:table-cell>
            <table:table-cell table:style-name="Taula4.B28" table:number-columns-spanned="2" office:value-type="string">
              <text:p text:style-name="P675">2.4 Terrible</text:p>
            </table:table-cell>
            <table:covered-table-cell/>
            <table:table-cell table:style-name="Taula4.A28" office:value-type="string">
              <text:p text:style-name="P675"/>
            </table:table-cell>
            <table:table-cell table:style-name="Taula4.B28" table:number-columns-spanned="2" office:value-type="string">
              <text:p text:style-name="P675">2.4 Horrível</text:p>
            </table:table-cell>
            <table:covered-table-cell/>
          </table:table-row>
          <table:table-row table:style-name="Taula4.1">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4.1 Odiós/a</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4.1 Odioso/a</text:p>
            </table:table-cell>
            <table:table-cell table:style-name="Taula4.A28" table:number-columns-spanned="2" office:value-type="string">
              <text:p text:style-name="P675"/>
            </table:table-cell>
            <table:covered-table-cell/>
            <table:table-cell table:style-name="Taula4.B29" office:value-type="string">
              <text:p text:style-name="P675"/>
            </table:table-cell>
            <table:table-cell table:style-name="Taula4.B28" office:value-type="string">
              <text:p text:style-name="P675">2.4.1 Hateful</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4.1 Détestable</text:p>
            </table:table-cell>
            <table:table-cell table:style-name="Taula4.A28" office:value-type="string">
              <text:p text:style-name="P675"/>
            </table:table-cell>
            <table:table-cell table:style-name="Taula4.B29" office:value-type="string">
              <text:p text:style-name="P675"/>
            </table:table-cell>
            <table:table-cell table:style-name="Taula4.B28" office:value-type="string">
              <text:p text:style-name="P675">2.4.1 Odioso</text:p>
            </table:table-cell>
          </table:table-row>
          <table:table-row table:style-name="Taula4.1">
            <table:table-cell table:style-name="Taula4.A39" office:value-type="string">
              <text:p text:style-name="P675"/>
            </table:table-cell>
            <table:table-cell table:style-name="Taula4.B39" office:value-type="string">
              <text:p text:style-name="P675"/>
            </table:table-cell>
            <table:table-cell table:style-name="Taula4.C39" office:value-type="string">
              <text:p text:style-name="P675">2.4.2 Fastiguejat/a</text:p>
            </table:table-cell>
            <table:table-cell table:style-name="Taula4.A39" office:value-type="string">
              <text:p text:style-name="P675"/>
            </table:table-cell>
            <table:table-cell table:style-name="Taula4.B39" office:value-type="string">
              <text:p text:style-name="P675"/>
            </table:table-cell>
            <table:table-cell table:style-name="Taula4.C39" office:value-type="string">
              <text:p text:style-name="P675">2.4.2 Asqueado/a</text:p>
            </table:table-cell>
            <table:table-cell table:style-name="Taula4.A39" table:number-columns-spanned="2" office:value-type="string">
              <text:p text:style-name="P675"/>
            </table:table-cell>
            <table:covered-table-cell/>
            <table:table-cell table:style-name="Taula4.B39" office:value-type="string">
              <text:p text:style-name="P675"/>
            </table:table-cell>
            <table:table-cell table:style-name="Taula4.C39" office:value-type="string">
              <text:p text:style-name="P675">2.4.2 Disgusted</text:p>
            </table:table-cell>
            <table:table-cell table:style-name="Taula4.A39" office:value-type="string">
              <text:p text:style-name="P675"/>
            </table:table-cell>
            <table:table-cell table:style-name="Taula4.B39" office:value-type="string">
              <text:p text:style-name="P675"/>
            </table:table-cell>
            <table:table-cell table:style-name="Taula4.C39" office:value-type="string">
              <text:p text:style-name="P675">2.4.2 Dégout</text:p>
            </table:table-cell>
            <table:table-cell table:style-name="Taula4.A39" office:value-type="string">
              <text:p text:style-name="P675"/>
            </table:table-cell>
            <table:table-cell table:style-name="Taula4.B39" office:value-type="string">
              <text:p text:style-name="P675"/>
            </table:table-cell>
            <table:table-cell table:style-name="Taula4.C39" office:value-type="string">
              <text:p text:style-name="P675">2.4.2 Enojado</text:p>
            </table:table-cell>
          </table:table-row>
          <text:soft-page-break/>
          <table:table-row table:style-name="Taula4.1">
            <table:table-cell table:style-name="Taula4.A40" table:number-columns-spanned="3" office:value-type="string">
              <text:p text:style-name="P674">3 Poruc/ga</text:p>
            </table:table-cell>
            <table:covered-table-cell/>
            <table:covered-table-cell/>
            <table:table-cell table:style-name="Taula4.A40" table:number-columns-spanned="3" office:value-type="string">
              <text:p text:style-name="P674">3 Miedo</text:p>
            </table:table-cell>
            <table:covered-table-cell/>
            <table:covered-table-cell/>
            <table:table-cell table:style-name="Taula4.A40" table:number-columns-spanned="4" office:value-type="string">
              <text:p text:style-name="P674">3 Fear</text:p>
            </table:table-cell>
            <table:covered-table-cell/>
            <table:covered-table-cell/>
            <table:covered-table-cell/>
            <table:table-cell table:style-name="Taula4.A40" table:number-columns-spanned="3" office:value-type="string">
              <text:p text:style-name="P674">3 Peur</text:p>
            </table:table-cell>
            <table:covered-table-cell/>
            <table:covered-table-cell/>
            <table:table-cell table:style-name="Taula4.A40" table:number-columns-spanned="3" office:value-type="string">
              <text:p text:style-name="P674">3 Medo</text:p>
            </table:table-cell>
            <table:covered-table-cell/>
            <table:covered-table-cell/>
          </table:table-row>
          <table:table-row table:style-name="Taula4.1">
            <table:table-cell table:style-name="Taula4.A41" office:value-type="string">
              <text:p text:style-name="P675"/>
            </table:table-cell>
            <table:table-cell table:style-name="Taula4.B41" table:number-columns-spanned="2" office:value-type="string">
              <text:p text:style-name="P675">3.1 <text:tab/>Humiliat/da</text:p>
            </table:table-cell>
            <table:covered-table-cell/>
            <table:table-cell table:style-name="Taula4.A41" office:value-type="string">
              <text:p text:style-name="P675"/>
            </table:table-cell>
            <table:table-cell table:style-name="Taula4.B41" table:number-columns-spanned="2" office:value-type="string">
              <text:p text:style-name="P675">3.1 <text:s/>Humillado/a</text:p>
            </table:table-cell>
            <table:covered-table-cell/>
            <table:table-cell table:style-name="Taula4.A41" table:number-columns-spanned="2" office:value-type="string">
              <text:p text:style-name="P675"/>
            </table:table-cell>
            <table:covered-table-cell/>
            <table:table-cell table:style-name="Taula4.B41" table:number-columns-spanned="2" office:value-type="string">
              <text:p text:style-name="P675">3.1 Humiliated</text:p>
            </table:table-cell>
            <table:covered-table-cell/>
            <table:table-cell table:style-name="Taula4.A41" office:value-type="string">
              <text:p text:style-name="P675"/>
            </table:table-cell>
            <table:table-cell table:style-name="Taula4.B41" table:number-columns-spanned="2" office:value-type="string">
              <text:p text:style-name="P675">3.1 Humilié</text:p>
            </table:table-cell>
            <table:covered-table-cell/>
            <table:table-cell table:style-name="Taula4.A41" office:value-type="string">
              <text:p text:style-name="P675"/>
            </table:table-cell>
            <table:table-cell table:style-name="Taula4.B41" table:number-columns-spanned="2" office:value-type="string">
              <text:p text:style-name="P675">3.1 Humilhado</text:p>
            </table:table-cell>
            <table:covered-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1.1 Ridiculitzat/da</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1.1 Ridiculizado/a</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1.1 Ridiculed</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1.1 Ridiculisé</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1.1 Ridicularizado</text:p>
            </table: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1.2 Irrespetat/da</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1.2 Irrespetado/a</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1.2 Disrespected</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1.2 Non respecté</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1.2 Desrespeitado</text:p>
            </table:table-cell>
          </table:table-row>
          <table:table-row table:style-name="Taula4.1">
            <table:table-cell table:style-name="Taula4.A41" office:value-type="string">
              <text:p text:style-name="P675"/>
            </table:table-cell>
            <table:table-cell table:style-name="Taula4.B41" table:number-columns-spanned="2" office:value-type="string">
              <text:p text:style-name="P675">3.2 <text:tab/>Refusat/da</text:p>
            </table:table-cell>
            <table:covered-table-cell/>
            <table:table-cell table:style-name="Taula4.A41" office:value-type="string">
              <text:p text:style-name="P675"/>
            </table:table-cell>
            <table:table-cell table:style-name="Taula4.B41" table:number-columns-spanned="2" office:value-type="string">
              <text:p text:style-name="P675">3.2 <text:s/>Rechazado/a</text:p>
            </table:table-cell>
            <table:covered-table-cell/>
            <table:table-cell table:style-name="Taula4.A41" table:number-columns-spanned="2" office:value-type="string">
              <text:p text:style-name="P675"/>
            </table:table-cell>
            <table:covered-table-cell/>
            <table:table-cell table:style-name="Taula4.B41" table:number-columns-spanned="2" office:value-type="string">
              <text:p text:style-name="P675">3.2 Rejected</text:p>
            </table:table-cell>
            <table:covered-table-cell/>
            <table:table-cell table:style-name="Taula4.A41" office:value-type="string">
              <text:p text:style-name="P675"/>
            </table:table-cell>
            <table:table-cell table:style-name="Taula4.B41" table:number-columns-spanned="2" office:value-type="string">
              <text:p text:style-name="P675">3.2 Rejeté</text:p>
            </table:table-cell>
            <table:covered-table-cell/>
            <table:table-cell table:style-name="Taula4.A41" office:value-type="string">
              <text:p text:style-name="P675"/>
            </table:table-cell>
            <table:table-cell table:style-name="Taula4.B41" table:number-columns-spanned="2" office:value-type="string">
              <text:p text:style-name="P675">3.2 Rejeitado</text:p>
            </table:table-cell>
            <table:covered-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2.1 Marginat/da</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2.1 Marginado/a</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2.1 Marginalized</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2.1 Inadéquat</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2.1 Marginalizado</text:p>
            </table: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2.2 Alienat/da</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2.2 Alienado/a</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2.2 Alienated</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2.2 Exclus</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2.2 Alienado</text:p>
            </table:table-cell>
          </table:table-row>
          <table:table-row table:style-name="Taula4.1">
            <table:table-cell table:style-name="Taula4.A41" office:value-type="string">
              <text:p text:style-name="P675"/>
            </table:table-cell>
            <table:table-cell table:style-name="Taula4.B41" table:number-columns-spanned="2" office:value-type="string">
              <text:p text:style-name="P675">3.3 <text:tab/>Espantat/da</text:p>
            </table:table-cell>
            <table:covered-table-cell/>
            <table:table-cell table:style-name="Taula4.A41" office:value-type="string">
              <text:p text:style-name="P675"/>
            </table:table-cell>
            <table:table-cell table:style-name="Taula4.B41" table:number-columns-spanned="2" office:value-type="string">
              <text:p text:style-name="P675">3.3 <text:s/>Asustado/a</text:p>
            </table:table-cell>
            <table:covered-table-cell/>
            <table:table-cell table:style-name="Taula4.A41" table:number-columns-spanned="2" office:value-type="string">
              <text:p text:style-name="P675"/>
            </table:table-cell>
            <table:covered-table-cell/>
            <table:table-cell table:style-name="Taula4.B41" table:number-columns-spanned="2" office:value-type="string">
              <text:p text:style-name="P675">3.3 Scared</text:p>
            </table:table-cell>
            <table:covered-table-cell/>
            <table:table-cell table:style-name="Taula4.A41" office:value-type="string">
              <text:p text:style-name="P675"/>
            </table:table-cell>
            <table:table-cell table:style-name="Taula4.B41" table:number-columns-spanned="2" office:value-type="string">
              <text:p text:style-name="P675">3.3 Apeuré</text:p>
            </table:table-cell>
            <table:covered-table-cell/>
            <table:table-cell table:style-name="Taula4.A41" office:value-type="string">
              <text:p text:style-name="P675"/>
            </table:table-cell>
            <table:table-cell table:style-name="Taula4.B41" table:number-columns-spanned="2" office:value-type="string">
              <text:p text:style-name="P675">3.3 Assustado</text:p>
            </table:table-cell>
            <table:covered-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1 Aterrat/da</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1 Aterrado/a</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3.1 Terrified</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1 Terrifié</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1 Aterrorizado</text:p>
            </table: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2 Vulnerable</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2 Espantado/a</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3.2 Frightened</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2 Effrayé</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2 Com Medo</text:p>
            </table: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6.3 Amoïnat/da</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3 Temeroso/a</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3.3 Fearful</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3.3 Craintif</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6.3 Medo</text:p>
            </table:table-cell>
          </table:table-row>
          <table:table-row table:style-name="Taula4.1">
            <table:table-cell table:style-name="Taula4.A41" office:value-type="string">
              <text:p text:style-name="P675"/>
            </table:table-cell>
            <table:table-cell table:style-name="Taula4.B41" table:number-columns-spanned="2" office:value-type="string">
              <text:p text:style-name="P675">3.4 <text:tab/>Ansiós/a</text:p>
            </table:table-cell>
            <table:covered-table-cell/>
            <table:table-cell table:style-name="Taula4.A41" office:value-type="string">
              <text:p text:style-name="P675"/>
            </table:table-cell>
            <table:table-cell table:style-name="Taula4.B41" table:number-columns-spanned="2" office:value-type="string">
              <text:p text:style-name="P675">3.4 <text:s/>Ansioso/a</text:p>
            </table:table-cell>
            <table:covered-table-cell/>
            <table:table-cell table:style-name="Taula4.A41" table:number-columns-spanned="2" office:value-type="string">
              <text:p text:style-name="P675"/>
            </table:table-cell>
            <table:covered-table-cell/>
            <table:table-cell table:style-name="Taula4.B41" table:number-columns-spanned="2" office:value-type="string">
              <text:p text:style-name="P675">3.4 Anxious</text:p>
            </table:table-cell>
            <table:covered-table-cell/>
            <table:table-cell table:style-name="Taula4.A41" office:value-type="string">
              <text:p text:style-name="P675"/>
            </table:table-cell>
            <table:table-cell table:style-name="Taula4.B41" table:number-columns-spanned="2" office:value-type="string">
              <text:p text:style-name="P675">3.4 Anxieux</text:p>
            </table:table-cell>
            <table:covered-table-cell/>
            <table:table-cell table:style-name="Taula4.A41" office:value-type="string">
              <text:p text:style-name="P675"/>
            </table:table-cell>
            <table:table-cell table:style-name="Taula4.B41" table:number-columns-spanned="2" office:value-type="string">
              <text:p text:style-name="P675">3.4 Ansioso</text:p>
            </table:table-cell>
            <table:covered-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4.1 Aclaparat/da</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4.1 Agobiado/a</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4.1 Overwhelmed</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4.1 Accablé</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4.1 Sobrecarregado</text:p>
            </table: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4.2 Preocupat/da</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4.2 Preocupado/a</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4.2 Concerned</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4.2 Préocupé</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4.2 Preocupado</text:p>
            </table:table-cell>
          </table:table-row>
          <table:table-row table:style-name="Taula4.1">
            <table:table-cell table:style-name="Taula4.A41" office:value-type="string">
              <text:p text:style-name="P675"/>
            </table:table-cell>
            <table:table-cell table:style-name="Taula4.B41" table:number-columns-spanned="2" office:value-type="string">
              <text:p text:style-name="P675">3.5 <text:tab/>Submís/sa</text:p>
            </table:table-cell>
            <table:covered-table-cell/>
            <table:table-cell table:style-name="Taula4.A41" office:value-type="string">
              <text:p text:style-name="P675"/>
            </table:table-cell>
            <table:table-cell table:style-name="Taula4.B41" table:number-columns-spanned="2" office:value-type="string">
              <text:p text:style-name="P675">3.5 <text:s/>Sumiso/a</text:p>
            </table:table-cell>
            <table:covered-table-cell/>
            <table:table-cell table:style-name="Taula4.A41" table:number-columns-spanned="2" office:value-type="string">
              <text:p text:style-name="P675"/>
            </table:table-cell>
            <table:covered-table-cell/>
            <table:table-cell table:style-name="Taula4.B41" table:number-columns-spanned="2" office:value-type="string">
              <text:p text:style-name="P675">3.5 Submissive</text:p>
            </table:table-cell>
            <table:covered-table-cell/>
            <table:table-cell table:style-name="Taula4.A41" office:value-type="string">
              <text:p text:style-name="P675"/>
            </table:table-cell>
            <table:table-cell table:style-name="Taula4.B41" table:number-columns-spanned="2" office:value-type="string">
              <text:p text:style-name="P675">3.5 Docile</text:p>
            </table:table-cell>
            <table:covered-table-cell/>
            <table:table-cell table:style-name="Taula4.A41" office:value-type="string">
              <text:p text:style-name="P675"/>
            </table:table-cell>
            <table:table-cell table:style-name="Taula4.B41" table:number-columns-spanned="2" office:value-type="string">
              <text:p text:style-name="P675">3.5 Submisso</text:p>
            </table:table-cell>
            <table:covered-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5.1 Inútil</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5.1 Inútil</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5.1 Useless</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5.1 Sans Valeur</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5.1 Inútil</text:p>
            </table: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5.2 Insignificant</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5.2 Insignificante</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5.2 Negligible</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5.2 Insignifiant</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5.2 Desprezível</text:p>
            </table:table-cell>
          </table:table-row>
          <table:table-row table:style-name="Taula4.1">
            <table:table-cell table:style-name="Taula4.A41" office:value-type="string">
              <text:p text:style-name="P675"/>
            </table:table-cell>
            <table:table-cell table:style-name="Taula4.B41" table:number-columns-spanned="2" office:value-type="string">
              <text:p text:style-name="P675">3.6 <text:tab/>Insegur/a</text:p>
            </table:table-cell>
            <table:covered-table-cell/>
            <table:table-cell table:style-name="Taula4.A41" office:value-type="string">
              <text:p text:style-name="P675"/>
            </table:table-cell>
            <table:table-cell table:style-name="Taula4.B41" table:number-columns-spanned="2" office:value-type="string">
              <text:p text:style-name="P675">3.6 <text:s/>Inseguro/a</text:p>
            </table:table-cell>
            <table:covered-table-cell/>
            <table:table-cell table:style-name="Taula4.A41" table:number-columns-spanned="2" office:value-type="string">
              <text:p text:style-name="P675"/>
            </table:table-cell>
            <table:covered-table-cell/>
            <table:table-cell table:style-name="Taula4.B41" table:number-columns-spanned="2" office:value-type="string">
              <text:p text:style-name="P675">3.6 Insecure</text:p>
            </table:table-cell>
            <table:covered-table-cell/>
            <table:table-cell table:style-name="Taula4.A41" office:value-type="string">
              <text:p text:style-name="P675"/>
            </table:table-cell>
            <table:table-cell table:style-name="Taula4.B41" table:number-columns-spanned="2" office:value-type="string">
              <text:p text:style-name="P675">3.6 Insécure</text:p>
            </table:table-cell>
            <table:covered-table-cell/>
            <table:table-cell table:style-name="Taula4.A41" office:value-type="string">
              <text:p text:style-name="P675"/>
            </table:table-cell>
            <table:table-cell table:style-name="Taula4.B41" table:number-columns-spanned="2" office:value-type="string">
              <text:p text:style-name="P675">3.6 Inseguro</text:p>
            </table:table-cell>
            <table:covered-table-cell/>
          </table:table-row>
          <table:table-row table:style-name="Taula4.1">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6.1 Inferior</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6.1 Inferior</text:p>
            </table:table-cell>
            <table:table-cell table:style-name="Taula4.A41" table:number-columns-spanned="2" office:value-type="string">
              <text:p text:style-name="P675"/>
            </table:table-cell>
            <table:covered-table-cell/>
            <table:table-cell table:style-name="Taula4.B42" office:value-type="string">
              <text:p text:style-name="P675"/>
            </table:table-cell>
            <table:table-cell table:style-name="Taula4.B41" office:value-type="string">
              <text:p text:style-name="P675">3.6.1 Inferior</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6.1 Inférieur</text:p>
            </table:table-cell>
            <table:table-cell table:style-name="Taula4.A41" office:value-type="string">
              <text:p text:style-name="P675"/>
            </table:table-cell>
            <table:table-cell table:style-name="Taula4.B42" office:value-type="string">
              <text:p text:style-name="P675"/>
            </table:table-cell>
            <table:table-cell table:style-name="Taula4.B41" office:value-type="string">
              <text:p text:style-name="P675">3.6.1 Inferior</text:p>
            </table:table-cell>
          </table:table-row>
          <table:table-row table:style-name="Taula4.1">
            <table:table-cell table:style-name="Taula4.A59" office:value-type="string">
              <text:p text:style-name="P675"/>
            </table:table-cell>
            <table:table-cell table:style-name="Taula4.B59" office:value-type="string">
              <text:p text:style-name="P675"/>
            </table:table-cell>
            <table:table-cell table:style-name="Taula4.C59" office:value-type="string">
              <text:p text:style-name="P675">3.6.2 Insuficient</text:p>
            </table:table-cell>
            <table:table-cell table:style-name="Taula4.A59" office:value-type="string">
              <text:p text:style-name="P675"/>
            </table:table-cell>
            <table:table-cell table:style-name="Taula4.B59" office:value-type="string">
              <text:p text:style-name="P675"/>
            </table:table-cell>
            <table:table-cell table:style-name="Taula4.C59" office:value-type="string">
              <text:p text:style-name="P675">3.6.2 Insuficiente</text:p>
            </table:table-cell>
            <table:table-cell table:style-name="Taula4.A59" table:number-columns-spanned="2" office:value-type="string">
              <text:p text:style-name="P675"/>
            </table:table-cell>
            <table:covered-table-cell/>
            <table:table-cell table:style-name="Taula4.B59" office:value-type="string">
              <text:p text:style-name="P675"/>
            </table:table-cell>
            <table:table-cell table:style-name="Taula4.C59" office:value-type="string">
              <text:p text:style-name="P675">3.6.2 Insufficient</text:p>
            </table:table-cell>
            <table:table-cell table:style-name="Taula4.A59" office:value-type="string">
              <text:p text:style-name="P675"/>
            </table:table-cell>
            <table:table-cell table:style-name="Taula4.B59" office:value-type="string">
              <text:p text:style-name="P675"/>
            </table:table-cell>
            <table:table-cell table:style-name="Taula4.C59" office:value-type="string">
              <text:p text:style-name="P675">3.6.2 Incapable</text:p>
            </table:table-cell>
            <table:table-cell table:style-name="Taula4.A59" office:value-type="string">
              <text:p text:style-name="P675"/>
            </table:table-cell>
            <table:table-cell table:style-name="Taula4.B59" office:value-type="string">
              <text:p text:style-name="P675"/>
            </table:table-cell>
            <table:table-cell table:style-name="Taula4.C59" office:value-type="string">
              <text:p text:style-name="P675">3.6.2 Insuficiente</text:p>
            </table:table-cell>
          </table:table-row>
          <table:table-row table:style-name="Taula4.1">
            <table:table-cell table:style-name="Taula4.A60" table:number-columns-spanned="3" office:value-type="string">
              <text:p text:style-name="P674">4 Trist/a</text:p>
            </table:table-cell>
            <table:covered-table-cell/>
            <table:covered-table-cell/>
            <table:table-cell table:style-name="Taula4.A60" table:number-columns-spanned="3" office:value-type="string">
              <text:p text:style-name="P674">4 Tristeza</text:p>
            </table:table-cell>
            <table:covered-table-cell/>
            <table:covered-table-cell/>
            <table:table-cell table:style-name="Taula4.A60" table:number-columns-spanned="4" office:value-type="string">
              <text:p text:style-name="P674">4 Sadness</text:p>
            </table:table-cell>
            <table:covered-table-cell/>
            <table:covered-table-cell/>
            <table:covered-table-cell/>
            <table:table-cell table:style-name="Taula4.A60" table:number-columns-spanned="3" office:value-type="string">
              <text:p text:style-name="P674">4 Tristesse</text:p>
            </table:table-cell>
            <table:covered-table-cell/>
            <table:covered-table-cell/>
            <table:table-cell table:style-name="Taula4.A60" table:number-columns-spanned="3" office:value-type="string">
              <text:p text:style-name="P674">4 Tristeza</text:p>
            </table:table-cell>
            <table:covered-table-cell/>
            <table:covered-table-cell/>
          </table:table-row>
          <table:table-row table:style-name="Taula4.1">
            <table:table-cell table:style-name="Taula4.A61" office:value-type="string">
              <text:p text:style-name="P675"/>
            </table:table-cell>
            <table:table-cell table:style-name="Taula4.B61" table:number-columns-spanned="2" office:value-type="string">
              <text:p text:style-name="P675">4.1 Desesperat/da</text:p>
            </table:table-cell>
            <table:covered-table-cell/>
            <table:table-cell table:style-name="Taula4.A61" office:value-type="string">
              <text:p text:style-name="P675"/>
            </table:table-cell>
            <table:table-cell table:style-name="Taula4.B61" table:number-columns-spanned="2" office:value-type="string">
              <text:p text:style-name="P675">4.1 Desesperado/a</text:p>
            </table:table-cell>
            <table:covered-table-cell/>
            <table:table-cell table:style-name="Taula4.A61" table:number-columns-spanned="2" office:value-type="string">
              <text:p text:style-name="P675"/>
            </table:table-cell>
            <table:covered-table-cell/>
            <table:table-cell table:style-name="Taula4.B61" table:number-columns-spanned="2" office:value-type="string">
              <text:p text:style-name="P675">4.1 Desperate</text:p>
            </table:table-cell>
            <table:covered-table-cell/>
            <table:table-cell table:style-name="Taula4.A61" office:value-type="string">
              <text:p text:style-name="P675"/>
            </table:table-cell>
            <table:table-cell table:style-name="Taula4.B61" table:number-columns-spanned="2" office:value-type="string">
              <text:p text:style-name="P675">4.1 Désespoir</text:p>
            </table:table-cell>
            <table:covered-table-cell/>
            <table:table-cell table:style-name="Taula4.A61" office:value-type="string">
              <text:p text:style-name="P675"/>
            </table:table-cell>
            <table:table-cell table:style-name="Taula4.B61" table:number-columns-spanned="2" office:value-type="string">
              <text:p text:style-name="P675">4.1 Desesperado</text:p>
            </table:table-cell>
            <table:covered-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1.1 Desvalgut/d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1.1 Desvalid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1.1 Helpless</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1.1 Impuissant</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1.1 Indefeso</text:p>
            </table: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1.2 Vulnerable</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1.2 Vulnerable</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1.2 Vulnerable</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1.2 Vulnérable</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1.2 Vulnerável</text:p>
            </table:table-cell>
          </table:table-row>
          <table:table-row table:style-name="Taula4.1">
            <table:table-cell table:style-name="Taula4.A61" office:value-type="string">
              <text:p text:style-name="P675"/>
            </table:table-cell>
            <table:table-cell table:style-name="Taula4.B61" table:number-columns-spanned="2" office:value-type="string">
              <text:p text:style-name="P675">4.2 Deprimit/da</text:p>
            </table:table-cell>
            <table:covered-table-cell/>
            <table:table-cell table:style-name="Taula4.A61" office:value-type="string">
              <text:p text:style-name="P675"/>
            </table:table-cell>
            <table:table-cell table:style-name="Taula4.B61" table:number-columns-spanned="2" office:value-type="string">
              <text:p text:style-name="P675">4.2 Deprimido/a</text:p>
            </table:table-cell>
            <table:covered-table-cell/>
            <table:table-cell table:style-name="Taula4.A61" table:number-columns-spanned="2" office:value-type="string">
              <text:p text:style-name="P675"/>
            </table:table-cell>
            <table:covered-table-cell/>
            <table:table-cell table:style-name="Taula4.B61" table:number-columns-spanned="2" office:value-type="string">
              <text:p text:style-name="P675">4.2 Depressed</text:p>
            </table:table-cell>
            <table:covered-table-cell/>
            <table:table-cell table:style-name="Taula4.A61" office:value-type="string">
              <text:p text:style-name="P675"/>
            </table:table-cell>
            <table:table-cell table:style-name="Taula4.B61" table:number-columns-spanned="2" office:value-type="string">
              <text:p text:style-name="P675">4.2 Dépression</text:p>
            </table:table-cell>
            <table:covered-table-cell/>
            <table:table-cell table:style-name="Taula4.A61" office:value-type="string">
              <text:p text:style-name="P675"/>
            </table:table-cell>
            <table:table-cell table:style-name="Taula4.B61" table:number-columns-spanned="2" office:value-type="string">
              <text:p text:style-name="P675">4.2 Deprimido</text:p>
            </table:table-cell>
            <table:covered-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2.1 Buit/d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2.1 Vací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2.1 Empty</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2.1 Vide</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2.1 Vazio</text:p>
            </table: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2.2 Melancòlic/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2.2 Melancólic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2.2 Melancholic</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2.2 Mélancolique</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2.2 Melancólico</text:p>
            </table:table-cell>
          </table:table-row>
          <table:table-row table:style-name="Taula4.1">
            <table:table-cell table:style-name="Taula4.A61" office:value-type="string">
              <text:p text:style-name="P675"/>
            </table:table-cell>
            <table:table-cell table:style-name="Taula4.B61" table:number-columns-spanned="2" office:value-type="string">
              <text:p text:style-name="P675">4.3 Culpable</text:p>
            </table:table-cell>
            <table:covered-table-cell/>
            <table:table-cell table:style-name="Taula4.A61" office:value-type="string">
              <text:p text:style-name="P675"/>
            </table:table-cell>
            <table:table-cell table:style-name="Taula4.B61" table:number-columns-spanned="2" office:value-type="string">
              <text:p text:style-name="P675">4.3 Culpable</text:p>
            </table:table-cell>
            <table:covered-table-cell/>
            <table:table-cell table:style-name="Taula4.A61" table:number-columns-spanned="2" office:value-type="string">
              <text:p text:style-name="P675"/>
            </table:table-cell>
            <table:covered-table-cell/>
            <table:table-cell table:style-name="Taula4.B61" table:number-columns-spanned="2" office:value-type="string">
              <text:p text:style-name="P675">4.3 Guilty</text:p>
            </table:table-cell>
            <table:covered-table-cell/>
            <table:table-cell table:style-name="Taula4.A61" office:value-type="string">
              <text:p text:style-name="P675"/>
            </table:table-cell>
            <table:table-cell table:style-name="Taula4.B61" table:number-columns-spanned="2" office:value-type="string">
              <text:p text:style-name="P675">4.3 Culpabilité</text:p>
            </table:table-cell>
            <table:covered-table-cell/>
            <table:table-cell table:style-name="Taula4.A61" office:value-type="string">
              <text:p text:style-name="P675"/>
            </table:table-cell>
            <table:table-cell table:style-name="Taula4.B61" table:number-columns-spanned="2" office:value-type="string">
              <text:p text:style-name="P675">4.3 Culpado</text:p>
            </table:table-cell>
            <table:covered-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3.1 Avergonyit/d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3.1 Avergonzad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3.1 Ashamed</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3.1 Honteux</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3.1 Envergonhado</text:p>
            </table: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3.2 Penedit/d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3.2 Arrepentid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3.2 Regretful</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3.2 Remords </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3.2 Arrependido</text:p>
            </table:table-cell>
          </table:table-row>
          <table:table-row table:style-name="Taula4.1">
            <table:table-cell table:style-name="Taula4.A61" office:value-type="string">
              <text:p text:style-name="P675"/>
            </table:table-cell>
            <table:table-cell table:style-name="Taula4.B61" table:number-columns-spanned="2" office:value-type="string">
              <text:p text:style-name="P675">4.4 Abandonat/da</text:p>
            </table:table-cell>
            <table:covered-table-cell/>
            <table:table-cell table:style-name="Taula4.A61" office:value-type="string">
              <text:p text:style-name="P675"/>
            </table:table-cell>
            <table:table-cell table:style-name="Taula4.B61" table:number-columns-spanned="2" office:value-type="string">
              <text:p text:style-name="P675">4.4 Abandonado/a</text:p>
            </table:table-cell>
            <table:covered-table-cell/>
            <table:table-cell table:style-name="Taula4.A61" table:number-columns-spanned="2" office:value-type="string">
              <text:p text:style-name="P675"/>
            </table:table-cell>
            <table:covered-table-cell/>
            <table:table-cell table:style-name="Taula4.B61" table:number-columns-spanned="2" office:value-type="string">
              <text:p text:style-name="P675">4.4 Abandoned</text:p>
            </table:table-cell>
            <table:covered-table-cell/>
            <table:table-cell table:style-name="Taula4.A61" office:value-type="string">
              <text:p text:style-name="P675"/>
            </table:table-cell>
            <table:table-cell table:style-name="Taula4.B61" table:number-columns-spanned="2" office:value-type="string">
              <text:p text:style-name="P675">4.4 Abandon</text:p>
            </table:table-cell>
            <table:covered-table-cell/>
            <table:table-cell table:style-name="Taula4.A61" office:value-type="string">
              <text:p text:style-name="P675"/>
            </table:table-cell>
            <table:table-cell table:style-name="Taula4.B61" table:number-columns-spanned="2" office:value-type="string">
              <text:p text:style-name="P675">4.4 Abandonado</text:p>
            </table:table-cell>
            <table:covered-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4.1 Ignorat/d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4.1 Ignorad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4.1 Ignored</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4.1 Ignoré</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4.1 Ignorado</text:p>
            </table: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4.2 Victimitzat/d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4.2 Victimitzad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4.2 Victimized</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4.2 Intimidé</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4.2 Vitimado</text:p>
            </table:table-cell>
          </table:table-row>
          <table:table-row table:style-name="Taula4.1">
            <table:table-cell table:style-name="Taula4.A61" office:value-type="string">
              <text:p text:style-name="P675"/>
            </table:table-cell>
            <table:table-cell table:style-name="Taula4.B61" table:number-columns-spanned="2" office:value-type="string">
              <text:p text:style-name="P675">4.5 Sol/a</text:p>
            </table:table-cell>
            <table:covered-table-cell/>
            <table:table-cell table:style-name="Taula4.A61" office:value-type="string">
              <text:p text:style-name="P675"/>
            </table:table-cell>
            <table:table-cell table:style-name="Taula4.B61" table:number-columns-spanned="2" office:value-type="string">
              <text:p text:style-name="P675">4.5 Solo/a</text:p>
            </table:table-cell>
            <table:covered-table-cell/>
            <table:table-cell table:style-name="Taula4.A61" table:number-columns-spanned="2" office:value-type="string">
              <text:p text:style-name="P675"/>
            </table:table-cell>
            <table:covered-table-cell/>
            <table:table-cell table:style-name="Taula4.B61" table:number-columns-spanned="2" office:value-type="string">
              <text:p text:style-name="P675">4.5 Alone</text:p>
            </table:table-cell>
            <table:covered-table-cell/>
            <table:table-cell table:style-name="Taula4.A61" office:value-type="string">
              <text:p text:style-name="P675"/>
            </table:table-cell>
            <table:table-cell table:style-name="Taula4.B61" table:number-columns-spanned="2" office:value-type="string">
              <text:p text:style-name="P675">4.5 Solitude</text:p>
            </table:table-cell>
            <table:covered-table-cell/>
            <table:table-cell table:style-name="Taula4.A61" office:value-type="string">
              <text:p text:style-name="P675"/>
            </table:table-cell>
            <table:table-cell table:style-name="Taula4.B61" table:number-columns-spanned="2" office:value-type="string">
              <text:p text:style-name="P675">4.5 Sozinho</text:p>
            </table:table-cell>
            <table:covered-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5.1 Desemparat/d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5.1 Desamparad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5.1 Homeless</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5.1 Abandonné</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5.1 Desamparado</text:p>
            </table: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5.2 Aïllat/d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5.2 Aislad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5.2 Isolated</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5.2 Isolé</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5.2 Isolado</text:p>
            </table:table-cell>
          </table:table-row>
          <table:table-row table:style-name="Taula4.1">
            <table:table-cell table:style-name="Taula4.A61" office:value-type="string">
              <text:p text:style-name="P675"/>
            </table:table-cell>
            <table:table-cell table:style-name="Taula4.B61" table:number-columns-spanned="2" office:value-type="string">
              <text:p text:style-name="P675">4.6 Avorrit/da</text:p>
            </table:table-cell>
            <table:covered-table-cell/>
            <table:table-cell table:style-name="Taula4.A61" office:value-type="string">
              <text:p text:style-name="P675"/>
            </table:table-cell>
            <table:table-cell table:style-name="Taula4.B61" table:number-columns-spanned="2" office:value-type="string">
              <text:p text:style-name="P675">4.6 Aburrido/a</text:p>
            </table:table-cell>
            <table:covered-table-cell/>
            <table:table-cell table:style-name="Taula4.A61" table:number-columns-spanned="2" office:value-type="string">
              <text:p text:style-name="P675"/>
            </table:table-cell>
            <table:covered-table-cell/>
            <table:table-cell table:style-name="Taula4.B61" table:number-columns-spanned="2" office:value-type="string">
              <text:p text:style-name="P675">4.6 Bored</text:p>
            </table:table-cell>
            <table:covered-table-cell/>
            <table:table-cell table:style-name="Taula4.A61" office:value-type="string">
              <text:p text:style-name="P675"/>
            </table:table-cell>
            <table:table-cell table:style-name="Taula4.B61" table:number-columns-spanned="2" office:value-type="string">
              <text:p text:style-name="P675">4.6 Ennui</text:p>
            </table:table-cell>
            <table:covered-table-cell/>
            <table:table-cell table:style-name="Taula4.A61" office:value-type="string">
              <text:p text:style-name="P675"/>
            </table:table-cell>
            <table:table-cell table:style-name="Taula4.B61" table:number-columns-spanned="2" office:value-type="string">
              <text:p text:style-name="P675">4.6 Entediado</text:p>
            </table:table-cell>
            <table:covered-table-cell/>
          </table:table-row>
          <table:table-row table:style-name="Taula4.1">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6.1 Apàtic/a</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6.1 Apático/a</text:p>
            </table:table-cell>
            <table:table-cell table:style-name="Taula4.A61" table:number-columns-spanned="2" office:value-type="string">
              <text:p text:style-name="P675"/>
            </table:table-cell>
            <table:covered-table-cell/>
            <table:table-cell table:style-name="Taula4.B62" office:value-type="string">
              <text:p text:style-name="P675"/>
            </table:table-cell>
            <table:table-cell table:style-name="Taula4.B61" office:value-type="string">
              <text:p text:style-name="P675">4.6.1 Apathetic</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6.1 Amorphe</text:p>
            </table:table-cell>
            <table:table-cell table:style-name="Taula4.A61" office:value-type="string">
              <text:p text:style-name="P675"/>
            </table:table-cell>
            <table:table-cell table:style-name="Taula4.B62" office:value-type="string">
              <text:p text:style-name="P675"/>
            </table:table-cell>
            <table:table-cell table:style-name="Taula4.B61" office:value-type="string">
              <text:p text:style-name="P675">4.6.1 Apático</text:p>
            </table:table-cell>
          </table:table-row>
          <table:table-row table:style-name="Taula4.1">
            <table:table-cell table:style-name="Taula4.A78" office:value-type="string">
              <text:p text:style-name="P675"/>
            </table:table-cell>
            <table:table-cell table:style-name="Taula4.B78" office:value-type="string">
              <text:p text:style-name="P675"/>
            </table:table-cell>
            <table:table-cell table:style-name="Taula4.C78" office:value-type="string">
              <text:p text:style-name="P675">4.6.2 Indiferent</text:p>
            </table:table-cell>
            <table:table-cell table:style-name="Taula4.A78" office:value-type="string">
              <text:p text:style-name="P675"/>
            </table:table-cell>
            <table:table-cell table:style-name="Taula4.B78" office:value-type="string">
              <text:p text:style-name="P675"/>
            </table:table-cell>
            <table:table-cell table:style-name="Taula4.C78" office:value-type="string">
              <text:p text:style-name="P675">4.6.2 Indiferente</text:p>
            </table:table-cell>
            <table:table-cell table:style-name="Taula4.A78" table:number-columns-spanned="2" office:value-type="string">
              <text:p text:style-name="P675"/>
            </table:table-cell>
            <table:covered-table-cell/>
            <table:table-cell table:style-name="Taula4.B78" office:value-type="string">
              <text:p text:style-name="P675"/>
            </table:table-cell>
            <table:table-cell table:style-name="Taula4.C78" office:value-type="string">
              <text:p text:style-name="P675">4.6.2 Indifferent</text:p>
            </table:table-cell>
            <table:table-cell table:style-name="Taula4.A78" office:value-type="string">
              <text:p text:style-name="P675"/>
            </table:table-cell>
            <table:table-cell table:style-name="Taula4.B78" office:value-type="string">
              <text:p text:style-name="P675"/>
            </table:table-cell>
            <table:table-cell table:style-name="Taula4.C78" office:value-type="string">
              <text:p text:style-name="P675">4.6.2 Indifférend</text:p>
            </table:table-cell>
            <table:table-cell table:style-name="Taula4.A78" office:value-type="string">
              <text:p text:style-name="P675"/>
            </table:table-cell>
            <table:table-cell table:style-name="Taula4.B78" office:value-type="string">
              <text:p text:style-name="P675"/>
            </table:table-cell>
            <table:table-cell table:style-name="Taula4.C78" office:value-type="string">
              <text:p text:style-name="P675">4.6.2 Indiferente</text:p>
            </table:table-cell>
          </table:table-row>
          <table:table-row table:style-name="Taula4.1">
            <table:table-cell table:style-name="Taula4.A79" table:number-columns-spanned="3" office:value-type="string">
              <text:p text:style-name="P674">5 Desconcertat/da</text:p>
            </table:table-cell>
            <table:covered-table-cell/>
            <table:covered-table-cell/>
            <table:table-cell table:style-name="Taula4.A79" table:number-columns-spanned="3" office:value-type="string">
              <text:p text:style-name="P674">5 Sorpresa</text:p>
            </table:table-cell>
            <table:covered-table-cell/>
            <table:covered-table-cell/>
            <table:table-cell table:style-name="Taula4.A79" table:number-columns-spanned="4" office:value-type="string">
              <text:p text:style-name="P674">5 Surprise</text:p>
            </table:table-cell>
            <table:covered-table-cell/>
            <table:covered-table-cell/>
            <table:covered-table-cell/>
            <table:table-cell table:style-name="Taula4.A79" table:number-columns-spanned="3" office:value-type="string">
              <text:p text:style-name="P674">5 Surprise</text:p>
            </table:table-cell>
            <table:covered-table-cell/>
            <table:covered-table-cell/>
            <table:table-cell table:style-name="Taula4.A79" table:number-columns-spanned="3" office:value-type="string">
              <text:p text:style-name="P674">5 Surpresa</text:p>
            </table:table-cell>
            <table:covered-table-cell/>
            <table:covered-table-cell/>
          </table:table-row>
          <table:table-row table:style-name="Taula4.1">
            <table:table-cell table:style-name="Taula4.A80" office:value-type="string">
              <text:p text:style-name="P675"/>
            </table:table-cell>
            <table:table-cell table:style-name="Taula4.B80" table:number-columns-spanned="2" office:value-type="string">
              <text:p text:style-name="P675">5.1 Confús/a</text:p>
            </table:table-cell>
            <table:covered-table-cell/>
            <table:table-cell table:style-name="Taula4.A80" office:value-type="string">
              <text:p text:style-name="P675"/>
            </table:table-cell>
            <table:table-cell table:style-name="Taula4.B80" table:number-columns-spanned="2" office:value-type="string">
              <text:p text:style-name="P675">5.1 Confundido/a</text:p>
            </table:table-cell>
            <table:covered-table-cell/>
            <table:table-cell table:style-name="Taula4.A80" office:value-type="string">
              <text:p text:style-name="P675"/>
            </table:table-cell>
            <table:table-cell table:style-name="Taula4.B80" table:number-columns-spanned="3" office:value-type="string">
              <text:p text:style-name="P675">5.1 Confused</text:p>
            </table:table-cell>
            <table:covered-table-cell/>
            <table:covered-table-cell/>
            <table:table-cell table:style-name="Taula4.A80" office:value-type="string">
              <text:p text:style-name="P675"/>
            </table:table-cell>
            <table:table-cell table:style-name="Taula4.B80" table:number-columns-spanned="2" office:value-type="string">
              <text:p text:style-name="P675">5.1 Confu</text:p>
            </table:table-cell>
            <table:covered-table-cell/>
            <table:table-cell table:style-name="Taula4.A80" office:value-type="string">
              <text:p text:style-name="P675"/>
            </table:table-cell>
            <table:table-cell table:style-name="Taula4.B80" table:number-columns-spanned="2" office:value-type="string">
              <text:p text:style-name="P675">5.1 Confuso</text:p>
            </table:table-cell>
            <table:covered-table-cell/>
          </table:table-row>
          <table:table-row table:style-name="Taula4.1">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1.1 Desil·lusionat/da</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1.1 Desilusionado/a</text:p>
            </table:table-cell>
            <table:table-cell table:style-name="Taula4.A80" table:number-columns-spanned="2" office:value-type="string">
              <text:p text:style-name="P675"/>
            </table:table-cell>
            <table:covered-table-cell/>
            <table:table-cell table:style-name="Taula4.B81" office:value-type="string">
              <text:p text:style-name="P675"/>
            </table:table-cell>
            <table:table-cell table:style-name="Taula4.B80" office:value-type="string">
              <text:p text:style-name="P675">5.1.1 Disillusioned</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1.1 Désillusionné</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1.1 Desiludido</text:p>
            </table:table-cell>
          </table:table-row>
          <table:table-row table:style-name="Taula4.1">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1.2 Perplex/a</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1.2 Perplejo/a</text:p>
            </table:table-cell>
            <table:table-cell table:style-name="Taula4.A80" table:number-columns-spanned="2" office:value-type="string">
              <text:p text:style-name="P675"/>
            </table:table-cell>
            <table:covered-table-cell/>
            <table:table-cell table:style-name="Taula4.B81" office:value-type="string">
              <text:p text:style-name="P675"/>
            </table:table-cell>
            <table:table-cell table:style-name="Taula4.B80" office:value-type="string">
              <text:p text:style-name="P675">5.1.2 Perplexed</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1.2 Perplexe</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1.2 Perplexo</text:p>
            </table:table-cell>
          </table:table-row>
          <table:table-row table:style-name="Taula4.1">
            <table:table-cell table:style-name="Taula4.A80" office:value-type="string">
              <text:p text:style-name="P675"/>
            </table:table-cell>
            <table:table-cell table:style-name="Taula4.B80" table:number-columns-spanned="2" office:value-type="string">
              <text:p text:style-name="P675">5.2 Sorprès/a</text:p>
            </table:table-cell>
            <table:covered-table-cell/>
            <table:table-cell table:style-name="Taula4.A80" office:value-type="string">
              <text:p text:style-name="P675"/>
            </table:table-cell>
            <table:table-cell table:style-name="Taula4.B80" table:number-columns-spanned="2" office:value-type="string">
              <text:p text:style-name="P675">5.2 Sorprendido/a</text:p>
            </table:table-cell>
            <table:covered-table-cell/>
            <table:table-cell table:style-name="Taula4.A80" table:number-columns-spanned="2" office:value-type="string">
              <text:p text:style-name="P675"/>
            </table:table-cell>
            <table:covered-table-cell/>
            <table:table-cell table:style-name="Taula4.B80" table:number-columns-spanned="2" office:value-type="string">
              <text:p text:style-name="P675">5.2 Surprised</text:p>
            </table:table-cell>
            <table:covered-table-cell/>
            <table:table-cell table:style-name="Taula4.A80" office:value-type="string">
              <text:p text:style-name="P675"/>
            </table:table-cell>
            <table:table-cell table:style-name="Taula4.B80" table:number-columns-spanned="2" office:value-type="string">
              <text:p text:style-name="P675">5.2 Surpris</text:p>
            </table:table-cell>
            <table:covered-table-cell/>
            <table:table-cell table:style-name="Taula4.A80" office:value-type="string">
              <text:p text:style-name="P675"/>
            </table:table-cell>
            <table:table-cell table:style-name="Taula4.B80" table:number-columns-spanned="2" office:value-type="string">
              <text:p text:style-name="P675">5.2 Surpreso</text:p>
            </table:table-cell>
            <table:covered-table-cell/>
          </table:table-row>
          <table:table-row table:style-name="Taula4.1">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2.1 Abatut/da</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2.1 Abatido/a</text:p>
            </table:table-cell>
            <table:table-cell table:style-name="Taula4.A80" table:number-columns-spanned="2" office:value-type="string">
              <text:p text:style-name="P675"/>
            </table:table-cell>
            <table:covered-table-cell/>
            <table:table-cell table:style-name="Taula4.B81" office:value-type="string">
              <text:p text:style-name="P675"/>
            </table:table-cell>
            <table:table-cell table:style-name="Taula4.B80" office:value-type="string">
              <text:p text:style-name="P675">5.2.1 Dejected</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2.1 Consterné</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2.1 Abatido</text:p>
            </table:table-cell>
          </table:table-row>
          <table:table-row table:style-name="Taula4.1">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2.2 Commocionat/da</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2.2 Conmocionado/a</text:p>
            </table:table-cell>
            <table:table-cell table:style-name="Taula4.A80" table:number-columns-spanned="2" office:value-type="string">
              <text:p text:style-name="P675"/>
            </table:table-cell>
            <table:covered-table-cell/>
            <table:table-cell table:style-name="Taula4.B81" office:value-type="string">
              <text:p text:style-name="P675"/>
            </table:table-cell>
            <table:table-cell table:style-name="Taula4.B80" office:value-type="string">
              <text:p text:style-name="P675">5.2.2 Shocked</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2.2 Choqué</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2.2 Chocado</text:p>
            </table:table-cell>
          </table:table-row>
          <text:soft-page-break/>
          <table:table-row table:style-name="Taula4.1">
            <table:table-cell table:style-name="Taula4.A80" office:value-type="string">
              <text:p text:style-name="P675"/>
            </table:table-cell>
            <table:table-cell table:style-name="Taula4.B80" table:number-columns-spanned="2" office:value-type="string">
              <text:p text:style-name="P675">5.3 Impressionat/da</text:p>
            </table:table-cell>
            <table:covered-table-cell/>
            <table:table-cell table:style-name="Taula4.A80" office:value-type="string">
              <text:p text:style-name="P675"/>
            </table:table-cell>
            <table:table-cell table:style-name="Taula4.B80" table:number-columns-spanned="2" office:value-type="string">
              <text:p text:style-name="P675">5.3 Asombrado/a</text:p>
            </table:table-cell>
            <table:covered-table-cell/>
            <table:table-cell table:style-name="Taula4.A80" table:number-columns-spanned="2" office:value-type="string">
              <text:p text:style-name="P675"/>
            </table:table-cell>
            <table:covered-table-cell/>
            <table:table-cell table:style-name="Taula4.B80" table:number-columns-spanned="2" office:value-type="string">
              <text:p text:style-name="P675">5.3 Astonished</text:p>
            </table:table-cell>
            <table:covered-table-cell/>
            <table:table-cell table:style-name="Taula4.A80" office:value-type="string">
              <text:p text:style-name="P675"/>
            </table:table-cell>
            <table:table-cell table:style-name="Taula4.B80" table:number-columns-spanned="2" office:value-type="string">
              <text:p text:style-name="P675">5.3 Étonné</text:p>
            </table:table-cell>
            <table:covered-table-cell/>
            <table:table-cell table:style-name="Taula4.A80" office:value-type="string">
              <text:p text:style-name="P675"/>
            </table:table-cell>
            <table:table-cell table:style-name="Taula4.B80" table:number-columns-spanned="2" office:value-type="string">
              <text:p text:style-name="P675">5.3 Surpreso</text:p>
            </table:table-cell>
            <table:covered-table-cell/>
          </table:table-row>
          <table:table-row table:style-name="Taula4.1">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3.1 Estupefacte/a</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3.1 Estupefacto/a</text:p>
            </table:table-cell>
            <table:table-cell table:style-name="Taula4.A80" table:number-columns-spanned="2" office:value-type="string">
              <text:p text:style-name="P675"/>
            </table:table-cell>
            <table:covered-table-cell/>
            <table:table-cell table:style-name="Taula4.B81" office:value-type="string">
              <text:p text:style-name="P675"/>
            </table:table-cell>
            <table:table-cell table:style-name="Taula4.B80" office:value-type="string">
              <text:p text:style-name="P675">5.3.1 Stupefied</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3.1 Stupéfait</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3.1 Estupefato</text:p>
            </table:table-cell>
          </table:table-row>
          <table:table-row table:style-name="Taula4.1">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3.2 Impressionat/da</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3.2 Impresionado/a</text:p>
            </table:table-cell>
            <table:table-cell table:style-name="Taula4.A80" table:number-columns-spanned="2" office:value-type="string">
              <text:p text:style-name="P675"/>
            </table:table-cell>
            <table:covered-table-cell/>
            <table:table-cell table:style-name="Taula4.B81" office:value-type="string">
              <text:p text:style-name="P675"/>
            </table:table-cell>
            <table:table-cell table:style-name="Taula4.B80" office:value-type="string">
              <text:p text:style-name="P675">5.3.2 Impressed</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3.2 Impressionné</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3.2 Impressionado</text:p>
            </table:table-cell>
          </table:table-row>
          <table:table-row table:style-name="Taula4.1">
            <table:table-cell table:style-name="Taula4.A80" office:value-type="string">
              <text:p text:style-name="P675"/>
            </table:table-cell>
            <table:table-cell table:style-name="Taula4.B80" table:number-columns-spanned="2" office:value-type="string">
              <text:p text:style-name="P675">5.4 Entusiasmat/da</text:p>
            </table:table-cell>
            <table:covered-table-cell/>
            <table:table-cell table:style-name="Taula4.A80" office:value-type="string">
              <text:p text:style-name="P675"/>
            </table:table-cell>
            <table:table-cell table:style-name="Taula4.B80" table:number-columns-spanned="2" office:value-type="string">
              <text:p text:style-name="P675">5.4 Entusiasmado/a</text:p>
            </table:table-cell>
            <table:covered-table-cell/>
            <table:table-cell table:style-name="Taula4.A80" table:number-columns-spanned="2" office:value-type="string">
              <text:p text:style-name="P675"/>
            </table:table-cell>
            <table:covered-table-cell/>
            <table:table-cell table:style-name="Taula4.B80" table:number-columns-spanned="2" office:value-type="string">
              <text:p text:style-name="P675">5.4 Enthusiastic</text:p>
            </table:table-cell>
            <table:covered-table-cell/>
            <table:table-cell table:style-name="Taula4.A80" office:value-type="string">
              <text:p text:style-name="P675"/>
            </table:table-cell>
            <table:table-cell table:style-name="Taula4.B80" table:number-columns-spanned="2" office:value-type="string">
              <text:p text:style-name="P675">5.4 Excité</text:p>
            </table:table-cell>
            <table:covered-table-cell/>
            <table:table-cell table:style-name="Taula4.A80" office:value-type="string">
              <text:p text:style-name="P675"/>
            </table:table-cell>
            <table:table-cell table:style-name="Taula4.B80" table:number-columns-spanned="2" office:value-type="string">
              <text:p text:style-name="P675">5.4 Entusiasmado</text:p>
            </table:table-cell>
            <table:covered-table-cell/>
          </table:table-row>
          <table:table-row table:style-name="Taula4.1">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4.1 Entusiasta</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4.1 Entusiasta</text:p>
            </table:table-cell>
            <table:table-cell table:style-name="Taula4.A80" table:number-columns-spanned="2" office:value-type="string">
              <text:p text:style-name="P675"/>
            </table:table-cell>
            <table:covered-table-cell/>
            <table:table-cell table:style-name="Taula4.B81" office:value-type="string">
              <text:p text:style-name="P675"/>
            </table:table-cell>
            <table:table-cell table:style-name="Taula4.B80" office:value-type="string">
              <text:p text:style-name="P675">5.4.1 Enthusiast</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4.1 Avide</text:p>
            </table:table-cell>
            <table:table-cell table:style-name="Taula4.A80" office:value-type="string">
              <text:p text:style-name="P675"/>
            </table:table-cell>
            <table:table-cell table:style-name="Taula4.B81" office:value-type="string">
              <text:p text:style-name="P675"/>
            </table:table-cell>
            <table:table-cell table:style-name="Taula4.B80" office:value-type="string">
              <text:p text:style-name="P675">5.4.1 Entusiasta</text:p>
            </table:table-cell>
          </table:table-row>
          <table:table-row table:style-name="Taula4.1">
            <table:table-cell table:style-name="Taula4.A91" office:value-type="string">
              <text:p text:style-name="P675"/>
            </table:table-cell>
            <table:table-cell table:style-name="Taula4.B91" office:value-type="string">
              <text:p text:style-name="P675"/>
            </table:table-cell>
            <table:table-cell table:style-name="Taula4.C91" office:value-type="string">
              <text:p text:style-name="P675">5.4.2 Enèrgic/a</text:p>
            </table:table-cell>
            <table:table-cell table:style-name="Taula4.A91" office:value-type="string">
              <text:p text:style-name="P675"/>
            </table:table-cell>
            <table:table-cell table:style-name="Taula4.B91" office:value-type="string">
              <text:p text:style-name="P675"/>
            </table:table-cell>
            <table:table-cell table:style-name="Taula4.C91" office:value-type="string">
              <text:p text:style-name="P675">5.4.2 Enérgico/a</text:p>
            </table:table-cell>
            <table:table-cell table:style-name="Taula4.A91" table:number-columns-spanned="2" office:value-type="string">
              <text:p text:style-name="P675"/>
            </table:table-cell>
            <table:covered-table-cell/>
            <table:table-cell table:style-name="Taula4.B91" office:value-type="string">
              <text:p text:style-name="P675"/>
            </table:table-cell>
            <table:table-cell table:style-name="Taula4.C91" office:value-type="string">
              <text:p text:style-name="P675">5.4.2 Energetic</text:p>
            </table:table-cell>
            <table:table-cell table:style-name="Taula4.A91" office:value-type="string">
              <text:p text:style-name="P675"/>
            </table:table-cell>
            <table:table-cell table:style-name="Taula4.B91" office:value-type="string">
              <text:p text:style-name="P675"/>
            </table:table-cell>
            <table:table-cell table:style-name="Taula4.C91" office:value-type="string">
              <text:p text:style-name="P675">5.4.2 Énergétique</text:p>
            </table:table-cell>
            <table:table-cell table:style-name="Taula4.A91" office:value-type="string">
              <text:p text:style-name="P675"/>
            </table:table-cell>
            <table:table-cell table:style-name="Taula4.B91" office:value-type="string">
              <text:p text:style-name="P675"/>
            </table:table-cell>
            <table:table-cell table:style-name="Taula4.C91" office:value-type="string">
              <text:p text:style-name="P675">5.4.2 Energético</text:p>
            </table:table-cell>
          </table:table-row>
          <table:table-row table:style-name="Taula4.1">
            <table:table-cell table:style-name="Taula4.A92" table:number-columns-spanned="3" office:value-type="string">
              <text:p text:style-name="P674">6 Feliç</text:p>
            </table:table-cell>
            <table:covered-table-cell/>
            <table:covered-table-cell/>
            <table:table-cell table:style-name="Taula4.A92" table:number-columns-spanned="3" office:value-type="string">
              <text:p text:style-name="P674">6 Felicidad</text:p>
            </table:table-cell>
            <table:covered-table-cell/>
            <table:covered-table-cell/>
            <table:table-cell table:style-name="Taula4.A92" table:number-columns-spanned="4" office:value-type="string">
              <text:p text:style-name="P674">6 Happiness</text:p>
            </table:table-cell>
            <table:covered-table-cell/>
            <table:covered-table-cell/>
            <table:covered-table-cell/>
            <table:table-cell table:style-name="Taula4.A92" table:number-columns-spanned="3" office:value-type="string">
              <text:p text:style-name="P674">6 Heureux</text:p>
            </table:table-cell>
            <table:covered-table-cell/>
            <table:covered-table-cell/>
            <table:table-cell table:style-name="Taula4.A92" table:number-columns-spanned="3" office:value-type="string">
              <text:p text:style-name="P674">6 Felicidade</text:p>
            </table:table-cell>
            <table:covered-table-cell/>
            <table:covered-table-cell/>
          </table:table-row>
          <table:table-row table:style-name="Taula4.1">
            <table:table-cell table:style-name="Taula4.A93" office:value-type="string">
              <text:p text:style-name="P675"/>
            </table:table-cell>
            <table:table-cell table:style-name="Taula4.B93" table:number-columns-spanned="2" office:value-type="string">
              <text:p text:style-name="P675">6.1 Interessat/da</text:p>
            </table:table-cell>
            <table:covered-table-cell/>
            <table:table-cell table:style-name="Taula4.A93" office:value-type="string">
              <text:p text:style-name="P675"/>
            </table:table-cell>
            <table:table-cell table:style-name="Taula4.B93" table:number-columns-spanned="2" office:value-type="string">
              <text:p text:style-name="P675">6.1 Interesado/a</text:p>
            </table:table-cell>
            <table:covered-table-cell/>
            <table:table-cell table:style-name="Taula4.A93" table:number-columns-spanned="2" office:value-type="string">
              <text:p text:style-name="P675"/>
            </table:table-cell>
            <table:covered-table-cell/>
            <table:table-cell table:style-name="Taula4.B93" table:number-columns-spanned="2" office:value-type="string">
              <text:p text:style-name="P675">6.1 Interested</text:p>
            </table:table-cell>
            <table:covered-table-cell/>
            <table:table-cell table:style-name="Taula4.A93" office:value-type="string">
              <text:p text:style-name="P675"/>
            </table:table-cell>
            <table:table-cell table:style-name="Taula4.B93" table:number-columns-spanned="2" office:value-type="string">
              <text:p text:style-name="P675">6.1 Intéressée</text:p>
            </table:table-cell>
            <table:covered-table-cell/>
            <table:table-cell table:style-name="Taula4.A93" office:value-type="string">
              <text:p text:style-name="P675"/>
            </table:table-cell>
            <table:table-cell table:style-name="Taula4.B93" table:number-columns-spanned="2" office:value-type="string">
              <text:p text:style-name="P675">6.1 Interessado</text:p>
            </table:table-cell>
            <table:covered-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1.1 Entretingut/d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1.1 Entretenid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1.1 Entertaining</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1.1 Amusé</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1.1 Divertido</text:p>
            </table: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1.2 Curiós/a </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1.2 Curioso/a </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1.2 Curious</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1.2 Curieux</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1.2 Curioso</text:p>
            </table:table-cell>
          </table:table-row>
          <table:table-row table:style-name="Taula4.1">
            <table:table-cell table:style-name="Taula4.A93" office:value-type="string">
              <text:p text:style-name="P675"/>
            </table:table-cell>
            <table:table-cell table:style-name="Taula4.B93" table:number-columns-spanned="2" office:value-type="string">
              <text:p text:style-name="P675">6.2 <text:s/>Calmat/da</text:p>
            </table:table-cell>
            <table:covered-table-cell/>
            <table:table-cell table:style-name="Taula4.A93" office:value-type="string">
              <text:p text:style-name="P675"/>
            </table:table-cell>
            <table:table-cell table:style-name="Taula4.B93" table:number-columns-spanned="2" office:value-type="string">
              <text:p text:style-name="P675">6.2 <text:s/>Calmado/a</text:p>
            </table:table-cell>
            <table:covered-table-cell/>
            <table:table-cell table:style-name="Taula4.A93" table:number-columns-spanned="2" office:value-type="string">
              <text:p text:style-name="P675"/>
            </table:table-cell>
            <table:covered-table-cell/>
            <table:table-cell table:style-name="Taula4.B93" table:number-columns-spanned="2" office:value-type="string">
              <text:p text:style-name="P675">6.2 Calm</text:p>
            </table:table-cell>
            <table:covered-table-cell/>
            <table:table-cell table:style-name="Taula4.A93" office:value-type="string">
              <text:p text:style-name="P675"/>
            </table:table-cell>
            <table:table-cell table:style-name="Taula4.B93" table:number-columns-spanned="2" office:value-type="string">
              <text:p text:style-name="P675">6.2 Calme</text:p>
            </table:table-cell>
            <table:covered-table-cell/>
            <table:table-cell table:style-name="Taula4.A93" office:value-type="string">
              <text:p text:style-name="P675"/>
            </table:table-cell>
            <table:table-cell table:style-name="Taula4.B93" table:number-columns-spanned="2" office:value-type="string">
              <text:p text:style-name="P675">6.2 Calma</text:p>
            </table:table-cell>
            <table:covered-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2.2 Sensible</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2.2 Sensible</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2.2 Sensitive</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2.2 Sensible</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2.2 Sensível</text:p>
            </table: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2.3 Bromist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2.3 Bromist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2.3 Prankster</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2.3 Espiègle</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2.3 Brincalhão</text:p>
            </table:table-cell>
          </table:table-row>
          <table:table-row table:style-name="Taula4.1">
            <table:table-cell table:style-name="Taula4.A93" office:value-type="string">
              <text:p text:style-name="P675"/>
            </table:table-cell>
            <table:table-cell table:style-name="Taula4.B93" table:number-columns-spanned="2" office:value-type="string">
              <text:p text:style-name="P675">6.3 <text:s/>Acceptat/da</text:p>
            </table:table-cell>
            <table:covered-table-cell/>
            <table:table-cell table:style-name="Taula4.A93" office:value-type="string">
              <text:p text:style-name="P675"/>
            </table:table-cell>
            <table:table-cell table:style-name="Taula4.B93" table:number-columns-spanned="2" office:value-type="string">
              <text:p text:style-name="P675">6.3 <text:s/>Acceptado/a</text:p>
            </table:table-cell>
            <table:covered-table-cell/>
            <table:table-cell table:style-name="Taula4.A93" table:number-columns-spanned="2" office:value-type="string">
              <text:p text:style-name="P675"/>
            </table:table-cell>
            <table:covered-table-cell/>
            <table:table-cell table:style-name="Taula4.B93" table:number-columns-spanned="2" office:value-type="string">
              <text:p text:style-name="P675">6.3 Accepted</text:p>
            </table:table-cell>
            <table:covered-table-cell/>
            <table:table-cell table:style-name="Taula4.A93" office:value-type="string">
              <text:p text:style-name="P675"/>
            </table:table-cell>
            <table:table-cell table:style-name="Taula4.B93" table:number-columns-spanned="2" office:value-type="string">
              <text:p text:style-name="P675">6.3 Accepté</text:p>
            </table:table-cell>
            <table:covered-table-cell/>
            <table:table-cell table:style-name="Taula4.A93" office:value-type="string">
              <text:p text:style-name="P675"/>
            </table:table-cell>
            <table:table-cell table:style-name="Taula4.B93" table:number-columns-spanned="2" office:value-type="string">
              <text:p text:style-name="P675">6.3 Aceito</text:p>
            </table:table-cell>
            <table:covered-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3.1 Respectat/d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3.1 Respetad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3.1 Respected</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3.1 Respecté</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3.1 Respeitado</text:p>
            </table: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3.2 Satisfet/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3.2 Satisfech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3.2 Satisfied</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3.2 Accompli</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3.2 Satisfeito</text:p>
            </table:table-cell>
          </table:table-row>
          <table:table-row table:style-name="Taula4.1">
            <table:table-cell table:style-name="Taula4.A93" office:value-type="string">
              <text:p text:style-name="P675"/>
            </table:table-cell>
            <table:table-cell table:style-name="Taula4.B93" table:number-columns-spanned="2" office:value-type="string">
              <text:p text:style-name="P675">6.4 <text:s/>Pacífic/a</text:p>
            </table:table-cell>
            <table:covered-table-cell/>
            <table:table-cell table:style-name="Taula4.A93" office:value-type="string">
              <text:p text:style-name="P675"/>
            </table:table-cell>
            <table:table-cell table:style-name="Taula4.B93" table:number-columns-spanned="2" office:value-type="string">
              <text:p text:style-name="P675">6.4 <text:s/>Pacífico/a</text:p>
            </table:table-cell>
            <table:covered-table-cell/>
            <table:table-cell table:style-name="Taula4.A93" table:number-columns-spanned="2" office:value-type="string">
              <text:p text:style-name="P675"/>
            </table:table-cell>
            <table:covered-table-cell/>
            <table:table-cell table:style-name="Taula4.B93" table:number-columns-spanned="2" office:value-type="string">
              <text:p text:style-name="P675">6.4 Pacific</text:p>
            </table:table-cell>
            <table:covered-table-cell/>
            <table:table-cell table:style-name="Taula4.A93" office:value-type="string">
              <text:p text:style-name="P675"/>
            </table:table-cell>
            <table:table-cell table:style-name="Taula4.B93" table:number-columns-spanned="2" office:value-type="string">
              <text:p text:style-name="P675">6.4 Paisible</text:p>
            </table:table-cell>
            <table:covered-table-cell/>
            <table:table-cell table:style-name="Taula4.A93" office:value-type="string">
              <text:p text:style-name="P675"/>
            </table:table-cell>
            <table:table-cell table:style-name="Taula4.B93" table:number-columns-spanned="2" office:value-type="string">
              <text:p text:style-name="P675">6.4 Pacífico</text:p>
            </table:table-cell>
            <table:covered-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4.1 Afectuós/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4.1 Cariños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4.1 Affectionate</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4.1 Aimant</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4.1 Carinhoso</text:p>
            </table: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4.2 Esperançat/d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4.2 Esperanzad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4.2 Hopeful</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4.2 Optimiste</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4.2 Esperançoso</text:p>
            </table:table-cell>
          </table:table-row>
          <table:table-row table:style-name="Taula4.1">
            <table:table-cell table:style-name="Taula4.A93" office:value-type="string">
              <text:p text:style-name="P675"/>
            </table:table-cell>
            <table:table-cell table:style-name="Taula4.B93" table:number-columns-spanned="2" office:value-type="string">
              <text:p text:style-name="P675">6.5 <text:s/>Optimista</text:p>
            </table:table-cell>
            <table:covered-table-cell/>
            <table:table-cell table:style-name="Taula4.A93" office:value-type="string">
              <text:p text:style-name="P675"/>
            </table:table-cell>
            <table:table-cell table:style-name="Taula4.B93" table:number-columns-spanned="2" office:value-type="string">
              <text:p text:style-name="P676">6.5 <text:s/>Optimista</text:p>
            </table:table-cell>
            <table:covered-table-cell/>
            <table:table-cell table:style-name="Taula4.A93" table:number-columns-spanned="2" office:value-type="string">
              <text:p text:style-name="P675"/>
            </table:table-cell>
            <table:covered-table-cell/>
            <table:table-cell table:style-name="Taula4.B93" table:number-columns-spanned="2" office:value-type="string">
              <text:p text:style-name="P675">6.5 Optimistic</text:p>
            </table:table-cell>
            <table:covered-table-cell/>
            <table:table-cell table:style-name="Taula4.A93" office:value-type="string">
              <text:p text:style-name="P675"/>
            </table:table-cell>
            <table:table-cell table:style-name="Taula4.B93" table:number-columns-spanned="2" office:value-type="string">
              <text:p text:style-name="P675">6.5 Optimiste</text:p>
            </table:table-cell>
            <table:covered-table-cell/>
            <table:table-cell table:style-name="Taula4.A93" office:value-type="string">
              <text:p text:style-name="P675"/>
            </table:table-cell>
            <table:table-cell table:style-name="Taula4.B93" table:number-columns-spanned="2" office:value-type="string">
              <text:p text:style-name="P675">6.5 Otimista</text:p>
            </table:table-cell>
            <table:covered-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5.1 Obert/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5.1 Abiert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5.1 Open</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5.1 Ouvert</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5.1 Abrir</text:p>
            </table: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5.2 Inspirat/d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5.2 Inspirad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5.2 Inspired</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5.2 Inspiré</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5.2 Inspirado</text:p>
            </table:table-cell>
          </table:table-row>
          <table:table-row table:style-name="Taula4.1">
            <table:table-cell table:style-name="Taula4.A93" office:value-type="string">
              <text:p text:style-name="P675"/>
            </table:table-cell>
            <table:table-cell table:style-name="Taula4.B93" table:number-columns-spanned="2" office:value-type="string">
              <text:p text:style-name="P675">6.6 Alegre</text:p>
            </table:table-cell>
            <table:covered-table-cell/>
            <table:table-cell table:style-name="Taula4.A93" office:value-type="string">
              <text:p text:style-name="P675"/>
            </table:table-cell>
            <table:table-cell table:style-name="Taula4.B93" table:number-columns-spanned="2" office:value-type="string">
              <text:p text:style-name="P675">6.6 Alegre</text:p>
            </table:table-cell>
            <table:covered-table-cell/>
            <table:table-cell table:style-name="Taula4.A93" table:number-columns-spanned="2" office:value-type="string">
              <text:p text:style-name="P675"/>
            </table:table-cell>
            <table:covered-table-cell/>
            <table:table-cell table:style-name="Taula4.B93" table:number-columns-spanned="2" office:value-type="string">
              <text:p text:style-name="P675">6.6 Cheerful</text:p>
            </table:table-cell>
            <table:covered-table-cell/>
            <table:table-cell table:style-name="Taula4.A93" office:value-type="string">
              <text:p text:style-name="P675"/>
            </table:table-cell>
            <table:table-cell table:style-name="Taula4.B93" table:number-columns-spanned="2" office:value-type="string">
              <text:p text:style-name="P675">6.6 Joyeux</text:p>
            </table:table-cell>
            <table:covered-table-cell/>
            <table:table-cell table:style-name="Taula4.A93" office:value-type="string">
              <text:p text:style-name="P675"/>
            </table:table-cell>
            <table:table-cell table:style-name="Taula4.B93" table:number-columns-spanned="2" office:value-type="string">
              <text:p text:style-name="P675">6.6 Alegre</text:p>
            </table:table-cell>
            <table:covered-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6.1 Alliberat/d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6.1 Liberad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6.1 Released</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6.1 Liberé</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6.1 Liberado</text:p>
            </table: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6.2 Eufòric/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6.2 Eufóric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6.2 Euphoric</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6.2 Extasié</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6.2 Eufórico</text:p>
            </table:table-cell>
          </table:table-row>
          <table:table-row table:style-name="Taula4.1">
            <table:table-cell table:style-name="Taula4.A93" office:value-type="string">
              <text:p text:style-name="P675"/>
            </table:table-cell>
            <table:table-cell table:style-name="Taula4.B93" table:number-columns-spanned="2" office:value-type="string">
              <text:p text:style-name="P675">6.7 <text:s/>Orgullós/a</text:p>
            </table:table-cell>
            <table:covered-table-cell/>
            <table:table-cell table:style-name="Taula4.A93" office:value-type="string">
              <text:p text:style-name="P675"/>
            </table:table-cell>
            <table:table-cell table:style-name="Taula4.B93" table:number-columns-spanned="2" office:value-type="string">
              <text:p text:style-name="P675">6.7 <text:s/>Orgulloso/a</text:p>
            </table:table-cell>
            <table:covered-table-cell/>
            <table:table-cell table:style-name="Taula4.A93" table:number-columns-spanned="2" office:value-type="string">
              <text:p text:style-name="P675"/>
            </table:table-cell>
            <table:covered-table-cell/>
            <table:table-cell table:style-name="Taula4.B93" table:number-columns-spanned="2" office:value-type="string">
              <text:p text:style-name="P675">6.7 Proud</text:p>
            </table:table-cell>
            <table:covered-table-cell/>
            <table:table-cell table:style-name="Taula4.A93" office:value-type="string">
              <text:p text:style-name="P675"/>
            </table:table-cell>
            <table:table-cell table:style-name="Taula4.B93" table:number-columns-spanned="2" office:value-type="string">
              <text:p text:style-name="P675">6.7 Fier</text:p>
            </table:table-cell>
            <table:covered-table-cell/>
            <table:table-cell table:style-name="Taula4.A93" office:value-type="string">
              <text:p text:style-name="P675"/>
            </table:table-cell>
            <table:table-cell table:style-name="Taula4.B93" table:number-columns-spanned="2" office:value-type="string">
              <text:p text:style-name="P675">6.7 Orgulhoso</text:p>
            </table:table-cell>
            <table:covered-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7.1 Important</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7.1 Importante</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7.1 Important</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7.1 Important</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7.1 Importante</text:p>
            </table: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7.2 Segur/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7.2 Seguro/a</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7.2 Insurance</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7.2 Confiant</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7.2 Seguro</text:p>
            </table:table-cell>
          </table:table-row>
          <table:table-row table:style-name="Taula4.1">
            <table:table-cell table:style-name="Taula4.A93" office:value-type="string">
              <text:p text:style-name="P675"/>
            </table:table-cell>
            <table:table-cell table:style-name="Taula4.B93" table:number-columns-spanned="2" office:value-type="string">
              <text:p text:style-name="P675">6.8 <text:s/>Poderós/a</text:p>
            </table:table-cell>
            <table:covered-table-cell/>
            <table:table-cell table:style-name="Taula4.A93" office:value-type="string">
              <text:p text:style-name="P675"/>
            </table:table-cell>
            <table:table-cell table:style-name="Taula4.B93" table:number-columns-spanned="2" office:value-type="string">
              <text:p text:style-name="P675">6.8 <text:s/>Poderoso/a</text:p>
            </table:table-cell>
            <table:covered-table-cell/>
            <table:table-cell table:style-name="Taula4.A93" table:number-columns-spanned="2" office:value-type="string">
              <text:p text:style-name="P675"/>
            </table:table-cell>
            <table:covered-table-cell/>
            <table:table-cell table:style-name="Taula4.B93" table:number-columns-spanned="2" office:value-type="string">
              <text:p text:style-name="P675">6.8 Powerful</text:p>
            </table:table-cell>
            <table:covered-table-cell/>
            <table:table-cell table:style-name="Taula4.A93" office:value-type="string">
              <text:p text:style-name="P675"/>
            </table:table-cell>
            <table:table-cell table:style-name="Taula4.B93" table:number-columns-spanned="2" office:value-type="string">
              <text:p text:style-name="P675">6.8 Fort</text:p>
            </table:table-cell>
            <table:covered-table-cell/>
            <table:table-cell table:style-name="Taula4.A93" office:value-type="string">
              <text:p text:style-name="P675"/>
            </table:table-cell>
            <table:table-cell table:style-name="Taula4.B93" table:number-columns-spanned="2" office:value-type="string">
              <text:p text:style-name="P675">6.8 Poderoso</text:p>
            </table:table-cell>
            <table:covered-table-cell/>
          </table:table-row>
          <table:table-row table:style-name="Taula4.1">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8.1 Valent/a</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8.1 Valiente</text:p>
            </table:table-cell>
            <table:table-cell table:style-name="Taula4.A93" table:number-columns-spanned="2" office:value-type="string">
              <text:p text:style-name="P675"/>
            </table:table-cell>
            <table:covered-table-cell/>
            <table:table-cell table:style-name="Taula4.B94" office:value-type="string">
              <text:p text:style-name="P675"/>
            </table:table-cell>
            <table:table-cell table:style-name="Taula4.B93" office:value-type="string">
              <text:p text:style-name="P675">6.8.1 Brave</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8.1 Courageux</text:p>
            </table:table-cell>
            <table:table-cell table:style-name="Taula4.A93" office:value-type="string">
              <text:p text:style-name="P675"/>
            </table:table-cell>
            <table:table-cell table:style-name="Taula4.B94" office:value-type="string">
              <text:p text:style-name="P675"/>
            </table:table-cell>
            <table:table-cell table:style-name="Taula4.B93" office:value-type="string">
              <text:p text:style-name="P675">6.8.1 Corajoso</text:p>
            </table:table-cell>
          </table:table-row>
          <table:table-row table:style-name="Taula4.1">
            <table:table-cell table:style-name="Taula4.A116" office:value-type="string">
              <text:p text:style-name="P675"/>
            </table:table-cell>
            <table:table-cell table:style-name="Taula4.B116" office:value-type="string">
              <text:p text:style-name="P675"/>
            </table:table-cell>
            <table:table-cell table:style-name="Taula4.C116" office:value-type="string">
              <text:p text:style-name="P675">6.8.2 Provocatiu/va</text:p>
            </table:table-cell>
            <table:table-cell table:style-name="Taula4.A116" office:value-type="string">
              <text:p text:style-name="P675"/>
            </table:table-cell>
            <table:table-cell table:style-name="Taula4.B116" office:value-type="string">
              <text:p text:style-name="P675"/>
            </table:table-cell>
            <table:table-cell table:style-name="Taula4.C116" office:value-type="string">
              <text:p text:style-name="P675">6.8.2 Provocativo/a</text:p>
            </table:table-cell>
            <table:table-cell table:style-name="Taula4.A116" table:number-columns-spanned="2" office:value-type="string">
              <text:p text:style-name="P675"/>
            </table:table-cell>
            <table:covered-table-cell/>
            <table:table-cell table:style-name="Taula4.B116" office:value-type="string">
              <text:p text:style-name="P675"/>
            </table:table-cell>
            <table:table-cell table:style-name="Taula4.C116" office:value-type="string">
              <text:p text:style-name="P675">6.8.2 Provocative</text:p>
            </table:table-cell>
            <table:table-cell table:style-name="Taula4.A116" office:value-type="string">
              <text:p text:style-name="P675"/>
            </table:table-cell>
            <table:table-cell table:style-name="Taula4.B116" office:value-type="string">
              <text:p text:style-name="P675"/>
            </table:table-cell>
            <table:table-cell table:style-name="Taula4.C116" office:value-type="string">
              <text:p text:style-name="P675">6.8.2 Provocant</text:p>
            </table:table-cell>
            <table:table-cell table:style-name="Taula4.A116" office:value-type="string">
              <text:p text:style-name="P675"/>
            </table:table-cell>
            <table:table-cell table:style-name="Taula4.B116" office:value-type="string">
              <text:p text:style-name="P675"/>
            </table:table-cell>
            <table:table-cell table:style-name="Taula4.C116" office:value-type="string">
              <text:p text:style-name="P675">6.8.2 Provocativo</text:p>
            </table:table-cell>
          </table:table-row>
        </table:table>
        <text:p text:style-name="Table">Taula <text:sequence text:ref-name="refTable35" text:name="Table" text:formula="ooow:Table+1" style:num-format="1">36</text:sequence>: Estructura d'emocions per defecte</text:p>
        <text:p text:style-name="Standard"/>
        <text:p text:style-name="Standard"/>
        <text:p text:style-name="P677"/>
        <text:p text:style-name="P678"/>
        <text:p text:style-name="P678"/>
        <text:p text:style-name="P678"/>
        <text:list text:style-name="L5">
          <text:list-header>
            <text:p text:style-name="P679"/>
          </text:list-header>
        </text:list>
        <text:h text:style-name="P680" text:outline-level="1"><text:bookmark-start text:name="__RefHeading___Toc11898_102173057"/><text:bookmark-start text:name="__RefNumPara__10117_102173057"/>Permisos d’usuari<text:bookmark-end text:name="__RefHeading___Toc11898_102173057"/><text:bookmark-end text:name="__RefNumPara__10117_102173057"/></text:h>
        <text:p text:style-name="P681">En aquest capítol es descriuen els permisos d’usuari que aniran sent incorporats a l’aplicació.</text:p>
        <text:p text:style-name="P682">La primera columna de la taula estableix quin bit dels 64 disponibles identificarà el permís.</text:p>
        <text:p text:style-name="P682">Les columnes <text:span text:style-name="T13">Adm.</text:span><text:span text:style-name="T10">, </text:span><text:span text:style-name="T13">Thp.</text:span><text:span text:style-name="T10"> i </text:span><text:span text:style-name="T13">Pat.</text:span><text:span text:style-name="T10"> estableixen quin valor tindran aquests permisos per defecte quan es creïn usuaris de tipus </text:span><text:span text:style-name="T13">administratiu</text:span><text:span text:style-name="T10">,</text:span><text:span text:style-name="T13"> terapeuta</text:span><text:span text:style-name="T10"> i</text:span><text:span text:style-name="T13"> pacient</text:span><text:span text:style-name="T10">, respectivament</text:span><text:span text:style-name="T10"><text:note text:id="ftn6" text:note-class="footnote"><text:note-citation>6</text:note-citation><text:note-body><text:p text:style-name="P683">C = Cert, habilitat. F = Fals, inhabilitat.</text:p></text:note-body></text:note></text:span><text:span text:style-name="T10">.</text:span></text:p>
        <table:table table:name="Taula35" table:style-name="Taula35">
          <table:table-column table:style-name="Taula35.A"/>
          <table:table-column table:style-name="Taula35.B"/>
          <table:table-column table:style-name="Taula35.C"/>
          <table:table-column table:style-name="Taula35.D"/>
          <table:table-column table:style-name="Taula35.E"/>
          <table:table-column table:style-name="Taula35.D"/>
          <table:table-column table:style-name="Taula35.G"/>
          <table:table-header-rows>
            <table:table-row>
              <table:table-cell table:style-name="Taula35.A1" office:value-type="string">
                <text:p text:style-name="P684">Índex</text:p>
              </table:table-cell>
              <table:table-cell table:style-name="Taula35.A1" office:value-type="string">
                <text:p text:style-name="P684">Mòdul</text:p>
              </table:table-cell>
              <table:table-cell table:style-name="Taula35.A1" office:value-type="string">
                <text:p text:style-name="P684">Nom</text:p>
              </table:table-cell>
              <table:table-cell table:style-name="Taula35.A1" office:value-type="string">
                <text:p text:style-name="P685">Adm</text:p>
              </table:table-cell>
              <table:table-cell table:style-name="Taula35.A1" office:value-type="string">
                <text:p text:style-name="P685">Thp</text:p>
              </table:table-cell>
              <table:table-cell table:style-name="Taula35.A1" office:value-type="string">
                <text:p text:style-name="P685">Pat</text:p>
              </table:table-cell>
              <table:table-cell table:style-name="Taula35.G1" office:value-type="string">
                <text:p text:style-name="P686">Descripció</text:p>
              </table:table-cell>
            </table:table-row>
          </table:table-header-rows>
          <table:table-row>
            <table:table-cell table:style-name="Taula35.A2" office:value-type="string">
              <text:p text:style-name="P687"><text:span text:style-name="T316">L</text:span>0001</text:p>
            </table:table-cell>
            <table:table-cell table:style-name="Taula35.B2" office:value-type="string">
              <text:p text:style-name="P688">USRMOD</text:p>
            </table:table-cell>
            <table:table-cell table:style-name="Taula35.C2" office:value-type="string">
              <text:p text:style-name="P688">Create<text:span text:style-name="T316">Administrator</text:span>User</text:p>
            </table:table-cell>
            <table:table-cell table:style-name="Taula35.D2" office:value-type="string">
              <text:p text:style-name="P689">C</text:p>
            </table:table-cell>
            <table:table-cell table:style-name="Taula35.E2" office:value-type="string">
              <text:p text:style-name="P690">F</text:p>
            </table:table-cell>
            <table:table-cell table:style-name="Taula35.F2" office:value-type="string">
              <text:p text:style-name="P690">F</text:p>
            </table:table-cell>
            <table:table-cell table:style-name="Taula35.G2" office:value-type="string">
              <text:p text:style-name="P691">Estableix si es pot crear/modificar usuaris <text:span text:style-name="T13">administradors</text:span>.</text:p>
            </table:table-cell>
          </table:table-row>
          <table:table-row>
            <table:table-cell table:style-name="Taula35.A3" office:value-type="string">
              <text:p text:style-name="P692">L0002</text:p>
            </table:table-cell>
            <table:table-cell table:style-name="Taula35.B3" office:value-type="string">
              <text:p text:style-name="P693">USRMOD</text:p>
            </table:table-cell>
            <table:table-cell table:style-name="Taula35.C3" office:value-type="string">
              <text:p text:style-name="P693">CreateTherapistUser</text:p>
            </table:table-cell>
            <table:table-cell table:style-name="Taula35.D3" office:value-type="string">
              <text:p text:style-name="P690">C</text:p>
            </table:table-cell>
            <table:table-cell table:style-name="Taula35.E3" office:value-type="string">
              <text:p text:style-name="P690">F</text:p>
            </table:table-cell>
            <table:table-cell table:style-name="Taula35.F3" office:value-type="string">
              <text:p text:style-name="P690">F</text:p>
            </table:table-cell>
            <table:table-cell table:style-name="Taula35.G3" office:value-type="string">
              <text:p text:style-name="P691">Estableix si es pot crear/modificar usuaris <text:span text:style-name="T13">terapeutes</text:span>.</text:p>
            </table:table-cell>
          </table:table-row>
          <table:table-row>
            <table:table-cell table:style-name="Taula35.A3" office:value-type="string">
              <text:p text:style-name="P692">L0004</text:p>
            </table:table-cell>
            <table:table-cell table:style-name="Taula35.B3" office:value-type="string">
              <text:p text:style-name="P693">USRMOD</text:p>
            </table:table-cell>
            <table:table-cell table:style-name="Taula35.C3" office:value-type="string">
              <text:p text:style-name="P693">CreatePatientUser</text:p>
            </table:table-cell>
            <table:table-cell table:style-name="Taula35.D3" office:value-type="string">
              <text:p text:style-name="P690">C</text:p>
            </table:table-cell>
            <table:table-cell table:style-name="Taula35.E3" office:value-type="string">
              <text:p text:style-name="P690">C</text:p>
            </table:table-cell>
            <table:table-cell table:style-name="Taula35.F3" office:value-type="string">
              <text:p text:style-name="P690">F</text:p>
            </table:table-cell>
            <table:table-cell table:style-name="Taula35.G3" office:value-type="string">
              <text:p text:style-name="P691">Estableix si es pot crear/modificar usuaris <text:span text:style-name="T13">pacients</text:span>.</text:p>
            </table:table-cell>
          </table:table-row>
          <table:table-row>
            <table:table-cell table:style-name="Taula35.A5" office:value-type="string">
              <text:p text:style-name="P692">L0008</text:p>
            </table:table-cell>
            <table:table-cell table:style-name="Taula35.B5" office:value-type="string">
              <text:p text:style-name="P693">USRMOD</text:p>
            </table:table-cell>
            <table:table-cell table:style-name="Taula35.C5" office:value-type="string">
              <text:p text:style-name="P693">ManagePermissions</text:p>
            </table:table-cell>
            <table:table-cell table:style-name="Taula35.D5" office:value-type="string">
              <text:p text:style-name="P690">C</text:p>
            </table:table-cell>
            <table:table-cell table:style-name="Taula35.E5" office:value-type="string">
              <text:p text:style-name="P690">F</text:p>
            </table:table-cell>
            <table:table-cell table:style-name="Taula35.F5" office:value-type="string">
              <text:p text:style-name="P690">F</text:p>
            </table:table-cell>
            <table:table-cell table:style-name="Taula35.G5" office:value-type="string">
              <text:p text:style-name="P691">Estableix si es pot gestionar els permisos dels usuaris.</text:p>
            </table:table-cell>
          </table:table-row>
          <table:table-row>
            <table:table-cell table:style-name="Taula35.A6" office:value-type="string">
              <text:p text:style-name="P692">L0010</text:p>
            </table:table-cell>
            <table:table-cell table:style-name="Taula35.B6" office:value-type="string">
              <text:p text:style-name="P693">DISMOD</text:p>
            </table:table-cell>
            <table:table-cell table:style-name="Taula35.C6" office:value-type="string">
              <text:p text:style-name="P693">ManageDiseases</text:p>
            </table:table-cell>
            <table:table-cell table:style-name="Taula35.D6" office:value-type="string">
              <text:p text:style-name="P690">F</text:p>
            </table:table-cell>
            <table:table-cell table:style-name="Taula35.E6" office:value-type="string">
              <text:p text:style-name="P690">C</text:p>
            </table:table-cell>
            <table:table-cell table:style-name="Taula35.F6" office:value-type="string">
              <text:p text:style-name="P690">F</text:p>
            </table:table-cell>
            <table:table-cell table:style-name="Taula35.G6" office:value-type="string">
              <text:p text:style-name="P691">Estableix si es pot crear/modificar el model de les patologies.</text:p>
            </table:table-cell>
          </table:table-row>
          <table:table-row>
            <table:table-cell table:style-name="Taula35.A7" office:value-type="string">
              <text:p text:style-name="P692">L0020</text:p>
            </table:table-cell>
            <table:table-cell table:style-name="Taula35.B7" office:value-type="string">
              <text:p text:style-name="P693">RESMOD</text:p>
            </table:table-cell>
            <table:table-cell table:style-name="Taula35.C7" office:value-type="string">
              <text:p text:style-name="P693">ManageResources</text:p>
            </table:table-cell>
            <table:table-cell table:style-name="Taula35.D7" office:value-type="string">
              <text:p text:style-name="P690">F</text:p>
            </table:table-cell>
            <table:table-cell table:style-name="Taula35.E7" office:value-type="string">
              <text:p text:style-name="P690">C</text:p>
            </table:table-cell>
            <table:table-cell table:style-name="Taula35.F7" office:value-type="string">
              <text:p text:style-name="P690">F</text:p>
            </table:table-cell>
            <table:table-cell table:style-name="Taula35.G7" office:value-type="string">
              <text:p text:style-name="P691">Estableix si es poden crear/modificar recursos auxiliars.</text:p>
            </table:table-cell>
          </table:table-row>
          <table:table-row>
            <table:table-cell table:style-name="Taula35.A7" office:value-type="string">
              <text:p text:style-name="P692">L0040</text:p>
            </table:table-cell>
            <table:table-cell table:style-name="Taula35.B7" office:value-type="string">
              <text:p text:style-name="P693">TCKMOD</text:p>
            </table:table-cell>
            <table:table-cell table:style-name="Taula35.C7" office:value-type="string">
              <text:p text:style-name="P693">ManageTrackings</text:p>
            </table:table-cell>
            <table:table-cell table:style-name="Taula35.D7" office:value-type="string">
              <text:p text:style-name="P690">F</text:p>
            </table:table-cell>
            <table:table-cell table:style-name="Taula35.E7" office:value-type="string">
              <text:p text:style-name="P690">C</text:p>
            </table:table-cell>
            <table:table-cell table:style-name="Taula35.F7" office:value-type="string">
              <text:p text:style-name="P690">F</text:p>
            </table:table-cell>
            <table:table-cell table:style-name="Taula35.G7" office:value-type="string">
              <text:p text:style-name="P691">Estableix si es poden crear/modificar taules de seguiment.</text:p>
            </table:table-cell>
          </table:table-row>
          <table:table-row>
            <table:table-cell table:style-name="Taula35.A9" office:value-type="string">
              <text:p text:style-name="P692">L0080</text:p>
            </table:table-cell>
            <table:table-cell table:style-name="Taula35.B9" office:value-type="string">
              <text:p text:style-name="P693">TSTMOD</text:p>
            </table:table-cell>
            <table:table-cell table:style-name="Taula35.C9" office:value-type="string">
              <text:p text:style-name="P693">ManageTests</text:p>
            </table:table-cell>
            <table:table-cell table:style-name="Taula35.D9" office:value-type="string">
              <text:p text:style-name="P690">C</text:p>
            </table:table-cell>
            <table:table-cell table:style-name="Taula35.E9" office:value-type="string">
              <text:p text:style-name="P690">C</text:p>
            </table:table-cell>
            <table:table-cell table:style-name="Taula35.F9" office:value-type="string">
              <text:p text:style-name="P690">F</text:p>
            </table:table-cell>
            <table:table-cell table:style-name="Taula35.G9" office:value-type="string">
              <text:p text:style-name="P691">Estableix si es poden crear/modificar tests.</text:p>
            </table:table-cell>
          </table:table-row>
          <table:table-row>
            <table:table-cell table:style-name="Taula35.A10" office:value-type="string">
              <text:p text:style-name="P692">L0100</text:p>
            </table:table-cell>
            <table:table-cell table:style-name="Taula35.B10" office:value-type="string">
              <text:p text:style-name="P693">DGNMOD</text:p>
            </table:table-cell>
            <table:table-cell table:style-name="Taula35.C10" office:value-type="string">
              <text:p text:style-name="P693">ManageDiagnosis</text:p>
            </table:table-cell>
            <table:table-cell table:style-name="Taula35.D10" office:value-type="string">
              <text:p text:style-name="P690">F</text:p>
            </table:table-cell>
            <table:table-cell table:style-name="Taula35.E10" office:value-type="string">
              <text:p text:style-name="P690">C</text:p>
            </table:table-cell>
            <table:table-cell table:style-name="Taula35.F10" office:value-type="string">
              <text:p text:style-name="P690">F</text:p>
            </table:table-cell>
            <table:table-cell table:style-name="Taula35.G10" office:value-type="string">
              <text:p text:style-name="P691">Estableix si es poden establir i gestionar diagnòstics.</text:p>
            </table:table-cell>
          </table:table-row>
          <table:table-row>
            <table:table-cell table:style-name="Taula35.A11" office:value-type="string">
              <text:p text:style-name="P692">L0200</text:p>
            </table:table-cell>
            <table:table-cell table:style-name="Taula35.B11" office:value-type="string">
              <text:p text:style-name="P693">MATMOD</text:p>
            </table:table-cell>
            <table:table-cell table:style-name="Taula35.C11" office:value-type="string">
              <text:p text:style-name="P693">ManageMaterial</text:p>
            </table:table-cell>
            <table:table-cell table:style-name="Taula35.D11" office:value-type="string">
              <text:p text:style-name="P690">C</text:p>
            </table:table-cell>
            <table:table-cell table:style-name="Taula35.E11" office:value-type="string">
              <text:p text:style-name="P690">C</text:p>
            </table:table-cell>
            <table:table-cell table:style-name="Taula35.F11" office:value-type="string">
              <text:p text:style-name="P690">F</text:p>
            </table:table-cell>
            <table:table-cell table:style-name="Taula35.G11" office:value-type="string">
              <text:p text:style-name="P691">Estableix si es poden assignar/gestionar recursos pels pacients.</text:p>
            </table:table-cell>
          </table:table-row>
          <table:table-row>
            <table:table-cell table:style-name="Taula35.A11" office:value-type="string">
              <text:p text:style-name="P692">L0400</text:p>
            </table:table-cell>
            <table:table-cell table:style-name="Taula35.B11" office:value-type="string">
              <text:p text:style-name="P693">REGMOD</text:p>
            </table:table-cell>
            <table:table-cell table:style-name="Taula35.C11" office:value-type="string">
              <text:p text:style-name="P693">FillRegisters</text:p>
            </table:table-cell>
            <table:table-cell table:style-name="Taula35.D11" office:value-type="string">
              <text:p text:style-name="P690">F</text:p>
            </table:table-cell>
            <table:table-cell table:style-name="Taula35.E11" office:value-type="string">
              <text:p text:style-name="P690">F</text:p>
            </table:table-cell>
            <table:table-cell table:style-name="Taula35.F11" office:value-type="string">
              <text:p text:style-name="P690">C</text:p>
            </table:table-cell>
            <table:table-cell table:style-name="Taula35.G11" office:value-type="string">
              <text:p text:style-name="P691">Estableix si es poden complimentar taules de seguiment.</text:p>
            </table:table-cell>
          </table:table-row>
          <table:table-row>
            <table:table-cell table:style-name="Taula35.A13" office:value-type="string">
              <text:p text:style-name="P692">L0800</text:p>
            </table:table-cell>
            <table:table-cell table:style-name="Taula35.B13" office:value-type="string">
              <text:p text:style-name="P693">RESMOD</text:p>
            </table:table-cell>
            <table:table-cell table:style-name="Taula35.C13" office:value-type="string">
              <text:p text:style-name="P693">FillTests</text:p>
            </table:table-cell>
            <table:table-cell table:style-name="Taula35.D13" office:value-type="string">
              <text:p text:style-name="P690">F</text:p>
            </table:table-cell>
            <table:table-cell table:style-name="Taula35.E13" office:value-type="string">
              <text:p text:style-name="P690">F</text:p>
            </table:table-cell>
            <table:table-cell table:style-name="Taula35.F13" office:value-type="string">
              <text:p text:style-name="P690">C</text:p>
            </table:table-cell>
            <table:table-cell table:style-name="Taula35.G13" office:value-type="string">
              <text:p text:style-name="P691">Estableix si es poden complimentar tests.</text:p>
            </table:table-cell>
          </table:table-row>
          <table:table-row table:style-name="Taula35.14">
            <table:table-cell table:style-name="Taula35.A14" office:value-type="string">
              <text:p text:style-name="P694">H0001</text:p>
            </table:table-cell>
            <table:table-cell table:style-name="Taula35.B14" office:value-type="string">
              <text:p text:style-name="P695">....</text:p>
            </table:table-cell>
            <table:table-cell table:style-name="Taula35.B14" office:value-type="string">
              <text:p text:style-name="P695"/>
            </table:table-cell>
            <table:table-cell table:style-name="Taula35.B14" office:value-type="string">
              <text:p text:style-name="P696"/>
            </table:table-cell>
            <table:table-cell table:style-name="Taula35.B14" office:value-type="string">
              <text:p text:style-name="P696"/>
            </table:table-cell>
            <table:table-cell table:style-name="Taula35.B14" office:value-type="string">
              <text:p text:style-name="P696"/>
            </table:table-cell>
            <table:table-cell table:style-name="Taula35.G14" office:value-type="string">
              <text:p text:style-name="P697"/>
            </table:table-cell>
          </table:table-row>
          <table:table-row table:style-name="Taula35.14">
            <table:table-cell table:style-name="Taula35.A15" office:value-type="string">
              <text:p text:style-name="P698">H0002</text:p>
            </table:table-cell>
            <table:table-cell table:style-name="Taula35.B15" office:value-type="string">
              <text:p text:style-name="P695"/>
            </table:table-cell>
            <table:table-cell table:style-name="Taula35.B15" office:value-type="string">
              <text:p text:style-name="P695"/>
            </table:table-cell>
            <table:table-cell table:style-name="Taula35.B15" office:value-type="string">
              <text:p text:style-name="P696"/>
            </table:table-cell>
            <table:table-cell table:style-name="Taula35.B15" office:value-type="string">
              <text:p text:style-name="P696"/>
            </table:table-cell>
            <table:table-cell table:style-name="Taula35.B15" office:value-type="string">
              <text:p text:style-name="P696"/>
            </table:table-cell>
            <table:table-cell table:style-name="Taula35.G15" office:value-type="string">
              <text:p text:style-name="P697"/>
            </table:table-cell>
          </table:table-row>
          <table:table-row table:style-name="Taula35.14">
            <table:table-cell table:style-name="Taula35.A15" office:value-type="string">
              <text:p text:style-name="P698">H0004</text:p>
            </table:table-cell>
            <table:table-cell table:style-name="Taula35.B15" office:value-type="string">
              <text:p text:style-name="P695"/>
            </table:table-cell>
            <table:table-cell table:style-name="Taula35.B15" office:value-type="string">
              <text:p text:style-name="P695"/>
            </table:table-cell>
            <table:table-cell table:style-name="Taula35.B15" office:value-type="string">
              <text:p text:style-name="P696"/>
            </table:table-cell>
            <table:table-cell table:style-name="Taula35.B15" office:value-type="string">
              <text:p text:style-name="P696"/>
            </table:table-cell>
            <table:table-cell table:style-name="Taula35.B15" office:value-type="string">
              <text:p text:style-name="P696"/>
            </table:table-cell>
            <table:table-cell table:style-name="Taula35.G15" office:value-type="string">
              <text:p text:style-name="P697"/>
            </table:table-cell>
          </table:table-row>
          <table:table-row table:style-name="Taula35.14">
            <table:table-cell table:style-name="Taula35.A17" office:value-type="string">
              <text:p text:style-name="P698">H0008</text:p>
            </table:table-cell>
            <table:table-cell table:style-name="Taula35.B17" office:value-type="string">
              <text:p text:style-name="P695"/>
            </table:table-cell>
            <table:table-cell table:style-name="Taula35.B17" office:value-type="string">
              <text:p text:style-name="P695"/>
            </table:table-cell>
            <table:table-cell table:style-name="Taula35.B17" office:value-type="string">
              <text:p text:style-name="P696"/>
            </table:table-cell>
            <table:table-cell table:style-name="Taula35.B17" office:value-type="string">
              <text:p text:style-name="P696"/>
            </table:table-cell>
            <table:table-cell table:style-name="Taula35.B17" office:value-type="string">
              <text:p text:style-name="P696"/>
            </table:table-cell>
            <table:table-cell table:style-name="Taula35.G17" office:value-type="string">
              <text:p text:style-name="P697"/>
            </table:table-cell>
          </table:table-row>
          <table:table-row table:style-name="Taula35.14">
            <table:table-cell table:style-name="Taula35.A14" office:value-type="string">
              <text:p text:style-name="P698">H0010</text:p>
            </table:table-cell>
            <table:table-cell table:style-name="Taula35.B14" office:value-type="string">
              <text:p text:style-name="P695"/>
            </table:table-cell>
            <table:table-cell table:style-name="Taula35.B14" office:value-type="string">
              <text:p text:style-name="P695"/>
            </table:table-cell>
            <table:table-cell table:style-name="Taula35.B14" office:value-type="string">
              <text:p text:style-name="P696"/>
            </table:table-cell>
            <table:table-cell table:style-name="Taula35.B14" office:value-type="string">
              <text:p text:style-name="P696"/>
            </table:table-cell>
            <table:table-cell table:style-name="Taula35.B14" office:value-type="string">
              <text:p text:style-name="P696"/>
            </table:table-cell>
            <table:table-cell table:style-name="Taula35.G14" office:value-type="string">
              <text:p text:style-name="P697"/>
            </table:table-cell>
          </table:table-row>
          <table:table-row table:style-name="Taula35.14">
            <table:table-cell table:style-name="Taula35.A15" office:value-type="string">
              <text:p text:style-name="P698">H0020</text:p>
            </table:table-cell>
            <table:table-cell table:style-name="Taula35.B15" office:value-type="string">
              <text:p text:style-name="P695"/>
            </table:table-cell>
            <table:table-cell table:style-name="Taula35.B15" office:value-type="string">
              <text:p text:style-name="P695"/>
            </table:table-cell>
            <table:table-cell table:style-name="Taula35.B15" office:value-type="string">
              <text:p text:style-name="P696"/>
            </table:table-cell>
            <table:table-cell table:style-name="Taula35.B15" office:value-type="string">
              <text:p text:style-name="P696"/>
            </table:table-cell>
            <table:table-cell table:style-name="Taula35.B15" office:value-type="string">
              <text:p text:style-name="P696"/>
            </table:table-cell>
            <table:table-cell table:style-name="Taula35.G15" office:value-type="string">
              <text:p text:style-name="P697"/>
            </table:table-cell>
          </table:table-row>
          <table:table-row table:style-name="Taula35.14">
            <table:table-cell table:style-name="Taula35.A15" office:value-type="string">
              <text:p text:style-name="P698">H0040</text:p>
            </table:table-cell>
            <table:table-cell table:style-name="Taula35.B15" office:value-type="string">
              <text:p text:style-name="P695"/>
            </table:table-cell>
            <table:table-cell table:style-name="Taula35.B15" office:value-type="string">
              <text:p text:style-name="P695"/>
            </table:table-cell>
            <table:table-cell table:style-name="Taula35.B15" office:value-type="string">
              <text:p text:style-name="P696"/>
            </table:table-cell>
            <table:table-cell table:style-name="Taula35.B15" office:value-type="string">
              <text:p text:style-name="P696"/>
            </table:table-cell>
            <table:table-cell table:style-name="Taula35.B15" office:value-type="string">
              <text:p text:style-name="P696"/>
            </table:table-cell>
            <table:table-cell table:style-name="Taula35.G15" office:value-type="string">
              <text:p text:style-name="P697"/>
            </table:table-cell>
          </table:table-row>
          <table:table-row table:style-name="Taula35.14">
            <table:table-cell table:style-name="Taula35.A17" office:value-type="string">
              <text:p text:style-name="P698">H0080</text:p>
            </table:table-cell>
            <table:table-cell table:style-name="Taula35.B17" office:value-type="string">
              <text:p text:style-name="P695"/>
            </table:table-cell>
            <table:table-cell table:style-name="Taula35.B17" office:value-type="string">
              <text:p text:style-name="P695"/>
            </table:table-cell>
            <table:table-cell table:style-name="Taula35.B17" office:value-type="string">
              <text:p text:style-name="P696"/>
            </table:table-cell>
            <table:table-cell table:style-name="Taula35.B17" office:value-type="string">
              <text:p text:style-name="P696"/>
            </table:table-cell>
            <table:table-cell table:style-name="Taula35.B17" office:value-type="string">
              <text:p text:style-name="P696"/>
            </table:table-cell>
            <table:table-cell table:style-name="Taula35.G17" office:value-type="string">
              <text:p text:style-name="P697"/>
            </table:table-cell>
          </table:table-row>
          <table:table-row table:style-name="Taula35.14">
            <table:table-cell table:style-name="Taula35.A14" office:value-type="string">
              <text:p text:style-name="P694">H0100</text:p>
            </table:table-cell>
            <table:table-cell table:style-name="Taula35.B14" office:value-type="string">
              <text:p text:style-name="P695"/>
            </table:table-cell>
            <table:table-cell table:style-name="Taula35.B14" office:value-type="string">
              <text:p text:style-name="P695"/>
            </table:table-cell>
            <table:table-cell table:style-name="Taula35.B14" office:value-type="string">
              <text:p text:style-name="P696"/>
            </table:table-cell>
            <table:table-cell table:style-name="Taula35.B14" office:value-type="string">
              <text:p text:style-name="P696"/>
            </table:table-cell>
            <table:table-cell table:style-name="Taula35.B14" office:value-type="string">
              <text:p text:style-name="P696"/>
            </table:table-cell>
            <table:table-cell table:style-name="Taula35.G14" office:value-type="string">
              <text:p text:style-name="P697"/>
            </table:table-cell>
          </table:table-row>
          <table:table-row table:style-name="Taula35.14">
            <table:table-cell table:style-name="Taula35.A15" office:value-type="string">
              <text:p text:style-name="P698">H0200</text:p>
            </table:table-cell>
            <table:table-cell table:style-name="Taula35.B15" office:value-type="string">
              <text:p text:style-name="P695"/>
            </table:table-cell>
            <table:table-cell table:style-name="Taula35.B15" office:value-type="string">
              <text:p text:style-name="P695"/>
            </table:table-cell>
            <table:table-cell table:style-name="Taula35.B15" office:value-type="string">
              <text:p text:style-name="P696"/>
            </table:table-cell>
            <table:table-cell table:style-name="Taula35.B15" office:value-type="string">
              <text:p text:style-name="P696"/>
            </table:table-cell>
            <table:table-cell table:style-name="Taula35.B15" office:value-type="string">
              <text:p text:style-name="P696"/>
            </table:table-cell>
            <table:table-cell table:style-name="Taula35.G15" office:value-type="string">
              <text:p text:style-name="P697"/>
            </table:table-cell>
          </table:table-row>
          <table:table-row table:style-name="Taula35.14">
            <table:table-cell table:style-name="Taula35.A15" office:value-type="string">
              <text:p text:style-name="P698">H0400</text:p>
            </table:table-cell>
            <table:table-cell table:style-name="Taula35.B15" office:value-type="string">
              <text:p text:style-name="P695"/>
            </table:table-cell>
            <table:table-cell table:style-name="Taula35.B15" office:value-type="string">
              <text:p text:style-name="P695"/>
            </table:table-cell>
            <table:table-cell table:style-name="Taula35.B15" office:value-type="string">
              <text:p text:style-name="P696"/>
            </table:table-cell>
            <table:table-cell table:style-name="Taula35.B15" office:value-type="string">
              <text:p text:style-name="P696"/>
            </table:table-cell>
            <table:table-cell table:style-name="Taula35.B15" office:value-type="string">
              <text:p text:style-name="P696"/>
            </table:table-cell>
            <table:table-cell table:style-name="Taula35.G15" office:value-type="string">
              <text:p text:style-name="P697"/>
            </table:table-cell>
          </table:table-row>
          <table:table-row table:style-name="Taula35.14">
            <table:table-cell table:style-name="Taula35.A17" office:value-type="string">
              <text:p text:style-name="P698">H0800</text:p>
            </table:table-cell>
            <table:table-cell table:style-name="Taula35.B17" office:value-type="string">
              <text:p text:style-name="P695"/>
            </table:table-cell>
            <table:table-cell table:style-name="Taula35.B17" office:value-type="string">
              <text:p text:style-name="P695"/>
            </table:table-cell>
            <table:table-cell table:style-name="Taula35.B17" office:value-type="string">
              <text:p text:style-name="P696"/>
            </table:table-cell>
            <table:table-cell table:style-name="Taula35.B17" office:value-type="string">
              <text:p text:style-name="P696"/>
            </table:table-cell>
            <table:table-cell table:style-name="Taula35.B17" office:value-type="string">
              <text:p text:style-name="P696"/>
            </table:table-cell>
            <table:table-cell table:style-name="Taula35.G17" office:value-type="string">
              <text:p text:style-name="P697"/>
            </table:table-cell>
          </table:table-row>
          <table:table-row table:style-name="Taula35.14">
            <table:table-cell table:style-name="Taula35.A14" office:value-type="string">
              <text:p text:style-name="P698">H1000</text:p>
            </table:table-cell>
            <table:table-cell table:style-name="Taula35.B14" office:value-type="string">
              <text:p text:style-name="P695"/>
            </table:table-cell>
            <table:table-cell table:style-name="Taula35.B14" office:value-type="string">
              <text:p text:style-name="P695"/>
            </table:table-cell>
            <table:table-cell table:style-name="Taula35.B14" office:value-type="string">
              <text:p text:style-name="P696"/>
            </table:table-cell>
            <table:table-cell table:style-name="Taula35.B14" office:value-type="string">
              <text:p text:style-name="P696"/>
            </table:table-cell>
            <table:table-cell table:style-name="Taula35.B14" office:value-type="string">
              <text:p text:style-name="P696"/>
            </table:table-cell>
            <table:table-cell table:style-name="Taula35.G14" office:value-type="string">
              <text:p text:style-name="P697"/>
            </table:table-cell>
          </table:table-row>
          <table:table-row table:style-name="Taula35.14">
            <table:table-cell table:style-name="Taula35.A15" office:value-type="string">
              <text:p text:style-name="P698">H2000</text:p>
            </table:table-cell>
            <table:table-cell table:style-name="Taula35.B15" office:value-type="string">
              <text:p text:style-name="P695"/>
            </table:table-cell>
            <table:table-cell table:style-name="Taula35.B15" office:value-type="string">
              <text:p text:style-name="P695"/>
            </table:table-cell>
            <table:table-cell table:style-name="Taula35.B15" office:value-type="string">
              <text:p text:style-name="P696"/>
            </table:table-cell>
            <table:table-cell table:style-name="Taula35.B15" office:value-type="string">
              <text:p text:style-name="P696"/>
            </table:table-cell>
            <table:table-cell table:style-name="Taula35.B15" office:value-type="string">
              <text:p text:style-name="P696"/>
            </table:table-cell>
            <table:table-cell table:style-name="Taula35.G15" office:value-type="string">
              <text:p text:style-name="P697"/>
            </table:table-cell>
          </table:table-row>
          <table:table-row table:style-name="Taula35.14">
            <table:table-cell table:style-name="Taula35.A15" office:value-type="string">
              <text:p text:style-name="P698">H4000</text:p>
            </table:table-cell>
            <table:table-cell table:style-name="Taula35.B15" office:value-type="string">
              <text:p text:style-name="P695"/>
            </table:table-cell>
            <table:table-cell table:style-name="Taula35.B15" office:value-type="string">
              <text:p text:style-name="P695"/>
            </table:table-cell>
            <table:table-cell table:style-name="Taula35.B15" office:value-type="string">
              <text:p text:style-name="P696"/>
            </table:table-cell>
            <table:table-cell table:style-name="Taula35.B15" office:value-type="string">
              <text:p text:style-name="P696"/>
            </table:table-cell>
            <table:table-cell table:style-name="Taula35.B15" office:value-type="string">
              <text:p text:style-name="P696"/>
            </table:table-cell>
            <table:table-cell table:style-name="Taula35.G15" office:value-type="string">
              <text:p text:style-name="P697"/>
            </table:table-cell>
          </table:table-row>
          <table:table-row table:style-name="Taula35.29">
            <table:table-cell table:style-name="Taula35.A17" office:value-type="string">
              <text:p text:style-name="P698">H8000</text:p>
            </table:table-cell>
            <table:table-cell table:style-name="Taula35.B17" office:value-type="string">
              <text:p text:style-name="P695"/>
            </table:table-cell>
            <table:table-cell table:style-name="Taula35.B17" office:value-type="string">
              <text:p text:style-name="P695"/>
            </table:table-cell>
            <table:table-cell table:style-name="Taula35.B17" office:value-type="string">
              <text:p text:style-name="P696"/>
            </table:table-cell>
            <table:table-cell table:style-name="Taula35.B17" office:value-type="string">
              <text:p text:style-name="P696"/>
            </table:table-cell>
            <table:table-cell table:style-name="Taula35.B17" office:value-type="string">
              <text:p text:style-name="P696"/>
            </table:table-cell>
            <table:table-cell table:style-name="Taula35.G17" office:value-type="string">
              <text:p text:style-name="P697"/>
            </table:table-cell>
          </table:table-row>
        </table:table>
        <text:p text:style-name="Table">Taula <text:sequence text:ref-name="refTable36" text:name="Table" text:formula="ooow:Table+1" style:num-format="1">37</text:sequence>: Permisos d'Usuari <text:span text:style-name="T260">(en progrés)</text:span></text:p>
        <text:h text:style-name="P699" text:outline-level="1"><text:bookmark-start text:name="__RefHeading___Toc4368_1629209868"/>Índexs<text:bookmark-end text:name="__RefHeading___Toc4368_1629209868"/></text:h>
        <text:illustration-index text:style-name="Sect2" text:protected="true" text:name="Taula de figures1">
          <text:illustration-index-source text:caption-sequence-name="Diagrama" text:caption-sequence-format="text">
            <text:index-title-template text:style-name="Figure_20_Index_20_Heading">Diagram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ula de figures1_Head">
              <text:p text:style-name="Figure_20_Index_20_Heading">Diagrames</text:p>
            </text:index-title>
            <text:p text:style-name="P700"><text:a xlink:type="simple" xlink:href="#Diagrama!0%7Csequence" text:style-name="Index_20_Link" text:visited-style-name="Index_20_Link">Diagrama 1: Model Conceptual de Mòduls<text:tab/>2</text:a></text:p>
            <text:p text:style-name="P700"><text:a xlink:type="simple" xlink:href="#Diagrama!1%7Csequence" text:style-name="Index_20_Link" text:visited-style-name="Index_20_Link">Diagrama 2: Mòdul d'Usuaris (USRMOD)<text:tab/>3</text:a></text:p>
            <text:p text:style-name="P700"><text:a xlink:type="simple" xlink:href="#Diagrama!2%7Csequence" text:style-name="Index_20_Link" text:visited-style-name="Index_20_Link">Diagrama 3: Mòdul de Patologies (DISMOD)<text:tab/>6</text:a></text:p>
            <text:p text:style-name="P700"><text:a xlink:type="simple" xlink:href="#Diagrama!3%7Csequence" text:style-name="Index_20_Link" text:visited-style-name="Index_20_Link">Diagrama 4: Mòdul de Definició de Recursos (RSCMOD)<text:tab/>8</text:a></text:p>
            <text:p text:style-name="P700"><text:a xlink:type="simple" xlink:href="#Diagrama!4%7Csequence" text:style-name="Index_20_Link" text:visited-style-name="Index_20_Link">Diagrama 5: Mòdul de Definició de Taules de Registre (TCKMOD)<text:tab/>10</text:a></text:p>
            <text:p text:style-name="P700"><text:a xlink:type="simple" xlink:href="#Diagrama!5%7Csequence" text:style-name="Index_20_Link" text:visited-style-name="Index_20_Link">Diagrama 6: Mòdul de Definició de Tests (TSTMOD)<text:tab/>13</text:a></text:p>
            <text:p text:style-name="P700"><text:a xlink:type="simple" xlink:href="#Diagrama!6%7Csequence" text:style-name="Index_20_Link" text:visited-style-name="Index_20_Link">Diagrama 7: Mòdul de Emocions (EMOMOD)<text:tab/>15</text:a></text:p>
            <text:p text:style-name="P700"><text:a xlink:type="simple" xlink:href="#Diagrama!7%7Csequence" text:style-name="Index_20_Link" text:visited-style-name="Index_20_Link">Diagrama 8: Mòdul de Diagnòstic (DGNMOD)<text:tab/>16</text:a></text:p>
            <text:p text:style-name="P700"><text:a xlink:type="simple" xlink:href="#Diagrama!8%7Csequence" text:style-name="Index_20_Link" text:visited-style-name="Index_20_Link">Diagrama 9: Mòdul de Material (MATMOD)<text:tab/>19</text:a></text:p>
            <text:p text:style-name="P700"><text:a xlink:type="simple" xlink:href="#Diagrama!9%7Csequence" text:style-name="Index_20_Link" text:visited-style-name="Index_20_Link">Diagrama 10: Mòdul de Compliment de Taules de Registre (REGMOD)<text:tab/>21</text:a></text:p>
            <text:p text:style-name="P700"><text:a xlink:type="simple" xlink:href="#Diagrama!10%7Csequence" text:style-name="Index_20_Link" text:visited-style-name="Index_20_Link">Diagrama 11: Mòdul de Tests Resolts (RESMOD)<text:tab/>23</text:a></text:p>
            <text:p text:style-name="P700"><text:a xlink:type="simple" xlink:href="#Diagrama!11%7Csequence" text:style-name="Index_20_Link" text:visited-style-name="Index_20_Link">Diagrama 12: Mòdul de Tasques (TSKMOD)<text:tab/>25</text:a></text:p>
            <text:p text:style-name="P700"><text:a xlink:type="simple" xlink:href="#Diagrama!12%7Csequence" text:style-name="Index_20_Link" text:visited-style-name="Index_20_Link">Diagrama 13: Mòdul de Visites (VISMOD)<text:tab/>27</text:a></text:p>
            <text:p text:style-name="P700"><text:a xlink:type="simple" xlink:href="#Diagrama!13%7Csequence" text:style-name="Index_20_Link" text:visited-style-name="Index_20_Link">Diagrama 14: Mòdul de Notificacions (NTFMOD)<text:tab/>28</text:a></text:p>
            <text:p text:style-name="P700"><text:a xlink:type="simple" xlink:href="#Diagrama!14%7Csequence" text:style-name="Index_20_Link" text:visited-style-name="Index_20_Link">Diagrama 15: Mòdul de Definició de Llistes (LSTMOD)<text:tab/>30</text:a></text:p>
            <text:p text:style-name="P700"><text:a xlink:type="simple" xlink:href="#Diagrama!15%7Csequence" text:style-name="Index_20_Link" text:visited-style-name="Index_20_Link">Diagrama 16: Model de Localització (LOCMOD)<text:tab/>32</text:a></text:p>
          </text:index-body>
        </text:illustration-index>
        <text:p text:style-name="Text_20_body"><text:span text:style-name="T317"/></text:p>
        <text:alphabetical-index text:style-name="Sect2" text:protected="true" text:name="Índex alfabètic1">
          <text:alphabetical-index-source text:ignore-case="true" text:sort-algorithm="alphanumeric" fo:language="ca" fo:country="ES">
            <text:index-title-template text:style-name="Index_20_Heading">Entitat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ex alfabètic1_Head">
              <text:p text:style-name="Index_20_Heading">Entitats</text:p>
            </text:index-title>
            <text:p text:style-name="P701">Entitat ACHIEVEMENT<text:tab/>18</text:p>
            <text:p text:style-name="P701">Entitat DEVICE<text:tab/>3</text:p>
            <text:p text:style-name="P701">Entitat DIAGNOSIS<text:tab/>17</text:p>
            <text:p text:style-name="P701">Entitat DIAGNOSIS PHASE<text:tab/>17</text:p>
            <text:p text:style-name="P701">Entitat DISEASE<text:tab/>7</text:p>
            <text:p text:style-name="P701">Entitat DSM-V<text:tab/>6</text:p>
            <text:p text:style-name="P701">Entitat EMOTION<text:tab/>15</text:p>
            <text:p text:style-name="P701">Entitat FCM HISTORY<text:tab/>5</text:p>
            <text:p text:style-name="P701">Entitat GOAL<text:tab/>7</text:p>
            <text:p text:style-name="P701">Entitat LIST CATEGORY<text:tab/>30</text:p>
            <text:p text:style-name="P701">Entitat LOCALE<text:tab/>32</text:p>
            <text:p text:style-name="P701">Entitat MATERIAL<text:tab/>20</text:p>
            <text:p text:style-name="P701">Entitat MOOD<text:tab/>15</text:p>
            <text:p text:style-name="P701">Entitat NOTIFICATION<text:tab/>29</text:p>
            <text:p text:style-name="P701">Entitat OPTION ENTRY<text:tab/>31</text:p>
            <text:p text:style-name="P701">Entitat OPTION LIST<text:tab/>31</text:p>
            <text:p text:style-name="P701">Entitat PHASE<text:tab/>7</text:p>
            <text:p text:style-name="P701">Entitat PHASE MATERIAL<text:tab/>19</text:p>
            <text:p text:style-name="P701">Entitat PHASE RESOURCE<text:tab/>8</text:p>
            <text:p text:style-name="P701">Entitat PHASE TRACKING<text:tab/>10</text:p>
            <text:p text:style-name="P701">Entitat QUESTION<text:tab/>14</text:p>
            <text:p text:style-name="P701">Entitat REGISTER<text:tab/>22</text:p>
            <text:p text:style-name="P701">Entitat REGISTER COLUMN<text:tab/>22</text:p>
            <text:p text:style-name="P701">Entitat RESOURCE<text:tab/>9</text:p>
            <text:p text:style-name="P701">Entitat TASK<text:tab/>26</text:p>
            <text:p text:style-name="P701">Entitat TEST<text:tab/>14</text:p>
            <text:p text:style-name="P701"><text:soft-page-break/>Entitat TEST CATEGORY<text:tab/>13</text:p>
            <text:p text:style-name="P701">Entitat TEXT KEY<text:tab/>32</text:p>
            <text:p text:style-name="P701">Entitat TRACKING<text:tab/>12</text:p>
            <text:p text:style-name="P701">Entitat TRACKING COLUMN<text:tab/>11</text:p>
            <text:p text:style-name="P701">Entitat TRANSLATION<text:tab/>32</text:p>
            <text:p text:style-name="P701">Entitat USER<text:tab/>4</text:p>
            <text:p text:style-name="P701">Entitat VISIT<text:tab/>27</text:p>
          </text:index-body>
        </text:alphabetical-index>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styles>
    <draw:marker draw:name="Concave" svg:viewBox="0 0 1131 1580" svg:d="M1013 1491l118 89-567-1580-564 1580 114-85 136-68 148-46 161-17 161 13 153 46z"/>
    <draw:marker draw:name="Extrems_20_de_20_fletxa_20_100" draw:display-name="Extrems de fletxa 10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01" draw:display-name="Extrems de fletxa 10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3" draw:display-name="Extrems de fletxa 13" svg:viewBox="0 0 1131 754" svg:d="M566 0l-566 754 114-85 136-68 148-46 161-17 161 13 153 46 140 68 118 89z"/>
    <draw:marker draw:name="Extrems_20_de_20_fletxa_20_14" draw:display-name="Extrems de fletxa 14" svg:viewBox="0 0 3000 3200" svg:d="M1500 3200h1500v-200h-3000v200zM1500 3000l1500-2789v-211h-114l-1286 2392v-2392h-200v2392l-1286-2392h-114v211z"/>
    <draw:marker draw:name="Extrems_20_de_20_fletxa_20_16" draw:display-name="Extrems de fletxa 16" svg:viewBox="0 0 38 40" svg:d="M19 40h1v-40h-2v40zM20 40h-20v-2h20zM18 40h20v-2h-20z"/>
    <draw:marker draw:name="Extrems_20_de_20_fletxa_20_17" draw:display-name="Extrems de fletxa 17"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8" draw:display-name="Extrems de fletxa 1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9" draw:display-name="Extrems de fletxa 1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21" draw:display-name="Extrems de fletxa 2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Extrems_20_de_20_fletxa_20_22" draw:display-name="Extrems de fletxa 22" svg:viewBox="0 0 1131 1580" svg:d="M1013 1491l118 89-567-1580-564 1580 114-85 136-68 148-46 161-17 161 13 153 46z"/>
    <draw:marker draw:name="Extrems_20_de_20_fletxa_20_25" draw:display-name="Extrems de fletxa 25" svg:viewBox="0 0 38 40" svg:d="M19 40h1v-40h-2v40zM20 40h-20v-2h20zM18 40h20v-2h-20z"/>
    <draw:marker draw:name="Extrems_20_de_20_fletxa_20_27" draw:display-name="Extrems de fletxa 2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8" draw:display-name="Extrems de fletxa 2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9" draw:display-name="Extrems de fletxa 2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0" draw:display-name="Extrems de fletxa 3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1" draw:display-name="Extrems de fletxa 3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2" draw:display-name="Extrems de fletxa 32" svg:viewBox="0 0 3000 3200" svg:d="M1500 3200h1500v-200h-3000v200zM1500 3000l1500-2789v-211h-114l-1286 2392v-2392h-200v2392l-1286-2392h-114v211z"/>
    <draw:marker draw:name="Extrems_20_de_20_fletxa_20_34" draw:display-name="Extrems de fletxa 3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5" draw:display-name="Extrems de fletxa 35" svg:viewBox="0 0 38 40" svg:d="M19 40h1v-40h-2v40zM20 40h-20v-2h20zM18 40h20v-2h-20z"/>
    <draw:marker draw:name="Extrems_20_de_20_fletxa_20_36" draw:display-name="Extrems de fletxa 3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7" draw:display-name="Extrems de fletxa 3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8" draw:display-name="Extrems de fletxa 3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9" draw:display-name="Extrems de fletxa 39" svg:viewBox="0 0 38 40" svg:d="M19 40h1v-40h-2v40zM20 40h-20v-2h20zM18 40h20v-2h-20z"/>
    <draw:marker draw:name="Extrems_20_de_20_fletxa_20_4" draw:display-name="Extrems de fletxa 4" svg:viewBox="0 0 38 40" svg:d="M19 40h1v-40h-2v40zM20 40h-20v-2h20zM18 40h20v-2h-20z"/>
    <draw:marker draw:name="Extrems_20_de_20_fletxa_20_40" draw:display-name="Extrems de fletxa 4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41" draw:display-name="Extrems de fletxa 4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48" draw:display-name="Extrems de fletxa 48" svg:viewBox="0 0 38 40" svg:d="M19 40h1v-40h-2v40zM20 40h-20v-2h20zM18 40h20v-2h-20z"/>
    <draw:marker draw:name="Extrems_20_de_20_fletxa_20_49" draw:display-name="Extrems de fletxa 4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 draw:display-name="Extrems de fletxa 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0" draw:display-name="Extrems de fletxa 5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1" draw:display-name="Extrems de fletxa 51"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2" draw:display-name="Extrems de fletxa 52"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3" draw:display-name="Extrems de fletxa 53"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6" draw:display-name="Extrems de fletxa 5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7" draw:display-name="Extrems de fletxa 57" svg:viewBox="0 0 38 40" svg:d="M19 40h1v-40h-2v40zM20 40h-20v-2h20zM18 40h20v-2h-20z"/>
    <draw:marker draw:name="Extrems_20_de_20_fletxa_20_62" draw:display-name="Extrems de fletxa 6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3" draw:display-name="Extrems de fletxa 63" svg:viewBox="0 0 38 40" svg:d="M19 40h1v-40h-2v40zM20 40h-20v-2h20zM18 40h20v-2h-20z"/>
    <draw:marker draw:name="Extrems_20_de_20_fletxa_20_64" draw:display-name="Extrems de fletxa 6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5" draw:display-name="Extrems de fletxa 65" svg:viewBox="0 0 38 40" svg:d="M19 40h1v-40h-2v40zM20 40h-20v-2h20zM18 40h20v-2h-20z"/>
    <draw:marker draw:name="Extrems_20_de_20_fletxa_20_70" draw:display-name="Extrems de fletxa 7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1" draw:display-name="Extrems de fletxa 71" svg:viewBox="0 0 38 40" svg:d="M19 40h1v-40h-2v40zM20 40h-20v-2h20zM18 40h20v-2h-20z"/>
    <draw:marker draw:name="Extrems_20_de_20_fletxa_20_72" draw:display-name="Extrems de fletxa 7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3" draw:display-name="Extrems de fletxa 73" svg:viewBox="0 0 38 40" svg:d="M19 40h1v-40h-2v40zM20 40h-20v-2h20zM18 40h20v-2h-20z"/>
    <draw:marker draw:name="Extrems_20_de_20_fletxa_20_74" draw:display-name="Extrems de fletxa 74" svg:viewBox="0 0 38 40" svg:d="M19 40h1v-40h-2v40zM20 40h-20v-2h20zM18 40h20v-2h-20z"/>
    <draw:marker draw:name="Extrems_20_de_20_fletxa_20_75" draw:display-name="Extrems de fletxa 7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6" draw:display-name="Extrems de fletxa 7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7" draw:display-name="Extrems de fletxa 7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78" draw:display-name="Extrems de fletxa 78" svg:viewBox="0 0 38 40" svg:d="M19 40h1v-40h-2v40zM20 40h-20v-2h20zM18 40h20v-2h-20z"/>
    <draw:marker draw:name="Extrems_20_de_20_fletxa_20_79" draw:display-name="Extrems de fletxa 7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0" draw:display-name="Extrems de fletxa 80" svg:viewBox="0 0 38 40" svg:d="M19 40h1v-40h-2v40zM20 40h-20v-2h20zM18 40h20v-2h-20z"/>
    <draw:marker draw:name="Extrems_20_de_20_fletxa_20_81" draw:display-name="Extrems de fletxa 8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2" draw:display-name="Extrems de fletxa 8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3" draw:display-name="Extrems de fletxa 83" svg:viewBox="0 0 38 40" svg:d="M19 40h1v-40h-2v40zM20 40h-20v-2h20zM18 40h20v-2h-20z"/>
    <draw:marker draw:name="Extrems_20_de_20_fletxa_20_84" draw:display-name="Extrems de fletxa 8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5" draw:display-name="Extrems de fletxa 85" svg:viewBox="0 0 38 40" svg:d="M19 40h1v-40h-2v40zM20 40h-20v-2h20zM18 40h20v-2h-20z"/>
    <draw:marker draw:name="Extrems_20_de_20_fletxa_20_86" draw:display-name="Extrems de fletxa 8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7" draw:display-name="Extrems de fletxa 87" svg:viewBox="0 0 38 40" svg:d="M19 40h1v-40h-2v40zM20 40h-20v-2h20zM18 40h20v-2h-20z"/>
    <draw:marker draw:name="Extrems_20_de_20_fletxa_20_88" draw:display-name="Extrems de fletxa 8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89" draw:display-name="Extrems de fletxa 8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0" draw:display-name="Extrems de fletxa 90" svg:viewBox="0 0 38 40" svg:d="M19 40h1v-40h-2v40zM20 40h-20v-2h20zM18 40h20v-2h-20z"/>
    <draw:marker draw:name="Extrems_20_de_20_fletxa_20_91" draw:display-name="Extrems de fletxa 9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4" draw:display-name="Extrems de fletxa 9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5" draw:display-name="Extrems de fletxa 95" svg:viewBox="0 0 38 40" svg:d="M19 40h1v-40h-2v40zM20 40h-20v-2h20zM18 40h20v-2h-20z"/>
    <draw:marker draw:name="Extrems_20_de_20_fletxa_20_98" draw:display-name="Extrems de fletxa 9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9" draw:display-name="Extrems de fletxa 9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style:font-name="Arial4"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left="0cm" fo:margin-right="0cm" fo:margin-top="0cm" fo:margin-bottom="0.15cm" style:contextual-spacing="false" fo:text-align="justify" style:justify-single-word="false" fo:text-indent="0cm" style:auto-text-indent="false" style:page-number="auto" fo:background-color="transparent" fo:keep-with-next="always">
        <style:tab-stops>
          <style:tab-stop style:position="0cm"/>
        </style:tab-stops>
      </style:paragraph-properties>
      <style:text-properties style:font-name="Arial3" fo:font-family="Arial" style:font-style-name="Negreta"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cm" fo:margin-right="0cm" fo:margin-top="0.15cm" fo:margin-bottom="0.15cm" style:contextual-spacing="false" fo:text-align="start" style:justify-single-word="false" fo:text-indent="0cm" style:auto-text-indent="false" style:page-number="auto" fo:background-color="transparent" fo:keep-with-next="always">
        <style:tab-stops/>
      </style:paragraph-properties>
      <style:text-properties style:font-name="Arial3" fo:font-family="Arial" style:font-style-name="Negre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master-page-name="">
      <style:paragraph-properties fo:text-align="end"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fo:font-size="18pt" style:font-size-asian="18pt" style:font-size-complex="18pt"/>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cm" fo:margin-right="0cm" fo:margin-top="0.15cm" fo:margin-bottom="0.101cm" style:contextual-spacing="false" fo:text-align="justify" style:justify-single-word="false" fo:text-indent="0cm" style:auto-text-indent="false" style:page-number="auto" fo:background-color="transparent" fo:keep-with-next="always">
        <style:tab-stops>
          <style:tab-stop style:position="1.49cm"/>
        </style:tab-stops>
      </style:paragraph-properties>
      <style:text-properties style:font-name="Arial3" fo:font-family="Arial" style:font-style-name="Negreta"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01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paragraph-properties fo:margin-top="0.4cm" fo:margin-bottom="0.3cm" style:contextual-spacing="false" fo:text-align="center" style:justify-single-word="false"/>
    </style:style>
    <style:style style:name="Text"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next-style-name="Standard" style:class="extra">
      <style:paragraph-properties fo:text-align="center" style:justify-single-word="false">
        <style:tab-stops/>
      </style:paragraph-properties>
      <style:text-properties fo:font-size="10pt"/>
    </style:style>
    <style:style style:name="Diagrama" style:family="paragraph" style:parent-style-name="Caption">
      <style:text-properties fo:font-size="10pt"/>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none"/>
      <style:paragraph-properties fo:margin-left="0cm" fo:margin-right="-0.499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 style:family="paragraph" style:parent-style-name="Footer">
      <style:text-properties officeooo:paragraph-rsid="00154f22"/>
    </style:style>
    <style:style style:name="MP3" style:family="paragraph" style:parent-style-name="Header">
      <style:paragraph-properties>
        <style:tab-stops>
          <style:tab-stop style:position="8.5cm" style:type="center"/>
          <style:tab-stop style:position="17.893cm" style:type="right"/>
        </style:tab-stops>
      </style:paragraph-properties>
      <style:text-properties officeooo:paragraph-rsid="004fa477"/>
    </style:style>
    <style:style style:name="MP4" style:family="paragraph" style:parent-style-name="Footer">
      <style:paragraph-properties>
        <style:tab-stops>
          <style:tab-stop style:position="8.996cm" style:type="center"/>
          <style:tab-stop style:position="17.903cm" style:type="right"/>
        </style:tab-stops>
      </style:paragraph-properties>
    </style:style>
    <style:style style:name="MT1" style:family="text">
      <style:text-properties officeooo:rsid="0010cb4e"/>
    </style:style>
    <style:style style:name="MT2" style:family="text">
      <style:text-properties officeooo:rsid="008c62d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1.515cm" fo:margin-bottom="1.39cm" fo:margin-left="1.515cm" fo:margin-right="1.5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footer>
        <text:p text:style-name="Footer"/>
      </style:footer>
    </style:master-page>
    <style:master-page style:name="Ld_5f_Primera_5f_Pàgina" style:display-name="Ld_Primera_Pàgina" style:page-layout-name="Mpm2" draw:style-name="Mdp1" style:next-style-name="Ld_5f_Predocument"/>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style:master-page style:name="Ld_5f_Predocument" style:display-name="Ld_Predocument" style:page-layout-name="Mpm10" draw:style-name="Mdp1">
      <style:header>
        <text:p text:style-name="MP1"><text:title>Plataforma Sabina</text:title><text:tab/><text:tab/><text:subject>Model de Dades</text:subject> <text:span text:style-name="MT1">v</text:span><text:span text:style-name="MT1"><text:user-defined style:data-style-name="N0" text:name="Versió">0.7.2</text:user-defined></text:span></text:p>
      </style:header>
      <style:footer>
        <text:p text:style-name="MP2"><text:tab/><text:span text:style-name="MT1"><text:page-number style:num-format="i" text:select-page="current" text:page-adjust="-1">ii</text:page-number></text:span></text:p>
      </style:footer>
    </style:master-page>
    <style:master-page style:name="Ld_5f_Document" style:display-name="Ld_Document" style:page-layout-name="Mpm11" draw:style-name="Mdp1">
      <style:header>
        <text:p text:style-name="MP3"><text:chapter text:display="number-and-name" text:outline-level="1">8 Índexs</text:chapter><text:tab/><text:tab/><text:subject>Model de Dades</text:subject> <text:span text:style-name="MT1">v</text:span><text:span text:style-name="MT1"><text:user-defined style:data-style-name="N0" text:name="Versió">0.7.2</text:user-defined></text:span></text:p>
      </style:header>
      <style:footer>
        <text:p text:style-name="MP4"><text:chapter text:display="number-and-name" text:outline-level="2">1.1 Users Module (USRMOD)</text:chapter><text:tab/><text:span text:style-name="MT1"><text:page-number text:select-page="current">3</text:page-number></text:span><text:span text:style-name="MT1"><text:tab/></text:span><text:span text:style-name="MT2">impr. </text:span><text:span text:style-name="MT1"><text:print-date style:data-style-name="N36">30/04/2024</text:print-dat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10:58:48.889000000</meta:creation-date>
    <dc:date>2024-09-22T17:11:40.837000000</dc:date>
    <meta:editing-duration>P4DT13H5M35S</meta:editing-duration>
    <meta:editing-cycles>360</meta:editing-cycles>
    <meta:generator>LibreOffice/24.8.1.2$Windows_X86_64 LibreOffice_project/87fa9aec1a63e70835390b81c40bb8993f1d4ff6</meta:generator>
    <dc:subject>Model de Dades</dc:subject>
    <dc:title>Plataforma Sabina</dc:title>
    <meta:print-date>2024-04-30T14:36:41.651000000</meta:print-date>
    <meta:printed-by>Fitxers PDF</meta:printed-by>
    <meta:document-statistic meta:table-count="37" meta:image-count="0" meta:object-count="0" meta:page-count="43" meta:paragraph-count="2119" meta:word-count="8873" meta:character-count="54686" meta:non-whitespace-character-count="47776"/>
    <meta:user-defined meta:name="Versió">0.7.2</meta:user-defined>
  </office:meta>
</office:document-meta>
</file>